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17cm" style:rel-column-width="65535*"/>
    </style:style>
    <style:style style:name="Tabela1.A1" style:family="table-cell">
      <style:table-cell-properties style:vertical-align="middle" style:border-line-width="0.002cm 0.088cm 0.002cm" fo:padding="0.049cm" fo:border="0.092cm double #808080"/>
    </style:style>
    <style:style style:name="Tabela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2" style:family="table">
      <style:table-properties style:width="15.3cm" style:rel-width="90%" fo:margin-left="1.247cm" table:align="left"/>
    </style:style>
    <style:style style:name="Tabela2.A" style:family="table-column">
      <style:table-column-properties style:column-width="15.3cm" style:rel-column-width="58974*"/>
    </style:style>
    <style:style style:name="Tabela2.A1" style:family="table-cell">
      <style:table-cell-properties style:vertical-align="middle" style:border-line-width="0.002cm 0.088cm 0.002cm" fo:padding="0.049cm" fo:border="0.092cm double #808080"/>
    </style:style>
    <style:style style:name="Tabela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3" style:family="table">
      <style:table-properties style:width="15.3cm" style:rel-width="90%" fo:margin-left="1.247cm" table:align="left"/>
    </style:style>
    <style:style style:name="Tabela3.A" style:family="table-column">
      <style:table-column-properties style:column-width="15.3cm" style:rel-column-width="58974*"/>
    </style:style>
    <style:style style:name="Tabela3.A1" style:family="table-cell">
      <style:table-cell-properties style:vertical-align="middle" style:border-line-width="0.002cm 0.088cm 0.002cm" fo:padding="0.049cm" fo:border="0.092cm double #808080"/>
    </style:style>
    <style:style style:name="Tabela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4" style:family="table">
      <style:table-properties style:width="17cm" style:rel-width="100%" table:align="left"/>
    </style:style>
    <style:style style:name="Tabela4.A" style:family="table-column">
      <style:table-column-properties style:column-width="17cm" style:rel-column-width="65535*"/>
    </style:style>
    <style:style style:name="Tabela4.A1" style:family="table-cell">
      <style:table-cell-properties style:vertical-align="middle" style:border-line-width="0.002cm 0.088cm 0.002cm" fo:padding="0.049cm" fo:border="0.092cm double #808080"/>
    </style:style>
    <style:style style:name="Tabela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5" style:family="table">
      <style:table-properties style:width="17cm" style:rel-width="100%" table:align="left"/>
    </style:style>
    <style:style style:name="Tabela5.A" style:family="table-column">
      <style:table-column-properties style:column-width="17cm" style:rel-column-width="65535*"/>
    </style:style>
    <style:style style:name="Tabela5.A1" style:family="table-cell">
      <style:table-cell-properties style:vertical-align="middle" style:border-line-width="0.002cm 0.088cm 0.002cm" fo:padding="0.049cm" fo:border="0.092cm double #808080"/>
    </style:style>
    <style:style style:name="Tabela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6" style:family="table">
      <style:table-properties style:width="17cm" style:rel-width="100%" table:align="left"/>
    </style:style>
    <style:style style:name="Tabela6.A" style:family="table-column">
      <style:table-column-properties style:column-width="17cm" style:rel-column-width="65535*"/>
    </style:style>
    <style:style style:name="Tabela6.A1" style:family="table-cell">
      <style:table-cell-properties style:vertical-align="middle" style:border-line-width="0.002cm 0.088cm 0.002cm" fo:padding="0.049cm" fo:border="0.092cm double #808080"/>
    </style:style>
    <style:style style:name="Tabela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7" style:family="table">
      <style:table-properties style:width="17cm" style:rel-width="100%" table:align="left"/>
    </style:style>
    <style:style style:name="Tabela7.A" style:family="table-column">
      <style:table-column-properties style:column-width="17cm" style:rel-column-width="65535*"/>
    </style:style>
    <style:style style:name="Tabela7.A1" style:family="table-cell">
      <style:table-cell-properties style:vertical-align="middle" style:border-line-width="0.002cm 0.088cm 0.002cm" fo:padding="0.049cm" fo:border="0.092cm double #808080"/>
    </style:style>
    <style:style style:name="Tabela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8" style:family="table">
      <style:table-properties style:width="17cm" table:align="left"/>
    </style:style>
    <style:style style:name="Tabela8.A" style:family="table-column">
      <style:table-column-properties style:column-width="2.97cm"/>
    </style:style>
    <style:style style:name="Tabela8.B" style:family="table-column">
      <style:table-column-properties style:column-width="2.612cm"/>
    </style:style>
    <style:style style:name="Tabela8.C" style:family="table-column">
      <style:table-column-properties style:column-width="2.852cm"/>
    </style:style>
    <style:style style:name="Tabela8.E" style:family="table-column">
      <style:table-column-properties style:column-width="1.871cm"/>
    </style:style>
    <style:style style:name="Tabela8.F" style:family="table-column">
      <style:table-column-properties style:column-width="2.028cm"/>
    </style:style>
    <style:style style:name="Tabela8.G" style:family="table-column">
      <style:table-column-properties style:column-width="1.813cm"/>
    </style:style>
    <style:style style:name="Tabela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8.G1" style:family="table-cell">
      <style:table-cell-properties style:vertical-align="middle" style:border-line-width="0.002cm 0.088cm 0.002cm" fo:padding="0.049cm" fo:border="0.092cm double #808080"/>
    </style:style>
    <style:style style:name="Tabela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a8.G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9" style:family="table">
      <style:table-properties style:width="17cm" style:rel-width="100%" table:align="left"/>
    </style:style>
    <style:style style:name="Tabela9.A" style:family="table-column">
      <style:table-column-properties style:column-width="17cm" style:rel-column-width="65535*"/>
    </style:style>
    <style:style style:name="Tabela9.A1" style:family="table-cell">
      <style:table-cell-properties style:vertical-align="middle" style:border-line-width="0.002cm 0.088cm 0.002cm" fo:padding="0.049cm" fo:border="0.092cm double #808080"/>
    </style:style>
    <style:style style:name="Tabela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10" style:family="table">
      <style:table-properties style:width="17cm" style:rel-width="100%" table:align="left"/>
    </style:style>
    <style:style style:name="Tabela10.A" style:family="table-column">
      <style:table-column-properties style:column-width="17cm" style:rel-column-width="65535*"/>
    </style:style>
    <style:style style:name="Tabela10.A1" style:family="table-cell">
      <style:table-cell-properties style:vertical-align="middle" style:border-line-width="0.002cm 0.088cm 0.002cm" fo:padding="0.049cm" fo:border="0.092cm double #808080"/>
    </style:style>
    <style:style style:name="Tabela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11" style:family="table">
      <style:table-properties style:width="17cm" style:rel-width="100%" table:align="left"/>
    </style:style>
    <style:style style:name="Tabela11.A" style:family="table-column">
      <style:table-column-properties style:column-width="17cm" style:rel-column-width="65535*"/>
    </style:style>
    <style:style style:name="Tabela11.A1" style:family="table-cell">
      <style:table-cell-properties style:vertical-align="middle" style:border-line-width="0.002cm 0.088cm 0.002cm" fo:padding="0.049cm" fo:border="0.092cm double #808080"/>
    </style:style>
    <style:style style:name="Tabela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12" style:family="table">
      <style:table-properties style:width="17cm" table:align="left"/>
    </style:style>
    <style:style style:name="Tabela12.A" style:family="table-column">
      <style:table-column-properties style:column-width="2.625cm"/>
    </style:style>
    <style:style style:name="Tabela12.B" style:family="table-column">
      <style:table-column-properties style:column-width="2.085cm"/>
    </style:style>
    <style:style style:name="Tabela12.C" style:family="table-column">
      <style:table-column-properties style:column-width="2.15cm"/>
    </style:style>
    <style:style style:name="Tabela12.D" style:family="table-column">
      <style:table-column-properties style:column-width="1.984cm"/>
    </style:style>
    <style:style style:name="Tabela12.E" style:family="table-column">
      <style:table-column-properties style:column-width="3.224cm"/>
    </style:style>
    <style:style style:name="Tabela12.F" style:family="table-column">
      <style:table-column-properties style:column-width="4.932cm"/>
    </style:style>
    <style:style style:name="Tabela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12.F1" style:family="table-cell">
      <style:table-cell-properties style:vertical-align="middle" style:border-line-width="0.002cm 0.088cm 0.002cm" fo:padding="0.049cm" fo:border="0.092cm double #808080"/>
    </style:style>
    <style:style style:name="Tabela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a12.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13" style:family="table">
      <style:table-properties style:width="17cm" style:rel-width="100%" table:align="left"/>
    </style:style>
    <style:style style:name="Tabela13.A" style:family="table-column">
      <style:table-column-properties style:column-width="17cm" style:rel-column-width="65535*"/>
    </style:style>
    <style:style style:name="Tabela13.A1" style:family="table-cell">
      <style:table-cell-properties style:vertical-align="middle" style:border-line-width="0.002cm 0.088cm 0.002cm" fo:padding="0.049cm" fo:border="0.092cm double #808080"/>
    </style:style>
    <style:style style:name="Tabela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14" style:family="table">
      <style:table-properties style:width="17cm" style:rel-width="100%" table:align="left"/>
    </style:style>
    <style:style style:name="Tabela14.A" style:family="table-column">
      <style:table-column-properties style:column-width="17cm" style:rel-column-width="65535*"/>
    </style:style>
    <style:style style:name="Tabela14.A1" style:family="table-cell">
      <style:table-cell-properties style:vertical-align="middle" style:border-line-width="0.002cm 0.088cm 0.002cm" fo:padding="0.049cm" fo:border="0.092cm double #808080"/>
    </style:style>
    <style:style style:name="Tabela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15" style:family="table">
      <style:table-properties style:width="15.3cm" style:rel-width="90%" fo:margin-left="1cm" table:align="left"/>
    </style:style>
    <style:style style:name="Tabela15.A" style:family="table-column">
      <style:table-column-properties style:column-width="15.3cm" style:rel-column-width="58974*"/>
    </style:style>
    <style:style style:name="Tabela15.A1" style:family="table-cell">
      <style:table-cell-properties style:vertical-align="middle" style:border-line-width="0.002cm 0.088cm 0.002cm" fo:padding="0.049cm" fo:border="0.092cm double #808080"/>
    </style:style>
    <style:style style:name="Tabela1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list-style-name=""/>
    <style:style style:name="P2" style:family="paragraph" style:parent-style-name="Quotations" style:list-style-name="L27"/>
    <style:style style:name="P3" style:family="paragraph" style:parent-style-name="Quotations" style:list-style-name="L46"/>
    <style:style style:name="P4" style:family="paragraph" style:parent-style-name="Quotations" style:list-style-name="L64"/>
    <style:style style:name="P5" style:family="paragraph" style:parent-style-name="Quotations" style:list-style-name="L72"/>
    <style:style style:name="P6" style:family="paragraph" style:parent-style-name="Quotations" style:list-style-name="L98"/>
    <style:style style:name="P7" style:family="paragraph" style:parent-style-name="Text_20_body" style:list-style-nam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Text_20_body" style:list-style-name="L44"/>
    <style:style style:name="P52" style:family="paragraph" style:parent-style-name="Text_20_body" style:list-style-name="L45"/>
    <style:style style:name="P53" style:family="paragraph" style:parent-style-name="Text_20_body" style:list-style-name="L46"/>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text-properties fo:font-weight="bold"/>
    </style:style>
    <style:style style:name="P65" style:family="paragraph" style:parent-style-name="Text_20_body" style:list-style-name="L57"/>
    <style:style style:name="P66" style:family="paragraph" style:parent-style-name="Text_20_body" style:list-style-name="L58"/>
    <style:style style:name="P67" style:family="paragraph" style:parent-style-name="Text_20_body" style:list-style-name="L59"/>
    <style:style style:name="P68" style:family="paragraph" style:parent-style-name="Text_20_body" style:list-style-name="L60"/>
    <style:style style:name="P69" style:family="paragraph" style:parent-style-name="Text_20_body" style:list-style-name="L61"/>
    <style:style style:name="P70" style:family="paragraph" style:parent-style-name="Text_20_body" style:list-style-name="L62"/>
    <style:style style:name="P71" style:family="paragraph" style:parent-style-name="Text_20_body" style:list-style-name="L63"/>
    <style:style style:name="P72" style:family="paragraph" style:parent-style-name="Text_20_body" style:list-style-name="L64"/>
    <style:style style:name="P73" style:family="paragraph" style:parent-style-name="Text_20_body" style:list-style-name="L65"/>
    <style:style style:name="P74" style:family="paragraph" style:parent-style-name="Text_20_body" style:list-style-name="L66"/>
    <style:style style:name="P75" style:family="paragraph" style:parent-style-name="Text_20_body" style:list-style-name="L67"/>
    <style:style style:name="P76" style:family="paragraph" style:parent-style-name="Text_20_body" style:list-style-name="L68"/>
    <style:style style:name="P77" style:family="paragraph" style:parent-style-name="Text_20_body" style:list-style-name="L69"/>
    <style:style style:name="P78" style:family="paragraph" style:parent-style-name="Text_20_body" style:list-style-name="L70"/>
    <style:style style:name="P79" style:family="paragraph" style:parent-style-name="Text_20_body" style:list-style-name="L71"/>
    <style:style style:name="P80" style:family="paragraph" style:parent-style-name="Text_20_body" style:list-style-name="L72"/>
    <style:style style:name="P81" style:family="paragraph" style:parent-style-name="Text_20_body" style:list-style-name="L73"/>
    <style:style style:name="P82" style:family="paragraph" style:parent-style-name="Text_20_body" style:list-style-name="L74"/>
    <style:style style:name="P83" style:family="paragraph" style:parent-style-name="Text_20_body" style:list-style-name="L75"/>
    <style:style style:name="P84" style:family="paragraph" style:parent-style-name="Text_20_body" style:list-style-name="L76"/>
    <style:style style:name="P85" style:family="paragraph" style:parent-style-name="Text_20_body" style:list-style-name="L77"/>
    <style:style style:name="P86" style:family="paragraph" style:parent-style-name="Text_20_body" style:list-style-name="L78"/>
    <style:style style:name="P87" style:family="paragraph" style:parent-style-name="Text_20_body" style:list-style-name="L79"/>
    <style:style style:name="P88" style:family="paragraph" style:parent-style-name="Text_20_body" style:list-style-name="L80"/>
    <style:style style:name="P89" style:family="paragraph" style:parent-style-name="Text_20_body" style:list-style-name="L81"/>
    <style:style style:name="P90" style:family="paragraph" style:parent-style-name="Text_20_body" style:list-style-name="L83"/>
    <style:style style:name="P91" style:family="paragraph" style:parent-style-name="Text_20_body" style:list-style-name="L84"/>
    <style:style style:name="P92" style:family="paragraph" style:parent-style-name="Text_20_body" style:list-style-name="L85"/>
    <style:style style:name="P93" style:family="paragraph" style:parent-style-name="Text_20_body" style:list-style-name="L86"/>
    <style:style style:name="P94" style:family="paragraph" style:parent-style-name="Text_20_body" style:list-style-name="L87"/>
    <style:style style:name="P95" style:family="paragraph" style:parent-style-name="Text_20_body" style:list-style-name="L88"/>
    <style:style style:name="P96" style:family="paragraph" style:parent-style-name="Text_20_body" style:list-style-name="L89"/>
    <style:style style:name="P97" style:family="paragraph" style:parent-style-name="Text_20_body" style:list-style-name="L90"/>
    <style:style style:name="P98" style:family="paragraph" style:parent-style-name="Text_20_body" style:list-style-name="L91"/>
    <style:style style:name="P99" style:family="paragraph" style:parent-style-name="Text_20_body" style:list-style-name="L92"/>
    <style:style style:name="P100" style:family="paragraph" style:parent-style-name="Text_20_body" style:list-style-name="L93"/>
    <style:style style:name="P101" style:family="paragraph" style:parent-style-name="Text_20_body" style:list-style-name="L94"/>
    <style:style style:name="P102" style:family="paragraph" style:parent-style-name="Text_20_body" style:list-style-name="L95"/>
    <style:style style:name="P103" style:family="paragraph" style:parent-style-name="Text_20_body" style:list-style-name="L96"/>
    <style:style style:name="P104" style:family="paragraph" style:parent-style-name="Text_20_body" style:list-style-name="L97"/>
    <style:style style:name="P105" style:family="paragraph" style:parent-style-name="Text_20_body" style:list-style-name="L98"/>
    <style:style style:name="P106" style:family="paragraph" style:parent-style-name="Text_20_body" style:list-style-name="L99"/>
    <style:style style:name="P107" style:family="paragraph" style:parent-style-name="Text_20_body" style:list-style-name="L100"/>
    <style:style style:name="P108" style:family="paragraph" style:parent-style-name="Text_20_body" style:list-style-name="L101"/>
    <style:style style:name="P109" style:family="paragraph" style:parent-style-name="Text_20_body" style:list-style-name="L102"/>
    <style:style style:name="P110" style:family="paragraph" style:parent-style-name="Text_20_body" style:list-style-name="L103"/>
    <style:style style:name="P111" style:family="paragraph" style:parent-style-name="Text_20_body" style:list-style-name="L104"/>
    <style:style style:name="P112" style:family="paragraph" style:parent-style-name="Text_20_body" style:list-style-name="L105"/>
    <style:style style:name="P113" style:family="paragraph" style:parent-style-name="Text_20_body" style:list-style-name="L106"/>
    <style:style style:name="P114" style:family="paragraph" style:parent-style-name="Text_20_body" style:list-style-name="L107"/>
    <style:style style:name="P115" style:family="paragraph" style:parent-style-name="Text_20_body" style:list-style-name="L108"/>
    <style:style style:name="P116" style:family="paragraph" style:parent-style-name="Text_20_body" style:list-style-name="L109"/>
    <style:style style:name="P117" style:family="paragraph" style:parent-style-name="Text_20_body" style:list-style-name="L110"/>
    <style:style style:name="P118" style:family="paragraph" style:parent-style-name="Text_20_body" style:list-style-name="L111"/>
    <style:style style:name="P119" style:family="paragraph" style:parent-style-name="Text_20_body" style:list-style-name="L112"/>
    <style:style style:name="P120" style:family="paragraph" style:parent-style-name="Text_20_body" style:list-style-name="L113"/>
    <style:style style:name="P121" style:family="paragraph" style:parent-style-name="Text_20_body" style:list-style-name="L114"/>
    <style:style style:name="P122" style:family="paragraph" style:parent-style-name="Text_20_body" style:list-style-name="L115"/>
    <style:style style:name="P123" style:family="paragraph" style:parent-style-name="Text_20_body" style:list-style-name="L116"/>
    <style:style style:name="P124" style:family="paragraph" style:parent-style-name="Text_20_body" style:list-style-name="L117"/>
    <style:style style:name="P125" style:family="paragraph" style:parent-style-name="Text_20_body" style:list-style-name="L118"/>
    <style:style style:name="P126" style:family="paragraph" style:parent-style-name="Text_20_body" style:list-style-name="L119"/>
    <style:style style:name="P127" style:family="paragraph" style:parent-style-name="Text_20_body" style:list-style-name="L120"/>
    <style:style style:name="P128" style:family="paragraph" style:parent-style-name="Text_20_body" style:list-style-name="L121"/>
    <style:style style:name="P129" style:family="paragraph" style:parent-style-name="Text_20_body" style:list-style-name="L122"/>
    <style:style style:name="P130" style:family="paragraph" style:parent-style-name="Text_20_body" style:list-style-name="L123"/>
    <style:style style:name="P131" style:family="paragraph" style:parent-style-name="Text_20_body" style:list-style-name="L124"/>
    <style:style style:name="P132" style:family="paragraph" style:parent-style-name="Text_20_body" style:list-style-name="L125"/>
    <style:style style:name="P133" style:family="paragraph" style:parent-style-name="Text_20_body" style:list-style-name="L126"/>
    <style:style style:name="P134" style:family="paragraph" style:parent-style-name="Text_20_body" style:list-style-name="L127"/>
    <style:style style:name="P135" style:family="paragraph" style:parent-style-name="Text_20_body" style:list-style-name="L128"/>
    <style:style style:name="P136" style:family="paragraph" style:parent-style-name="Text_20_body" style:list-style-name="L129"/>
    <style:style style:name="P137" style:family="paragraph" style:parent-style-name="Text_20_body" style:list-style-name="L130"/>
    <style:style style:name="P138" style:family="paragraph" style:parent-style-name="Text_20_body" style:list-style-name="L131"/>
    <style:style style:name="P139" style:family="paragraph" style:parent-style-name="Text_20_body" style:list-style-name="L132"/>
    <style:style style:name="P140" style:family="paragraph" style:parent-style-name="Text_20_body" style:list-style-name="L133"/>
    <style:style style:name="P141" style:family="paragraph" style:parent-style-name="Text_20_body" style:list-style-name="L134"/>
    <style:style style:name="P142" style:family="paragraph" style:parent-style-name="Text_20_body" style:list-style-name="L135"/>
    <style:style style:name="P143" style:family="paragraph" style:parent-style-name="Text_20_body" style:list-style-name="L136"/>
    <style:style style:name="P144" style:family="paragraph" style:parent-style-name="Text_20_body" style:list-style-name="L137"/>
    <style:style style:name="P145" style:family="paragraph" style:parent-style-name="Text_20_body" style:list-style-name="L138"/>
    <style:style style:name="P146" style:family="paragraph" style:parent-style-name="Text_20_body" style:list-style-name="L139"/>
    <style:style style:name="P147" style:family="paragraph" style:parent-style-name="Text_20_body" style:list-style-name="L140"/>
    <style:style style:name="P148" style:family="paragraph" style:parent-style-name="Text_20_body" style:list-style-name="L141"/>
    <style:style style:name="P149" style:family="paragraph" style:parent-style-name="Text_20_body" style:list-style-name="L142"/>
    <style:style style:name="P150" style:family="paragraph" style:parent-style-name="Text_20_body" style:list-style-name="L143"/>
    <style:style style:name="P151" style:family="paragraph" style:parent-style-name="Text_20_body" style:list-style-name="L144"/>
    <style:style style:name="P152" style:family="paragraph" style:parent-style-name="Text_20_body" style:list-style-name="L145"/>
    <style:style style:name="P153" style:family="paragraph" style:parent-style-name="List_20_Heading">
      <style:text-properties fo:font-weight="bold"/>
    </style:style>
    <style:style style:name="P154" style:family="paragraph" style:parent-style-name="List_20_Heading">
      <style:paragraph-properties fo:margin-top="0cm" fo:margin-bottom="0.499cm"/>
    </style:style>
    <style:style style:name="P155" style:family="paragraph" style:parent-style-name="List_20_Heading">
      <style:paragraph-properties fo:margin-left="1cm" fo:margin-right="0cm" fo:text-indent="0cm" style:auto-text-indent="false"/>
    </style:style>
    <style:style style:name="P156" style:family="paragraph" style:parent-style-name="List_20_Heading">
      <style:paragraph-properties fo:margin-left="1cm" fo:margin-right="0cm" fo:margin-top="0cm" fo:margin-bottom="0.499cm" fo:text-indent="0cm" style:auto-text-indent="false"/>
    </style:style>
    <style:style style:name="P157" style:family="paragraph" style:parent-style-name="List_20_Contents">
      <style:paragraph-properties fo:margin-top="0cm" fo:margin-bottom="0.499cm"/>
    </style:style>
    <style:style style:name="P158" style:family="paragraph" style:parent-style-name="List_20_Contents" style:list-style-name="L146">
      <style:paragraph-properties fo:margin-top="0cm" fo:margin-bottom="0.499cm"/>
    </style:style>
    <style:style style:name="P159" style:family="paragraph" style:parent-style-name="List_20_Contents" style:list-style-name="L147">
      <style:paragraph-properties fo:margin-top="0cm" fo:margin-bottom="0.499cm"/>
    </style:style>
    <style:style style:name="P160" style:family="paragraph" style:parent-style-name="Preformatted_20_Text" style:list-style-name="L16"/>
    <style:style style:name="P161" style:family="paragraph" style:parent-style-name="Preformatted_20_Text">
      <style:paragraph-properties fo:text-align="start" style:justify-single-word="false"/>
    </style:style>
    <style:style style:name="P162" style:family="paragraph" style:parent-style-name="Preformatted_20_Text" style:list-style-name="L36"/>
    <style:style style:name="P163" style:family="paragraph" style:parent-style-name="Preformatted_20_Text" style:list-style-name="L39"/>
    <style:style style:name="P164" style:family="paragraph" style:parent-style-name="Preformatted_20_Text" style:list-style-name="L45"/>
    <style:style style:name="P165" style:family="paragraph" style:parent-style-name="Preformatted_20_Text" style:list-style-name="L47"/>
    <style:style style:name="P166" style:family="paragraph" style:parent-style-name="Preformatted_20_Text" style:list-style-name="L61"/>
    <style:style style:name="P167" style:family="paragraph" style:parent-style-name="Preformatted_20_Text" style:list-style-name="L69"/>
    <style:style style:name="P168" style:family="paragraph" style:parent-style-name="Preformatted_20_Text" style:list-style-name="L70"/>
    <style:style style:name="P169" style:family="paragraph" style:parent-style-name="Preformatted_20_Text" style:list-style-name="L72"/>
    <style:style style:name="P170" style:family="paragraph" style:parent-style-name="Preformatted_20_Text" style:list-style-name="L120"/>
    <style:style style:name="P171" style:family="paragraph" style:parent-style-name="Preformatted_20_Text" style:list-style-name="L141"/>
    <style:style style:name="P172" style:family="paragraph" style:parent-style-name="Preformatted_20_Text" style:list-style-name="L145"/>
    <style:style style:name="P173" style:family="paragraph" style:parent-style-name="Preformatted_20_Text">
      <style:paragraph-properties fo:margin-top="0cm" fo:margin-bottom="0.499cm"/>
    </style:style>
    <style:style style:name="P174" style:family="paragraph" style:parent-style-name="Preformatted_20_Text" style:list-style-name="L16">
      <style:paragraph-properties fo:margin-top="0cm" fo:margin-bottom="0.499cm"/>
    </style:style>
    <style:style style:name="P175" style:family="paragraph" style:parent-style-name="Preformatted_20_Text">
      <style:paragraph-properties fo:margin-top="0cm" fo:margin-bottom="0.499cm" fo:text-align="start" style:justify-single-word="false"/>
    </style:style>
    <style:style style:name="P176" style:family="paragraph" style:parent-style-name="Preformatted_20_Text" style:list-style-name="L36">
      <style:paragraph-properties fo:margin-top="0cm" fo:margin-bottom="0.499cm"/>
    </style:style>
    <style:style style:name="P177" style:family="paragraph" style:parent-style-name="Preformatted_20_Text" style:list-style-name="L39">
      <style:paragraph-properties fo:margin-top="0cm" fo:margin-bottom="0.499cm"/>
    </style:style>
    <style:style style:name="P178" style:family="paragraph" style:parent-style-name="Preformatted_20_Text" style:list-style-name="L45">
      <style:paragraph-properties fo:margin-top="0cm" fo:margin-bottom="0.499cm"/>
    </style:style>
    <style:style style:name="P179" style:family="paragraph" style:parent-style-name="Preformatted_20_Text" style:list-style-name="L46">
      <style:paragraph-properties fo:margin-top="0cm" fo:margin-bottom="0.499cm"/>
    </style:style>
    <style:style style:name="P180" style:family="paragraph" style:parent-style-name="Preformatted_20_Text" style:list-style-name="L47">
      <style:paragraph-properties fo:margin-top="0cm" fo:margin-bottom="0.499cm"/>
    </style:style>
    <style:style style:name="P181" style:family="paragraph" style:parent-style-name="Preformatted_20_Text" style:list-style-name="L61">
      <style:paragraph-properties fo:margin-top="0cm" fo:margin-bottom="0.499cm"/>
    </style:style>
    <style:style style:name="P182" style:family="paragraph" style:parent-style-name="Preformatted_20_Text" style:list-style-name="L69">
      <style:paragraph-properties fo:margin-top="0cm" fo:margin-bottom="0.499cm"/>
    </style:style>
    <style:style style:name="P183" style:family="paragraph" style:parent-style-name="Preformatted_20_Text" style:list-style-name="L70">
      <style:paragraph-properties fo:margin-top="0cm" fo:margin-bottom="0.499cm"/>
    </style:style>
    <style:style style:name="P184" style:family="paragraph" style:parent-style-name="Preformatted_20_Text" style:list-style-name="L72">
      <style:paragraph-properties fo:margin-top="0cm" fo:margin-bottom="0.499cm"/>
    </style:style>
    <style:style style:name="P185" style:family="paragraph" style:parent-style-name="Preformatted_20_Text" style:list-style-name="L120">
      <style:paragraph-properties fo:margin-top="0cm" fo:margin-bottom="0.499cm"/>
    </style:style>
    <style:style style:name="P186" style:family="paragraph" style:parent-style-name="Preformatted_20_Text" style:list-style-name="L141">
      <style:paragraph-properties fo:margin-top="0cm" fo:margin-bottom="0.499cm"/>
    </style:style>
    <style:style style:name="P187" style:family="paragraph" style:parent-style-name="Preformatted_20_Text" style:list-style-name="L145">
      <style:paragraph-properties fo:margin-top="0cm" fo:margin-bottom="0.499cm"/>
    </style:style>
    <style:style style:name="P188" style:family="paragraph" style:parent-style-name="Preformatted_20_Text">
      <style:paragraph-properties fo:margin-left="1cm" fo:margin-right="0cm" fo:text-indent="0cm" style:auto-text-indent="false"/>
    </style:style>
    <style:style style:name="P189" style:family="paragraph" style:parent-style-name="Preformatted_20_Text">
      <style:paragraph-properties fo:margin-left="1cm" fo:margin-right="0cm" fo:margin-top="0cm" fo:margin-bottom="0.499cm" fo:text-indent="0cm" style:auto-text-indent="false"/>
    </style:style>
    <style:style style:name="P190" style:family="paragraph" style:parent-style-name="Table_20_Contents">
      <style:paragraph-properties fo:text-align="center" style:justify-single-word="false"/>
      <style:text-properties fo:font-weight="bold"/>
    </style:style>
    <style:style style:name="P191" style:family="paragraph" style:parent-style-name="Table_20_Contents">
      <style:paragraph-properties fo:margin-top="0cm" fo:margin-bottom="0.499cm" fo:text-align="start" style:justify-single-word="false"/>
    </style:style>
    <style:style style:name="P192" style:family="paragraph" style:parent-style-name="Table_20_Contents" style:list-style-name="L82">
      <style:paragraph-properties fo:margin-top="0cm" fo:margin-bottom="0.499cm" fo:text-align="start" style:justify-single-word="false"/>
    </style:style>
    <style:style style:name="P193" style:family="paragraph" style:parent-style-name="Heading_20_1" style:list-style-name=""/>
    <style:style style:name="P194" style:family="paragraph" style:parent-style-name="Heading_20_1">
      <style:paragraph-properties fo:break-before="page"/>
    </style:style>
    <style:style style:name="P195" style:family="paragraph" style:parent-style-name="Heading_20_1" style:list-style-name="">
      <style:paragraph-properties fo:break-before="page"/>
    </style:style>
    <style:style style:name="T1" style:family="text">
      <style:text-properties fo:font-style="italic"/>
    </style:style>
    <style:style style:name="T2" style:family="text">
      <style:text-properties fo:font-weight="bold"/>
    </style:style>
    <style:style style:name="T3"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LONYINTRO"/>Slony-I Introduction</text:h>
      <text:p text:style-name="Horizontal_20_Line"/>
      <text:h text:style-name="Heading_20_1" text:outline-level="1"><text:bookmark text:name="INTRODUCTION"/>1. Introduction to Slony-I</text:h>
      <text:h text:style-name="Heading_20_2" text:outline-level="2"><text:bookmark text:name="AEN32"/><text:bookmark text:name="AEN35"/>1.1. What Slony-I is</text:h>
      <text:p text:style-name="Text_20_body">Slony-I is a "master to multiple slaves" replication system supporting cascading and slave promotion. The big picture for the development of Slony-I is as a master-slave system that includes the sorts of capabilities needed to replicate large databases to a reasonably limited number of slave systems. "Reasonable," in this context, is on the order of a dozen servers. If the number of servers grows beyond that, the cost of communications increases prohibitively, and the incremental benefits of having multiple servers will be falling off at that point.</text:p>
      <text:p text:style-name="Text_20_body">See also <text:a xlink:type="simple" xlink:href="http://slony.info/documentation/1.2/slonylistenercosts.html">Section 2</text:a> for a further analysis of costs associated with having many nodes.</text:p>
      <text:p text:style-name="Text_20_body">Slony-I is a system intended for data centers and backup sites, where the normal mode of operation is that all nodes are available all the time, and where all nodes can be secured. If you have nodes that are likely to regularly drop onto and off of the network, or have nodes that cannot be kept secure, Slony-I is probably not the ideal replication solution for you.</text:p>
      <text:p text:style-name="Text_20_body">Thus, examples of cases where Slony-I probably won't work out well would include: </text:p>
      <text:list xml:id="list2004482642" text:style-name="L1">
        <text:list-item>
          <text:p text:style-name="P8">Sites where connectivity is really "flakey"</text:p>
        </text:list-item>
        <text:list-item>
          <text:p text:style-name="P8">Replication to nodes that are unpredictably connected.</text:p>
        </text:list-item>
        <text:list-item>
          <text:p text:style-name="P8">Replicating a pricing database from a central server to sales staff who connect periodically to grab updates. </text:p>
        </text:list-item>
        <text:list-item>
          <text:p text:style-name="P8">Sites where configuration changes are made in a haphazard way.</text:p>
        </text:list-item>
        <text:list-item>
          <text:p text:style-name="P8">A "web hosting" situation where customers can independently make arbitrary changes to database schemas is not a good candidate for Slony-I usage. </text:p>
        </text:list-item>
      </text:list>
      <text:p text:style-name="Text_20_body">There is also a <text:a xlink:type="simple" xlink:href="http://slony.info/documentation/1.2/logshipping.html">file-based log shipping</text:a> extension where updates would be serialized into files. Given that, log files could be distributed by any means desired without any need of feedback between the provider node and those nodes subscribing via "log shipping." "Log shipped" nodes do not add to the costs of communicating events between Slony-I nodes.</text:p>
      <text:p text:style-name="Text_20_body">But Slony-I, by only having a single origin for each set, is quite unsuitable for <text:span text:style-name="T1">really</text:span> asynchronous multiway replication. For those that could use some sort of "asynchronous multimaster replication with conflict resolution" akin to what is provided by Lotus Notes™ or the "syncing" protocols found on PalmOS systems, you will really need to look elsewhere. </text:p>
      <text:p text:style-name="Text_20_body">These other sorts of replication models are not without merit, but they represent <text:span text:style-name="T1">different</text:span> replication scenarios that Slony-I does not attempt to address.</text:p>
      <text:h text:style-name="Heading_20_2" text:outline-level="2"><text:bookmark text:name="AEN79"/>1.2. Why yet another replication system?</text:h>
      <text:p text:style-name="Text_20_body">Slony-I was born from an idea to create a replication system that was not tied to a specific version of PostgreSQL, which is allowed to be started and stopped on an existing database without the need for a dump/reload cycle.</text:p>
      <text:h text:style-name="Heading_20_2" text:outline-level="2"><text:bookmark text:name="AEN84"/><text:soft-page-break/>1.3. What Slony-I is not</text:h>
      <text:list xml:id="list1241572356" text:style-name="L2">
        <text:list-item>
          <text:p text:style-name="P9">Slony-I is not a network management system.</text:p>
        </text:list-item>
        <text:list-item>
          <text:p text:style-name="P9">Slony-I does not have any functionality within it to detect a node failure, nor to automatically promote a node to a master or other data origin.</text:p>
          <text:p text:style-name="P9">It is quite possible that you may need to do that; that will require that you combine some network tools that evaluate <text:span text:style-name="T1">to your satisfaction </text:span>which nodes you consider "live" and which nodes you consider "dead" along with some local policy to determine what to do under those circumstances. Slony-I does not dictate any of that policy to you.</text:p>
        </text:list-item>
        <text:list-item>
          <text:p text:style-name="P9">Slony-I is not a multi-master replication system; it is not a connection broker, and it won't make you coffee and toast in the morning.</text:p>
        </text:list-item>
      </text:list>
      <text:p text:style-name="Text_20_body">All that being said, there are tools available to help with some of these things, and there is a plan under way for a subsequent system, Slony-II, to provide "multimaster" capabilities. But that represents a different, separate project, being implemented in a rather different fashion than Slony-I, and expectations for Slony-I should not be based on hopes for future projects.</text:p>
      <text:h text:style-name="Heading_20_2" text:outline-level="2"><text:bookmark text:name="AEN107"/>1.4. Why doesn't Slony-I do automatic fail-over/promotion?</text:h>
      <text:p text:style-name="Text_20_body">Determining whether a node has "failed" is properly the responsibility of network management software, not Slony-I. The configuration, fail-over paths, and preferred policies will be different for each site. For example, keep-alive monitoring with redundant NIC's and intelligent HA switches that guarantee race-condition-free takeover of a network address and disconnecting the "failed" node will vary based on network configuration, vendor choices, and the combinations of hardware and software in use. This is clearly in the realm of network management and not Slony-I.</text:p>
      <text:p text:style-name="Text_20_body">Furthermore, choosing what to do based on the "shape" of the cluster represents local business policy, particularly in view of the fact that <text:a xlink:type="simple" xlink:href="http://slony.info/documentation/1.2/stmtfailover.html"><text:span text:style-name="Teletype">FAIL OVER</text:span></text:a> requires discarding the failed node. If Slony-I imposed failover policy on you, that might conflict with business requirements, thereby making Slony-I an unacceptable choice.</text:p>
      <text:p text:style-name="Text_20_body">As a result, let Slony-I do what it does best: provide database replication services.</text:p>
      <text:h text:style-name="Heading_20_2" text:outline-level="2"><text:bookmark text:name="AEN123"/>1.5. Current Limitations</text:h>
      <text:p text:style-name="Text_20_body"><text:bookmark text:name="AEN125"/>Slony-I does not automatically propagate schema changes, nor does it have any ability to replicate large objects. There is a single common reason for these limitations, namely that Slony-I collects updates using triggers, and neither schema changes, large object operations, nor <text:span text:style-name="Teletype">TRUNCATE</text:span> requests are able to have triggers suitable to inform Slony-I when those sorts of changes take place. As a result, the only database objects where Slony-I can replicate updates are tables and sequences. </text:p>
      <text:p text:style-name="Text_20_body">Note that with the <text:span text:style-name="T1">use</text:span> of triggers comes some additional <text:span text:style-name="T1">fiddling around with triggers</text:span>. On the "origin" for each replicated table, an additional trigger is added which runs the stored procedure <text:a xlink:type="simple" xlink:href="http://slony.info/documentation/1.2/function.logtrigger.html">schemadoc.logtrigger( )</text:a>. On each subscriber, tables are augmented with a trigger that runs the <text:a xlink:type="simple" xlink:href="http://slony.info/documentation/1.2/function.denyaccess.html">schemadocdenyaccess( )</text:a> function; this function prevents anything other than the <text:a xlink:type="simple" xlink:href="http://slony.info/documentation/1.2/slon.html">slon</text:a> process from updating data in replicated tables. In addition, any <text:span text:style-name="T1">other</text:span> triggers and rules on replicated tables are <text:span text:style-name="T1">suppressed</text:span> on the subscribers: This is done by pointing them, in the system table, to the primary key index instead of to the table itself. This represents something of a "corruption" of the data dictionary, and is why you should not directly use pg_dump to dump schemas on subscribers. </text:p>
      <text:p text:style-name="Text_20_body">There is a capability for Slony-I to propagate other kinds of database modifications, notably DDL changes, if you submit them as scripts via the slonik <text:a xlink:type="simple" xlink:href="http://slony.info/documentation/1.2/stmtddlscript.html">SLONIK EXECUTE SCRIPT</text:a> operation. That is not handled "automatically;" you, as a database administrator, will have to construct an SQL DDL <text:soft-page-break/>script and submit it, via <text:a xlink:type="simple" xlink:href="http://slony.info/documentation/1.2/stmtddlscript.html">SLONIK EXECUTE SCRIPT</text:a> and there are a number of further <text:a xlink:type="simple" xlink:href="http://slony.info/documentation/1.2/ddlchanges.html">caveats.</text:a> </text:p>
      <text:p text:style-name="Text_20_body">If you have those sorts of requirements, it may be worth exploring the use of PostgreSQL 8.X <text:span text:style-name="ACRONYM">PITR</text:span> (Point In Time Recovery), where <text:span text:style-name="ACRONYM">WAL</text:span> logs are replicated to remote nodes. Unfortunately, that has two attendant limitations: </text:p>
      <text:list xml:id="list445484780" text:style-name="L3">
        <text:list-item>
          <text:p text:style-name="P10">PITR replicates <text:span text:style-name="T1">all</text:span> changes in <text:span text:style-name="T1">all</text:span> databases; you cannot exclude data that isn't relevant;</text:p>
        </text:list-item>
        <text:list-item>
          <text:p text:style-name="P10">A PITR replica remains dormant until you apply logs and start up the database. You cannot use the database and apply updates simultaneously. It is like having a "standby server" which cannot be used without it ceasing to be "standby."</text:p>
        </text:list-item>
      </text:list>
      <text:h text:style-name="Heading_20_2" text:outline-level="2"><text:bookmark text:name="AEN165"/>1.6. Replication Models</text:h>
      <text:p text:style-name="Text_20_body"><text:bookmark text:name="AEN167"/>There are a number of distinct models for database replication; it is impossible for one replication system to be all things to all people.</text:p>
      <text:p text:style-name="Text_20_body">Slony-I implements a particular model, namely that of asynchronous replication, using triggers to collect table updates, where a single "origin" may be replicated to multiple "subscribers" including cascaded subscribers.</text:p>
      <text:p text:style-name="Text_20_body">There are a number of other replication models which are <text:span text:style-name="T1">different </text:span>; it is worth pointing out other approaches that exist. Slony-I is certainly not the only approach, and for some applications, it is <text:span text:style-name="T1">not </text:span>the optimal approach. </text:p>
      <text:list xml:id="list1040122588" text:style-name="L4">
        <text:list-item>
          <text:p text:style-name="P11">Synchronous single-origin multi-subscriber replication</text:p>
          <text:p text:style-name="P11">In a synchronous system, updates cannot be committed at the origin until they have also been accepted by subscriber nodes. This enhances the security property of nonrepudiation as updates will not be committed until they can be confirmed elsewhere. Unfortunately, the requirement that changes be applied in multiple places introduces a performance bottleneck. </text:p>
          <text:p text:style-name="P11">This approach is similar to the two phase commit processing model of the XA transaction processing protocol.</text:p>
        </text:list-item>
        <text:list-item>
          <text:p text:style-name="P11">Synchronous multi-origin multi-subscriber replication </text:p>
          <text:p text:style-name="P11">This is the model being used by the possibly-forthcoming Slony-II system. Synchronous replication systems all "suffer" from the performance bottleneck that updates must be accepted on all nodes before they can be <text:span text:style-name="Teletype">commit</text:span>ted anywhere. </text:p>
          <text:p text:style-name="P11">That generally makes it impractical to run synchronous replication across wide area networks. </text:p>
        </text:list-item>
        <text:list-item>
          <text:p text:style-name="P11">Asynchronous multimaster replication with conflict avoidance/resolution</text:p>
          <text:p text:style-name="P11">Perhaps the most widely used replication system of this sort is the PalmOS HotSync system. Lotus Notes™ also provides a replication system that functions in much this manner.</text:p>
          <text:p text:style-name="P11">The characteristic "troublesome problem" with this style of replication is that it is possible for conflicts to arise because users update the same record in different ways on different nodes. </text:p>
          <text:p text:style-name="P11">In the case of HotSync, if conflicts arise due to records being updated on multiple nodes, the "resolution" is to simply create a duplicate record to reflect the two changes, and have the user resolve the conflict manually. </text:p>
          <text:p text:style-name="P11">Some async multimaster systems try to resolve conflicts by finding ways to apply partial record updates. For instance, with an address update, one user, on one node, might update the phone number for an address, and another user might update the street address, and the conflict resolution system might try to apply these updates in a non-conflicting order. This <text:soft-page-break/>can also be considered a form of "table partitioning" where a database table is treated as consisting of several "sub-tables." </text:p>
          <text:p text:style-name="P11">Conflict resolution systems almost always require some domain knowledge of the application being used, which means that they can only deal automatically with those conflicts where you have assigned a policy. If they run into conflicts for which no policy is available, replication stops until someone applies some manual intervention. </text:p>
        </text:list-item>
      </text:list>
      <text:p text:style-name="Horizontal_20_Line"/>
      <text:p text:style-name="Standard"/>
      <text:h text:style-name="Heading_20_1" text:outline-level="1"><text:bookmark text:name="SLONYLISTENERCOSTS"/>2. Slony-I Communications Costs</text:h>
      <text:p text:style-name="Text_20_body">The cost of communications grows in a quadratic fashion in several directions as the number of replication nodes in a cluster increases. Note the following relationships: </text:p>
      <text:list xml:id="list1143819255" text:style-name="L5">
        <text:list-item>
          <text:p text:style-name="P12">It is necessary to have <text:a xlink:type="simple" xlink:href="http://slony.info/documentation/1.2/table.sl-listen.html">sl_listen</text:a> entries allowing connection from each node to every other node. Most will normally not need to be very heavily, but it still means that there needs to be n(n-1) paths.</text:p>
        </text:list-item>
        <text:list-item>
          <text:p text:style-name="P12">Each SYNC applied needs to be reported back to all of the other nodes participating in the set so that the nodes all know that it is safe to purge <text:a xlink:type="simple" xlink:href="http://slony.info/documentation/1.2/table.sl-log-1.html">sl_log_1</text:a> and <text:a xlink:type="simple" xlink:href="http://slony.info/documentation/1.2/table.sl-log-2.html">sl_log_2</text:a> data, as any "forwarding" node could potentially take over as "master" at any time. One might expect SYNC messages to need to travel through n/2 nodes to get propagated to their destinations; this means that each SYNC is expected to get transmitted n(n/2) times. Again, this points to a quadratic growth in communications costs as the number of nodes increases.</text:p>
        </text:list-item>
      </text:list>
      <text:p text:style-name="Text_20_body">This points to it being a bad idea to have the large communications network resulting from the number of nodes being large. Up to a half dozen nodes seems pretty reasonable; every time the number of nodes doubles, this can be expected to quadruple communications overheads.</text:p>
      <text:p text:style-name="Standard"/>
      <text:p text:style-name="Standard"/>
      <text:p text:style-name="Standard"/>
      <text:h text:style-name="Heading_20_1" text:outline-level="1"><text:bookmark text:name="REQUIREMENTS"/>3. System Requirements</text:h>
      <text:p text:style-name="Text_20_body">Any platform that can run PostgreSQL should be able, in principle, to run Slony-I.</text:p>
      <text:p text:style-name="Text_20_body"><text:bookmark text:name="AEN224"/>The platforms that have received specific testing are FreeBSD-4X-i368, FreeBSD-5X-i386, FreeBSD-5X-alpha, OS-X-10.3, Linux-2.4X-i386 Linux-2.6X-i386 Linux-2.6X-amd64, Solaris™-2.8-SPARC, Solaris™-2.9-SPARC, AIX 5.1 and 5.3, OpenBSD-3.5-sparc64 and Windows™ 2000, XP and 2003 (32 bit). There is enough diversity amongst these platforms that nothing ought to prevent running Slony-I on other similar platforms. </text:p>
      <text:h text:style-name="Heading_20_2" text:outline-level="2"><text:bookmark text:name="AEN232"/>3.1. Slony-I Software Dependancies</text:h>
      <text:p text:style-name="Text_20_body"><text:bookmark text:name="AEN235"/>At present, Slony-I <text:span text:style-name="T1">as well as PostgreSQL</text:span> need to be able to be compiled from source at your site.</text:p>
      <text:p text:style-name="Text_20_body">In order to compile Slony-I, you need to have the following tools: </text:p>
      <text:list xml:id="list1639037884" text:style-name="L6">
        <text:list-item>
          <text:p text:style-name="P13">GNU make. Other make programs will not work. GNU make is often installed under the name <text:span text:style-name="Teletype">gmake</text:span>; this document will therefore always refer to it by that name. (On Linux-based systems GNU make is typically the default make, and is called <text:span text:style-name="Teletype">make</text:span>) To test to see if your make is GNU make enter <text:span text:style-name="Teletype">make version</text:span>. Version 3.76 or later will suffice; previous versions may not.</text:p>
        </text:list-item>
        <text:list-item>
          <text:p text:style-name="P13"><text:soft-page-break/>You need an ISO/ANSI C compiler. Recent versions of GCC work.</text:p>
        </text:list-item>
        <text:list-item>
          <text:p text:style-name="P13">You also need a recent version of PostgreSQL <text:span text:style-name="T1">source</text:span>. Slony-I depends on namespace support so you must have PostgreSQL version 7.3.3 or newer to be able to build and use Slony-I. </text:p>
          <text:p text:style-name="P13">Earlier versions of PostgreSQL are <text:span text:style-name="T1">not </text:span>supported, but note that one user has "hacked" Slony-I to do a 7.2-to-7.4 upgrade; see <text:a xlink:type="simple" xlink:href="http://slony.info/documentation/1.2/faq.html#V72UPGRADE">PostgreSQL 7.2 notes </text:a>. </text:p>
          <text:p text:style-name="P13">Versions of PostgreSQL prior to 7.4.8 may run into a longstanding race condition that leads to problems of <text:a xlink:type="simple" xlink:href="http://slony.info/documentation/1.2/faq.html#DUPKEY">"duplicate keys"</text:a>, so you may want to consider upgrades if you are running earlier versions.</text:p>
          <text:p text:style-name="P13">If you are running a version of PostgreSQL earlier than 8.0, you need to make sure that server header files were installed. If installing from sources, this is done via the command <text:span text:style-name="Teletype">make install-all-headers</text:span>. Otherwise, you will encounter the <text:a xlink:type="simple" xlink:href="http://slony.info/documentation/1.2/faq.html#MISSINGHEADERS">missing headers for libpqserver</text:a> problem described in the FAQ.</text:p>
          <text:p text:style-name="P13">If you are running versions 8.1.0 thru 8.1.3, there is a bug (addressed in 8.1.4) which prevents <text:a xlink:type="simple" xlink:href="http://slony.info/documentation/1.2/stmtupdatefunctions.html">SLONIK UPDATE FUNCTIONS</text:a> from running properly. For more details see the <text:a xlink:type="simple" xlink:href="http://slony.info/documentation/1.2/faq.html">""</text:a>, <text:a xlink:type="simple" xlink:href="http://slony.info/documentation/1.2/faq.html#PG81FUNS">on PostgreSQL 8.1.[0-3] </text:a>. </text:p>
          <text:p text:style-name="P13">There is variation between what versions of PostgreSQL&amp; are compatible with what versions of Slony-I. See <text:a xlink:type="simple" xlink:href="http://slony.info/documentation/1.2/installation.html">Section 4</text:a> for more details.</text:p>
        </text:list-item>
        <text:list-item>
          <text:p text:style-name="P13">GNU packages may be included in the standard packaging for your operating system, or you may need to look for source code at your local GNU mirror (see <text:a xlink:type="simple" xlink:href="http://www.gnu.org/order/ftp.html" office:target-frame-name="_top" xlink:show="replace">http://www.gnu.org/order/ftp.html </text:a>for a list) or at <text:a xlink:type="simple" xlink:href="ftp://ftp.gnu.org/gnu" office:target-frame-name="_top" xlink:show="replace">ftp://ftp.gnu.org/gnu </text:a>.)</text:p>
        </text:list-item>
        <text:list-item>
          <text:p text:style-name="P13">If you need to obtain PostgreSQL source, you can download it from your favorite PostgreSQL mirror. See <text:a xlink:type="simple" xlink:href="http://www.postgresql.org/mirrors-www.html" office:target-frame-name="_top" xlink:show="replace">http://www.postgresql.org/mirrors-www.html </text:a>for a list.</text:p>
        </text:list-item>
        <text:list-item>
          <text:p text:style-name="P13">This documentation is written in SGML using <text:a xlink:type="simple" xlink:href="http://docbook.com/" office:target-frame-name="_top" xlink:show="replace">DocBook </text:a>, and may be processed into numerous formats including HTML, RTF, and PDF using tools in the <text:a xlink:type="simple" xlink:href="http://docbook.sourceforge.net/" office:target-frame-name="_top" xlink:show="replace">DocBook Open Repository</text:a> along with <text:a xlink:type="simple" xlink:href="http://openjade.sourceforge.net/" office:target-frame-name="_top" xlink:show="replace">OpenJade.</text:a> </text:p>
        </text:list-item>
        <text:list-item>
          <text:p text:style-name="P13">On Windows™ you will also need the same <text:a xlink:type="simple" xlink:href="http://www.postgresql.org/docs/faqs.FAQ_MINGW.html" office:target-frame-name="_top" xlink:show="replace">MinGW/Msys Toolset</text:a> used to build PostgreSQL 8.0 and above. In addition you will need to install <text:a xlink:type="simple" xlink:href="http://sourceware.org/pthreads-win32/" office:target-frame-name="_top" xlink:show="replace">pthreads-win32 2.x</text:a>. </text:p>
        </text:list-item>
      </text:list>
      <text:p text:style-name="Text_20_body">Also check to make sure you have sufficient disk space. You will need approximately 5MB for the source tree during build and installation.</text:p>
      <text:p text:style-name="Quotations"><text:span text:style-name="T2">Note: </text:span>From Slony-I version 1.1, it is possible to compile Slony-I separately from PostgreSQL, making it practical for the makers of distributions of Linux and FreeBSD to include precompiled binary packages for Slony-I. If no suitable packages are available, you will need to be prepared to compile Slony-I yourself. </text:p>
      <text:h text:style-name="Heading_20_2" text:outline-level="2"><text:bookmark text:name="AEN313"/>3.2. Getting Slony-I Source</text:h>
      <text:p text:style-name="Text_20_body"><text:bookmark text:name="AEN316"/>You can get the Slony-I source from <text:a xlink:type="simple" xlink:href="http://main.slony.info/downloads/" office:target-frame-name="_top" xlink:show="replace">http://main.slony.info/downloads/</text:a></text:p>
      <text:h text:style-name="Heading_20_2" text:outline-level="2"><text:bookmark text:name="ENCODING"/>3.3. Database Encoding</text:h>
      <text:p text:style-name="Text_20_body"><text:bookmark text:name="AEN324"/>PostgreSQL databases may be created in a number of language encodings, set up via the <text:span text:style-name="Teletype">createdb --encoding=$ENCODING databasename</text:span> option. Slony-I assumes that they use <text:span text:style-name="T1">identical</text:span> encodings.</text:p>
      <text:p text:style-name="Text_20_body">If the encodings are "closely equivalent", you may be able to get away with them not being <text:soft-page-break/>absolutely identical. For instance, if the origin system used <text:span text:style-name="Teletype">LATIN1</text:span> and a subscriber used <text:span text:style-name="Teletype">SQL_ASCII</text:span> and another subscriber used <text:span text:style-name="Teletype">UNICODE</text:span>, and your application never challenges the boundary conditions between these variant encodings, you may never experience any problems. </text:p>
      <text:p text:style-name="Text_20_body">In PostgreSQL 8.1, changes were made to the <text:span text:style-name="Teletype">UNICODE</text:span> encoding because earlier versions accepted some invalid encodings. This can lead to <text:a xlink:type="simple" xlink:href="http://slony.info/documentation/1.2/faq.html#FAQUNICODE">replication problems.</text:a> </text:p>
      <text:p text:style-name="Text_20_body">Note also that if the client encoding (configured assortedly in <text:span text:style-name="Teletype">postgresql.conf</text:span>, parameter <text:span text:style-name="Teletype">client_encoding</text:span>, or via the psql <text:span text:style-name="Teletype">\encoding </text:span>command, or the psql internal variable <text:span text:style-name="Teletype">ENCODING</text:span>) varies from the server encoding, this mismatch may lead to Slony-I being unable to replicate those characters supported by the client encoding but not by the server encoding. </text:p>
      <text:h text:style-name="Heading_20_2" text:outline-level="2"><text:bookmark text:name="TIMES"/>3.4. Time Synchronization</text:h>
      <text:p text:style-name="Text_20_body"><text:bookmark text:name="AEN350"/>All the servers used within the replication cluster need to have their Real Time Clocks in sync. This is to ensure that <text:a xlink:type="simple" xlink:href="http://slony.info/documentation/1.2/slon.html">slon</text:a> doesn't generate errors with messages indicating that a subscriber is already ahead of its provider during replication. Interpreting logs when servers have a different idea of what time it is leads to confusion and frustration. It is recommended that you have ntpd running on all nodes, where subscriber nodes using the "master" provider host as their time server.</text:p>
      <text:p text:style-name="Text_20_body">It is possible for Slony-I itself to function even in the face of there being some time discrepancies, but having systems "in sync" is usually pretty important for distributed applications.</text:p>
      <text:p text:style-name="Text_20_body">See <text:a xlink:type="simple" xlink:href="http://www.ntp.org/" office:target-frame-name="_top" xlink:show="replace">www.ntp.org </text:a>for more details about NTP (Network Time Protocol).</text:p>
      <text:p text:style-name="Text_20_body">Some users have reported problems that have been traced to their locales indicating the use of some time zone that PostgreSQL did not recognize. </text:p>
      <text:list xml:id="list497541547" text:style-name="L7">
        <text:list-item>
          <text:p text:style-name="P14">On AIX, <text:span text:style-name="Teletype">TZ=CUT0</text:span> was unrecognized, leading to timestamps pulled from system calls causing it to break.</text:p>
          <text:p text:style-name="P14"><text:span text:style-name="Teletype">CUT0</text:span> is a variant way of describing <text:span text:style-name="Teletype">UTC</text:span></text:p>
        </text:list-item>
        <text:list-item>
          <text:p text:style-name="P14">Some countries' timezones are not yet included in PostgreSQL. </text:p>
        </text:list-item>
      </text:list>
      <text:p text:style-name="Text_20_body">In any case, what commonly seems to be the "best practice" with Slony-I (and, for that matter, PostgreSQL) is for the postmaster user and/or the user under which slon runs to use <text:span text:style-name="Teletype">TZ=UTC</text:span> or <text:span text:style-name="Teletype">TZ=GMT</text:span>. Those timezones are <text:span text:style-name="T1">sure</text:span> to be supported on any platform, and have the merit over "local" timezones that times never wind up leaping around due to Daylight Savings Time.</text:p>
      <text:h text:style-name="Heading_20_2" text:outline-level="2"><text:bookmark text:name="AEN386"/>3.5. Network Connectivity</text:h>
      <text:p text:style-name="Text_20_body"><text:bookmark text:name="AEN388"/>It is necessary that the hosts that are to replicate between one another have <text:span text:style-name="T1">bidirectional</text:span> network communications between the PostgreSQL instances. That is, if node B is replicating data from node A, it is necessary that there be a path from A to B and from B to A. It is recommended that, as much as possible, all nodes in a Slony-I cluster allow this sort of bidirection communications from any node in the cluster to any other node in the cluster.</text:p>
      <text:p text:style-name="Text_20_body">For ease of configuration, network addresses should ideally be consistent across all of the nodes. <text:a xlink:type="simple" xlink:href="http://slony.info/documentation/1.2/stmtstorepath.html">SLONIK STORE PATH</text:a> does allow them to vary, but down this road lies madness as you try to manage the multiplicity of paths pointing to the same server.</text:p>
      <text:p text:style-name="Text_20_body">A possible workaround for this, in environments where firewall rules are particularly difficult to implement, may be to establish <text:a xlink:type="simple" xlink:href="http://www.brandonhutchinson.com/ssh_tunnelling.html" office:target-frame-name="_top" xlink:show="replace">SSH Tunnels </text:a>that are created on each host that allow remote access through a local IP address such as 127.0.0.1, using a different port for each destination.</text:p>
      <text:p text:style-name="Text_20_body">Note that slonik and the slon instances need no special connections or protocols to communicate with one another; they merely need access to the PostgreSQL databases, connecting as a <text:soft-page-break/>"superuser" <text:a xlink:type="simple" xlink:href="http://slony.info/documentation/1.2/faq.html#MORETHANSUPER">that has the ability to update system tables.</text:a></text:p>
      <text:p text:style-name="Text_20_body">An implication of this communications model is that the entire extended network in which a Slony-I cluster operates must be able to be treated as being secure. If there is a remote location where you cannot trust one of the databases that is a Slony-I node to be considered "secure," this represents a vulnerability that can adversely affect the security of the entire cluster. As a "peer-to-peer" system, <text:span text:style-name="T1">any</text:span> of the hosts is able to introduce replication events that will affect the entire cluster. Therefore, the security policies throughout the cluster can only be considered as stringent as those applied at the <text:span text:style-name="T1">weakest</text:span> link. Running a Slony-I node at a branch location that can't be kept secure compromises security for the cluster as a whole.</text:p>
      <text:p text:style-name="Text_20_body">New in Slony-I version 1.1 is a feature whereby updates for a particular replication set may be serialized via a scheme called <text:a xlink:type="simple" xlink:href="http://slony.info/documentation/1.2/logshipping.html">log shipping</text:a>. The data stored in <text:span text:style-name="Teletype">sl_log_1</text:span> and <text:span text:style-name="Teletype">sl_log_2</text:span> is also written out to log files on disk. These files may then be transmitted in any manner desired, whether via scp, FTP, burning them onto DVD-ROMs and mailing them, or, at the frivolous end of the spectrum, by recording them on a USB "flash device" and attaching them to birds, allowing some equivalent to <text:a xlink:type="simple" xlink:href="http://www.faqs.org/rfcs/rfc1149.html" office:target-frame-name="_top" xlink:show="replace">transmission of IP datagrams on avian carriers - RFC 1149.</text:a> But whatever the transmission mechanism, this allows one way communications such that subscribers that use log shipping have no need of access to other Slony-I nodes.</text:p>
      <text:p text:style-name="Standard"/>
      <text:p text:style-name="Standard"/>
      <text:h text:style-name="Heading_20_1" text:outline-level="1"><text:bookmark text:name="INSTALLATION"/>4. Slony-I Installation</text:h>
      <text:p text:style-name="Quotations"><text:bookmark text:name="AEN423"/><text:span text:style-name="T2">Note: </text:span>For Windows™ users: Unless you are planning on hacking the Slony-I code, it is highly recommended that you download and install a prebuilt binary distribution and jump straight to the configuration section below. There are likely to be links and/or binaries at <text:a xlink:type="simple" xlink:href="http://pgfoundry.org/projects/slony1/" office:target-frame-name="_top" xlink:show="replace">pgFoundry Slony-I site </text:a>for official releases, the first of which is expected to be Slony-I version 1.2.0. </text:p>
      <text:p text:style-name="Quotations">There are also RPM binaries available at that site for recent versions of Slony-I for recent versions of PostgreSQL.</text:p>
      <table:table table:name="Tabela1" table:style-name="Tabela1">
        <table:table-column table:style-name="Tabela1.A"/>
        <table:table-row>
          <table:table-cell table:style-name="Tabela1.A1" office:value-type="string">
            <text:p text:style-name="P190">Warning</text:p>
          </table:table-cell>
        </table:table-row>
        <table:table-row>
          <table:table-cell table:style-name="Tabela1.A2" office:value-type="string">
            <text:p text:style-name="P191">If you need Slony-I to do an upgrade from some elderly version of PostgreSQL to a newer version, or if you need a late-breaking CVS version, outside the context of a major release, then be prepared to need to build both PostgreSQL and Slony-I from source. The remainder of this section assumes this...</text:p>
          </table:table-cell>
        </table:table-row>
      </table:table>
      <text:p text:style-name="Text_20_body">You should have obtained the Slony-I source from the previous step. Unpack it.</text:p>
      <text:p text:style-name="Preformatted_20_Text">gunzip slony.tar.gz;</text:p>
      <text:p text:style-name="P173">tar xf slony.tar</text:p>
      <text:p text:style-name="Text_20_body">This will create a directory under the current directory with the Slony-I sources. Head into that that directory for the rest of the installation procedure.</text:p>
      <text:h text:style-name="Heading_20_2" text:outline-level="2"><text:bookmark text:name="AEN446"/>4.1. Short Version</text:h>
      <text:p text:style-name="Preformatted_20_Text"><text:bookmark text:name="AEN448"/>PGMAIN=/usr/local/pgsql839-freebsd-2008-09-03 \</text:p>
      <text:p text:style-name="Preformatted_20_Text">./configure \</text:p>
      <text:p text:style-name="Preformatted_20_Text"><text:s text:c="4"/>--with-pgconfigdir=$PGMAIN/bin</text:p>
      <text:p text:style-name="P173">gmake all; gmake install</text:p>
      <text:h text:style-name="Heading_20_2" text:outline-level="2"><text:bookmark text:name="AEN452"/><text:soft-page-break/>4.2. Configuration</text:h>
      <text:p text:style-name="Text_20_body"><text:bookmark text:name="AEN454"/>Slony-I normally needs to be built and installed by the PostgreSQL Unix user. The installation target must be identical to the existing PostgreSQL installation particularly in view of the fact that several Slony-I components represent libraries and SQL scripts that need to be in the Slony-I <text:span text:style-name="Teletype">lib</text:span> and <text:span text:style-name="Teletype">share</text:span> directories. </text:p>
      <text:p text:style-name="Text_20_body">The first step of the installation procedure is to configure the source tree for your system. This is done by running the configure script. In early versions, configure needed to know where your PostgreSQL source tree is, which was done with the <text:span text:style-name="Teletype">--with-pgsourcetree=</text:span> option. Since version 1.1, this has not been necessary, as Slony-I has included within its own code base certain parts needed for platform portability. It now only needs to make reference to parts of PostgreSQL that are actually part of the installation. Therefore, Slony-I is configured by pointing it to the various PostgreSQL library, binary, and include directories. For a full list of these options, use the command <text:span text:style-name="Teletype">./configure --help</text:span>.</text:p>
      <text:p text:style-name="Text_20_body"><text:span text:style-name="T1">Normally,</text:span> it ought to be sufficient to run <text:span text:style-name="Teletype">configure --with-pgconfigdir=/some/path/somewhere</text:span>, where <text:span text:style-name="Teletype">/some/path/somewhere</text:span> is the place where the PostgreSQL program pg_config is located. From pg_config, the <text:span text:style-name="Teletype">configure</text:span> script can determine the various locations where PostgreSQL components are found, which indicates where the essential components of Slony-I must be installed.</text:p>
      <text:p text:style-name="Text_20_body">On certain platforms (AIX and Solaris are known to need this; Linux does not), the compile of PostgreSQL must be expressly configured with the option <text:span text:style-name="Teletype">--enable-thread-safety</text:span> to provide correct client libraries. </text:p>
      <text:p text:style-name="Text_20_body">PostgreSQL versions from 8.0 onwards install the server header <text:span text:style-name="Teletype">#include</text:span> files by default; with version 7.4 and earlier, you needed to make sure that the build installation included doing <text:span text:style-name="Teletype">make install-all-headers</text:span>, otherwise the server headers will not be installed, and Slony-I will be unable to compile.</text:p>
      <text:p text:style-name="Text_20_body">After running configure, you may wish to review the file <text:span text:style-name="Teletype">Makefile.global</text:span> to ensure it is looking in the right places for all of the components. </text:p>
      <text:h text:style-name="Heading_20_2" text:outline-level="2"><text:bookmark text:name="AEN495"/>4.3. Example</text:h>
      <text:p text:style-name="Text_20_body">After determining that the PostgreSQL instance to be used is installed in <text:span text:style-name="Teletype">/opt/dbs/pgsql746-aix-2005-04-01</text:span>:</text:p>
      <text:p text:style-name="Preformatted_20_Text">PGMAIN=/opt/dbs/pgsql746-aix-2005-04-01 \</text:p>
      <text:p text:style-name="Preformatted_20_Text">./configure \</text:p>
      <text:p text:style-name="P173"><text:s text:c="4"/>--with-pgconfigdir=$PGMAIN/bin </text:p>
      <text:p text:style-name="Text_20_body">The configure script will run a number of tests to guess values for various dependent variables and try to detect some quirks of your system. Slony-I is known to need a modified version of libpq on specific platforms such as Solaris2.X on SPARC. A patch for libpq version 7.4.2 can be found at <text:a xlink:type="simple" xlink:href="http://developer.postgresql.org/%7Ewieck/slony1/download/threadsafe-libpq-742.diff.gz" office:target-frame-name="_top" xlink:show="replace">http://developer.postgresql.org/~wieck/slony1/download/threadsafe-libpq-742.diff.gz</text:a> Similar patches may need to be constructed for other versions; see the FAQ entry on <text:a xlink:type="simple" xlink:href="http://slony.info/documentation/1.2/faq.html#THREADSAFETY">thread safety </text:a>. </text:p>
      <text:p text:style-name="Text_20_body">For a full listing of configuration options, run the command <text:span text:style-name="Teletype">./configure --help</text:span>.</text:p>
      <text:h text:style-name="Heading_20_2" text:outline-level="2"><text:bookmark text:name="AEN509"/>4.4. Build</text:h>
      <text:p text:style-name="Text_20_body">To start the build process, type </text:p>
      <text:p text:style-name="P173">gmake all</text:p>
      <text:p text:style-name="Text_20_body"><text:soft-page-break/>Be sure to use GNU make; on BSD systems, it is called gmake; on Linux, GNU make is typically the "native" make, so the name of the command you type in may be either <text:span text:style-name="Teletype">make</text:span> or <text:span text:style-name="Teletype">gmake</text:span>. On other platforms, you may need additional packages or even install GNU make from scratch. The build may take anywhere from a few seconds to 2 minutes depending on how fast your hardware is at compiling things. The last line displayed should be</text:p>
      <text:p text:style-name="Text_20_body"><text:span text:style-name="Teletype">All of Slony-I is successfully made. Ready to install. </text:span></text:p>
      <text:h text:style-name="Heading_20_2" text:outline-level="2"><text:bookmark text:name="AEN521"/>4.5. Installing Slony-I Once Built;</text:h>
      <text:p text:style-name="Text_20_body">To install Slony-I, enter <text:span text:style-name="Teletype">gmake install</text:span></text:p>
      <text:p text:style-name="Text_20_body">This will install files into the postgresql install directory as specified by the <text:span text:style-name="Teletype">configure</text:span> <text:span text:style-name="Teletype">--prefix</text:span> option used in the PostgreSQL installation. Make sure you have appropriate permissions to write into that area. Commonly you need to do this either as root or as the postgres user.</text:p>
      <text:p text:style-name="Text_20_body">The main list of files installed within the PostgreSQL instance is, for versions of Slony-I up to 1.2.x:</text:p>
      <text:list xml:id="list751417635" text:style-name="L8">
        <text:list-item>
          <text:p text:style-name="P15"><text:span text:style-name="Teletype">$bindir/slon</text:span></text:p>
        </text:list-item>
        <text:list-item>
          <text:p text:style-name="P15"><text:span text:style-name="Teletype">$bindir/slonik</text:span></text:p>
        </text:list-item>
        <text:list-item>
          <text:p text:style-name="P15"><text:span text:style-name="Teletype">$libdir/slony1_funcs$(DLSUFFIX)</text:span></text:p>
        </text:list-item>
        <text:list-item>
          <text:p text:style-name="P15"><text:span text:style-name="Teletype">$libdir/xxid($DLSUFFIX)</text:span></text:p>
        </text:list-item>
        <text:list-item>
          <text:p text:style-name="P15"><text:span text:style-name="Teletype">$datadir/slony1_base.sql</text:span></text:p>
        </text:list-item>
        <text:list-item>
          <text:p text:style-name="P15"><text:span text:style-name="Teletype">$datadir/slony1_base.v73.sql</text:span></text:p>
        </text:list-item>
        <text:list-item>
          <text:p text:style-name="P15"><text:span text:style-name="Teletype">$datadir/slony1_base.v74.sql</text:span></text:p>
        </text:list-item>
        <text:list-item>
          <text:p text:style-name="P15"><text:span text:style-name="Teletype">$datadir/slony1_base.v80.sql</text:span></text:p>
        </text:list-item>
        <text:list-item>
          <text:p text:style-name="P15"><text:span text:style-name="Teletype">$datadir/slony1_funcs.sql</text:span></text:p>
        </text:list-item>
        <text:list-item>
          <text:p text:style-name="P15"><text:span text:style-name="Teletype">$datadir/slony1_funcs.v73.sql</text:span></text:p>
        </text:list-item>
        <text:list-item>
          <text:p text:style-name="P15"><text:span text:style-name="Teletype">$datadir/slony1_funcs.v74.sql</text:span></text:p>
        </text:list-item>
        <text:list-item>
          <text:p text:style-name="P15"><text:span text:style-name="Teletype">$datadir/slony1_funcs.v80.sql</text:span></text:p>
        </text:list-item>
      </text:list>
      <text:p text:style-name="Text_20_body">(Note that as things have change, the list of version-specific files has tended to grow...) </text:p>
      <text:p text:style-name="Text_20_body">The <text:span text:style-name="Teletype">.sql</text:span> files are not fully substituted yet. And yes, versions for all supported versions of PostgreSQL (<text:span text:style-name="T1">e.g.</text:span> - such as 7.3, 7.4 8.0) get installed on every system, irrespective of its version. The <text:a xlink:type="simple" xlink:href="http://slony.info/documentation/1.2/slonik.html">slonik</text:a> admin utility does namespace/cluster substitutions within these files, and loads the files when creating replication nodes. At that point in time, the database being initialized may be remote and may run a different version of PostgreSQL than that of the local host.</text:p>
      <text:p text:style-name="Text_20_body">At the very least, the two shared objects installed in the <text:span text:style-name="Teletype">$libdir</text:span> directory must be installed onto every computer that is supposed to become a Slony-I node. (Other components may be able to be loaded remotely from other hosts.) </text:p>
      <text:p text:style-name="Text_20_body">In Slony-I version 2.0, this changes:</text:p>
      <text:list xml:id="list81216272" text:style-name="L9">
        <text:list-item>
          <text:p text:style-name="P16"><text:span text:style-name="Teletype">$bindir/slon</text:span></text:p>
        </text:list-item>
        <text:list-item>
          <text:p text:style-name="P16"><text:span text:style-name="Teletype">$bindir/slonik</text:span></text:p>
        </text:list-item>
        <text:list-item>
          <text:p text:style-name="P16"><text:span text:style-name="Teletype">$libdir/slony1_funcs$(DLSUFFIX)</text:span></text:p>
        </text:list-item>
        <text:list-item>
          <text:p text:style-name="P16"><text:soft-page-break/><text:span text:style-name="Teletype">$datadir/slony1_base.sql</text:span></text:p>
        </text:list-item>
        <text:list-item>
          <text:p text:style-name="P16"><text:span text:style-name="Teletype">$datadir/slony1_funcs.sql</text:span></text:p>
        </text:list-item>
      </text:list>
      <text:p text:style-name="Quotations"><text:span text:style-name="T2">Note: </text:span>Note the loss of <text:span text:style-name="Teletype">xxid.so</text:span> - the txid data type introduced in PostgreSQL 8.3 makes it obsolete. </text:p>
      <text:p text:style-name="Quotations"><text:span text:style-name="T2">Note: </text:span>Slony-I 2.0 gives up compatibility with versions of PostgreSQL prior to 8.3, and hence "resets" the version-specific base function handling. There may be function files for version 8.3, 8.4, and such, as replication-relevant divergences of PostgreSQL functionality take place. </text:p>
      <text:h text:style-name="Heading_20_2" text:outline-level="2"><text:bookmark text:name="AEN609"/>4.6. Building Documentation: Admin Guide</text:h>
      <text:p text:style-name="Text_20_body"><text:bookmark text:name="AEN611"/>The document you are reading now is a fairly extensive "Administrator's Guide" containing what wisdom has been discovered and written down about the care and feeding of Slony-I.</text:p>
      <text:p text:style-name="Text_20_body">This is only built if you specify <text:span text:style-name="Teletype">--with-docs</text:span></text:p>
      <text:p text:style-name="Text_20_body">Note that you may have difficulty building the documentation on Red Hat-based systems due to NAMELEN being set way too low. Havoc Pennington opened a bug on this back in mid-2001, back in the days of Red Hat 7.1; Red Hat Software has assigned the bug, but there does not appear to have been much progress since then. The second URL below indicates that there is intent to address the issue by bumping up the value of NAMELEN in some future release of Red Hat Enterprise Linux, but that may not help you if you are using an elder version where this will never be rectified. Current Fedora releases have already addressed this issue. </text:p>
      <text:p text:style-name="Text_20_body"><text:a xlink:type="simple" xlink:href="https://bugzilla.redhat.com/bugzilla/show_bug.cgi?id=36058" office:target-frame-name="_top" xlink:show="replace">Bug 36058 </text:a></text:p>
      <text:p text:style-name="Text_20_body"><text:a xlink:type="simple" xlink:href="https://bugzilla.redhat.com/bugzilla/show_bug.cgi?id=159382" office:target-frame-name="_top" xlink:show="replace">Bug 159382 (For RHEL) </text:a></text:p>
      <text:p text:style-name="Text_20_body">A pre-built copy of the "admin guide" should be readily available, either in the form of a separate tarball nearby, or in the directory <text:span text:style-name="Teletype">doc/adminguide/prebuilt</text:span> </text:p>
      <text:p text:style-name="Text_20_body">See the <text:span text:style-name="Teletype">INSTALL</text:span> file for a workaround for Fedora...</text:p>
      <text:h text:style-name="Heading_20_2" text:outline-level="2"><text:bookmark text:name="AEN628"/>4.7. Installing Slony-I from RPMs</text:h>
      <text:p text:style-name="Text_20_body">Even though Slony-I can be compiled and run on most Linux distributions, it is also possible to install Slony-I using binary packages. Slony Global Development Team provides official RPMs and SRPMs for many versions or Red Hat and Fedora .</text:p>
      <text:p text:style-name="Text_20_body">The RPMs are available at <text:a xlink:type="simple" xlink:href="http://yum.pgsqlrpms.org/" office:target-frame-name="_top" xlink:show="replace">PostgreSQL RPM Repository</text:a>. Please read the howto provided in the website for configuring yum to use that repository. Please note that the RPMs will look for RPM installation of PostgreSQL, so if you install PostgreSQL from source, you should manually ignore the RPM dependencies related to PostgreSQL.</text:p>
      <text:p text:style-name="Text_20_body">Installing Slony-I using these RPMs is as easy as installing any RPM.</text:p>
      <text:p text:style-name="P173">yum install slony1</text:p>
      <text:p text:style-name="Text_20_body">yum will pick up dependencies. This repository provides Slony-I binaries built against every supported PostgreSQL version.</text:p>
      <text:p text:style-name="Text_20_body">The RPM installs the files into their usual places. The configuration files are installed under <text:span text:style-name="Teletype">/etc</text:span>, the binary files are installed in <text:span text:style-name="Teletype">/usr/bin</text:span>, libraries are installed in <text:span text:style-name="Teletype">/usr/lib/pgsql</text:span>, and finally the docs are installed in <text:span text:style-name="Teletype">/usr/share/doc/slony1</text:span>.</text:p>
      <text:h text:style-name="Heading_20_2" text:outline-level="2"><text:bookmark text:name="AEN650"/><text:soft-page-break/>4.8. Installing the Slony-I service on Windows™</text:h>
      <text:p text:style-name="Text_20_body"><text:bookmark text:name="AEN654"/>On Windows™ systems, instead of running one <text:a xlink:type="simple" xlink:href="http://slony.info/documentation/1.2/slon.html">slon</text:a> daemon per node, a single slon service is installed which can then be controlled through the <text:span text:style-name="Teletype">Services</text:span> control panel applet, or from a command prompt using the <text:span text:style-name="Teletype">net</text:span> command.</text:p>
      <text:p text:style-name="Preformatted_20_Text">C:\Program Files\PostgreSQL\8.0\bin&gt; slon -regservice my_slon</text:p>
      <text:p text:style-name="Preformatted_20_Text">Service registered.</text:p>
      <text:p text:style-name="Preformatted_20_Text">Before you can run Slony, you must also register an engine!</text:p>
      <text:p text:style-name="Preformatted_20_Text"/>
      <text:p text:style-name="Preformatted_20_Text">WARNING! Service is registered to run as Local System. You are</text:p>
      <text:p text:style-name="Preformatted_20_Text">encouraged to change this to a low privilege account to increase</text:p>
      <text:p text:style-name="P173">system security. </text:p>
      <text:p text:style-name="Text_20_body">Once the service is installed, individual nodes can be setup by registering slon configuration files with the service.</text:p>
      <text:p text:style-name="Preformatted_20_Text">C:\Program Files\PostgreSQL\8.0\bin&gt; slon -addengine c:\node1.conf</text:p>
      <text:p text:style-name="P173">Engine added.</text:p>
      <text:p text:style-name="Text_20_body">Other, self explanatory commands include <text:span text:style-name="Teletype">slon -unregservice &lt;service name&gt;</text:span>, <text:span text:style-name="Teletype">slon -listengines &lt;service name&gt;</text:span> and <text:span text:style-name="Teletype">slon -delengine &lt;service name&gt; &lt;config file&gt;</text:span>.</text:p>
      <text:p text:style-name="Text_20_body">For further information about the Windows™ port, you may want to see the following URLs: </text:p>
      <text:list xml:id="list1259721217" text:style-name="L10">
        <text:list-item>
          <text:p text:style-name="P17"><text:a xlink:type="simple" xlink:href="http://developer.pgadmin.org/%7Ehiroshi/Slony-I/" office:target-frame-name="_top" xlink:show="replace">Slony-I Windows installer sample </text:a></text:p>
        </text:list-item>
        <text:list-item>
          <text:p text:style-name="P17"><text:a xlink:type="simple" xlink:href="http://people.planetpostgresql.org/xzilla/index.php?/archives/200-Alpha-testing-Slony-on-win32-Crib-Notes.html" office:target-frame-name="_top" xlink:show="replace">xzilla's Alpha testing Slony on win32 Crib Notes </text:a></text:p>
        </text:list-item>
      </text:list>
      <text:p text:style-name="Standard"/>
      <text:p text:style-name="Standard"/>
      <text:h text:style-name="Heading_20_1" text:outline-level="1"><text:bookmark text:name="CONCEPTS"/>5. Slony-I Concepts</text:h>
      <text:p text:style-name="Text_20_body"><text:bookmark text:name="AEN682"/>In order to set up a set of Slony-I replicas, it is necessary to understand the following major abstractions that it uses:</text:p>
      <text:list xml:id="list1797629809" text:style-name="L11">
        <text:list-item>
          <text:p text:style-name="P18">Cluster</text:p>
        </text:list-item>
        <text:list-item>
          <text:p text:style-name="P18">Node</text:p>
        </text:list-item>
        <text:list-item>
          <text:p text:style-name="P18">Replication Set</text:p>
        </text:list-item>
        <text:list-item>
          <text:p text:style-name="P18">Origin, Providers and Subscribers</text:p>
        </text:list-item>
        <text:list-item>
          <text:p text:style-name="P18">slon daemons</text:p>
        </text:list-item>
        <text:list-item>
          <text:p text:style-name="P18">slonik configuration processor</text:p>
        </text:list-item>
      </text:list>
      <text:p text:style-name="Text_20_body">It is also worth knowing the meanings of certain Russian words:</text:p>
      <text:list xml:id="list518150223" text:style-name="L12">
        <text:list-item>
          <text:p text:style-name="P19">slon is Russian for "elephant"</text:p>
        </text:list-item>
        <text:list-item>
          <text:p text:style-name="P19">slony is the plural of slon, and therefore refers to a group of elephants</text:p>
        </text:list-item>
        <text:list-item>
          <text:p text:style-name="P19">slonik is Russian for "little elephant"</text:p>
        </text:list-item>
      </text:list>
      <text:p text:style-name="Text_20_body">The use of these terms in Slony-I is a "tip of the hat" to Vadim Mikheev, who was responsible for the rserv prototype which inspired some of the algorithms used in Slony-I.</text:p>
      <text:h text:style-name="Heading_20_2" text:outline-level="2"><text:bookmark text:name="AEN714"/><text:soft-page-break/>5.1. Cluster</text:h>
      <text:p text:style-name="Text_20_body"><text:bookmark text:name="AEN716"/>In Slony-I terms, a "cluster" is a named set of PostgreSQL database instances; replication takes place between those databases.</text:p>
      <text:p text:style-name="Text_20_body">The cluster name is specified in each and every Slonik script via the directive:</text:p>
      <text:p text:style-name="P173">cluster name = something;</text:p>
      <text:p text:style-name="Text_20_body">If the Cluster name is <text:span text:style-name="Teletype">something</text:span>, then Slony-I will create, in each database instance in the cluster, the namespace/schema <text:span text:style-name="Teletype">_something.</text:span></text:p>
      <text:h text:style-name="Heading_20_2" text:outline-level="2"><text:bookmark text:name="AEN728"/>5.2. Node</text:h>
      <text:p text:style-name="Text_20_body"><text:bookmark text:name="AEN730"/>A Slony-I Node is a named PostgreSQL database that will be participating in replication.</text:p>
      <text:p text:style-name="Text_20_body">It is defined, near the beginning of each Slonik script, using the directive:</text:p>
      <text:p text:style-name="P173"><text:s/>NODE 1 ADMIN CONNINFO = 'dbname=testdb host=server1 user=slony';</text:p>
      <text:p text:style-name="Text_20_body">The <text:a xlink:type="simple" xlink:href="http://slony.info/documentation/1.2/admconninfo.html">SLONIK ADMIN CONNINFO</text:a> information indicates database connection information that will ultimately be passed to the <text:span text:style-name="Source_20_Text">PQconnectdb()</text:span> libpq function.</text:p>
      <text:p text:style-name="Text_20_body">Thus, a Slony-I cluster consists of:</text:p>
      <text:list xml:id="list1670333166" text:style-name="L13">
        <text:list-item>
          <text:p text:style-name="P20">A cluster name</text:p>
        </text:list-item>
        <text:list-item>
          <text:p text:style-name="P20">A set of Slony-I nodes, each of which has a namespace based on that cluster name</text:p>
        </text:list-item>
      </text:list>
      <text:h text:style-name="Heading_20_2" text:outline-level="2"><text:bookmark text:name="AEN748"/>5.3. Replication Set</text:h>
      <text:p text:style-name="Text_20_body"><text:bookmark text:name="AEN750"/>A replication set is defined as a set of tables and sequences that are to be replicated between nodes in a Slony-I cluster.</text:p>
      <text:p text:style-name="Text_20_body">You may have several sets, and the "flow" of replication does not need to be identical between those sets.</text:p>
      <text:h text:style-name="Heading_20_2" text:outline-level="2"><text:bookmark text:name="AEN756"/>5.4. Origin, Providers and Subscribers</text:h>
      <text:p text:style-name="Text_20_body"><text:bookmark text:name="AEN758"/><text:bookmark text:name="AEN760"/>Each replication set has some origin node, which is the <text:span text:style-name="T1">only</text:span> place where user applications are permitted to modify data in the tables that are being replicated. This might also be termed the "master provider"; it is the main place from which data is provided.</text:p>
      <text:p text:style-name="Text_20_body"><text:bookmark text:name="AEN765"/>Other nodes in the cluster subscribe to the replication set, indicating that they want to receive the data.</text:p>
      <text:p text:style-name="Text_20_body">The origin node will never be considered a "subscriber." (Ignoring the case where the cluster is reshaped, and the origin is expressly shifted to another node.) But Slony-I supports the notion of cascaded subscriptions, that is, a node that is subscribed to some set may also behave as a "provider" to other nodes in the cluster for that replication set.</text:p>
      <text:h text:style-name="Heading_20_2" text:outline-level="2"><text:bookmark text:name="AEN772"/>5.5. slon Daemon</text:h>
      <text:p text:style-name="Text_20_body"><text:bookmark text:name="AEN774"/>For each node in the cluster, there will be a <text:a xlink:type="simple" xlink:href="http://slony.info/documentation/1.2/slon.html">slon</text:a> process to manage replication activity for that node.</text:p>
      <text:p text:style-name="Text_20_body"><text:a xlink:type="simple" xlink:href="http://slony.info/documentation/1.2/slon.html">slon</text:a> is a program implemented in C that processes replication events. There are two main sorts of events:</text:p>
      <text:list xml:id="list163937915" text:style-name="L14">
        <text:list-item>
          <text:p text:style-name="P21"><text:soft-page-break/>Configuration events</text:p>
          <text:p text:style-name="P21">These normally occur when a <text:a xlink:type="simple" xlink:href="http://slony.info/documentation/1.2/slonik.html">slonik</text:a> script is run, and submit updates to the configuration of the cluster. </text:p>
        </text:list-item>
        <text:list-item>
          <text:p text:style-name="P21"><text:span text:style-name="Teletype">SYNC</text:span> events </text:p>
          <text:p text:style-name="P21">Updates to the tables that are replicated are grouped together into <text:span text:style-name="Teletype">SYNC</text:span>s; these groups of transactions are applied together to the subscriber nodes. </text:p>
        </text:list-item>
      </text:list>
      <text:h text:style-name="Heading_20_2" text:outline-level="2"><text:bookmark text:name="AEN790"/>5.6. slonik Configuration Processor</text:h>
      <text:p text:style-name="Text_20_body"><text:bookmark text:name="AEN792"/>The <text:a xlink:type="simple" xlink:href="http://slony.info/documentation/1.2/slonik.html">slonik</text:a> command processor processes scripts in a "little language" that are used to submit events to update the configuration of a Slony-I cluster. This includes such things as adding and removing nodes, modifying communications paths, adding or removing subscriptions.</text:p>
      <text:p text:style-name="Standard"/>
      <text:p text:style-name="Standard"/>
      <text:h text:style-name="Heading_20_1" text:outline-level="1"><text:bookmark text:name="CLUSTER"/>6. Defining Slony-I Clusters</text:h>
      <text:p text:style-name="Text_20_body"><text:bookmark text:name="AEN801"/>A Slony-I cluster is the basic grouping of database instances in which replication takes place. It consists of a set of PostgreSQL database instances in which is defined a namespace specific to that cluster. For instance, if the cluster is called <text:span text:style-name="Teletype">cbcluster</text:span>, then Slony-I will define, at the initialization time for each node, a schema called <text:span text:style-name="Teletype">_cbcluster</text:span>, in which it then creates numerous tables that store Slony-I configuration and replication state information. See <text:a xlink:type="simple" xlink:href="http://slony.info/documentation/1.2/schema.html">schemadoc</text:a> for more documentation about what is stored in that schema. More specifically, the tables <text:a xlink:type="simple" xlink:href="http://slony.info/documentation/1.2/table.sl-log-1.html">sl_log_1</text:a> and <text:a xlink:type="simple" xlink:href="http://slony.info/documentation/1.2/table.sl-log-2.html">sl_log_2</text:a> log changes collected on the origin node as they are replicated to subscribers. </text:p>
      <text:p text:style-name="Text_20_body">Each database instance in which replication is to take place is identified by a node number.</text:p>
      <text:p text:style-name="Text_20_body">For a simple install, it may be reasonable for the origin to be node #1, and for the subscriber to be node #2.</text:p>
      <text:p text:style-name="Text_20_body">Note that, as recorded in the <text:a xlink:type="simple" xlink:href="http://slony.info/documentation/1.2/faq.html">""</text:a> under <text:a xlink:type="simple" xlink:href="http://slony.info/documentation/1.2/faq.html#CANNOTRENUMBERNODES">How can I renumber nodes?</text:a>, the node number is immutable, so it is not possible to change a node's node number after it has been set up.</text:p>
      <text:p text:style-name="Text_20_body">Some planning should be done, in more complex cases, to ensure that the numbering system is kept sane, lest the administrators be driven insane. The node numbers should be chosen to somehow correspond to the shape of the environment, as opposed to (say) the order in which nodes were initialized.</text:p>
      <text:p text:style-name="Text_20_body">In Slony-I version 1.1, the <text:a xlink:type="simple" xlink:href="http://slony.info/documentation/1.2/stmtinclude.html">SLONIK INCLUDE</text:a> and <text:a xlink:type="simple" xlink:href="http://slony.info/documentation/1.2/stmtdefine.html">SLONIK DEFINE</text:a> statements allow you to create a sort of "symbol table" behind the scenes so that <text:a xlink:type="simple" xlink:href="http://slony.info/documentation/1.2/slonik.html">slonik</text:a> scripts can use names for nodes rather than cryptic numbers. </text:p>
      <text:p text:style-name="Standard"/>
      <text:h text:style-name="P194" text:outline-level="1"><text:bookmark text:name="DEFININGSETS"/>7. Defining Slony-I Replication Sets</text:h>
      <text:p text:style-name="Text_20_body"><text:bookmark text:name="AEN828"/>Defining the nodes indicated the shape of the cluster of database servers; it is now time to determine what data is to be copied between them. The groups of data that are copied are defined as "replication sets."</text:p>
      <text:p text:style-name="Text_20_body">A replication set consists of the following:</text:p>
      <text:list xml:id="list1968515591" text:style-name="L15">
        <text:list-item>
          <text:p text:style-name="P22">Keys on tables that are to be replicated that have no suitable primary key</text:p>
        </text:list-item>
        <text:list-item>
          <text:p text:style-name="P22">Tables that are to be replicated</text:p>
        </text:list-item>
        <text:list-item>
          <text:p text:style-name="P22">Sequences that are to be replicated</text:p>
        </text:list-item>
      </text:list>
      <text:h text:style-name="Heading_20_2" text:outline-level="2"><text:bookmark text:name="AEN840"/>7.1. Primary Keys</text:h>
      <text:p text:style-name="Text_20_body"><text:bookmark text:name="AEN842"/>Slony-I <text:span text:style-name="T1">needs</text:span> to have a primary key or candidate thereof on each table that is replicated. PK values are used as the primary identifier for each tuple that is modified in the source system. Note that they can be composite keys composed of multiple NOT NULL columns; they don't need to consist of single fields. There are three ways that you can get Slony-I to use a primary key:</text:p>
      <text:list xml:id="list919924426" text:style-name="L16">
        <text:list-item>
          <text:p text:style-name="P23">If the table has a formally identified primary key, <text:a xlink:type="simple" xlink:href="http://slony.info/documentation/1.2/stmtsetaddtable.html">SLONIK SET ADD TABLE</text:a> can be used without any need to reference the primary key. Slony-I can automatically pick up that there is a primary key, and use it.</text:p>
        </text:list-item>
        <text:list-item>
          <text:p text:style-name="P23">If the table hasn't got a primary key, but has some <text:span text:style-name="T1">candidate</text:span> primary key, that is, some index on a combination of fields that is both UNIQUE and NOT NULL, then you can specify that key, as shown in the following example. </text:p>
          <text:p text:style-name="P160">SET ADD TABLE (set id = 1, origin = 1, id = 42, </text:p>
          <text:p text:style-name="P160"><text:s text:c="15"/>full qualified name = 'public.this_table', </text:p>
          <text:p text:style-name="P160"><text:s text:c="15"/>key = 'this_by_that', </text:p>
          <text:p text:style-name="P174"><text:s text:c="5"/>comment='this_table has this_by_that as a candidate primary key');</text:p>
          <text:p text:style-name="P23">However, once you have come this far, there is little reason not to just declare some suitable index to be a primary key, which requires that the columns involved are NOT NULL, and which will establish a unique index. Here is an example of this: </text:p>
          <text:p text:style-name="P160">DROP INDEX my_table_name_col1_col2_uniq_idx;</text:p>
          <text:p text:style-name="P174">ALTER TABLE my_table_name ADD PRIMARY KEY (col1, col2);</text:p>
          <text:p text:style-name="P23">If your application is not somehow referencing the index by name, the this should not lose you anything, and it gives you the clear design benefit that a primary key has been declared for the table. </text:p>
          <text:p text:style-name="P23">Notice that while you need to specify the namespace for the table, you must <text:span text:style-name="T1">not</text:span> specify the namespace for the key, as it infers the namespace from the table.</text:p>
        </text:list-item>
        <text:list-item>
          <text:p text:style-name="P23">If the table hasn't even got a candidate primary key, you might ask Slony-I to provide one using <text:a xlink:type="simple" xlink:href="http://slony.info/documentation/1.2/stmttableaddkey.html">SLONIK TABLE ADD KEY</text:a>.</text:p>
        </text:list-item>
      </text:list>
      <table:table table:name="Tabela2" table:style-name="Tabela2">
        <table:table-column table:style-name="Tabela2.A"/>
        <table:table-row>
          <table:table-cell table:style-name="Tabela2.A1" office:value-type="string">
            <text:p text:style-name="P190">Warning</text:p>
          </table:table-cell>
        </table:table-row>
        <table:table-row>
          <table:table-cell table:style-name="Tabela2.A2" office:value-type="string">
            <text:p text:style-name="P191"><text:a xlink:type="simple" xlink:href="http://slony.info/documentation/1.2/stmttableaddkey.html">SLONIK TABLE ADD KEY</text:a> was always considered a "kludge", at best, and as of version 2.0, it is considered such a misfeature that it is being removed. </text:p>
          </table:table-cell>
        </table:table-row>
      </table:table>
      <text:p text:style-name="Text_20_body">It is not terribly important whether you pick a "true" primary key or a mere "candidate primary <text:soft-page-break/>key;" it is, however, strongly recommended that you have one of those instead of having Slony-I populate the PK column for you. If you don't have a suitable primary key, that means that the table hasn't got any mechanism, from your application's standpoint, for keeping values unique. Slony-I may, therefore, introduce a new failure mode for your application, and this also implies that you had a way to enter confusing data into the database.</text:p>
      <text:h text:style-name="Heading_20_2" text:outline-level="2"><text:bookmark text:name="DEFINESETS"/>7.2. Grouping tables into sets</text:h>
      <text:p text:style-name="Text_20_body"><text:bookmark text:name="AEN877"/>It will be vital to group tables together into a single set if those tables are related via foreign key constraints. If tables that are thus related are <text:span text:style-name="T1">not</text:span> replicated together, you'll find yourself in trouble if you switch the "master provider" from one node to another, and discover that the new "master" can't be updated properly because it is missing the contents of dependent tables.</text:p>
      <text:p text:style-name="Text_20_body">There are also several reasons why you might <text:span text:style-name="T1">not</text:span> want to have all of the tables in one replication set: </text:p>
      <text:list xml:id="list1750681674" text:style-name="L17">
        <text:list-item>
          <text:p text:style-name="P24">The initial <text:span text:style-name="Teletype">COPY_SET</text:span> event for a large set leads to a <text:a xlink:type="simple" xlink:href="http://slony.info/documentation/1.2/faq.html#LONGTXNSAREEVIL">long running transaction </text:a>on the provider node. The <text:a xlink:type="simple" xlink:href="http://slony.info/documentation/1.2/faq.html">FAQ </text:a>outlines a number of problems that result from long running transactions that will injure system performance.</text:p>
          <text:p text:style-name="P24">If you can split such a large set into several smaller pieces, that will shorten the length of each of the transactions, lessening the degree of the "injury" to performance.</text:p>
          <text:p text:style-name="P24">Another issue comes up particularly frequently when replicating across a WAN; sometimes the network connection is a little bit unstable, such that there is a risk that a connection held open for several hours will lead to <text:span text:style-name="Teletype">CONNECTION TIMEOUT.</text:span> If that happens when 95% done copying a 50-table replication set consisting of 250GB of data, that could ruin your whole day. If the tables were, instead, associated with separate replication sets, that failure at the 95% point might only interrupt, temporarily, the copying of <text:span text:style-name="T1">one</text:span> of those tables. </text:p>
          <text:p text:style-name="P24">These "negative effects" tend to emerge when the database being subscribed to is many gigabytes in size and where it takes many hours or even days for the subscriber to complete the initial data copy. For relatively small databases, this shouldn't be a material factor.</text:p>
        </text:list-item>
        <text:list-item>
          <text:p text:style-name="P24">Any time you invoke <text:a xlink:type="simple" xlink:href="http://slony.info/documentation/1.2/stmtddlscript.html">SLONIK EXECUTE SCRIPT</text:a>, this requests a lock on <text:span text:style-name="T1">every single table in the replication set, first, on the origin node, and then, as the event propagates to other nodes, to each subscriber node. </text:span></text:p>
          <text:p text:style-name="P24">There have been reports "in the field" of this leading to deadlocks such that the <text:a xlink:type="simple" xlink:href="http://slony.info/documentation/1.2/stmtddlscript.html">SLONIK EXECUTE SCRIPT</text:a> request had to be submitted many times in order for it to actually complete successfully.</text:p>
          <text:p text:style-name="P24">The more tables you have in a set, the more tables need to be locked, and the greater the chances of deadlocks. </text:p>
          <text:p text:style-name="P24">By the same token, if a particular DDL script only needs to affect a couple of tables, you might use <text:a xlink:type="simple" xlink:href="http://slony.info/documentation/1.2/stmtsetmovetable.html">SLONIK SET MOVE TABLE</text:a> to move them temporarily to a new replication set. By diminishing the number of locks needed, this should ease the ability to get the DDL change into place.</text:p>
          <text:p text:style-name="P24">There is a further <text:a xlink:type="simple" xlink:href="http://slony.info/documentation/1.2/locking.html">discussion of locking </text:a>which outlines where Slony-I requires locks likely to intrude on your applications.</text:p>
        </text:list-item>
      </text:list>
      <text:h text:style-name="Heading_20_2" text:outline-level="2"><text:bookmark text:name="AEN911"/>7.3. The Pathology of Sequences</text:h>
      <text:p text:style-name="Text_20_body"><text:bookmark text:name="AEN913"/>Each time a SYNC is processed, values are recorded for <text:span text:style-name="T1">all</text:span> of the sequences in the set. If there are a lot of sequences, this can cause <text:a xlink:type="simple" xlink:href="http://slony.info/documentation/1.2/table.sl-seqlog.html">sl_seqlog</text:a> to grow rather large.</text:p>
      <text:p text:style-name="Text_20_body"><text:soft-page-break/>This points to an important difference between tables and sequences: if you add additional tables that do not see much/any activity, this does not add any material load to the work being done by replication. For a replicated sequence, values must <text:span text:style-name="T1">regularly</text:span> be propagated to subscribers. Consider the effects: </text:p>
      <text:list xml:id="list884173345" text:style-name="L18">
        <text:list-item>
          <text:p text:style-name="P25">A replicated table that is never updated does not introduce much work to the system.</text:p>
          <text:p text:style-name="P25">If it is not updated, the trigger on the table on the origin never fires, and no entries are added to <text:a xlink:type="simple" xlink:href="http://slony.info/documentation/1.2/table.sl-log-1.html">sl_log_1</text:a>/<text:a xlink:type="simple" xlink:href="http://slony.info/documentation/1.2/table.sl-log-2.html">sl_log_2</text:a>. The table never appears in any of the further replication queries (<text:span text:style-name="T1">e.g.</text:span> in the <text:span text:style-name="Teletype">FETCH 100 FROM LOG</text:span> queries used to find replicatable data) as they only look for tables for which there are entries in <text:a xlink:type="simple" xlink:href="http://slony.info/documentation/1.2/table.sl-log-1.html">sl_log_1</text:a>/<text:a xlink:type="simple" xlink:href="http://slony.info/documentation/1.2/table.sl-log-2.html">sl_log_2</text:a>.</text:p>
        </text:list-item>
        <text:list-item>
          <text:p text:style-name="P25">In contrast, a fixed amount of work is introduced to each SYNC by each sequence that is replicated.</text:p>
          <text:p text:style-name="P25">Replicate 300 sequence and 300 rows need to be added to <text:a xlink:type="simple" xlink:href="http://slony.info/documentation/1.2/table.sl-seqlog.html">sl_seqlog</text:a> on a regular basis, at least, thru until the 2.0 branch, where updates are only applied when the value of a given sequence is seen to change.</text:p>
          <text:p text:style-name="P25">It is more than likely that if the value of a particular sequence hasn't changed since it was last checked, perhaps the same value need not be stored over and over; some thought needs to go into how to do that safely.</text:p>
        </text:list-item>
        <text:list-item>
          <text:p text:style-name="P25"><text:a xlink:type="simple" xlink:href="http://gborg.postgresql.org/project/slony1/bugs/bugupdate.php?1226" office:target-frame-name="_top" xlink:show="replace">Bug #1226 </text:a>indicates an error condition that can come up if you have a replication set that consists solely of sequences. </text:p>
          <text:p text:style-name="P25">This is documented more in the <text:a xlink:type="simple" xlink:href="http://slony.info/documentation/1.2/faq.html#SEQUENCESET">FAQ here;</text:a> the long and short is that having a replication set consisting only of sequences is not a particularly good idea.</text:p>
        </text:list-item>
      </text:list>
      <text:p text:style-name="Standard"/>
      <text:p text:style-name="Standard"/>
      <text:h text:style-name="Heading_20_1" text:outline-level="1"><text:bookmark text:name="SLONYADMIN"/>Slony-I Administration</text:h>
      <text:h text:style-name="Heading_20_3" text:outline-level="3">The PostgreSQL Global Development Group</text:h>
      <text:h text:style-name="Heading_20_3" text:outline-level="3"><text:bookmark text:name="AEN944"/>Christopher Browne</text:h>
      <text:p text:style-name="Horizontal_20_Line"/>
      <text:h text:style-name="Heading_20_1" text:outline-level="1"><text:bookmark text:name="BESTPRACTICES"/>1. Slony-I "Best Practices"</text:h>
      <text:p text:style-name="Text_20_body"><text:bookmark text:name="AEN951"/>It is common for managers to have a desire to operate systems using some available, documented set of "best practices." Documenting that sort of thing is essential to ISO 9000, ISO 9001, and other sorts of organizational certifications. </text:p>
      <text:p text:style-name="Text_20_body">It is worthwhile to preface a discussion of "best practices" by mentioning that each organization that uses Slony-I is unique, and there may be a need for local policies to reflect unique local operating characteristics. It is for that reason that Slony-I does <text:span text:style-name="T1">not</text:span> impose its own policies for such things as <text:a xlink:type="simple" xlink:href="http://slony.info/documentation/1.2/failover.html">failover </text:a>; those will need to be determined based on the overall shape of your network, of your set of database servers, and of your usage patterns for those servers. </text:p>
      <text:p text:style-name="Text_20_body">There are, however, a number of things that early adopters of Slony-I have discovered which can at least help to suggest the sorts of policies you might want to consider. </text:p>
      <text:list xml:id="list2065072154" text:style-name="L19">
        <text:list-item>
          <text:p text:style-name="P26">Slony-I is a complex multi-client, multi-server system, with the result that there are almost <text:soft-page-break/>an innumerable set of places where problems can arise. </text:p>
          <text:p text:style-name="P26">As a natural result, maintaining a clean, consistent environment is really valuable, as any sort of environmental "messiness" can either cause unexpected problems or mask the real problem. </text:p>
          <text:p text:style-name="P26">Numerous users have reported problems resulting from mismatches between Slony-I versions, local libraries, and PostgreSQL libraries. Details count: you need to be clear on what hosts are running what versions of what software. </text:p>
          <text:p text:style-name="P26">This is normally a matter of being disciplined about how your software is deployed, and the challenges represent a natural consequence of being a distributed system comprised of a large number of components that need to match. </text:p>
        </text:list-item>
        <text:list-item>
          <text:p text:style-name="P26">If a slonik script does not run as expected in a first attempt, it would be foolhardy to attempt to run it again until a problem has been found and resolved. </text:p>
          <text:p text:style-name="P26">There are a very few slonik commands such as <text:a xlink:type="simple" xlink:href="http://slony.info/documentation/1.2/stmtstorepath.html">SLONIK STORE PATH</text:a> that behave in a nearly idempotent manner; if you run <text:a xlink:type="simple" xlink:href="http://slony.info/documentation/1.2/stmtstorepath.html">SLONIK STORE PATH</text:a> again, that merely updates table <text:span text:style-name="Teletype">sl_path</text:span> with the same value. </text:p>
          <text:p text:style-name="P26">In contrast <text:a xlink:type="simple" xlink:href="http://slony.info/documentation/1.2/stmtsubscribeset.html">SLONIK SUBSCRIBE SET</text:a> behaves in two <text:span text:style-name="T1">very</text:span> different ways depending on whether the subscription has been activated yet or not; if initiating the subscription didn't work at a first attempt, submitting the request again <text:span text:style-name="T1">won't</text:span> help make it happen. </text:p>
        </text:list-item>
        <text:list-item>
          <text:p text:style-name="P26">Principle: Use an unambiguous, stable time zone such as UTC or GMT.</text:p>
          <text:p text:style-name="P26">Users have run into problems with <text:a xlink:type="simple" xlink:href="http://slony.info/documentation/1.2/slon.html">slon</text:a> functioning properly when their system uses a time zone that PostgreSQL was unable to recognize such as CUT0 or WST. It is necessary that you use a timezone that PostgreSQL can recognize correctly. It is furthermore preferable to use a time zone where times do not shift around due to Daylight Savings Time. </text:p>
          <text:p text:style-name="P26">The "geographically unbiased" choice seems to be <text:span text:style-name="Teletype">TZ=UTC</text:span> or <text:span text:style-name="Teletype">TZ=GMT</text:span>, and to make sure that systems are "in sync" by using NTP to synchronize clocks throughout the environment. </text:p>
          <text:p text:style-name="P26">See also <text:a xlink:type="simple" xlink:href="http://slony.info/documentation/1.2/requirements.html#TIMES">Section 3.4</text:a>.</text:p>
        </text:list-item>
        <text:list-item>
          <text:p text:style-name="P26">Principle: Long running transactions are Evil </text:p>
          <text:p text:style-name="P26">The FAQ has an entry on <text:a xlink:type="simple" xlink:href="http://slony.info/documentation/1.2/faq.html#PGLISTENERFULL">growth of </text:a><text:a xlink:type="simple" xlink:href="http://slony.info/documentation/1.2/faq.html#PGLISTENERFULL"><text:span text:style-name="Teletype">pg_listener</text:span></text:a><text:a xlink:type="simple" xlink:href="http://slony.info/documentation/1.2/faq.html#PGLISTENERFULL"> </text:a>which discusses this in a fair bit of detail; the long and short is that long running transactions have numerous ill effects. They are particularly troublesome on an "origin" node, holding onto locks, preventing vacuums from taking effect, and the like.</text:p>
          <text:p text:style-name="P26">In version 1.2, some of the "evils" should be lessened, because:</text:p>
          <text:list>
            <text:list-item>
              <text:p text:style-name="P26">Events in <text:span text:style-name="Teletype">pg_listener</text:span> are only generated when replication updates are relatively infrequent, which should mean that busy systems won't generate many dead tuples in that table</text:p>
            </text:list-item>
            <text:list-item>
              <text:p text:style-name="P26">The system will periodically rotate (using <text:span text:style-name="Teletype">TRUNCATE</text:span> to clean out the old table) between the two log tables, <text:a xlink:type="simple" xlink:href="http://slony.info/documentation/1.2/table.sl-log-1.html">sl_log_1</text:a> and <text:a xlink:type="simple" xlink:href="http://slony.info/documentation/1.2/table.sl-log-2.html">sl_log_2</text:a>, preventing unbounded growth of dead space there. </text:p>
            </text:list-item>
          </text:list>
        </text:list-item>
        <text:list-item>
          <text:p text:style-name="P26"><text:a xlink:type="simple" xlink:href="http://slony.info/documentation/1.2/failover.html">Failover </text:a>policies should be planned for ahead of time. </text:p>
          <text:p text:style-name="P26">Most pointedly, any node that is expected to be a failover target must have its subscription(s) set up with the option <text:span text:style-name="Teletype">FORWARD = YES</text:span>. Otherwise, that node is not a candidate for being promoted to origin node. </text:p>
          <text:p text:style-name="P26">This may simply involve thinking about what the priority lists should be of what should fail to what, as opposed to trying to automate it. But knowing what to do ahead of time cuts <text:soft-page-break/>down on the number of mistakes made.</text:p>
          <text:p text:style-name="P26">At Afilias, a variety of internal [The 3AM Unhappy DBA's Guide to...] guides have been created to provide checklists of what to do when certain "unhappy" events take place. This sort of material is highly specific to the environment and the set of applications running there, so you would need to generate your own such documents. This is one of the vital components of any disaster recovery preparations.</text:p>
        </text:list-item>
        <text:list-item>
          <text:p text:style-name="P26"><text:a xlink:type="simple" xlink:href="http://slony.info/documentation/1.2/stmtmoveset.html">SLONIK MOVE SET</text:a> should be used to allow preventative maintenance to prevent problems from becoming serious enough to require <text:a xlink:type="simple" xlink:href="http://slony.info/documentation/1.2/failover.html">failover </text:a>. </text:p>
        </text:list-item>
        <text:list-item>
          <text:p text:style-name="P26"><text:span text:style-name="Teletype">VACUUM</text:span> policy needs to be carefully defined.</text:p>
          <text:p text:style-name="P26">As mentioned above, "long running transactions are Evil." <text:span text:style-name="Teletype">VACUUM</text:span>s are no exception in this. A <text:span text:style-name="Teletype">VACUUM</text:span> on a huge table will open a long-running transaction with all the known ill effects.</text:p>
        </text:list-item>
        <text:list-item>
          <text:p text:style-name="P26">If you are using the autovacuum process in recent versions of PostgreSQL, you may wish to leave Slony-I tables out, as Slony-I is a bit more intelligent about vacuuming when it is expected to be conspicuously useful (<text:span text:style-name="T1">e.g.</text:span> - immediately after purging old data) to do so than autovacuum can be. </text:p>
          <text:p text:style-name="P26">See <text:a xlink:type="simple" xlink:href="http://slony.info/documentation/1.2/maintenance.html#MAINTENANCE-AUTOVAC">Section 6.1</text:a> for more details. </text:p>
        </text:list-item>
        <text:list-item>
          <text:p text:style-name="P26">Running all of the <text:a xlink:type="simple" xlink:href="http://slony.info/documentation/1.2/slon.html">slon</text:a> daemons on a central server for each network has proven preferable. </text:p>
          <text:p text:style-name="P26">Each <text:a xlink:type="simple" xlink:href="http://slony.info/documentation/1.2/slon.html">slon</text:a> should run on a host on the same local network as the node that it is servicing, as it does a <text:span text:style-name="T1">lot</text:span> of communications with its database, and that connection needs to be as reliable as possible. </text:p>
          <text:p text:style-name="P26">In theory, the "best" speed might be expected to come from running the <text:a xlink:type="simple" xlink:href="http://slony.info/documentation/1.2/slon.html">slon</text:a> on the database server that it is servicing. </text:p>
          <text:p text:style-name="P26">In practice, strewing <text:a xlink:type="simple" xlink:href="http://slony.info/documentation/1.2/slon.html">slon</text:a> processes and configuration across a dozen servers turns out to be inconvenient to manage.</text:p>
        </text:list-item>
        <text:list-item>
          <text:p text:style-name="P26"><text:a xlink:type="simple" xlink:href="http://slony.info/documentation/1.2/slon.html">slon</text:a> processes should run in the same "network context" as the node that each is responsible for managing so that the connection to that node is a "local" one. Do <text:span text:style-name="T1">not</text:span> run such links across a WAN. Thus, if you have nodes in London and nodes in New York, the <text:a xlink:type="simple" xlink:href="http://slony.info/documentation/1.2/slon.html">slon</text:a>s managing London nodes should run in London, and the <text:a xlink:type="simple" xlink:href="http://slony.info/documentation/1.2/slon.html">slon</text:a>s managing New York nodes should run in New York.</text:p>
          <text:p text:style-name="P26">A WAN outage (or flakiness of the WAN in general) can leave database connections "zombied", and typical TCP/IP behaviour <text:a xlink:type="simple" xlink:href="http://slony.info/documentation/1.2/faq.html#MULTIPLESLONCONNECTIONS">will allow those connections to persist, preventing a slon restart for around two hours. </text:a></text:p>
          <text:p text:style-name="P26">It is not difficult to remedy this; you need only <text:span text:style-name="Teletype">kill SIGINT</text:span> the offending backend connection. But by running the <text:a xlink:type="simple" xlink:href="http://slony.info/documentation/1.2/slon.html">slon</text:a> locally, you will generally not be vulnerable to this condition. </text:p>
        </text:list-item>
        <text:list-item>
          <text:p text:style-name="P26">Before getting too excited about having fallen into some big problem, consider killing and restarting all the <text:a xlink:type="simple" xlink:href="http://slony.info/documentation/1.2/slon.html">slon</text:a> processes. Historically, this has frequently been able to resolve "stickiness." </text:p>
          <text:p text:style-name="P26">With a very few exceptions, it is generally not a big deal to kill off and restart the <text:a xlink:type="simple" xlink:href="http://slony.info/documentation/1.2/slon.html">slon</text:a> processes. Each <text:a xlink:type="simple" xlink:href="http://slony.info/documentation/1.2/slon.html">slon</text:a> connects to one database for which it is the manager, and then connects to other databases as needed to draw in events. If you kill off a <text:a xlink:type="simple" xlink:href="http://slony.info/documentation/1.2/slon.html">slon</text:a>, all you do is to interrupt those connections. If a <text:span text:style-name="Teletype">SYNC</text:span> or other event is sitting there half-processed, there's no problem: the transaction will roll back, and when the <text:a xlink:type="simple" xlink:href="http://slony.info/documentation/1.2/slon.html">slon</text:a> restarts, it will restart that event from scratch.</text:p>
          <text:p text:style-name="P26"><text:soft-page-break/>The exception scenario where it is undesirable to restart a <text:a xlink:type="simple" xlink:href="http://slony.info/documentation/1.2/slon.html">slon</text:a> is where a <text:span text:style-name="Teletype">COPY_SET</text:span> is running on a large replication set, such that stopping the <text:a xlink:type="simple" xlink:href="http://slony.info/documentation/1.2/slon.html">slon</text:a> may discard several hours worth of load work. </text:p>
          <text:p text:style-name="P26">In early versions of Slony-I, it was frequently the case that connections could get a bit "deranged" which restarting <text:a xlink:type="simple" xlink:href="http://slony.info/documentation/1.2/slon.html">slon</text:a>s would clean up. This has become much more rare, but it has occasionally proven useful to restart the <text:a xlink:type="simple" xlink:href="http://slony.info/documentation/1.2/slon.html">slon</text:a>. If there has been any "network derangement", this can clear up the issue of defunct database connections. </text:p>
        </text:list-item>
        <text:list-item>
          <text:p text:style-name="P26">The <text:a xlink:type="simple" xlink:href="http://slony.info/documentation/1.2/ddlchanges.html">Database Schema Changes </text:a>section outlines some practices that have been found useful for handling changes to database schemas. </text:p>
        </text:list-item>
        <text:list-item>
          <text:p text:style-name="P26">Handling of Primary Keys </text:p>
          <text:p text:style-name="P26">Discussed in the section on <text:a xlink:type="simple" xlink:href="http://slony.info/documentation/1.2/definingsets.html">Replication Sets, </text:a>it is <text:span text:style-name="T1">ideal</text:span> if each replicated table has a true primary key constraint; it is <text:span text:style-name="T1">acceptable</text:span> to use a "candidate primary key."</text:p>
          <text:p text:style-name="P26">It is <text:span text:style-name="T1">not recommended</text:span> that a Slony-I-defined key (created via <text:a xlink:type="simple" xlink:href="http://slony.info/documentation/1.2/stmttableaddkey.html">SLONIK TABLE ADD KEY</text:a>) be used to introduce a candidate primary key, as this introduces the possibility that updates to this table can fail due to the introduced unique index, which means that Slony-I has introduced a new failure mode for your application. </text:p>
        </text:list-item>
      </text:list>
      <table:table table:name="Tabela3" table:style-name="Tabela3">
        <table:table-column table:style-name="Tabela3.A"/>
        <table:table-row>
          <table:table-cell table:style-name="Tabela3.A1" office:value-type="string">
            <text:p text:style-name="P190">Warning</text:p>
          </table:table-cell>
        </table:table-row>
        <table:table-row>
          <table:table-cell table:style-name="Tabela3.A2" office:value-type="string">
            <text:p text:style-name="P191">In version 2 of Slony-I, <text:a xlink:type="simple" xlink:href="http://slony.info/documentation/1.2/stmttableaddkey.html">SLONIK TABLE ADD KEY</text:a> is no longer supported. You <text:span text:style-name="T1">must</text:span> have either a true primary key or a candidate primary key. </text:p>
          </table:table-cell>
        </table:table-row>
      </table:table>
      <text:list xml:id="list487694719" text:continue-numbering="true" text:style-name="L19">
        <text:list-item>
          <text:p text:style-name="P26"><text:a xlink:type="simple" xlink:href="http://slony.info/documentation/1.2/definingsets.html#DEFINESETS">Grouping tables into sets</text:a> suggests strategies for determining how to group tables and sequences into replication sets. </text:p>
        </text:list-item>
        <text:list-item>
          <text:p text:style-name="P26">It should be obvious that actions that can delete a lot of data should be taken with great care; the section on <text:a xlink:type="simple" xlink:href="http://slony.info/documentation/1.2/dropthings.html">Dropping things from Slony-I Replication</text:a> discusses the different sorts of "deletion" that Slony-I supports. </text:p>
        </text:list-item>
        <text:list-item>
          <text:p text:style-name="P26"><text:a xlink:type="simple" xlink:href="http://slony.info/documentation/1.2/locking.html">Locking issues </text:a></text:p>
          <text:p text:style-name="P26">Certain Slony-I operations, notably <text:a xlink:type="simple" xlink:href="http://slony.info/documentation/1.2/stmtsetaddtable.html"><text:span text:style-name="Teletype">set add table</text:span></text:a><text:a xlink:type="simple" xlink:href="http://slony.info/documentation/1.2/stmtsetaddtable.html"> </text:a>, <text:a xlink:type="simple" xlink:href="http://slony.info/documentation/1.2/stmtmoveset.html"><text:span text:style-name="Teletype">move set</text:span></text:a><text:a xlink:type="simple" xlink:href="http://slony.info/documentation/1.2/stmtmoveset.html"> </text:a>, <text:a xlink:type="simple" xlink:href="http://slony.info/documentation/1.2/stmtlockset.html"><text:span text:style-name="Teletype">lock set </text:span></text:a>, and <text:a xlink:type="simple" xlink:href="http://slony.info/documentation/1.2/stmtddlscript.html"><text:span text:style-name="Teletype">execute script</text:span></text:a> require acquiring <text:span text:style-name="T1">exclusive locks</text:span> on the tables being replicated. </text:p>
          <text:p text:style-name="P26">Depending on the kind of activity on the databases, this may or may not have the effect of requiring a (hopefully brief) database outage. </text:p>
        </text:list-item>
        <text:list-item>
          <text:p text:style-name="P26">What to do about DDL. </text:p>
          <text:p text:style-name="P26">Slony-I operates via detecting updates to table data via triggers that are attached to those tables. That means that updates that take place via methods that do not fire triggers will not notice those updates. <text:span text:style-name="Teletype">ALTER TABLE</text:span>, <text:span text:style-name="Teletype">CREATE OR REPLACE FUNCTION</text:span>, <text:span text:style-name="Teletype">CREATE TABLE</text:span>, all represent SQL requests that Slony-I has no way to notice. </text:p>
          <text:p text:style-name="P26">A philosophy underlying Slony-I's handling of this is that competent system designers do not write self-modifying code, and database schemas that get modified by the application are an instance of this. It does not try hard to make it convenient to modify database schemas. </text:p>
          <text:p text:style-name="P26">There will be cases where that is necessary, so the <text:a xlink:type="simple" xlink:href="http://slony.info/documentation/1.2/stmtddlscript.html"><text:span text:style-name="Teletype">execute script</text:span></text:a><text:a xlink:type="simple" xlink:href="http://slony.info/documentation/1.2/stmtddlscript.html"> is provided which will apply DDL changes at the same location in the transaction stream on all servers. </text:a></text:p>
          <text:p text:style-name="P26">Unfortunately, this introduces a great deal of locking of database objects. Altering tables requires taking out an exclusive lock on them; doing so via <text:span text:style-name="Teletype">execute script</text:span> requires that Slony-I take out an exclusive lock on <text:span text:style-name="T1">all</text:span> replicated tables. This can prove quite inconvenient if applications are running when running DDL; Slony-I is asking for those <text:soft-page-break/>exclusive table locks, whilst, simultaneously, some application connections are gradually relinquishing locks, whilst others are backing up behind the Slony-I locks. </text:p>
          <text:p text:style-name="P26">One particularly dogmatic position that some hold is that <text:span text:style-name="T1">all</text:span> schema changes should <text:span text:style-name="T1">always</text:span> be propagated using <text:span text:style-name="Teletype">execute script</text:span>. This guarantees that nodes will be consistent, but the costs of locking and deadlocking may be too high for some users.</text:p>
          <text:p text:style-name="P26">At Afilias, our approach has been less dogmatic; there <text:span text:style-name="T1">are</text:span> sorts of changes that <text:span text:style-name="T1">must</text:span> be applied using <text:span text:style-name="Teletype">execute script</text:span>, but we apply others independently.</text:p>
          <text:list>
            <text:list-item>
              <text:p text:style-name="P26">Changes that must be applied using <text:span text:style-name="Teletype">execute script</text:span> </text:p>
              <text:list>
                <text:list-item>
                  <text:p text:style-name="P26">All instances of <text:span text:style-name="Teletype">ALTER TABLE</text:span></text:p>
                </text:list-item>
              </text:list>
            </text:list-item>
            <text:list-item>
              <text:p text:style-name="P26">Changes that are not normally applied using <text:span text:style-name="Teletype">execute script</text:span> </text:p>
              <text:list>
                <text:list-item>
                  <text:p text:style-name="P26"><text:span text:style-name="Teletype">CREATE INDEX</text:span> </text:p>
                </text:list-item>
                <text:list-item>
                  <text:p text:style-name="P26"><text:span text:style-name="Teletype">CREATE TABLE</text:span> </text:p>
                  <text:p text:style-name="P26">Tables that are not being replicated do not require Slony-I "permission". </text:p>
                </text:list-item>
                <text:list-item>
                  <text:p text:style-name="P26"><text:span text:style-name="Teletype">CREATE OR REPLACE FUNCTION </text:span></text:p>
                  <text:p text:style-name="P26">Typically, new versions of functions may be done without Slony-I being "aware" of them. The obvious exception is when a new function is being deployed to accomodate a table alteration; in that case, the new version must be added in in a manner synchronized with the <text:span text:style-name="Teletype">execute script</text:span> for the table alteration. </text:p>
                  <text:p text:style-name="P26">Similarly, <text:span text:style-name="Teletype">CREATE TYPE</text:span>, <text:span text:style-name="Teletype">CREATE AGGREGATE </text:span>, and such will commonly not need to be forcibly applied in "perfectly synchronized" manner across nodes. </text:p>
                </text:list-item>
                <text:list-item>
                  <text:p text:style-name="P26">Security management, such as <text:span text:style-name="Teletype">CREATE USER</text:span>, <text:span text:style-name="Teletype">CREATE ROLE </text:span>, <text:span text:style-name="Teletype">GRANT</text:span>, and such are largely irrelevant to Slony-I as it runs as a "superuser". </text:p>
                  <text:p text:style-name="P26">Indeed, we have frequently found it useful to have different security arrangements on different nodes. Access to the "master" node should be restricted to applications that truly need access to it; "reporting" users commonly are restricted much more there than on subscriber nodes.</text:p>
                </text:list-item>
              </text:list>
            </text:list-item>
          </text:list>
        </text:list-item>
        <text:list-item>
          <text:p text:style-name="P26"><text:bookmark text:name="SLONYUSER"/>Slony-I-specific user names. </text:p>
          <text:p text:style-name="P26">It has proven useful to define a <text:span text:style-name="Teletype">slony</text:span> user for use by Slony-I, as distinct from a generic <text:span text:style-name="Teletype">postgres</text:span> or <text:span text:style-name="Teletype">pgsql</text:span> user. </text:p>
          <text:p text:style-name="P26">If all sorts of automatic "maintenance" activities, such as <text:span text:style-name="Teletype">vacuum</text:span>ing and performing backups, are performed under the "ownership" of a single PostgreSQL user, it turns out to be pretty easy to run into deadlock problems. </text:p>
          <text:p text:style-name="P26">For instance, a series of <text:span text:style-name="Teletype">vacuums</text:span> that unexpectedly run against a database that has a large <text:span text:style-name="Teletype">SUBSCRIBE_SET</text:span> event under way may run into a deadlock which would roll back several hours worth of data copying work.</text:p>
          <text:p text:style-name="P26">If, instead, different maintenance roles are performed by different users, you may, during vital operations such as <text:span text:style-name="Teletype">SUBSCRIBE_SET</text:span>, lock out other users at the <text:span text:style-name="Teletype">pg_hba.conf</text:span> level, only allowing the <text:span text:style-name="Teletype">slony</text:span> user in, which substantially reduces the risk of problems while the subscription is in progress.</text:p>
        </text:list-item>
        <text:list-item>
          <text:p text:style-name="P26">Path configuration </text:p>
          <text:p text:style-name="P26">The section on <text:a xlink:type="simple" xlink:href="http://slony.info/documentation/1.2/plainpaths.html">Path Communications</text:a> discusses the issues surrounding what network <text:soft-page-break/>connections need to be in place in order for Slony-I to function.</text:p>
        </text:list-item>
        <text:list-item>
          <text:p text:style-name="P26">Lowering Authority </text:p>
          <text:p text:style-name="P26">Traditionally, it has been stated that "Slony-I needs to use superuser connections." It turns out that this is not entirely true, and and if there are particular concerns about excessive use of superuser accounts, it is possible to reduce this considerably. </text:p>
          <text:p text:style-name="P26">It is true to say that each <text:a xlink:type="simple" xlink:href="http://slony.info/documentation/1.2/slon.html">slon</text:a> <text:span text:style-name="T1">must</text:span> have a superuser connection in order to manage the node that it is assigned to. It needs to be able to alter the system catalogue in order to set up subscriptions and to process alterations (<text:span text:style-name="T1">e.g</text:span> - to run <text:a xlink:type="simple" xlink:href="http://slony.info/documentation/1.2/stmtddlscript.html">SLONIK EXECUTE SCRIPT</text:a> and other events that may alter the role of replicated tables on the local node). </text:p>
          <text:p text:style-name="P26">However, the connections that <text:a xlink:type="simple" xlink:href="http://slony.info/documentation/1.2/slon.html">slon</text:a> processes open to other nodes to access events and process subcriptions do not need to have nearly so much permission. Indeed, one could set up a "weak user" assigned to all <text:a xlink:type="simple" xlink:href="http://slony.info/documentation/1.2/stmtstorepath.html">SLONIK STORE PATH</text:a> requests. The minimal permissions that this user, let's call it <text:span text:style-name="Teletype">weakuser</text:span>, requires are as follows:</text:p>
          <text:list>
            <text:list-item>
              <text:p text:style-name="P26">It must have read access to the Slony-I-specific namespace </text:p>
            </text:list-item>
            <text:list-item>
              <text:p text:style-name="P26">It must have read access to all tables and sequences in that namespace</text:p>
            </text:list-item>
            <text:list-item>
              <text:p text:style-name="P26">It must have write access to the Slony-I table <text:span text:style-name="Teletype">sl_nodelock</text:span> and sequence <text:span text:style-name="Teletype">sl_nodelock_nl_conncnt_seq</text:span> </text:p>
            </text:list-item>
            <text:list-item>
              <text:p text:style-name="P26">At subscribe time, it must have read access to all of the replicated tables. </text:p>
              <text:p text:style-name="P26">Outside of subscription time, there is no need for access to access to the replicated tables. </text:p>
            </text:list-item>
            <text:list-item>
              <text:p text:style-name="P26">There is some need for read access to tables in pg_catalog; it has not been verified how little access would be suitable. </text:p>
            </text:list-item>
          </text:list>
          <text:p text:style-name="P26">In version 1.3, the tests in the <text:a xlink:type="simple" xlink:href="http://slony.info/documentation/1.2/testbed.html">Section 25</text:a> support using a <text:span text:style-name="Teletype">WEAKUSER</text:span> so that testing can regularly confirm the minimal set of permissions needed to support replication.</text:p>
        </text:list-item>
        <text:list-item>
          <text:p text:style-name="P26">The section on <text:a xlink:type="simple" xlink:href="http://slony.info/documentation/1.2/listenpaths.html">listen paths </text:a>discusses the issues surrounding the table <text:a xlink:type="simple" xlink:href="http://slony.info/documentation/1.2/table.sl-listen.html">sl_listen</text:a>.</text:p>
          <text:p text:style-name="P26">As of Slony-I 1.1, its contents are computed automatically based on the communications information available to Slony-I which should alleviate the problems found in earlier versions where this had to be configured by hand. Many seemingly inexplicable communications failures, where nodes failed to talk to one another even though they technically could, were a result of incorrect listen path configuration. </text:p>
        </text:list-item>
        <text:list-item>
          <text:p text:style-name="P26">Run <text:a xlink:type="simple" xlink:href="http://slony.info/documentation/1.2/monitoring.html#TESTSLONYSTATE">Section 5.1</text:a> frequently to discover configuration problems as early as possible.</text:p>
          <text:p text:style-name="P26">This is a Perl script which connects to a Slony-I node and then rummages through Slony-I configuration looking for quite a variety of conditions that tend to indicate problems, including: </text:p>
          <text:list>
            <text:list-item>
              <text:p text:style-name="P26">Bloating of some config tables</text:p>
            </text:list-item>
            <text:list-item>
              <text:p text:style-name="P26">Analysis of listen paths</text:p>
            </text:list-item>
            <text:list-item>
              <text:p text:style-name="P26">Analysis of event propagation and confirmation</text:p>
            </text:list-item>
          </text:list>
          <text:p text:style-name="P26">If replication mysteriously "isn't working", this tool can run through many of the possible problems for you. </text:p>
          <text:p text:style-name="P26">It will also notice a number of sorts of situations where something has broken. Not only should it be run when problems have been noticed - it should be run frequently (<text:span text:style-name="T1">e.g.</text:span> - hourly, or thereabouts) as a general purpose "health check" for each Slony-I cluster. </text:p>
        </text:list-item>
        <text:list-item>
          <text:p text:style-name="P26"><text:soft-page-break/>Configuring <text:a xlink:type="simple" xlink:href="http://slony.info/documentation/1.2/slon.html">slon</text:a> </text:p>
          <text:p text:style-name="P26">As of version 1.1, <text:a xlink:type="simple" xlink:href="http://slony.info/documentation/1.2/slon.html">slon</text:a> configuration may be drawn either from the command line or from configuration files. "Best" practices have yet to emerge from the two options:</text:p>
        </text:list-item>
      </text:list>
      <text:list xml:id="list1499668011" text:style-name="L20">
        <text:list-item>
          <text:p text:style-name="P27">Configuration via command line options</text:p>
          <text:p text:style-name="P27">This approach has the merit that all the options that are active are visible in the process environment. (And if there are a lot of them, they may be a nuisance to read.)</text:p>
          <text:p text:style-name="P27">Unfortunately, if you invoke <text:a xlink:type="simple" xlink:href="http://slony.info/documentation/1.2/slon.html">slon</text:a> from the command line, you could <text:span text:style-name="T1">forget</text:span> to include <text:a xlink:type="simple" xlink:href="http://slony.info/documentation/1.2/logshipping.html">log shipping</text:a> configuration and thereby destroy the sequence of logs for a log shipping node. </text:p>
        </text:list-item>
        <text:list-item>
          <text:p text:style-name="P27">Unlike when command line options are used, the active options are <text:span text:style-name="T1">not</text:span> visible. They can only be inferred from the name and/or contents of the <text:a xlink:type="simple" xlink:href="http://slony.info/documentation/1.2/slon.html">slon</text:a> configuration file, and will not reflect subsequent changes to the configuration file. </text:p>
          <text:p text:style-name="P27">By putting the options in a file, you won't forget including any of them, so this is safer for <text:a xlink:type="simple" xlink:href="http://slony.info/documentation/1.2/logshipping.html">log shipping</text:a>. </text:p>
        </text:list-item>
      </text:list>
      <text:list xml:id="list1886506803" text:style-name="L21">
        <text:list-item>
          <text:p text:style-name="P28">Things to do when subscribing nodes </text:p>
          <text:p text:style-name="P28">When a new node is running the <text:span text:style-name="Teletype">COPY_SET</text:span> event for a large replication set (<text:span text:style-name="T1">e.g.</text:span> - one which takes several hours to subscribe) it has been found to be desirable to lock all users other than the <text:span text:style-name="Teletype">slony</text:span> user out of the new subscriber because:</text:p>
          <text:p text:style-name="P28">It is also a very good idea to change <text:a xlink:type="simple" xlink:href="http://slony.info/documentation/1.2/slon.html">slon</text:a> configuration for <text:a xlink:type="simple" xlink:href="http://slony.info/documentation/1.2/slon-config-interval.html#SLON-CONFIG-SYNC-INTERVAL">slon_conf_sync_interval</text:a> on the origin node to reduce how many <text:span text:style-name="Teletype">SYNC</text:span> events are generated. If the subscription takes 8 hours, there is little sense in there being 28800 <text:span text:style-name="Teletype">SYNC</text:span>s waiting to be applied. Running a <text:span text:style-name="Teletype">SYNC</text:span> every minute or so is likely to make catching up easier.</text:p>
        </text:list-item>
      </text:list>
      <text:list xml:id="list2032979114" text:style-name="L22">
        <text:list-item>
          <text:p text:style-name="P29">Applications will run into partially-copied, half-baked data that is not totally consistent. </text:p>
        </text:list-item>
        <text:list-item>
          <text:p text:style-name="P29">It is possible for applications (and maintenance scripts) to submit combinations of queries that will get the system into a deadlock situation, thereby terminating the <text:span text:style-name="Teletype">COPY_SET</text:span> event, and requiring the subscription to start over again. </text:p>
        </text:list-item>
      </text:list>
      <text:p text:style-name="Text_20_body">It <text:span text:style-name="T1">may</text:span> be worth considering turning the PostgreSQL <text:span text:style-name="Source_20_Text">fsync</text:span> functionality off during the copying of data, as this will improve performance, and if the database "falls over" during the <text:span text:style-name="Teletype">COPY_SET</text:span> event, you will be restarting the copy of the whole replication set.</text:p>
      <text:list xml:id="list1366466533" text:style-name="L23">
        <text:list-item>
          <text:p text:style-name="P30">Managing use of slonik </text:p>
          <text:p text:style-name="P30">The notes on <text:a xlink:type="simple" xlink:href="http://slony.info/documentation/1.2/usingslonik.html">Using Slonik </text:a>describe some of the lessons learned from managing large numbers of <text:a xlink:type="simple" xlink:href="http://slony.info/documentation/1.2/slonik.html">slonik</text:a> scripts.</text:p>
          <text:p text:style-name="P30">Notable principles that have fallen out of generating many slonik scripts are that: </text:p>
          <text:list>
            <text:list-item>
              <text:p text:style-name="P30">Using "preamble" files is <text:span text:style-name="T1">highly recommended</text:span> as it means that you use heavily-verified preambles over and over.</text:p>
            </text:list-item>
            <text:list-item>
              <text:p text:style-name="P30">Any opportunity that you have to automatically generate configuration whether by drawing it from a database or by using a script that generates repetitively similar elements will help prevent human error.</text:p>
            </text:list-item>
          </text:list>
        </text:list-item>
        <text:list-item>
          <text:p text:style-name="P30">Handling Very Large Replication Sets </text:p>
          <text:p text:style-name="P30">Some users have set up replication on replication sets that are tens to hundreds of gigabytes in size, which puts some added "strain" on the system, in particular where it may take several days for the <text:span text:style-name="Teletype">COPY_SET</text:span> event to complete. Here are some principles that have been observed for dealing with these sorts of situations.</text:p>
        </text:list-item>
      </text:list>
      <text:list xml:id="list1662189048" text:style-name="L24">
        <text:list-item>
          <text:p text:style-name="P31"><text:soft-page-break/>Drop all indices other than the primary key index while the <text:span text:style-name="Teletype">COPY_SET</text:span> event is run. </text:p>
          <text:p text:style-name="P31">When data is copied into a table that has indices on it, PostgreSQL builds the indices incrementally, on the fly. This is much slower than simply copying the data into the table, and then recreating each index "ex nihilo", as the latter can take substantial advantage of sort memory. </text:p>
          <text:p text:style-name="P31">In Slony-I version 1.1.5 and later versions, indices are dropped and recreated automatically, which effectively invalidates this practice.</text:p>
        </text:list-item>
        <text:list-item>
          <text:p text:style-name="P31">If there are large numbers of updates taking place as the large set is being copied, this can lead to the subscriber being behind by some enormous number of <text:span text:style-name="Teletype">SYNC</text:span> events.</text:p>
          <text:p text:style-name="P31">If a <text:span text:style-name="Teletype">SYNC </text:span>is generated about once per second, that leads to the subscriber "falling behind" by around 90,000 <text:span text:style-name="Teletype">SYNC</text:span>s per day, possibly for several days. </text:p>
          <text:p text:style-name="P31">There will correspondingly be an <text:span text:style-name="T1">enormous</text:span> growth of <text:a xlink:type="simple" xlink:href="http://slony.info/documentation/1.2/table.sl-log-1.html">sl_log_1</text:a>, <text:a xlink:type="simple" xlink:href="http://slony.info/documentation/1.2/table.sl-log-2.html">sl_log_2</text:a>, and <text:a xlink:type="simple" xlink:href="http://slony.info/documentation/1.2/table.sl-seqlog.html">sl_seqlog</text:a>. Unfortunately, once the <text:span text:style-name="Teletype">COPY_SET</text:span> completes, users have found that the queries against these tables wind up reverting to <text:span text:style-name="Teletype">Seq Scans</text:span> so that even though a particular <text:span text:style-name="Teletype">SYNC</text:span> processing event is only processing a small number of those 90,000 <text:span text:style-name="Teletype">SYNC</text:span> events, it still reads through the entire table. In such a case, you may never see replication catch up.</text:p>
          <text:p text:style-name="P31">Several things can be done that will help, involving careful selection of <text:a xlink:type="simple" xlink:href="http://slony.info/documentation/1.2/slon.html">slon</text:a> parameters:</text:p>
        </text:list-item>
      </text:list>
      <text:list xml:id="list1023617703" text:style-name="L25">
        <text:list-item>
          <text:p text:style-name="P32">Ensure that there exists, on the "master" node, an index on <text:span text:style-name="Source_20_Text">sl_log_1(log_xid)</text:span>. If it doesn't exist, as the Slony-I instance was set up before version 1.1.1, see <text:span text:style-name="Teletype">slony1_base.sql </text:span>for the exact form that the index setup should take. </text:p>
          <text:p text:style-name="P32">In 1.2 and later versions, there is a process that runs automatically to add partial indexes by origin node number, which should be the optimal form for such an index to take. </text:p>
        </text:list-item>
        <text:list-item>
          <text:p text:style-name="P32">On the subscriber's <text:a xlink:type="simple" xlink:href="http://slony.info/documentation/1.2/slon.html">slon</text:a>, increase the number of <text:span text:style-name="Teletype">SYNC</text:span> events processed together, with the <text:a xlink:type="simple" xlink:href="http://slony.info/documentation/1.2/slon-config-interval.html#SLON-CONFIG-SYNC-GROUP-MAXSIZE">slon_conf_sync_group_maxsize</text:a> parameter to some value that allows it to process a significant portion of the outstanding <text:span text:style-name="Teletype">SYNC</text:span> events. </text:p>
        </text:list-item>
        <text:list-item>
          <text:p text:style-name="P32">On the subscriber's <text:a xlink:type="simple" xlink:href="http://slony.info/documentation/1.2/slon.html">slon</text:a>, set the <text:a xlink:type="simple" xlink:href="http://slony.info/documentation/1.2/slon-config-interval.html#SLON-CONFIG-DESIRED-SYNC-TIME">desired_sync_time</text:a> to 0, as the adaptive <text:span text:style-name="Teletype">SYNC</text:span> grouping system will start with small groupings that will, under these circumstances, perform poorly. </text:p>
        </text:list-item>
        <text:list-item>
          <text:p text:style-name="P32">Increase the <text:a xlink:type="simple" xlink:href="http://slony.info/documentation/1.2/slon-config-interval.html#SLON-CONFIG-SYNC-INTERVAL">slon_conf_sync_interval</text:a> on the origin's <text:a xlink:type="simple" xlink:href="http://slony.info/documentation/1.2/slon.html">slon</text:a> so that <text:span text:style-name="Teletype">SYNC</text:span> events are generated less frequently. If a <text:span text:style-name="Teletype">SYNC</text:span> is only generated once per minute instead of once per second, that will cut down the number of events by a factor of 60. </text:p>
        </text:list-item>
      </text:list>
      <text:list xml:id="list1680832117" text:style-name="L26">
        <text:list-item>
          <text:p text:style-name="P33">It is likely to be worthwhile to use <text:a xlink:type="simple" xlink:href="http://slony.info/documentation/1.2/slon-config-interval.html#SLON-CONFIG-VAC-FREQUENCY">slon_conf_vac_frequency</text:a> to deactivate <text:a xlink:type="simple" xlink:href="http://slony.info/documentation/1.2/slon.html">slon</text:a>-initiated vacuuming in favor of running your own vacuum scripts, as there will be a buildup of unpurgeable data while the data is copied and the subscriber starts to catch up. </text:p>
        </text:list-item>
      </text:list>
      <text:p text:style-name="Standard"/>
      <text:p text:style-name="Standard"/>
      <text:h text:style-name="Heading_20_1" text:outline-level="1"><text:bookmark text:name="FIRSTDB"/>2. Replicating Your First Database</text:h>
      <text:p text:style-name="Text_20_body"><text:bookmark text:name="AEN1410"/>In this example, we will be replicating a brand new pgbench database. The mechanics of replicating an existing database are covered here, however we recommend that you learn how Slony-I functions by using a fresh new non-production database.</text:p>
      <text:p text:style-name="Text_20_body">Note that pgbench is a "benchmark" tool that is in the PostgreSQL set of <text:span text:style-name="Teletype">contrib</text:span> tools. If you build PostgreSQL from source, you can readily head to <text:span text:style-name="Teletype">contrib/pgbench</text:span> and do a <text:span text:style-name="Teletype">make install</text:span> to build and install it; you may discover that included in packaged binary PostgreSQL installations.</text:p>
      <text:p text:style-name="Text_20_body"><text:soft-page-break/>The Slony-I replication engine is trigger-based, allowing us to replicate databases (or portions thereof) running under the same postmaster.</text:p>
      <text:p text:style-name="Text_20_body">This example will show how to replicate the pgbench database running on localhost (master) to the pgbench slave database also running on localhost (slave). We make a couple of assumptions about your PostgreSQL configuration: </text:p>
      <text:list xml:id="list1049187121" text:style-name="L27">
        <text:list-item>
          <text:p text:style-name="P34">You have <text:span text:style-name="Teletype">tcpip_socket=true</text:span> in your <text:span text:style-name="Teletype">postgresql.conf</text:span>;</text:p>
          <text:p text:style-name="P2"><text:span text:style-name="T2">Note: </text:span>This is no longer needed for PostgreSQL 8.0 and later versions.</text:p>
        </text:list-item>
        <text:list-item>
          <text:p text:style-name="P34">You have enabled access in your cluster(s) via <text:span text:style-name="Teletype">pg_hba.conf</text:span></text:p>
        </text:list-item>
      </text:list>
      <text:p text:style-name="Text_20_body">The <text:span text:style-name="Teletype">REPLICATIONUSER</text:span> needs to be a PostgreSQL superuser. This is typically postgres or pgsql, although in complex environments it is quite likely a good idea to define a <text:span text:style-name="Teletype">slony</text:span> user to distinguish between the roles.</text:p>
      <text:p text:style-name="Text_20_body">You should also set the following shell variables: </text:p>
      <text:list xml:id="list1117847572" text:style-name="L28">
        <text:list-item>
          <text:p text:style-name="P35"><text:span text:style-name="Teletype">CLUSTERNAME</text:span>=slony_example</text:p>
        </text:list-item>
        <text:list-item>
          <text:p text:style-name="P35"><text:span text:style-name="Teletype">MASTERDBNAME</text:span>=pgbench</text:p>
        </text:list-item>
        <text:list-item>
          <text:p text:style-name="P35"><text:span text:style-name="Teletype">SLAVEDBNAME</text:span>=pgbenchslave</text:p>
        </text:list-item>
        <text:list-item>
          <text:p text:style-name="P35"><text:span text:style-name="Teletype">MASTERHOST</text:span>=localhost</text:p>
        </text:list-item>
        <text:list-item>
          <text:p text:style-name="P35"><text:span text:style-name="Teletype">SLAVEHOST</text:span>=localhost</text:p>
        </text:list-item>
        <text:list-item>
          <text:p text:style-name="P35"><text:span text:style-name="Teletype">REPLICATIONUSER</text:span>=pgsql</text:p>
        </text:list-item>
        <text:list-item>
          <text:p text:style-name="P35"><text:span text:style-name="Teletype">PGBENCHUSER</text:span>=pgbench</text:p>
        </text:list-item>
      </text:list>
      <text:p text:style-name="Text_20_body">Here are a couple of examples for setting variables in common shells: </text:p>
      <text:list xml:id="list1864024268" text:style-name="L29">
        <text:list-item>
          <text:p text:style-name="P36">bash, sh, ksh <text:span text:style-name="Teletype">export CLUSTERNAME=slony_example</text:span></text:p>
        </text:list-item>
        <text:list-item>
          <text:p text:style-name="P36">(t)csh: <text:span text:style-name="Teletype">setenv CLUSTERNAME slony_example</text:span></text:p>
        </text:list-item>
      </text:list>
      <table:table table:name="Tabela4" table:style-name="Tabela4">
        <table:table-column table:style-name="Tabela4.A"/>
        <table:table-row>
          <table:table-cell table:style-name="Tabela4.A1" office:value-type="string">
            <text:p text:style-name="P190">Warning</text:p>
          </table:table-cell>
        </table:table-row>
        <table:table-row>
          <table:table-cell table:style-name="Tabela4.A2" office:value-type="string">
            <text:p text:style-name="P191">If you're changing these variables to use different hosts for <text:span text:style-name="Teletype">MASTERHOST</text:span> and <text:span text:style-name="Teletype">SLAVEHOST</text:span>, be sure <text:span text:style-name="T1">not</text:span> to use localhost for either of them. This will result in an error similar to the following:</text:p>
            <text:p text:style-name="P191"><text:span text:style-name="Teletype">ERROR remoteListenThread_1: db_getLocalNodeId() returned 2 - wrong database?</text:span></text:p>
          </table:table-cell>
        </table:table-row>
      </table:table>
      <text:h text:style-name="Heading_20_2" text:outline-level="2"><text:bookmark text:name="AEN1484"/>2.1. Creating the pgbench user</text:h>
      <text:p text:style-name="Text_20_body"><text:span text:style-name="Teletype">createuser -A -D $PGBENCHUSER</text:span></text:p>
      <text:h text:style-name="Heading_20_2" text:outline-level="2"><text:bookmark text:name="AEN1489"/>2.2. Preparing the databases</text:h>
      <text:p text:style-name="Preformatted_20_Text">createdb -O $PGBENCHUSER -h $MASTERHOST $MASTERDBNAME</text:p>
      <text:p text:style-name="Preformatted_20_Text">createdb -O $PGBENCHUSER -h $SLAVEHOST $SLAVEDBNAME</text:p>
      <text:p text:style-name="P173">pgbench -i -s 1 -U $PGBENCHUSER -h $MASTERHOST $MASTERDBNAME</text:p>
      <text:p text:style-name="Text_20_body">One of the tables created by pgbench, <text:span text:style-name="Teletype">history</text:span>, does not have a primary key. In earlier versions of Slony-I, a <text:a xlink:type="simple" xlink:href="http://slony.info/documentation/1.2/slonik.html">slonik</text:a> command called <text:a xlink:type="simple" xlink:href="http://slony.info/documentation/1.2/stmttableaddkey.html">SLONIK TABLE ADD KEY</text:a> could be used to introduce one. <text:soft-page-break/>This caused a number of problems, and so this feature has been removed in version 2 of Slony-I. It now <text:span text:style-name="T1">requires</text:span> that there is a suitable candidate primary key. </text:p>
      <text:p text:style-name="Text_20_body">The following SQL requests will establish a proper primary key on this table: </text:p>
      <text:p text:style-name="Preformatted_20_Text">psql -U $PGBENCHUSER -h $HOST1 -d $MASTERDBNAME -c "begin; alter table</text:p>
      <text:p text:style-name="Preformatted_20_Text">history add column id serial; update history set id =</text:p>
      <text:p text:style-name="Preformatted_20_Text">nextval('history_id_seq'); alter table history add primary key(id);</text:p>
      <text:p text:style-name="P173">commit"</text:p>
      <text:p text:style-name="Text_20_body">Because Slony-I depends on the databases having the pl/pgSQL procedural language installed, we better install it now. It is possible that you have installed pl/pgSQL into the template1 database in which case you can skip this step because it's already installed into the <text:span text:style-name="Teletype">$MASTERDBNAME</text:span>. </text:p>
      <text:p text:style-name="P173">createlang -h $MASTERHOST plpgsql $MASTERDBNAME</text:p>
      <text:p text:style-name="Text_20_body">Slony-I does not automatically copy table definitions from a master when a slave subscribes to it, so we need to import this data. We do this with pg_dump. </text:p>
      <text:p text:style-name="P173">pg_dump -s -U $REPLICATIONUSER -h $MASTERHOST $MASTERDBNAME | psql -U $REPLICATIONUSER -h $SLAVEHOST $SLAVEDBNAME</text:p>
      <text:p text:style-name="Text_20_body">To illustrate how Slony-I allows for on the fly replication subscription, let's start up pgbench. If you run the pgbench application in the foreground of a separate terminal window, you can stop and restart it with different parameters at any time. You'll need to re-export the variables again so they are available in this session as well.</text:p>
      <text:p text:style-name="Text_20_body">The typical command to run pgbench would look like: </text:p>
      <text:p text:style-name="P173">pgbench -s 1 -c 5 -t 1000 -U $PGBENCHUSER -h $MASTERHOST $MASTERDBNAME</text:p>
      <text:p text:style-name="Text_20_body">This will run pgbench with 5 concurrent clients each processing 1000 transactions against the pgbench database running on localhost as the pgbench user.</text:p>
      <text:h text:style-name="Heading_20_2" text:outline-level="2"><text:bookmark text:name="AEN1520"/>2.3. Configuring the Database for Replication.</text:h>
      <text:p text:style-name="Text_20_body">Creating the configuration tables, stored procedures, triggers and configuration is all done through the <text:a xlink:type="simple" xlink:href="http://slony.info/documentation/1.2/slonik.html">slonik</text:a> tool. It is a specialized scripting aid that mostly calls stored procedures in the master/slave (node) databases. </text:p>
      <text:p text:style-name="Text_20_body">The example that follows uses <text:a xlink:type="simple" xlink:href="http://slony.info/documentation/1.2/slonik.html">slonik</text:a> directly (or embedded directly into scripts). This is not necessarily the most pleasant way to get started; there exist tools for building <text:a xlink:type="simple" xlink:href="http://slony.info/documentation/1.2/slonik.html">slonik</text:a> scripts under the <text:span text:style-name="Teletype">tools</text:span> directory, including:</text:p>
      <text:list xml:id="list1260159638" text:style-name="L30">
        <text:list-item>
          <text:p text:style-name="P37"><text:a xlink:type="simple" xlink:href="http://slony.info/documentation/1.2/adminscripts.html#ALTPERL">Section 21.1</text:a> - a set of Perl scripts that build <text:a xlink:type="simple" xlink:href="http://slony.info/documentation/1.2/slonik.html">slonik</text:a> scripts based on a single <text:span text:style-name="Teletype">slon_tools.conf</text:span> file. </text:p>
        </text:list-item>
        <text:list-item>
          <text:p text:style-name="P37"><text:a xlink:type="simple" xlink:href="http://slony.info/documentation/1.2/adminscripts.html#MKSLONCONF">Section 21.2</text:a> - a shell script (<text:span text:style-name="T1">e.g.</text:span> - works with Bash) which, based either on self-contained configuration or on shell environment variables, generates a set of <text:a xlink:type="simple" xlink:href="http://slony.info/documentation/1.2/slonik.html">slonik</text:a> scripts to configure a whole cluster. </text:p>
        </text:list-item>
      </text:list>
      <text:h text:style-name="Heading_20_3" text:outline-level="3"><text:bookmark text:name="AEN1539"/>2.3.1. Using slonik command directly</text:h>
      <text:p text:style-name="Text_20_body">The traditional approach to administering slony is to craft slonik commands directly. An example of this given here. </text:p>
      <text:p text:style-name="Text_20_body">The script to create the initial configuration for the simple master-slave setup of our pgbench database looks like this:</text:p>
      <text:p text:style-name="Preformatted_20_Text"><text:soft-page-break/>#!/bin/sh</text:p>
      <text:p text:style-name="Preformatted_20_Text"/>
      <text:p text:style-name="Preformatted_20_Text">slonik &lt;&lt;_EOF_</text:p>
      <text:p text:style-name="Preformatted_20_Text"><text:s text:c="8"/>#--</text:p>
      <text:p text:style-name="Preformatted_20_Text"><text:s text:c="8"/># define the namespace the replication system uses in our example it is</text:p>
      <text:p text:style-name="Preformatted_20_Text"><text:s text:c="8"/># slony_example</text:p>
      <text:p text:style-name="Preformatted_20_Text"><text:s text:c="8"/>#--</text:p>
      <text:p text:style-name="Preformatted_20_Text"><text:s text:c="8"/>cluster name = $CLUSTERNAME;</text:p>
      <text:p text:style-name="Preformatted_20_Text"/>
      <text:p text:style-name="Preformatted_20_Text"><text:s text:c="8"/>#--</text:p>
      <text:p text:style-name="Preformatted_20_Text"><text:s text:c="8"/># admin conninfo's are used by slonik to connect to the nodes one for each</text:p>
      <text:p text:style-name="Preformatted_20_Text"><text:s text:c="8"/># node on each side of the cluster, the syntax is that of PQconnectdb in</text:p>
      <text:p text:style-name="Preformatted_20_Text"><text:s text:c="8"/># the C-API</text:p>
      <text:p text:style-name="Preformatted_20_Text"><text:s text:c="8"/># --</text:p>
      <text:p text:style-name="Preformatted_20_Text"><text:s text:c="8"/>node 1 admin conninfo = 'dbname=$MASTERDBNAME host=$MASTERHOST user=$REPLICATIONUSER';</text:p>
      <text:p text:style-name="Preformatted_20_Text"><text:s text:c="8"/>node 2 admin conninfo = 'dbname=$SLAVEDBNAME host=$SLAVEHOST user=$REPLICATIONUSER';</text:p>
      <text:p text:style-name="Preformatted_20_Text"/>
      <text:p text:style-name="Preformatted_20_Text"><text:s text:c="8"/>#--</text:p>
      <text:p text:style-name="Preformatted_20_Text"><text:s text:c="8"/># init the first node. <text:s/>Its id MUST be 1. <text:s/>This creates the schema</text:p>
      <text:p text:style-name="Preformatted_20_Text"><text:s text:c="8"/># _$CLUSTERNAME containing all replication system specific database</text:p>
      <text:p text:style-name="Preformatted_20_Text"><text:s text:c="8"/># objects.</text:p>
      <text:p text:style-name="Preformatted_20_Text"/>
      <text:p text:style-name="Preformatted_20_Text"><text:s text:c="8"/>#--</text:p>
      <text:p text:style-name="Preformatted_20_Text"><text:s text:c="8"/>init cluster ( id=1, comment = 'Master Node');</text:p>
      <text:p text:style-name="Preformatted_20_Text"><text:s/></text:p>
      <text:p text:style-name="Preformatted_20_Text"><text:s text:c="8"/>#--</text:p>
      <text:p text:style-name="Preformatted_20_Text"><text:s text:c="8"/># Slony-I organizes tables into sets. <text:s/>The smallest unit a node can</text:p>
      <text:p text:style-name="Preformatted_20_Text"><text:s text:c="8"/># subscribe is a set. <text:s/>The following commands create one set containing</text:p>
      <text:p text:style-name="Preformatted_20_Text"><text:s text:c="8"/># all 4 pgbench tables. <text:s/>The master or origin of the set is node 1.</text:p>
      <text:p text:style-name="Preformatted_20_Text"><text:s text:c="8"/>#--</text:p>
      <text:p text:style-name="Preformatted_20_Text"><text:s text:c="8"/>create set (id=1, origin=1, comment='All pgbench tables');</text:p>
      <text:p text:style-name="Preformatted_20_Text"><text:s text:c="8"/>set add table (set id=1, origin=1, id=1, fully qualified name = 'public.accounts', comment='accounts table');</text:p>
      <text:p text:style-name="Preformatted_20_Text"><text:s text:c="8"/>set add table (set id=1, origin=1, id=2, fully qualified name = 'public.branches', comment='branches table');</text:p>
      <text:p text:style-name="Preformatted_20_Text"><text:s text:c="8"/>set add table (set id=1, origin=1, id=3, fully qualified name = 'public.tellers', comment='tellers table');</text:p>
      <text:p text:style-name="Preformatted_20_Text"><text:s text:c="8"/>set add table (set id=1, origin=1, id=4, fully qualified name = 'public.history', comment='history table');</text:p>
      <text:p text:style-name="Preformatted_20_Text"/>
      <text:p text:style-name="Preformatted_20_Text"><text:s text:c="8"/>#--</text:p>
      <text:p text:style-name="Preformatted_20_Text"><text:s text:c="8"/># Create the second node (the slave) tell the 2 nodes how to connect to</text:p>
      <text:p text:style-name="Preformatted_20_Text"><text:s text:c="8"/># each other and how they should listen for events.</text:p>
      <text:p text:style-name="Preformatted_20_Text"><text:s text:c="8"/>#--</text:p>
      <text:p text:style-name="Preformatted_20_Text"/>
      <text:p text:style-name="Preformatted_20_Text"><text:s text:c="8"/>store node (id=2, comment = 'Slave node', event node=1);</text:p>
      <text:p text:style-name="Preformatted_20_Text"><text:s text:c="8"/>store path (server = 1, client = 2, conninfo='dbname=$MASTERDBNAME host=$MASTERHOST user=$REPLICATIONUSER');</text:p>
      <text:p text:style-name="Preformatted_20_Text"><text:s text:c="8"/>store path (server = 2, client = 1, conninfo='dbname=$SLAVEDBNAME host=$SLAVEHOST user=$REPLICATIONUSER');</text:p>
      <text:p text:style-name="P173">_EOF_</text:p>
      <text:p text:style-name="Text_20_body">Is the pgbench still running? If not, then start it again.</text:p>
      <text:p text:style-name="Text_20_body">At this point we have 2 databases that are fully prepared. One is the master database in which pgbench is busy accessing and changing rows. It's now time to start the replication daemons.</text:p>
      <text:p text:style-name="Text_20_body">On $MASTERHOST the command to start the replication engine is </text:p>
      <text:p text:style-name="P173">slon $CLUSTERNAME "dbname=$MASTERDBNAME user=$REPLICATIONUSER host=$MASTERHOST"</text:p>
      <text:p text:style-name="Text_20_body"><text:soft-page-break/>Likewise we start the replication system on node 2 (the slave) </text:p>
      <text:p text:style-name="P173">slon $CLUSTERNAME "dbname=$SLAVEDBNAME user=$REPLICATIONUSER host=$SLAVEHOST"</text:p>
      <text:p text:style-name="Text_20_body">Even though we have the <text:a xlink:type="simple" xlink:href="http://slony.info/documentation/1.2/slon.html">slon</text:a> running on both the master and slave, and they are both spitting out diagnostics and other messages, we aren't replicating any data yet. The notices you are seeing is the synchronization of cluster configurations between the 2 <text:a xlink:type="simple" xlink:href="http://slony.info/documentation/1.2/slon.html">slon</text:a> processes.</text:p>
      <text:p text:style-name="Text_20_body">To start replicating the 4 pgbench tables (set 1) from the master (node id 1) the the slave (node id 2), execute the following script. </text:p>
      <text:p text:style-name="Preformatted_20_Text">#!/bin/sh</text:p>
      <text:p text:style-name="Preformatted_20_Text">slonik &lt;&lt;_EOF_</text:p>
      <text:p text:style-name="Preformatted_20_Text"><text:s text:c="9"/># ----</text:p>
      <text:p text:style-name="Preformatted_20_Text"><text:s text:c="9"/># This defines which namespace the replication system uses</text:p>
      <text:p text:style-name="Preformatted_20_Text"><text:s text:c="9"/># ----</text:p>
      <text:p text:style-name="Preformatted_20_Text"><text:s text:c="9"/>cluster name = $CLUSTERNAME;</text:p>
      <text:p text:style-name="Preformatted_20_Text"/>
      <text:p text:style-name="Preformatted_20_Text"><text:s text:c="9"/># ----</text:p>
      <text:p text:style-name="Preformatted_20_Text"><text:s text:c="9"/># Admin conninfo's are used by the slonik program to connect</text:p>
      <text:p text:style-name="Preformatted_20_Text"><text:s text:c="9"/># to the node databases. <text:s/>So these are the PQconnectdb arguments</text:p>
      <text:p text:style-name="Preformatted_20_Text"><text:s text:c="9"/># that connect from the administrators workstation (where</text:p>
      <text:p text:style-name="Preformatted_20_Text"><text:s text:c="9"/># slonik is executed).</text:p>
      <text:p text:style-name="Preformatted_20_Text"><text:s text:c="9"/># ----</text:p>
      <text:p text:style-name="Preformatted_20_Text"><text:s text:c="9"/>node 1 admin conninfo = 'dbname=$MASTERDBNAME host=$MASTERHOST user=$REPLICATIONUSER';</text:p>
      <text:p text:style-name="Preformatted_20_Text"><text:s text:c="9"/>node 2 admin conninfo = 'dbname=$SLAVEDBNAME host=$SLAVEHOST user=$REPLICATIONUSER';</text:p>
      <text:p text:style-name="Preformatted_20_Text"/>
      <text:p text:style-name="Preformatted_20_Text"><text:s text:c="9"/># ----</text:p>
      <text:p text:style-name="Preformatted_20_Text"><text:s text:c="9"/># Node 2 subscribes set 1</text:p>
      <text:p text:style-name="Preformatted_20_Text"><text:s text:c="9"/># ----</text:p>
      <text:p text:style-name="Preformatted_20_Text"><text:s text:c="9"/>subscribe set ( id = 1, provider = 1, receiver = 2, forward = no);</text:p>
      <text:p text:style-name="P173">_EOF_</text:p>
      <text:p text:style-name="Text_20_body">Any second now, the replication daemon on <text:span text:style-name="Teletype">$SLAVEHOST</text:span> will start to copy the current content of all 4 replicated tables. While doing so, of course, the pgbench application will continue to modify the database. When the copy process is finished, the replication daemon on <text:span text:style-name="Teletype">$SLAVEHOST</text:span> will start to catch up by applying the accumulated replication log. It will do this in little steps, initially doing about 10 seconds worth of application work at a time. Depending on the performance of the two systems involved, the sizing of the two databases, the actual transaction load and how well the two databases are tuned and maintained, this catchup process may be a matter of minutes, hours, or eons.</text:p>
      <text:p text:style-name="Text_20_body">If you encounter problems getting this working, check over the logs for the <text:a xlink:type="simple" xlink:href="http://slony.info/documentation/1.2/slon.html">slon</text:a> processes, as error messages are likely to be suggestive of the nature of the problem. The tool <text:a xlink:type="simple" xlink:href="http://slony.info/documentation/1.2/monitoring.html#TESTSLONYSTATE">Section 5.1</text:a> is also useful for diagnosing problems with nearly-functioning replication clusters.</text:p>
      <text:p text:style-name="Text_20_body">You have now successfully set up your first basic master/slave replication system, and the 2 databases should, once the slave has caught up, contain identical data. That's the theory, at least. In practice, it's good to build confidence by verifying that the datasets are in fact the same.</text:p>
      <text:p text:style-name="Text_20_body">The following script will create ordered dumps of the 2 databases and compare them. Make sure that pgbench has completed, so that there are no new updates hitting the origin node, and that your slon sessions have caught up.</text:p>
      <text:p text:style-name="Preformatted_20_Text">#!/bin/sh</text:p>
      <text:p text:style-name="Preformatted_20_Text">echo -n "**** comparing sample1 ... "</text:p>
      <text:p text:style-name="Preformatted_20_Text">psql -U $REPLICATIONUSER -h $MASTERHOST $MASTERDBNAME &gt;dump.tmp.1.$$ &lt;&lt;_EOF_</text:p>
      <text:p text:style-name="Preformatted_20_Text"><text:s text:c="9"/>select 'accounts:'::text, aid, bid, abalance, filler</text:p>
      <text:p text:style-name="Preformatted_20_Text"><text:s text:c="18"/>from accounts order by aid;</text:p>
      <text:p text:style-name="Preformatted_20_Text"><text:soft-page-break/><text:s text:c="9"/>select 'branches:'::text, bid, bbalance, filler</text:p>
      <text:p text:style-name="Preformatted_20_Text"><text:s text:c="18"/>from branches order by bid;</text:p>
      <text:p text:style-name="Preformatted_20_Text"><text:s text:c="9"/>select 'tellers:'::text, tid, bid, tbalance, filler</text:p>
      <text:p text:style-name="Preformatted_20_Text"><text:s text:c="18"/>from tellers order by tid;</text:p>
      <text:p text:style-name="Preformatted_20_Text"><text:s text:c="9"/>select 'history:'::text, tid, bid, aid, delta, mtime, filler,</text:p>
      <text:p text:style-name="Preformatted_20_Text"><text:s text:c="18"/>"_Slony-I_${CLUSTERNAME}_rowID"</text:p>
      <text:p text:style-name="Preformatted_20_Text"><text:s text:c="18"/>from history order by "_Slony-I_${CLUSTERNAME}_rowID";</text:p>
      <text:p text:style-name="Preformatted_20_Text">_EOF_</text:p>
      <text:p text:style-name="Preformatted_20_Text">psql -U $REPLICATIONUSER -h $SLAVEHOST $SLAVEDBNAME &gt;dump.tmp.2.$$ &lt;&lt;_EOF_</text:p>
      <text:p text:style-name="Preformatted_20_Text"><text:s text:c="9"/>select 'accounts:'::text, aid, bid, abalance, filler</text:p>
      <text:p text:style-name="Preformatted_20_Text"><text:s text:c="18"/>from accounts order by aid;</text:p>
      <text:p text:style-name="Preformatted_20_Text"><text:s text:c="9"/>select 'branches:'::text, bid, bbalance, filler</text:p>
      <text:p text:style-name="Preformatted_20_Text"><text:s text:c="18"/>from branches order by bid;</text:p>
      <text:p text:style-name="Preformatted_20_Text"><text:s text:c="9"/>select 'tellers:'::text, tid, bid, tbalance, filler</text:p>
      <text:p text:style-name="Preformatted_20_Text"><text:s text:c="18"/>from tellers order by tid;</text:p>
      <text:p text:style-name="Preformatted_20_Text"><text:s text:c="9"/>select 'history:'::text, tid, bid, aid, delta, mtime, filler,</text:p>
      <text:p text:style-name="Preformatted_20_Text"><text:s text:c="18"/>"_Slony-I_${CLUSTERNAME}_rowID"</text:p>
      <text:p text:style-name="Preformatted_20_Text"><text:s text:c="18"/>from history order by "_Slony-I_${CLUSTERNAME}_rowID";</text:p>
      <text:p text:style-name="Preformatted_20_Text">_EOF_</text:p>
      <text:p text:style-name="Preformatted_20_Text"/>
      <text:p text:style-name="Preformatted_20_Text">if diff dump.tmp.1.$$ dump.tmp.2.$$ &gt;$CLUSTERNAME.diff ; then</text:p>
      <text:p text:style-name="Preformatted_20_Text"><text:s text:c="9"/>echo "success - databases are equal."</text:p>
      <text:p text:style-name="Preformatted_20_Text"><text:s text:c="9"/>rm dump.tmp.?.$$</text:p>
      <text:p text:style-name="Preformatted_20_Text"><text:s text:c="9"/>rm $CLUSTERNAME.diff</text:p>
      <text:p text:style-name="Preformatted_20_Text">else</text:p>
      <text:p text:style-name="Preformatted_20_Text"><text:s text:c="9"/>echo "FAILED - see $CLUSTERNAME.diff for database differences"</text:p>
      <text:p text:style-name="P173">fi</text:p>
      <text:p text:style-name="Text_20_body">Note that there is somewhat more sophisticated documentation of the process in the Slony-I source code tree in a file called <text:span text:style-name="Teletype">slony-I-basic-mstr-slv.txt</text:span>.</text:p>
      <text:p text:style-name="Text_20_body">If this script returns <text:span text:style-name="Teletype">FAILED</text:span> please contact the developers at <text:a xlink:type="simple" xlink:href="http://slony.info/" office:target-frame-name="_top" xlink:show="replace">http://slony.info/</text:a>. Be sure to be prepared with useful diagnostic information including the logs generated by <text:a xlink:type="simple" xlink:href="http://slony.info/documentation/1.2/slon.html">slon</text:a> processes and the output of <text:a xlink:type="simple" xlink:href="http://slony.info/documentation/1.2/monitoring.html#TESTSLONYSTATE">Section 5.1</text:a>. </text:p>
      <text:h text:style-name="Heading_20_3" text:outline-level="3"><text:bookmark text:name="AEN1578"/>2.3.2. Using the altperl scripts</text:h>
      <text:p text:style-name="Text_20_body"><text:bookmark text:name="AEN1580"/>Using the <text:a xlink:type="simple" xlink:href="http://slony.info/documentation/1.2/adminscripts.html#ALTPERL">Section 21.1</text:a> scripts is an alternative way to get started; it allows you to avoid writing slonik scripts, at least for some of the simple ways of configuring Slony-I. The <text:span text:style-name="Teletype">slonik_build_env</text:span> script will generate output providing details you need to build a <text:span text:style-name="Teletype">slon_tools.conf</text:span>, which is required by these scripts. An example <text:span text:style-name="Teletype">slon_tools.conf</text:span> is provided in the distribution to get you started. The altperl scripts all reference this central configuration file centralize cluster configuration information. Once slon_tools.conf has been created, you can proceed as follows:</text:p>
      <text:p text:style-name="Preformatted_20_Text"># Initialize cluster:</text:p>
      <text:p text:style-name="Preformatted_20_Text">$ slonik_init_cluster <text:s/>| slonik </text:p>
      <text:p text:style-name="Preformatted_20_Text"/>
      <text:p text:style-name="Preformatted_20_Text"># Start slon <text:s/>(here 1 and 2 are node numbers)</text:p>
      <text:p text:style-name="Preformatted_20_Text">$ slon_start 1 <text:s text:c="3"/></text:p>
      <text:p text:style-name="Preformatted_20_Text">$ slon_start 2</text:p>
      <text:p text:style-name="Preformatted_20_Text"/>
      <text:p text:style-name="Preformatted_20_Text"># Create Sets (here 1 is a set number)</text:p>
      <text:p text:style-name="Preformatted_20_Text">$ slonik_create_set 1 | slonik <text:s text:c="12"/></text:p>
      <text:p text:style-name="Preformatted_20_Text"/>
      <text:p text:style-name="Preformatted_20_Text"># subscribe set to second node (1= set ID, 2= node ID)</text:p>
      <text:p text:style-name="P173">$ slonik_subscribe_set 1 2 | slonik</text:p>
      <text:p text:style-name="Text_20_body">You have now replicated your first database. You can skip the following section of documentation if <text:soft-page-break/>you'd like, which documents more of a "bare-metal" approach.</text:p>
      <text:p text:style-name="Standard"/>
      <text:p text:style-name="Standard"/>
      <text:h text:style-name="P194" text:outline-level="1"><text:bookmark text:name="SLONSTART"/>3. Slon daemons</text:h>
      <text:p text:style-name="Text_20_body"><text:bookmark text:name="AEN1593"/>The programs that actually perform Slony-I replication are the slon daemons.</text:p>
      <text:p text:style-name="Text_20_body">You need to run one <text:a xlink:type="simple" xlink:href="http://slony.info/documentation/1.2/slon.html">slon</text:a> instance for each node in a Slony-I cluster, whether you consider that node a "master" or a "slave". On Windows™ when running as a service things are slightly different. One slon service is installed, and a seperate configuration file registered for each node to be serviced by that machine. The main service then manages the individual slons itself. Since a <text:span text:style-name="Teletype">MOVE SET</text:span> or <text:span text:style-name="Teletype">FAILOVER</text:span> can switch the roles of nodes, slon needs to be able to function for both providers and subscribers. It is not essential that these daemons run on any particular host, but there are some principles worth considering: </text:p>
      <text:list xml:id="list821471519" text:style-name="L31">
        <text:list-item>
          <text:p text:style-name="P38">Each slon needs to be able to communicate quickly with the database whose "node controller" it is. Therefore, if a Slony-I cluster runs across some form of Wide Area Network, each slon process should run on or nearby the databases each is controlling. If you break this rule, no particular disaster should ensue, but the added latency introduced to monitoring events on the slon's "own node" will cause it to replicate in a <text:span text:style-name="T1">somewhat</text:span> less timely manner.</text:p>
        </text:list-item>
        <text:list-item>
          <text:p text:style-name="P38">The very fastest results would be achieved by having each slon run on the database server that it is servicing. If it runs somewhere within a fast local network, performance will not be noticeably degraded.</text:p>
        </text:list-item>
        <text:list-item>
          <text:p text:style-name="P38">It is an attractive idea to run many of the slon processes for a cluster on one machine, as this makes it easy to monitor them both in terms of log files and process tables from one location. This also eliminates the need to login to several hosts in order to look at log files or to restart slon instances.</text:p>
        </text:list-item>
      </text:list>
      <table:table table:name="Tabela5" table:style-name="Tabela5">
        <table:table-column table:style-name="Tabela5.A"/>
        <table:table-row>
          <table:table-cell table:style-name="Tabela5.A1" office:value-type="string">
            <text:p text:style-name="P190">Warning</text:p>
          </table:table-cell>
        </table:table-row>
        <table:table-row>
          <table:table-cell table:style-name="Tabela5.A2" office:value-type="string">
            <text:p text:style-name="P191">Do <text:span text:style-name="T1">not</text:span> run a slon that is responsible to service a particular node across a WAN link if at all possible. Any problems with that connection can kill the connection whilst leaving "zombied" database connections on the node that (typically) will not die off for around two hours. This prevents starting up another slon, as described in the <text:a xlink:type="simple" xlink:href="http://slony.info/documentation/1.2/faq.html">FAQ</text:a> under <text:a xlink:type="simple" xlink:href="http://slony.info/documentation/1.2/faq.html#MULTIPLESLONCONNECTIONS">multiple slon connections</text:a>. </text:p>
          </table:table-cell>
        </table:table-row>
      </table:table>
      <text:p text:style-name="Text_20_body">Historically, slon processes have been fairly fragile, dying if they encounter just about any significant error. This behaviour mandated running some form of "watchdog" which would watch to make sure that if one slon fell over, it would be replaced by another. </text:p>
      <text:p text:style-name="Text_20_body">There are two "watchdog" scripts currently available in the Slony-I source tree: </text:p>
      <text:list xml:id="list1392900900" text:style-name="L32">
        <text:list-item>
          <text:p text:style-name="P39"><text:span text:style-name="Teletype">tools/altperl/slon_watchdog</text:span> - an "early" version that basically wraps a loop around the invocation of <text:a xlink:type="simple" xlink:href="http://slony.info/documentation/1.2/slon.html">slon</text:a>, restarting any time it falls over</text:p>
        </text:list-item>
        <text:list-item>
          <text:p text:style-name="P39"><text:span text:style-name="Teletype">tools/altperl/slon_watchdog2</text:span> - a somewhat more intelligent version that periodically polls the database, checking to see if a <text:span text:style-name="Teletype">SYNC</text:span> has taken place recently. We have had VPN connections that occasionally fall over without signalling the application, so that the <text:a xlink:type="simple" xlink:href="http://slony.info/documentation/1.2/slon.html">slon</text:a> stops working, but doesn't actually die; this polling addresses that issue.</text:p>
        </text:list-item>
      </text:list>
      <text:p text:style-name="Text_20_body">The <text:span text:style-name="Teletype">slon_watchdog2</text:span> script is probably <text:span text:style-name="T1">usually</text:span> the preferable thing to run. It was at one point not preferable to run it whilst subscribing a very large replication set where it is expected to take many hours to do the <text:span text:style-name="Teletype">COPY SET</text:span> (the main event that processes a <text:span text:style-name="Teletype">SUBSCRIBE SET</text:span> request). The problem that came up in that case was that it figured that since it hasn't done a <text:span text:style-name="Teletype">SYNC</text:span> in 2 hours, something was broken requiring restarting slon, thereby restarting the <text:span text:style-name="Teletype">COPY SET</text:span> event. More recently, the script has been changed to detect <text:span text:style-name="Teletype">COPY SET</text:span> in progress.</text:p>
      <text:p text:style-name="Text_20_body"><text:soft-page-break/>In Slony-I version 1.2, the structure of the slon has been revised fairly substantially to make it much less fragile. The main process should only die off if you expressly signal it asking it to be killed. </text:p>
      <text:p text:style-name="Text_20_body">A new approach is available in the <text:a xlink:type="simple" xlink:href="http://slony.info/documentation/1.2/adminscripts.html#LAUNCHCLUSTERS">Section 21.4</text:a> script which uses slon configuration files and which may be invoked as part of your system startup process.</text:p>
      <text:p text:style-name="Standard"/>
      <text:p text:style-name="Standard"/>
      <text:h text:style-name="Heading_20_1" text:outline-level="1"><text:bookmark text:name="SUBSCRIBENODES"/>4. Subscribing Nodes</text:h>
      <text:p text:style-name="Text_20_body"><text:bookmark text:name="AEN1661"/>Before you subscribe a node to a set, be sure that you have <text:a xlink:type="simple" xlink:href="http://slony.info/documentation/1.2/slon.html">slon</text:a> processes running for both the provider and the new subscribing node. If you don't have slons running, nothing will happen, and you'll beat your head against a wall trying to figure out what is going on.</text:p>
      <text:p text:style-name="Text_20_body">Subscribing a node to a set is done by issuing the <text:a xlink:type="simple" xlink:href="http://slony.info/documentation/1.2/slonik.html">slonik</text:a> command <text:a xlink:type="simple" xlink:href="http://slony.info/documentation/1.2/stmtsubscribeset.html">SLONIK SUBSCRIBE SET</text:a>. It may seem tempting to try to subscribe several nodes to a set within a single try block like this: </text:p>
      <text:p text:style-name="Preformatted_20_Text">try {</text:p>
      <text:p text:style-name="Preformatted_20_Text"><text:s text:c="2"/>echo 'Subscribing sets';</text:p>
      <text:p text:style-name="Preformatted_20_Text"><text:s text:c="2"/>subscribe set (id = 1, provider=1, receiver=2, forward=yes);</text:p>
      <text:p text:style-name="Preformatted_20_Text"><text:s text:c="2"/>subscribe set (id = 1, provider=1, receiver=3, forward=yes);</text:p>
      <text:p text:style-name="Preformatted_20_Text"><text:s text:c="2"/>subscribe set (id = 1, provider=1, receiver=4, forward=yes);</text:p>
      <text:p text:style-name="Preformatted_20_Text">} on error {</text:p>
      <text:p text:style-name="Preformatted_20_Text"><text:s text:c="2"/>echo 'Could not subscribe the sets!';</text:p>
      <text:p text:style-name="Preformatted_20_Text"><text:s text:c="2"/>exit -1;</text:p>
      <text:p text:style-name="P173">}</text:p>
      <text:p text:style-name="Text_20_body">But you are just asking for trouble if you try to subscribe sets in that fashion. The proper procedure is to subscribe one node at a time, and to check the logs and databases before you move onto subscribing the next node to the set. It is also worth noting that the "success" within the above <text:a xlink:type="simple" xlink:href="http://slony.info/documentation/1.2/slonik.html">slonik</text:a> try block does not imply that nodes 2, 3, and 4 have all been successfully subscribed. It merely indicates that the slonik commands were successfully received by the slon running on the origin node.</text:p>
      <text:p text:style-name="Text_20_body">A typical sort of problem that will arise is that a cascaded subscriber is looking for a provider that is not ready yet. In that failure case, that subscriber node will <text:span text:style-name="T1">never</text:span> pick up the subscriber. It will get "stuck" waiting for a past event to take place. The other nodes will be convinced that it is successfully subscribed (because no error report ever made it back to them); a request to unsubscribe the node will be "blocked" because the node is stuck on the attempt to subscribe it.</text:p>
      <text:p text:style-name="Text_20_body">When you subscribe a node to a set, you should see something like this in your slon logs for the provider node: </text:p>
      <text:p text:style-name="P173">DEBUG2 remoteWorkerThread_3: Received event 3,1059 SUBSCRIBE_SET</text:p>
      <text:p text:style-name="Text_20_body">You should also start seeing log entries like this in the slon logs for the subscribing node: </text:p>
      <text:p text:style-name="P173">DEBUG2 remoteWorkerThread_1: copy table public.my_table</text:p>
      <text:p text:style-name="Text_20_body">It may take some time for larger tables to be copied from the provider node to the new subscriber. If you check the pg_stat_activity table on the provider node, you should see a query that is copying the table to stdout.</text:p>
      <text:p text:style-name="Text_20_body">The table <text:span text:style-name="Teletype">sl_subscribe</text:span> on both the provider, and the new subscriber should contain entries for the new subscription: </text:p>
      <text:p text:style-name="Preformatted_20_Text"><text:s/>sub_set | sub_provider | sub_receiver | sub_forward | sub_active</text:p>
      <text:p text:style-name="Preformatted_20_Text">---------+--------------+--------------+-------------+------------</text:p>
      <text:p text:style-name="P173"><text:s text:c="6"/>1 <text:s/>| <text:s text:c="11"/>1 | <text:s text:c="11"/>2 | <text:s text:c="10"/>t | <text:s text:c="8"/>t</text:p>
      <text:p text:style-name="Text_20_body"><text:soft-page-break/>A final test is to insert a row into one of the replicated tables on the origin node, and verify that the row is copied to the new subscriber.</text:p>
      <table:table table:name="Tabela6" table:style-name="Tabela6">
        <table:table-column table:style-name="Tabela6.A"/>
        <table:table-row>
          <table:table-cell table:style-name="Tabela6.A1" office:value-type="string">
            <text:p text:style-name="P190">Warning</text:p>
          </table:table-cell>
        </table:table-row>
        <table:table-row>
          <table:table-cell table:style-name="Tabela6.A2" office:value-type="string">
            <text:p text:style-name="P191">If you create and subscribe a set that does not contain any tables, that can lead to a problem that will stop replication from proceeding. </text:p>
            <text:p text:style-name="P191">Note that this bug is addressed as of Slony-I 1.1.5 </text:p>
            <text:p text:style-name="P191">If a particular subscriber is only being fed sequences by one of its providers, the query that collects <text:span text:style-name="Teletype">SYNC</text:span> event data will not be constructed correctly, and you will see error messages similar to the following:</text:p>
            <text:p text:style-name="P161">2007-04-13 07:11:28 PDT ERROR remoteWorkerThread_11: "declare LOG</text:p>
            <text:p text:style-name="P161">cursor for select log_origin, log_xid, log_tableid, log_actionseq,</text:p>
            <text:p text:style-name="P161">log_cmdtype, log_cmddata from "_T1".sl_log_1 where log_origin = 11 and</text:p>
            <text:p text:style-name="P161">( order by log_actionseq; " PGRES_FATAL_ERROR ERROR: syntax error at</text:p>
            <text:p text:style-name="P175">or near "order" at character 162</text:p>
            <text:p text:style-name="P191">The function <text:a xlink:type="simple" xlink:href="http://slony.info/documentation/1.2/function.subscribeset-integer-integer-integer-boolean.html">schemadocsubscribeset( integer, integer, integer, boolean )</text:a> will generate a warning if given a replication set that lacks any tables to replicate, as shown in the following example.</text:p>
            <text:p text:style-name="P161">cbbrowne@dba2:/tmp&gt; cat create_empty_set.slonik</text:p>
            <text:p text:style-name="P161">cluster name = T1;</text:p>
            <text:p text:style-name="P161">node 11 admin conninfo = 'dbname=slony_test1';</text:p>
            <text:p text:style-name="P161">node 22 admin conninfo = 'dbname=slony_test2';</text:p>
            <text:p text:style-name="P161"/>
            <text:p text:style-name="P161">create set (id = 255, origin = 11, comment='blank empty set');</text:p>
            <text:p text:style-name="P175">subscribe set (id=255, provider = 11, receiver = 22, forward = false);</text:p>
            <text:p text:style-name="P191">This leads to the following warning message: </text:p>
            <text:p text:style-name="P161">bbrowne@dba2:/tmp&gt; slonik create_empty_set.slonik</text:p>
            <text:p text:style-name="P161">create_empty_set.slonik:6: NOTICE: <text:s/>subscribeSet:: set 255 has no tables</text:p>
            <text:p text:style-name="P161">- risk of problems - see bug 1226</text:p>
            <text:p text:style-name="P161">create_empty_set.slonik:6: NOTICE: </text:p>
            <text:p text:style-name="P161">http://gborg.postgresql.org/project/slony1/bugs/bugupdate.php?1226</text:p>
            <text:p text:style-name="P175">cbbrowne@dba2:/tmp&gt;</text:p>
          </table:table-cell>
        </table:table-row>
      </table:table>
      <text:p text:style-name="Standard"/>
      <text:p text:style-name="Standard"/>
      <text:h text:style-name="Heading_20_1" text:outline-level="1"><text:bookmark text:name="MONITORING"/>5. Monitoring</text:h>
      <text:p text:style-name="Text_20_body"><text:bookmark text:name="AEN1702"/>As a prelude to the discussion, it is worth pointing out that since the bulk of Slony-I functionality is implemented via running database functions and SQL queries against tables within a Slony-I schema, most of the things that one might want to monitor about replication may be found by querying tables in the schema created for the cluster in each database in the cluster. </text:p>
      <text:p text:style-name="Text_20_body">Here are some of the tables that contain information likely to be particularly interesting from a monitoring and diagnostic perspective.</text:p>
      <text:p text:style-name="P154"><text:span text:style-name="Teletype"><text:span text:style-name="T2">sl_status</text:span></text:span></text:p>
      <text:p text:style-name="P157">This view is the first, most obviously useful thing to look at from a monitoring perspective. It <text:soft-page-break/>looks at the local node's events, and checks to see how quickly they are being confirmed on other nodes.</text:p>
      <text:p text:style-name="P157">The view is primarily useful to run against an origin ("master") node, as it is only there where the events generated are generally expected to require interesting work to be done. The events generated on non-origin nodes tend to be <text:span text:style-name="Teletype">SYNC</text:span> events that require no replication work be done, and that are nearly no-ops, as a result. </text:p>
      <text:p text:style-name="P154"><text:a xlink:type="simple" xlink:href="http://slony.info/documentation/1.2/table.sl-confirm.html"><text:span text:style-name="T2">sl_confirm</text:span></text:a></text:p>
      <text:p text:style-name="P157">Contains confirmations of replication events; this may be used to infer which events have, and <text:span text:style-name="T1">have not</text:span> been processed.</text:p>
      <text:p text:style-name="P154"><text:a xlink:type="simple" xlink:href="http://slony.info/documentation/1.2/table.sl-event.html"><text:span text:style-name="T2">sl_event</text:span></text:a></text:p>
      <text:p text:style-name="P157">Contains information about the replication events processed on the local node. </text:p>
      <text:p text:style-name="P154"><text:a xlink:type="simple" xlink:href="http://slony.info/documentation/1.2/table.sl-log-1.html"><text:span text:style-name="T2">sl_log_1</text:span></text:a><text:span text:style-name="T2"> and </text:span><text:a xlink:type="simple" xlink:href="http://slony.info/documentation/1.2/table.sl-log-2.html"><text:span text:style-name="T2">sl_log_2</text:span></text:a></text:p>
      <text:p text:style-name="P157">These tables contain replicable data. On an origin node, this is the "queue" of data that has not necessarily been replicated everywhere. By examining the table, you may examine the details of what data is replicable. </text:p>
      <text:p text:style-name="P154"><text:a xlink:type="simple" xlink:href="http://slony.info/documentation/1.2/table.sl-node.html"><text:span text:style-name="T2">sl_node</text:span></text:a></text:p>
      <text:p text:style-name="P157">The list of nodes in the cluster.</text:p>
      <text:p text:style-name="P154"><text:a xlink:type="simple" xlink:href="http://slony.info/documentation/1.2/table.sl-path.html"><text:span text:style-name="T2">sl_path</text:span></text:a></text:p>
      <text:p text:style-name="P157">This table holds connection information indicating how <text:a xlink:type="simple" xlink:href="http://slony.info/documentation/1.2/slon.html">slon</text:a> processes are to connect to remote nodes, whether to access events, or to request replication data. </text:p>
      <text:p text:style-name="P154"><text:a xlink:type="simple" xlink:href="http://slony.info/documentation/1.2/table.sl-listen.html"><text:span text:style-name="T2">sl_listen</text:span></text:a></text:p>
      <text:p text:style-name="P157">This configuration table indicates how nodes listen for events coming from other nodes. Usually this is automatically populated; generally you can detect configuration problems by this table being "underpopulated." </text:p>
      <text:p text:style-name="P154"><text:a xlink:type="simple" xlink:href="http://slony.info/documentation/1.2/table.sl-registry.html"><text:span text:style-name="T2">sl_registry</text:span></text:a></text:p>
      <text:p text:style-name="P157">A configuration table that may be used to store miscellaneous runtime data. Presently used only to manage switching between the two log tables. </text:p>
      <text:p text:style-name="P154"><text:a xlink:type="simple" xlink:href="http://slony.info/documentation/1.2/table.sl-seqlog.html"><text:span text:style-name="T2">sl_seqlog</text:span></text:a></text:p>
      <text:p text:style-name="P157">Contains the "last value" of replicated sequences.</text:p>
      <text:p text:style-name="P154"><text:a xlink:type="simple" xlink:href="http://slony.info/documentation/1.2/table.sl-set.html"><text:span text:style-name="T2">sl_set</text:span></text:a></text:p>
      <text:p text:style-name="P157">Contains definition information for replication sets, which is the mechanism used to group together related replicable tables and sequences.</text:p>
      <text:p text:style-name="P154"><text:soft-page-break/><text:a xlink:type="simple" xlink:href="http://slony.info/documentation/1.2/table.sl-setsync.html"><text:span text:style-name="T2">sl_setsync</text:span></text:a></text:p>
      <text:p text:style-name="P157">Contains information about the state of synchronization of each replication set, including transaction snapshot data.</text:p>
      <text:p text:style-name="P154"><text:a xlink:type="simple" xlink:href="http://slony.info/documentation/1.2/table.sl-subscribe.html"><text:span text:style-name="T2">sl_subscribe</text:span></text:a></text:p>
      <text:p text:style-name="P157">Indicates what subscriptions are in effect for each replication set.</text:p>
      <text:p text:style-name="P154"><text:a xlink:type="simple" xlink:href="http://slony.info/documentation/1.2/table.sl-table.html"><text:span text:style-name="T2">sl_table</text:span></text:a></text:p>
      <text:p text:style-name="P157">Contains the list of tables being replicated.</text:p>
      <text:h text:style-name="Heading_20_2" text:outline-level="2"><text:bookmark text:name="TESTSLONYSTATE"/>5.1. test_slony_state</text:h>
      <text:p text:style-name="Text_20_body"><text:bookmark text:name="AEN1786"/>This invaluable script does various sorts of analysis of the state of a Slony-I cluster. Slony-I <text:a xlink:type="simple" xlink:href="http://slony.info/documentation/1.2/slonyadmin.html#BESTPRACTICES">Section 1</text:a> recommend running these scripts frequently (hourly seems suitable) to find problems as early as possible. </text:p>
      <text:p text:style-name="Text_20_body">You specify arguments including <text:span text:style-name="Teletype">database</text:span>, <text:span text:style-name="Teletype">host</text:span>, <text:span text:style-name="Teletype">user</text:span>, <text:span text:style-name="Teletype">cluster</text:span>, <text:span text:style-name="Teletype">password</text:span>, and <text:span text:style-name="Teletype">port</text:span> to connect to any of the nodes on a cluster. You also specify a <text:span text:style-name="Teletype">mailprog</text:span> command (which should be a program equivalent to Unix mailx) and a recipient of email. </text:p>
      <text:p text:style-name="Text_20_body">You may alternatively specify database connection parameters via the environment variables used by libpq, <text:span text:style-name="T1">e.g.</text:span> - using <text:span text:style-name="Teletype">PGPORT</text:span>, <text:span text:style-name="Teletype">PGDATABASE</text:span>, <text:span text:style-name="Teletype">PGUSER</text:span>, <text:span text:style-name="Teletype">PGSERVICE</text:span>, and such.</text:p>
      <text:p text:style-name="Text_20_body">The script then rummages through <text:a xlink:type="simple" xlink:href="http://slony.info/documentation/1.2/table.sl-path.html">sl_path</text:a> to find all of the nodes in the cluster, and the DSNs to allow it to, in turn, connect to each of them.</text:p>
      <text:p text:style-name="Text_20_body">For each node, the script examines the state of things, including such things as: </text:p>
      <text:list xml:id="list862507867" text:style-name="L33">
        <text:list-item>
          <text:p text:style-name="P40">Checking <text:a xlink:type="simple" xlink:href="http://slony.info/documentation/1.2/table.sl-listen.html">sl_listen</text:a> for some "analytically determinable" problems. It lists paths that are not covered.</text:p>
        </text:list-item>
        <text:list-item>
          <text:p text:style-name="P40">Providing a summary of events by origin node</text:p>
          <text:p text:style-name="P40">If a node hasn't submitted any events in a while, that likely suggests a problem.</text:p>
        </text:list-item>
        <text:list-item>
          <text:p text:style-name="P40">Summarizes the "aging" of table <text:a xlink:type="simple" xlink:href="http://slony.info/documentation/1.2/table.sl-confirm.html">sl_confirm</text:a> </text:p>
          <text:p text:style-name="P40">If one or another of the nodes in the cluster hasn't reported back recently, that tends to lead to cleanups of tables like <text:a xlink:type="simple" xlink:href="http://slony.info/documentation/1.2/table.sl-log-1.html">sl_log_1</text:a>, <text:a xlink:type="simple" xlink:href="http://slony.info/documentation/1.2/table.sl-log-2.html">sl_log_2</text:a> and <text:a xlink:type="simple" xlink:href="http://slony.info/documentation/1.2/table.sl-seqlog.html">sl_seqlog</text:a> not taking place.</text:p>
        </text:list-item>
        <text:list-item>
          <text:p text:style-name="P40">Summarizes what transactions have been running for a long time</text:p>
          <text:p text:style-name="P40">This only works properly if the statistics collector is configured to collect command strings, as controlled by the option <text:span text:style-name="Teletype">stats_command_string = true </text:span>in <text:span text:style-name="Teletype">postgresql.conf </text:span>.</text:p>
          <text:p text:style-name="P40">If you have broken applications that hold connections open, this will find them.</text:p>
          <text:p text:style-name="P40">If you have broken applications that hold connections open, that has several unsalutory effects as <text:a xlink:type="simple" xlink:href="http://slony.info/documentation/1.2/faq.html#LONGTXNSAREEVIL">described in the FAQ</text:a>.</text:p>
        </text:list-item>
      </text:list>
      <text:p text:style-name="Text_20_body">The script does some diagnosis work based on parameters in the script; if you don't like the values, pick your favorites!</text:p>
      <text:p text:style-name="Quotations"><text:span text:style-name="T2">Note: </text:span>Note that there are two versions, one using the "classic" <text:span text:style-name="Teletype">Pg.pm</text:span> Perl module for accessing PostgreSQL databases, and one, with <text:span text:style-name="Teletype">dbi</text:span> in its name, that uses the newer <text:soft-page-break/>Perl <text:span text:style-name="Source_20_Text">DBI</text:span> interface. It is likely going to be easier to find packaging for <text:span text:style-name="Source_20_Text">DBI</text:span>. </text:p>
      <text:h text:style-name="Heading_20_2" text:outline-level="2"><text:bookmark text:name="AEN1845"/>5.2. Nagios Replication Checks</text:h>
      <text:p text:style-name="Text_20_body"><text:bookmark text:name="AEN1848"/>The script in the <text:span text:style-name="Teletype">tools</text:span> directory called <text:span text:style-name="Teletype">psql_replication_check.pl </text:span>represents some of the best answers arrived at in attempts to build replication tests to plug into the <text:a xlink:type="simple" xlink:href="http://www.nagios.org/" office:target-frame-name="_top" xlink:show="replace">Nagios </text:a>system monitoring tool.</text:p>
      <text:p text:style-name="Text_20_body">A former script, <text:span text:style-name="Teletype">test_slony_replication.pl</text:span>, took a "clever" approach where a "test script" is periodically run, which rummages through the Slony-I configuration to find origin and subscribers, injects a change, and watches for its propagation through the system. It had two problems:</text:p>
      <text:list xml:id="list34941419" text:style-name="L34">
        <text:list-item>
          <text:p text:style-name="P41">Connectivity problems to the <text:span text:style-name="T1">single</text:span> host where the test ran would make it look as though replication was destroyed. Overall, this monitoring approach has been fragile to numerous error conditions.</text:p>
        </text:list-item>
        <text:list-item>
          <text:p text:style-name="P41">Nagios has no ability to benefit from the "cleverness" of automatically exploring the set of nodes. You need to set up a Nagios monitoring rule for each and every node being monitored. </text:p>
        </text:list-item>
      </text:list>
      <text:p text:style-name="Text_20_body">The new script, <text:span text:style-name="Teletype">psql_replication_check.pl</text:span>, takes the minimalist approach of assuming that the system is an online system that sees regular "traffic," so that you can define a view specifically for the replication test called <text:span text:style-name="Teletype">replication_status</text:span> which is expected to see regular updates. The view simply looks for the youngest "transaction" on the node, and lists its timestamp, age, and some bit of application information that might seem useful to see.</text:p>
      <text:list xml:id="list1196749917" text:style-name="L35">
        <text:list-item>
          <text:p text:style-name="P42">In an inventory system, that might be the order number for the most recently processed order. </text:p>
        </text:list-item>
        <text:list-item>
          <text:p text:style-name="P42">In a domain registry, that might be the name of the most recently created domain.</text:p>
        </text:list-item>
      </text:list>
      <text:p text:style-name="Text_20_body">An instance of the script will need to be run for each node that is to be monitored; that is the way Nagios works. </text:p>
      <text:h text:style-name="Heading_20_2" text:outline-level="2"><text:bookmark text:name="SLONYMRTG"/>5.3. Monitoring Slony-I using MRTG</text:h>
      <text:p text:style-name="Text_20_body"><text:bookmark text:name="AEN1885"/>One user reported on the Slony-I mailing list how to configure <text:a xlink:type="simple" xlink:href="http://people.ee.ethz.ch/%7Eoetiker/webtools/mrtg/" office:target-frame-name="_top" xlink:show="replace">mrtg - Multi Router Traffic Grapher </text:a>to monitor Slony-I replication.</text:p>
      <text:p text:style-name="Text_20_body">... Since I use mrtg to graph data from multiple servers I use snmp (net-snmp to be exact). On database server, I added the following line to snmpd configuration:</text:p>
      <text:p text:style-name="Preformatted_20_Text">exec replicationLagTime <text:s/>/cvs/scripts/snmpReplicationLagTime.sh 2</text:p>
      <text:p text:style-name="P173">where <text:span text:style-name="Teletype"><text:s/>/cvs/scripts/snmpReplicationLagTime.sh</text:span> looks like this:</text:p>
      <text:p text:style-name="Preformatted_20_Text">#!/bin/bash</text:p>
      <text:p text:style-name="Preformatted_20_Text">/home/pgdba/work/bin/psql -U pgdba -h 127.0.0.1 -p 5800 -d _DBNAME_ -qAt -c</text:p>
      <text:p text:style-name="Preformatted_20_Text">"select cast(extract(epoch from st_lag_time) as int8) FROM _irr.sl_status</text:p>
      <text:p text:style-name="P173">WHERE st_received = $1"</text:p>
      <text:p text:style-name="Text_20_body">Then, in mrtg configuration, add this target:</text:p>
      <text:p text:style-name="Preformatted_20_Text">Target[db_replication_lagtime]:extOutput.3&amp;extOutput.3:public at db::30:::</text:p>
      <text:p text:style-name="Preformatted_20_Text">MaxBytes[db_replication_lagtime]: 400000000</text:p>
      <text:p text:style-name="Preformatted_20_Text">Title[db_replication_lagtime]: db: replication lag time</text:p>
      <text:p text:style-name="Preformatted_20_Text">PageTop[db_replication_lagtime]: &lt;H1&gt;db: replication lag time&lt;/H1&gt;</text:p>
      <text:p text:style-name="P173">Options[db_replication_lagtime]: gauge,nopercent,growright</text:p>
      <text:p text:style-name="Text_20_body"><text:soft-page-break/>Alternatively, Ismail Yenigul points out how he managed to monitor slony using MRTG without installing SNMPD.</text:p>
      <text:p text:style-name="Text_20_body">Here is the mrtg configuration</text:p>
      <text:p text:style-name="Preformatted_20_Text">Target[db_replication_lagtime]:`/bin/snmpReplicationLagTime.sh 2`</text:p>
      <text:p text:style-name="Preformatted_20_Text">MaxBytes[db_replication_lagtime]: 400000000</text:p>
      <text:p text:style-name="Preformatted_20_Text">Title[db_replication_lagtime]: db: replication lag time</text:p>
      <text:p text:style-name="Preformatted_20_Text">PageTop[db_replication_lagtime]: &lt;H1&gt;db: replication lag time&lt;/H1&gt;</text:p>
      <text:p text:style-name="P173">Options[db_replication_lagtime]: gauge,nopercent,growright</text:p>
      <text:p text:style-name="Text_20_body">and here is the modified version of the script</text:p>
      <text:p text:style-name="Preformatted_20_Text"># cat /bin/snmpReplicationLagTime.sh</text:p>
      <text:p text:style-name="Preformatted_20_Text">#!/bin/bash</text:p>
      <text:p text:style-name="Preformatted_20_Text"/>
      <text:p text:style-name="Preformatted_20_Text">output=`/usr/bin/psql -U slony -h 192.168.1.1 -d endersysecm -qAt -c</text:p>
      <text:p text:style-name="Preformatted_20_Text">"select cast(extract(epoch from st_lag_time) as int8) FROM _mycluster.sl_status WHERE st_received = $1"`</text:p>
      <text:p text:style-name="Preformatted_20_Text">echo $output</text:p>
      <text:p text:style-name="Preformatted_20_Text">echo $output</text:p>
      <text:p text:style-name="Preformatted_20_Text">echo </text:p>
      <text:p text:style-name="Preformatted_20_Text">echo</text:p>
      <text:p text:style-name="P173"># end of script#</text:p>
      <text:p text:style-name="Quotations"><text:span text:style-name="T2">Note: </text:span>MRTG expects four lines from the script, and since there are only two lines provided, the output must be padded to four lines. </text:p>
      <text:h text:style-name="Heading_20_2" text:outline-level="2"><text:bookmark text:name="SEARCH-LOGS"/>5.4. <text:span text:style-name="Teletype">search-logs.sh</text:span></text:h>
      <text:p text:style-name="Text_20_body"><text:bookmark text:name="AEN1913"/>This script is constructed to search for Slony-I log files at a given path (<text:span text:style-name="Teletype">LOGHOME</text:span>), based both on the naming conventions used by the <text:a xlink:type="simple" xlink:href="http://slony.info/documentation/1.2/adminscripts.html#LAUNCHCLUSTERS">Section 21.4</text:a> and <text:a xlink:type="simple" xlink:href="http://slony.info/documentation/1.2/adminscripts.html#SLONWATCHDOG">Section 21.1.20</text:a> systems used for launching <text:a xlink:type="simple" xlink:href="http://slony.info/documentation/1.2/slon.html">slon</text:a> processes.</text:p>
      <text:p text:style-name="Text_20_body">Errors, if found, are listed, by log file, and emailed to the specified user (<text:span text:style-name="Teletype">LOGRECIPIENT</text:span>); if no email address is specified, output goes to standard output. </text:p>
      <text:p text:style-name="Text_20_body"><text:span text:style-name="Teletype">LOGTIMESTAMP</text:span> allows overriding what hour to evaluate (rather than the last hour). </text:p>
      <text:p text:style-name="Text_20_body">An administrator might run this script once an hour to monitor for replication problems. </text:p>
      <text:h text:style-name="Heading_20_2" text:outline-level="2"><text:bookmark text:name="WIKIGEN"/>5.5. Building MediaWiki Cluster Summary</text:h>
      <text:p text:style-name="Text_20_body"><text:bookmark text:name="AEN1929"/>The script <text:span text:style-name="Teletype">mkmediawiki.pl </text:span>, in <text:span text:style-name="Teletype">tools</text:span>, may be used to generate a cluster summary compatible with the popular <text:a xlink:type="simple" xlink:href="http://www.mediawiki.org/" office:target-frame-name="_top" xlink:show="replace">MediaWiki </text:a>software. Note that the <text:span text:style-name="Teletype">--categories</text:span> permits the user to specify a set of (comma-delimited) categories with which to associate the output. If you have a series of Slony-I clusters, passing in the option <text:span text:style-name="Teletype">--categories=slony1</text:span> leads to the MediaWiki instance generating a category page listing all Slony-I clusters so categorized on the wiki. </text:p>
      <text:p text:style-name="Text_20_body">The gentle user might use the script as follows: </text:p>
      <text:p text:style-name="Preformatted_20_Text">~/logtail.en&gt; <text:s text:c="8"/>mvs login -d mywiki.example.info -u "Chris Browne" -p `cat ~/.wikipass` -w wiki/index.php <text:s text:c="20"/></text:p>
      <text:p text:style-name="Preformatted_20_Text">Doing login with host: logtail and lang: en</text:p>
      <text:p text:style-name="Preformatted_20_Text">~/logtail.en&gt; perl $SLONYHOME/tools/mkmediawiki.pl --host localhost --database slonyregress1 --cluster slony_regress1 --categories=Slony-I <text:s/>&gt; Slony_replication.wiki</text:p>
      <text:p text:style-name="Preformatted_20_Text">~/logtail.en&gt; mvs commit -m "More sophisticated generated Slony-I cluster docs" Slony_replication.wiki</text:p>
      <text:p text:style-name="P173"><text:soft-page-break/>Doing commit Slony_replication.wiki with host: logtail and lang: en</text:p>
      <text:p text:style-name="Text_20_body">Note that <text:span text:style-name="Teletype">mvs</text:span> is a client written in Perl; on <text:a xlink:type="simple" xlink:href="http://www.debian.org/" office:target-frame-name="_top" xlink:show="replace">Debian GNU/Linux</text:a>, the relevant package is called libwww-mediawiki-client-perl; other systems may have a packaged version of this under some similar name. </text:p>
      <text:h text:style-name="Heading_20_2" text:outline-level="2"><text:bookmark text:name="AEN1945"/>5.6. Analysis of a SYNC</text:h>
      <text:p text:style-name="Text_20_body">The following is (as of 2.0) an extract from the <text:a xlink:type="simple" xlink:href="http://slony.info/documentation/1.2/slon.html">slon</text:a> log for node #2 in a run of "test1" from the <text:a xlink:type="simple" xlink:href="http://slony.info/documentation/1.2/testbed.html">Section 25</text:a>. </text:p>
      <text:p text:style-name="Preformatted_20_Text">DEBUG2 remoteWorkerThread_1: SYNC 19 processing</text:p>
      <text:p text:style-name="Preformatted_20_Text">INFO <text:s text:c="2"/>about to monitor_subscriber_query - pulling big actionid list 134885072</text:p>
      <text:p text:style-name="Preformatted_20_Text">INFO <text:s text:c="2"/>remoteWorkerThread_1: syncing set 1 with 4 table(s) from provider 1</text:p>
      <text:p text:style-name="Preformatted_20_Text">DEBUG2 <text:s/>ssy_action_list length: 0</text:p>
      <text:p text:style-name="Preformatted_20_Text">DEBUG2 remoteWorkerThread_1: current local log_status is 0</text:p>
      <text:p text:style-name="Preformatted_20_Text">DEBUG2 remoteWorkerThread_1_1: current remote log_status = 0</text:p>
      <text:p text:style-name="Preformatted_20_Text">DEBUG1 remoteHelperThread_1_1: 0.028 seconds delay for first row</text:p>
      <text:p text:style-name="Preformatted_20_Text">DEBUG1 remoteHelperThread_1_1: 0.978 seconds until close cursor</text:p>
      <text:p text:style-name="Preformatted_20_Text">INFO <text:s text:c="2"/>remoteHelperThread_1_1: inserts=144 updates=1084 deletes=0</text:p>
      <text:p text:style-name="Preformatted_20_Text">INFO <text:s text:c="2"/>remoteWorkerThread_1: sync_helper timing: <text:s/>pqexec (s/count)- provider 0.063/6 - subscriber 0.000/6</text:p>
      <text:p text:style-name="Preformatted_20_Text">INFO <text:s text:c="2"/>remoteWorkerThread_1: sync_helper timing: <text:s/>large tuples 0.315/288</text:p>
      <text:p text:style-name="Preformatted_20_Text">DEBUG2 remoteWorkerThread_1: cleanup</text:p>
      <text:p text:style-name="Preformatted_20_Text">INFO <text:s text:c="2"/>remoteWorkerThread_1: SYNC 19 done in 1.272 seconds</text:p>
      <text:p text:style-name="P173">INFO <text:s text:c="2"/>remoteWorkerThread_1: SYNC 19 sync_event timing: <text:s/>pqexec (s/count)- provider 0.001/1 - subscriber 0.004/1 - IUD 0.972/248</text:p>
      <text:p text:style-name="Text_20_body">Here are some notes to interpret this output: </text:p>
      <text:list xml:id="list357068157" text:style-name="L36">
        <text:list-item>
          <text:p text:style-name="P43">Note the line that indicates </text:p>
          <text:p text:style-name="P176">inserts=144 updates=1084 deletes=0</text:p>
          <text:p text:style-name="P43">This indicates how many tuples were affected by this particular SYNC. </text:p>
        </text:list-item>
        <text:list-item>
          <text:p text:style-name="P43">Note the line indicating </text:p>
          <text:p text:style-name="P176">0.028 seconds delay for first row</text:p>
          <text:p text:style-name="P43">This indicates the time it took for the </text:p>
          <text:p text:style-name="P162">LOG</text:p>
          <text:p text:style-name="P176">cursor</text:p>
          <text:p text:style-name="P43">to get to the point of processing the first row of data. Normally, this takes a long time if the SYNC is a large one, and one requiring sorting of a sizable result set.</text:p>
        </text:list-item>
        <text:list-item>
          <text:p text:style-name="P43">Note the line indicating </text:p>
          <text:p text:style-name="P162">0.978 seconds until</text:p>
          <text:p text:style-name="P176">close cursor</text:p>
          <text:p text:style-name="P43">This indicates how long processing took against the provider.</text:p>
        </text:list-item>
        <text:list-item>
          <text:p text:style-name="P43">sync_helper timing: large tuples 0.315/288 </text:p>
          <text:p text:style-name="P43">This breaks off, as a separate item, the number of large tuples (<text:span text:style-name="T1">e.g.</text:span> - where size exceeded the configuration parameter <text:a xlink:type="simple" xlink:href="http://slony.info/documentation/1.2/slon-config-interval.html#SLON-CONFIG-MAX-ROWSIZE">sync_max_rowsize</text:a>) and where the tuples had to be processed individually. </text:p>
        </text:list-item>
        <text:list-item>
          <text:p text:style-name="P176"><text:soft-page-break/>SYNC 19 done in 1.272 seconds</text:p>
          <text:p text:style-name="P43">This indicates that it took 1.272 seconds, in total, to process this set of SYNCs. </text:p>
        </text:list-item>
        <text:list-item>
          <text:p text:style-name="P176">SYNC 19 sync_event timing: <text:s/>pqexec (s/count)- provider 0.001/1 - subscriber 0.004/0 - IUD 0.972/248</text:p>
          <text:p text:style-name="P43">This records information about how many queries were issued against providers and subscribers in function <text:span text:style-name="Source_20_Text">sync_event()</text:span>, and how long they took. </text:p>
          <text:p text:style-name="P43">Note that 248 does not match against the numbers of inserts, updates, and deletes, described earlier, as I/U/D requests are clustered into groups of queries that are submitted via a single <text:span text:style-name="Source_20_Text">pqexec()</text:span> call on the subscriber. </text:p>
        </text:list-item>
        <text:list-item>
          <text:p text:style-name="P176">sync_helper timing: <text:s/>pqexec (s/count)- provider 0.063/6 - subscriber 0.000/6</text:p>
          <text:p text:style-name="P43">This records information about how many queries were issued against providers and subscribers in function <text:span text:style-name="Source_20_Text">sync_helper()</text:span>, and how long they took.</text:p>
        </text:list-item>
      </text:list>
      <text:p text:style-name="Standard"/>
      <text:p text:style-name="Standard"/>
      <text:h text:style-name="Heading_20_1" text:outline-level="1"><text:bookmark text:name="MAINTENANCE"/>6. Slony-I Maintenance</text:h>
      <text:p text:style-name="Text_20_body"><text:bookmark text:name="AEN1991"/>Slony-I actually does a lot of its necessary maintenance itself, in a "cleanup" thread: </text:p>
      <text:list xml:id="list165007266" text:style-name="L37">
        <text:list-item>
          <text:p text:style-name="P44">Deletes old data from various tables in the Slony-I cluster's namespace, notably entries in <text:a xlink:type="simple" xlink:href="http://slony.info/documentation/1.2/table.sl-log-1.html">sl_log_1</text:a>, <text:a xlink:type="simple" xlink:href="http://slony.info/documentation/1.2/table.sl-log-2.html">sl_log_2</text:a>, and <text:a xlink:type="simple" xlink:href="http://slony.info/documentation/1.2/table.sl-seqlog.html">sl_seqlog</text:a>.</text:p>
        </text:list-item>
        <text:list-item>
          <text:p text:style-name="P44">Vacuum certain tables used by Slony-I. As of 1.0.5, this includes <text:span text:style-name="Teletype">pg_listener</text:span>; in earlier versions, you must vacuum that table heavily, otherwise you'll find replication slowing down because Slony-I raises plenty of events, which leads to that table having plenty of dead tuples.</text:p>
          <text:p text:style-name="P44">In some versions (1.1, for sure; possibly 1.0.5) there is the option of not bothering to vacuum any of these tables if you are using something like pg_autovacuum to handle vacuuming of these tables. Unfortunately, it has been quite possible for pg_autovacuum to not vacuum quite frequently enough, so you may prefer to use the internal vacuums. Vacuuming <text:span text:style-name="Teletype">pg_listener</text:span> "too often" isn't nearly as hazardous as not vacuuming it frequently enough.</text:p>
          <text:p text:style-name="P44">Unfortunately, if you have long-running transactions, vacuums cannot clear out dead tuples that are newer than the eldest transaction that is still running. This will most notably lead to <text:span text:style-name="Teletype">pg_listener</text:span> growing large and will slow replication.</text:p>
        </text:list-item>
        <text:list-item>
          <text:p text:style-name="P44">The <text:a xlink:type="simple" xlink:href="http://slony.info/documentation/1.2/faq.html#DUPKEY">Duplicate Key Violation</text:a> bug has helped track down a number of rather obscure PostgreSQL race conditions, so that in modern versions of Slony-I and PostgreSQL, there should be little to worry about.</text:p>
        </text:list-item>
        <text:list-item>
          <text:p text:style-name="P44">As of version 1.2, "log switching" functionality is in place; every so often (by default, once per week, though you may induce it by calling the stored function <text:span text:style-name="Source_20_Text">logswitch_start()</text:span>), it seeks to switch between storing data in <text:a xlink:type="simple" xlink:href="http://slony.info/documentation/1.2/table.sl-log-1.html">sl_log_1</text:a> and <text:a xlink:type="simple" xlink:href="http://slony.info/documentation/1.2/table.sl-log-2.html">sl_log_2</text:a> so that it may seek to <text:span text:style-name="Teletype">TRUNCATE</text:span> the "elder" data.</text:p>
          <text:p text:style-name="P44">That means that on a regular basis, these tables are completely cleared out, so that you will not suffer from them having grown to some significant size, due to heavy load, after which they are incapable of shrinking back down </text:p>
          <text:p text:style-name="P44"><text:soft-page-break/>In version 2.0, <text:span text:style-name="Teletype">DELETE</text:span> is no longer used to clear out data in <text:a xlink:type="simple" xlink:href="http://slony.info/documentation/1.2/table.sl-log-1.html">sl_log_1</text:a> and <text:a xlink:type="simple" xlink:href="http://slony.info/documentation/1.2/table.sl-log-2.html">sl_log_2</text:a>; instead, the log switch logic is induced frequently, every time the cleanup loop does not find a switch in progress, and these tables are purely cleared out via <text:span text:style-name="Teletype">TRUNCATE</text:span>. This eliminates the need to vacuum these tables. </text:p>
        </text:list-item>
      </text:list>
      <text:h text:style-name="Heading_20_2" text:outline-level="2"><text:bookmark text:name="MAINTENANCE-AUTOVAC"/>6.1. Interaction with PostgreSQL autovacuum</text:h>
      <text:p text:style-name="Text_20_body"><text:bookmark text:name="AEN2039"/>Recent versions of PostgreSQL support an "autovacuum" process which notices when tables are modified, thereby creating dead tuples, and vacuums those tables, "on demand." It has been observed that this can interact somewhat negatively with Slony-I's own vacuuming policies on its own tables. </text:p>
      <text:p text:style-name="Text_20_body">Slony-I requests vacuums on its tables immediately after completing transactions that are expected to clean out old data, which may be expected to be the ideal time to do so. It appears as though autovacuum may notice the changes a bit earlier, and attempts vacuuming when transactions are not complete, rendering the work pretty useless. It seems preferable to configure autovacuum to avoid vacuum Slony-I-managed configuration tables. </text:p>
      <text:p text:style-name="Text_20_body">The following query (change the cluster name to match your local configuration) will identify the tables that autovacuum should be configured not to process: </text:p>
      <text:p text:style-name="Preformatted_20_Text">mycluster=# select oid, relname from pg_class where relnamespace = (select oid from pg_namespace where nspname = '_' || 'MyCluster') and relhasindex;</text:p>
      <text:p text:style-name="Preformatted_20_Text"><text:s text:c="2"/>oid <text:s/>| <text:s text:c="2"/>relname <text:s text:c="3"/></text:p>
      <text:p text:style-name="Preformatted_20_Text">-------+--------------</text:p>
      <text:p text:style-name="Preformatted_20_Text"><text:s/>17946 | sl_nodelock</text:p>
      <text:p text:style-name="Preformatted_20_Text"><text:s/>17963 | sl_setsync</text:p>
      <text:p text:style-name="Preformatted_20_Text"><text:s/>17994 | sl_trigger</text:p>
      <text:p text:style-name="Preformatted_20_Text"><text:s/>17980 | sl_table</text:p>
      <text:p text:style-name="Preformatted_20_Text"><text:s/>18003 | sl_sequence</text:p>
      <text:p text:style-name="Preformatted_20_Text"><text:s/>17937 | sl_node</text:p>
      <text:p text:style-name="Preformatted_20_Text"><text:s/>18034 | sl_listen</text:p>
      <text:p text:style-name="Preformatted_20_Text"><text:s/>18017 | sl_path</text:p>
      <text:p text:style-name="Preformatted_20_Text"><text:s/>18048 | sl_subscribe</text:p>
      <text:p text:style-name="Preformatted_20_Text"><text:s/>17951 | sl_set</text:p>
      <text:p text:style-name="Preformatted_20_Text"><text:s/>18062 | sl_event</text:p>
      <text:p text:style-name="Preformatted_20_Text"><text:s/>18069 | sl_confirm</text:p>
      <text:p text:style-name="Preformatted_20_Text"><text:s/>18074 | sl_seqlog</text:p>
      <text:p text:style-name="Preformatted_20_Text"><text:s/>18078 | sl_log_1</text:p>
      <text:p text:style-name="Preformatted_20_Text"><text:s/>18085 | sl_log_2</text:p>
      <text:p text:style-name="P173">(15 rows)</text:p>
      <text:p text:style-name="Text_20_body">The following query will populate <text:span text:style-name="Teletype">pg_catalog.pg_autovacuum</text:span> with suitable configuration information: <text:span text:style-name="Teletype">INSERT INTO pg_catalog.pg_autovacuum (vacrelid, enabled, vac_base_thresh, vac_scale_factor, anl_base_thresh, anl_scale_factor, vac_cost_delay, vac_cost_limit, freeze_min_age, freeze_max_age) SELECT oid, 'f', -1, -1, -1, -1, -1, -1, -1, -1 FROM pg_catalog.pg_class WHERE relnamespace = (SELECT OID FROM pg_namespace WHERE nspname = '_' || 'MyCluster') AND relhasindex; </text:span></text:p>
      <text:h text:style-name="Heading_20_2" text:outline-level="2"><text:bookmark text:name="AEN2054"/>6.2. Watchdogs: Keeping Slons Running</text:h>
      <text:p text:style-name="Text_20_body"><text:bookmark text:name="AEN2056"/>There are a couple of "watchdog" scripts available that monitor things, and restart the slon processes should they happen to die for some reason, such as a network "glitch" that causes loss of connectivity.</text:p>
      <text:p text:style-name="Text_20_body">You might want to run them...</text:p>
      <text:p text:style-name="Text_20_body"><text:soft-page-break/>The "best new way" of managing <text:a xlink:type="simple" xlink:href="http://slony.info/documentation/1.2/slon.html">slon</text:a> processes is via the combination of <text:a xlink:type="simple" xlink:href="http://slony.info/documentation/1.2/adminscripts.html#MKSLONCONF">Section 21.2</text:a>, which creates a configuration file for each node in a cluster, and <text:a xlink:type="simple" xlink:href="http://slony.info/documentation/1.2/adminscripts.html#LAUNCHCLUSTERS">Section 21.4</text:a>, which uses those configuration files.</text:p>
      <text:p text:style-name="Text_20_body">This approach is preferable to elder "watchdog" systems in that you can very precisely "nail down," in each config file, the exact desired configuration for each node, and not need to be concerned with what options the watchdog script may or may not give you. This is particularly important if you are using <text:a xlink:type="simple" xlink:href="http://slony.info/documentation/1.2/logshipping.html">log shipping </text:a>, where forgetting the <text:span text:style-name="Teletype">-a</text:span> option could ruin your log shipped node, and thereby your whole day.</text:p>
      <text:h text:style-name="Heading_20_2" text:outline-level="2"><text:bookmark text:name="GENSYNC"/>6.3. Parallel to Watchdog: generate_syncs.sh</text:h>
      <text:p text:style-name="Text_20_body"><text:bookmark text:name="AEN2075"/>A new script for Slony-I 1.1 is generate_syncs.sh, which addresses the following kind of situation.</text:p>
      <text:p text:style-name="Text_20_body">Supposing you have some possibly-flakey server where the slon daemon that might not run all the time, you might return from a weekend away only to discover the following situation.</text:p>
      <text:p text:style-name="Text_20_body">On Friday night, something went "bump" and while the database came back up, none of the slon daemons survived. Your online application then saw nearly three days worth of reasonably heavy transaction load.</text:p>
      <text:p text:style-name="Text_20_body">When you restart slon on Monday, it hasn't done a SYNC on the master since Friday, so that the next "SYNC set" comprises all of the updates between Friday and Monday. Yuck.</text:p>
      <text:p text:style-name="Text_20_body">If you run generate_syncs.sh as a cron job every 20 minutes, it will force in a periodic <text:span text:style-name="Teletype">SYNC</text:span> on the origin, which means that between Friday and Monday, the numerous updates are split into more than 100 syncs, which can be applied incrementally, making the cleanup a lot less unpleasant.</text:p>
      <text:p text:style-name="Text_20_body">Note that if <text:span text:style-name="Teletype">SYNC</text:span>s <text:span text:style-name="T1">are</text:span> running regularly, this script won't bother doing anything.</text:p>
      <text:h text:style-name="Heading_20_2" text:outline-level="2"><text:bookmark text:name="AEN2094"/>6.4. Testing Slony-I State</text:h>
      <text:p text:style-name="Text_20_body"><text:bookmark text:name="AEN2097"/>In the <text:span text:style-name="Teletype">tools</text:span> directory, you will find <text:a xlink:type="simple" xlink:href="http://slony.info/documentation/1.2/monitoring.html#TESTSLONYSTATE">Section 5.1</text:a> scripts called <text:span text:style-name="Teletype">test_slony_state.pl</text:span> and <text:span text:style-name="Teletype">test_slony_state-dbi.pl</text:span>. One uses the Perl/DBI interface; the other uses the Pg interface.</text:p>
      <text:p text:style-name="Text_20_body">Both do essentially the same thing, namely to connect to a Slony-I node (you can pick any one), and from that, determine all the nodes in the cluster. They then run a series of queries (read only, so this should be quite safe to run) which examine various Slony-I tables, looking for a variety of sorts of conditions suggestive of problems, including:</text:p>
      <text:list xml:id="list828821459" text:style-name="L38">
        <text:list-item>
          <text:p text:style-name="P45">Bloating of tables like pg_listener, sl_log_1, sl_log_2, sl_seqlog </text:p>
        </text:list-item>
        <text:list-item>
          <text:p text:style-name="P45">Listen paths </text:p>
        </text:list-item>
        <text:list-item>
          <text:p text:style-name="P45">Analysis of Event propagation </text:p>
        </text:list-item>
        <text:list-item>
          <text:p text:style-name="P45">Analysis of Event confirmation propagation </text:p>
          <text:p text:style-name="P45">If communications is a <text:span text:style-name="T1">little</text:span> broken, replication may happen, but confirmations may not get back, which prevents nodes from clearing out old events and old replication data. </text:p>
        </text:list-item>
      </text:list>
      <text:p text:style-name="Text_20_body">Running this once an hour or once a day can help you detect symptoms of problems early, before they lead to performance degradation. </text:p>
      <text:h text:style-name="Heading_20_2" text:outline-level="2"><text:bookmark text:name="AEN2119"/>6.5. Replication Test Scripts</text:h>
      <text:p text:style-name="Text_20_body">In the directory <text:span text:style-name="Teletype">tools</text:span> may be found four scripts that may be used to do monitoring of Slony-I instances: </text:p>
      <text:list xml:id="list1847842256" text:style-name="L39">
        <text:list-item>
          <text:p text:style-name="P46"><text:soft-page-break/><text:span text:style-name="Teletype">test_slony_replication</text:span> is a Perl script to which you can pass connection information to get to a Slony-I node. It then queries <text:a xlink:type="simple" xlink:href="http://slony.info/documentation/1.2/table.sl-path.html">sl_path</text:a> and other information on that node in order to determine the shape of the requested replication set.</text:p>
          <text:p text:style-name="P46">It then injects some test queries to a test table called <text:span text:style-name="Teletype">slony_test</text:span> which is defined as follows, and which needs to be added to the set of tables being replicated: </text:p>
          <text:p text:style-name="P163">CREATE TABLE slony_test (</text:p>
          <text:p text:style-name="P163"><text:s text:c="4"/>description text,</text:p>
          <text:p text:style-name="P163"><text:s text:c="4"/>mod_date timestamp with time zone,</text:p>
          <text:p text:style-name="P163"><text:s text:c="4"/>"_Slony-I_testcluster_rowID" bigint DEFAULT nextval('"_testcluster".sl_rowid_seq'::text) NOT NULL</text:p>
          <text:p text:style-name="P177">);</text:p>
          <text:p text:style-name="P46">The last column in that table was defined by Slony-I as one lacking a primary key...</text:p>
          <text:p text:style-name="P46">This script generates a line of output for each Slony-I node that is active for the requested replication set in a file called <text:span text:style-name="Teletype">cluster.fact.log</text:span>.</text:p>
          <text:p text:style-name="P46">There is an additional <text:span text:style-name="Teletype">finalquery</text:span> option that allows you to pass in an application-specific SQL query that can determine something about the state of your application.</text:p>
        </text:list-item>
        <text:list-item>
          <text:p text:style-name="P46"><text:span text:style-name="Teletype">log.pm</text:span> is a Perl module that manages logging for the Perl scripts.</text:p>
        </text:list-item>
        <text:list-item>
          <text:p text:style-name="P46"><text:span text:style-name="Teletype">run_rep_tests.sh</text:span> is a "wrapper" script that runs <text:span text:style-name="Teletype">test_slony_replication</text:span>.</text:p>
          <text:p text:style-name="P46">If you have several Slony-I clusters, you might set up configuration in this file to connect to all those clusters.</text:p>
        </text:list-item>
        <text:list-item>
          <text:p text:style-name="P46"><text:span text:style-name="Teletype">nagios_slony_test</text:span> is a script that was constructed to query the log files so that you might run the replication tests every so often (we run them every 6 minutes), and then a system monitoring tool such as <text:a xlink:type="simple" xlink:href="http://www.nagios.org/" office:target-frame-name="_top" xlink:show="replace">Nagios</text:a> can be set up to use this script to query the state indicated in those logs.</text:p>
          <text:p text:style-name="P46">It seemed rather more efficient to have a cron job run the tests and have Nagios check the results rather than having Nagios run the tests directly. The tests can exercise the whole Slony-I cluster at once rather than Nagios invoking updates over and over again.</text:p>
        </text:list-item>
      </text:list>
      <text:h text:style-name="Heading_20_2" text:outline-level="2"><text:bookmark text:name="AEN2161"/>6.6. Other Replication Tests</text:h>
      <text:p text:style-name="Text_20_body"><text:bookmark text:name="AEN2163"/>The methodology of the previous section is designed with a view to minimizing the cost of submitting replication test queries; on a busy cluster, supporting hundreds of users, the cost associated with running a few queries is likely to be pretty irrelevant, and the setup cost to configure the tables and data injectors is pretty high.</text:p>
      <text:p text:style-name="Text_20_body">Three other methods for analyzing the state of replication have stood out:</text:p>
      <text:list xml:id="list76039114" text:style-name="L40">
        <text:list-item>
          <text:p text:style-name="P47">For an application-oriented test, it has been useful to set up a view on some frequently updated table that pulls application-specific information. </text:p>
          <text:p text:style-name="P47">For instance, one might look either at some statistics about a most recently created application object, or an application transaction. For instance:</text:p>
          <text:p text:style-name="P47"><text:span text:style-name="Teletype">create view replication_test as select now() - txn_time as age, object_name from transaction_table order by txn_time desc limit 1; </text:span></text:p>
          <text:p text:style-name="P47"><text:span text:style-name="Teletype">create view replication_test as select now() - created_on as age, object_name from object_table order by id desc limit 1; </text:span></text:p>
          <text:p text:style-name="P47">There is a downside: This approach requires that you have regular activity going through the <text:soft-page-break/>system that will lead to there being new transactions on a regular basis. If something breaks down with your application, you may start getting spurious warnings about replication being behind, despite the fact that replication is working fine.</text:p>
        </text:list-item>
        <text:list-item>
          <text:p text:style-name="P47">The Slony-I-defined view, <text:span text:style-name="Teletype">sl_status</text:span> provides information as to how up to date different nodes are. Its contents are only really interesting on origin nodes, as the events generated on other nodes are generally ignorable. </text:p>
        </text:list-item>
        <text:list-item>
          <text:p text:style-name="P47">See also the <text:a xlink:type="simple" xlink:href="http://slony.info/documentation/1.2/monitoring.html#SLONYMRTG">Section 5.3</text:a> discussion. </text:p>
        </text:list-item>
      </text:list>
      <text:h text:style-name="Heading_20_2" text:outline-level="2"><text:bookmark text:name="AEN2183"/>6.7. Log Files</text:h>
      <text:p text:style-name="Text_20_body"><text:bookmark text:name="AEN2185"/><text:a xlink:type="simple" xlink:href="http://slony.info/documentation/1.2/slon.html">slon</text:a> daemons generate some more-or-less verbose log files, depending on what debugging level is turned on. You might assortedly wish to: </text:p>
      <text:list xml:id="list1618828349" text:style-name="L41">
        <text:list-item>
          <text:p text:style-name="P48">Use a log rotator like Apache rotatelogs to have a sequence of log files so that no one of them gets too big;</text:p>
        </text:list-item>
        <text:list-item>
          <text:p text:style-name="P48">Purge out old log files, periodically.</text:p>
        </text:list-item>
      </text:list>
      <text:h text:style-name="Heading_20_2" text:outline-level="2"><text:bookmark text:name="AEN2196"/>6.8. mkservice</text:h>
      <text:h text:style-name="Heading_20_3" text:outline-level="3"><text:bookmark text:name="AEN2198"/><text:bookmark text:name="AEN2200"/>6.8.1. slon-mkservice.sh</text:h>
      <text:p text:style-name="Text_20_body">Create a slon service directory for use with svscan from daemontools. This uses multilog in a pretty basic way, which seems to be standard for daemontools / multilog setups. If you want clever logging, see logrep below. Currently this script has very limited error handling capabilities.</text:p>
      <text:p text:style-name="Text_20_body">For non-interactive use, set the following environment variables. <text:span text:style-name="Teletype">BASEDIR</text:span> <text:span text:style-name="Teletype">SYSUSR</text:span> <text:span text:style-name="Teletype">PASSFILE</text:span> <text:span text:style-name="Teletype">DBUSER</text:span> <text:span text:style-name="Teletype">HOST</text:span> <text:span text:style-name="Teletype">PORT</text:span> <text:span text:style-name="Teletype">DATABASE</text:span> <text:span text:style-name="Teletype">CLUSTER</text:span> <text:span text:style-name="Teletype">SLON_BINARY</text:span> If any of the above are not set, the script asks for configuration information interactively.</text:p>
      <text:list xml:id="list1061794880" text:style-name="L42">
        <text:list-item>
          <text:p text:style-name="P49"><text:span text:style-name="Teletype">BASEDIR</text:span> where you want the service directory structure for the slon to be created. This should <text:span text:style-name="T1">not</text:span> be the <text:span text:style-name="Teletype">/var/service</text:span> directory.</text:p>
        </text:list-item>
        <text:list-item>
          <text:p text:style-name="P49"><text:span text:style-name="Teletype">SYSUSR</text:span> the unix user under which the slon (and multilog) process should run.</text:p>
        </text:list-item>
        <text:list-item>
          <text:p text:style-name="P49"><text:span text:style-name="Teletype">PASSFILE</text:span> location of the <text:span text:style-name="Teletype">.pgpass</text:span> file to be used. (default <text:span text:style-name="Teletype">~sysusr/.pgpass</text:span>)</text:p>
        </text:list-item>
        <text:list-item>
          <text:p text:style-name="P49"><text:span text:style-name="Teletype">DBUSER</text:span> the postgres user the slon should connect as (default slony)</text:p>
        </text:list-item>
        <text:list-item>
          <text:p text:style-name="P49"><text:span text:style-name="Teletype">HOST</text:span> what database server to connect to (default localhost)</text:p>
        </text:list-item>
        <text:list-item>
          <text:p text:style-name="P49"><text:span text:style-name="Teletype">PORT</text:span> what port to connect to (default 5432)</text:p>
        </text:list-item>
        <text:list-item>
          <text:p text:style-name="P49"><text:span text:style-name="Teletype">DATABASE</text:span> which database to connect to (default dbuser)</text:p>
        </text:list-item>
        <text:list-item>
          <text:p text:style-name="P49"><text:span text:style-name="Teletype">CLUSTER</text:span> the name of your Slony1 cluster? (default database)</text:p>
        </text:list-item>
        <text:list-item>
          <text:p text:style-name="P49"><text:span text:style-name="Teletype">SLON_BINARY</text:span> the full path name of the slon binary (default <text:span text:style-name="Teletype">which slon</text:span>)</text:p>
        </text:list-item>
      </text:list>
      <text:h text:style-name="Heading_20_3" text:outline-level="3"><text:bookmark text:name="AEN2246"/>6.8.2. logrep-mkservice.sh</text:h>
      <text:p text:style-name="Text_20_body">This uses <text:span text:style-name="Teletype">tail -F</text:span> to pull data from log files allowing you to use multilog filters (by setting the CRITERIA) to create special purpose log files. The goal is to provide a way to monitor log files in near realtime for "interesting" data without either hacking up the initial log file or wasting CPU/IO by re-scanning the same log repeatedly.</text:p>
      <text:p text:style-name="Text_20_body">For non-interactive use, set the following environment variables. <text:span text:style-name="Teletype">BASEDIR</text:span> <text:span text:style-name="Teletype">SYSUSR</text:span> <text:span text:style-name="Teletype">SOURCE</text:span> <text:soft-page-break/><text:span text:style-name="Teletype">EXTENSION</text:span> <text:span text:style-name="Teletype">CRITERIA</text:span> If any of the above are not set, the script asks for configuration information interactively.</text:p>
      <text:list xml:id="list214101122" text:style-name="L43">
        <text:list-item>
          <text:p text:style-name="P50"><text:span text:style-name="Teletype">BASEDIR</text:span> where you want the service directory structure for the logrep to be created. This should <text:span text:style-name="T1">not</text:span> be the <text:span text:style-name="Teletype">/var/service</text:span> directory.</text:p>
        </text:list-item>
        <text:list-item>
          <text:p text:style-name="P50"><text:span text:style-name="Teletype">SYSUSR</text:span> unix user under which the service should run.</text:p>
        </text:list-item>
        <text:list-item>
          <text:p text:style-name="P50"><text:span text:style-name="Teletype">SOURCE</text:span> name of the service with the log you want to follow.</text:p>
        </text:list-item>
        <text:list-item>
          <text:p text:style-name="P50"><text:span text:style-name="Teletype">EXTENSION</text:span> a tag to differentiate this logrep from others using the same source.</text:p>
        </text:list-item>
        <text:list-item>
          <text:p text:style-name="P50"><text:span text:style-name="Teletype">CRITERIA</text:span> the multilog filter you want to use.</text:p>
        </text:list-item>
      </text:list>
      <text:p text:style-name="Text_20_body">A trivial example of this would be to provide a log file of all slon ERROR messages which could be used to trigger a nagios alarm. <text:span text:style-name="Teletype">EXTENSION='ERRORS'</text:span> <text:span text:style-name="Teletype">CRITERIA="'-*' '+* * ERROR*'"</text:span> (Reset the monitor by rotating the log using <text:span text:style-name="Teletype">svc -a $svc_dir</text:span>)</text:p>
      <text:p text:style-name="Text_20_body">A more interesting application is a subscription progress log. <text:span text:style-name="Teletype">EXTENSION='COPY'</text:span> <text:span text:style-name="Teletype">CRITERIA="'-*' '+* * ERROR*' '+* * WARN*' '+* * CONFIG enableSubscription*' '+* * DEBUG2 remoteWorkerThread_* prepare to copy table*' '+* * DEBUG2 remoteWorkerThread_* all tables for set * found on subscriber*' '+* * DEBUG2 remoteWorkerThread_* copy*' '+* * DEBUG2 remoteWorkerThread_* Begin COPY of table*' '+* * DEBUG2 remoteWorkerThread_* * bytes copied for table*' '+* * DEBUG2 remoteWorkerThread_* * seconds to*' '+* * DEBUG2 remoteWorkerThread_* set last_value of sequence*' '+* * DEBUG2 remoteWorkerThread_* copy_set*'"</text:span></text:p>
      <text:p text:style-name="Text_20_body">If you have a subscription log then it's easy to determine if a given slon is in the process of handling copies or other subscription activity. If the log isn't empty, and doesn't end with a <text:span text:style-name="Teletype">"CONFIG enableSubscription: sub_set:1"</text:span> (or whatever set number you've subscribed) then the slon is currently in the middle of initial copies.</text:p>
      <text:p text:style-name="Text_20_body">If you happen to be monitoring the mtime of your primary slony logs to determine if your slon has gone brain-dead, checking this is a good way to avoid mistakenly clobbering it in the middle of a subscribe. As a bonus, recall that since the the slons are running under svscan, you only need to kill it (via the svc interface) and let svscan start it up again laster. I've also found the COPY logs handy for following subscribe activity interactively.</text:p>
      <text:p text:style-name="Standard"/>
      <text:p text:style-name="Standard"/>
      <text:h text:style-name="Heading_20_1" text:outline-level="1"><text:bookmark text:name="RESHAPE"/>7. Reshaping a Cluster</text:h>
      <text:p text:style-name="Text_20_body"><text:bookmark text:name="AEN2287"/>If you rearrange the nodes so that they serve different purposes, this will likely lead to the subscribers changing a bit.</text:p>
      <text:p text:style-name="Text_20_body">This will require doing several things: </text:p>
      <text:list xml:id="list718412528" text:style-name="L44">
        <text:list-item>
          <text:p text:style-name="P51">If you want a node that is a subscriber to become the origin for a particular replication set, you will have to issue a suitable <text:a xlink:type="simple" xlink:href="http://slony.info/documentation/1.2/slonik.html">slonik</text:a> <text:span text:style-name="Teletype">MOVE SET</text:span> operation.</text:p>
        </text:list-item>
        <text:list-item>
          <text:p text:style-name="P51">You may subsequently, or instead, wish to modify the subscriptions of other nodes. You might want to modify a node to get its data from a different provider, or to change it to turn forwarding on or off. This can be accomplished by issuing the slonik <text:a xlink:type="simple" xlink:href="http://slony.info/documentation/1.2/stmtsubscribeset.html">SLONIK SUBSCRIBE SET</text:a> operation with the new subscription information for the node; Slony-I will change the configuration. No need to ask for <text:a xlink:type="simple" xlink:href="http://slony.info/documentation/1.2/stmtunsubscribeset.html">SLONIK UNSUBSCRIBE SET</text:a>; no need for it to start <text:soft-page-break/>copying data from scratch; the <text:a xlink:type="simple" xlink:href="http://slony.info/documentation/1.2/stmtsubscribeset.html">SLONIK SUBSCRIBE SET</text:a> request will reshape the subscription "on the fly" and allow data to remain consistent between nodes. </text:p>
        </text:list-item>
        <text:list-item>
          <text:p text:style-name="P51">If the directions of data flows have changed, it is doubtless appropriate to issue a set of <text:a xlink:type="simple" xlink:href="http://slony.info/documentation/1.2/stmtdroplisten.html">SLONIK DROP LISTEN</text:a> operations to drop out obsolete paths between nodes and <text:a xlink:type="simple" xlink:href="http://slony.info/documentation/1.2/stmtstorelisten.html">SLONIK STORE LISTEN</text:a> to add the new ones. Up until version 1.1, this was not changed automatically; as of 1.1, <text:a xlink:type="simple" xlink:href="http://slony.info/documentation/1.2/stmtmoveset.html">SLONIK MOVE SET</text:a> and <text:a xlink:type="simple" xlink:href="http://slony.info/documentation/1.2/stmtsubscribeset.html">SLONIK SUBSCRIBE SET</text:a> change the paths as a side-effect. See <text:a xlink:type="simple" xlink:href="http://slony.info/documentation/1.2/listenpaths.html">Section 9</text:a> for more information about this. In version 1.1 and later, generation of <text:a xlink:type="simple" xlink:href="http://slony.info/documentation/1.2/table.sl-listen.html">sl_listen</text:a> entries is entirely automated, so that they are regenerated when changes are made to <text:a xlink:type="simple" xlink:href="http://slony.info/documentation/1.2/table.sl-path.html">sl_path</text:a> or <text:a xlink:type="simple" xlink:href="http://slony.info/documentation/1.2/table.sl-subscribe.html">sl_subscribe</text:a>, thereby making it unnecessary to even think about <text:a xlink:type="simple" xlink:href="http://slony.info/documentation/1.2/stmtstorelisten.html">SLONIK STORE LISTEN</text:a>.</text:p>
        </text:list-item>
        <text:list-item>
          <text:p text:style-name="P51">After performing the configuration change, you should, as <text:a xlink:type="simple" xlink:href="http://slony.info/documentation/1.2/slonyadmin.html#BESTPRACTICES">Section 1</text:a>, run the <text:a xlink:type="simple" xlink:href="http://slony.info/documentation/1.2/monitoring.html#TESTSLONYSTATE">Section 5.1</text:a> scripts in order to validate that the cluster state remains in good order after this change. </text:p>
        </text:list-item>
      </text:list>
      <text:p text:style-name="Text_20_body">The <text:span text:style-name="Teletype">altperl</text:span> toolset includes a regenerate-listens script that is up to the task of creating the new <text:a xlink:type="simple" xlink:href="http://slony.info/documentation/1.2/stmtstorelisten.html">SLONIK STORE LISTEN</text:a> commands; it isn't, however, smart enough to know what listener paths should be dropped.</text:p>
      <text:p text:style-name="Standard"/>
      <text:p text:style-name="Standard"/>
      <text:h text:style-name="Heading_20_1" text:outline-level="1"><text:bookmark text:name="FAILOVER"/>8. Doing switchover and failover with Slony-I</text:h>
      <text:h text:style-name="Heading_20_2" text:outline-level="2"><text:bookmark text:name="AEN2325"/><text:bookmark text:name="AEN2328"/>8.1. Foreword</text:h>
      <text:p text:style-name="Text_20_body">Slony-I is an asynchronous replication system. Because of that, it is almost certain that at the moment the current origin of a set fails, the final transactions committed at the origin will have not yet propagated to the subscribers. Systems are particularly likely to fail under heavy load; that is one of the corollaries of Murphy's Law. Therefore the principal goal is to <text:span text:style-name="T1">prevent</text:span> the main server from failing. The best way to do that is frequent maintenance.</text:p>
      <text:p text:style-name="Text_20_body">Opening the case of a running server is not exactly what we should consider a "professional" way to do system maintenance. And interestingly, those users who found it valuable to use replication for backup and failover purposes are the very ones that have the lowest tolerance for terms like "system downtime." To help support these requirements, Slony-I not only offers failover capabilities, but also the notion of controlled origin transfer.</text:p>
      <text:p text:style-name="Text_20_body">It is assumed in this document that the reader is familiar with the <text:a xlink:type="simple" xlink:href="http://slony.info/documentation/1.2/slonik.html">slonik</text:a> utility and knows at least how to set up a simple 2 node replication system with Slony-I.</text:p>
      <text:h text:style-name="Heading_20_2" text:outline-level="2"><text:bookmark text:name="AEN2340"/>8.2. Controlled Switchover</text:h>
      <text:p text:style-name="Text_20_body"><text:bookmark text:name="AEN2342"/>We assume a current "origin" as node1 with one "subscriber" as node2 (<text:span text:style-name="T1">e.g.</text:span> - slave). A web application on a third server is accessing the database on node1. Both databases are up and running and replication is more or less in sync. We do controlled switchover using <text:a xlink:type="simple" xlink:href="http://slony.info/documentation/1.2/stmtmoveset.html">SLONIK MOVE SET</text:a>.</text:p>
      <text:list xml:id="list915794064" text:style-name="L45">
        <text:list-item>
          <text:p text:style-name="P52">At the time of this writing switchover to another server requires the application to reconnect to the new database. So in order to avoid any complications, we simply shut down the web server. Users who use pg_pool for the applications database connections merely have to shut down the pool.</text:p>
          <text:p text:style-name="P52">What needs to be done, here, is highly dependent on the way that the application(s) that use the database are configured. The general point is thus: Applications that were connected to the old database must drop those connections and establish new connections to the database <text:soft-page-break/>that has been promoted to the "master" role. There are a number of ways that this may be configured, and therefore, a number of possible methods for accomplishing the change:</text:p>
          <text:list>
            <text:list-item>
              <text:p text:style-name="P52">The application may store the name of the database in a file.</text:p>
              <text:p text:style-name="P52">In that case, the reconfiguration may require changing the value in the file, and stopping and restarting the application to get it to point to the new location.</text:p>
            </text:list-item>
            <text:list-item>
              <text:p text:style-name="P52">A clever usage of DNS might involve creating a CNAME <text:a xlink:type="simple" xlink:href="http://www.iana.org/assignments/dns-parameters" office:target-frame-name="_top" xlink:show="replace">DNS record </text:a>that establishes a name for the application to use to reference the node that is in the "master" role.</text:p>
              <text:p text:style-name="P52">In that case, reconfiguration would require changing the CNAME to point to the new server, and possibly restarting the application to refresh database connections.</text:p>
            </text:list-item>
            <text:list-item>
              <text:p text:style-name="P52">If you are using pg_pool or some similar "connection pool manager," then the reconfiguration involves reconfiguring this management tool, but is otherwise similar to the DNS/CNAME example above. </text:p>
            </text:list-item>
          </text:list>
          <text:p text:style-name="P52">Whether or not the application that accesses the database needs to be restarted depends on how it is coded to cope with failed database connections; if, after encountering an error it tries re-opening them, then there may be no need to restart it. </text:p>
        </text:list-item>
        <text:list-item>
          <text:p text:style-name="P52">A small <text:a xlink:type="simple" xlink:href="http://slony.info/documentation/1.2/slonik.html">slonik</text:a> script executes the following commands: </text:p>
          <text:p text:style-name="P164">lock set (id = 1, origin = 1);</text:p>
          <text:p text:style-name="P164">wait for event (origin = 1, confirmed = 2);</text:p>
          <text:p text:style-name="P164">move set (id = 1, old origin = 1, new origin = 2);</text:p>
          <text:p text:style-name="P178">wait for event (origin = 1, confirmed = 2);</text:p>
          <text:p text:style-name="P52">After these commands, the origin (master role) of data set 1 has been transferred to node2. And it is not simply transferred; it is done in a fashion such that node1 becomes a fully synchronized subscriber, actively replicating the set. So the two nodes have switched roles completely.</text:p>
        </text:list-item>
        <text:list-item>
          <text:p text:style-name="P52">After reconfiguring the web application (or <text:a xlink:type="simple" xlink:href="http://slony.info/documentation/1.2/help.html#PGPOOL">pgpool </text:a>) to connect to the database on node2, the web server is restarted and resumes normal operation.</text:p>
          <text:p text:style-name="P52">Done in one shell script, that does the application shutdown, slonik, move config files and startup all together, this entire procedure is likely to take less than 10 seconds.</text:p>
        </text:list-item>
      </text:list>
      <text:p text:style-name="Text_20_body">You may now simply shutdown the server hosting node1 and do whatever is required to maintain the server. When <text:a xlink:type="simple" xlink:href="http://slony.info/documentation/1.2/slon.html">slon</text:a> node1 is restarted later, it will start replicating again, and soon catch up. At this point the procedure to switch origins is executed again to restore the original configuration.</text:p>
      <text:p text:style-name="Text_20_body">This is the preferred way to handle things; it runs quickly, under control of the administrators, and there is no need for there to be any loss of data.</text:p>
      <text:p text:style-name="Text_20_body">After performing the configuration change, you should, as <text:a xlink:type="simple" xlink:href="http://slony.info/documentation/1.2/slonyadmin.html#BESTPRACTICES">Section 1</text:a>, run the <text:a xlink:type="simple" xlink:href="http://slony.info/documentation/1.2/monitoring.html#TESTSLONYSTATE">Section 5.1</text:a> scripts in order to validate that the cluster state remains in good order after this change. </text:p>
      <text:h text:style-name="Heading_20_2" text:outline-level="2"><text:bookmark text:name="AEN2386"/>8.3. Failover</text:h>
      <text:p text:style-name="Text_20_body"><text:bookmark text:name="AEN2388"/>If some more serious problem occurs on the "origin" server, it may be necessary to <text:a xlink:type="simple" xlink:href="http://slony.info/documentation/1.2/stmtfailover.html">SLONIK FAILOVER</text:a> to a backup server. This is a highly undesirable circumstance, as transactions "committed" on the origin, but not applied to the subscribers, will be lost. You may have reported these transactions as "successful" to outside users. As a result, failover should be considered a <text:span text:style-name="T1">last resort</text:span>. If the "injured" origin server can be brought up to the point where it can limp along long enough to do a controlled switchover, that is <text:span text:style-name="T1">greatly</text:span> preferable.</text:p>
      <text:p text:style-name="Text_20_body"><text:soft-page-break/>Slony-I does not provide any automatic detection for failed systems. Abandoning committed transactions is a business decision that cannot be made by a database system. If someone wants to put the commands below into a script executed automatically from the network monitoring system, well ... it's <text:span text:style-name="T1">your</text:span> data, and it's <text:span text:style-name="T1">your</text:span> failover policy. </text:p>
      <text:list xml:id="list141666662" text:style-name="L46">
        <text:list-item>
          <text:p text:style-name="P53">The <text:a xlink:type="simple" xlink:href="http://slony.info/documentation/1.2/slonik.html">slonik</text:a> command </text:p>
          <text:p text:style-name="P179">failover (id = 1, backup node = 2);</text:p>
          <text:p text:style-name="P53">causes node2 to assume the ownership (origin) of all sets that have node1 as their current origin. If there should happen to be additional nodes in the Slony-I cluster, all direct subscribers of node1 are instructed that this is happening. Slonik will also query all direct subscribers in order to determine out which node has the highest replication status (<text:span text:style-name="T1">e.g.</text:span> - the latest committed transaction) for each set, and the configuration will be changed in a way that node2 first applies those final before actually allowing write access to the tables.</text:p>
          <text:p text:style-name="P53">In addition, all nodes that subscribed directly to node1 will now use node2 as data provider for the set. This means that after the failover command succeeded, no node in the entire replication setup will receive anything from node1 any more.</text:p>
          <text:p text:style-name="P3"><text:span text:style-name="T2">Note: </text:span>Note that in order for node 2 to be considered as a candidate for failover, it must have been set up with the <text:a xlink:type="simple" xlink:href="http://slony.info/documentation/1.2/stmtsubscribeset.html">SLONIK SUBSCRIBE SET</text:a> option <text:span text:style-name="Teletype">forwarding = yes</text:span>, which has the effect that replication log data is collected in <text:a xlink:type="simple" xlink:href="http://slony.info/documentation/1.2/table.sl-log-1.html">sl_log_1</text:a>/<text:a xlink:type="simple" xlink:href="http://slony.info/documentation/1.2/table.sl-log-2.html">sl_log_2</text:a> on node 2. If replication log data is <text:span text:style-name="T1">not</text:span> being collected, then failover to that node is not possible. </text:p>
        </text:list-item>
        <text:list-item>
          <text:p text:style-name="P53">Reconfigure and restart the application (or pgpool) to cause it to reconnect to node2.</text:p>
        </text:list-item>
        <text:list-item>
          <text:p text:style-name="P53">Purge out the abandoned node </text:p>
          <text:p text:style-name="P53">You will find, after the failover, that there are still a full set of references to node 1 in <text:a xlink:type="simple" xlink:href="http://slony.info/documentation/1.2/table.sl-node.html">sl_node</text:a>, as well as in referring tables such as <text:a xlink:type="simple" xlink:href="http://slony.info/documentation/1.2/table.sl-confirm.html">sl_confirm</text:a>; since data in <text:a xlink:type="simple" xlink:href="http://slony.info/documentation/1.2/table.sl-log-1.html">sl_log_1</text:a>/<text:a xlink:type="simple" xlink:href="http://slony.info/documentation/1.2/table.sl-log-2.html">sl_log_2</text:a> is still present, Slony-I cannot immediately purge out the node. </text:p>
          <text:p text:style-name="P53">After the failover is complete and node2 accepts write operations against the tables, remove all remnants of node1's configuration information with the <text:a xlink:type="simple" xlink:href="http://slony.info/documentation/1.2/stmtdropnode.html">SLONIK DROP NODE</text:a> command: </text:p>
          <text:p text:style-name="P179">drop node (id = 1, event node = 2);</text:p>
          <text:p text:style-name="P53">Supposing the failure resulted from some catastrophic failure of the hardware supporting node 1, there might be no "remains" left to look at. If the failure was not "total", as might be the case if the node had to be abandoned due to a network communications failure, you will find that node 1 still "imagines" itself to be as it was before the failure. See <text:a xlink:type="simple" xlink:href="http://slony.info/documentation/1.2/failover.html#REBUILDNODE1">Section 8.6</text:a> for more details on the implications.</text:p>
        </text:list-item>
        <text:list-item>
          <text:p text:style-name="P53">After performing the configuration change, you should, as <text:a xlink:type="simple" xlink:href="http://slony.info/documentation/1.2/slonyadmin.html#BESTPRACTICES">Section 1</text:a>, run the <text:a xlink:type="simple" xlink:href="http://slony.info/documentation/1.2/monitoring.html#TESTSLONYSTATE">Section 5.1</text:a> scripts in order to validate that the cluster state remains in good order after this change. </text:p>
        </text:list-item>
      </text:list>
      <text:h text:style-name="Heading_20_2" text:outline-level="2"><text:bookmark text:name="COMPLEXFAILOVER"/>8.4. Failover With Complex Node Set</text:h>
      <text:p text:style-name="Text_20_body">Failover is relatively "simple" if there are only two nodes; if a Slony-I cluster comprises many nodes, achieving a clean failover requires careful planning and execution. </text:p>
      <text:p text:style-name="Text_20_body">Consider the following diagram describing a set of six nodes at two sites. <draw:frame draw:style-name="fr1" draw:name="figura1" text:anchor-type="as-char" svg:width="1.997cm" svg:height="0.998cm" draw:z-index="0"><draw:image xlink:href="http://slony.info/documentation/1.2/complexenv.png" xlink:type="simple" xlink:show="embed" xlink:actuate="onLoad"/></draw:frame></text:p>
      <text:p text:style-name="Text_20_body">Let us assume that nodes 1, 2, and 3 reside at one data centre, and that we find ourselves needing to <text:soft-page-break/>perform failover due to failure of that entire site. Causes could range from a persistent loss of communications to the physical destruction of the site; the cause is not actually important, as what we are concerned about is how to get Slony-I to properly fail over to the new site.</text:p>
      <text:p text:style-name="Text_20_body">We will further assume that node 5 is to be the new origin, after failover. </text:p>
      <text:p text:style-name="Text_20_body">The sequence of Slony-I reconfiguration required to properly failover this sort of node configuration is as follows:</text:p>
      <text:list xml:id="list603414177" text:style-name="L47">
        <text:list-item>
          <text:p text:style-name="P54">Resubscribe (using <text:a xlink:type="simple" xlink:href="http://slony.info/documentation/1.2/stmtsubscribeset.html">SLONIK SUBSCRIBE SET</text:a> ech node that is to be kept in the reformation of the cluster that is not already subscribed to the intended data provider. </text:p>
          <text:p text:style-name="P54">In the example cluster, this means we would likely wish to resubscribe nodes 4 and 6 to both point to node 5.</text:p>
          <text:p text:style-name="P165"><text:s text:c="3"/>include &lt;/tmp/failover-preamble.slonik&gt;;</text:p>
          <text:p text:style-name="P165"><text:s text:c="3"/>subscribe set (id = 1, provider = 5, receiver = 4);</text:p>
          <text:p text:style-name="P180"><text:s text:c="3"/>subscribe set (id = 1, provider = 5, receiver = 4);</text:p>
        </text:list-item>
        <text:list-item>
          <text:p text:style-name="P54">Drop all unimportant nodes, starting with leaf nodes.</text:p>
          <text:p text:style-name="P54">Since nodes 1, 2, and 3 are unaccessible, we must indicate the <text:span text:style-name="Teletype">EVENT NODE</text:span> so that the event reaches the still-live portions of the cluster. </text:p>
          <text:p text:style-name="P165"><text:s text:c="3"/>include &lt;/tmp/failover-preamble.slonik&gt;;</text:p>
          <text:p text:style-name="P165"><text:s text:c="3"/>drop node (id=2, event node = 4);</text:p>
          <text:p text:style-name="P180"><text:s text:c="3"/>drop node (id=3, event node = 4);</text:p>
        </text:list-item>
        <text:list-item>
          <text:p text:style-name="P54">Now, run <text:span text:style-name="Teletype">FAILOVER</text:span>.</text:p>
          <text:p text:style-name="P165"><text:s text:c="3"/>include &lt;/tmp/failover-preamble.slonik&gt;;</text:p>
          <text:p text:style-name="P180"><text:s text:c="3"/>failover (id = 1, backup node = 5);</text:p>
        </text:list-item>
        <text:list-item>
          <text:p text:style-name="P54">Finally, drop the former origin from the cluster.</text:p>
          <text:p text:style-name="P165"><text:s text:c="3"/>include &lt;/tmp/failover-preamble.slonik&gt;;</text:p>
          <text:p text:style-name="P180"><text:s text:c="3"/>drop node (id=1, event node = 4);</text:p>
        </text:list-item>
      </text:list>
      <text:h text:style-name="Heading_20_2" text:outline-level="2"><text:bookmark text:name="AEN2476"/>8.5. Automating <text:span text:style-name="Teletype">FAIL OVER </text:span></text:h>
      <text:p text:style-name="Text_20_body"><text:bookmark text:name="AEN2479"/>If you do choose to automate <text:span text:style-name="Teletype">FAIL OVER </text:span>, it is important to do so <text:span text:style-name="T1">carefully.</text:span> You need to have good assurance that the failed node is well and truly failed, and you need to be able to assure that the failed node will not accidentally return into service, thereby allowing there to be two nodes out there able to respond in a "master" role. </text:p>
      <text:p text:style-name="Quotations"><text:span text:style-name="T2">Note: </text:span>The problem here requiring that you "shoot the failed node in the head" is not fundamentally about replication or Slony-I; Slony-I handles this all reasonably gracefully, as once the node is marked as failed, the other nodes will "shun" it, effectively ignoring it. The problem is instead with <text:span text:style-name="T1">your application.</text:span> Supposing the failed node can come back up sufficiently that it can respond to application requests, <text:span text:style-name="T1">that</text:span> is likely to be a problem, and one that hasn't anything to do with Slony-I. The trouble is if there are two databases that can respond as if they are "master" systems. </text:p>
      <text:p text:style-name="Text_20_body">When failover occurs, there therefore needs to be a mechanism to forcibly knock the failed node off the network in order to prevent applications from getting confused. This could take place via having an SNMP interface that does some combination of the following:</text:p>
      <text:list xml:id="list1732075920" text:style-name="L48">
        <text:list-item>
          <text:p text:style-name="P55">Turns off power on the failed server. </text:p>
          <text:p text:style-name="P55"><text:soft-page-break/>If care is not taken, the server may reappear when system administrators power it up. </text:p>
        </text:list-item>
        <text:list-item>
          <text:p text:style-name="P55">Modify firewall rules or other network configuration to drop the failed server's IP address from the network. </text:p>
          <text:p text:style-name="P55">If the server has multiple network interfaces, and therefore multiple IP addresses, this approach allows the "application" addresses to be dropped/deactivated, but leave "administrative" addresses open so that the server would remain accessible to system administrators. </text:p>
        </text:list-item>
      </text:list>
      <text:h text:style-name="Heading_20_2" text:outline-level="2"><text:bookmark text:name="REBUILDNODE1"/>8.6. After Failover, Reconfiguring Former Origin</text:h>
      <text:p text:style-name="Text_20_body"><text:bookmark text:name="AEN2507"/>What happens to the failed node will depend somewhat on the nature of the catastrophe that lead to needing to fail over to another node. If the node had to be abandoned because of physical destruction of its disk storage, there will likely not be anything of interest left. On the other hand, a node might be abandoned due to the failure of a network connection, in which case the former "provider" can appear be functioning perfectly well. Nonetheless, once communications are restored, the fact of the <text:span text:style-name="Teletype">FAIL OVER</text:span> makes it mandatory that the failed node be abandoned. </text:p>
      <text:p text:style-name="Text_20_body">After the above failover, the data stored on node 1 will rapidly become increasingly out of sync with the rest of the nodes, and must be treated as corrupt. Therefore, the only way to get node 1 back and transfer the origin role back to it is to rebuild it from scratch as a subscriber, let it catch up, and then follow the switchover procedure.</text:p>
      <text:p text:style-name="Text_20_body">A good reason <text:span text:style-name="T1">not</text:span> to do this automatically is the fact that important updates (from a <text:span text:style-name="T1">business</text:span> perspective) may have been <text:span text:style-name="Teletype">commit</text:span>ted on the failing system. You probably want to analyze the last few transactions that made it into the failed node to see if some of them need to be reapplied on the "live" cluster. For instance, if someone was entering bank deposits affecting customer accounts at the time of failure, you wouldn't want to lose that information.</text:p>
      <table:table table:name="Tabela7" table:style-name="Tabela7">
        <table:table-column table:style-name="Tabela7.A"/>
        <table:table-row>
          <table:table-cell table:style-name="Tabela7.A1" office:value-type="string">
            <text:p text:style-name="P190">Warning</text:p>
          </table:table-cell>
        </table:table-row>
        <table:table-row>
          <table:table-cell table:style-name="Tabela7.A2" office:value-type="string">
            <text:p text:style-name="P191">It has been observed that there can be some very confusing results if a node is "failed" due to a persistent network outage as opposed to failure of data storage. In such a scenario, the "failed" node has a database in perfectly fine form; it is just that since it was cut off, it "screams in silence." </text:p>
            <text:p text:style-name="P191">If the network connection is repaired, that node could reappear, and as far as <text:span text:style-name="T1">its</text:span> configuration is concerned, all is well, and it should communicate with the rest of its Slony-I cluster. </text:p>
            <text:p text:style-name="P191">In <text:span text:style-name="T1">fact</text:span>, the only confusion taking place is on that node. The other nodes in the cluster are not confused at all; they know that this node is "dead," and that they should ignore it. But there is not a way to know this by looking at the "failed" node.</text:p>
            <text:p text:style-name="P191">This points back to the design point that Slony-I is not a network monitoring tool. You need to have clear methods of communicating to applications and users what database hosts are to be used. If those methods are lacking, adding replication to the mix will worsen the potential for confusion, and failover will be a point at which there is enormous potential for confusion. </text:p>
          </table:table-cell>
        </table:table-row>
      </table:table>
      <text:p text:style-name="Text_20_body">If the database is very large, it may take many hours to recover node1 as a functioning Slony-I node; that is another reason to consider failover as an undesirable "final resort."</text:p>
      <text:p text:style-name="Standard"/>
      <text:p text:style-name="Standard"/>
      <text:h text:style-name="P194" text:outline-level="1"><text:bookmark text:name="LISTENPATHS"/>9. Slony-I listen paths</text:h>
      <text:p text:style-name="Quotations"><text:bookmark text:name="AEN2538"/><text:span text:style-name="T2">Note: </text:span>If you are running version Slony-I 1.2 or later it should be <text:span text:style-name="T1">completely unnecessary</text:span> to read this section as it introduces a way to automatically manage this part of its configuration. For earlier versions, however, it is needful.</text:p>
      <text:p text:style-name="Text_20_body">If you have more than two or three nodes, and any degree of usage of cascaded subscribers (<text:span text:style-name="T1">e.g.</text:span> - subscribers that are subscribing through a subscriber node), you will have to be fairly careful about the configuration of "listen paths" via the Slonik <text:a xlink:type="simple" xlink:href="http://slony.info/documentation/1.2/stmtstorelisten.html">SLONIK STORE LISTEN</text:a> and <text:a xlink:type="simple" xlink:href="http://slony.info/documentation/1.2/stmtdroplisten.html">SLONIK DROP LISTEN</text:a> statements that control the contents of the table <text:a xlink:type="simple" xlink:href="http://slony.info/documentation/1.2/table.sl-listen.html">sl_listen</text:a>.</text:p>
      <text:p text:style-name="Text_20_body">The "listener" entries in this table control where each node expects to listen in order to get events propagated from other nodes. You might think that nodes only need to listen to the "parent" from whom they are getting updates, but in reality, they need to be able to receive messages from <text:span text:style-name="T1">all</text:span> nodes in order to be able to conclude that <text:span text:style-name="Teletype">sync</text:span>s have been received everywhere, and that, therefore, entries in <text:a xlink:type="simple" xlink:href="http://slony.info/documentation/1.2/table.sl-log-1.html">sl_log_1</text:a> and <text:a xlink:type="simple" xlink:href="http://slony.info/documentation/1.2/table.sl-log-2.html">sl_log_2</text:a> have been applied everywhere, and can therefore be purged. this extra communication is needful so Slony-I is able to shift origins to other locations.</text:p>
      <text:h text:style-name="Heading_20_2" text:outline-level="2"><text:bookmark text:name="AEN2558"/>9.1. How listening can break</text:h>
      <text:p text:style-name="Text_20_body"><text:bookmark text:name="AEN2560"/>On one occasion, I had a need to drop a subscriber node (#2) and recreate it. That node was the data provider for another subscriber (#3) that was, in effect, a "cascaded slave." Dropping the subscriber node initially didn't work, as <text:a xlink:type="simple" xlink:href="http://slony.info/documentation/1.2/slonik.html">slonik</text:a> informed me that there was a dependant node. I repointed the dependant node to the "master" node for the subscription set, which, for a while, replicated without difficulties.</text:p>
      <text:p text:style-name="Text_20_body">I then dropped the subscription on "node 2", and started resubscribing it. that raised the Slony-I <text:span text:style-name="Teletype">set_subscription</text:span> event, which started copying tables. at that point in time, events stopped propagating to "node 3", and while it was in perfectly ok shape, no events were making it to it.</text:p>
      <text:p text:style-name="Text_20_body">The problem was that node #3 was expecting to receive events from node #2, which was busy processing the <text:span text:style-name="Teletype">set_subscription</text:span> event, and was not passing anything else on.</text:p>
      <text:p text:style-name="Text_20_body">We dropped the listener rules that caused node #3 to listen to node 2, replacing them with rules where it expected its events to come from node #1 (the origin node for the replication set). At that moment, "as if by magic", node #3 started replicating again, as it discovered a place to get <text:span text:style-name="Teletype">sync</text:span> events.</text:p>
      <text:h text:style-name="Heading_20_2" text:outline-level="2"><text:bookmark text:name="AEN2576"/>9.2. How the listen configuration should look</text:h>
      <text:p text:style-name="Text_20_body">The simple cases tend to be simple to cope with. We need to instead look at a more complex node configuration.</text:p>
      <text:p text:style-name="Text_20_body">Consider a set of nodes, 1 thru 6, where 1 is the origin, where 2-4 subscribe directly to the origin, and where 5 subscribes to 2, and 6 subscribes to 5.</text:p>
      <text:p text:style-name="Text_20_body">Here is a "listener network" that indicates where each node should listen for messages coming from each other node: </text:p>
      <text:p text:style-name="Preformatted_20_Text"><text:s text:c="7"/>1| <text:s text:c="2"/>2| <text:s text:c="2"/>3| <text:s text:c="2"/>4| <text:s text:c="2"/>5| <text:s text:c="2"/>6|</text:p>
      <text:p text:style-name="Preformatted_20_Text">--------------------------------------------</text:p>
      <text:p text:style-name="Preformatted_20_Text"><text:s text:c="3"/>1 <text:s text:c="2"/>0 <text:s text:c="3"/>2 <text:s text:c="3"/>3 <text:s text:c="3"/>4 <text:s text:c="3"/>2 <text:s text:c="3"/>2 </text:p>
      <text:p text:style-name="Preformatted_20_Text"><text:s text:c="3"/>2 <text:s text:c="2"/>1 <text:s text:c="3"/>0 <text:s text:c="3"/>1 <text:s text:c="3"/>1 <text:s text:c="3"/>5 <text:s text:c="3"/>5 </text:p>
      <text:p text:style-name="Preformatted_20_Text"><text:s text:c="3"/>3 <text:s text:c="2"/>1 <text:s text:c="3"/>1 <text:s text:c="3"/>0 <text:s text:c="3"/>1 <text:s text:c="3"/>1 <text:s text:c="3"/>1 </text:p>
      <text:p text:style-name="Preformatted_20_Text"><text:s text:c="3"/>4 <text:s text:c="2"/>1 <text:s text:c="3"/>1 <text:s text:c="3"/>1 <text:s text:c="3"/>0 <text:s text:c="3"/>1 <text:s text:c="3"/>1 </text:p>
      <text:p text:style-name="Preformatted_20_Text"><text:soft-page-break/><text:s text:c="3"/>5 <text:s text:c="2"/>2 <text:s text:c="3"/>2 <text:s text:c="3"/>2 <text:s text:c="3"/>2 <text:s text:c="3"/>0 <text:s text:c="3"/>6 </text:p>
      <text:p text:style-name="P173"><text:s text:c="3"/>6 <text:s text:c="2"/>5 <text:s text:c="3"/>5 <text:s text:c="3"/>5 <text:s text:c="3"/>5 <text:s text:c="3"/>5 <text:s text:c="3"/>0 </text:p>
      <text:p text:style-name="Text_20_body">Row 2 indicates all of the listen rules for node 2; it gets events for nodes 1, 3, and 4 throw node 1, and gets events for nodes 5 and 6 from node 5.</text:p>
      <text:p text:style-name="Text_20_body">The row of 5's at the bottom, for node 6, indicate that node 6 listens to node 5 to get events from nodes 1-5.</text:p>
      <text:p text:style-name="Text_20_body">The set of slonik <text:span text:style-name="Teletype">set listen</text:span> statements to express this "listener network" are as follows: </text:p>
      <text:p text:style-name="Preformatted_20_Text">store listen (origin = 1, receiver = 2, provider = 1);</text:p>
      <text:p text:style-name="Preformatted_20_Text">store listen (origin = 1, receiver = 3, provider = 1);</text:p>
      <text:p text:style-name="Preformatted_20_Text">store listen (origin = 1, receiver = 4, provider = 1);</text:p>
      <text:p text:style-name="Preformatted_20_Text">store listen (origin = 1, receiver = 5, provider = 2);</text:p>
      <text:p text:style-name="Preformatted_20_Text">store listen (origin = 1, receiver = 6, provider = 5);</text:p>
      <text:p text:style-name="Preformatted_20_Text">store listen (origin = 2, receiver = 1, provider = 2);</text:p>
      <text:p text:style-name="Preformatted_20_Text">store listen (origin = 2, receiver = 3, provider = 1);</text:p>
      <text:p text:style-name="Preformatted_20_Text">store listen (origin = 2, receiver = 4, provider = 1);</text:p>
      <text:p text:style-name="Preformatted_20_Text">store listen (origin = 2, receiver = 5, provider = 2);</text:p>
      <text:p text:style-name="Preformatted_20_Text">store listen (origin = 2, receiver = 6, provider = 5);</text:p>
      <text:p text:style-name="Preformatted_20_Text">store listen (origin = 3, receiver = 1, provider = 3);</text:p>
      <text:p text:style-name="Preformatted_20_Text">store listen (origin = 3, receiver = 2, provider = 1);</text:p>
      <text:p text:style-name="Preformatted_20_Text">store listen (origin = 3, receiver = 4, provider = 1);</text:p>
      <text:p text:style-name="Preformatted_20_Text">store listen (origin = 3, receiver = 5, provider = 2);</text:p>
      <text:p text:style-name="Preformatted_20_Text">store listen (origin = 3, receiver = 6, provider = 5);</text:p>
      <text:p text:style-name="Preformatted_20_Text">store listen (origin = 4, receiver = 1, provider = 4);</text:p>
      <text:p text:style-name="Preformatted_20_Text">store listen (origin = 4, receiver = 2, provider = 1);</text:p>
      <text:p text:style-name="Preformatted_20_Text">store listen (origin = 4, receiver = 3, provider = 1);</text:p>
      <text:p text:style-name="Preformatted_20_Text">store listen (origin = 4, receiver = 5, provider = 2);</text:p>
      <text:p text:style-name="Preformatted_20_Text">store listen (origin = 4, receiver = 6, provider = 5);</text:p>
      <text:p text:style-name="Preformatted_20_Text">store listen (origin = 5, receiver = 1, provider = 2);</text:p>
      <text:p text:style-name="Preformatted_20_Text">store listen (origin = 5, receiver = 2, provider = 5);</text:p>
      <text:p text:style-name="Preformatted_20_Text">store listen (origin = 5, receiver = 3, provider = 1);</text:p>
      <text:p text:style-name="Preformatted_20_Text">store listen (origin = 5, receiver = 4, provider = 1);</text:p>
      <text:p text:style-name="Preformatted_20_Text">store listen (origin = 5, receiver = 6, provider = 5);</text:p>
      <text:p text:style-name="Preformatted_20_Text">store listen (origin = 6, receiver = 1, provider = 2);</text:p>
      <text:p text:style-name="Preformatted_20_Text">store listen (origin = 6, receiver = 2, provider = 5);</text:p>
      <text:p text:style-name="Preformatted_20_Text">store listen (origin = 6, receiver = 3, provider = 1);</text:p>
      <text:p text:style-name="Preformatted_20_Text">store listen (origin = 6, receiver = 4, provider = 1);</text:p>
      <text:p text:style-name="P173">store listen (origin = 6, receiver = 5, provider = 6);</text:p>
      <text:p text:style-name="Text_20_body">How we read these listen statements is thus...</text:p>
      <text:p text:style-name="Text_20_body">When on the "receiver" node, look to the "provider" node to provide events coming from the "origin" node.</text:p>
      <text:p text:style-name="Text_20_body">The tool <text:span text:style-name="Teletype">init_cluster</text:span> in the <text:span text:style-name="Teletype">altperl</text:span> scripts produces optimized listener networks in both the tabular form shown above as well as in the form of <text:a xlink:type="simple" xlink:href="http://slony.info/documentation/1.2/slonik.html">slonik</text:a> statements.</text:p>
      <text:p text:style-name="Text_20_body">There are three "thorns" in this set of roses: </text:p>
      <text:list xml:id="list972704700" text:style-name="L49">
        <text:list-item>
          <text:p text:style-name="P56">If you change the shape of the node set, so that the nodes subscribe differently to things, you need to drop <text:a xlink:type="simple" xlink:href="http://slony.info/documentation/1.2/table.sl-listen.html">sl_listen</text:a> entries and create new ones to indicate the new preferred paths between nodes. Until Slony-I, there is no automated way at this point to do this "reshaping".</text:p>
        </text:list-item>
        <text:list-item>
          <text:p text:style-name="P56">If you <text:span text:style-name="T1">don't</text:span> change the <text:a xlink:type="simple" xlink:href="http://slony.info/documentation/1.2/table.sl-listen.html">sl_listen</text:a> entries, events will likely continue to propagate so long as all of the nodes continue to run well. the problem will only be noticed when a node is taken down, "orphaning" any nodes that are listening through it.</text:p>
        </text:list-item>
        <text:list-item>
          <text:p text:style-name="P56">you might have multiple replication sets that have <text:span text:style-name="T1">different</text:span> shapes for their respective trees of subscribers. there won't be a single "best" listener configuration in that case.</text:p>
        </text:list-item>
        <text:list-item>
          <text:p text:style-name="P56"><text:soft-page-break/>In order for there to be an <text:a xlink:type="simple" xlink:href="http://slony.info/documentation/1.2/table.sl-listen.html">sl_listen</text:a> path, there <text:span text:style-name="T1">must</text:span> be a series of <text:a xlink:type="simple" xlink:href="http://slony.info/documentation/1.2/table.sl-path.html">sl_path</text:a> entries connecting the origin to the receiver. this means that if the contents of <text:a xlink:type="simple" xlink:href="http://slony.info/documentation/1.2/table.sl-path.html">sl_path</text:a> do not express a "connected" network of nodes, then some nodes will not be reachable. this would typically happen, in practice, when you have two sets of nodes, one in one subnet, and another in another subnet, where there are only a couple of "firewall" nodes that can talk between the subnets. cut out those nodes and the subnets stop communicating.</text:p>
        </text:list-item>
      </text:list>
      <text:h text:style-name="Heading_20_2" text:outline-level="2"><text:bookmark text:name="AUTOLISTEN"/>9.3. Automated Listen Path Generation</text:h>
      <text:p text:style-name="Text_20_body"><text:bookmark text:name="AEN2625"/>In Slony-I version 1.1, a heuristic scheme is introduced to automatically generate <text:span text:style-name="Teletype">sl_listen</text:span> entries. This happens, in order, based on three data sources: </text:p>
      <text:list xml:id="list606885768" text:style-name="L50">
        <text:list-item>
          <text:p text:style-name="P57"><text:a xlink:type="simple" xlink:href="http://slony.info/documentation/1.2/table.sl-subscribe.html">sl_subscribe</text:a> entries are the first, most vital control as to what listens to what; we <text:span text:style-name="T1">know</text:span> there must be a direct path between each subscriber node and its provider.</text:p>
        </text:list-item>
        <text:list-item>
          <text:p text:style-name="P57"><text:a xlink:type="simple" xlink:href="http://slony.info/documentation/1.2/table.sl-path.html">sl_path</text:a> entries are the second indicator; if <text:a xlink:type="simple" xlink:href="http://slony.info/documentation/1.2/table.sl-subscribe.html">sl_subscribe</text:a> has not already indicated "how to listen," then a node may listen directly to the event's origin if there is a suitable <text:a xlink:type="simple" xlink:href="http://slony.info/documentation/1.2/table.sl-path.html">sl_path</text:a> entry.</text:p>
        </text:list-item>
        <text:list-item>
          <text:p text:style-name="P57">Lastly, if there has been no guidance thus far based on the above data sources, then nodes can listen indirectly via every node that is either a provider for the receiver, or that is using the receiver as a provider.</text:p>
        </text:list-item>
      </text:list>
      <text:p text:style-name="Text_20_body">Any time <text:a xlink:type="simple" xlink:href="http://slony.info/documentation/1.2/table.sl-subscribe.html">sl_subscribe</text:a> or <text:a xlink:type="simple" xlink:href="http://slony.info/documentation/1.2/table.sl-path.html">sl_path</text:a> are modified, <text:span text:style-name="Source_20_Text">RebuildListenEntries()</text:span> will be called to revise the listener paths.</text:p>
      <text:p text:style-name="Standard"/>
      <text:p text:style-name="Standard"/>
      <text:h text:style-name="Heading_20_1" text:outline-level="1"><text:bookmark text:name="PLAINPATHS"/>10. Slony-I Path Communications</text:h>
      <text:p text:style-name="Text_20_body"><text:bookmark text:name="AEN2650"/>Slony-I uses PostgreSQL DSNs in three contexts to establish access to databases: </text:p>
      <text:list xml:id="list749877360" text:style-name="L51">
        <text:list-item>
          <text:p text:style-name="P58"><text:a xlink:type="simple" xlink:href="http://slony.info/documentation/1.2/admconninfo.html">SLONIK ADMIN CONNINFO</text:a> - controlling how a <text:a xlink:type="simple" xlink:href="http://slony.info/documentation/1.2/slonik.html">slonik</text:a> script accesses the various nodes.</text:p>
          <text:p text:style-name="P58">These connections are the ones that go from your "administrative workstation" to all of the nodes in a Slony-I cluster.</text:p>
          <text:p text:style-name="P58">It is <text:span text:style-name="T1">vital</text:span> that you have connections from the central location where you run <text:a xlink:type="simple" xlink:href="http://slony.info/documentation/1.2/slonik.html">slonik</text:a> to each and every node in the network. These connections are only used briefly, to submit the few <text:span text:style-name="ACRONYM">SQL</text:span> requests required to control the administration of the cluster.</text:p>
          <text:p text:style-name="P58">Since these communications paths are only used briefly, it may be quite reasonable to "hack together" temporary connections using <text:a xlink:type="simple" xlink:href="http://slony.info/documentation/1.2/requirements.html#TUNNELLING">SSH tunnelling</text:a>.</text:p>
        </text:list-item>
        <text:list-item>
          <text:p text:style-name="P58">The <text:a xlink:type="simple" xlink:href="http://slony.info/documentation/1.2/slon.html">slon</text:a> DSN parameter. </text:p>
          <text:p text:style-name="P58">The DSN parameter passed to each <text:a xlink:type="simple" xlink:href="http://slony.info/documentation/1.2/slon.html">slon</text:a> indicates what network path should be used to get from the <text:a xlink:type="simple" xlink:href="http://slony.info/documentation/1.2/slon.html">slon</text:a> process to the database that it manages.</text:p>
        </text:list-item>
        <text:list-item>
          <text:p text:style-name="P58"><text:a xlink:type="simple" xlink:href="http://slony.info/documentation/1.2/stmtstorepath.html">SLONIK STORE PATH</text:a> - controlling how <text:a xlink:type="simple" xlink:href="http://slony.info/documentation/1.2/slon.html">slon</text:a> daemons communicate with remote nodes. These paths are stored in <text:a xlink:type="simple" xlink:href="http://slony.info/documentation/1.2/table.sl-path.html">sl_path</text:a>.</text:p>
          <text:p text:style-name="P58">You forcibly <text:span text:style-name="T1">need</text:span> to have a path between each subscriber node and its provider; other paths are optional, and will not be used unless a listen path in <text:a xlink:type="simple" xlink:href="http://slony.info/documentation/1.2/table.sl-listen.html">sl_listen</text:a>. is needed that uses that particular path.</text:p>
        </text:list-item>
      </text:list>
      <text:p text:style-name="Text_20_body">The distinctions and possible complexities of paths are not normally an issue for people with simple networks where all the hosts can see one another via a comparatively "global" set of network addresses. In contrast, it matters rather a lot for those with complex firewall configurations, nodes at <text:soft-page-break/>multiple locations, and the issue where nodes may not be able to all talk to one another via a uniform set of network addresses.</text:p>
      <text:p text:style-name="Text_20_body">Consider the attached diagram, which describes a set of six nodes <draw:frame draw:style-name="fr1" draw:name="figura2" text:anchor-type="as-char" svg:width="1.997cm" svg:height="0.998cm" draw:z-index="1"><draw:image xlink:href="http://slony.info/documentation/1.2/complexenv.png" xlink:type="simple" xlink:show="embed" xlink:actuate="onLoad"/></draw:frame></text:p>
      <text:list xml:id="list1298306829" text:style-name="L52">
        <text:list-item>
          <text:p text:style-name="P59">DB1 and DB2 are databases residing in a secure "database layer," firewalled against outside access except from specifically controlled locations.</text:p>
          <text:p text:style-name="P59">Let's suppose that DB1 is the origin node for the replication system.</text:p>
        </text:list-item>
        <text:list-item>
          <text:p text:style-name="P59">DB3 resides in a "DMZ" at the same site; it is intended to be used as a Slony-I "provider" for remote locations.</text:p>
        </text:list-item>
        <text:list-item>
          <text:p text:style-name="P59">DB4 is a counterpart to DB3 in a "DMZ" at a secondary/failover site. Its job, in the present configuration, is to "feed" servers in the secure database layers at the secondary site.</text:p>
        </text:list-item>
        <text:list-item>
          <text:p text:style-name="P59">DB5 and and DB6 are counterparts to DB1 and DB2, but are, at present, configured as subscribers.</text:p>
          <text:p text:style-name="P59">Supposing disaster were to strike at the "primary" site, the secondary site would be well-equipped to take over servicing the applications that use this data.</text:p>
          <text:p text:style-name="P59">Managers paying bills are likely to be reluctant to let the machines at the secondary site merely be "backups;" they would doubtless prefer for them to be useful, and that can certainly be the case. If the primary site is being used for "transactional activities," the replicas at the secondary site may be used for running time-oriented reports that do not require up-to-the second data.</text:p>
        </text:list-item>
        <text:list-item>
          <text:p text:style-name="P59">The symmetry of the configuration means that if you had <text:span text:style-name="T1">two</text:span> transactional applications needing protection from failure, it would be straightforward to have additional replication sets so that each site is normally "primary" for one application, and where destruction of one site could be addressed by consolidating services at the remaining site.</text:p>
        </text:list-item>
      </text:list>
      <text:p text:style-name="Text_20_body">There is also room for discussion of SSH tunnelling here...</text:p>
      <text:p text:style-name="Standard"/>
      <text:p text:style-name="Standard"/>
      <text:h text:style-name="Heading_20_1" text:outline-level="1"><text:bookmark text:name="TRIGGERS"/>11. Slony-I Trigger Handling</text:h>
      <text:p text:style-name="Text_20_body"><text:bookmark text:name="AEN2722"/>Slony-I has had two "flavours" of trigger handling:</text:p>
      <text:list xml:id="list967194008" text:style-name="L53">
        <text:list-item>
          <text:p text:style-name="P60">In versions up to 1.2, PostgreSQL had no awareness of replication, with the result that Slony-I needed to "hack" on the system catalog in order to deactivate, on subscribers, triggers that ought not to run.</text:p>
        </text:list-item>
      </text:list>
      <text:p text:style-name="Text_20_body">This has had a number of somewhat painful side-effects including:</text:p>
      <text:list xml:id="list784993290" text:style-name="L54">
        <text:list-item>
          <text:p text:style-name="P61">Corruption of the system catalog on subscribers, as existing triggers, that generally need to be hidden, are "hacked", via <text:span text:style-name="Teletype">pg_catalog.pg_trigger</text:span>, to point to the index being used by Slony-I as its "primary key".</text:p>
          <text:p text:style-name="P61">The very same thing was true for rules. </text:p>
          <text:p text:style-name="P61">This had the side-effect that pg_dump could not be used to pull proper schemas from subscriber nodes.</text:p>
        </text:list-item>
        <text:list-item>
          <text:p text:style-name="P61">It introduced the need to take out exclusive locks on <text:span text:style-name="T1">all replicated tables</text:span> when processing <text:a xlink:type="simple" xlink:href="http://slony.info/documentation/1.2/ddlchanges.html">Section 17</text:a> as triggers on each replicated table would need to be dropped and re-added during the course of processing.</text:p>
        </text:list-item>
      </text:list>
      <text:list xml:id="list987099662" text:style-name="L55">
        <text:list-item>
          <text:p text:style-name="P62"><text:soft-page-break/>In PostgreSQL version 8.3, there is new functionality where triggers and rules can have their behaviour altered via <text:span text:style-name="Teletype">ALTER TABLE</text:span>, and specify any of the following further trigger-related options:</text:p>
        </text:list-item>
      </text:list>
      <text:list xml:id="list1997516459" text:style-name="L56">
        <text:list-item>
          <text:p text:style-name="P63"><text:span text:style-name="Teletype">DISABLE TRIGGER trigger_name</text:span> </text:p>
        </text:list-item>
        <text:list-item>
          <text:p text:style-name="P63"><text:span text:style-name="Teletype">ENABLE TRIGGER trigger_name</text:span> </text:p>
        </text:list-item>
        <text:list-item>
          <text:p text:style-name="P63"><text:span text:style-name="Teletype">ENABLE REPLICA TRIGGER trigger_name</text:span> </text:p>
        </text:list-item>
        <text:list-item>
          <text:p text:style-name="P63"><text:span text:style-name="Teletype">ENABLE ALWAYS TRIGGER trigger_name</text:span> </text:p>
        </text:list-item>
        <text:list-item>
          <text:p text:style-name="P63"><text:span text:style-name="Teletype">DISABLE RULE rewrite_rule_name</text:span> </text:p>
        </text:list-item>
        <text:list-item>
          <text:p text:style-name="P63"><text:span text:style-name="Teletype">ENABLE RULE rewrite_rule_name</text:span> </text:p>
        </text:list-item>
        <text:list-item>
          <text:p text:style-name="P63"><text:span text:style-name="Teletype">ENABLE REPLICA RULE rewrite_rule_name</text:span> </text:p>
        </text:list-item>
        <text:list-item>
          <text:p text:style-name="P63"><text:span text:style-name="Teletype">ENABLE ALWAYS RULE rewrite_rule_name</text:span> </text:p>
        </text:list-item>
      </text:list>
      <text:p text:style-name="Text_20_body">A new GUC variable, <text:span text:style-name="Teletype">session_replication_role</text:span> controls whether the session is in origin, replica, or local mode, which then, in combination with the above enabling/disabling options, controls whether or not the trigger function actually runs. </text:p>
      <text:p text:style-name="Text_20_body">We may characterize when triggers fire, under Slony-I replication, based on the following table; the same rules apply to PostgreSQL rules.</text:p>
      <text:p text:style-name="P64"><text:bookmark text:name="TRIGGERBEHAVIOUR"/>Table 1. Trigger Behaviour </text:p>
      <table:table table:name="Tabela8" table:style-name="Tabela8">
        <table:table-column table:style-name="Tabela8.A"/>
        <table:table-column table:style-name="Tabela8.B"/>
        <table:table-column table:style-name="Tabela8.C" table:number-columns-repeated="2"/>
        <table:table-column table:style-name="Tabela8.E"/>
        <table:table-column table:style-name="Tabela8.F"/>
        <table:table-column table:style-name="Tabela8.G"/>
        <table:table-header-rows>
          <table:table-row>
            <table:table-cell table:style-name="Tabela8.A1" office:value-type="string">
              <text:p text:style-name="Table_20_Heading">Trigger Form</text:p>
            </table:table-cell>
            <table:table-cell table:style-name="Tabela8.A1" office:value-type="string">
              <text:p text:style-name="Table_20_Heading">When Established</text:p>
            </table:table-cell>
            <table:table-cell table:style-name="Tabela8.A1" office:value-type="string">
              <text:p text:style-name="Table_20_Heading">Log Trigger</text:p>
            </table:table-cell>
            <table:table-cell table:style-name="Tabela8.A1" office:value-type="string">
              <text:p text:style-name="Table_20_Heading">denyaccess Trigger</text:p>
            </table:table-cell>
            <table:table-cell table:style-name="Tabela8.A1" office:value-type="string">
              <text:p text:style-name="Table_20_Heading">Action - origin</text:p>
            </table:table-cell>
            <table:table-cell table:style-name="Tabela8.A1" office:value-type="string">
              <text:p text:style-name="Table_20_Heading">Action - replica</text:p>
            </table:table-cell>
            <table:table-cell table:style-name="Tabela8.G1" office:value-type="string">
              <text:p text:style-name="Table_20_Heading">Action - local</text:p>
            </table:table-cell>
          </table:table-row>
        </table:table-header-rows>
        <table:table-row>
          <table:table-cell table:style-name="Tabela8.A2" office:value-type="string">
            <text:p text:style-name="Table_20_Contents">DISABLE TRIGGER</text:p>
          </table:table-cell>
          <table:table-cell table:style-name="Tabela8.A2" office:value-type="string">
            <text:p text:style-name="Table_20_Contents">User request</text:p>
          </table:table-cell>
          <table:table-cell table:style-name="Tabela8.A2" office:value-type="string">
            <text:p text:style-name="Table_20_Contents">disabled on subscriber</text:p>
          </table:table-cell>
          <table:table-cell table:style-name="Tabela8.A2" office:value-type="string">
            <text:p text:style-name="Table_20_Contents">enabled on subscriber</text:p>
          </table:table-cell>
          <table:table-cell table:style-name="Tabela8.A2" office:value-type="string">
            <text:p text:style-name="Table_20_Contents">does not fire</text:p>
          </table:table-cell>
          <table:table-cell table:style-name="Tabela8.A2" office:value-type="string">
            <text:p text:style-name="Table_20_Contents">does not fire</text:p>
          </table:table-cell>
          <table:table-cell table:style-name="Tabela8.G2" office:value-type="string">
            <text:p text:style-name="Table_20_Contents">does not fire</text:p>
          </table:table-cell>
        </table:table-row>
        <table:table-row>
          <table:table-cell table:style-name="Tabela8.A2" office:value-type="string">
            <text:p text:style-name="Table_20_Contents">ENABLE TRIGGER</text:p>
          </table:table-cell>
          <table:table-cell table:style-name="Tabela8.A2" office:value-type="string">
            <text:p text:style-name="Table_20_Contents">Default</text:p>
          </table:table-cell>
          <table:table-cell table:style-name="Tabela8.A2" office:value-type="string">
            <text:p text:style-name="Table_20_Contents">enabled on subscriber</text:p>
          </table:table-cell>
          <table:table-cell table:style-name="Tabela8.A2" office:value-type="string">
            <text:p text:style-name="Table_20_Contents">disabled on subscriber</text:p>
          </table:table-cell>
          <table:table-cell table:style-name="Tabela8.A2" office:value-type="string">
            <text:p text:style-name="Table_20_Contents">fires</text:p>
          </table:table-cell>
          <table:table-cell table:style-name="Tabela8.A2" office:value-type="string">
            <text:p text:style-name="Table_20_Contents">does not fire</text:p>
          </table:table-cell>
          <table:table-cell table:style-name="Tabela8.G2" office:value-type="string">
            <text:p text:style-name="Table_20_Contents">fires</text:p>
          </table:table-cell>
        </table:table-row>
        <table:table-row>
          <table:table-cell table:style-name="Tabela8.A2" office:value-type="string">
            <text:p text:style-name="Table_20_Contents">ENABLE REPLICA TRIGGER</text:p>
          </table:table-cell>
          <table:table-cell table:style-name="Tabela8.A2" office:value-type="string">
            <text:p text:style-name="Table_20_Contents">User request</text:p>
          </table:table-cell>
          <table:table-cell table:style-name="Tabela8.A2" office:value-type="string">
            <text:p text:style-name="Table_20_Contents">inappropriate</text:p>
          </table:table-cell>
          <table:table-cell table:style-name="Tabela8.A2" office:value-type="string">
            <text:p text:style-name="Table_20_Contents">inappropriate</text:p>
          </table:table-cell>
          <table:table-cell table:style-name="Tabela8.A2" office:value-type="string">
            <text:p text:style-name="Table_20_Contents">does not fire</text:p>
          </table:table-cell>
          <table:table-cell table:style-name="Tabela8.A2" office:value-type="string">
            <text:p text:style-name="Table_20_Contents">fires</text:p>
          </table:table-cell>
          <table:table-cell table:style-name="Tabela8.G2" office:value-type="string">
            <text:p text:style-name="Table_20_Contents">does not fire</text:p>
          </table:table-cell>
        </table:table-row>
        <table:table-row>
          <table:table-cell table:style-name="Tabela8.A2" office:value-type="string">
            <text:p text:style-name="Table_20_Contents">ENABLE ALWAYS TRIGGER</text:p>
          </table:table-cell>
          <table:table-cell table:style-name="Tabela8.A2" office:value-type="string">
            <text:p text:style-name="Table_20_Contents">User request</text:p>
          </table:table-cell>
          <table:table-cell table:style-name="Tabela8.A2" office:value-type="string">
            <text:p text:style-name="Table_20_Contents">inappropriate</text:p>
          </table:table-cell>
          <table:table-cell table:style-name="Tabela8.A2" office:value-type="string">
            <text:p text:style-name="Table_20_Contents">inappropriate</text:p>
          </table:table-cell>
          <table:table-cell table:style-name="Tabela8.A2" office:value-type="string">
            <text:p text:style-name="Table_20_Contents">fires</text:p>
          </table:table-cell>
          <table:table-cell table:style-name="Tabela8.A2" office:value-type="string">
            <text:p text:style-name="Table_20_Contents">fires</text:p>
          </table:table-cell>
          <table:table-cell table:style-name="Tabela8.G2" office:value-type="string">
            <text:p text:style-name="Table_20_Contents">fires</text:p>
          </table:table-cell>
        </table:table-row>
      </table:table>
      <text:p text:style-name="Text_20_body">There are, correspondingly, now, several ways in which Slony-I interacts with this. Let us outline those times that are interesting:</text:p>
      <text:list xml:id="list967621984" text:style-name="L57">
        <text:list-item>
          <text:p text:style-name="P65">Before replication is set up, <text:span text:style-name="T1">every</text:span> database starts out in "origin" status, and, by default, all triggers are of the <text:span text:style-name="Teletype">ENABLE TRIGGER</text:span> form, so they all run, as is normal in a system uninvolved in replication. </text:p>
        </text:list-item>
        <text:list-item>
          <text:p text:style-name="P65">When a Slony-I subscription is set up, on the origin node, both the <text:span text:style-name="Source_20_Text">logtrigger</text:span> and <text:span text:style-name="Source_20_Text">denyaccess</text:span> triggers are added, the former being enabled, and running, the latter being disabled, so it does not run. </text:p>
          <text:p text:style-name="P65">From a locking perspective, each <text:a xlink:type="simple" xlink:href="http://slony.info/documentation/1.2/stmtsetaddtable.html">SLONIK SET ADD TABLE</text:a> request will need to briefly take out an exclusive lock on each table as it attaches these triggers, which is much the same as has always been the case with Slony-I. </text:p>
        </text:list-item>
        <text:list-item>
          <text:p text:style-name="P65">On the subscriber, the subscription process will add the same triggers, but with the polarities "reversed", to protect data from accidental corruption on subscribers. </text:p>
          <text:p text:style-name="P65"><text:soft-page-break/>From a locking perspective, again, there is not much difference from earlier Slony-I behaviour, as the subscription process, due to running <text:span text:style-name="Teletype">TRUNCATE</text:span>, copying data, and altering table schemas, requires <text:span text:style-name="T1">extensive</text:span> exclusive table locks, and the changes in trigger behaviour do not change those requirements. </text:p>
          <text:p text:style-name="P65">However, note that the ability to enable and disable triggers in a PostgreSQL-supported fashion means that we have had no need to "corrupt" the system catalog, so we have the considerable advantage that pg_dump may be used to draw a completely consistent backup against any node in a Slony-I cluster.</text:p>
        </text:list-item>
        <text:list-item>
          <text:p text:style-name="P65">If you take a pg_dump of a Slony-I node, and drop out the Slony-I namespace, this now cleanly removes <text:span text:style-name="T1">all</text:span> Slony-I components, leaving the database, <text:span text:style-name="T1">including its schema,</text:span> in a "pristine", consistent fashion, ready for whatever use may be desired. </text:p>
        </text:list-item>
        <text:list-item>
          <text:p text:style-name="P65"><text:a xlink:type="simple" xlink:href="http://slony.info/documentation/1.2/ddlchanges.html">Section 17</text:a> is now performed in quite a different way: rather than altering each replicated table to "take it out of replicated mode", Slony-I instead simply shifts into the <text:span text:style-name="Teletype">local</text:span> status for the duration of this event. </text:p>
          <text:p text:style-name="P65">On the origin, this deactivates the <text:span text:style-name="Source_20_Text">logtrigger</text:span> trigger. </text:p>
          <text:p text:style-name="P65">On each subscriber, this deactivates the <text:span text:style-name="Source_20_Text">denyaccess</text:span> trigger. </text:p>
          <text:p text:style-name="P65">This may be expected to allow DDL changes to become <text:span text:style-name="T1">enormously</text:span> less expensive, since, rather than needing to take out exclusive locks on <text:span text:style-name="T1">all</text:span> replicated tables (as used to be mandated by the action of dropping and adding back the Slony-I-created triggers), the only tables that are locked are those ones that the DDL script was specifically acting on. </text:p>
        </text:list-item>
        <text:list-item>
          <text:p text:style-name="P65">At the time of invoking <text:a xlink:type="simple" xlink:href="http://slony.info/documentation/1.2/stmtmoveset.html">SLONIK MOVE SET</text:a> against the former origin, Slony-I must transform that node into a subscriber, which requires dropping the <text:span text:style-name="Source_20_Text">lockset</text:span> triggers, disabling the <text:span text:style-name="Source_20_Text">logtrigger</text:span> triggers, and enabling the <text:span text:style-name="Source_20_Text">denyaccess</text:span> triggers. </text:p>
          <text:p text:style-name="P65">At about the same time, when processing <text:a xlink:type="simple" xlink:href="http://slony.info/documentation/1.2/stmtmoveset.html">SLONIK MOVE SET</text:a> against the new origin, Slony-I must transform that node into an origin, which requires disabling the formerly active <text:span text:style-name="Source_20_Text">denyaccess</text:span> triggers, and enabling the <text:span text:style-name="Source_20_Text">logtrigger</text:span> triggers. </text:p>
          <text:p text:style-name="P65">From a locking perspective, this will not behave differently from older versions of Slony-I; to disable and enable the respective triggers requires taking out exclusive locks on all replicated tables. </text:p>
        </text:list-item>
        <text:list-item>
          <text:p text:style-name="P65">Similarly to <text:a xlink:type="simple" xlink:href="http://slony.info/documentation/1.2/stmtmoveset.html">SLONIK MOVE SET</text:a>, <text:a xlink:type="simple" xlink:href="http://slony.info/documentation/1.2/stmtfailover.html">SLONIK FAILOVER</text:a> transforms a subscriber node into an origin, which requires disabling the formerly active <text:span text:style-name="Source_20_Text">denyaccess</text:span> triggers, and enabling the <text:span text:style-name="Source_20_Text">logtrigger</text:span> triggers. The locking implications are again, much the same, requiring an exclusive lock on each such table. </text:p>
        </text:list-item>
      </text:list>
      <text:p text:style-name="Standard"/>
      <text:p text:style-name="Standard"/>
      <text:h text:style-name="Heading_20_1" text:outline-level="1"><text:bookmark text:name="LOCKING"/>12. Locking Issues</text:h>
      <text:p text:style-name="Text_20_body"><text:bookmark text:name="AEN2901"/>One of the usual merits the use, by PostgreSQL, of Multi-Version Concurrency Control (<text:span text:style-name="ACRONYM">MVCC</text:span>) is that this eliminates a whole host of reasons to need to lock database objects. On some other database systems, you need to acquire a table lock in order to insert data into the table; that can <text:span text:style-name="T1">severely</text:span> hinder performance. On other systems, read locks can impede writes; with <text:span text:style-name="ACRONYM">MVCC</text:span>, PostgreSQL eliminates that whole class of locks in that "old reads" can access "old tuples." Most of the time, this allows the gentle user of PostgreSQL to not need to worry very much about locks. Slony-I configuration events normally grab locks on an internal table, <text:span text:style-name="Teletype">sl_config_lock</text:span>, which should not be visible to applications unless they are performing actions on Slony-I components. </text:p>
      <text:p text:style-name="Text_20_body"><text:soft-page-break/>Unfortunately, there are several sorts of Slony-I events that do require exclusive locks on PostgreSQL tables, with the result that modifying Slony-I configuration can bring back some of those "locking irritations." In particular:</text:p>
      <text:list xml:id="list1674039961" text:style-name="L58">
        <text:list-item>
          <text:p text:style-name="P66"><text:a xlink:type="simple" xlink:href="http://slony.info/documentation/1.2/stmtsetaddtable.html"><text:span text:style-name="Teletype">set add table</text:span></text:a><text:a xlink:type="simple" xlink:href="http://slony.info/documentation/1.2/stmtsetaddtable.html"> </text:a></text:p>
          <text:p text:style-name="P66">A momentary exclusive table lock must be acquired on the "origin" node in order to add the trigger that collects updates for that table. It only needs to be acquired long enough to establish the new trigger.</text:p>
        </text:list-item>
        <text:list-item>
          <text:p text:style-name="P66"><text:a xlink:type="simple" xlink:href="http://slony.info/documentation/1.2/stmtmoveset.html"><text:span text:style-name="Teletype">move set</text:span></text:a><text:a xlink:type="simple" xlink:href="http://slony.info/documentation/1.2/stmtmoveset.html"> </text:a></text:p>
          <text:p text:style-name="P66">When a set origin is shifted from one node to another, exclusive locks must be acquired on each replicated table on both the old origin and the new origin in order to change the triggers on the tables. </text:p>
        </text:list-item>
        <text:list-item>
          <text:p text:style-name="P66"><text:a xlink:type="simple" xlink:href="http://slony.info/documentation/1.2/stmtlockset.html"><text:span text:style-name="Teletype">lock set</text:span></text:a><text:a xlink:type="simple" xlink:href="http://slony.info/documentation/1.2/stmtlockset.html"> </text:a></text:p>
          <text:p text:style-name="P66">This operation expressly requests locks on each of the tables in a given replication set on the origin node.</text:p>
        </text:list-item>
        <text:list-item>
          <text:p text:style-name="P66"><text:a xlink:type="simple" xlink:href="http://slony.info/documentation/1.2/stmtddlscript.html"><text:span text:style-name="Teletype">execute script</text:span></text:a><text:a xlink:type="simple" xlink:href="http://slony.info/documentation/1.2/stmtddlscript.html"> </text:a></text:p>
          <text:p text:style-name="P66">This operation runs a set of SQL queries; in order for it to work, the Slony-I triggers must be removed, followed by the query (which potentially updates the data) running, followed by triggers being restored. The operation therefore must acquire table locks on all replicated tables on each node. </text:p>
        </text:list-item>
        <text:list-item>
          <text:p text:style-name="P66">During the <text:span text:style-name="Teletype">SUBSCRIBE_SET</text:span> event on a new subscriber </text:p>
          <text:p text:style-name="P66">In a sense, this is the least provocative scenario, since, before the replication set has been populated, it is pretty reasonable to say that the node is "unusable" and that Slony-I could reasonably demand exclusive access to the node. </text:p>
          <text:p text:style-name="P66">A change in version 1.2 is that an express <text:span text:style-name="Teletype">LOCK TABLE</text:span> SQL request is submitted in the loop that validates that all of the tables are there. This means that <text:span text:style-name="T1">all</text:span> tables in the replication set will be locked via an exclusive lock for the entire duration of the process of subscription. By locking the tables early, this means that the subscription cannot fail after copying some of the data due to some other process having held on to a table. </text:p>
          <text:p text:style-name="P66">In any case, note that this one began with the wording "on a new subscriber." The locks are applied <text:span text:style-name="T1">on the new subscriber.</text:span> They are <text:span text:style-name="T1">not</text:span> applied on the provider or on the origin. </text:p>
        </text:list-item>
        <text:list-item>
          <text:p text:style-name="P66">pg_autovacuum may not be part of Slony-I, but those that run it find that it wakes up roughly once per minute and may, at any time, start vacuuming a table, thereby taking out a <text:span text:style-name="Teletype">ShareUpdateExclusiveLock</text:span> lock. This may block the other events for an unpredictable period of time.</text:p>
        </text:list-item>
        <text:list-item>
          <text:p text:style-name="P66">Each time an event is generated (including SYNC events) Slony-I obtains an exclusive lock on the sl_event table long enough to insert the event into sl_event. This is not normally an issue as Slony-I should be the only program using sl_event. However this means that any non-slony transactions that read from sl_event can cause replication to pause. If you pg_dump your database avoid dumping your Slony schemas or else pg_dump's locking will compete with Slony's own locking which could stop Slony replication for the duration of the pg_dump. Exclude the Slony schemas from pg_dump with --exclude-schema=schemaname to specifically exclude your Slony schema. </text:p>
        </text:list-item>
      </text:list>
      <text:p text:style-name="Text_20_body">Each of these actions requires, at some point, modifying each of the tables in the affected replication set, which requires acquiring an exclusive lock on the table. Some users that have tried running these operations on Slony-I nodes that were actively servicing applications have <text:soft-page-break/>experienced difficulties with deadlocks and/or with the operations hanging up. </text:p>
      <text:p text:style-name="Text_20_body">The obvious question: "What to do about such deadlocks?" </text:p>
      <text:p text:style-name="Text_20_body">Several possibilities admit themselves: </text:p>
      <text:list xml:id="list839625986" text:style-name="L59">
        <text:list-item>
          <text:p text:style-name="P67">Announce an application outage to avoid deadlocks</text:p>
          <text:p text:style-name="P67">If you can temporarily block applications from using the database, that will provide a window of time during which there is nothing running against the database other than administrative processes under your control. </text:p>
        </text:list-item>
        <text:list-item>
          <text:p text:style-name="P67">Try the operation, hoping for things to work </text:p>
          <text:p text:style-name="P67">Since nothing prevents applications from leaving access locks in your way, you may find yourself deadlocked. But if the number of remaining locks are small, you may be able to negotiate with users to "get in edgewise." </text:p>
        </text:list-item>
        <text:list-item>
          <text:p text:style-name="P67">Use pgpool </text:p>
          <text:p text:style-name="P67">If you can use this or some similar "connection broker", you may be able to tell the connection manager to stop using the database for a little while, thereby letting it "block" the applications for you. What would be ideal would be for the connection manager to hold up user queries for a little while so that the brief database outage looks, to them, like a period where things were running slowly. </text:p>
        </text:list-item>
        <text:list-item>
          <text:p text:style-name="P67">Rapid Outage Management </text:p>
          <text:p text:style-name="P67">The following procedure may minimize the period of the outage: </text:p>
          <text:list>
            <text:list-item>
              <text:p text:style-name="P67">Modify <text:span text:style-name="Teletype">pg_hba.conf</text:span> so that only the <text:a xlink:type="simple" xlink:href="http://slony.info/documentation/1.2/slonyadmin.html#SLONYUSER"><text:span text:style-name="Teletype">slony</text:span></text:a><text:a xlink:type="simple" xlink:href="http://slony.info/documentation/1.2/slonyadmin.html#SLONYUSER"> user </text:a>will have access to the database. </text:p>
            </text:list-item>
            <text:list-item>
              <text:p text:style-name="P67">Issue a <text:span text:style-name="Teletype">kill -SIGHUP</text:span> to the PostgreSQL postmaster.</text:p>
              <text:p text:style-name="P67">This will not kill off existing possibly-long-running queries, but will prevent new ones from coming in. There is an application impact in that incoming queries will be rejected until the end of the process.</text:p>
            </text:list-item>
            <text:list-item>
              <text:p text:style-name="P67">If "all looks good," then it should be safe to proceed with the Slony-I operation. </text:p>
            </text:list-item>
            <text:list-item>
              <text:p text:style-name="P67">If some old query is lingering around, you may need to <text:span text:style-name="Teletype">kill -SIGQUIT</text:span> one of the PostgreSQL processes. This will restart the backend and kill off any lingering queries. You probably need to restart the <text:a xlink:type="simple" xlink:href="http://slony.info/documentation/1.2/slon.html">slon</text:a> processes that attach to the node. </text:p>
              <text:p text:style-name="P67">At that point, it will be safe to proceed with the Slony-I operation; there will be no competing processes.</text:p>
            </text:list-item>
            <text:list-item>
              <text:p text:style-name="P67">Reset <text:span text:style-name="Teletype">pg_hba.conf</text:span> to allow other users in, and <text:span text:style-name="Teletype">kill -SIGHUP</text:span> the postmaster to make it reload the security configuration. </text:p>
            </text:list-item>
          </text:list>
        </text:list-item>
        <text:list-item>
          <text:p text:style-name="P67">The section <text:a xlink:type="simple" xlink:href="http://slony.info/documentation/1.2/ddlchanges.html">Section 17</text:a> suggests some additional techniques that may be useful, such as moving tables between replication sets in such a way that you minimize the set of tables that need to be locked. </text:p>
        </text:list-item>
      </text:list>
      <text:p text:style-name="Text_20_body">Regrettably, there is no perfect answer to this. If it is <text:span text:style-name="T1">necessary</text:span> to submit a <text:a xlink:type="simple" xlink:href="http://slony.info/documentation/1.2/stmtmoveset.html">SLONIK MOVE SET</text:a> request, then it is presumably <text:span text:style-name="T1">necessary</text:span> to accept the brief application outage. As Slony-I/<text:a xlink:type="simple" xlink:href="http://slony.info/documentation/1.2/help.html#PGPOOL"> pgpool </text:a>linkages improve, that may become a better way to handle this.</text:p>
      <text:p text:style-name="Horizontal_20_Line"/>
      <text:p text:style-name="Standard"/>
      <text:p text:style-name="Standard"/>
      <text:h text:style-name="Heading_20_1" text:outline-level="1"><text:bookmark text:name="RACECONDITIONS"/><text:soft-page-break/>13. Race Conditions and Slony-I</text:h>
      <text:p text:style-name="Text_20_body"><text:bookmark text:name="AEN3024"/>No, this has nothing to do with racial harmony or lack thereof; the <text:a xlink:type="simple" xlink:href="http://www.wikipedia.org/" office:target-frame-name="_top" xlink:show="replace">Wikipedia </text:a>describes it thus: "A race condition or race hazard is a flaw in a system or process whereby the output of the process is unexpectedly and critically dependent on the sequence or timing of other events. " In computing applications, race conditions arise most frequently in distributed or threaded applications when multiple parts of the application depend on some piece of shared state, and, if this state is not properly managed, confusion (error!) arises. More particularly, this usually involves situations where the state can change between the time it was checked and the time of use of the state. </text:p>
      <text:p text:style-name="Text_20_body">Slony-I has run into a number of race conditions during its history: </text:p>
      <text:list xml:id="list1847535985" text:style-name="L60">
        <text:list-item>
          <text:p text:style-name="P68"><text:a xlink:type="simple" xlink:href="http://slony.info/documentation/1.2/stmtmoveset.html">SLONIK MOVE SET</text:a> had, during the 1.0 and 1.1 branches, the problem that nodes did not have any way to prevent them from processing <text:span text:style-name="Teletype">SYNC</text:span> events from the new origin node (which their state would cause them to consider a mere provider, and therefore <text:span text:style-name="T1">not</text:span> a source of replicable data) before recognizing the role change from subscriber to provider. </text:p>
          <text:p text:style-name="P68">This was fixed by introducing a new <text:span text:style-name="Teletype">ACCEPT SET</text:span> event that would be submitted by the new origin; this allowed subscribers to be aware of their need to wait for the <text:span text:style-name="Teletype">MOVE SET </text:span>event.</text:p>
        </text:list-item>
        <text:list-item>
          <text:p text:style-name="P68">In a number of places, Slony-I has the SQL <text:span text:style-name="Teletype">lock table sl_config_lock;</text:span> in order to prevent race conditions while changing the sl_log_status sequence value. </text:p>
        </text:list-item>
        <text:list-item>
          <text:p text:style-name="P68">The <text:a xlink:type="simple" xlink:href="http://slony.info/documentation/1.2/slon.html">slon</text:a> option <text:a xlink:type="simple" xlink:href="http://slony.info/documentation/1.2/slon-config-interval.html#SLON-CONFIG-SYNC-INTERVAL-TIMEOUT">slon_conf_sync_interval_timeout</text:a> is used to prevent a possible race condition in which the action sequence is bumped by the trigger while inserting the log row, which makes this bump is immediately visible to the sync thread, but where the resulting log rows are not visible yet. </text:p>
        </text:list-item>
        <text:list-item>
          <text:p text:style-name="P68">The "snapshot visibility" approach used by Slony-I to determine what replicated data is to be associated with a specific <text:span text:style-name="Teletype">SYNC</text:span> avoids race conditions that would be associated with trying to purely use timestamps or ID ranges to determine what data is to be replicated. </text:p>
        </text:list-item>
        <text:list-item>
          <text:p text:style-name="P68">In the 1.2 branch, up to version 1.2.11, which fixed this, <text:a xlink:type="simple" xlink:href="http://slony.info/documentation/1.2/logshipping.html">log shipping </text:a>had a race condition where any time configuration is reloaded by the <text:a xlink:type="simple" xlink:href="http://slony.info/documentation/1.2/slon.html">slon</text:a> (as takes place with a number of events, notably <text:a xlink:type="simple" xlink:href="http://slony.info/documentation/1.2/stmtsubscribeset.html">SLONIK SUBSCRIBE SET</text:a>), there was a risk of the <text:span text:style-name="Teletype">SYNC</text:span> IDs used to ensure proper ordering and application of log shipping archive log files being off by one.</text:p>
          <text:p text:style-name="P68">This was resolved in 1.2.11 by moving the ID number from an in-memory variable (susceptible to all sorts of troubles) to being managed, transaction-safe, in the subscriber database. </text:p>
          <text:p text:style-name="P68">The problem was never exposed by the <text:a xlink:type="simple" xlink:href="http://slony.info/documentation/1.2/testbed.html">test bed framework, </text:a>nicely demonstrating the common finding that race conditions are frequently highly dependent on patterns of data input or of application timing. </text:p>
        </text:list-item>
      </text:list>
      <text:p text:style-name="Standard"/>
      <text:h text:style-name="P194" text:outline-level="1"><text:bookmark text:name="ADDTHINGS"/>14. A Task-Oriented View of Slony-I</text:h>
      <text:p text:style-name="Text_20_body"><text:bookmark text:name="AEN3065"/>You may discover that you have missed replicating things that you wish you were replicating.</text:p>
      <text:p text:style-name="Text_20_body">This can generally be fairly easily remedied. This section attempts to provide a "task-oriented" view of how to use Slony-I; in effect, to answer the question "How do I do <text:span text:style-name="T1">X</text:span> with Slony-I?", for various values of <text:span text:style-name="T1">X</text:span>.</text:p>
      <text:p text:style-name="Text_20_body">You cannot directly use <text:a xlink:type="simple" xlink:href="http://slony.info/documentation/1.2/slonik.html">slonik</text:a> <text:a xlink:type="simple" xlink:href="http://slony.info/documentation/1.2/stmtsetaddtable.html">SLONIK SET ADD TABLE</text:a> or <text:a xlink:type="simple" xlink:href="http://slony.info/documentation/1.2/stmtsetaddsequence.html">SLONIK SET ADD SEQUENCE</text:a> in order to add tables and sequences to a replication set that is presently replicating; you must instead create a new replication set. Once it is identically subscribed (e.g. - the set of providers and subscribers is <text:span text:style-name="T1">entirely identical</text:span> to that for the set it is to merge with), the sets may be merged together using <text:a xlink:type="simple" xlink:href="http://slony.info/documentation/1.2/stmtmergeset.html">SLONIK MERGE SET</text:a>.</text:p>
      <text:p text:style-name="Text_20_body">Up to and including 1.0.2, there was a potential problem where if <text:a xlink:type="simple" xlink:href="http://slony.info/documentation/1.2/stmtmergeset.html">SLONIK MERGE SET</text:a> is issued while other subscription-related events are pending, it is possible for things to get pretty confused on the nodes where other things were pending. This problem was resolved in 1.0.5. Up until 1.2.1, there was still a problem where <text:a xlink:type="simple" xlink:href="http://slony.info/documentation/1.2/stmtmergeset.html">SLONIK MERGE SET</text:a> could be requested before all the subscriptions were complete, which would "muss things up" on nodes where subscription activity was still under way. </text:p>
      <text:p text:style-name="Text_20_body">Note that if you add nodes, you will need to add both <text:a xlink:type="simple" xlink:href="http://slony.info/documentation/1.2/stmtstorepath.html">SLONIK STORE PATH</text:a> statements to indicate how nodes communicate with one another, and <text:a xlink:type="simple" xlink:href="http://slony.info/documentation/1.2/stmtstorelisten.html">SLONIK STORE LISTEN</text:a> statements to configuration the "communications network" that results from that. See <text:a xlink:type="simple" xlink:href="http://slony.info/documentation/1.2/listenpaths.html">Section 9</text:a> for more details on the latter.</text:p>
      <text:p text:style-name="Text_20_body">It is suggested that you be very deliberate when adding such things. For instance, submitting multiple subscription requests for a particular set in one <text:a xlink:type="simple" xlink:href="http://slony.info/documentation/1.2/slonik.html">slonik</text:a> script often turns out quite badly. If it is <text:span text:style-name="T1">truly</text:span> necessary to automate this, you'll probably want to submit <text:a xlink:type="simple" xlink:href="http://slony.info/documentation/1.2/stmtwaitevent.html">SLONIK WAIT FOR EVENT</text:a> requests in between subscription requests in order that the <text:a xlink:type="simple" xlink:href="http://slony.info/documentation/1.2/slonik.html">slonik</text:a> script wait for one subscription to complete processing before requesting the next one.</text:p>
      <text:p text:style-name="Text_20_body">But in general, it is likely to be easier to cope with complex node reconfigurations by making sure that one change has been successfully processed before going on to the next. It's way easier to fix one thing that has broken than to piece things together after the interaction of five things that have all broken.</text:p>
      <text:p text:style-name="Text_20_body">Here are a set of "recipes" for how to do various sorts of modifications to replication configuration:</text:p>
      <text:h text:style-name="Heading_20_2" text:outline-level="2"><text:bookmark text:name="AEN3098"/>14.1. Adding a table to replication</text:h>
      <text:p text:style-name="Text_20_body"><text:bookmark text:name="AEN3100"/>Slony-I does not allow you to add a table to a replication set that is already being replicated. In principle, it would certainly be <text:span text:style-name="T1">possible;</text:span> what would happen is that the SET_ADD_TABLE event would lead to the relevant code from the SUBSCRIBE_SET event being invoked to initialize the table. That would, regrettably, significantly complicate the logic of all of these components, so this is not permitted. </text:p>
      <text:p text:style-name="Text_20_body">Instead, what you must do is thus:</text:p>
      <text:list xml:id="list1837669414" text:style-name="L61">
        <text:list-item>
          <text:p text:style-name="P69">Add the new table on each node. </text:p>
          <text:p text:style-name="P69">In principle, <text:a xlink:type="simple" xlink:href="http://slony.info/documentation/1.2/stmtddlscript.html">SLONIK EXECUTE SCRIPT</text:a> could be used for this, but the fact that this leads to <text:a xlink:type="simple" xlink:href="http://slony.info/documentation/1.2/locking.html">Locking Issues </text:a>and requires altering <text:span text:style-name="T1">all</text:span> tables in some existing replication set, on <text:span text:style-name="T1">all</text:span> nodes, makes <text:a xlink:type="simple" xlink:href="http://slony.info/documentation/1.2/stmtddlscript.html">SLONIK EXECUTE SCRIPT</text:a> an unattractive approach on a busy system. This breaks the Slony-I feature that you "don't have to interrupt normal activity to introduce replication."</text:p>
          <text:p text:style-name="P69"><text:soft-page-break/>Instead, you may add the table via psql on each node. </text:p>
        </text:list-item>
        <text:list-item>
          <text:p text:style-name="P69">Create a new replication set <text:a xlink:type="simple" xlink:href="http://slony.info/documentation/1.2/stmtcreateset.html">SLONIK CREATE SET</text:a></text:p>
        </text:list-item>
        <text:list-item>
          <text:p text:style-name="P69">Add the table to the new set <text:a xlink:type="simple" xlink:href="http://slony.info/documentation/1.2/stmtsetaddtable.html">SLONIK SET ADD TABLE</text:a> </text:p>
        </text:list-item>
        <text:list-item>
          <text:p text:style-name="P69">Request subscription <text:a xlink:type="simple" xlink:href="http://slony.info/documentation/1.2/stmtsubscribeset.html">SLONIK SUBSCRIBE SET</text:a> for this new set. If there are several nodes, you will need to <text:a xlink:type="simple" xlink:href="http://slony.info/documentation/1.2/stmtsubscribeset.html">SLONIK SUBSCRIBE SET</text:a> once for each node that should subscribe. </text:p>
        </text:list-item>
        <text:list-item>
          <text:p text:style-name="P69">If you wish to know, deterministically, that each subscription has completed, you'll need to submit the following sort of slonik script for each subscription: </text:p>
          <text:p text:style-name="P166">SUBSCRIBE SET (ID=1, PROVIDER=1, RECEIVER=2);</text:p>
          <text:p text:style-name="P166">WAIT FOR EVENT (ORIGIN=2, CONFIRMED = 1);</text:p>
          <text:p text:style-name="P166">SYNC(ID = 1);</text:p>
          <text:p text:style-name="P181">WAIT FOR EVENT (ORIGIN=1, CONFIRMED=2);</text:p>
        </text:list-item>
        <text:list-item>
          <text:p text:style-name="P69">Once the subscriptions have all been set up so that the new set has an identical set of subscriptions to the old set, you can merge the new set in alongside the old one via <text:a xlink:type="simple" xlink:href="http://slony.info/documentation/1.2/stmtmergeset.html">SLONIK MERGE SET</text:a> </text:p>
        </text:list-item>
      </text:list>
      <text:h text:style-name="Heading_20_2" text:outline-level="2"><text:bookmark text:name="AEN3135"/>14.2. How to add columns to a replicated table</text:h>
      <text:p text:style-name="Text_20_body"><text:bookmark text:name="AEN3137"/>This also answers the question "How do I rename columns on a replicated table?", and, more generally, other questions to the effect of "How do I modify the definitions of replicated tables?"</text:p>
      <text:p text:style-name="Text_20_body">If you change the "shape" of a replicated table, this needs to take place at exactly the same point in all of the "transaction streams" on all nodes that are subscribed to the set containing the table.</text:p>
      <text:p text:style-name="Text_20_body">Thus, the way to do this is to construct an SQL script consisting of the DDL changes, and then submit that script to all of the nodes via the Slonik command <text:a xlink:type="simple" xlink:href="http://slony.info/documentation/1.2/stmtddlscript.html">SLONIK EXECUTE SCRIPT</text:a>.</text:p>
      <text:p text:style-name="Text_20_body">Alternatively, if you have the <text:a xlink:type="simple" xlink:href="http://slony.info/documentation/1.2/adminscripts.html#ALTPERL">altperl scripts </text:a>installed, you may use <text:span text:style-name="Teletype">slonik_execute_script</text:span> for this purpose: </text:p>
      <text:p text:style-name="Text_20_body"><text:span text:style-name="Teletype">slonik_execute_script [options] set# full_path_to_sql_script_file </text:span></text:p>
      <text:p text:style-name="Text_20_body">See <text:span text:style-name="Teletype">slonik_execute_script -h</text:span> for further options; note that this uses <text:a xlink:type="simple" xlink:href="http://slony.info/documentation/1.2/stmtddlscript.html">SLONIK EXECUTE SCRIPT</text:a> underneath. </text:p>
      <text:p text:style-name="Text_20_body">There are a number of "sharp edges" to note...</text:p>
      <text:list xml:id="list865401600" text:style-name="L62">
        <text:list-item>
          <text:p text:style-name="P70">You absolutely <text:span text:style-name="T1">must not</text:span> include transaction control commands, particularly <text:span text:style-name="Teletype">BEGIN</text:span> and <text:span text:style-name="Teletype">COMMIT</text:span>, inside these DDL scripts. Slony-I wraps DDL scripts with a <text:span text:style-name="Teletype">BEGIN</text:span>/<text:span text:style-name="Teletype">COMMIT</text:span> pair; adding extra transaction control will mean that parts of the DDL will commit outside the control of Slony-I </text:p>
        </text:list-item>
        <text:list-item>
          <text:p text:style-name="P70">Before version 1.2, it was necessary to be exceedingly restrictive about what you tried to process using <text:a xlink:type="simple" xlink:href="http://slony.info/documentation/1.2/stmtddlscript.html">SLONIK EXECUTE SCRIPT</text:a>. </text:p>
          <text:p text:style-name="P70">You could not have anything <text:span text:style-name="Teletype">'quoted'</text:span> in the script, as this would not be stored and forwarded properly. As of 1.2, quoting is now handled properly. </text:p>
          <text:p text:style-name="P70">If you submitted a series of DDL statements, the later ones could not make reference to objects created in the earlier ones, as the entire set of statements was submitted as a single query, where the query plan was based on the state of the database at the <text:span text:style-name="T1">beginning,</text:span> before any modifications had been made. As of 1.2, if there are 12 SQL statements, they are each submitted individually, so that <text:span text:style-name="Teletype">alter table x add column c1 integer; </text:span>may now be followed by <text:span text:style-name="Teletype">alter table x alter column c1 set not null; </text:span>.</text:p>
        </text:list-item>
      </text:list>
      <text:h text:style-name="Heading_20_2" text:outline-level="2"><text:bookmark text:name="AEN3176"/><text:soft-page-break/>14.3. How to remove replication for a node</text:h>
      <text:p text:style-name="Text_20_body">You will want to remove the various Slony-I components connected to the database(s).</text:p>
      <text:p text:style-name="Text_20_body">We will just consider, for now, doing this to one node. If you have multiple nodes, you will have to repeat this as many times as necessary.</text:p>
      <text:p text:style-name="Text_20_body">Components to be Removed: </text:p>
      <text:list xml:id="list741717990" text:style-name="L63">
        <text:list-item>
          <text:p text:style-name="P71">Log Triggers / Update Denial Triggers </text:p>
        </text:list-item>
        <text:list-item>
          <text:p text:style-name="P71">The "cluster" schema containing Slony-I tables indicating the state of the node as well as various stored functions</text:p>
        </text:list-item>
        <text:list-item>
          <text:p text:style-name="P71"><text:a xlink:type="simple" xlink:href="http://slony.info/documentation/1.2/slon.html">slon</text:a> process that manages the node </text:p>
        </text:list-item>
        <text:list-item>
          <text:p text:style-name="P71">Optionally, the SQL and pl/pgsql scripts and Slony-I binaries that are part of the PostgreSQL build. (Of course, this would make it challenging to restart replication; it is unlikely that you truly need to do this...)</text:p>
        </text:list-item>
      </text:list>
      <text:p text:style-name="Text_20_body">How To Conveniently Handle Removal</text:p>
      <text:list xml:id="list957011666" text:style-name="L64">
        <text:list-item>
          <text:p text:style-name="P72">You may use the Slonik <text:a xlink:type="simple" xlink:href="http://slony.info/documentation/1.2/stmtdropnode.html">SLONIK DROP NODE</text:a> command to remove the node from the cluster. This will lead to the triggers and everything in the cluster schema being dropped from the node. The <text:a xlink:type="simple" xlink:href="http://slony.info/documentation/1.2/slon.html">slon</text:a> process will automatically die off.</text:p>
        </text:list-item>
        <text:list-item>
          <text:p text:style-name="P72">In the case of a failed node (where you used <text:a xlink:type="simple" xlink:href="http://slony.info/documentation/1.2/stmtfailover.html">SLONIK FAILOVER</text:a> to switch to another node), you may need to use <text:a xlink:type="simple" xlink:href="http://slony.info/documentation/1.2/stmtuninstallnode.html">SLONIK UNINSTALL NODE</text:a> to drop out the triggers and schema and functions.</text:p>
          <text:p text:style-name="P72">If the node failed due to some dramatic hardware failure (<text:span text:style-name="T1">e.g.</text:span> disk drives caught fire), there may not be a database left on the failed node; it would only be expected to survive if the failure was one involving a network failure where the <text:span text:style-name="T1">database</text:span> was fine, but you were forced to drop it from replication due to (say) some persistent network outage.</text:p>
        </text:list-item>
        <text:list-item>
          <text:p text:style-name="P72">If the above things work out particularly badly, you could submit the SQL command <text:span text:style-name="Teletype">DROP SCHEMA "_ClusterName" CASCADE;</text:span>, which will drop out Slony-I functions, tables, and triggers alike. That is generally less suitable than <text:a xlink:type="simple" xlink:href="http://slony.info/documentation/1.2/stmtuninstallnode.html">SLONIK UNINSTALL NODE</text:a>, because that command not only drops the schema and its contents, but also removes any columns previously added in using <text:a xlink:type="simple" xlink:href="http://slony.info/documentation/1.2/stmttableaddkey.html">SLONIK TABLE ADD KEY</text:a>.</text:p>
          <text:p text:style-name="P4"><text:span text:style-name="T2">Note: </text:span>In Slony-I version 2.0, <text:a xlink:type="simple" xlink:href="http://slony.info/documentation/1.2/stmttableaddkey.html">SLONIK TABLE ADD KEY</text:a> is <text:span text:style-name="T1">no longer supported</text:span>, and thus <text:a xlink:type="simple" xlink:href="http://slony.info/documentation/1.2/stmtuninstallnode.html">SLONIK UNINSTALL NODE</text:a> consists very simply of <text:span text:style-name="Teletype">DROP SCHEMA "_ClusterName" CASCADE;</text:span>. </text:p>
        </text:list-item>
      </text:list>
      <text:h text:style-name="Heading_20_2" text:outline-level="2"><text:bookmark text:name="AEN3222"/>14.4. Adding A Node To Replication</text:h>
      <text:p text:style-name="Text_20_body">Things are not fundamentally different whether you are adding a brand new, fresh node, or if you had previously dropped a node and are recreating it. In either case, you are adding a node to replication. </text:p>
      <text:p text:style-name="Text_20_body">The needful steps are thus... </text:p>
      <text:list xml:id="list1574346276" text:style-name="L65">
        <text:list-item>
          <text:p text:style-name="P73">Determine the node number and any relevant DSNs for the new node. Use PostgreSQL command <text:span text:style-name="Teletype">createdb</text:span> to create the database; add the table definitions for the tables that are to be replicated, as Slony-I does not automatically propagate that information.</text:p>
          <text:p text:style-name="P73">If you do not have a perfectly clean SQL script to add in the tables, then run the tool <text:a xlink:type="simple" xlink:href="http://slony.info/documentation/1.2/adminscripts.html#EXTRACTSCHEMA"><text:span text:style-name="Teletype">slony1_extract_schema.sh</text:span></text:a><text:a xlink:type="simple" xlink:href="http://slony.info/documentation/1.2/adminscripts.html#EXTRACTSCHEMA"> </text:a>from the <text:span text:style-name="Teletype">tools</text:span> directory to get the user schema from <text:soft-page-break/>the origin node with all Slony-I "cruft" removed. </text:p>
        </text:list-item>
        <text:list-item>
          <text:p text:style-name="P73">If the node had been a failed node, you may need to issue the <text:a xlink:type="simple" xlink:href="http://slony.info/documentation/1.2/slonik.html">slonik</text:a> command <text:a xlink:type="simple" xlink:href="http://slony.info/documentation/1.2/stmtdropnode.html">SLONIK DROP NODE</text:a> in order to get rid of its vestiges in the cluster, and to drop out the schema that Slony-I creates.</text:p>
        </text:list-item>
        <text:list-item>
          <text:p text:style-name="P73">Issue the slonik command <text:a xlink:type="simple" xlink:href="http://slony.info/documentation/1.2/stmtstorenode.html">SLONIK STORE NODE</text:a> to establish the new node.</text:p>
        </text:list-item>
        <text:list-item>
          <text:p text:style-name="P73">At this point, you may start a <text:a xlink:type="simple" xlink:href="http://slony.info/documentation/1.2/slon.html">slon</text:a> daemon against the new node. It may not know much about the other nodes yet, so the logs for this node may be pretty quiet.</text:p>
        </text:list-item>
        <text:list-item>
          <text:p text:style-name="P73">Issue the slonik command <text:a xlink:type="simple" xlink:href="http://slony.info/documentation/1.2/stmtstorepath.html">SLONIK STORE PATH</text:a> to indicate how <text:a xlink:type="simple" xlink:href="http://slony.info/documentation/1.2/slon.html">slon</text:a> processes are to communicate with the new node. In Slony-I version 1.1 and later, this will then automatically generate <text:a xlink:type="simple" xlink:href="http://slony.info/documentation/1.2/listenpaths.html">listen path </text:a>entries; in earlier versions, you will need to use <text:a xlink:type="simple" xlink:href="http://slony.info/documentation/1.2/stmtstorelisten.html">SLONIK STORE LISTEN</text:a> to generate them manually.</text:p>
        </text:list-item>
        <text:list-item>
          <text:p text:style-name="P73">At this point, it is an excellent idea to run the <text:span text:style-name="Teletype">tools</text:span> script <text:a xlink:type="simple" xlink:href="http://slony.info/documentation/1.2/monitoring.html#TESTSLONYSTATE">Section 5.1</text:a>, which rummages through the state of the entire cluster, pointing out any anomalies that it finds. This includes a variety of sorts of communications problems.</text:p>
        </text:list-item>
        <text:list-item>
          <text:p text:style-name="P73">Issue the slonik command <text:a xlink:type="simple" xlink:href="http://slony.info/documentation/1.2/stmtsubscribeset.html">SLONIK SUBSCRIBE SET</text:a> to subscribe the node to some replication set.</text:p>
        </text:list-item>
      </text:list>
      <text:h text:style-name="Heading_20_2" text:outline-level="2"><text:bookmark text:name="AEN3263"/>14.5. How do I reshape subscriptions?</text:h>
      <text:p text:style-name="Text_20_body">For instance, I want subscriber node 3 to draw data from node 1, when it is presently drawing data from node 2. </text:p>
      <text:p text:style-name="Text_20_body">This isn't a case for <text:a xlink:type="simple" xlink:href="http://slony.info/documentation/1.2/stmtmoveset.html">SLONIK MOVE SET</text:a>; we're not shifting the origin, just reshaping the subscribers. </text:p>
      <text:p text:style-name="Text_20_body">For this purpose, you can simply submit <text:a xlink:type="simple" xlink:href="http://slony.info/documentation/1.2/stmtsubscribeset.html">SLONIK SUBSCRIBE SET</text:a> requests to <text:span text:style-name="T1">revise</text:span> the subscriptions. Subscriptions will not be started from scratch; they will merely be reconfigured. </text:p>
      <text:h text:style-name="Heading_20_2" text:outline-level="2"><text:bookmark text:name="AEN3271"/>14.6. How do I use <text:a xlink:type="simple" xlink:href="http://slony.info/documentation/1.2/logshipping.html">Log Shipping?</text:a></text:h>
      <text:p text:style-name="Text_20_body">Discussed in the <text:a xlink:type="simple" xlink:href="http://slony.info/documentation/1.2/logshipping.html">Log Shipping </text:a>section... </text:p>
      <text:h text:style-name="Heading_20_2" text:outline-level="2"><text:bookmark text:name="AEN3276"/>14.7. How do I know replication is working?</text:h>
      <text:p text:style-name="Text_20_body">The ultimate proof is in looking at whether data added at the origin makes it to the subscribers. That's a "simply matter of querying".</text:p>
      <text:p text:style-name="Text_20_body">There are several ways of examining replication status, however: </text:p>
      <text:list xml:id="list109979803" text:style-name="L66">
        <text:list-item>
          <text:p text:style-name="P74">Look in the <text:a xlink:type="simple" xlink:href="http://slony.info/documentation/1.2/slon.html">slon</text:a> logs.</text:p>
          <text:p text:style-name="P74">They won't say too much, even at very high debugging levels, on an origin node; at debugging level 2, you should see, on subscribers, that SYNCs are being processed. As of version 1.2, the information reported for SYNC processing includes counts of the numbers of tables processed, as well as numbers of tuples inserted, deleted, and updated.</text:p>
        </text:list-item>
        <text:list-item>
          <text:p text:style-name="P74">Look in the view <text:span text:style-name="Teletype">sl_status </text:span>, on the origin node. </text:p>
          <text:p text:style-name="P74">This view will tell how far behind the various subscribing nodes are in processing events from the node where you run the query. It will only be <text:span text:style-name="T1">very</text:span> informative on a node that originates a replication set.</text:p>
        </text:list-item>
        <text:list-item>
          <text:p text:style-name="P74">Run the <text:span text:style-name="Teletype">tools</text:span> script <text:a xlink:type="simple" xlink:href="http://slony.info/documentation/1.2/monitoring.html#TESTSLONYSTATE">Section 5.1</text:a>, which rummages through the state of the entire cluster, <text:soft-page-break/>pointing out any anomalies that it notices, as well as some information on the status of each node. </text:p>
        </text:list-item>
      </text:list>
      <text:h text:style-name="Heading_20_2" text:outline-level="2"><text:bookmark text:name="AEN3295"/>14.8. How do I upgrade Slony-I to a newer version?</text:h>
      <text:p text:style-name="Text_20_body">Discussed <text:a xlink:type="simple" xlink:href="http://slony.info/documentation/1.2/slonyupgrade.html">here </text:a></text:p>
      <text:h text:style-name="Heading_20_2" text:outline-level="2"><text:bookmark text:name="AEN3300"/>14.9. What happens when I fail over?</text:h>
      <text:p text:style-name="Text_20_body">Some of this is described under <text:a xlink:type="simple" xlink:href="http://slony.info/documentation/1.2/failover.html">Section 8</text:a> but more of a procedure should be written...</text:p>
      <text:h text:style-name="Heading_20_2" text:outline-level="2"><text:bookmark text:name="AEN3304"/>14.10. How do I "move master" to a new node?</text:h>
      <text:p text:style-name="Text_20_body">You must first pick a node that is connected to the former origin (otherwise it is not straightforward to reverse connections in the move to keep everything connected). </text:p>
      <text:p text:style-name="Text_20_body">Second, you must run a <text:a xlink:type="simple" xlink:href="http://slony.info/documentation/1.2/slonik.html">slonik</text:a> script with the command <text:a xlink:type="simple" xlink:href="http://slony.info/documentation/1.2/stmtlockset.html">SLONIK LOCK SET</text:a> to lock the set on the origin node. Note that at this point you have an application outage under way, as what this does is to put triggers on the origin that rejects updates. </text:p>
      <text:p text:style-name="Text_20_body">Now, submit the <text:a xlink:type="simple" xlink:href="http://slony.info/documentation/1.2/slonik.html">slonik</text:a> <text:a xlink:type="simple" xlink:href="http://slony.info/documentation/1.2/stmtmoveset.html">SLONIK MOVE SET</text:a> request. It's perfectly reasonable to submit both requests in the same <text:a xlink:type="simple" xlink:href="http://slony.info/documentation/1.2/slonik.html">slonik</text:a> script. Now, the origin gets switched over to the new origin node. If the new node is a few events behind, it may take a little while for this to take place. </text:p>
      <text:h text:style-name="Heading_20_2" text:outline-level="2"><text:bookmark text:name="AEN3315"/>14.11. How Do I Do A "Full Sync" On A Table?</text:h>
      <text:p text:style-name="Text_20_body">The Slony-I notion of a <text:span text:style-name="Teletype">SYNC</text:span> is actually always an <text:span text:style-name="T1">incremental</text:span> thing; a <text:span text:style-name="Teletype">SYNC</text:span> represents the set of updates that were committed during the scope of a particular <text:span text:style-name="Teletype">SYNC</text:span> event on the origin node. If a set of updates that altered the entire contents of a table were committed in a single <text:span text:style-name="Teletype">SYNC</text:span>, that would affect the entire contents of the table. But as far as Slony-I is concerned, this change is "incremental" even though the increment happened to be "the whole table." </text:p>
      <text:p text:style-name="Text_20_body">The only time that Slony-I "synchronizes" the contents of a table is at the time the subscription is set up, at which time it uses <text:span text:style-name="Teletype">COPY</text:span> to draw in the entire contents from the provider node.</text:p>
      <text:p text:style-name="Text_20_body">Since subscriber tables are protected against modification by anything other than Slony-I, there should be no way (aside from horrible bugs) for tables to fall out of synchronization. If they do, there is some rather serious problem with Slony-I. </text:p>
      <text:p text:style-name="Text_20_body">If some such severe corruption takes place, the answer is to drop the table from replication, then create a new replication set and add it back. </text:p>
      <text:p text:style-name="Standard"/>
      <text:h text:style-name="Heading_20_1" text:outline-level="1"><text:bookmark text:name="DROPTHINGS"/>15. Dropping things from Slony-I Replication</text:h>
      <text:p text:style-name="Text_20_body"><text:bookmark text:name="AEN3339"/>There are several things you might want to do involving dropping things from Slony-I replication.</text:p>
      <text:h text:style-name="Heading_20_2" text:outline-level="2"><text:bookmark text:name="AEN3343"/>15.1. Dropping A Whole Node</text:h>
      <text:p text:style-name="Text_20_body"><text:bookmark text:name="AEN3345"/>If you wish to drop an entire node from replication, the <text:a xlink:type="simple" xlink:href="http://slony.info/documentation/1.2/slonik.html">slonik</text:a> command <text:a xlink:type="simple" xlink:href="http://slony.info/documentation/1.2/stmtdropnode.html">SLONIK DROP NODE</text:a> should do the trick.</text:p>
      <text:p text:style-name="Text_20_body">This will lead to Slony-I dropping the triggers (generally that deny the ability to update data), restoring the "native" triggers, dropping the schema used by Slony-I, and the <text:a xlink:type="simple" xlink:href="http://slony.info/documentation/1.2/slon.html">slon</text:a> process for that <text:soft-page-break/>node terminating itself.</text:p>
      <text:p text:style-name="Text_20_body">As a result, the database should be available for whatever use your application makes of the database.</text:p>
      <text:p text:style-name="Text_20_body">This is a pretty major operation, with considerable potential to cause substantial destruction; make sure you drop the right node!</text:p>
      <text:p text:style-name="Text_20_body">The operation will fail if there are any nodes subscribing to the node that you attempt to drop, so there is a bit of a failsafe to protect you from errors.</text:p>
      <text:p text:style-name="Text_20_body"><text:a xlink:type="simple" xlink:href="http://slony.info/documentation/1.2/faq.html#FAQ17"><text:span text:style-name="Teletype">sl_log_1</text:span></text:a><text:a xlink:type="simple" xlink:href="http://slony.info/documentation/1.2/faq.html#FAQ17"> isn't getting purged</text:a> documents some extra maintenance that may need to be done on <text:a xlink:type="simple" xlink:href="http://slony.info/documentation/1.2/table.sl-confirm.html">sl_confirm</text:a> if you are running versions prior to 1.0.5.</text:p>
      <text:h text:style-name="Heading_20_2" text:outline-level="2"><text:bookmark text:name="AEN3362"/>15.2. Dropping An Entire Set</text:h>
      <text:p text:style-name="Text_20_body"><text:bookmark text:name="AEN3364"/>If you wish to stop replicating a particular replication set, the <text:a xlink:type="simple" xlink:href="http://slony.info/documentation/1.2/slonik.html">slonik</text:a> command <text:a xlink:type="simple" xlink:href="http://slony.info/documentation/1.2/stmtdropset.html">SLONIK DROP SET</text:a> is what you need to use.</text:p>
      <text:p text:style-name="Text_20_body">Much as with <text:a xlink:type="simple" xlink:href="http://slony.info/documentation/1.2/stmtdropnode.html">SLONIK DROP NODE</text:a>, this leads to Slony-I dropping the Slony-I triggers on the tables and restoring "native" triggers. One difference is that this takes place on <text:span text:style-name="T1">all</text:span> nodes in the cluster, rather than on just one node. Another difference is that this does not clear out the Slony-I cluster's namespace, as there might be other sets being serviced.</text:p>
      <text:p text:style-name="Text_20_body">This operation is quite a bit more dangerous than <text:a xlink:type="simple" xlink:href="http://slony.info/documentation/1.2/stmtdropnode.html">SLONIK DROP NODE</text:a>, as there <text:span text:style-name="T1">isn't</text:span> the same sort of "failsafe." If you tell <text:a xlink:type="simple" xlink:href="http://slony.info/documentation/1.2/stmtdropset.html">SLONIK DROP SET</text:a> to drop the <text:span text:style-name="T1">wrong</text:span> set, there isn't anything to prevent potentially career-limiting "unfortunate results." Handle with care...</text:p>
      <text:h text:style-name="Heading_20_2" text:outline-level="2"><text:bookmark text:name="AEN3383"/>15.3. Unsubscribing One Node From One Set</text:h>
      <text:p text:style-name="Text_20_body"><text:bookmark text:name="AEN3385"/>The <text:a xlink:type="simple" xlink:href="http://slony.info/documentation/1.2/stmtunsubscribeset.html">SLONIK UNSUBSCRIBE SET</text:a> operation is a little less invasive than either <text:a xlink:type="simple" xlink:href="http://slony.info/documentation/1.2/stmtdropset.html">SLONIK DROP SET</text:a> or <text:a xlink:type="simple" xlink:href="http://slony.info/documentation/1.2/stmtdropnode.html">SLONIK DROP NODE</text:a>; it involves dropping Slony-I triggers and restoring "native" triggers on one node, for one replication set.</text:p>
      <text:p text:style-name="Text_20_body">Much like with <text:a xlink:type="simple" xlink:href="http://slony.info/documentation/1.2/stmtdropnode.html">SLONIK DROP NODE</text:a>, this operation will fail if there is a node subscribing to the set on this node. </text:p>
      <table:table table:name="Tabela9" table:style-name="Tabela9">
        <table:table-column table:style-name="Tabela9.A"/>
        <table:table-row>
          <table:table-cell table:style-name="Tabela9.A1" office:value-type="string">
            <text:p text:style-name="P190">Warning</text:p>
          </table:table-cell>
        </table:table-row>
        <table:table-row>
          <table:table-cell table:style-name="Tabela9.A2" office:value-type="string">
            <text:p text:style-name="P191">For all of the above operations, "turning replication back on" will require that the node copy in a <text:span text:style-name="T1">full</text:span> fresh set of the data on a provider. The fact that the data was recently being replicated isn't good enough; Slony-I will expect to refresh the data from scratch.</text:p>
          </table:table-cell>
        </table:table-row>
      </table:table>
      <text:h text:style-name="Heading_20_2" text:outline-level="2"><text:bookmark text:name="AEN3400"/>15.4. Dropping A Table From Replication</text:h>
      <text:h text:style-name="Heading_20_3" text:outline-level="3"><text:bookmark text:name="AEN3402"/><text:bookmark text:name="AEN3404"/>15.4.1. Using the altperl tools</text:h>
      <text:p text:style-name="Text_20_body">If the <text:a xlink:type="simple" xlink:href="http://slony.info/documentation/1.2/adminscripts.html#ALTPERL">altperl </text:a>utilities are installed, you can use the <text:a xlink:type="simple" xlink:href="http://slony.info/documentation/1.2/adminscripts.html#SLONIK-DROP-TABLE">slonik_drop_table </text:a>helper script to drop a table from replication. Simply run <text:span text:style-name="Teletype">slonik_drop_table</text:span> with no arguments to review the correct usage of the script. After dropping the table, you should also remove it from <text:span text:style-name="Teletype">slon_tools.conf</text:span>.</text:p>
      <text:h text:style-name="Heading_20_3" text:outline-level="3"><text:bookmark text:name="AEN3411"/>15.4.2. Using Direct slonik commands</text:h>
      <text:p text:style-name="Text_20_body">In Slony-I 1.0.5 and above, there is a Slonik command <text:a xlink:type="simple" xlink:href="http://slony.info/documentation/1.2/stmtsetdroptable.html">SLONIK SET DROP TABLE</text:a> that allows dropping a single table from replication without forcing the user to drop the entire replication set.</text:p>
      <text:p text:style-name="Text_20_body"><text:soft-page-break/>If you are running an earlier version, there is a "hack" to do this:</text:p>
      <text:p text:style-name="Text_20_body">You can fiddle this by hand by finding the table ID for the table you want to get rid of, which you can find in <text:a xlink:type="simple" xlink:href="http://slony.info/documentation/1.2/table.sl-table.html">sl_table</text:a>, and then run the following three queries, on each host: </text:p>
      <text:p text:style-name="Preformatted_20_Text"><text:s text:c="2"/>select _slonyschema.alterTableRestore(40);</text:p>
      <text:p text:style-name="Preformatted_20_Text"><text:s text:c="2"/>select _slonyschema.tableDropKey(40);</text:p>
      <text:p text:style-name="P173"><text:s text:c="2"/>delete from _slonyschema.sl_table where tab_id = 40;</text:p>
      <text:p text:style-name="Text_20_body">The schema will obviously depend on how you defined the Slony-I cluster. The table ID, in this case, 40, will need to change to the ID of the table you want to have go away.</text:p>
      <text:p text:style-name="Text_20_body">You'll have to run these three queries on all of the nodes, preferably firstly on the origin node, so that the dropping of this propagates properly. Implementing this via a <text:a xlink:type="simple" xlink:href="http://slony.info/documentation/1.2/slonik.html">slonik</text:a> statement with a new Slony-I event would do that. Submitting the three queries using <text:a xlink:type="simple" xlink:href="http://slony.info/documentation/1.2/stmtddlscript.html">SLONIK EXECUTE SCRIPT</text:a> could do that; see <text:a xlink:type="simple" xlink:href="http://slony.info/documentation/1.2/ddlchanges.html">Section 17</text:a> for more details. Also possible would be to connect to each database and submit the queries by hand.</text:p>
      <text:h text:style-name="Heading_20_2" text:outline-level="2"><text:bookmark text:name="AEN3428"/>15.5. Dropping A Sequence From Replication</text:h>
      <text:p text:style-name="Text_20_body"><text:bookmark text:name="AEN3430"/>Just as with <text:a xlink:type="simple" xlink:href="http://slony.info/documentation/1.2/stmtsetdroptable.html">SLONIK SET DROP TABLE</text:a>, version 1.0.5 introduces the operation <text:a xlink:type="simple" xlink:href="http://slony.info/documentation/1.2/stmtsetdropsequence.html">SLONIK SET DROP SEQUENCE</text:a>.</text:p>
      <text:p text:style-name="Text_20_body">If you are running an earlier version, here are instructions as to how to drop sequences:</text:p>
      <text:p text:style-name="Text_20_body">The data that needs to be deleted to stop Slony-I from continuing to replicate the two sequences identified with Sequence IDs 93 and 59 are thus: </text:p>
      <text:p text:style-name="Preformatted_20_Text">delete from _oxrsorg.sl_seqlog where seql_seqid in (93, 59);</text:p>
      <text:p text:style-name="P173">delete from _oxrsorg.sl_sequence where seq_id in (93,59);</text:p>
      <text:p text:style-name="Text_20_body">Those two queries could be submitted to all of the nodes via <text:a xlink:type="simple" xlink:href="http://slony.info/documentation/1.2/function.ddlscript-complete-integer-text-integer.html">schemadocddlscript_complete( integer, text, integer )</text:a> / <text:a xlink:type="simple" xlink:href="http://slony.info/documentation/1.2/stmtddlscript.html">SLONIK EXECUTE SCRIPT</text:a>, thus eliminating the sequence everywhere "at once." Or they may be applied by hand to each of the nodes.</text:p>
      <text:h text:style-name="Heading_20_2" text:outline-level="2"><text:bookmark text:name="AEN3443"/>15.6. Verifying Cluster Health</text:h>
      <text:p text:style-name="Text_20_body">After performing any of these procedures, it is an excellent idea to run the <text:span text:style-name="Teletype">tools</text:span> script <text:a xlink:type="simple" xlink:href="http://slony.info/documentation/1.2/monitoring.html#TESTSLONYSTATE">Section 5.1</text:a>, which rummages through the state of the entire cluster, pointing out any anomalies that it finds. This includes a variety of sorts of communications problems.</text:p>
      <text:p text:style-name="Standard"/>
      <text:p text:style-name="Standard"/>
      <text:h text:style-name="Heading_20_1" text:outline-level="1"><text:bookmark text:name="LOGSHIPPING"/>16. Log Shipping - Slony-I with Files</text:h>
      <text:p text:style-name="Text_20_body"><text:bookmark text:name="AEN3451"/>One of the new features for 1.1, that only really stabilized as of 1.2.11, is the ability to serialize the updates to go out into log files that can be kept in a spool directory.</text:p>
      <text:p text:style-name="Text_20_body">The spool files could then be transferred via whatever means was desired to a "slave system," whether that be via FTP, rsync, or perhaps even by pushing them onto a 1GB "USB key" to be sent to the destination by clipping it to the ankle of some sort of "avian transport" system.</text:p>
      <text:p text:style-name="Text_20_body">There are plenty of neat things you can do with a data stream in this form, including: </text:p>
      <text:list xml:id="list533738667" text:style-name="L67">
        <text:list-item>
          <text:p text:style-name="P75">Replicating to nodes that <text:span text:style-name="T1">aren't</text:span> securable</text:p>
        </text:list-item>
        <text:list-item>
          <text:p text:style-name="P75">Replicating to destinations where it is not possible to set up bidirection communications</text:p>
        </text:list-item>
        <text:list-item>
          <text:p text:style-name="P75"><text:soft-page-break/>Supporting a different form of <text:span text:style-name="ACRONYM">PITR</text:span> (Point In Time Recovery) that filters out read-only transactions and updates to tables that are not of interest.</text:p>
        </text:list-item>
        <text:list-item>
          <text:p text:style-name="P75">If some disaster strikes, you can look at the logs of queries in detail</text:p>
          <text:p text:style-name="P75">This makes log shipping potentially useful even though you might not intend to actually create a log-shipped node.</text:p>
        </text:list-item>
        <text:list-item>
          <text:p text:style-name="P75">This is a really slick scheme for building load for doing tests</text:p>
        </text:list-item>
        <text:list-item>
          <text:p text:style-name="P75">We have a data "escrow" system that would become incredibly cheaper given log shipping</text:p>
        </text:list-item>
        <text:list-item>
          <text:p text:style-name="P75">You may apply triggers on the "disconnected node " to do additional processing on the data</text:p>
          <text:p text:style-name="P75">For instance, you might take a fairly "stateful" database and turn it into a "temporal" one by use of triggers that implement the techniques described in [Developing Time-Oriented Database Applications in SQL ] by <text:a xlink:type="simple" xlink:href="http://www.cs.arizona.edu/people/rts/" office:target-frame-name="_top" xlink:show="replace">Richard T. Snodgrass</text:a>.</text:p>
        </text:list-item>
      </text:list>
      <text:p text:style-name="List_20_Heading">16.1. <text:a xlink:type="simple" xlink:href="http://slony.info/documentation/1.2/logshipping.html#AEN3486">Where are the "spool files" for a subscription set generated?</text:a></text:p>
      <text:p text:style-name="List_20_Heading">16.2. <text:a xlink:type="simple" xlink:href="http://slony.info/documentation/1.2/logshipping.html#AEN3496">What takes place when a </text:a><text:a xlink:type="simple" xlink:href="http://slony.info/documentation/1.2/stmtfailover.html">SLONIK FAILOVER</text:a>/ <text:a xlink:type="simple" xlink:href="http://slony.info/documentation/1.2/stmtmoveset.html">SLONIK MOVE SET</text:a> takes place?</text:p>
      <text:p text:style-name="List_20_Heading">16.3. <text:a xlink:type="simple" xlink:href="http://slony.info/documentation/1.2/logshipping.html#AEN3506">What if we run out of "spool space"? </text:a></text:p>
      <text:p text:style-name="List_20_Heading">16.4. <text:a xlink:type="simple" xlink:href="http://slony.info/documentation/1.2/logshipping.html#AEN3513">How do we set up a subscription? </text:a></text:p>
      <text:p text:style-name="P154">16.5. <text:a xlink:type="simple" xlink:href="http://slony.info/documentation/1.2/logshipping.html#AEN3529">What are the limitations of log shipping? </text:a></text:p>
      <text:p text:style-name="Text_20_body"><text:bookmark text:name="AEN3486"/><text:span text:style-name="T2">16.1. </text:span>Where are the "spool files" for a subscription set generated?</text:p>
      <text:p text:style-name="Text_20_body">Any <text:a xlink:type="simple" xlink:href="http://slony.info/documentation/1.2/slon.html">slon </text:a>subscriber node can generate them by adding the <text:span text:style-name="Teletype">-a</text:span> option.</text:p>
      <text:p text:style-name="Quotations"><text:span text:style-name="T2">Note: </text:span>Notice that this implies that in order to use log shipping, you must have at least one subscriber node. </text:p>
      <text:p text:style-name="Text_20_body"><text:bookmark text:name="AEN3496"/><text:span text:style-name="T2">16.2. </text:span>What takes place when a <text:a xlink:type="simple" xlink:href="http://slony.info/documentation/1.2/stmtfailover.html">SLONIK FAILOVER</text:a>/ <text:a xlink:type="simple" xlink:href="http://slony.info/documentation/1.2/stmtmoveset.html">SLONIK MOVE SET</text:a> takes place?</text:p>
      <text:p text:style-name="Text_20_body">Nothing special. So long as the archiving node remains a subscriber, it will continue to generate logs.</text:p>
      <text:p text:style-name="Text_20_body">If the archiving node becomes the origin, on the other hand, it will continue to generate logs.</text:p>
      <text:p text:style-name="Text_20_body"><text:bookmark text:name="AEN3506"/><text:span text:style-name="T2">16.3. </text:span>What if we run out of "spool space"? </text:p>
      <text:p text:style-name="Text_20_body">The node will stop accepting <text:span text:style-name="Teletype">SYNC</text:span>s until this problem is alleviated. The database being subscribed to will also fall behind. </text:p>
      <text:p text:style-name="Text_20_body"><text:bookmark text:name="AEN3513"/><text:span text:style-name="T2">16.4. </text:span>How do we set up a subscription? </text:p>
      <text:p text:style-name="Text_20_body">The script in <text:span text:style-name="Teletype">tools</text:span> called slony1_dump.sh is a shell script that dumps the "present" state of the subscriber node.</text:p>
      <text:p text:style-name="Text_20_body">You need to start the <text:a xlink:type="simple" xlink:href="http://slony.info/documentation/1.2/slon.html">slon</text:a> for the subscriber node with logging turned on. At any point after that, you can run slony1_dump.sh, which will pull the state of that subscriber as of some <text:span text:style-name="Teletype">SYNC</text:span> event. Once the dump completes, all the <text:span text:style-name="Teletype">SYNC</text:span> logs generated from the time that dump <text:span text:style-name="T1">started</text:span> may be added to the dump in order to get a "log shipping subscriber."</text:p>
      <text:p text:style-name="Text_20_body"><text:bookmark text:name="AEN3529"/><text:span text:style-name="T2">16.5. </text:span>What are the limitations of log shipping? </text:p>
      <text:p text:style-name="Text_20_body">In the initial release, there are rather a lot of limitations. As releases progress, hopefully some of these limitations may be alleviated/eliminated. </text:p>
      <text:p text:style-name="Text_20_body">The log shipping functionality amounts to "sniffing" the data applied at a particular subscriber node. As a result, you must have at least one "regular" node; you cannot have a cluster that consists solely of an origin and a set of "log shipping nodes.". </text:p>
      <text:p text:style-name="Text_20_body">The "log shipping node" tracks the entirety of the traffic going to a subscriber. You cannot separate <text:soft-page-break/>things out if there are multiple replication sets. </text:p>
      <text:p text:style-name="Text_20_body">The "log shipping node" presently only fully tracks <text:span text:style-name="Teletype">SYNC</text:span> events. This should be sufficient to cope with <text:span text:style-name="T1">some</text:span> changes in cluster configuration, but not others. </text:p>
      <text:p text:style-name="Text_20_body">A number of event types <text:span text:style-name="T1">are </text:span>handled in such a way that log shipping copes with them: </text:p>
      <text:list xml:id="list1561638080" text:style-name="L68">
        <text:list-item>
          <text:p text:style-name="P76"><text:span text:style-name="Teletype">SYNC </text:span>events are, of course, handled.</text:p>
        </text:list-item>
        <text:list-item>
          <text:p text:style-name="P76"><text:span text:style-name="Teletype">DDL_SCRIPT</text:span> is handled.</text:p>
        </text:list-item>
        <text:list-item>
          <text:p text:style-name="P76"><text:span text:style-name="Teletype">UNSUBSCRIBE_SET </text:span></text:p>
          <text:p text:style-name="P76">This event, much like <text:span text:style-name="Teletype">SUBSCRIBE_SET</text:span> is not handled by the log shipping code. But its effect is, namely that <text:span text:style-name="Teletype">SYNC</text:span> events on the subscriber node will no longer contain updates to the set.</text:p>
          <text:p text:style-name="P76">Similarly, <text:span text:style-name="Teletype">SET_DROP_TABLE</text:span>, <text:span text:style-name="Teletype">SET_DROP_SEQUENCE</text:span>, <text:span text:style-name="Teletype">SET_MOVE_TABLE</text:span>, <text:span text:style-name="Teletype">SET_MOVE_SEQUENCE</text:span> <text:span text:style-name="Teletype">DROP_SET</text:span>, <text:span text:style-name="Teletype">MERGE_SET</text:span>, will be handled "appropriately".</text:p>
        </text:list-item>
        <text:list-item>
          <text:p text:style-name="P76"><text:span text:style-name="Teletype">SUBSCRIBE_SET </text:span></text:p>
          <text:p text:style-name="P76">Unfortunately, there is some "strangeness" in the handling of this... When <text:span text:style-name="Teletype">SUBSCRIBE_SET</text:span> occurs, it leads to an event being raised, and processed, <text:span text:style-name="T1">purely on the subscriber</text:span>, called <text:span text:style-name="Teletype">ENABLE_SUBSCRIPTION</text:span>.</text:p>
          <text:p text:style-name="P76"><text:span text:style-name="Teletype">SUBSCRIBE_SET </text:span>is really quite a simple event; it merely <text:span text:style-name="T1">declares</text:span> that a node is subscribing to a particular set via a particular provider. <text:span text:style-name="T1">It doesn't copy data!</text:span> </text:p>
          <text:p text:style-name="P76">The meat of the subscription work is done by <text:span text:style-name="Teletype">ENABLE_SUBSCRIPTION</text:span>, which is an event that is raised on the local node, not in the same sequence as the other events coming from other nodes (notably the data provider). </text:p>
          <text:p text:style-name="P76">With revisions in sequencing of logs that took place in 1.2.11, this now presents no problem for the user.</text:p>
        </text:list-item>
        <text:list-item>
          <text:p text:style-name="P76">The various events involved in node configuration are irrelevant to log shipping: <text:span text:style-name="Teletype">STORE_NODE</text:span>, <text:span text:style-name="Teletype">ENABLE_NODE</text:span>, <text:span text:style-name="Teletype">DROP_NODE</text:span>, <text:span text:style-name="Teletype">STORE_PATH</text:span>, <text:span text:style-name="Teletype">DROP_PATH</text:span>, <text:span text:style-name="Teletype">STORE_LISTEN</text:span>, <text:span text:style-name="Teletype">DROP_LISTEN</text:span></text:p>
        </text:list-item>
        <text:list-item>
          <text:p text:style-name="P76">Events involved in describing how particular sets are to be initially configured are similarly irrelevant: <text:span text:style-name="Teletype">STORE_SET</text:span>, <text:span text:style-name="Teletype">SET_ADD_TABLE</text:span>, <text:span text:style-name="Teletype">SET_ADD_SEQUENCE</text:span>, <text:span text:style-name="Teletype">STORE_TRIGGER</text:span>, <text:span text:style-name="Teletype">DROP_TRIGGER</text:span>, <text:span text:style-name="Teletype">TABLE_ADD_KEY</text:span></text:p>
        </text:list-item>
      </text:list>
      <text:p text:style-name="Text_20_body">It would be nice to be able to turn a "log shipped" node into a fully communicating Slony-I node that you could failover to. This would be quite useful if you were trying to construct a cluster of (say) 6 nodes; you could start by creating one subscriber, and then use log shipping to populate the other 4 in parallel.</text:p>
      <text:p text:style-name="Text_20_body">This usage is not supported, but presumably one could add the Slony-I configuration to the node, and promote it into being a new node. Again, a Simple Matter Of Programming (that might not necessarily be all that simple)... </text:p>
      <text:h text:style-name="Heading_20_2" text:outline-level="2"><text:bookmark text:name="AEN3607"/>16.1. Usage Hints</text:h>
      <text:p text:style-name="Quotations"><text:span text:style-name="T2">Note: </text:span>Here are some more-or-less disorganized notes about how you might want to use log shipping...</text:p>
      <text:list xml:id="list371832048" text:style-name="L69">
        <text:list-item>
          <text:p text:style-name="P77">You <text:span text:style-name="T1">don't</text:span> want to blindly apply <text:span text:style-name="Teletype">SYNC</text:span> files because any given <text:span text:style-name="Teletype">SYNC</text:span> file may <text:span text:style-name="T1">not</text:span> be the right one. If it's wrong, then the result will be that the call to <text:soft-page-break/><text:span text:style-name="Source_20_Text">setsyncTracking_offline() </text:span>will fail, and your psql session will <text:span text:style-name="Teletype">ABORT</text:span>, and then run through the remainder of that <text:span text:style-name="Teletype">SYNC</text:span> file looking for a <text:span text:style-name="Teletype">COMMIT</text:span> or <text:span text:style-name="Teletype">ROLLBACK</text:span> so that it can try to move on to the next transaction.</text:p>
          <text:p text:style-name="P77">But we <text:span text:style-name="T1">know </text:span>that the entire remainder of the file will fail! It is futile to go through the parsing effort of reading the remainder of the file.</text:p>
          <text:p text:style-name="P77">Better idea: </text:p>
          <text:list>
            <text:list-item>
              <text:p text:style-name="P77">Read the first few lines of the file, up to and including the <text:span text:style-name="Source_20_Text">setsyncTracking_offline() </text:span>call.</text:p>
            </text:list-item>
            <text:list-item>
              <text:p text:style-name="P77">Try to apply it that far.</text:p>
            </text:list-item>
            <text:list-item>
              <text:p text:style-name="P77">If that failed, then it is futile to continue; <text:span text:style-name="Teletype">ROLLBACK</text:span> the transaction, and perhaps consider trying the next file.</text:p>
            </text:list-item>
            <text:list-item>
              <text:p text:style-name="P77">If the <text:span text:style-name="Source_20_Text">setsyncTracking_offline()</text:span> call succeeds, then you have the right next <text:span text:style-name="Teletype">SYNC</text:span> file, and should apply it. You should probably <text:span text:style-name="Teletype">ROLLBACK</text:span> the transaction, and then use psql to apply the entire file full of updates.</text:p>
            </text:list-item>
          </text:list>
          <text:p text:style-name="P77">In order to support the approach of grabbing just the first few lines of the sync file, the format has been set up to have a line of dashes at the end of the "header" material: </text:p>
          <text:p text:style-name="P167">-- Slony-I log shipping archive</text:p>
          <text:p text:style-name="P167">-- Node 11, Event 656</text:p>
          <text:p text:style-name="P167">start transaction;</text:p>
          <text:p text:style-name="P167"/>
          <text:p text:style-name="P167">select "_T1".setsyncTracking_offline(1, '655', '656', '2007-09-23 18:37:40.206342');</text:p>
          <text:p text:style-name="P182">-- end of log archiving header</text:p>
        </text:list-item>
        <text:list-item>
          <text:p text:style-name="P77">Note that the header includes a timestamp indicating SYNC time. </text:p>
          <text:p text:style-name="P167">-- Slony-I log shipping archive</text:p>
          <text:p text:style-name="P167">-- Node 11, Event 109</text:p>
          <text:p text:style-name="P167">start transaction;</text:p>
          <text:p text:style-name="P167"/>
          <text:p text:style-name="P167">select "_T1".setsyncTracking_offline(1, '96', '109', '2007-09-23 19:01:31.267403');</text:p>
          <text:p text:style-name="P182">-- end of log archiving header</text:p>
          <text:p text:style-name="P77">This timestamp represents the time at which the <text:span text:style-name="Teletype">SYNC</text:span> was issued on the origin node.</text:p>
          <text:p text:style-name="P77">The value is stored in the log shipping configuration table sl_setsync_offline.</text:p>
          <text:p text:style-name="P77">If you are constructing a temporal database, this is likely to represent the time you will wish to have apply to all of the data in the given log shipping transaction log. </text:p>
        </text:list-item>
        <text:list-item>
          <text:p text:style-name="P77">You may find information on how relevant activity is logged in <text:a xlink:type="simple" xlink:href="http://slony.info/documentation/1.2/loganalysis.html#LOGSHIPLOG">Section 26.6.1</text:a>. </text:p>
        </text:list-item>
      </text:list>
      <text:p text:style-name="Text_20_body">As of 1.2.11, there is an <text:span text:style-name="T1">even better idea</text:span> for application of logs, as the sequencing of their names becomes more predictable.</text:p>
      <text:list xml:id="list1818956381" text:style-name="L70">
        <text:list-item>
          <text:p text:style-name="P78">The table, on the log shipped node, tracks which log it most recently applied in table <text:span text:style-name="Teletype">sl_archive_tracking</text:span>. </text:p>
          <text:p text:style-name="P78">Thus, you may predict the ID number of the next file by taking the latest counter from this table and adding 1.</text:p>
        </text:list-item>
        <text:list-item>
          <text:p text:style-name="P78">There is still variation as to the filename, depending on what the overall set of nodes in the cluster are. All nodes periodically generate <text:span text:style-name="Teletype">SYNC</text:span> events, even if they are not an origin node, and the log shipping system does generate logs for such events. </text:p>
          <text:p text:style-name="P78"><text:soft-page-break/>As a result, when searching for the next file, it is necessary to search for files in a manner similar to the following: </text:p>
          <text:p text:style-name="P168">ARCHIVEDIR=/var/spool/slony/archivelogs/node4</text:p>
          <text:p text:style-name="P168">SLONYCLUSTER=mycluster</text:p>
          <text:p text:style-name="P168">PGDATABASE=logshipdb</text:p>
          <text:p text:style-name="P168">PGHOST=logshiphost</text:p>
          <text:p text:style-name="P168">NEXTQUERY="select at_counter+1 from \"_${SLONYCLUSTER}\".sl_archive_tracking;"</text:p>
          <text:p text:style-name="P168">nextseq=`psql -d ${PGDATABASE} -h ${PGHOST} -A -t -c "${NEXTQUERY}"</text:p>
          <text:p text:style-name="P168">filespec=`printf "slony1_log_*_%20d.sql"</text:p>
          <text:p text:style-name="P168">for file in `find $ARCHIVEDIR -name "${filespec}"; do</text:p>
          <text:p text:style-name="P168"><text:s text:c="3"/>psql -d ${PGDATABASE} -h ${PGHOST} -f ${file}</text:p>
          <text:p text:style-name="P183">done</text:p>
        </text:list-item>
        <text:list-item>
          <text:p text:style-name="P78"/>
        </text:list-item>
      </text:list>
      <text:h text:style-name="Heading_20_2" text:outline-level="2"><text:bookmark text:name="AEN3669"/>16.2. find-triggers-to-deactivate.sh</text:h>
      <text:p text:style-name="Text_20_body"><text:bookmark text:name="AEN3672"/>It was once pointed out (<text:a xlink:type="simple" xlink:href="http://www.slony.info/bugzilla/show_bug.cgi?id=19" office:target-frame-name="_top" xlink:show="replace"> Bugzilla bug #19</text:a>) that the dump of a schema may include triggers and rules that you may not wish to have running on the log shipped node.</text:p>
      <text:p text:style-name="Text_20_body">The tool <text:span text:style-name="Teletype">tools/find-triggers-to-deactivate.sh</text:span> was created to assist with this task. It may be run against the node that is to be used as a schema source, and it will list the rules and triggers present on that node that may, in turn need to be deactivated.</text:p>
      <text:p text:style-name="Text_20_body">It includes <text:span text:style-name="Source_20_Text">logtrigger</text:span> and <text:span text:style-name="Source_20_Text">denyaccess</text:span> triggers which will may be left out of the extracted schema, but it is still worth the Gentle Administrator verifying that such triggers are kept out of the log shipped replica.</text:p>
      <text:h text:style-name="Heading_20_2" text:outline-level="2"><text:bookmark text:name="AEN3681"/>16.3. slony_logshipper Tool</text:h>
      <text:p text:style-name="Text_20_body">As of version 1.2.12, Slony-I has a tool designed to help apply logs, called slony_logshipper. It is run with three sorts of parameters:</text:p>
      <text:list xml:id="list1764366057" text:style-name="L71">
        <text:list-item>
          <text:p text:style-name="P79">Options, chosen from the following: </text:p>
          <text:list>
            <text:list-item>
              <text:p text:style-name="P79"><text:span text:style-name="Teletype">h</text:span> </text:p>
              <text:p text:style-name="P79">display this help text and exit </text:p>
            </text:list-item>
            <text:list-item>
              <text:p text:style-name="P79"><text:span text:style-name="Teletype">v</text:span> </text:p>
              <text:p text:style-name="P79">display program version and exit </text:p>
            </text:list-item>
            <text:list-item>
              <text:p text:style-name="P79"><text:span text:style-name="Teletype">q</text:span> </text:p>
              <text:p text:style-name="P79">quiet mode </text:p>
            </text:list-item>
            <text:list-item>
              <text:p text:style-name="P79"><text:span text:style-name="Teletype">l</text:span> </text:p>
              <text:p text:style-name="P79">cause running daemon to reopen its logfile </text:p>
            </text:list-item>
            <text:list-item>
              <text:p text:style-name="P79"><text:span text:style-name="Teletype">r</text:span> </text:p>
              <text:p text:style-name="P79">cause running daemon to resume after error </text:p>
            </text:list-item>
            <text:list-item>
              <text:p text:style-name="P79"><text:span text:style-name="Teletype">t</text:span> </text:p>
              <text:p text:style-name="P79">cause running daemon to enter smart shutdown mode </text:p>
            </text:list-item>
            <text:list-item>
              <text:p text:style-name="P79"><text:span text:style-name="Teletype">T</text:span> </text:p>
              <text:p text:style-name="P79"><text:soft-page-break/>cause running daemon to enter immediate shutdown mode </text:p>
            </text:list-item>
            <text:list-item>
              <text:p text:style-name="P79"><text:span text:style-name="Teletype">c</text:span> </text:p>
              <text:p text:style-name="P79">destroy existing semaphore set and message queue (use with caution) </text:p>
            </text:list-item>
            <text:list-item>
              <text:p text:style-name="P79"><text:span text:style-name="Teletype">f</text:span> </text:p>
              <text:p text:style-name="P79">stay in foreground (don't daemonize) </text:p>
            </text:list-item>
            <text:list-item>
              <text:p text:style-name="P79"><text:span text:style-name="Teletype">w</text:span> </text:p>
              <text:p text:style-name="P79">enter smart shutdown mode immediately </text:p>
            </text:list-item>
          </text:list>
        </text:list-item>
        <text:list-item>
          <text:p text:style-name="P79">A specified log shipper configuration file </text:p>
          <text:p text:style-name="P79">This configuration file consists of the following specifications:</text:p>
          <text:list>
            <text:list-item>
              <text:p text:style-name="P79"><text:span text:style-name="Teletype">logfile = './offline_logs/logshipper.log';</text:span></text:p>
              <text:p text:style-name="P79">Where the log shipper will leave messages.</text:p>
            </text:list-item>
            <text:list-item>
              <text:p text:style-name="P79"><text:span text:style-name="Teletype">cluster name = 'T1';</text:span></text:p>
              <text:p text:style-name="P79">Cluster name </text:p>
            </text:list-item>
            <text:list-item>
              <text:p text:style-name="P79"><text:span text:style-name="Teletype">destination database = 'dbname=slony_test3';</text:span></text:p>
              <text:p text:style-name="P79">Optional conninfo for the destination database. If given, the log shipper will connect to thisdatabase, and apply logs to it. </text:p>
            </text:list-item>
            <text:list-item>
              <text:p text:style-name="P79"><text:span text:style-name="Teletype">archive dir = './offline_logs';</text:span></text:p>
              <text:p text:style-name="P79">The archive directory is required when running in "database-connected" mode to have a place to scan for missing (unapplied) archives. </text:p>
            </text:list-item>
            <text:list-item>
              <text:p text:style-name="P79"><text:span text:style-name="Teletype">destination dir = './offline_result';</text:span></text:p>
              <text:p text:style-name="P79">If specified, the log shipper will write the results of data massaging into result logfiles in this directory.</text:p>
            </text:list-item>
            <text:list-item>
              <text:p text:style-name="P79"><text:span text:style-name="Teletype">max archives = 3600;</text:span></text:p>
              <text:p text:style-name="P79">This fights eventual resource leakage; the daemon will enter "smart shutdown" mode automatically after processing this many archives. </text:p>
            </text:list-item>
            <text:list-item>
              <text:p text:style-name="P79"><text:span text:style-name="Teletype">ignore table "public"."history";</text:span></text:p>
              <text:p text:style-name="P79">One may filter out single tables from log shipped replication </text:p>
            </text:list-item>
            <text:list-item>
              <text:p text:style-name="P79"><text:span text:style-name="Teletype">ignore namespace "public";</text:span></text:p>
              <text:p text:style-name="P79">One may filter out entire namespaces from log shipped replication </text:p>
            </text:list-item>
            <text:list-item>
              <text:p text:style-name="P79"><text:span text:style-name="Teletype">rename namespace "public"."history" to "site_001"."history";</text:span></text:p>
              <text:p text:style-name="P79">One may rename specific tables.</text:p>
            </text:list-item>
            <text:list-item>
              <text:p text:style-name="P79"><text:span text:style-name="Teletype">rename namespace "public" to "site_001";</text:span></text:p>
              <text:p text:style-name="P79">One may rename entire namespaces.</text:p>
            </text:list-item>
            <text:list-item>
              <text:p text:style-name="P79"><text:span text:style-name="Teletype">post processing command = 'gzip -9 $inarchive';</text:span></text:p>
              <text:p text:style-name="P79">Pre- and post-processign commands are executed via <text:span text:style-name="Source_20_Text">system(3)</text:span>. </text:p>
            </text:list-item>
          </text:list>
          <text:p text:style-name="P79">An "@" as the first character causes the exit code to be ignored. Otherwise, a nonzero exit <text:soft-page-break/>code is treated as an error and causes processing to abort. </text:p>
          <text:p text:style-name="P79">Pre- and post-processing commands have two further special variables defined: </text:p>
          <text:list text:continue-numbering="true">
            <text:list-item>
              <text:p text:style-name="P79"><text:span text:style-name="Teletype">$inarchive</text:span> - indicating incoming archive filename </text:p>
            </text:list-item>
            <text:list-item>
              <text:p text:style-name="P79"><text:span text:style-name="Teletype">$outnarchive</text:span> - indicating outgoing archive filename </text:p>
            </text:list-item>
          </text:list>
        </text:list-item>
        <text:list-item>
          <text:p text:style-name="P79"><text:span text:style-name="Teletype">error command = ' ( echo "archive=$inarchive" echo "error messages:" echo "$errortext" ) | mail -s "Slony log shipping failed" postgres@localhost ';</text:span></text:p>
          <text:p text:style-name="P79">The error command indicates a command to execute upon encountering an error. All logging since the last successful completion of an archive is available in the <text:span text:style-name="Teletype">$errortext</text:span> variable. </text:p>
          <text:p text:style-name="P79">In the example shown, this sends an email to the DBAs upon encountering an error.</text:p>
        </text:list-item>
        <text:list-item>
          <text:p text:style-name="P79">Archive File Names</text:p>
          <text:p text:style-name="P79">Each filename is added to the SystemV Message queue for processing by a slony_logshipper process. </text:p>
        </text:list-item>
      </text:list>
      <text:p text:style-name="Standard"/>
      <text:p text:style-name="Standard"/>
      <text:h text:style-name="Heading_20_1" text:outline-level="1"><text:bookmark text:name="DDLCHANGES"/>17. Database Schema Changes (DDL)</text:h>
      <text:p text:style-name="Text_20_body"><text:bookmark text:name="AEN3804"/>When changes are made to the database schema, <text:span text:style-name="T1">e.g.</text:span> - adding fields to a table, it is necessary for this to be handled rather carefully, otherwise different nodes may get rather deranged because they disagree on how particular tables are built.</text:p>
      <text:p text:style-name="Text_20_body">If you pass the changes through Slony-I via <text:a xlink:type="simple" xlink:href="http://slony.info/documentation/1.2/stmtddlscript.html">SLONIK EXECUTE SCRIPT</text:a> (slonik) / <text:a xlink:type="simple" xlink:href="http://slony.info/documentation/1.2/function.ddlscript-complete-integer-text-integer.html">schemadocddlscript_complete( integer, text, integer )</text:a> (stored function), this allows you to be certain that the changes take effect at the same point in the transaction streams on all of the nodes. That may not be so important if you can take something of an outage to do schema changes, but if you want to do upgrades that take place while transactions are still winding their way through your systems, this is necessary. </text:p>
      <text:p text:style-name="Text_20_body">It is essential to use <text:span text:style-name="Teletype">EXECUTE SCRIPT</text:span> if you alter tables so as to change their schemas. If you do not, then you may run into the problems <text:a xlink:type="simple" xlink:href="http://slony.info/documentation/1.2/faq.html#NEEDEDEXECDDL">described here </text:a>where triggers on modified tables do not take account of the schema change. This has the potential to corrupt data on subscriber nodes.</text:p>
      <text:p text:style-name="Text_20_body">It's worth making a couple of comments on "special things" about <text:a xlink:type="simple" xlink:href="http://slony.info/documentation/1.2/stmtddlscript.html">SLONIK EXECUTE SCRIPT</text:a>:</text:p>
      <text:list xml:id="list1025822574" text:style-name="L72">
        <text:list-item>
          <text:p text:style-name="P80">The script <text:span text:style-name="T1">must not</text:span> contain transaction <text:span text:style-name="Teletype">BEGIN</text:span> or <text:span text:style-name="Teletype">END</text:span> statements, as the script is already executed inside a transaction. In PostgreSQL version 8, the introduction of nested transactions changes this somewhat, but you must still remain aware that the actions in the script are processed within the scope of a single transaction whose <text:span text:style-name="Teletype">BEGIN</text:span> and <text:span text:style-name="Teletype">END</text:span> you do not control.</text:p>
        </text:list-item>
        <text:list-item>
          <text:p text:style-name="P80">If there is <text:span text:style-name="T1">anything</text:span> broken about the script, or about how it executes on a particular node, this will cause the <text:a xlink:type="simple" xlink:href="http://slony.info/documentation/1.2/slon.html">slon</text:a> daemon for that node to panic and crash. You may see various expected messages (positive and negative) in <text:a xlink:type="simple" xlink:href="http://slony.info/documentation/1.2/loganalysis.html#DDLLOGS">Section 26.6.2</text:a>. If you restart the <text:a xlink:type="simple" xlink:href="http://slony.info/documentation/1.2/slon.html">slon</text:a>, it will, more likely than not, try to <text:span text:style-name="T1">repeat</text:span> the DDL script, which will, almost certainly, fail the second time in the same way it did the first time. I have found this scenario to lead to a need to go to the "master" node to delete the event from the table <text:span text:style-name="Teletype">sl_event</text:span> in order to stop it from continuing to fail.</text:p>
          <text:p text:style-name="P80">The implication of this is that it is <text:span text:style-name="T1">vital</text:span> that modifications not be made in a haphazard way on one node or another. The schemas must always stay in sync.</text:p>
        </text:list-item>
        <text:list-item>
          <text:p text:style-name="P80"><text:soft-page-break/>For <text:a xlink:type="simple" xlink:href="http://slony.info/documentation/1.2/slon.html">slon</text:a> to, at that point, "panic" is probably the <text:span text:style-name="T1">correct</text:span> answer, as it allows the DBA to head over to the database node that is broken, and manually fix things before cleaning out the defective event and restarting <text:a xlink:type="simple" xlink:href="http://slony.info/documentation/1.2/slon.html">slon</text:a>. You can be certain that the updates made <text:span text:style-name="T1">after</text:span> the DDL change on the provider node are queued up, waiting to head to the subscriber. You don't run the risk of there being updates made that depended on the DDL changes in order to be correct.</text:p>
        </text:list-item>
        <text:list-item>
          <text:p text:style-name="P80">When you run <text:a xlink:type="simple" xlink:href="http://slony.info/documentation/1.2/stmtddlscript.html">SLONIK EXECUTE SCRIPT</text:a>, this causes the <text:a xlink:type="simple" xlink:href="http://slony.info/documentation/1.2/slonik.html">slonik</text:a> to request, <text:span text:style-name="T1">for each table in the specified set</text:span>, an exclusive table lock.</text:p>
          <text:p text:style-name="P80">It starts by requesting the lock, altering the table to remove Slony-I triggers, and restoring any triggers that had been hidden: </text:p>
          <text:p text:style-name="P169">BEGIN;</text:p>
          <text:p text:style-name="P169">LOCK TABLE table_name;</text:p>
          <text:p text:style-name="P169">SELECT _oxrsorg.altertablerestore(tab_id);</text:p>
          <text:p text:style-name="P184">--tab_id is _slony_schema.sl_table.tab_id</text:p>
          <text:p text:style-name="P80">After the script executes, each table is "restored" to add back either the trigger that collects updates at the origin or that denies updates on subscribers: </text:p>
          <text:p text:style-name="P169">SELECT _oxrsorg.altertableforreplication(tab_id);</text:p>
          <text:p text:style-name="P169">--tab_id is _slony_schema.sl_table.tab_id</text:p>
          <text:p text:style-name="P184">COMMIT;</text:p>
          <text:p text:style-name="P80">Note that this is what allows Slony-I to take notice of alterations to tables: <text:span text:style-name="T1">before</text:span> that <text:span text:style-name="Teletype">SYNC</text:span>, Slony-I has been replicating tuples based on the <text:span text:style-name="T1">old</text:span> schema; <text:span text:style-name="T1">after</text:span> the <text:span text:style-name="Teletype">DDL_SCRIPT</text:span>, tuples are being replicated based on the <text:span text:style-name="T1">new</text:span> schema. </text:p>
          <text:p text:style-name="P80">On a system which is busily taking updates, it may be troublesome to "get in edgewise" to actually successfully engage all the required locks. The locks may run into deadlocks. This points to two ways to address this:</text:p>
        </text:list-item>
        <text:list-item>
          <text:p text:style-name="P80">You may be able to <text:a xlink:type="simple" xlink:href="http://slony.info/documentation/1.2/definingsets.html#DEFINESETS">define replication sets </text:a>that consist of smaller sets of tables so that fewer locks need to be taken in order for the DDL script to make it into place.</text:p>
          <text:p text:style-name="P80">If a particular DDL script only affects one table, it should be unnecessary to lock <text:span text:style-name="T1">all</text:span> application tables.</text:p>
          <text:p text:style-name="P5"><text:span text:style-name="T2">Note: </text:span>Actually, as of version 1.1.5 and later, this is <text:span text:style-name="T1">NOT TRUE.</text:span> The danger of someone making DDL changes that crosses replication sets seems sufficiently palpable that <text:a xlink:type="simple" xlink:href="http://slony.info/documentation/1.2/slon.html">slon</text:a> has been changed to lock <text:span text:style-name="T1">ALL</text:span> replicated tables, whether they are in the specified replication set or not. </text:p>
        </text:list-item>
        <text:list-item>
          <text:p text:style-name="P80">You may need to take a brief application outage in order to ensure that your applications are not demanding locks that will conflict with the ones you need to take in order to update the database schema.</text:p>
        </text:list-item>
        <text:list-item>
          <text:p text:style-name="P80">In Slony-I versions 1.0 thru 1.1.5, the script is processed as a single query request, which can cause problems if you are making complex changes. Starting in version 1.2, the script is properly parsed into individual SQL statements, and each statement is submitted separately, which is a preferable handling of this. </text:p>
          <text:p text:style-name="P80">The trouble with one query processing a "compound statement" is that the SQL parser does its planning for that entire set of queries based on the state of the database at the <text:span text:style-name="T1">beginning</text:span> of the query.</text:p>
          <text:p text:style-name="P80">This causes no particular trouble if those statements are independent of one another, such as if you have two statements to add two columns to a table.</text:p>
          <text:p text:style-name="P80"><text:soft-page-break/><text:span text:style-name="Teletype">alter table t1 add column c1 integer; alter table t1 add column c2 integer; </text:span></text:p>
          <text:p text:style-name="P80">Trouble arises if a subsequent query needs to reference an earlier one. Consider the following DDL statements... </text:p>
          <text:p text:style-name="P80"><text:span text:style-name="Teletype">alter table t1 add column c1 integer; create sequence s1; update t1 set c1=nextval('s1'); alter table t1 alter column c1 set not null; alter table t1 add primary key(c1); </text:span></text:p>
          <text:p text:style-name="P80">Up until Slony-I version 1.2, this query would <text:span text:style-name="T1">fail</text:span>. It would specifically fail upon reaching the <text:span text:style-name="Teletype">UPDATE</text:span> statement, complaining that column <text:span text:style-name="Teletype">c1</text:span> doesn't exist. This happens because <text:span text:style-name="T1">all</text:span> of those queries are parsed based on the state of things immediately before the query. So, the <text:span text:style-name="Teletype">UPDATE</text:span> is evaluated based on a table definition <text:span text:style-name="T1">before</text:span> the new column was added. Oops. </text:p>
          <text:p text:style-name="P80">If you are running one of the earlier versions, the workaround is that you invoke a separate <text:a xlink:type="simple" xlink:href="http://slony.info/documentation/1.2/stmtddlscript.html">SLONIK EXECUTE SCRIPT</text:a> request with a separate script, cutting off to a new script each time a statement refers to something created in previous statements. </text:p>
          <text:p text:style-name="P80">In Slony-I version 1.2, there is a state machine that pulls apart the DDL script into individual statements. Each statement is submitted as a separate <text:span text:style-name="Source_20_Text">PQexec()</text:span> request, with the result that this is no longer an issue. </text:p>
        </text:list-item>
      </text:list>
      <text:p text:style-name="Text_20_body">Unfortunately, this nonetheless implies that the use of the DDL facility is somewhat fragile and fairly dangerous. Making DDL changes must not be done in a sloppy or cavalier manner. If your applications do not have fairly stable SQL schemas, then using Slony-I for replication is likely to be fraught with trouble and frustration. See the section on <text:a xlink:type="simple" xlink:href="http://slony.info/documentation/1.2/locking.html">locking issues </text:a>for more discussion of related issues.</text:p>
      <text:p text:style-name="Text_20_body">There is an article on how to manage Slony-I schema changes here: <text:a xlink:type="simple" xlink:href="http://www.varlena.com/varlena/GeneralBits/88.php" office:target-frame-name="_top" xlink:show="replace">Varlena General Bits</text:a></text:p>
      <text:h text:style-name="Heading_20_2" text:outline-level="2"><text:bookmark text:name="AEN3911"/>17.1. Changes that you might <text:span text:style-name="T1">not</text:span> want to process using <text:span text:style-name="Teletype">EXECUTE SCRIPT</text:span></text:h>
      <text:p text:style-name="Text_20_body">While it is <text:span text:style-name="T1">vitally necessary </text:span>to use <text:span text:style-name="Teletype">EXECUTE SCRIPT</text:span> to propagate DDL modifications to tables that are being replicated, there are several sorts of changes that you might wish to handle some other way: </text:p>
      <text:list xml:id="list413845179" text:style-name="L73">
        <text:list-item>
          <text:p text:style-name="P81">There are various sorts of objects that don't have triggers that Slony-I <text:span text:style-name="T1">doesn't</text:span> replicate, such as stored functions, and it is quite likely to cause you grief if you propagate updates to them associated with a replication set where <text:span text:style-name="Teletype">EXECUTE SCRIPT</text:span> will lock a whole lot of tables that didn't really need to be locked.</text:p>
          <text:p text:style-name="P81">If you are propagating a stored procedure that <text:span text:style-name="T1">isn't</text:span> used all the time (such that you'd care if it was briefly out of sync between nodes), then you could simply submit it to each node using psql, making no special use of Slony-I.</text:p>
          <text:p text:style-name="P81">If it <text:span text:style-name="T1">does</text:span> matter that the object be propagated at the same location in the transaction stream on all the nodes, then you but no tables need to be locked, then you need to use <text:span text:style-name="Teletype">EXECUTE SCRIPT</text:span>, locking challenges or no.</text:p>
        </text:list-item>
        <text:list-item>
          <text:p text:style-name="P81">You may want an extra index on some replicated node(s) in order to improve performance there.</text:p>
          <text:p text:style-name="P81">For instance, a table consisting of transactions may only need indices related to referential integrity on the "origin" node, and maximizing performance there dictates adding no more indices than are absolutely needed. But nothing prevents you from adding additional indices to improve the performance of reports that run against replicated nodes.</text:p>
          <text:p text:style-name="P81"><text:soft-page-break/>It would be unwise to add additional indices that <text:span text:style-name="T1">constrain</text:span> things on replicated nodes, as if they find problems, this leads to replication breaking down as the subscriber(s) will be unable to apply changes coming from the origin that violate the constraints.</text:p>
          <text:p text:style-name="P81">But it's no big deal to add some performance-enhancing indices. You should almost certainly <text:span text:style-name="T1">not</text:span> use <text:span text:style-name="Teletype">EXECUTE SCRIPT</text:span> to add them; that leads to some replication set locking and unlocking tables, and possibly failing to apply the event due to some locks outstanding on objects and having to retry a few times before it gets the change in. If you instead apply the index "directly" such as with psql, you can determine the time at which the table lock is introduced. Adding an index to a table will require an exclusive lock for the time it takes to build the index; that will implicitly stop replication, while the index builds, but shouldn't cause any particular problems. If you add an index on a table that takes 20 minutes to build, replication will block for 20 minutes, but should catch up quickly enough once the index is created.</text:p>
        </text:list-item>
        <text:list-item>
          <text:p text:style-name="P81">Slony-I stores the "primary index" name in <text:a xlink:type="simple" xlink:href="http://slony.info/documentation/1.2/table.sl-table.html">sl_table</text:a>, and uses that name to control what columns are considered the "key columns" when the log trigger is attached. It would be plausible to drop that index and replace it with another primary key candidate, but changing the name of the primary key candidate would break things. </text:p>
        </text:list-item>
      </text:list>
      <text:h text:style-name="Heading_20_2" text:outline-level="2"><text:bookmark text:name="AEN3948"/>17.2. Testing DDL Changes</text:h>
      <text:p text:style-name="Text_20_body"><text:bookmark text:name="AEN3950"/>A method for testing DDL changes has been pointed out as a likely "best practice."</text:p>
      <text:p text:style-name="Text_20_body">You <text:span text:style-name="T1">need</text:span> to test DDL scripts in a non-destructive manner.</text:p>
      <text:p text:style-name="Text_20_body">The problem is that if nodes are, for whatever reason, at all out of sync, replication is likely to fall over, and this takes place at what is quite likely one of the most inconvenient times, namely the moment when you wanted it to <text:span text:style-name="T1">work. </text:span></text:p>
      <text:p text:style-name="Text_20_body">You may indeed check to see if schema scripts work well or badly, by running them by hand, against each node, adding <text:span text:style-name="Teletype">BEGIN; </text:span>at the beginning, and <text:span text:style-name="Teletype">ROLLBACK; </text:span>at the end, so that the would-be changes roll back.</text:p>
      <text:p text:style-name="Text_20_body">If this script works OK on all of the nodes, that suggests that it should work fine everywhere if executed via <text:a xlink:type="simple" xlink:href="http://slony.info/documentation/1.2/slonik.html">slonik</text:a>. If problems are encountered on some nodes, that will hopefully allow you to fix the state of affairs on those nodes so that the script <text:span text:style-name="T1">will</text:span> run without error. </text:p>
      <table:table table:name="Tabela10" table:style-name="Tabela10">
        <table:table-column table:style-name="Tabela10.A"/>
        <table:table-row>
          <table:table-cell table:style-name="Tabela10.A1" office:value-type="string">
            <text:p text:style-name="P190">Warning</text:p>
          </table:table-cell>
        </table:table-row>
        <table:table-row>
          <table:table-cell table:style-name="Tabela10.A2" office:value-type="string">
            <text:p text:style-name="P191">If the SQL script contains a <text:span text:style-name="Teletype">COMMIT;</text:span> somewhere before the <text:span text:style-name="Teletype">ROLLBACK; </text:span>, that may allow changes to go in unexpectedly. </text:p>
          </table:table-cell>
        </table:table-row>
      </table:table>
      <text:p text:style-name="Horizontal_20_Line"/>
      <text:p text:style-name="Standard"/>
      <text:p text:style-name="Standard"/>
      <text:h text:style-name="Heading_20_1" text:outline-level="1"><text:bookmark text:name="USINGSLONIK"/>18. Using Slonik</text:h>
      <text:p text:style-name="Text_20_body"><text:bookmark text:name="AEN3970"/>It's a bit of a pain writing Slonik scripts by hand, particularly as you start working with Slony-I clusters that may be comprised of increasing numbers of nodes and sets. Some problems that have been noticed include the following: </text:p>
      <text:list xml:id="list1413070166" text:style-name="L74">
        <text:list-item>
          <text:p text:style-name="P82">If you are using Slony-I as a "master/slave" replication system with one "master" node and one "slave" node, it may be sufficiently mnemonic to call the "master" node 1 and the <text:soft-page-break/>"slave" node 2.</text:p>
          <text:p text:style-name="P82">Unfortunately, as the number of nodes increases, the mapping of IDs to nodes becomes way less obvious, particularly if you have a cluster where the origin might shift from node to node over time.</text:p>
        </text:list-item>
        <text:list-item>
          <text:p text:style-name="P82">Similarly, if there is only one replication set, it's fine for that to be "set 1," but if there are a multiplicity of sets, the numbering involved in using set numbers may grow decreasingly intuitive.</text:p>
        </text:list-item>
        <text:list-item>
          <text:p text:style-name="P82">People have observed that Slonik does not provide any notion of iteration. It is common to want to create a set of similar <text:a xlink:type="simple" xlink:href="http://slony.info/documentation/1.2/stmtstorepath.html">SLONIK STORE PATH</text:a> entries, since, in most cases, hosts will likely access a particular server via the same host name or IP address.</text:p>
        </text:list-item>
        <text:list-item>
          <text:p text:style-name="P82">Users seem interested in wrapping everything possible in <text:span text:style-name="Teletype">TRY</text:span> blocks, which is regrettably somewhat <text:span text:style-name="T1">less</text:span> useful than might be hoped...</text:p>
        </text:list-item>
      </text:list>
      <text:p text:style-name="Text_20_body">These have assortedly pointed to requests for such enhancements as: </text:p>
      <text:list xml:id="list575147812" text:style-name="L75">
        <text:list-item>
          <text:p text:style-name="P83">Named nodes, named sets</text:p>
          <text:p text:style-name="P83">This is supported in Slony-I 1.1 by the <text:a xlink:type="simple" xlink:href="http://slony.info/documentation/1.2/stmtdefine.html">SLONIK DEFINE</text:a> and <text:a xlink:type="simple" xlink:href="http://slony.info/documentation/1.2/stmtinclude.html">SLONIK INCLUDE</text:a> statements.</text:p>
          <text:p text:style-name="P83">The use of <text:a xlink:type="simple" xlink:href="http://slony.info/documentation/1.2/stmtinclude.html">SLONIK INCLUDE</text:a> to allow creating "preamble files" has proven an invaluable tool to reduce errors. The preamble file is set up <text:span text:style-name="T1">once</text:span>, verified <text:span text:style-name="T1">once</text:span>, and then that verified script may be used with confidence for each slonik script.</text:p>
        </text:list-item>
        <text:list-item>
          <text:p text:style-name="P83">Looping and control constructs</text:p>
          <text:p text:style-name="P83">It seems to make little sense to create a fullscale parser as Yet Another Little Language grows into a rather larger one. There are plenty of scripting languages out there that can be used to construct Slonik scripts; it is unattractive to force yet another one on people.</text:p>
        </text:list-item>
      </text:list>
      <text:p text:style-name="Text_20_body">There are several ways to work around these issues that have been seen "in the wild":</text:p>
      <text:list xml:id="list1180785577" text:style-name="L76">
        <text:list-item>
          <text:p text:style-name="P84">Embedding generation of slonik inside shell scripts</text:p>
          <text:p text:style-name="P84">The test bed found in the <text:span text:style-name="Teletype">src/ducttape</text:span> directory takes this approach.</text:p>
        </text:list-item>
        <text:list-item>
          <text:p text:style-name="P84">The <text:a xlink:type="simple" xlink:href="http://slony.info/documentation/1.2/adminscripts.html#ALTPERL">altperl tools </text:a>use Perl code to generate Slonik scripts.</text:p>
          <text:p text:style-name="P84">You define the cluster's configuration as a set of Perl objects; each script walks through the Perl objects as needed to generate a slonik script for that script's purpose.</text:p>
        </text:list-item>
      </text:list>
      <text:p text:style-name="Standard"/>
      <text:p text:style-name="Standard"/>
      <text:h text:style-name="Heading_20_1" text:outline-level="1"><text:bookmark text:name="SLONIKSHELL"/>19. Embedding Slonik in Shell Scripts</text:h>
      <text:p text:style-name="Text_20_body"><text:bookmark text:name="AEN4025"/>As mentioned earlier, there are numerous Slony-I test scripts in <text:span text:style-name="Teletype">src/ducttape</text:span> that embed the generation of Slonik inside the shell script.</text:p>
      <text:p text:style-name="Text_20_body">They mostly <text:span text:style-name="T1">don't </text:span>do this in a terribly sophisticated way. Typically, they use the following sort of structure: </text:p>
      <text:p text:style-name="Preformatted_20_Text">DB1=slony_test1</text:p>
      <text:p text:style-name="Preformatted_20_Text">DB2=slony_test2</text:p>
      <text:p text:style-name="Preformatted_20_Text">slonik &lt;&lt;_EOF_</text:p>
      <text:p text:style-name="Preformatted_20_Text"><text:s text:c="8"/>cluster name = T1;</text:p>
      <text:p text:style-name="Preformatted_20_Text"><text:s text:c="8"/>node 1 admin conninfo = 'dbname=$DB1';</text:p>
      <text:p text:style-name="Preformatted_20_Text"><text:s text:c="8"/>node 2 admin conninfo = 'dbname=$DB2';</text:p>
      <text:p text:style-name="Preformatted_20_Text"/>
      <text:p text:style-name="Preformatted_20_Text"><text:soft-page-break/><text:s text:c="8"/>try {</text:p>
      <text:p text:style-name="Preformatted_20_Text"><text:s text:c="16"/>create set (id = 1, origin = 1, comment = </text:p>
      <text:p text:style-name="Preformatted_20_Text"><text:s text:c="28"/>'Set 1 - pgbench tables');</text:p>
      <text:p text:style-name="Preformatted_20_Text"><text:s text:c="16"/>set add table (set id = 1, origin = 1,</text:p>
      <text:p text:style-name="Preformatted_20_Text"><text:s text:c="24"/>id = 1, fully qualified name = 'public.accounts',</text:p>
      <text:p text:style-name="Preformatted_20_Text"><text:s text:c="24"/>comment = 'Table accounts');</text:p>
      <text:p text:style-name="Preformatted_20_Text"><text:s text:c="16"/>set add table (set id = 1, origin = 1,</text:p>
      <text:p text:style-name="Preformatted_20_Text"><text:s text:c="24"/>id = 2, fully qualified name = 'public.branches',</text:p>
      <text:p text:style-name="Preformatted_20_Text"><text:s text:c="24"/>comment = 'Table branches');</text:p>
      <text:p text:style-name="Preformatted_20_Text"><text:s text:c="16"/>set add table (set id = 1, origin = 1,</text:p>
      <text:p text:style-name="Preformatted_20_Text"><text:s text:c="24"/>id = 3, fully qualified name = 'public.tellers',</text:p>
      <text:p text:style-name="Preformatted_20_Text"><text:s text:c="24"/>comment = 'Table tellers');</text:p>
      <text:p text:style-name="Preformatted_20_Text"><text:s text:c="16"/>set add table (set id = 1, origin = 1,</text:p>
      <text:p text:style-name="Preformatted_20_Text"><text:s text:c="24"/>id = 4, fully qualified name = 'public.history',</text:p>
      <text:p text:style-name="Preformatted_20_Text"><text:s text:c="24"/>comment = 'Table accounts');</text:p>
      <text:p text:style-name="Preformatted_20_Text"><text:s text:c="8"/>}</text:p>
      <text:p text:style-name="Preformatted_20_Text"><text:s text:c="8"/>on error {</text:p>
      <text:p text:style-name="Preformatted_20_Text"><text:s text:c="16"/>exit 1;</text:p>
      <text:p text:style-name="Preformatted_20_Text"><text:s text:c="8"/>}</text:p>
      <text:p text:style-name="P173">_EOF_</text:p>
      <text:p text:style-name="Text_20_body">A more sophisticated approach might involve defining some common components, notably the "preamble" that consists of the <text:a xlink:type="simple" xlink:href="http://slony.info/documentation/1.2/clustername.html">SLONIK CLUSTER NAME</text:a> <text:a xlink:type="simple" xlink:href="http://slony.info/documentation/1.2/admconninfo.html">SLONIK ADMIN CONNINFO</text:a> commands that are common to every Slonik script, thus: </text:p>
      <text:p text:style-name="Preformatted_20_Text">CLUSTER=T1</text:p>
      <text:p text:style-name="Preformatted_20_Text">DB1=slony_test1</text:p>
      <text:p text:style-name="Preformatted_20_Text">DB2=slony_test2</text:p>
      <text:p text:style-name="Preformatted_20_Text">PREAMBLE="cluster name = $CLUSTER</text:p>
      <text:p text:style-name="Preformatted_20_Text">node 1 admin conninfo = 'dbname=$DB1';</text:p>
      <text:p text:style-name="Preformatted_20_Text">node 2 admin conninfo = 'dbname=$DB2';</text:p>
      <text:p text:style-name="P173">"</text:p>
      <text:p text:style-name="Text_20_body">The <text:span text:style-name="Teletype">PREAMBLE</text:span> value could then be reused over and over again if the shell script invokes <text:span text:style-name="Teletype">slonik</text:span> multiple times. You might also consider using <text:a xlink:type="simple" xlink:href="http://slony.info/documentation/1.2/stmtinclude.html">SLONIK INCLUDE</text:a> and place the preamble in a file that is <text:span text:style-name="Teletype">include</text:span>d. </text:p>
      <text:p text:style-name="Text_20_body">Shell variables provide a simple way to assign names to sets and nodes: </text:p>
      <text:p text:style-name="Preformatted_20_Text">origin=1</text:p>
      <text:p text:style-name="Preformatted_20_Text">subscriber=2</text:p>
      <text:p text:style-name="Preformatted_20_Text">mainset=1</text:p>
      <text:p text:style-name="Preformatted_20_Text">slonik &lt;&lt;_EOF_</text:p>
      <text:p text:style-name="Preformatted_20_Text">$PREAMBLE</text:p>
      <text:p text:style-name="Preformatted_20_Text">try {</text:p>
      <text:p text:style-name="Preformatted_20_Text"><text:s text:c="8"/>create set (id = $mainset, origin = $origin, </text:p>
      <text:p text:style-name="Preformatted_20_Text"><text:s text:c="20"/>comment = 'Set $mainset - pgbench tables');</text:p>
      <text:p text:style-name="Preformatted_20_Text"><text:s text:c="8"/>set add table (set id = $mainset, origin = $origin,</text:p>
      <text:p text:style-name="Preformatted_20_Text"><text:s text:c="16"/>id = 1, fully qualified name = 'public.accounts',</text:p>
      <text:p text:style-name="Preformatted_20_Text"><text:s text:c="16"/>comment = 'Table accounts');</text:p>
      <text:p text:style-name="Preformatted_20_Text"><text:s text:c="8"/>set add table (set id = $mainset, origin = $origin,</text:p>
      <text:p text:style-name="Preformatted_20_Text"><text:s text:c="16"/>id = 2, fully qualified name = 'public.branches',</text:p>
      <text:p text:style-name="Preformatted_20_Text"><text:s text:c="16"/>comment = 'Table branches');</text:p>
      <text:p text:style-name="Preformatted_20_Text"><text:s text:c="8"/>set add table (set id = $mainset, origin = $origin,</text:p>
      <text:p text:style-name="Preformatted_20_Text"><text:s text:c="16"/>id = 3, fully qualified name = 'public.tellers',</text:p>
      <text:p text:style-name="Preformatted_20_Text"><text:s text:c="16"/>comment = 'Table tellers');</text:p>
      <text:p text:style-name="Preformatted_20_Text"><text:s text:c="8"/>set add table (set id = $mainset, origin = $origin,</text:p>
      <text:p text:style-name="Preformatted_20_Text"><text:s text:c="16"/>id = 4, fully qualified name = 'public.history',</text:p>
      <text:p text:style-name="Preformatted_20_Text"><text:s text:c="16"/>comment = 'Table accounts');</text:p>
      <text:p text:style-name="Preformatted_20_Text">} on error {</text:p>
      <text:p text:style-name="Preformatted_20_Text"><text:s text:c="8"/>exit 1;</text:p>
      <text:p text:style-name="Preformatted_20_Text">}</text:p>
      <text:p text:style-name="P173"><text:soft-page-break/>_EOF_</text:p>
      <text:p text:style-name="Text_20_body">The script might be further enhanced to loop through the list of tables as follows: </text:p>
      <text:p text:style-name="Preformatted_20_Text"># Basic configuration</text:p>
      <text:p text:style-name="Preformatted_20_Text">origin=1</text:p>
      <text:p text:style-name="Preformatted_20_Text">subscriber=2</text:p>
      <text:p text:style-name="Preformatted_20_Text">mainset=1</text:p>
      <text:p text:style-name="Preformatted_20_Text"># List of tables to replicate</text:p>
      <text:p text:style-name="Preformatted_20_Text">TABLES="accounts branches tellers history"</text:p>
      <text:p text:style-name="Preformatted_20_Text">ADDTABLES=""</text:p>
      <text:p text:style-name="Preformatted_20_Text">tnum=1</text:p>
      <text:p text:style-name="Preformatted_20_Text">for table in `echo $TABLES`; do</text:p>
      <text:p text:style-name="Preformatted_20_Text"><text:s text:c="2"/>ADDTABLES="$ADDTABLES</text:p>
      <text:p text:style-name="Preformatted_20_Text"><text:s text:c="3"/>set add table ($set id = $mainset, origin = $origin,</text:p>
      <text:p text:style-name="Preformatted_20_Text"><text:s text:c="3"/>id = $tnum, fully qualified name = 'public.$table',</text:p>
      <text:p text:style-name="Preformatted_20_Text"><text:s text:c="3"/>comment = 'Table $tname');</text:p>
      <text:p text:style-name="Preformatted_20_Text">"</text:p>
      <text:p text:style-name="Preformatted_20_Text"><text:s text:c="2"/>let "tnum=tnum+1"</text:p>
      <text:p text:style-name="Preformatted_20_Text">done</text:p>
      <text:p text:style-name="Preformatted_20_Text">slonik &lt;&lt;_EOF_</text:p>
      <text:p text:style-name="Preformatted_20_Text">$PREAMBLE</text:p>
      <text:p text:style-name="Preformatted_20_Text">try {</text:p>
      <text:p text:style-name="Preformatted_20_Text"><text:s text:c="8"/>create set (id = $mainset, origin = $origin, </text:p>
      <text:p text:style-name="Preformatted_20_Text"><text:s text:c="20"/>comment = 'Set $mainset - pgbench tables');</text:p>
      <text:p text:style-name="Preformatted_20_Text">$ADDTABLES</text:p>
      <text:p text:style-name="Preformatted_20_Text">} on error {</text:p>
      <text:p text:style-name="Preformatted_20_Text"><text:s text:c="8"/>exit 1;</text:p>
      <text:p text:style-name="Preformatted_20_Text">}</text:p>
      <text:p text:style-name="P173">_EOF_</text:p>
      <text:p text:style-name="Text_20_body">That is of somewhat dubious value if you only have 4 tables, but eliminating errors resulting from enumerating large lists of configuration by hand will make this pretty valuable for the larger examples you'll find in "real life."</text:p>
      <text:p text:style-name="Text_20_body">You can do even more sophisticated things than this if your scripting language supports things like: </text:p>
      <text:list xml:id="list809031471" text:style-name="L77">
        <text:list-item>
          <text:p text:style-name="P85">"Record" data structures that allow assigning things in parallel</text:p>
        </text:list-item>
        <text:list-item>
          <text:p text:style-name="P85">Functions, procedures, or subroutines, allowing you to implement useful functionality once, and then refer to it multiple times within a script</text:p>
        </text:list-item>
        <text:list-item>
          <text:p text:style-name="P85">Some sort of "module import" system so that common functionality can be shared across many scripts</text:p>
        </text:list-item>
      </text:list>
      <text:p text:style-name="Text_20_body">If you can depend on having <text:a xlink:type="simple" xlink:href="http://www.gnu.org/software/bash/bash.html" office:target-frame-name="_top" xlink:show="replace">Bash</text:a>, <text:a xlink:type="simple" xlink:href="http://www.zsh.org/" office:target-frame-name="_top" xlink:show="replace">zsh</text:a>, or <text:a xlink:type="simple" xlink:href="http://www.kornshell.com/" office:target-frame-name="_top" xlink:show="replace">Korn shell</text:a> available, well, those are all shells with extensions supporting reasonably sophisticated data structures and module systems. On Linux, Bash is fairly ubiquitous; on commercial UNIX™, Korn shell is fairly ubiquitous; on BSD, "sophisticated" shells are an option rather than a default.</text:p>
      <text:p text:style-name="Text_20_body">At that point, it makes sense to start looking at other scripting languages, of which Perl is the most ubiquitous, being widely available on Linux, UNIX™, and BSD.</text:p>
      <text:p text:style-name="Standard"/>
      <text:h text:style-name="P194" text:outline-level="1"><text:bookmark text:name="NOSLONIK"/>20. Not Using Slonik - Bare Metal Slony-I Functions</text:h>
      <text:p text:style-name="Text_20_body"><text:bookmark text:name="AEN4070"/>There are cases where it may make sense to directly use the stored functions that implement the various pieces of Slony-I. Slonik doesn't do terribly much "magic;" it is common for Slonik commands to simply involve deciding on a node at which to apply a command, and then submit a SQL query consisting of a call to one of the Slony-I stored functions.</text:p>
      <text:p text:style-name="Text_20_body">The developers of Slony-I anticipate that interested parties may wish to develop graphical tools as an alternative to Slonik; it would be entirely appropriate in such cases to submit configuration requests directly via the stored functions. If you plan to do so, it is suggested that you examine how the stored procedures are used in <text:span text:style-name="Teletype">slonik.c</text:span>, as that represents the most correct use of the functions.</text:p>
      <text:p text:style-name="Text_20_body">When debugging problems in "troubled" Slony-I clusters, it has also occasionally proven useful to use the stored functions. This has been particularly useful for cases where <text:a xlink:type="simple" xlink:href="http://slony.info/documentation/1.2/table.sl-listen.html">sl_listen</text:a> configuration has been broken, and events have not been propagating properly. The "easiest" fix was to:</text:p>
      <text:p text:style-name="Text_20_body"><text:span text:style-name="Teletype">select _slonycluster.droplisten(li_origin,li_provider,li_receiver) from _slonycluster.sl_listen;</text:span></text:p>
      <text:p text:style-name="Text_20_body"><text:span text:style-name="Teletype">select _slonycluster.storelisten(pa_server, pa_server, pa_client) from _slonycluster.sl_path;</text:span></text:p>
      <text:p text:style-name="Text_20_body">The result of this set of queries is to regenerate <text:span text:style-name="T1">and propagate</text:span> the listen paths. By running the main <text:span text:style-name="Source_20_Text">_slonycluster.storelisten()</text:span> function, <text:span text:style-name="Teletype">STORE_LISTEN</text:span> events are raised to cause the listen paths to propagate to the other nodes in the cluster.</text:p>
      <text:p text:style-name="Text_20_body">If there was a <text:span text:style-name="T1">local</text:span> problem on one node, and you didn't want the updates to propagate (this would be an unusual situation; you almost certainly want to fix things <text:span text:style-name="T1">everywhere</text:span>), the queries would instead be:</text:p>
      <text:p text:style-name="Text_20_body"><text:span text:style-name="Teletype">select slonycluster.droplisten_int(li_origin,li_provider,li_receiver) from _slonycluster.sl_listen;</text:span></text:p>
      <text:p text:style-name="Text_20_body"><text:span text:style-name="Teletype">select _slonycluster.storelisten_int(pa_server, pa_server, pa_client) from _slonycluster.sl_path;</text:span></text:p>
      <text:p text:style-name="Text_20_body">If you are planning to add Slony-I support to other tools (<text:span text:style-name="T1">e.g.</text:span> - adding replication support to something like <text:a xlink:type="simple" xlink:href="http://www.pgadmin.org/" office:target-frame-name="_top" xlink:show="replace">pgAdmin III </text:a>), you need to be clear on where various functions need to be called. The normal "protocol" is thus: </text:p>
      <text:list xml:id="list1545951187" text:style-name="L78">
        <text:list-item>
          <text:p text:style-name="P86">The "main" function (<text:span text:style-name="T1">e.g.</text:span> - without the <text:span text:style-name="Teletype">_int</text:span> suffix) is called on a "relevant" node in the Slony-I cluster.</text:p>
          <text:p text:style-name="P86">In some cases, the function may be called on any node, and it can satisfactorily propagate to other nodes. That is true for <text:a xlink:type="simple" xlink:href="http://slony.info/documentation/1.2/function.storelisten-integer-integer-integer.html">schemadocstorelisten( integer, integer, integer )</text:a>, for instance. In other cases, the function needs to be called on some particular node because that is the only place where data may be reasonably validated. For instance, <text:a xlink:type="simple" xlink:href="http://slony.info/documentation/1.2/function.subscribeset-integer-integer-integer-boolean.html">schemadocsubscribeset( integer, integer, integer, boolean )</text:a> must be called on the receivernode.</text:p>
        </text:list-item>
        <text:list-item>
          <text:p text:style-name="P86">If that "main" function succeeds, then the configuration change is performed on the local node, and an event is created using <text:a xlink:type="simple" xlink:href="http://slony.info/documentation/1.2/function.createevent-name-text.html">schemadoccreateevent( name, text )</text:a> to cause the configuration change to propagate to all of the other nodes in the Slony-I cluster.</text:p>
        </text:list-item>
        <text:list-item>
          <text:p text:style-name="P86">Thirdly, the <text:span text:style-name="Teletype">_int</text:span> version of the function must be run.</text:p>
          <text:p text:style-name="P86"><text:soft-page-break/>In some cases, where functions are idempotent, the node where the "main" function runs can do this fairly early in processing.</text:p>
          <text:p text:style-name="P86">When the event propagates, the other nodes will run the <text:span text:style-name="Teletype">_int</text:span> version, we rather hope with good success. </text:p>
        </text:list-item>
      </text:list>
      <text:p text:style-name="Standard"/>
      <text:p text:style-name="Standard"/>
      <text:h text:style-name="Heading_20_1" text:outline-level="1"><text:bookmark text:name="ADMINSCRIPTS"/>21. Slony-I Administration Scripts</text:h>
      <text:p text:style-name="Text_20_body"><text:bookmark text:name="AEN4132"/>A number of tools have grown over the course of the history of Slony-I to help users manage their clusters. This section along with the ones on <text:a xlink:type="simple" xlink:href="http://slony.info/documentation/1.2/monitoring.html">Section 5</text:a> and <text:a xlink:type="simple" xlink:href="http://slony.info/documentation/1.2/maintenance.html">Section 6</text:a> discusses them. </text:p>
      <text:h text:style-name="Heading_20_2" text:outline-level="2"><text:bookmark text:name="ALTPERL"/>21.1. altperl Scripts</text:h>
      <text:p text:style-name="Text_20_body"><text:bookmark text:name="AEN4141"/>There is a set of scripts to simplify administeration of set of Slony-I instances. The scripts support having arbitrary numbers of nodes. They may be installed as part of the installation process:</text:p>
      <text:p text:style-name="Text_20_body"><text:span text:style-name="Teletype">./configure --with-perltools</text:span></text:p>
      <text:p text:style-name="Text_20_body">This will produce a number of scripts with the prefix <text:span text:style-name="Teletype">slonik_</text:span>. They eliminate tedium by always referring to a central configuration file for the details of your site configuration. A documented sample of this file is provided in <text:span text:style-name="Teletype">altperl/slon_tools.conf-sample</text:span>. Most also include some command line help with the "--help" option, making them easier to learn and use.</text:p>
      <text:p text:style-name="Text_20_body">Most generate Slonik scripts that are printed to STDOUT. At one time, the commands were passed directly to <text:a xlink:type="simple" xlink:href="http://slony.info/documentation/1.2/slonik.html">slonik</text:a> for execution. Unfortunately, this turned out to be a pretty large calibre "foot gun", as minor typos on the command line led, on a couple of occasions, to pretty calamitous actions. The savvy administrator should review the script <text:span text:style-name="T1">before</text:span> piping it to <text:a xlink:type="simple" xlink:href="http://slony.info/documentation/1.2/slonik.html">slonik</text:a>.</text:p>
      <text:h text:style-name="Heading_20_3" text:outline-level="3"><text:bookmark text:name="AEN4156"/>21.1.1. Support for Multiple Clusters</text:h>
      <text:p text:style-name="Text_20_body"><text:bookmark text:name="AEN4158"/>The UNIX environment variable <text:span text:style-name="Teletype">SLONYNODES</text:span> is used to determine what Perl configuration file will be used to control the shape of the nodes in a Slony-I cluster. If it is not provided, a default <text:span text:style-name="Teletype">slon_tools.conf</text:span> location will be referenced. </text:p>
      <text:p text:style-name="Text_20_body">What variables are set up. </text:p>
      <text:list xml:id="list1396614062" text:style-name="L79">
        <text:list-item>
          <text:p text:style-name="P87"><text:span text:style-name="Teletype">$CLUSTER_NAME</text:span>=orglogs; # What is the name of the replication cluster?</text:p>
        </text:list-item>
        <text:list-item>
          <text:p text:style-name="P87"><text:span text:style-name="Teletype">$LOGDIR</text:span>='/opt/OXRS/log/LOGDBS'; # What is the base directory for logs?</text:p>
        </text:list-item>
        <text:list-item>
          <text:p text:style-name="P87"><text:span text:style-name="Teletype">$APACHE_ROTATOR</text:span>="/opt/twcsds004/OXRS/apache/rotatelogs"; # If set, where to find Apache log rotator</text:p>
        </text:list-item>
        <text:list-item>
          <text:p text:style-name="P87"><text:span text:style-name="Teletype">foldCase</text:span> # If set to 1, object names (including schema names) will be folded to lower case. By default, your object names will be left alone. Note that PostgreSQL itself folds object names to lower case; if you create a table via the command <text:span text:style-name="Teletype">CREATE TABLE SOME_THING (Id INTEGER, STudlYName text);</text:span>, the result will be that all of those components are forced to lower case, thus equivalent to <text:span text:style-name="Teletype">create table some_thing (id integer, studlyname text);</text:span>, and the name of table and, in this case, the fields will all, in fact, be lower case. </text:p>
        </text:list-item>
      </text:list>
      <text:p text:style-name="Text_20_body">You then define the set of nodes that are to be replicated using a set of calls to <text:span text:style-name="Source_20_Text">add_node()</text:span>.</text:p>
      <text:p text:style-name="Text_20_body"><text:span text:style-name="Teletype">add_node (host =&gt; '10.20.30.40', dbname =&gt; 'orglogs', port =&gt; 5437, user =&gt; 'postgres', node =&gt; 4, parent =&gt; 1);</text:span></text:p>
      <text:p text:style-name="Text_20_body"><text:soft-page-break/>The set of parameters for <text:span text:style-name="Source_20_Text">add_node()</text:span> are thus:</text:p>
      <text:p text:style-name="Preformatted_20_Text">my %PARAMS = <text:s text:c="2"/>(host=&gt; undef, <text:s text:c="10"/># Host name</text:p>
      <text:p text:style-name="Preformatted_20_Text"><text:s text:c="16"/>dbname =&gt; 'template1', <text:s/># database name</text:p>
      <text:p text:style-name="Preformatted_20_Text"><text:s text:c="16"/>port =&gt; 5432, <text:s text:c="10"/># Port number</text:p>
      <text:p text:style-name="Preformatted_20_Text"><text:s text:c="16"/>user =&gt; 'postgres', <text:s text:c="4"/># user to connect as</text:p>
      <text:p text:style-name="Preformatted_20_Text"><text:s text:c="16"/>node =&gt; undef, <text:s text:c="9"/># node number</text:p>
      <text:p text:style-name="Preformatted_20_Text"><text:s text:c="16"/>password =&gt; undef, <text:s text:c="5"/># password for user</text:p>
      <text:p text:style-name="Preformatted_20_Text"><text:s text:c="16"/>parent =&gt; 1, <text:s text:c="11"/># which node is parent to this node</text:p>
      <text:p text:style-name="Preformatted_20_Text"><text:s text:c="16"/>noforward =&gt; undef <text:s text:c="5"/># shall this node be set up to forward results?</text:p>
      <text:p text:style-name="Preformatted_20_Text"><text:s text:c="16"/>sslmode =&gt; undef <text:s text:c="7"/># SSL mode argument - determine </text:p>
      <text:p text:style-name="Preformatted_20_Text"><text:s text:c="40"/># priority of SSL usage</text:p>
      <text:p text:style-name="Preformatted_20_Text"><text:s text:c="40"/># = disable,allow,prefer,require</text:p>
      <text:p text:style-name="P173">);</text:p>
      <text:h text:style-name="Heading_20_3" text:outline-level="3"><text:bookmark text:name="AEN4188"/>21.1.2. Set configuration - cluster.set1, cluster.set2</text:h>
      <text:p text:style-name="Text_20_body"><text:bookmark text:name="AEN4190"/>The UNIX environment variable <text:span text:style-name="Teletype">SLONYSET</text:span> is used to determine what Perl configuration file will be used to determine what objects will be contained in a particular replication set.</text:p>
      <text:p text:style-name="Text_20_body">Unlike <text:span text:style-name="Teletype">SLONYNODES</text:span>, which is essential for <text:span text:style-name="T1">all</text:span> of the <text:a xlink:type="simple" xlink:href="http://slony.info/documentation/1.2/slonik.html">slonik</text:a>-generating scripts, this only needs to be set when running <text:span text:style-name="Teletype">create_set</text:span>, as that is the only script used to control what tables will be in a particular replication set.</text:p>
      <text:h text:style-name="Heading_20_3" text:outline-level="3"><text:bookmark text:name="AEN4199"/>21.1.3. slonik_build_env</text:h>
      <text:p text:style-name="Text_20_body"><text:bookmark text:name="AEN4201"/>Queries a database, generating output hopefully suitable for <text:span text:style-name="Teletype">slon_tools.conf</text:span> consisting of:</text:p>
      <text:list xml:id="list1133179438" text:style-name="L80">
        <text:list-item>
          <text:p text:style-name="P88">a set of <text:span text:style-name="Source_20_Text">add_node()</text:span> calls to configure the cluster</text:p>
        </text:list-item>
        <text:list-item>
          <text:p text:style-name="P88">The arrays <text:span text:style-name="Teletype">@KEYEDTABLES</text:span>, <text:span text:style-name="Teletype">nvar&gt;@SERIALT</text:span>nvar&gt;, and <text:span text:style-name="Teletype">@SEQUENCES</text:span></text:p>
        </text:list-item>
      </text:list>
      <text:h text:style-name="Heading_20_3" text:outline-level="3"><text:bookmark text:name="AEN4214"/>21.1.4. slonik_print_preamble</text:h>
      <text:p text:style-name="Text_20_body">This generates just the "preamble" that is required by all slonik scripts. In effect, this provides a "skeleton" slonik script that does not do anything.</text:p>
      <text:h text:style-name="Heading_20_3" text:outline-level="3"><text:bookmark text:name="AEN4219"/>21.1.5. slonik_create_set</text:h>
      <text:p text:style-name="Text_20_body">This requires <text:span text:style-name="Teletype">SLONYSET</text:span> to be set as well as <text:span text:style-name="Teletype">SLONYNODES</text:span>; it is used to generate the <text:span text:style-name="Teletype">slonik</text:span> script to set up a replication set consisting of a set of tables and sequences that are to be replicated.</text:p>
      <text:h text:style-name="Heading_20_3" text:outline-level="3"><text:bookmark text:name="SLONIK-DROP-NODE"/>21.1.6. slonik_drop_node</text:h>
      <text:p text:style-name="Text_20_body">Generates Slonik script to drop a node from a Slony-I cluster.</text:p>
      <text:h text:style-name="Heading_20_3" text:outline-level="3"><text:bookmark text:name="SLONIK-DROP-SET"/>21.1.7. slonik_drop_set</text:h>
      <text:p text:style-name="Text_20_body">Generates Slonik script to drop a replication set (<text:span text:style-name="T1">e.g.</text:span> - set of tables and sequences) from a Slony-I cluster.</text:p>
      <text:p text:style-name="Text_20_body">This represents a pretty big potential "foot gun" as this eliminates a replication set all at once. A typo that points it to the wrong set could be rather damaging. Compare to <text:a xlink:type="simple" xlink:href="http://slony.info/documentation/1.2/adminscripts.html#SLONIK-UNSUBSCRIBE-SET">Section 21.1.25</text:a> and <text:a xlink:type="simple" xlink:href="http://slony.info/documentation/1.2/adminscripts.html#SLONIK-DROP-NODE">Section 21.1.6</text:a>; with both of those, attempting to drop a subscription or a node that is vital to your operations will be blocked (via a foreign key constraint violation) if there exists a downstream subscriber that would be adversely affected. In contrast, there will be no warnings or errors if you <text:soft-page-break/>drop a set; the set will simply disappear from replication.</text:p>
      <text:h text:style-name="Heading_20_3" text:outline-level="3"><text:bookmark text:name="SLONIK-DROP-TABLE"/>21.1.8. slonik_drop_table</text:h>
      <text:p text:style-name="Text_20_body">Generates Slonik script to drop a table from replication. Requires, as input, the ID number of the table (available from table <text:span text:style-name="Teletype">sl_table</text:span>) that is to be dropped. </text:p>
      <text:h text:style-name="Heading_20_3" text:outline-level="3"><text:bookmark text:name="AEN4242"/>21.1.9. slonik_execute_script</text:h>
      <text:p text:style-name="Text_20_body">Generates Slonik script to push DDL changes to a replication set.</text:p>
      <text:h text:style-name="Heading_20_3" text:outline-level="3"><text:bookmark text:name="AEN4245"/>21.1.10. slonik_failover</text:h>
      <text:p text:style-name="Text_20_body">Generates Slonik script to request failover from a dead node to some new origin</text:p>
      <text:h text:style-name="Heading_20_3" text:outline-level="3"><text:bookmark text:name="AEN4248"/>21.1.11. slonik_init_cluster</text:h>
      <text:p text:style-name="Text_20_body">Generates Slonik script to initialize a whole Slony-I cluster, including setting up the nodes, communications paths, and the listener routing.</text:p>
      <text:h text:style-name="Heading_20_3" text:outline-level="3"><text:bookmark text:name="AEN4252"/>21.1.12. slonik_merge_sets</text:h>
      <text:p text:style-name="Text_20_body">Generates Slonik script to merge two replication sets together.</text:p>
      <text:h text:style-name="Heading_20_3" text:outline-level="3"><text:bookmark text:name="AEN4255"/>21.1.13. slonik_move_set</text:h>
      <text:p text:style-name="Text_20_body">Generates Slonik script to move the origin of a particular set to a different node.</text:p>
      <text:h text:style-name="Heading_20_3" text:outline-level="3"><text:bookmark text:name="AEN4258"/>21.1.14. replication_test</text:h>
      <text:p text:style-name="Text_20_body">Script to test whether Slony-I is successfully replicating data.</text:p>
      <text:h text:style-name="Heading_20_3" text:outline-level="3"><text:bookmark text:name="AEN4262"/>21.1.15. slonik_restart_node</text:h>
      <text:p text:style-name="Text_20_body">Generates Slonik script to request the restart of a node. This was particularly useful pre-1.0.5 when nodes could get snarled up when slon daemons died.</text:p>
      <text:h text:style-name="Heading_20_3" text:outline-level="3"><text:bookmark text:name="AEN4265"/>21.1.16. slonik_restart_nodes</text:h>
      <text:p text:style-name="Text_20_body">Generates Slonik script to restart all nodes in the cluster. Not particularly useful.</text:p>
      <text:h text:style-name="Heading_20_3" text:outline-level="3"><text:bookmark text:name="AEN4268"/>21.1.17. slony_show_configuration</text:h>
      <text:p text:style-name="Text_20_body">Displays an overview of how the environment (e.g. - <text:span text:style-name="Teletype">SLONYNODES</text:span>) is set to configure things.</text:p>
      <text:h text:style-name="Heading_20_3" text:outline-level="3"><text:bookmark text:name="AEN4272"/>21.1.18. slon_kill</text:h>
      <text:p text:style-name="Text_20_body">Kills slony watchdog and all slon daemons for the specified set. It only works if those processes are running on the local host, of course!</text:p>
      <text:h text:style-name="Heading_20_3" text:outline-level="3"><text:bookmark text:name="AEN4275"/>21.1.19. slon_start</text:h>
      <text:p text:style-name="Text_20_body">This starts a slon daemon for the specified cluster and node, and uses slon_watchdog to keep it <text:soft-page-break/>running.</text:p>
      <text:h text:style-name="Heading_20_3" text:outline-level="3"><text:bookmark text:name="SLONWATCHDOG"/>21.1.20. slon_watchdog</text:h>
      <text:p text:style-name="Text_20_body">Used by <text:span text:style-name="Teletype">slon_start</text:span>.</text:p>
      <text:h text:style-name="Heading_20_3" text:outline-level="3"><text:bookmark text:name="AEN4282"/>21.1.21. slon_watchdog2</text:h>
      <text:p text:style-name="Text_20_body">This is a somewhat smarter watchdog; it monitors a particular Slony-I node, and restarts the slon process if it hasn't seen updates go in in 20 minutes or more.</text:p>
      <text:p text:style-name="Text_20_body">This is helpful if there is an unreliable network connection such that the slon sometimes stops working without becoming aware of it.</text:p>
      <text:h text:style-name="Heading_20_3" text:outline-level="3"><text:bookmark text:name="AEN4287"/>21.1.22. slonik_store_node</text:h>
      <text:p text:style-name="Text_20_body">Adds a node to an existing cluster.</text:p>
      <text:h text:style-name="Heading_20_3" text:outline-level="3"><text:bookmark text:name="AEN4290"/>21.1.23. slonik_subscribe_set</text:h>
      <text:p text:style-name="Text_20_body">Generates Slonik script to subscribe a particular node to a particular replication set.</text:p>
      <text:h text:style-name="Heading_20_3" text:outline-level="3"><text:bookmark text:name="AEN4293"/>21.1.24. slonik_uninstall_nodes</text:h>
      <text:p text:style-name="Text_20_body">This goes through and drops the Slony-I schema from each node; use this if you want to destroy replication throughout a cluster. As its effects are necessarily rather destructive, this has the potential to be pretty unsafe.</text:p>
      <text:h text:style-name="Heading_20_3" text:outline-level="3"><text:bookmark text:name="SLONIK-UNSUBSCRIBE-SET"/>21.1.25. slonik_unsubscribe_set</text:h>
      <text:p text:style-name="Text_20_body">Generates Slonik script to unsubscribe a node from a replication set.</text:p>
      <text:h text:style-name="Heading_20_3" text:outline-level="3"><text:bookmark text:name="AEN4300"/>21.1.26. slonik_update_nodes</text:h>
      <text:p text:style-name="Text_20_body">Generates Slonik script to tell all the nodes to update the Slony-I functions. This will typically be needed when you upgrade from one version of Slony-I to another.</text:p>
      <text:h text:style-name="Heading_20_2" text:outline-level="2"><text:bookmark text:name="MKSLONCONF"/>21.2. mkslonconf.sh</text:h>
      <text:p text:style-name="Text_20_body"><text:bookmark text:name="AEN4307"/>This is a shell script designed to rummage through a Slony-I cluster and generate a set of <text:span text:style-name="Teletype">slon.conf</text:span> files that <text:a xlink:type="simple" xlink:href="http://slony.info/documentation/1.2/slon.html">slon</text:a> accesses via the <text:span text:style-name="Teletype">slon -f slon.conf </text:span>option. </text:p>
      <text:p text:style-name="Text_20_body">With all of the configuration residing in a configuration file for each <text:a xlink:type="simple" xlink:href="http://slony.info/documentation/1.2/slon.html">slon</text:a>, they can be invoked with minimal muss and fuss, with no risk of forgetting the <text:span text:style-name="Teletype">-a</text:span> option and thereby breaking a <text:a xlink:type="simple" xlink:href="http://slony.info/documentation/1.2/logshipping.html">log shipping </text:a>node. </text:p>
      <text:p text:style-name="Text_20_body">Running it requires the following environment configuration: </text:p>
      <text:list xml:id="list586392631" text:style-name="L81">
        <text:list-item>
          <text:p text:style-name="P89">Firstly, the environment needs to be set up with suitable parameters for libpq to connect to one of the databases in the cluster. Thus, you need some suitable combination of the following environment variables set:</text:p>
          <text:list>
            <text:list-item>
              <text:p text:style-name="P89"><text:span text:style-name="Teletype">PGPORT</text:span></text:p>
            </text:list-item>
            <text:list-item>
              <text:p text:style-name="P89"><text:span text:style-name="Teletype">PGDATABASE</text:span></text:p>
            </text:list-item>
            <text:list-item>
              <text:p text:style-name="P89"><text:soft-page-break/><text:span text:style-name="Teletype">PGHOST</text:span></text:p>
            </text:list-item>
            <text:list-item>
              <text:p text:style-name="P89"><text:span text:style-name="Teletype">PGUSER</text:span></text:p>
            </text:list-item>
            <text:list-item>
              <text:p text:style-name="P89"><text:span text:style-name="Teletype">PGSERVICE</text:span></text:p>
            </text:list-item>
          </text:list>
        </text:list-item>
        <text:list-item>
          <text:p text:style-name="P89"><text:span text:style-name="Teletype">SLONYCLUSTER</text:span> - the name of the Slony-I cluster to be "rummaged". </text:p>
        </text:list-item>
        <text:list-item>
          <text:p text:style-name="P89"><text:span text:style-name="Teletype">MKDESTINATION</text:span> - a directory for configuration to reside in; the script will create <text:span text:style-name="Teletype">MKDESTINATION/$SLONYCLUSTER/conf</text:span> for the <text:a xlink:type="simple" xlink:href="http://slony.info/documentation/1.2/slon.html">slon</text:a> configuration files, and <text:span text:style-name="Teletype">MKDESTINATION/$SLONYCLUSTER/pid</text:span> for <text:a xlink:type="simple" xlink:href="http://slony.info/documentation/1.2/slon.html">slon</text:a> to store PID files in. </text:p>
        </text:list-item>
        <text:list-item>
          <text:p text:style-name="P89"><text:span text:style-name="Teletype">LOGHOME</text:span> - a directory for log files to reside in; a directory of the form <text:span text:style-name="Teletype">$LOGHOME/$SLONYCLUSTER/node[number]</text:span> will be created for each node. </text:p>
        </text:list-item>
      </text:list>
      <text:p text:style-name="Text_20_body">For any "new" nodes that it discovers, this script will create a new <text:a xlink:type="simple" xlink:href="http://slony.info/documentation/1.2/slon.html">slon</text:a> conf file. </text:p>
      <table:table table:name="Tabela11" table:style-name="Tabela11">
        <table:table-column table:style-name="Tabela11.A"/>
        <table:table-row>
          <table:table-cell table:style-name="Tabela11.A1" office:value-type="string">
            <text:p text:style-name="P190">Warning</text:p>
          </table:table-cell>
        </table:table-row>
        <table:table-row>
          <table:table-cell table:style-name="Tabela11.A2" office:value-type="string">
            <text:p text:style-name="P191">It is fair to say that there are several conditions to beware of; none of these should be greatly surprising...</text:p>
            <text:list xml:id="list243457059" text:style-name="L82">
              <text:list-item>
                <text:p text:style-name="P192">The DSN is pulled from the minimum value found for each node in <text:span text:style-name="Teletype">sl_path</text:span>. You may very well need to modify this.</text:p>
              </text:list-item>
              <text:list-item>
                <text:p text:style-name="P192">Various parameters are set to default values; you may wish to customize them by hand. </text:p>
              </text:list-item>
              <text:list-item>
                <text:p text:style-name="P192">If you are running <text:a xlink:type="simple" xlink:href="http://slony.info/documentation/1.2/slon.html">slon</text:a> processes on multiple nodes (<text:span text:style-name="T1">e.g.</text:span> - as when running Slony-I across a WAN), this script will happily create fresh new config files for <text:a xlink:type="simple" xlink:href="http://slony.info/documentation/1.2/slon.html">slon</text:a>s you wanted to have run on another host. </text:p>
                <text:p text:style-name="P192">Be sure to check out what nodes it set up before restarting <text:a xlink:type="simple" xlink:href="http://slony.info/documentation/1.2/slon.html">slon</text:a>s. </text:p>
                <text:p text:style-name="P192">This would usually only cause some minor inconvenience due to, for instance, a <text:a xlink:type="simple" xlink:href="http://slony.info/documentation/1.2/slon.html">slon</text:a> running at a non-preferred site, and either failing due to lack of network connectivity (in which no damage is done!) or running a bit less efficiently than it might have due to living at the wrong end of the network "pipe." </text:p>
                <text:p text:style-name="P192">On the other hand, if you are running a log shipping node at the remote site, accidentally introducing a <text:a xlink:type="simple" xlink:href="http://slony.info/documentation/1.2/slon.html">slon</text:a> that <text:span text:style-name="T1">isn't</text:span> collecting logs could ruin your whole week. </text:p>
              </text:list-item>
            </text:list>
          </table:table-cell>
        </table:table-row>
      </table:table>
      <text:p text:style-name="Text_20_body">The file layout set up by <text:span text:style-name="Teletype">mkslonconf.sh</text:span> was specifically set up to allow managing <text:a xlink:type="simple" xlink:href="http://slony.info/documentation/1.2/slon.html">slon</text:a>s across a multiplicity of clusters using the script in the following section... </text:p>
      <text:h text:style-name="Heading_20_2" text:outline-level="2"><text:bookmark text:name="STARTSLON"/>21.3. start_slon.sh</text:h>
      <text:p text:style-name="Text_20_body">This <text:span text:style-name="Teletype">rc.d</text:span>-style script was introduced in Slony-I version 2.0; it provides automatable ways of:</text:p>
      <text:list xml:id="list1515528688" text:style-name="L83">
        <text:list-item>
          <text:p text:style-name="P90">Starting the <text:a xlink:type="simple" xlink:href="http://slony.info/documentation/1.2/slon.html">slon</text:a>, via <text:span text:style-name="Teletype">start_slon.sh start </text:span></text:p>
        </text:list-item>
      </text:list>
      <text:p text:style-name="Text_20_body">Attempts to start the <text:a xlink:type="simple" xlink:href="http://slony.info/documentation/1.2/slon.html">slon</text:a>, checking first to verify that it is not already running, that configuration exists, and that the log file location is writable. Failure cases include:</text:p>
      <text:list xml:id="list441277757" text:style-name="L84">
        <text:list-item>
          <text:p text:style-name="P91">No <text:a xlink:type="simple" xlink:href="http://slony.info/documentation/1.2/runtime-config.html">slon runtime configuration file </text:a>exists, </text:p>
        </text:list-item>
        <text:list-item>
          <text:p text:style-name="P91">A <text:a xlink:type="simple" xlink:href="http://slony.info/documentation/1.2/slon.html">slon</text:a> is found with the PID indicated via the runtime configuration, </text:p>
        </text:list-item>
        <text:list-item>
          <text:p text:style-name="P91"><text:soft-page-break/>The specified <text:span text:style-name="Teletype">SLON_LOG</text:span> location is not writable. </text:p>
        </text:list-item>
        <text:list-item>
          <text:p text:style-name="P91">Stopping the <text:a xlink:type="simple" xlink:href="http://slony.info/documentation/1.2/slon.html">slon</text:a>, via <text:span text:style-name="Teletype">start_slon.sh stop </text:span></text:p>
          <text:p text:style-name="P91">This fails (doing nothing) if the PID (indicated via the runtime configuration file) does not exist; </text:p>
        </text:list-item>
        <text:list-item>
          <text:p text:style-name="P91">Monitoring the status of the <text:a xlink:type="simple" xlink:href="http://slony.info/documentation/1.2/slon.html">slon</text:a>, via <text:span text:style-name="Teletype">start_slon.sh status </text:span></text:p>
          <text:p text:style-name="P91">This indicates whether or not the <text:a xlink:type="simple" xlink:href="http://slony.info/documentation/1.2/slon.html">slon</text:a> is running, and, if so, prints out the process ID. </text:p>
        </text:list-item>
      </text:list>
      <text:p text:style-name="Text_20_body">The following environment variables are used to control <text:a xlink:type="simple" xlink:href="http://slony.info/documentation/1.2/slon.html">slon</text:a> configuration:</text:p>
      <text:p text:style-name="P154"><text:span text:style-name="Teletype"><text:span text:style-name="T2">SLON_BIN_PATH </text:span></text:span></text:p>
      <text:p text:style-name="P157">This indicates where the <text:a xlink:type="simple" xlink:href="http://slony.info/documentation/1.2/slon.html">slon</text:a> binary program is found. </text:p>
      <text:p text:style-name="P154"><text:span text:style-name="Teletype"><text:span text:style-name="T2">SLON_CONF </text:span></text:span></text:p>
      <text:p text:style-name="P157">This indicates the location of the <text:a xlink:type="simple" xlink:href="http://slony.info/documentation/1.2/runtime-config.html">slon runtime configuration file </text:a>that controls how the <text:a xlink:type="simple" xlink:href="http://slony.info/documentation/1.2/slon.html">slon</text:a> behaves. </text:p>
      <text:p text:style-name="P157">Note that this file is <text:span text:style-name="T1">required</text:span> to contain a value for <text:a xlink:type="simple" xlink:href="http://slony.info/documentation/1.2/runtime-config.html#SLON-CONFIG-LOGGING-PID-FILE">log_pid_file</text:a>; that is necessary to allow this script to detect whether the <text:a xlink:type="simple" xlink:href="http://slony.info/documentation/1.2/slon.html">slon</text:a> is running or not. </text:p>
      <text:p text:style-name="P154"><text:span text:style-name="Teletype"><text:span text:style-name="T2">SLON_LOG </text:span></text:span></text:p>
      <text:p text:style-name="P157">This file is the location where <text:a xlink:type="simple" xlink:href="http://slony.info/documentation/1.2/slon.html">slon</text:a> log files are to be stored, if need be. There is an option <text:a xlink:type="simple" xlink:href="http://slony.info/documentation/1.2/runtime-config.html#SLON-CONFIG-LOGGING-SYSLOG">slon_conf_syslog</text:a> for <text:a xlink:type="simple" xlink:href="http://slony.info/documentation/1.2/slon.html">slon</text:a> to use syslog to manage logging; in that case, you may prefer to set <text:span text:style-name="Teletype">SLON_LOG</text:span> to <text:span text:style-name="Teletype">/dev/null</text:span>. </text:p>
      <text:p text:style-name="Text_20_body">Note that these environment variables may either be set, in the script, or overridden by values passed in from the environment. The latter usage makes it easy to use this script in conjunction with the <text:a xlink:type="simple" xlink:href="http://slony.info/documentation/1.2/testbed.html">Section 25</text:a> so that it is regularly tested. </text:p>
      <text:h text:style-name="Heading_20_2" text:outline-level="2"><text:bookmark text:name="LAUNCHCLUSTERS"/>21.4. launch_clusters.sh</text:h>
      <text:p text:style-name="Text_20_body"><text:bookmark text:name="AEN4451"/>This is another shell script which uses the configuration as set up by <text:span text:style-name="Teletype">mkslonconf.sh</text:span> and is intended to support an approach to running Slony-I involving regularly (<text:span text:style-name="T1">e.g.</text:span> via a cron process) checking to ensure that <text:a xlink:type="simple" xlink:href="http://slony.info/documentation/1.2/slon.html">slon</text:a> processes are running.</text:p>
      <text:p text:style-name="Text_20_body">It uses the following environment variables:</text:p>
      <text:list xml:id="list1776606694" text:style-name="L85">
        <text:list-item>
          <text:p text:style-name="P92"><text:span text:style-name="Teletype">PATH</text:span> which needs to contain, preferably at the beginning, a path to the <text:a xlink:type="simple" xlink:href="http://slony.info/documentation/1.2/slon.html">slon</text:a> binaries that should be run.</text:p>
        </text:list-item>
        <text:list-item>
          <text:p text:style-name="P92"><text:span text:style-name="Teletype">SLHOME</text:span> indicates the "home" directory for <text:a xlink:type="simple" xlink:href="http://slony.info/documentation/1.2/slon.html">slon</text:a> configuration files; they are expected to be arranged in subdirectories, one for each cluster, with filenames of the form <text:span text:style-name="Teletype">node1.conf</text:span>, <text:span text:style-name="Teletype">node2.conf</text:span>, and such </text:p>
          <text:p text:style-name="P92">The script uses the command <text:span text:style-name="Teletype">find $SLHOME/$cluster/conf -name "node[0-9]*.conf"</text:span> to find <text:a xlink:type="simple" xlink:href="http://slony.info/documentation/1.2/slon.html">slon</text:a> configuration files.</text:p>
          <text:p text:style-name="P92">If you remove some of these files, or rename them so their names do not conform to the <text:span text:style-name="Teletype">find</text:span> command, they won't be found; that is an easy way to drop nodes out of this system.</text:p>
        </text:list-item>
        <text:list-item>
          <text:p text:style-name="P92"><text:span text:style-name="Teletype">LOGHOME </text:span>indicates the "home" directory for log storage.</text:p>
          <text:p text:style-name="P92"><text:soft-page-break/>This script does not assume the use of the Apache log rotator to manage logs; in that PostgreSQL version 8 does its own log rotation, it seems undesirable to retain a dependancy on specific log rotation "technology." </text:p>
        </text:list-item>
        <text:list-item>
          <text:p text:style-name="P92"><text:span text:style-name="Teletype">CLUSTERS</text:span> is a list of Slony-I clusters under management. </text:p>
        </text:list-item>
      </text:list>
      <text:p text:style-name="Text_20_body">In effect, you could run this every five minutes, and it would launch any missing <text:a xlink:type="simple" xlink:href="http://slony.info/documentation/1.2/slon.html">slon</text:a> processes. </text:p>
      <text:h text:style-name="Heading_20_2" text:outline-level="2"><text:bookmark text:name="EXTRACTSCHEMA"/>21.5. <text:span text:style-name="Teletype">slony1_extract_schema.sh </text:span></text:h>
      <text:p text:style-name="Text_20_body"><text:bookmark text:name="AEN4493"/>You may find that you wish to create a new node some time well after creating a cluster. The script <text:span text:style-name="Teletype">slony1_extract_schema.sh </text:span>will help you with this.</text:p>
      <text:p text:style-name="Text_20_body">A command line might look like the following:</text:p>
      <text:p text:style-name="Text_20_body"><text:span text:style-name="Teletype">PGPORT=5881 PGHOST=master.int.example.info ./slony1_extract_schema.sh payroll payroll temppayroll </text:span></text:p>
      <text:p text:style-name="Text_20_body">It performs the following:</text:p>
      <text:list xml:id="list536893567" text:style-name="L86">
        <text:list-item>
          <text:p text:style-name="P93">It dumps the origin node's schema, including the data in the Slony-I cluster schema. </text:p>
          <text:p text:style-name="P93">Note that the extra environment variables <text:span text:style-name="Teletype">PGPORT</text:span> and <text:span text:style-name="Teletype">PGHOST</text:span> to indicate additional information about where the database resides. </text:p>
        </text:list-item>
        <text:list-item>
          <text:p text:style-name="P93">This data is loaded into the freshly created temporary database, <text:span text:style-name="Teletype">temppayroll</text:span> </text:p>
        </text:list-item>
        <text:list-item>
          <text:p text:style-name="P93">The table and sequence OIDs in Slony-I tables are corrected to point to the temporary database's configuration. </text:p>
        </text:list-item>
        <text:list-item>
          <text:p text:style-name="P93">A slonik script is run to perform <text:a xlink:type="simple" xlink:href="http://slony.info/documentation/1.2/stmtuninstallnode.html">SLONIK UNINSTALL NODE</text:a> on the temporary database. This eliminates all the special Slony-I tables, schema, and removes Slony-I triggers from replicated tables. </text:p>
        </text:list-item>
        <text:list-item>
          <text:p text:style-name="P93">Finally, pg_dump is run against the temporary database, delivering a copy of the cleaned up schema to standard output. </text:p>
        </text:list-item>
      </text:list>
      <text:h text:style-name="Heading_20_2" text:outline-level="2"><text:bookmark text:name="AEN4522"/>21.6. slony-cluster-analysis</text:h>
      <text:p text:style-name="Text_20_body"><text:bookmark text:name="AEN4524"/>If you are running a lot of replicated databases, where there are numerous Slony-I clusters, it can get painful to track and document this. The following tools may be of some assistance in this.</text:p>
      <text:p text:style-name="Text_20_body">slony-cluster-analysis.sh is a shell script intended to provide some over-time analysis of the configuration of a Slony-I cluster. You pass in the usual libpq environment variables (<text:span text:style-name="Teletype">PGHOST</text:span>, <text:span text:style-name="Teletype">PGPORT</text:span>, <text:span text:style-name="Teletype">PGDATABASE</text:span>, and such) to connect to a member of a Slony-I cluster, and pass the name of the cluster as an argument.</text:p>
      <text:p text:style-name="Text_20_body">The script then does the following:</text:p>
      <text:list xml:id="list798407222" text:style-name="L87">
        <text:list-item>
          <text:p text:style-name="P94">Runs a series of queries against the Slony-I tables to get lists of nodes, paths, sets, and tables. </text:p>
        </text:list-item>
        <text:list-item>
          <text:p text:style-name="P94">This is stowed in a temporary file in <text:span text:style-name="Teletype">/tmp</text:span> </text:p>
        </text:list-item>
        <text:list-item>
          <text:p text:style-name="P94">A comparison is done between the present configuration and the configuration the last time the tool was run. If the configuration differs, an email of the difference (generated using diff) is sent to a configurable email address. </text:p>
        </text:list-item>
        <text:list-item>
          <text:p text:style-name="P94">If the configuration has changed, the old configuration file is renamed to indicate when the script noticed the change. </text:p>
        </text:list-item>
        <text:list-item>
          <text:p text:style-name="P94"><text:soft-page-break/>Ultimately, the current configuration is stowed in <text:span text:style-name="Teletype">LOGDIR</text:span> in a filename like <text:span text:style-name="Teletype">cluster.last </text:span></text:p>
        </text:list-item>
      </text:list>
      <text:p text:style-name="Text_20_body">There is a sample "wrapper" script, <text:span text:style-name="Teletype">slony-cluster-analysis-mass.sh</text:span>, which sets things up to point to a whole bunch of Slony-I clusters.</text:p>
      <text:p text:style-name="Text_20_body">This should make it easier for a group of DBAs to keep track of two things: </text:p>
      <text:list xml:id="list544932784" text:style-name="L88">
        <text:list-item>
          <text:p text:style-name="P95">Documenting the current state of system configuration. </text:p>
        </text:list-item>
        <text:list-item>
          <text:p text:style-name="P95">Noticing when configuration changes. </text:p>
        </text:list-item>
      </text:list>
      <text:h text:style-name="Heading_20_2" text:outline-level="2"><text:bookmark text:name="CONFIGUREREPLICATION"/>21.7. Generating slonik scripts using <text:span text:style-name="Teletype">configure-replication.sh</text:span></text:h>
      <text:p text:style-name="Text_20_body"><text:bookmark text:name="AEN4566"/>The <text:span text:style-name="Teletype">tools</text:span> script <text:span text:style-name="Teletype">configure-replication.sh</text:span> is intended to automate generating slonik scripts to configure replication. This script is based on the configuration approach taken by the <text:a xlink:type="simple" xlink:href="http://slony.info/documentation/1.2/testbed.html">Section 25</text:a>.</text:p>
      <text:p text:style-name="Text_20_body">This script uses a number (possibly large, if your configuration needs to be particularly complex) of environment variables to determine the shape of the configuration of a cluster. It uses default values extensively, and in many cases, relatively few environment values need to be set in order to get a viable configuration. </text:p>
      <text:h text:style-name="Heading_20_3" text:outline-level="3"><text:bookmark text:name="AEN4573"/>21.7.1. Global Values</text:h>
      <text:p text:style-name="Text_20_body">There are some values that will be used universally across a cluster: </text:p>
      <text:p text:style-name="P154"><text:span text:style-name="Teletype">CLUSTER </text:span></text:p>
      <text:p text:style-name="P157">Name of Slony-I cluster</text:p>
      <text:p text:style-name="P154"><text:span text:style-name="Teletype">NUMNODES </text:span></text:p>
      <text:p text:style-name="P157">Number of nodes to set up</text:p>
      <text:p text:style-name="P154"><text:span text:style-name="Teletype">PGUSER </text:span></text:p>
      <text:p text:style-name="P157">name of PostgreSQL superuser controlling replication</text:p>
      <text:p text:style-name="P154"><text:span text:style-name="Teletype">PGPORT </text:span></text:p>
      <text:p text:style-name="P157">default port number</text:p>
      <text:p text:style-name="P154"><text:span text:style-name="Teletype">PGDATABASE </text:span></text:p>
      <text:p text:style-name="P157">default database name</text:p>
      <text:p text:style-name="P154"><text:span text:style-name="Teletype">TABLES </text:span></text:p>
      <text:p text:style-name="P157">a list of fully qualified table names (<text:span text:style-name="T1">e.g.</text:span> - complete with namespace, such as <text:span text:style-name="Teletype">public.my_table</text:span>)</text:p>
      <text:p text:style-name="P154"><text:span text:style-name="Teletype">SEQUENCES </text:span></text:p>
      <text:p text:style-name="P157"><text:soft-page-break/>a list of fully qualified sequence names (<text:span text:style-name="T1">e.g.</text:span> - complete with namespace, such as <text:span text:style-name="Teletype">public.my_sequence</text:span>)</text:p>
      <text:p text:style-name="Text_20_body">Defaults are provided for <text:span text:style-name="T1">all</text:span> of these values, so that if you run <text:span text:style-name="Teletype">configure-replication.sh</text:span> without setting any environment variables, you will get a set of slonik scripts. They may not correspond, of course, to any database you actually want to use...</text:p>
      <text:h text:style-name="Heading_20_3" text:outline-level="3"><text:bookmark text:name="AEN4619"/>21.7.2. Node-Specific Values</text:h>
      <text:p text:style-name="Text_20_body">For each node, there are also four environment variables; for node 1: </text:p>
      <text:p text:style-name="P154"><text:span text:style-name="Teletype">DB1 </text:span></text:p>
      <text:p text:style-name="P157">database to connect to</text:p>
      <text:p text:style-name="P154"><text:span text:style-name="Teletype">USER1 </text:span></text:p>
      <text:p text:style-name="P157">superuser to connect as</text:p>
      <text:p text:style-name="P154"><text:span text:style-name="Teletype">PORT1 </text:span></text:p>
      <text:p text:style-name="P157">port</text:p>
      <text:p text:style-name="P154"><text:span text:style-name="Teletype">HOST1 </text:span></text:p>
      <text:p text:style-name="P157">host</text:p>
      <text:p text:style-name="Text_20_body">It is quite likely that <text:span text:style-name="Teletype">DB*</text:span>, <text:span text:style-name="Teletype">USER*</text:span>, and <text:span text:style-name="Teletype">PORT*</text:span> should be drawn from the global <text:span text:style-name="Teletype">PGDATABASE</text:span>, <text:span text:style-name="Teletype">PGUSER</text:span>, and <text:span text:style-name="Teletype">PGPORT</text:span> values above; having the discipline of that sort of uniformity is usually a good thing.</text:p>
      <text:p text:style-name="Text_20_body">In contrast, <text:span text:style-name="Teletype">HOST*</text:span> values should be set explicitly for <text:span text:style-name="Teletype">HOST1</text:span>, <text:span text:style-name="Teletype">HOST2</text:span>, ..., as you don't get much benefit from the redundancy replication provides if all your databases are on the same server!</text:p>
      <text:h text:style-name="Heading_20_3" text:outline-level="3"><text:bookmark text:name="AEN4654"/>21.7.3. Resulting slonik scripts</text:h>
      <text:p text:style-name="Text_20_body">slonik config files are generated in a temp directory under <text:span text:style-name="Teletype">/tmp</text:span>. The usage is thus:</text:p>
      <text:list xml:id="list2046079614" text:style-name="L89">
        <text:list-item>
          <text:p text:style-name="P96"><text:span text:style-name="Teletype">preamble.slonik</text:span> is a "preamble" containing connection info used by the other scripts.</text:p>
          <text:p text:style-name="P96">Verify the info in this one closely; you may want to keep this permanently to use with future maintenance you may want to do on the cluster.</text:p>
        </text:list-item>
        <text:list-item>
          <text:p text:style-name="P96"><text:span text:style-name="Teletype">create_nodes.slonik</text:span></text:p>
          <text:p text:style-name="P96">This is the first script to run; it sets up the requested nodes as being Slony-I nodes, adding in some Slony-I-specific config tables and such.</text:p>
          <text:p text:style-name="P96">You can/should start slon processes any time after this step has run.</text:p>
        </text:list-item>
        <text:list-item>
          <text:p text:style-name="P96"><text:span text:style-name="Teletype">store_paths.slonik</text:span></text:p>
          <text:p text:style-name="P96">This is the second script to run; it indicates how the <text:a xlink:type="simple" xlink:href="http://slony.info/documentation/1.2/slon.html">slon</text:a>s should intercommunicate. It assumes that all <text:a xlink:type="simple" xlink:href="http://slony.info/documentation/1.2/slon.html">slon</text:a>s can talk to all nodes, which may not be a valid assumption in a complexly-firewalled environment. If that assumption is untrue, you will need to modify the script to fix the paths.</text:p>
        </text:list-item>
        <text:list-item>
          <text:p text:style-name="P96"><text:soft-page-break/><text:span text:style-name="Teletype">create_set.slonik</text:span></text:p>
          <text:p text:style-name="P96">This sets up the replication set consisting of the whole bunch of tables and sequences that make up your application's database schema.</text:p>
          <text:p text:style-name="P96">When you run this script, all that happens is that triggers are added on the origin node (node #1) that start collecting updates; replication won't start until #5...</text:p>
          <text:p text:style-name="P96">There are two assumptions in this script that could be invalidated by circumstances:</text:p>
          <text:list>
            <text:list-item>
              <text:p text:style-name="P96">That all of the tables and sequences have been included.</text:p>
              <text:p text:style-name="P96">This becomes invalid if new tables get added to your schema and don't get added to the <text:span text:style-name="Teletype">TABLES</text:span> list.</text:p>
            </text:list-item>
            <text:list-item>
              <text:p text:style-name="P96">That all tables have been defined with primary keys.</text:p>
              <text:p text:style-name="P96">Best practice is to always have and use true primary keys. If you have tables that require choosing a candidate primary key or that require creating a surrogate key using <text:a xlink:type="simple" xlink:href="http://slony.info/documentation/1.2/stmttableaddkey.html">SLONIK TABLE ADD KEY</text:a>, you will have to modify this script by hand to accomodate that. </text:p>
            </text:list-item>
          </text:list>
        </text:list-item>
        <text:list-item>
          <text:p text:style-name="P96"><text:span text:style-name="Teletype">subscribe_set_2.slonik </text:span></text:p>
          <text:p text:style-name="P96">And 3, and 4, and 5, if you set the number of nodes higher... </text:p>
          <text:p text:style-name="P96">This is the step that "fires up" replication.</text:p>
          <text:p text:style-name="P96">The assumption that the script generator makes is that all the subscriber nodes will want to subscribe directly to the origin node. If you plan to have "sub-clusters," perhaps where there is something of a "master" location at each data centre, you may need to revise that.</text:p>
          <text:p text:style-name="P96">The slon processes really ought to be running by the time you attempt running this step. To do otherwise would be rather foolish.</text:p>
        </text:list-item>
      </text:list>
      <text:h text:style-name="Heading_20_2" text:outline-level="2"><text:bookmark text:name="BSD-PORTS-PROFILE"/>21.8. <text:span text:style-name="Teletype">slon.in-profiles </text:span></text:h>
      <text:p text:style-name="P7"><text:span text:style-name="T3">Apache-Style profiles for FreeBSD </text:span><text:span text:style-name="Teletype"><text:span text:style-name="T3">ports/databases/slony/*</text:span></text:span><text:span text:style-name="T3"> </text:span><text:bookmark text:name="AEN4707"/></text:p>
      <text:p text:style-name="Text_20_body">In the <text:span text:style-name="Teletype">tools</text:span> area, <text:span text:style-name="Teletype">slon.in-profiles</text:span> is a script that might be used to start up <text:a xlink:type="simple" xlink:href="http://slony.info/documentation/1.2/slon.html">slon</text:a> instances at the time of system startup. It is designed to interact with the FreeBSD Ports system.</text:p>
      <text:h text:style-name="Heading_20_2" text:outline-level="2"><text:bookmark text:name="DUPLICATE-NODE"/>21.9. <text:span text:style-name="Teletype">duplicate-node.sh </text:span></text:h>
      <text:p text:style-name="Text_20_body"><text:bookmark text:name="AEN4717"/>In the <text:span text:style-name="Teletype">tools</text:span> area, <text:span text:style-name="Teletype">duplicate-node.sh</text:span> is a script that may be used to help create a new node that duplicates one of the ones in the cluster. </text:p>
      <text:p text:style-name="Text_20_body">The script expects the following parameters: </text:p>
      <text:list xml:id="list795514891" text:style-name="L90">
        <text:list-item>
          <text:p text:style-name="P97">Cluster name </text:p>
        </text:list-item>
        <text:list-item>
          <text:p text:style-name="P97">New node number </text:p>
        </text:list-item>
        <text:list-item>
          <text:p text:style-name="P97">Origin node </text:p>
        </text:list-item>
        <text:list-item>
          <text:p text:style-name="P97">Node being duplicated </text:p>
        </text:list-item>
        <text:list-item>
          <text:p text:style-name="P97">New node </text:p>
        </text:list-item>
      </text:list>
      <text:p text:style-name="Text_20_body">For each of the nodes specified, the script offers flags to specify <text:span text:style-name="Source_20_Text">libpq</text:span>-style parameters for <text:span text:style-name="Teletype">PGHOST</text:span>, <text:span text:style-name="Teletype">PGPORT</text:span>, <text:span text:style-name="Teletype">PGDATABASE</text:span>, and <text:span text:style-name="Teletype">PGUSER</text:span>; it is expected that <text:span text:style-name="Teletype">.pgpass</text:span> will be used for storage of passwords, as is generally considered best practice. Those values may inherit from the <text:soft-page-break/><text:span text:style-name="Source_20_Text">libpq</text:span> environment variables, if not set, which is useful when using this for testing. When "used in anger," however, it is likely that nearly all of the 14 available parameters should be used. </text:p>
      <text:p text:style-name="Text_20_body">The script prepares files, normally in <text:span text:style-name="Teletype">/tmp</text:span>, and will report the name of the directory that it creates that contain SQL and <text:a xlink:type="simple" xlink:href="http://slony.info/documentation/1.2/slonik.html">slonik</text:a> scripts to set up the new node. </text:p>
      <text:list xml:id="list1046130402" text:style-name="L91">
        <text:list-item>
          <text:p text:style-name="P98"><text:span text:style-name="Teletype">schema.sql </text:span></text:p>
          <text:p text:style-name="P98">This is drawn from the origin node, and contains the "pristine" database schema that must be applied first.</text:p>
        </text:list-item>
        <text:list-item>
          <text:p text:style-name="P98"><text:span text:style-name="Teletype">slonik.preamble </text:span></text:p>
          <text:p text:style-name="P98">This "preamble" is used by the subsequent set of slonik scripts. </text:p>
        </text:list-item>
        <text:list-item>
          <text:p text:style-name="P98"><text:span text:style-name="Teletype">step1-storenode.slonik </text:span></text:p>
          <text:p text:style-name="P98">A <text:a xlink:type="simple" xlink:href="http://slony.info/documentation/1.2/slonik.html">slonik</text:a> script to set up the new node. </text:p>
        </text:list-item>
        <text:list-item>
          <text:p text:style-name="P98"><text:span text:style-name="Teletype">step2-storepath.slonik </text:span></text:p>
          <text:p text:style-name="P98">A <text:a xlink:type="simple" xlink:href="http://slony.info/documentation/1.2/slonik.html">slonik</text:a> script to set up path communications between the provider node and the new node. </text:p>
        </text:list-item>
        <text:list-item>
          <text:p text:style-name="P98"><text:span text:style-name="Teletype">step3-subscribe-sets.slonik </text:span></text:p>
          <text:p text:style-name="P98">A <text:a xlink:type="simple" xlink:href="http://slony.info/documentation/1.2/slonik.html">slonik</text:a> script to request subscriptions for all replications sets.</text:p>
        </text:list-item>
      </text:list>
      <text:p text:style-name="Text_20_body">For testing purposes, this is sufficient to get a new node working. The configuration may not necessarily reflect what is desired as a final state:</text:p>
      <text:list xml:id="list856357025" text:style-name="L92">
        <text:list-item>
          <text:p text:style-name="P99">Additional communications paths may be desirable in order to have redundancy. </text:p>
        </text:list-item>
        <text:list-item>
          <text:p text:style-name="P99">It is assumed, in the generated scripts, that the new node should support forwarding; that may not be true. </text:p>
        </text:list-item>
        <text:list-item>
          <text:p text:style-name="P99">It may be desirable later, after the subscription process is complete, to revise subscriptions. </text:p>
        </text:list-item>
      </text:list>
      <text:p text:style-name="Standard"/>
      <text:p text:style-name="Standard"/>
      <text:h text:style-name="Heading_20_1" text:outline-level="1"><text:bookmark text:name="PARTITIONING"/>22. Partitioning Support</text:h>
      <text:p text:style-name="Text_20_body"><text:bookmark text:name="AEN4782"/>Slony-I does not directly provide support for the PostgreSQL methodology of partitioning via inheritance, but it does not, by the same token, prevent the Gentle User from using that sort of replication scheme, and then replicating the underlying tables. </text:p>
      <text:p text:style-name="Text_20_body">One of the tests in the <text:a xlink:type="simple" xlink:href="http://slony.info/documentation/1.2/testbed.html">Section 25</text:a>, called <text:span text:style-name="Teletype">testinherit</text:span>, tests that Slony-I behaves as expected to replicate data across partitions. This test creates a master <text:span text:style-name="Teletype">sales_data</text:span> table, from which various children inherit: </text:p>
      <text:list xml:id="list528922008" text:style-name="L93">
        <text:list-item>
          <text:p text:style-name="P100"><text:span text:style-name="Teletype">us_east</text:span></text:p>
        </text:list-item>
        <text:list-item>
          <text:p text:style-name="P100"><text:span text:style-name="Teletype">us_west</text:span></text:p>
        </text:list-item>
        <text:list-item>
          <text:p text:style-name="P100"><text:span text:style-name="Teletype">canada</text:span></text:p>
        </text:list-item>
      </text:list>
      <text:p text:style-name="Text_20_body">The example is somewhat simplistic as it only provides rules to handle initial insertion into the respective partitions; it does not then support allowing tuples to migrate from partition to partition if they are altered via an <text:span text:style-name="Teletype">UPDATE</text:span> statement. On the other hand, unlike with many partitioning cases, this one permits the "parent" table to contain tuples. </text:p>
      <text:p text:style-name="Text_20_body">Things worth observing include:</text:p>
      <text:list xml:id="list639639960" text:style-name="L94">
        <text:list-item>
          <text:p text:style-name="P101">Each partition table must be added to replication individually. </text:p>
        </text:list-item>
        <text:list-item>
          <text:p text:style-name="P101"><text:soft-page-break/>Slony-I is not aware of the relationship between partitions; it simply regards them as a series of individual tables. </text:p>
        </text:list-item>
      </text:list>
      <text:h text:style-name="Heading_20_2" text:outline-level="2"><text:bookmark text:name="AEN4812"/>22.1. Support for Dynamic Partition Addition</text:h>
      <text:p text:style-name="Text_20_body">One common "use case" of replication is to partition large data sets based on time period, whether weekly, monthly, quarterly, or annually, where there is therefore a need to periodically add a new partition. </text:p>
      <text:p text:style-name="Text_20_body">The traditional approach taken to this in Slony-I would be the following: </text:p>
      <text:list xml:id="list1163398125" text:style-name="L95">
        <text:list-item>
          <text:p text:style-name="P102"><text:a xlink:type="simple" xlink:href="http://slony.info/documentation/1.2/stmtddlscript.html">SLONIK EXECUTE SCRIPT</text:a> to add the new partition(s) on each node </text:p>
        </text:list-item>
        <text:list-item>
          <text:p text:style-name="P102"><text:a xlink:type="simple" xlink:href="http://slony.info/documentation/1.2/stmtcreateset.html">SLONIK CREATE SET</text:a> to create a temporary replication set </text:p>
        </text:list-item>
        <text:list-item>
          <text:p text:style-name="P102"><text:a xlink:type="simple" xlink:href="http://slony.info/documentation/1.2/stmtsetaddtable.html">SLONIK SET ADD TABLE</text:a> to add the table(s) to that set </text:p>
        </text:list-item>
        <text:list-item>
          <text:p text:style-name="P102"><text:a xlink:type="simple" xlink:href="http://slony.info/documentation/1.2/stmtsubscribeset.html">SLONIK SUBSCRIBE SET</text:a>, once for each subscriber node, to set up replication of the table on each node </text:p>
        </text:list-item>
        <text:list-item>
          <text:p text:style-name="P102"><text:a xlink:type="simple" xlink:href="http://slony.info/documentation/1.2/stmtmergeset.html">SLONIK MERGE SET</text:a>, once subscriptions are running, to eliminate the temporary set </text:p>
        </text:list-item>
      </text:list>
      <text:p text:style-name="Text_20_body">In view of the fact that we can be certain that a thus-far-unused partition will be empty, we offer an alternative mechanism which evades the need to create extra replication sets and the need to submit multiple <text:a xlink:type="simple" xlink:href="http://slony.info/documentation/1.2/stmtsubscribeset.html">SLONIK SUBSCRIBE SET</text:a> requests. The alternative is as follows; we use <text:a xlink:type="simple" xlink:href="http://slony.info/documentation/1.2/stmtddlscript.html">SLONIK EXECUTE SCRIPT</text:a>, extending the DDL script thus: </text:p>
      <text:list xml:id="list1320353619" text:style-name="L96">
        <text:list-item>
          <text:p text:style-name="P103">Add the new partition(s) on each node </text:p>
        </text:list-item>
        <text:list-item>
          <text:p text:style-name="P103">Run a Slony-I stored function to mark the new partition as being a replicated table </text:p>
          <text:p text:style-name="P103">On the origin node, if the table is found to have tuples in it, the DDL script will be aborted, as the precondition that it be empty has been violated. </text:p>
          <text:p text:style-name="P103">On subscriber nodes, we may safely <text:span text:style-name="Teletype">TRUNCATE</text:span> the new table. </text:p>
        </text:list-item>
      </text:list>
      <text:p text:style-name="Text_20_body">There are several stored functions provided to support this; the Gentle User may use whichever seems preferable. The "base function" is <text:span text:style-name="Source_20_Text">add_empty_table_to_replication()</text:span>; the others provide additional structure and validation of the arguments </text:p>
      <text:list xml:id="list1471324808" text:style-name="L97">
        <text:list-item>
          <text:p text:style-name="P104"><text:span text:style-name="Source_20_Text">add_empty_table_to_replication (set_id, tab_id, nspname, tabname, idxname, comment);</text:span> </text:p>
          <text:p text:style-name="P104">This is the "base" function; you must specify the set ID, table ID, namespace name, table name, index name, and a comment, and this table will be added to replication. </text:p>
          <text:p text:style-name="P104">Note that the index name is optional; if NULL, the function will look up the primary key for the table, assuming one exists, and fail if it does not exist. </text:p>
        </text:list-item>
        <text:list-item>
          <text:p text:style-name="P104"><text:span text:style-name="Source_20_Text">replicate_partition(tab_id, nspname, tabname, idxname, comment); </text:span></text:p>
          <text:p text:style-name="P104">If it is known that the table to be replicated inherits from a replicated parent table, then this function can draw set and origin information from that parent table. </text:p>
        </text:list-item>
      </text:list>
      <text:p text:style-name="Quotations"><text:span text:style-name="T2">Note: </text:span>As has been observed previously, Slony-I is unaware that tables are partitioned. Therefore, this approach may also be used with confidence to add any table to replication that is known to be empty. </text:p>
      <text:p text:style-name="Standard"/>
      <text:h text:style-name="P194" text:outline-level="1"><text:bookmark text:name="SLONYUPGRADE"/>23. Slony-I Upgrade</text:h>
      <text:p text:style-name="Text_20_body"><text:bookmark text:name="AEN4866"/>When upgrading Slony-I, the installation on all nodes in a cluster must be upgraded at once, using the <text:a xlink:type="simple" xlink:href="http://slony.info/documentation/1.2/slonik.html">slonik</text:a> command <text:a xlink:type="simple" xlink:href="http://slony.info/documentation/1.2/stmtupdatefunctions.html">SLONIK UPDATE FUNCTIONS</text:a>.</text:p>
      <text:p text:style-name="Text_20_body">While this requires temporarily stopping replication, it does not forcibly require an outage for applications that submit updates. </text:p>
      <text:p text:style-name="Text_20_body">The proper upgrade procedure is thus:</text:p>
      <text:list xml:id="list1519613623" text:style-name="L98">
        <text:list-item>
          <text:p text:style-name="P105">Stop the <text:a xlink:type="simple" xlink:href="http://slony.info/documentation/1.2/slon.html">slon</text:a> processes on all nodes. (<text:span text:style-name="T1">e.g.</text:span> - old version of <text:a xlink:type="simple" xlink:href="http://slony.info/documentation/1.2/slon.html">slon</text:a>)</text:p>
        </text:list-item>
        <text:list-item>
          <text:p text:style-name="P105">Install the new version of <text:a xlink:type="simple" xlink:href="http://slony.info/documentation/1.2/slon.html">slon</text:a> software on all nodes.</text:p>
        </text:list-item>
        <text:list-item>
          <text:p text:style-name="P105">Execute a <text:a xlink:type="simple" xlink:href="http://slony.info/documentation/1.2/slonik.html">slonik</text:a> script containing the command <text:span text:style-name="Teletype">update functions (id = [whatever]);</text:span> for each node in the cluster.</text:p>
          <text:p text:style-name="P6"><text:span text:style-name="T2">Note: </text:span>Remember that your slonik upgrade script like all other slonik scripts must contain the proper preamble commands to function.</text:p>
        </text:list-item>
        <text:list-item>
          <text:p text:style-name="P105">Start all slons. </text:p>
        </text:list-item>
      </text:list>
      <text:p text:style-name="Text_20_body">The overall operation is relatively safe: If there is any mismatch between component versions, the <text:a xlink:type="simple" xlink:href="http://slony.info/documentation/1.2/slon.html">slon</text:a> will refuse to start up, which provides protection against corruption. </text:p>
      <text:p text:style-name="Text_20_body">You need to be sure that the C library containing SPI trigger functions has been copied into place in the PostgreSQL build. There are multiple possible approaches to this:</text:p>
      <text:p text:style-name="Text_20_body">The trickiest part of this is ensuring that the C library containing SPI functions is copied into place in the PostgreSQL build; the easiest and safest way to handle this is to have two separate PostgreSQL builds, one for each Slony-I version, where the postmaster is shut down and then restarted against the "new" build; that approach requires a brief database outage on each node.</text:p>
      <text:p text:style-name="Text_20_body">While that approach has been found to be easier and safer, nothing prevents one from carefully copying Slony-I components for the new version into place to overwrite the old version as the "install" step. That might <text:span text:style-name="T1">not</text:span> work on Windows™ if it locks library files that are in use.</text:p>
      <text:p text:style-name="P154">Run <text:span text:style-name="Teletype">make install</text:span> to install new Slony-I components on top of the old</text:p>
      <text:p text:style-name="P157">If you build Slony-I on the same system on which it is to be deployed, and build from sources, overwriting the old with the new is as easy as <text:span text:style-name="Teletype">make install</text:span>. There is no need to restart a database backend; just to stop <text:a xlink:type="simple" xlink:href="http://slony.info/documentation/1.2/slon.html">slon</text:a> processes, run the <text:span text:style-name="Teletype">UPDATE FUNCTIONS</text:span> script, and start new <text:a xlink:type="simple" xlink:href="http://slony.info/documentation/1.2/slon.html">slon</text:a> processes.</text:p>
      <text:p text:style-name="P157">Unfortunately, this approach requires having a build environment on the same host as the deployment. That may not be consistent with efforts to use common PostgreSQL and Slony-I binaries across a set of nodes. </text:p>
      <text:p text:style-name="P154">Create a new PostgreSQL and Slony-I build</text:p>
      <text:p text:style-name="P157">With this approach, the old PostgreSQL build with old Slony-I components persists after switching to a new PostgreSQL build with new Slony-I components. In order to switch to the new Slony-I build, you need to restart the PostgreSQL <text:span text:style-name="Teletype">postmaster</text:span>, therefore interrupting applications, in order to get it to be aware of the location of the new components. </text:p>
      <text:h text:style-name="Heading_20_2" text:outline-level="2"><text:bookmark text:name="AEN4934"/><text:soft-page-break/>23.1. TABLE ADD KEY issue in Slony-I 2.0</text:h>
      <text:p text:style-name="Text_20_body">Usually, upgrades between Slony-I versions have required no special attention to the condition of the existing replica. That is, you fairly much merely need to stop <text:a xlink:type="simple" xlink:href="http://slony.info/documentation/1.2/slon.html">slon</text:a>s, put new binaries in place, run <text:a xlink:type="simple" xlink:href="http://slony.info/documentation/1.2/stmtupdatefunctions.html">SLONIK UPDATE FUNCTIONS</text:a> against each node, and restart <text:a xlink:type="simple" xlink:href="http://slony.info/documentation/1.2/slon.html">slon</text:a>s. Schema changes have been internal to the cluster schema, and <text:a xlink:type="simple" xlink:href="http://slony.info/documentation/1.2/stmtupdatefunctions.html">SLONIK UPDATE FUNCTIONS</text:a> has been capable to make all of the needed alterations. With version 2, this changes, if there are tables that used <text:a xlink:type="simple" xlink:href="http://slony.info/documentation/1.2/stmttableaddkey.html">SLONIK TABLE ADD KEY</text:a>. Version 2 does not support the "extra" column, and "fixing" the schema to have a proper primary key is not within the scope of what <text:a xlink:type="simple" xlink:href="http://slony.info/documentation/1.2/stmtupdatefunctions.html">SLONIK UPDATE FUNCTIONS</text:a> can perform. </text:p>
      <text:p text:style-name="Text_20_body">When upgrading from versions 1.0.x, 1.1.x, or 1.2.x to version 2, it will be necessary to have already eliminated any such Slony-I-managed primary keys. </text:p>
      <text:p text:style-name="Text_20_body">One may identify the tables affected via the following SQL query: <text:span text:style-name="Teletype">select n.nspname, c.relname from pg_class c, pg_namespace n where c.oid in (select attrelid from pg_attribute where attname like '_Slony-I_%rowID' and not attisdropped) and reltype &lt;&gt; 0 and n.oid = c.relnamespace order by n.nspname, c.relname; </text:span></text:p>
      <text:p text:style-name="Text_20_body">The simplest approach that may be taken to rectify the "broken" state of such tables is as follows: </text:p>
      <text:list xml:id="list1342599484" text:style-name="L99">
        <text:list-item>
          <text:p text:style-name="P106">Drop the table from replication using the <text:a xlink:type="simple" xlink:href="http://slony.info/documentation/1.2/slonik.html">slonik</text:a> command <text:a xlink:type="simple" xlink:href="http://slony.info/documentation/1.2/stmtsetdroptable.html">SLONIK SET DROP TABLE</text:a>. </text:p>
          <text:p text:style-name="P106">This does <text:span text:style-name="T1">not</text:span> drop out the Slony-I-generated column. </text:p>
        </text:list-item>
        <text:list-item>
          <text:p text:style-name="P106">On each node, run an SQL script to alter the table, dropping the extra column.</text:p>
          <text:p text:style-name="P106"><text:span text:style-name="Teletype">alter table whatever drop column "_Slony-I_cluster-rowID";</text:span> </text:p>
          <text:p text:style-name="P106">This needs to be run individually against each node. Depending on your preferences, you might wish to use <text:a xlink:type="simple" xlink:href="http://slony.info/documentation/1.2/stmtddlscript.html">SLONIK EXECUTE SCRIPT</text:a> to do this. </text:p>
          <text:p text:style-name="P106">If the table is a heavily updated one, it is worth observing that this alteration will require acquiring an exclusive lock on the table. It will not hold this lock for terribly long; dropping the column should be quite a rapid operation as all it does internally is to mark the column as being dropped; it <text:span text:style-name="T1">does not</text:span> require rewriting the entire contents of the table. Tuples that have values in that column will continue to have that value; new tuples will leave it NULL, and queries will ignore the column. Space for those columns will get reclaimed as tuples get updated. </text:p>
          <text:p text:style-name="P106">Note that at this point in the process, this table is not being replicated. If a failure takes place, replication is not, at this point, providing protection on this table. This is unfortunate but unavoidable. </text:p>
        </text:list-item>
        <text:list-item>
          <text:p text:style-name="P106">Make sure the table has a legitimate candidate for primary key, some set of NOT NULL, UNIQUE columns. </text:p>
          <text:p text:style-name="P106">The possible variations to this are the reason that the developers have made no effort to try to assist automation of this.</text:p>
        </text:list-item>
      </text:list>
      <text:list xml:id="list1455287982" text:style-name="L100">
        <text:list-item>
          <text:p text:style-name="P107">If the table is a small one, it may be perfectly reasonable to do alterations (note that they must be applied to <text:span text:style-name="T1">every node</text:span>!) to add a new column, assign it via a new sequence, and then declare it to be a primary key. </text:p>
          <text:p text:style-name="P107">If there are only a few tuples, this should take a fraction of a second, and, with luck, be unnoticeable to a running application. </text:p>
          <text:p text:style-name="P107">Even if the table is fairly large, if it is not frequently accessed by the application, the locking of the table that takes place when you run <text:span text:style-name="Teletype">ALTER TABLE</text:span> may not cause much <text:soft-page-break/>inconvenience. </text:p>
        </text:list-item>
        <text:list-item>
          <text:p text:style-name="P107">If the table is a large one, and is vital to and heavily accessed by the application, then it may be necessary to take an application outage in order to accomplish the alterations, leaving you necessarily somewhat vulnerable until the process is complete. </text:p>
          <text:p text:style-name="P107">If it is troublesome to take outages, then the upgrade to Slony-I version 2 may take some planning... </text:p>
        </text:list-item>
      </text:list>
      <text:list xml:id="list1258028227" text:style-name="L101">
        <text:list-item>
          <text:p text:style-name="P108">Create a new replication set (<text:a xlink:type="simple" xlink:href="http://slony.info/documentation/1.2/stmtcreateset.html">SLONIK CREATE SET</text:a>) and re-add the table to that set (<text:a xlink:type="simple" xlink:href="http://slony.info/documentation/1.2/stmtsetaddtable.html">SLONIK SET ADD TABLE</text:a>). </text:p>
          <text:p text:style-name="P108">If there are multiple tables, they may be handled via a single replication set.</text:p>
        </text:list-item>
        <text:list-item>
          <text:p text:style-name="P108">Subscribe the set (<text:a xlink:type="simple" xlink:href="http://slony.info/documentation/1.2/stmtsubscribeset.html">SLONIK SUBSCRIBE SET</text:a>) on all the nodes desired. </text:p>
        </text:list-item>
        <text:list-item>
          <text:p text:style-name="P108">Once subscriptions are complete, merge the set(s) in, if desired (<text:a xlink:type="simple" xlink:href="http://slony.info/documentation/1.2/stmtmergeset.html">SLONIK MERGE SET</text:a>). </text:p>
        </text:list-item>
      </text:list>
      <text:p text:style-name="Text_20_body">This approach should be fine for tables that are relatively small, or infrequently used. If, on the other hand, the table is large and heavily used, another approach may prove necessary, namely to create your own sequence, and "promote" the formerly Slony-I-generated column into a "real" column in your database schema. An outline of the steps is as follows: </text:p>
      <text:list xml:id="list1070501682" text:style-name="L102">
        <text:list-item>
          <text:p text:style-name="P109">Add a sequence that assigns values to the column. </text:p>
          <text:p text:style-name="P109">Setup steps will include SQL <text:span text:style-name="Teletype">CREATE SEQUENCE</text:span>, SQL <text:span text:style-name="Teletype">SELECT SETVAL()</text:span> (to set the value of the sequence high enough to reflect values used in the table), Slonik <text:a xlink:type="simple" xlink:href="http://slony.info/documentation/1.2/stmtcreateset.html">SLONIK CREATE SET</text:a> (to create a set to assign the sequence to), Slonik <text:a xlink:type="simple" xlink:href="http://slony.info/documentation/1.2/stmtsetaddsequence.html">SLONIK SET ADD SEQUENCE</text:a> (to assign the sequence to the set), Slonik <text:a xlink:type="simple" xlink:href="http://slony.info/documentation/1.2/stmtsubscribeset.html">SLONIK SUBSCRIBE SET</text:a> (to set up subscriptions to the new set)</text:p>
        </text:list-item>
        <text:list-item>
          <text:p text:style-name="P109">Attach the sequence to the column on the table. </text:p>
          <text:p text:style-name="P109">This involves <text:span text:style-name="Teletype">ALTER TABLE ALTER COLUMN</text:span>, which must be submitted via the Slonik command <text:a xlink:type="simple" xlink:href="http://slony.info/documentation/1.2/stmtddlscript.html">SLONIK EXECUTE SCRIPT</text:a>. </text:p>
        </text:list-item>
        <text:list-item>
          <text:p text:style-name="P109">Rename the column <text:span text:style-name="Teletype">_Slony-I_@CLUSTERNAME@_rowID</text:span> so that Slony-I won't consider it to be under its control.</text:p>
          <text:p text:style-name="P109">This involves <text:span text:style-name="Teletype">ALTER TABLE ALTER COLUMN</text:span>, which must be submitted via the Slonik command <text:a xlink:type="simple" xlink:href="http://slony.info/documentation/1.2/stmtddlscript.html">SLONIK EXECUTE SCRIPT</text:a>. </text:p>
          <text:p text:style-name="P109">Note that these two alterations might be accomplished via the same <text:a xlink:type="simple" xlink:href="http://slony.info/documentation/1.2/stmtddlscript.html">SLONIK EXECUTE SCRIPT</text:a> request. </text:p>
        </text:list-item>
      </text:list>
      <text:h text:style-name="Heading_20_2" text:outline-level="2"><text:bookmark text:name="AEN5023"/>23.2. New Trigger Handling in Slony-I Version 2</text:h>
      <text:p text:style-name="Text_20_body">One of the major changes to Slony-I is that enabling/disabling of triggers and rules now takes place as plain SQL, supported by PostgreSQL 8.3+, rather than via "hacking" on the system catalog. </text:p>
      <text:p text:style-name="Text_20_body">As a result, Slony-I users should be aware of the PostgreSQL syntax for <text:span text:style-name="Teletype">ALTER TABLE</text:span>, as that is how they can accomplish what was formerly accomplished via <text:a xlink:type="simple" xlink:href="http://slony.info/documentation/1.2/stmtstoretrigger.html">SLONIK STORE TRIGGER</text:a> and <text:a xlink:type="simple" xlink:href="http://slony.info/documentation/1.2/stmtdroptrigger.html">SLONIK DROP TRIGGER</text:a>. </text:p>
      <text:p text:style-name="Standard"/>
      <text:h text:style-name="P194" text:outline-level="1"><text:bookmark text:name="VERSIONUPGRADE"/>24. Using Slony-I for PostgreSQL Upgrades</text:h>
      <text:p text:style-name="Text_20_body"><text:bookmark text:name="AEN5040"/>A number of people have found Slony-I useful for helping perform upgrades between major PostgreSQL releases ( <text:span text:style-name="T1">e.g.</text:span> which mandates running initdb to create a new database instance) without requiring a substantial downtime.</text:p>
      <text:p text:style-name="Text_20_body">The "simple" way that one might imagine doing such an upgrade would involve running pg_dump on the database running the older version, and then submit the results into a psql session connected to a database instance running the newer version. Unfortunately, the time consumed from start to end, for this approach, may be prohibitive. For a database containing 40GB of data with numerous indices, the process required involves: </text:p>
      <text:list xml:id="list1485650569" text:style-name="L103">
        <text:list-item>
          <text:p text:style-name="P110">Stop all applications that might modify the data</text:p>
        </text:list-item>
        <text:list-item>
          <text:p text:style-name="P110">Start the pg_dump, and load that into the new database</text:p>
        </text:list-item>
        <text:list-item>
          <text:p text:style-name="P110">Wait 40 hours for the dump/load to complete</text:p>
        </text:list-item>
        <text:list-item>
          <text:p text:style-name="P110">Point "write" applications to the new database</text:p>
        </text:list-item>
      </text:list>
      <text:p text:style-name="Text_20_body">And note that this approach led to a 40 hour outage.</text:p>
      <text:p text:style-name="Text_20_body">Slony-I offers an opportunity to replace that long outage with one as little as a few seconds long. The approach required is to create a Slony-I replica in the new version. It is possible that it may take considerably longer than 40h to create that replica, however, establishing that replica requires no outage, and once it's there, it can be kept very nearly up to date.</text:p>
      <text:p text:style-name="Text_20_body">When it comes time to switch over to the new database, the portion of the procedure that requires an application "outage" is a lot less time consuming: </text:p>
      <text:list xml:id="list1551331833" text:style-name="L104">
        <text:list-item>
          <text:p text:style-name="P111">Stop all applications that might modify the data</text:p>
        </text:list-item>
        <text:list-item>
          <text:p text:style-name="P111">Lock the set against client application updates using <text:a xlink:type="simple" xlink:href="http://slony.info/documentation/1.2/stmtlockset.html">SLONIK LOCK SET</text:a></text:p>
        </text:list-item>
        <text:list-item>
          <text:p text:style-name="P111">Submit the Slonik command <text:a xlink:type="simple" xlink:href="http://slony.info/documentation/1.2/stmtmoveset.html">SLONIK MOVE SET</text:a> to shift the origin from the old database to the new one</text:p>
        </text:list-item>
        <text:list-item>
          <text:p text:style-name="P111">Point the applications to the new database</text:p>
        </text:list-item>
      </text:list>
      <text:p text:style-name="Text_20_body">This procedure should only need to take a very short time, likely based more on how much time is required to reconfigure your applications than anything else. If you can automate all of these steps, the outage may conceivably be a second or less. If manual handling is necessary, then it is likely to take somewhere between a few seconds and a few minutes.</text:p>
      <text:p text:style-name="Text_20_body">Note that after the origin has been shifted, updates are replicated back into the <text:span text:style-name="T1">old</text:span> database. If you discover that due to some unforeseen, untested condition, your application is somehow unhappy connecting to the new database, you may readily use <text:a xlink:type="simple" xlink:href="http://slony.info/documentation/1.2/stmtmoveset.html">SLONIK MOVE SET</text:a> again to reverse the process to shift the origin back to the old database.</text:p>
      <text:p text:style-name="Text_20_body">If you consider it particularly vital to be able to shift back to the old database in its state at the time of the changeover, so as to be able to outright roll back the whole change, and would like as well the ability to shift back to the old version (with any updates since the changeover), the following steps would accomplish that: </text:p>
      <text:list xml:id="list1010357309" text:style-name="L105">
        <text:list-item>
          <text:p text:style-name="P112">Prepare <text:span text:style-name="T1">two </text:span>Slony-I replicas of the database: </text:p>
          <text:list>
            <text:list-item>
              <text:p text:style-name="P112">One running the new version of PostgreSQL</text:p>
            </text:list-item>
            <text:list-item>
              <text:p text:style-name="P112">One running the old version of PostgreSQL</text:p>
            </text:list-item>
          </text:list>
          <text:p text:style-name="P112">Thus, you have <text:span text:style-name="T1">three</text:span> nodes, one running the new version of PostgreSQL, and the other two <text:soft-page-break/>the old version.</text:p>
          <text:p text:style-name="P112">Note that this imposes a need to have Slony-I built against <text:span text:style-name="T1">both</text:span> databases (<text:span text:style-name="T1">e.g.</text:span> - at the very least, the binaries for the stored procedures need to have been compiled against both versions of PostgreSQL). </text:p>
        </text:list-item>
        <text:list-item>
          <text:p text:style-name="P112">Once they are roughly "in sync", stop all applications that might modify the data</text:p>
        </text:list-item>
        <text:list-item>
          <text:p text:style-name="P112">Allow them to get in sync, then <text:span text:style-name="Teletype">stop</text:span> the slon daemon that has been feeding the subscriber running the old version of PostgreSQL</text:p>
          <text:p text:style-name="P112">You may want to use <text:a xlink:type="simple" xlink:href="http://slony.info/documentation/1.2/stmtuninstallnode.html">SLONIK UNINSTALL NODE</text:a> to decommission this node, making it into a standalone database, or merely kill the slon, depending on how permanent you want this all to be.</text:p>
        </text:list-item>
        <text:list-item>
          <text:p text:style-name="P112">Then use <text:a xlink:type="simple" xlink:href="http://slony.info/documentation/1.2/stmtmoveset.html">SLONIK MOVE SET</text:a> to shift the origin, as before.</text:p>
        </text:list-item>
      </text:list>
      <text:p text:style-name="Text_20_body">Supposing a "small" disaster strikes, you might recover back to the node running the old database that has been seeing updates come through; if you run into larger problems, you would have to abandon the two nodes and go to the one which had been shut off.</text:p>
      <text:p text:style-name="Text_20_body">This isn't to say that it is routine to have the sorts of problems that would mandate such a "paranoid" procedure; people worried about process risk assessments can be reassured if you have choices like this. </text:p>
      <text:p text:style-name="Quotations"><text:span text:style-name="T2">Note: </text:span>Slony-I does not support versions of PostgreSQL older than 7.3.3 because it needs namespace support that did not solidify until that time. Rod Taylor "hacked up" a version of Slony-I to work on 7.2 by allowing the Slony-I objects to live in the global schema. He found it pretty fiddly, and that some queries weren't very efficient (the PostgreSQL query optimizer has improved <text:span text:style-name="T1">considerably</text:span> since 7.2), but that this was more workable for him than other replication systems such as eRServer. PostgreSQL 7.2 will <text:span text:style-name="T1">never</text:span> be supported by any official Slony-I release.</text:p>
      <text:h text:style-name="Heading_20_2" text:outline-level="2"><text:bookmark text:name="AEN5137"/>24.1. Example: Upgrading a single database with no existing replication</text:h>
      <text:p text:style-name="Text_20_body">This example shows names, IP addresses, ports, etc to describe in detail what is going on</text:p>
      <text:h text:style-name="Heading_20_3" text:outline-level="3"><text:bookmark text:name="AEN5140"/>24.1.1. The Environment</text:h>
      <text:p text:style-name="Preformatted_20_Text"><text:s text:c="16"/>Database machine:</text:p>
      <text:p text:style-name="Preformatted_20_Text"><text:s text:c="24"/>name = rome </text:p>
      <text:p text:style-name="Preformatted_20_Text"><text:s text:c="24"/>ip = 192.168.1.23</text:p>
      <text:p text:style-name="Preformatted_20_Text"><text:s text:c="24"/>OS: Ubuntu 6.06 LTS</text:p>
      <text:p text:style-name="Preformatted_20_Text"><text:s text:c="24"/>postgres user = postgres, group postgres</text:p>
      <text:p text:style-name="Preformatted_20_Text"><text:s text:c="24"/></text:p>
      <text:p text:style-name="Preformatted_20_Text"><text:s text:c="16"/>Current PostgreSQL </text:p>
      <text:p text:style-name="Preformatted_20_Text"><text:s text:c="24"/>Version = 8.2.3 </text:p>
      <text:p text:style-name="Preformatted_20_Text"><text:s text:c="24"/>Port 5432</text:p>
      <text:p text:style-name="Preformatted_20_Text"><text:s text:c="24"/>Installed at: /data/pgsql-8.2.3</text:p>
      <text:p text:style-name="Preformatted_20_Text"><text:s text:c="24"/>Data directory: /data/pgsql-8.2.3/data</text:p>
      <text:p text:style-name="Preformatted_20_Text"><text:s text:c="24"/>Database to be moved: mydb</text:p>
      <text:p text:style-name="Preformatted_20_Text"><text:s text:c="24"/></text:p>
      <text:p text:style-name="Preformatted_20_Text"><text:s text:c="16"/>New PostgreSQL installation</text:p>
      <text:p text:style-name="Preformatted_20_Text"><text:s text:c="24"/>Version = 8.3.3</text:p>
      <text:p text:style-name="Preformatted_20_Text"><text:s text:c="24"/>Port 5433</text:p>
      <text:p text:style-name="Preformatted_20_Text"><text:s text:c="24"/>Installed at: /data/pgsql-8.3.3</text:p>
      <text:p text:style-name="Preformatted_20_Text"><text:s text:c="24"/>Data directory: /data/pgsql-8.3.3/data</text:p>
      <text:p text:style-name="Preformatted_20_Text"><text:soft-page-break/><text:s text:c="24"/></text:p>
      <text:p text:style-name="Preformatted_20_Text"><text:s text:c="16"/>Slony Version to be used = 1.2.14</text:p>
      <text:p text:style-name="P173"><text:s text:c="4"/></text:p>
      <text:h text:style-name="Heading_20_3" text:outline-level="3"><text:bookmark text:name="AEN5143"/>24.1.2. Installing Slony-I</text:h>
      <text:p text:style-name="Text_20_body">How to install Slony-I is covered quite well in other parts of the documentation (<text:a xlink:type="simple" xlink:href="http://slony.info/documentation/1.2/installation.html">Section 4</text:a>); we will just provide a quick guide here.</text:p>
      <text:p text:style-name="Preformatted_20_Text"><text:s text:c="7"/>wget http://main.slony.info/downloads/1.2/source/slony1-1.2.14.tar.bz2</text:p>
      <text:p text:style-name="P173"><text:s text:c="6"/></text:p>
      <text:p text:style-name="Text_20_body">Unpack and build as root with</text:p>
      <text:p text:style-name="Preformatted_20_Text"><text:s text:c="16"/>tar xjf slony1-1.2.14.tar.bz2</text:p>
      <text:p text:style-name="Preformatted_20_Text"><text:s text:c="16"/>cd slony1-1.2.14</text:p>
      <text:p text:style-name="Preformatted_20_Text"><text:s text:c="16"/>./configure --prefix=/data/pgsql-8.2.3 --with-perltools=/data/pgsql-8.2.3/slony --with-pgconfigdir=/data/pgsql-8.2.3/bin</text:p>
      <text:p text:style-name="Preformatted_20_Text"><text:s text:c="16"/>make clean</text:p>
      <text:p text:style-name="Preformatted_20_Text"><text:s text:c="16"/>make</text:p>
      <text:p text:style-name="Preformatted_20_Text"><text:s text:c="16"/>make install</text:p>
      <text:p text:style-name="Preformatted_20_Text"><text:s text:c="16"/>chown -R postgres:postgres /data/pgsq-8.2.3 </text:p>
      <text:p text:style-name="Preformatted_20_Text"><text:s text:c="16"/>mkdir /var/log/slony</text:p>
      <text:p text:style-name="Preformatted_20_Text"><text:s text:c="16"/>chown -R postgres:postgres /var/log/slony</text:p>
      <text:p text:style-name="P173"><text:s text:c="6"/></text:p>
      <text:p text:style-name="Text_20_body">Then repeat this for the 8.3.3 build. A very important step is the <text:span text:style-name="Teletype">make clean</text:span>; it is not so important the first time, but when building the second time, it is essential to clean out the old binaries, otherwise the binaries will not match the PostgreSQL 8.3.3 build with the result that Slony-I will not work there. </text:p>
      <text:h text:style-name="Heading_20_3" text:outline-level="3"><text:bookmark text:name="AEN5156"/>24.1.3. Creating the slon_tools.conf</text:h>
      <text:p text:style-name="Text_20_body">The slon_tools.conf is <text:span text:style-name="T1">the</text:span> configuration file. It contain all all the configuration information such as: </text:p>
      <text:list xml:id="list852551767" text:style-name="L106">
        <text:list-item>
          <text:p text:style-name="P113">All the nodes and their details (IPs, ports, db, user, password)</text:p>
        </text:list-item>
        <text:list-item>
          <text:p text:style-name="P113">All the tables to be replicated</text:p>
        </text:list-item>
        <text:list-item>
          <text:p text:style-name="P113">All the sequences to be replicated</text:p>
        </text:list-item>
        <text:list-item>
          <text:p text:style-name="P113">How the tables and sequences are arranged in sets</text:p>
        </text:list-item>
      </text:list>
      <text:p text:style-name="Text_20_body">Make a copy of <text:span text:style-name="Teletype">/data/pgsql-8.2.3/etc/slon_tools.conf-sample</text:span> to <text:span text:style-name="Teletype">slon_tools.conf</text:span> and open it. The comments in this file are fairly self explanatory. Since this is a one time replication you will generally not need to split into multiple sets. On a production machine running with 500 tables and 100 sequences, putting them all in a single set has worked fine.</text:p>
      <text:list xml:id="list106923119" text:style-name="L107">
        <text:list-item>
          <text:p text:style-name="P114">In our case we only need 2 nodes so delete the <text:span text:style-name="Teletype">add_node</text:span> for 3 and 4.</text:p>
        </text:list-item>
        <text:list-item>
          <text:p text:style-name="P114"><text:span text:style-name="Teletype">pkeyedtables</text:span> entry need to be updated with your tables that have a primary key. If your tables are spread across multiple schemas, then you need to qualify the table name with the schema (schema.tablename)</text:p>
        </text:list-item>
        <text:list-item>
          <text:p text:style-name="P114"><text:span text:style-name="Teletype">keyedtables</text:span> entries need to be updated with any tables that match the comment (with good schema design, there should not be any). </text:p>
        </text:list-item>
        <text:list-item>
          <text:p text:style-name="P114"><text:span text:style-name="Teletype">serialtables</text:span> (if you have any; as it says, it is wise to avoid this).</text:p>
        </text:list-item>
        <text:list-item>
          <text:p text:style-name="P114"><text:span text:style-name="Teletype">sequences</text:span> needs to be updated with your sequences. </text:p>
        </text:list-item>
        <text:list-item>
          <text:p text:style-name="P114"><text:soft-page-break/>Remove the whole set2 entry (as we are only using set1)</text:p>
        </text:list-item>
      </text:list>
      <text:p text:style-name="Text_20_body">This is what it look like with all comments stripped out: </text:p>
      <text:p text:style-name="Preformatted_20_Text">$CLUSTER_NAME = 'replication';</text:p>
      <text:p text:style-name="Preformatted_20_Text">$LOGDIR = '/var/log/slony';</text:p>
      <text:p text:style-name="Preformatted_20_Text">$MASTERNODE = 1;</text:p>
      <text:p text:style-name="Preformatted_20_Text"/>
      <text:p text:style-name="Preformatted_20_Text"><text:s text:c="4"/>add_node(node <text:s text:c="4"/>=&gt; 1,</text:p>
      <text:p text:style-name="Preformatted_20_Text"><text:s text:c="13"/>host <text:s text:c="4"/>=&gt; 'rome',</text:p>
      <text:p text:style-name="Preformatted_20_Text"><text:s text:c="13"/>dbname <text:s text:c="2"/>=&gt; 'mydb',</text:p>
      <text:p text:style-name="Preformatted_20_Text"><text:s text:c="13"/>port <text:s text:c="4"/>=&gt; 5432,</text:p>
      <text:p text:style-name="Preformatted_20_Text"><text:s text:c="13"/>user <text:s text:c="4"/>=&gt; 'postgres',</text:p>
      <text:p text:style-name="Preformatted_20_Text"><text:s text:c="9"/>password =&gt; '');</text:p>
      <text:p text:style-name="Preformatted_20_Text"/>
      <text:p text:style-name="Preformatted_20_Text"><text:s text:c="4"/>add_node(node <text:s text:c="4"/>=&gt; 2,</text:p>
      <text:p text:style-name="Preformatted_20_Text"><text:s text:c="13"/>host <text:s text:c="4"/>=&gt; 'rome',</text:p>
      <text:p text:style-name="Preformatted_20_Text"><text:s text:c="13"/>dbname <text:s text:c="2"/>=&gt; 'mydb',</text:p>
      <text:p text:style-name="Preformatted_20_Text"><text:s text:c="13"/>port <text:s text:c="4"/>=&gt; 5433,</text:p>
      <text:p text:style-name="Preformatted_20_Text"><text:s text:c="13"/>user <text:s text:c="4"/>=&gt; 'postgres',</text:p>
      <text:p text:style-name="Preformatted_20_Text"><text:s text:c="9"/>password =&gt; '');</text:p>
      <text:p text:style-name="Preformatted_20_Text"/>
      <text:p text:style-name="Preformatted_20_Text">$SLONY_SETS = {</text:p>
      <text:p text:style-name="Preformatted_20_Text"><text:s text:c="4"/>"set1" =&gt; {</text:p>
      <text:p text:style-name="Preformatted_20_Text"><text:s text:c="8"/>"set_id" =&gt; 1,</text:p>
      <text:p text:style-name="Preformatted_20_Text"><text:s text:c="8"/>"table_id" <text:s text:c="3"/>=&gt; 1,</text:p>
      <text:p text:style-name="Preformatted_20_Text"><text:s text:c="8"/>"sequence_id" =&gt; 1,</text:p>
      <text:p text:style-name="Preformatted_20_Text"><text:s text:c="8"/>"pkeyedtables" =&gt; [</text:p>
      <text:p text:style-name="Preformatted_20_Text"><text:s text:c="27"/>'mytable1',</text:p>
      <text:p text:style-name="Preformatted_20_Text"><text:s text:c="27"/>'mytable2',</text:p>
      <text:p text:style-name="Preformatted_20_Text"><text:s text:c="27"/>'otherschema.mytable3',</text:p>
      <text:p text:style-name="Preformatted_20_Text"><text:s text:c="27"/>'otherschema.mytable4',</text:p>
      <text:p text:style-name="Preformatted_20_Text"><text:s text:c="27"/>'otherschema.mytable5',</text:p>
      <text:p text:style-name="Preformatted_20_Text"><text:s text:c="27"/>'mytable6',</text:p>
      <text:p text:style-name="Preformatted_20_Text"><text:s text:c="27"/>'mytable7',</text:p>
      <text:p text:style-name="Preformatted_20_Text"><text:s text:c="27"/>'mytable8',</text:p>
      <text:p text:style-name="Preformatted_20_Text"><text:s text:c="27"/>],</text:p>
      <text:p text:style-name="Preformatted_20_Text"/>
      <text:p text:style-name="Preformatted_20_Text"><text:s text:c="16"/>"sequences" =&gt; [</text:p>
      <text:p text:style-name="Preformatted_20_Text"><text:s text:c="27"/>'mytable1_sequence1',</text:p>
      <text:p text:style-name="Preformatted_20_Text"><text:s text:c="27"/>'mytable1_sequence2',</text:p>
      <text:p text:style-name="Preformatted_20_Text"><text:s text:c="27"/>'otherschema.mytable3_sequence1',</text:p>
      <text:p text:style-name="Preformatted_20_Text"><text:s text:c="27"/>'mytable6_sequence1',</text:p>
      <text:p text:style-name="Preformatted_20_Text"><text:s text:c="27"/>'mytable7_sequence1',</text:p>
      <text:p text:style-name="Preformatted_20_Text"><text:s text:c="27"/>'mytable7_sequence2',</text:p>
      <text:p text:style-name="Preformatted_20_Text"><text:s text:c="24"/>],</text:p>
      <text:p text:style-name="Preformatted_20_Text"><text:s text:c="4"/>},</text:p>
      <text:p text:style-name="Preformatted_20_Text"/>
      <text:p text:style-name="Preformatted_20_Text">};</text:p>
      <text:p text:style-name="Preformatted_20_Text"/>
      <text:p text:style-name="Preformatted_20_Text">1;</text:p>
      <text:p text:style-name="P173"><text:s text:c="6"/></text:p>
      <text:p text:style-name="Text_20_body">As can be seen this database is pretty small with only 8 tables and 6 sequences. Now copy your <text:span text:style-name="Teletype">slon_tools.conf</text:span> into <text:span text:style-name="Teletype">/data/pgsql-8.2.3/etc/</text:span> and <text:span text:style-name="Teletype">/data/pgsql-8.3.3/etc/</text:span> </text:p>
      <text:h text:style-name="Heading_20_3" text:outline-level="3"><text:bookmark text:name="AEN5197"/>24.1.4. Preparing the new PostgreSQL instance</text:h>
      <text:p text:style-name="Text_20_body">You now have a fresh second instance of PostgreSQL running on port 5433 on the same machine. Now is time to prepare to receive Slony-I replication data.</text:p>
      <text:list xml:id="list547829554" text:style-name="L108">
        <text:list-item>
          <text:p text:style-name="P115">Slony does not replicate roles, so first create all the users on the new instance so it is <text:soft-page-break/>identical in terms of roles/groups</text:p>
        </text:list-item>
        <text:list-item>
          <text:p text:style-name="P115">Create your db in the same encoding as original db, in my case UTF8 <text:span text:style-name="Teletype">/data/pgsql-8.3.3/bin/createdb -E UNICODE -p5433 mydb</text:span> </text:p>
        </text:list-item>
        <text:list-item>
          <text:p text:style-name="P115">Slony-I replicates data, not schemas, so take a dump of your schema <text:span text:style-name="Teletype">/data/pgsql-8.2.3/bin/pg_dump -s mydb &gt; /tmp/mydb.schema</text:span> and then import it on the new instance. <text:span text:style-name="Teletype">cat /tmp/mydb.schema | /data/pgsql-8.3.3/bin/psql -p5433 mydb</text:span> </text:p>
        </text:list-item>
      </text:list>
      <text:p text:style-name="Text_20_body">The new database is now ready to start receiving replication data</text:p>
      <text:h text:style-name="Heading_20_3" text:outline-level="3"><text:bookmark text:name="AEN5215"/>24.1.5. Initiating Slony-I Replication</text:h>
      <text:p text:style-name="Text_20_body">This is the point where we start changing your current production database by adding a new schema to it that contains all the Slony-I replication information</text:p>
      <text:p text:style-name="Text_20_body">The first thing to do is to initialize the Slony-I schema. Do the following as, in the example, the postgres user.</text:p>
      <text:p text:style-name="Quotations"><text:span text:style-name="T2">Note: </text:span>All commands starting with <text:span text:style-name="Teletype">slonik</text:span> does not do anything themself they only generate command output that can be interpreted by the slonik binary. So issuing any of the scripts starting with slonik_ will not do anything to your database. Also by default the slonik_ scripts will look for your slon_tools.conf in your etc directory of the postgresSQL directory. In my case <text:span text:style-name="Teletype">/data/pgsql-8.x.x/etc</text:span> depending on which you are working on.</text:p>
      <text:p text:style-name="Text_20_body"><text:span text:style-name="Teletype">/data/pgsql-8.2.3/slony/slonik_init_cluster &gt; /tmp/init.txt</text:span> </text:p>
      <text:p text:style-name="Text_20_body">open /tmp/init.txt and it should look like something like this</text:p>
      <text:p text:style-name="Preformatted_20_Text"># INIT CLUSTER</text:p>
      <text:p text:style-name="Preformatted_20_Text">cluster name = replication;</text:p>
      <text:p text:style-name="Preformatted_20_Text"><text:s/>node 1 admin conninfo='host=rome dbname=mydb user=postgres port=5432';</text:p>
      <text:p text:style-name="Preformatted_20_Text"><text:s/>node 2 admin conninfo='host=rome dbname=mydb user=postgres port=5433';</text:p>
      <text:p text:style-name="Preformatted_20_Text"><text:s text:c="2"/>init cluster (id = 1, comment = 'Node 1 - mydb@rome');</text:p>
      <text:p text:style-name="Preformatted_20_Text"/>
      <text:p text:style-name="Preformatted_20_Text"># STORE NODE</text:p>
      <text:p text:style-name="Preformatted_20_Text"><text:s text:c="2"/>store node (id = 2, event node = 1, comment = 'Node 2 - mydb@rome');</text:p>
      <text:p text:style-name="Preformatted_20_Text"><text:s text:c="2"/>echo 'Set up replication nodes';</text:p>
      <text:p text:style-name="Preformatted_20_Text"/>
      <text:p text:style-name="Preformatted_20_Text"># STORE PATH</text:p>
      <text:p text:style-name="Preformatted_20_Text"><text:s text:c="2"/>echo 'Next: configure paths for each node/origin';</text:p>
      <text:p text:style-name="Preformatted_20_Text"><text:s text:c="2"/>store path (server = 1, client = 2, conninfo = 'host=rome dbname=mydb user=postgres port=5432');</text:p>
      <text:p text:style-name="Preformatted_20_Text"><text:s text:c="2"/>store path (server = 2, client = 1, conninfo = 'host=rome dbname=mydb user=postgres port=5433');</text:p>
      <text:p text:style-name="Preformatted_20_Text"><text:s text:c="2"/>echo 'Replication nodes prepared';</text:p>
      <text:p text:style-name="Preformatted_20_Text"><text:s text:c="2"/>echo 'Please start a slon replication daemon for each node';</text:p>
      <text:p text:style-name="Preformatted_20_Text"><text:s text:c="5"/></text:p>
      <text:p text:style-name="P173"><text:s text:c="4"/></text:p>
      <text:p text:style-name="Text_20_body">The first section indicates node information and the initialization of the cluster, then it adds the second node to the cluster and finally stores communications paths for both nodes in the slony schema.</text:p>
      <text:p text:style-name="Text_20_body">Now is time to execute the command: <text:span text:style-name="Teletype">cat /tmp/init.txt | /data/pgsql-8.2.3/bin/slonik</text:span> </text:p>
      <text:p text:style-name="Text_20_body">This will run pretty quickly and give you some output to indicate success.</text:p>
      <text:p text:style-name="Text_20_body"><text:soft-page-break/>If things do fail, the most likely reasons would be database permissions, <text:span text:style-name="Teletype">pg_hba.conf</text:span> settings, or typos in <text:span text:style-name="Teletype">slon_tools.conf</text:span>. Look over your problem and solve it. If slony schemas were created but it still failed you can issue the script <text:span text:style-name="Teletype">slonik_uninstall_nodes</text:span> to clean things up. In the worst case you may connect to each database and issue <text:span text:style-name="Teletype">drop schema _replication cascade;</text:span> to clean up. </text:p>
      <text:h text:style-name="Heading_20_3" text:outline-level="3"><text:bookmark text:name="AEN5239"/>24.1.6. The slon daemon</text:h>
      <text:p text:style-name="Text_20_body">As the result from the last command told us, we should now be starting a slon replication daemon for each node! The slon daemon is what makes the replication work. All transfers and all work is done by the slon daemon. One is needed for each node. So in our case we need one for the 8.2.3 installation and one for the 8.3.3.</text:p>
      <text:p text:style-name="Text_20_body">to start one for 8.2.3 you would do: <text:span text:style-name="Teletype">/data/pgsql-8.2.3/slony/slon_start 1 --nowatchdog</text:span> This would start the daemon for node 1, the --nowatchdog since we are running a very small replication we do not need any watchdogs that keep an eye on the slon process if it stays up etc. </text:p>
      <text:p text:style-name="Text_20_body">if it says started successfully have a look in the log file at /var/log/slony/slony1/node1/ It will show that the process was started ok</text:p>
      <text:p text:style-name="Text_20_body">We need to start one for 8.3.3 as well. <text:span text:style-name="Teletype">/data/pgsql-8.3.3/slony/slon_start 2 --nowatchdog </text:span></text:p>
      <text:p text:style-name="Text_20_body">If it says it started successfully have a look in the log file at /var/log/slony/slony1/node2/ It will show that the process was started ok</text:p>
      <text:h text:style-name="Heading_20_3" text:outline-level="3"><text:bookmark text:name="AEN5249"/>24.1.7. Adding the replication set</text:h>
      <text:p text:style-name="Text_20_body">We now need to let the slon replication know which tables and sequences it is to replicate. We need to create the set.</text:p>
      <text:p text:style-name="Text_20_body">Issue the following: <text:span text:style-name="Teletype">/data/pgsql-8.2.3/slony/slonik_create_set set1 &gt; /tmp/createset.txt</text:span> </text:p>
      <text:p text:style-name="Text_20_body"><text:span text:style-name="Teletype">/tmp/createset.txt</text:span> may be quite lengthy depending on how many tables; in any case, take a quick look and it should make sense as it defines all the tables and sequences to be replicated</text:p>
      <text:p text:style-name="Text_20_body">If you are happy with the result send the file to the slonik for execution <text:span text:style-name="Teletype">cat /tmp/createset.txt | /data/pgsql-8.2.3/bin/slonik </text:span>You will see quite a lot rolling by, one entry for each table. </text:p>
      <text:p text:style-name="Text_20_body">You now have defined what is to be replicated</text:p>
      <text:h text:style-name="Heading_20_3" text:outline-level="3"><text:bookmark text:name="AEN5259"/>24.1.8. Subscribing all the data</text:h>
      <text:p text:style-name="Text_20_body">The final step is to get all the data onto the new database. It is simply done using the subscribe script. <text:span text:style-name="Teletype">data/pgsql-8.2.3/slony/slonik_subscribe_set 1 2 &gt; /tmp/subscribe.txt</text:span> the first is the ID of the set, second is which node that is to subscribe. </text:p>
      <text:p text:style-name="Text_20_body">will look something like this: </text:p>
      <text:p text:style-name="Preformatted_20_Text"><text:s/>cluster name = replication;</text:p>
      <text:p text:style-name="Preformatted_20_Text"><text:s/>node 1 admin conninfo='host=rome dbname=mydb user=postgres port=5432';</text:p>
      <text:p text:style-name="Preformatted_20_Text"><text:s/>node 2 admin conninfo='host=rome dbname=mydb user=postgres port=5433';</text:p>
      <text:p text:style-name="Preformatted_20_Text"><text:s text:c="2"/>try {</text:p>
      <text:p text:style-name="Preformatted_20_Text"><text:s text:c="4"/>subscribe set (id = 1, provider = 1, receiver = 2, forward = yes);</text:p>
      <text:p text:style-name="Preformatted_20_Text"><text:s text:c="2"/>}</text:p>
      <text:p text:style-name="Preformatted_20_Text"><text:s text:c="2"/>on error {</text:p>
      <text:p text:style-name="Preformatted_20_Text"><text:soft-page-break/><text:s text:c="4"/>exit 1;</text:p>
      <text:p text:style-name="Preformatted_20_Text"><text:s text:c="2"/>}</text:p>
      <text:p text:style-name="Preformatted_20_Text"><text:s text:c="2"/>echo 'Subscribed nodes to set 1';</text:p>
      <text:p text:style-name="P173"><text:s text:c="5"/></text:p>
      <text:p text:style-name="Text_20_body">send it to the slonik <text:span text:style-name="Teletype">cat /tmp/subscribe.txt | /data/pgsql-8.2.3/bin/slonik </text:span></text:p>
      <text:p text:style-name="Text_20_body">The replication will now start. It will copy everything in tables/sequneces that were in the set. understandable this can take quite some time, all depending on the size of db and power of the machine.</text:p>
      <text:p text:style-name="Text_20_body">One way to keep track of the progress would be to do the following: <text:span text:style-name="Teletype">tail -f /var/log/slony/slony1/node2/log | grep -i copy </text:span>The slony logging is pretty verbose and doing it this way will let you know how the copying is going. At some point it will say "copy completed sucessfully in xxx seconds" when you do get this it is done! </text:p>
      <text:p text:style-name="Text_20_body">Once this is done it will start trying to catch up with all data that has come in since the replication was started. You can easily view the progress of this in the database. Go to the master database, in the replication schema there is a view called sl_status. It is pretty self explanatory. The field of most interest is the "st_lag_num_events" this declare how many slony events behind the node is. 0 is best. but it all depends how active your db is. The field next to it st_lag_time is an estimation how much in time it is lagging behind. Take this with a grain of salt. The actual events is a more accurate messure of lag.</text:p>
      <text:p text:style-name="Text_20_body">You now have a fully replicated database</text:p>
      <text:h text:style-name="Heading_20_3" text:outline-level="3"><text:bookmark text:name="AEN5271"/>24.1.9. Switching over</text:h>
      <text:p text:style-name="Text_20_body">Our database is fully replicated and its keeping up. There are few different options for doing the actual switch over it all depends on how much time you got to work with, down time vs. data loss ratio. the most brute force fast way of doing it would be </text:p>
      <text:list xml:id="list724841403" text:style-name="L109">
        <text:list-item>
          <text:p text:style-name="P116">First modify the postgresql.conf file for the 8.3.3 to use port 5432 so that it is ready for the restart</text:p>
        </text:list-item>
        <text:list-item>
          <text:p text:style-name="P116">From this point you will have down time. shutdown the 8.2.3 postgreSQL installation</text:p>
        </text:list-item>
        <text:list-item>
          <text:p text:style-name="P116">restart the 8.3.3 postgreSQL installation. It should come up ok.</text:p>
        </text:list-item>
        <text:list-item>
          <text:p text:style-name="P116">drop all the slony stuff from the 8.3.3 installation login psql to the 8.3.3 and issue <text:span text:style-name="Teletype">drop schema _replication cascade;</text:span> </text:p>
        </text:list-item>
      </text:list>
      <text:p text:style-name="Text_20_body">You have now upgraded to 8.3.3 with, hopefully, minimal down time. This procedure represents roughly the simplest way to do this.</text:p>
      <text:p text:style-name="Horizontal_20_Line"/>
      <text:p text:style-name="Standard"/>
      <text:p text:style-name="Standard"/>
      <text:h text:style-name="P194" text:outline-level="1"><text:bookmark text:name="TESTBED"/>25. Slony-I Test Bed Framework</text:h>
      <text:p text:style-name="Text_20_body"><text:bookmark text:name="AEN5288"/>As of version 1.1.5, Slony-I has a common test bed framework intended to better support running a comprehensive set of tests at least somewhat automatically. Older tests used pgbench (not a <text:span text:style-name="T1">bad</text:span> thing) but were troublesome to automate because they were set up to spawn each <text:a xlink:type="simple" xlink:href="http://slony.info/documentation/1.2/slon.html">slon</text:a> in an xterm for the user to <text:span text:style-name="T1">watch</text:span>.</text:p>
      <text:p text:style-name="Text_20_body">The new test framework is mostly written in Bourne shell, and is intended to be portable to both Bash (widely used on Linux) and Korn shell (widely found on commercial UNIX systems). The code lives in the source tree under the <text:span text:style-name="Teletype">tests</text:span> directory.</text:p>
      <text:p text:style-name="Text_20_body">At present, nearly all of the tests make use of only two databases that, by default, are on a single PostgreSQL postmaster on one host. This is perfectly fine for those tests that involve verifying that Slony-I functions properly on various sorts of data. Those tests do things like varying date styles, and creating tables and sequences that involve unusual names to verify that quoting is being handled properly. </text:p>
      <text:p text:style-name="Text_20_body">It is also possible to configure environment variables so that the replicated nodes will be placed on different database backends, optionally on remote hosts, running varying versions of PostgreSQL.</text:p>
      <text:p text:style-name="Text_20_body">Here are some of the vital files...</text:p>
      <text:list xml:id="list1576901647" text:style-name="L110">
        <text:list-item>
          <text:p text:style-name="P117"><text:span text:style-name="Teletype">run_test.sh</text:span> </text:p>
        </text:list-item>
      </text:list>
      <text:p text:style-name="Text_20_body">This is the central script for running tests. Typical usage is thus:</text:p>
      <text:p text:style-name="Text_20_body"><text:span text:style-name="Teletype">./run_test.sh </text:span></text:p>
      <text:p text:style-name="P173">usage ./run_test.sh testname</text:p>
      <text:p text:style-name="Text_20_body">You need to specify the subdirectory name of the test set to be run; each such set is stored in a subdirectory of <text:span text:style-name="Teletype">tests</text:span>.</text:p>
      <text:p text:style-name="Text_20_body">You may need to set one or more of the following environment variables to reflect your local configuration. For instance, the writer runs "test1" against PostgreSQL 8.0.x using the following command line:</text:p>
      <text:p text:style-name="P173"><text:s/>PGBINDIR=/opt/OXRS/dbs/pgsql8/bin PGPORT=5532 PGUSER=cbbrowne ./run_test.sh test1 </text:p>
      <text:p text:style-name="P154"><text:span text:style-name="Teletype"><text:span text:style-name="T2">PGBINDIR</text:span></text:span><text:span text:style-name="T2"> </text:span></text:p>
      <text:p text:style-name="P157">This determines where the test scripts look for PostgreSQL and Slony-I binaries. The default is <text:span text:style-name="Teletype">/usr/local/pgsql/bin</text:span>.</text:p>
      <text:p text:style-name="P157">There are also variables <text:span text:style-name="Teletype">PGBINDIR1</text:span> thru <text:span text:style-name="Teletype">PGBINDIR13</text:span> which allows you to specify a separate path for each database instance. That will be particularly useful when testing interoperability of Slony-I across different versions of PostgreSQL on different platforms. In order to create a database of each respective version, you need to point to an initdb of the appropriate version.</text:p>
      <text:p text:style-name="P154"><text:span text:style-name="Teletype"><text:span text:style-name="T2">PGPORT</text:span></text:span><text:span text:style-name="T2"> </text:span></text:p>
      <text:p text:style-name="P157">This indicates what port the backend is on. By default, 5432 is used. </text:p>
      <text:p text:style-name="P157">There are also variables <text:span text:style-name="Teletype">PORT1</text:span> thru <text:span text:style-name="Teletype">PORT13</text:span> which allow you to specify a separate port number for each database instance. That will be particularly useful when testing <text:soft-page-break/>interoperability of Slony-I across different versions of PostgreSQL. </text:p>
      <text:p text:style-name="P154"><text:span text:style-name="Teletype"><text:span text:style-name="T2">PGUSER</text:span></text:span><text:span text:style-name="T2"> </text:span></text:p>
      <text:p text:style-name="P157">By default, the user <text:span text:style-name="Teletype">postgres</text:span> is used; this is taken as the default user ID to use for all of the databases. </text:p>
      <text:p text:style-name="P157">There are also variables <text:span text:style-name="Teletype">USER1</text:span> thru <text:span text:style-name="Teletype">USER13</text:span> which allow specifying a separate user name for each database instance. As always, with Slony-I, this needs to be a PostgreSQL "superuser." </text:p>
      <text:p text:style-name="P154"><text:span text:style-name="Teletype"><text:span text:style-name="T2">WEAKUSER</text:span></text:span><text:span text:style-name="T2"> </text:span></text:p>
      <text:p text:style-name="P157">By default, the user <text:span text:style-name="Teletype">postgres</text:span> is used; this is taken as the default user ID to use for the <text:a xlink:type="simple" xlink:href="http://slony.info/documentation/1.2/stmtstorepath.html">SLONIK STORE PATH</text:a> connections to all of the databases. </text:p>
      <text:p text:style-name="P157">There are also variables <text:span text:style-name="Teletype">WEAKUSER1</text:span> thru <text:span text:style-name="Teletype">WEAKUSER13</text:span> which allow specifying a separate user name for each database instance. This user <text:span text:style-name="T1">does not </text:span>need to be a PostgreSQL "superuser." This user can start out with no permissions; it winds up granted read permissions on the tables that the test uses, plus read access throughout the Slony-I schema, plus write access to one table and sequence used to manage node locks. </text:p>
      <text:p text:style-name="P154"><text:span text:style-name="Teletype"><text:span text:style-name="T2">HOST</text:span></text:span><text:span text:style-name="T2"> </text:span></text:p>
      <text:p text:style-name="P157">By default, <text:span text:style-name="Teletype">localhost</text:span> is used.</text:p>
      <text:p text:style-name="P157">There are also variables <text:span text:style-name="Teletype">HOST1</text:span> thru <text:span text:style-name="Teletype">HOST13</text:span> which allow specifying a separate host for each database instance.</text:p>
      <text:p text:style-name="P154"><text:span text:style-name="Teletype"><text:span text:style-name="T2">DB1</text:span></text:span><text:span text:style-name="T2"> thru </text:span><text:span text:style-name="Teletype"><text:span text:style-name="T2">DB13 </text:span></text:span></text:p>
      <text:p text:style-name="P157">By default, <text:span text:style-name="Teletype">slonyregress1</text:span> thru <text:span text:style-name="Teletype">slonyregress13</text:span> are used.</text:p>
      <text:p text:style-name="P157">You may override these from the environment if you have some reason to use different names. </text:p>
      <text:p text:style-name="P154"><text:span text:style-name="Teletype"><text:span text:style-name="T2">ENCODING</text:span></text:span></text:p>
      <text:p text:style-name="P157">By default, <text:span text:style-name="Teletype">UNICODE</text:span> is used, so that tests can create UTF8 tables and test the multibyte capabilities.</text:p>
      <text:p text:style-name="P154"><text:span text:style-name="Teletype"><text:span text:style-name="T2">MY_MKTEMP_IS_DECREPIT</text:span></text:span></text:p>
      <text:p text:style-name="P157">If your version of Linux uses a variation of mktemp that does not generate a full path to the location of the desired temporary file/directory, then set this value. </text:p>
      <text:p text:style-name="P154"><text:span text:style-name="Teletype"><text:span text:style-name="T2">TMPDIR</text:span></text:span></text:p>
      <text:p text:style-name="P157">By default, the tests will generate their output in <text:span text:style-name="Teletype">/tmp</text:span>, <text:span text:style-name="Teletype">/usr/tmp</text:span>, or <text:span text:style-name="Teletype">/var/tmp</text:span>, unless you set your own value for this environment variable. </text:p>
      <text:p text:style-name="P154"><text:span text:style-name="Teletype"><text:span text:style-name="T2">SLTOOLDIR</text:span></text:span></text:p>
      <text:p text:style-name="P157"><text:soft-page-break/>Where to look for Slony-I tools such as slony1_dump.sh. </text:p>
      <text:p text:style-name="P154"><text:span text:style-name="Teletype"><text:span text:style-name="T2">ARCHIVE[n]</text:span></text:span></text:p>
      <text:p text:style-name="P157">If set to "true", for a particular node, which will normally get configured out of human sight in the generic-to-a-particular-test file <text:span text:style-name="Teletype">settings.ik</text:span>, then this node will be used as a data source for <text:a xlink:type="simple" xlink:href="http://slony.info/documentation/1.2/logshipping.html">Section 16</text:a>, and this causes the test tools to set up a directory for the <text:a xlink:type="simple" xlink:href="http://slony.info/documentation/1.2/slon-archive-logging.html#SLON-CONFIG-ARCHIVE-DIR">archive_dir</text:a> option. </text:p>
      <text:p text:style-name="P154"><text:span text:style-name="Teletype"><text:span text:style-name="T2">LOGSHIP[n]</text:span></text:span></text:p>
      <text:p text:style-name="P157">If set to "true", for a particular node, which will normally get configured out of human sight in <text:span text:style-name="Teletype">settings.ik</text:span> for a particular test, then this indicates that this node is being created via <text:a xlink:type="simple" xlink:href="http://slony.info/documentation/1.2/logshipping.html">Section 16</text:a>, and a <text:a xlink:type="simple" xlink:href="http://slony.info/documentation/1.2/slon.html">slon</text:a> is not required for this node.</text:p>
      <text:p text:style-name="P154"><text:span text:style-name="Teletype"><text:span text:style-name="T2">SLONCONF[n]</text:span></text:span></text:p>
      <text:p text:style-name="P157">If set to "true", for a particular node, typically handled in <text:span text:style-name="Teletype">settings.ik</text:span> for a given test, then configuration will be set up in a <text:a xlink:type="simple" xlink:href="http://slony.info/documentation/1.2/runtime-config.html">per-node </text:a><text:a xlink:type="simple" xlink:href="http://slony.info/documentation/1.2/runtime-config.html"><text:span text:style-name="Teletype">slon.conf</text:span></text:a><text:a xlink:type="simple" xlink:href="http://slony.info/documentation/1.2/runtime-config.html"> runtime config file. </text:a></text:p>
      <text:p text:style-name="P154"><text:span text:style-name="Teletype"><text:span text:style-name="T2">SLONYTESTER</text:span></text:span></text:p>
      <text:p text:style-name="P157">Email address of the person who might be contacted about the test results. This is stored in the <text:span text:style-name="Teletype">SLONYTESTFILE</text:span>, and may eventually be aggregated in some sort of buildfarm-like registry. </text:p>
      <text:p text:style-name="P154"><text:span text:style-name="Teletype"><text:span text:style-name="T2">SLONYTESTFILE</text:span></text:span></text:p>
      <text:p text:style-name="P157">File in which to store summary results from tests. Eventually, this may be used to construct a buildfarm-like repository of aggregated test results. </text:p>
      <text:p text:style-name="P154"><text:span text:style-name="Teletype"><text:span text:style-name="T2">random_number</text:span></text:span><text:span text:style-name="T2"> and </text:span><text:span text:style-name="Teletype"><text:span text:style-name="T2">random_string</text:span></text:span><text:span text:style-name="T2"> </text:span></text:p>
      <text:p text:style-name="P157">If you run <text:span text:style-name="Teletype">make</text:span> in the <text:span text:style-name="Teletype">test</text:span> directory, C programs random_number and random_string will be built which will then be used when generating random data in lieu of using shell/SQL capabilities that are much slower than the C programs. </text:p>
      <text:p text:style-name="Text_20_body">Within each test, you will find the following files: </text:p>
      <text:list xml:id="list598730953" text:style-name="L111">
        <text:list-item>
          <text:p text:style-name="P118"><text:span text:style-name="Teletype">README</text:span> </text:p>
          <text:p text:style-name="P118">This file contains a description of the test, and is displayed to the reader when the test is invoked. </text:p>
        </text:list-item>
        <text:list-item>
          <text:p text:style-name="P118"><text:span text:style-name="Teletype">generate_dml.sh</text:span> </text:p>
          <text:p text:style-name="P118">This contains script code that generates SQL to perform updates. </text:p>
        </text:list-item>
        <text:list-item>
          <text:p text:style-name="P118"><text:span text:style-name="Teletype">init_add_tables.ik</text:span> </text:p>
          <text:p text:style-name="P118">This is a <text:a xlink:type="simple" xlink:href="http://slony.info/documentation/1.2/slonik.html">slonik</text:a> script for adding the tables for the test to repliation. </text:p>
        </text:list-item>
        <text:list-item>
          <text:p text:style-name="P118"><text:span text:style-name="Teletype">init_cluster.ik</text:span> </text:p>
          <text:p text:style-name="P118"><text:a xlink:type="simple" xlink:href="http://slony.info/documentation/1.2/slonik.html">slonik</text:a> to initialize the cluster for the test.</text:p>
        </text:list-item>
        <text:list-item>
          <text:p text:style-name="P118"><text:span text:style-name="Teletype">init_create_set.ik</text:span> </text:p>
          <text:p text:style-name="P118"><text:soft-page-break/><text:a xlink:type="simple" xlink:href="http://slony.info/documentation/1.2/slonik.html">slonik</text:a> to initialize additional nodes to be used in the test. </text:p>
        </text:list-item>
        <text:list-item>
          <text:p text:style-name="P118"><text:span text:style-name="Teletype">init_schema.sql</text:span> </text:p>
          <text:p text:style-name="P118">An SQL script to create the tables and sequences required at the start of the test.</text:p>
        </text:list-item>
        <text:list-item>
          <text:p text:style-name="P118"><text:span text:style-name="Teletype">init_data.sql</text:span> </text:p>
          <text:p text:style-name="P118">An SQL script to initialize the schema with whatever state is required for the "master" node. </text:p>
        </text:list-item>
        <text:list-item>
          <text:p text:style-name="P118"><text:span text:style-name="Teletype">init_subscribe_set.ik</text:span> </text:p>
          <text:p text:style-name="P118">A <text:a xlink:type="simple" xlink:href="http://slony.info/documentation/1.2/slonik.html">slonik</text:a> script to set up subscriptions.</text:p>
        </text:list-item>
        <text:list-item>
          <text:p text:style-name="P118"><text:span text:style-name="Teletype">settings.ik</text:span> </text:p>
          <text:p text:style-name="P118">A shell script that is used to control the size of the cluster, how many nodes are to be created, and where the origin is.</text:p>
        </text:list-item>
        <text:list-item>
          <text:p text:style-name="P118"><text:span text:style-name="Teletype">schema.diff</text:span> </text:p>
          <text:p text:style-name="P118">A series of SQL queries, one per line, that are to be used to validate that the data matches across all the nodes. Note that in order to avoid spurious failures, the queries must use unambiguous <text:span text:style-name="Teletype">ORDER BY</text:span> clauses.</text:p>
        </text:list-item>
      </text:list>
      <text:p text:style-name="Text_20_body">If there are additional test steps, such as running <text:a xlink:type="simple" xlink:href="http://slony.info/documentation/1.2/stmtddlscript.html">SLONIK EXECUTE SCRIPT</text:a>, additional <text:a xlink:type="simple" xlink:href="http://slony.info/documentation/1.2/slonik.html">slonik</text:a> and SQL scripts may be necessary.</text:p>
      <text:p text:style-name="Horizontal_20_Line"/>
      <text:p text:style-name="Standard"/>
      <text:p text:style-name="Standard"/>
      <text:h text:style-name="Heading_20_1" text:outline-level="1"><text:bookmark text:name="LOGANALYSIS"/>26. Log Analysis</text:h>
      <text:p text:style-name="Text_20_body"><text:bookmark text:name="AEN5516"/>Here are some of things that you may find in your Slony-I logs, and explanations of what they mean.</text:p>
      <text:h text:style-name="Heading_20_2" text:outline-level="2"><text:bookmark text:name="AEN5520"/>26.1. CONFIG notices</text:h>
      <text:p text:style-name="Text_20_body">These entries are pretty straightforward. They are informative messages about your configuration.</text:p>
      <text:p text:style-name="Text_20_body">Here are some typical entries that you will probably run into in your logs: </text:p>
      <text:p text:style-name="Preformatted_20_Text">CONFIG main: local node id = 1</text:p>
      <text:p text:style-name="Preformatted_20_Text">CONFIG main: loading current cluster configuration</text:p>
      <text:p text:style-name="Preformatted_20_Text">CONFIG storeNode: no_id=3 no_comment='Node 3'</text:p>
      <text:p text:style-name="Preformatted_20_Text">CONFIG storePath: pa_server=5 pa_client=1 pa_conninfo="host=127.0.0.1 dbname=foo user=postgres port=6132" pa_connretry=10</text:p>
      <text:p text:style-name="Preformatted_20_Text">CONFIG storeListen: li_origin=3 li_receiver=1 li_provider=3</text:p>
      <text:p text:style-name="Preformatted_20_Text">CONFIG storeSet: set_id=1 set_origin=1 set_comment='Set 1'</text:p>
      <text:p text:style-name="P173">CONFIG main: configuration complete - starting threads</text:p>
      <text:h text:style-name="Heading_20_2" text:outline-level="2"><text:bookmark text:name="AEN5525"/>26.2. INFO notices</text:h>
      <text:p text:style-name="Text_20_body">Events that take place that seem like they will generally be of interest are recorded at the INFO level, and, just as with CONFIG notices, are always listed. </text:p>
      <text:h text:style-name="Heading_20_2" text:outline-level="2"><text:bookmark text:name="AEN5528"/><text:soft-page-break/>26.3. DEBUG Notices</text:h>
      <text:p text:style-name="Text_20_body">Debug notices are of less interest, and will quite likely only need to be shown if you are running into some problem with Slony-I.</text:p>
      <text:h text:style-name="Heading_20_2" text:outline-level="2"><text:bookmark text:name="AEN5532"/>26.4. Thread name</text:h>
      <text:p text:style-name="Text_20_body">Notices are always prefaced by the name of the thread from which the notice originates. You will see messages from the following threads: </text:p>
      <text:p text:style-name="P154">localListenThread</text:p>
      <text:p text:style-name="P157">This is the local thread that listens for events on the local node.</text:p>
      <text:p text:style-name="P154">remoteWorkerThread-X</text:p>
      <text:p text:style-name="P157">The thread processing remote events. You can expect to see one of these for each node that this node communicates with.</text:p>
      <text:p text:style-name="P154">remoteListenThread-X</text:p>
      <text:p text:style-name="P157">Listens for events on a remote node database. You may expect to see one of these for each node in the cluster.</text:p>
      <text:p text:style-name="P154">cleanupThread</text:p>
      <text:p text:style-name="P157">Takes care of things like vacuuming, cleaning out the confirm and event tables, and deleting old data.</text:p>
      <text:p text:style-name="P154">syncThread</text:p>
      <text:p text:style-name="P157">Generates SYNC events.</text:p>
      <text:p text:style-name="Text_20_body">How much information they display is controlled by the <text:span text:style-name="Teletype">log_level</text:span> <text:a xlink:type="simple" xlink:href="http://slony.info/documentation/1.2/slon.html">slon</text:a> parameter; ERROR/WARN/CONFIG/INFO messages will always be displayed, while choosing increasing values from 1 to 4 will lead to additional DEBUG level messages being displayed. </text:p>
      <text:h text:style-name="Heading_20_2" text:outline-level="2"><text:bookmark text:name="AEN5559"/>26.5. How to read Slony-I logs</text:h>
      <text:p text:style-name="Text_20_body"><text:bookmark text:name="AEN5562"/>Note that as far as slon is concerned, there is no "master" or "slave." They are just nodes. </text:p>
      <text:p text:style-name="Text_20_body">What you can expect, initially, is to see, on both nodes, some events propagating back and forth. Firstly, there should be some events published to indicate creation of the nodes and paths. If you don't see those, then the nodes aren't properly communicating with one another, and nothing else will happen... </text:p>
      <text:list xml:id="list464229277" text:style-name="L112">
        <text:list-item>
          <text:p text:style-name="P119">Create the two nodes.</text:p>
          <text:p text:style-name="P119">No slons are running yet, so there are no logs to look at.</text:p>
        </text:list-item>
        <text:list-item>
          <text:p text:style-name="P119">Start the two slons</text:p>
          <text:p text:style-name="P119">The logs for each will start out very quiet, as neither node has much to say, and neither node knows how to talk to another node. Each node will periodically generate a <text:span text:style-name="Teletype">SYNC</text:span> event, but recognize <text:span text:style-name="T1">nothing</text:span> about what is going on on other nodes.</text:p>
        </text:list-item>
        <text:list-item>
          <text:p text:style-name="P119"><text:soft-page-break/>Do the <text:a xlink:type="simple" xlink:href="http://slony.info/documentation/1.2/stmtstorepath.html">SLONIK STORE PATH</text:a> to set up communications paths. That will allow the nodes to start to become aware of one another.</text:p>
          <text:p text:style-name="P119">The slon logs should now start to receive events from "foreign" nodes.</text:p>
          <text:p text:style-name="P119">In version 1.0, <text:a xlink:type="simple" xlink:href="http://slony.info/documentation/1.2/table.sl-listen.html">sl_listen</text:a> is not set up automatically, so things still remain quiet until you explicitly submit <text:span text:style-name="Teletype">STORE LISTEN</text:span> requests. In version 1.1, the "listen paths" are set up automatically, which will much more quickly get the communications network up and running. </text:p>
          <text:p text:style-name="P119">If you look at the contents of the tables <text:a xlink:type="simple" xlink:href="http://slony.info/documentation/1.2/table.sl-node.html">sl_node</text:a> and <text:a xlink:type="simple" xlink:href="http://slony.info/documentation/1.2/table.sl-path.html">sl_path</text:a> and <text:a xlink:type="simple" xlink:href="http://slony.info/documentation/1.2/table.sl-listen.html">sl_listen</text:a>, on each node, that should give a good idea as to where things stand. Until the <text:a xlink:type="simple" xlink:href="http://slony.info/documentation/1.2/slon.html">slon</text:a> starts, each node may only be partly configured. If there are two nodes, there should be two entries in all three of these tables once the communications configuration is set up properly. If there are fewer entries than that, well, that should give you some idea of what is missing.</text:p>
        </text:list-item>
        <text:list-item>
          <text:p text:style-name="P119">If needed (<text:span text:style-name="T1">e.g.</text:span> - before version 1.1), submit <text:a xlink:type="simple" xlink:href="http://slony.info/documentation/1.2/stmtstorelisten.html">SLONIK STORE LISTEN</text:a> requests to indicate how the nodes will use the communications paths. </text:p>
          <text:p text:style-name="P119">Once this has been done, the nodes' logs should show a greater level of activity, with events periodically being initiated on one node or the other, and propagating to the other. </text:p>
        </text:list-item>
        <text:list-item>
          <text:p text:style-name="P119">You'll set up the set (<text:a xlink:type="simple" xlink:href="http://slony.info/documentation/1.2/stmtcreateset.html">SLONIK CREATE SET</text:a>), add tables (<text:a xlink:type="simple" xlink:href="http://slony.info/documentation/1.2/stmtsetaddtable.html">SLONIK SET ADD TABLE</text:a>), and sequences (<text:a xlink:type="simple" xlink:href="http://slony.info/documentation/1.2/stmtsetaddsequence.html">SLONIK SET ADD SEQUENCE</text:a>), and will see relevant events <text:a xlink:type="simple" xlink:href="http://slony.info/documentation/1.2/loganalysis.html#LOGADDOBJECTS">Section 26.6.7</text:a> only in the logs for the origin node for the set. </text:p>
        </text:list-item>
        <text:list-item>
          <text:p text:style-name="P119">Then, when you submit the <text:a xlink:type="simple" xlink:href="http://slony.info/documentation/1.2/stmtsubscribeset.html">SLONIK SUBSCRIBE SET</text:a> request, the event should go to both nodes. </text:p>
          <text:p text:style-name="P119">The origin node has little more to do, after that... The subscriber will then have a <text:span text:style-name="Teletype">COPY_SET</text:span> event, which will lead to logging information about adding each table and copying its data. See <text:a xlink:type="simple" xlink:href="http://slony.info/documentation/1.2/loganalysis.html#LOGSUBTIME">Section 26.6.4</text:a> for more details.</text:p>
        </text:list-item>
      </text:list>
      <text:p text:style-name="Text_20_body">After that, you'll mainly see two sorts of behaviour:</text:p>
      <text:list xml:id="list1663410688" text:style-name="L113">
        <text:list-item>
          <text:p text:style-name="P120">On the origin, there won't be too terribly much logged, just indication that some <text:span text:style-name="Teletype">SYNC</text:span> events are being generated and confirmed by other nodes. See <text:a xlink:type="simple" xlink:href="http://slony.info/documentation/1.2/loganalysis.html#LOGNORMALSYNC">Section 26.6.6</text:a> to see the sorts of log entries to expect.</text:p>
        </text:list-item>
        <text:list-item>
          <text:p text:style-name="P120">On the subscriber, there will be reports of <text:span text:style-name="Teletype">SYNC</text:span> events, and that the subscriber pulls data from the provider for the relevant set(s). This will happen infrequently if there are no updates going to the origin node; it will happen frequently when the origin sees heavy updates. </text:p>
        </text:list-item>
      </text:list>
      <text:h text:style-name="Heading_20_2" text:outline-level="2"><text:bookmark text:name="AEN5618"/>26.6. Log Messages and Implications</text:h>
      <text:p text:style-name="Text_20_body">This section lists numerous of the error messages found in Slony-I, along with a brief explanation of implications. It is a fairly comprehensive list, only leaving out some of the <text:span text:style-name="Teletype">DEBUG4</text:span> messages that are almost always uninteresting.</text:p>
      <text:h text:style-name="Heading_20_3" text:outline-level="3"><text:bookmark text:name="LOGSHIPLOG"/>26.6.1. Log Messages Associated with Log Shipping</text:h>
      <text:p text:style-name="Text_20_body">Most of these represent errors that come up if the <text:a xlink:type="simple" xlink:href="http://slony.info/documentation/1.2/logshipping.html">Section 16</text:a> functionality breaks. You may expect things to break if the filesystem being used for log shipping fills, or if permissions on that directory are wrongly set. </text:p>
      <text:list xml:id="list1664262026" text:style-name="L114">
        <text:list-item>
          <text:p text:style-name="P121"><text:span text:style-name="Teletype">ERROR: remoteWorkerThread_%d: log archive failed %s - %s\n</text:span> </text:p>
          <text:p text:style-name="P121">This indicates that an error was encountered trying to write a log shipping file. Normally the <text:soft-page-break/><text:a xlink:type="simple" xlink:href="http://slony.info/documentation/1.2/slon.html">slon</text:a> will retry, and hopefully succeed. </text:p>
        </text:list-item>
        <text:list-item>
          <text:p text:style-name="P121"><text:span text:style-name="Teletype">DEBUG2: remoteWorkerThread_%d: writing archive log...</text:span></text:p>
          <text:p text:style-name="P121">This indicates that a log shipping archive log is being written for a particular <text:span text:style-name="Teletype">SYNC</text:span> set. </text:p>
        </text:list-item>
        <text:list-item>
          <text:p text:style-name="P121"><text:span text:style-name="Teletype">INFO: remoteWorkerThread_%d: Run Archive Command %s</text:span></text:p>
          <text:p text:style-name="P121">If <text:a xlink:type="simple" xlink:href="http://slony.info/documentation/1.2/slon.html">slon</text:a> has been configured (<text:span text:style-name="Teletype">-x</text:span> aka <text:span text:style-name="Teletype">command_on_logarchive</text:span>) to run a command after generating each log shipping archive log, this reports when that process is spawned using <text:span text:style-name="Source_20_Text">system()</text:span>. </text:p>
        </text:list-item>
        <text:list-item>
          <text:p text:style-name="P121"><text:span text:style-name="Teletype">ERROR: remoteWorkerThread_%d: Could not open COPY SET archive file %s - %s</text:span></text:p>
          <text:p text:style-name="P121">Seems pretty self-explanatory... </text:p>
        </text:list-item>
        <text:list-item>
          <text:p text:style-name="P121"><text:span text:style-name="Teletype">ERROR: remoteWorkerThread_%d: Could not generate COPY SET archive header %s - %s</text:span></text:p>
          <text:p text:style-name="P121">Probably means that we just filled up a filesystem... </text:p>
        </text:list-item>
        <text:list-item>
          <text:p text:style-name="P121"><text:span text:style-name="Teletype">ERROR remoteWorkerThread_%d: "update "_slony_regress1".sl_archive_counter set ac_num = ac_num + 1, ac_timestamp = CURRENT_TIMESTAMP; select ac_num, ac_timestamp from "_slony_regress1".sl_archive_counter; " PGRES_FATAL_ERROR ERROR: could not serialize access due to concurrent update</text:span> </text:p>
          <text:p text:style-name="P121">This may occasionally occur when using logshipping; this will typically happen if there are 3 or more nodes, and there is an attempt to concurrently process events sourced from different nodes. This does not represent any serious problem; Slony-I will retry the event which failed without the need for administrative intervention. </text:p>
        </text:list-item>
      </text:list>
      <text:h text:style-name="Heading_20_3" text:outline-level="3"><text:bookmark text:name="DDLLOGS"/>26.6.2. Log Messages - DDL scripts</text:h>
      <text:p text:style-name="Text_20_body">The handling of DDL is somewhat fragile, as described in <text:a xlink:type="simple" xlink:href="http://slony.info/documentation/1.2/ddlchanges.html">Section 17</text:a>; here are both informational and error messages that may occur in the progress of an <text:a xlink:type="simple" xlink:href="http://slony.info/documentation/1.2/stmtddlscript.html">SLONIK EXECUTE SCRIPT</text:a> request.</text:p>
      <text:list xml:id="list1028461647" text:style-name="L115">
        <text:list-item>
          <text:p text:style-name="P122"><text:span text:style-name="Teletype">ERROR: remoteWorkerThread_%d: DDL preparation failed - set %d - only on node %</text:span></text:p>
          <text:p text:style-name="P122">Something broke when applying a DDL script on one of the nodes. This is quite likely indicates that the node's schema differed from that on the origin; you may need to apply a change manually to the node to allow the event to proceed. The scary, scary alternative might be to delete the offending event, assuming it can't possibly work...</text:p>
        </text:list-item>
        <text:list-item>
          <text:p text:style-name="P122"><text:span text:style-name="Teletype">SLON_CONFIG: remoteWorkerThread_%d: DDL request with %d statements</text:span></text:p>
          <text:p text:style-name="P122">This is informational, indicating how many SQL statements were processed. </text:p>
        </text:list-item>
        <text:list-item>
          <text:p text:style-name="P122"><text:span text:style-name="Teletype">SLON_ERROR: remoteWorkerThread_%d: DDL had invalid number of statements - %d</text:span></text:p>
          <text:p text:style-name="P122">Occurs if there were &lt; 0 statements (which should be impossible) or &gt; MAXSTATEMENTS statements. Probably the script was bad...</text:p>
        </text:list-item>
        <text:list-item>
          <text:p text:style-name="P122"><text:span text:style-name="Teletype">ERROR: remoteWorkerThread_%d: malloc() failure in DDL_SCRIPT - could not allocate %d bytes of memory</text:span></text:p>
          <text:p text:style-name="P122"><text:soft-page-break/>This should only occur if you submit some extraordinarily large DDL script that makes a <text:a xlink:type="simple" xlink:href="http://slony.info/documentation/1.2/slon.html">slon</text:a> run out of memory </text:p>
        </text:list-item>
        <text:list-item>
          <text:p text:style-name="P122"><text:span text:style-name="Teletype">CONFIG: remoteWorkerThread_%d: DDL Statement %d: [%s]</text:span></text:p>
          <text:p text:style-name="P122">This lists each DDL statement as it is submitted. </text:p>
        </text:list-item>
        <text:list-item>
          <text:p text:style-name="P122"><text:span text:style-name="Teletype">ERROR: DDL Statement failed - %s</text:span></text:p>
          <text:p text:style-name="P122">Oh, dear, one of the DDL statements that worked on the origin failed on this remote node... </text:p>
        </text:list-item>
        <text:list-item>
          <text:p text:style-name="P122"><text:span text:style-name="Teletype">CONFIG: DDL Statement success - %s</text:span></text:p>
          <text:p text:style-name="P122">All's well... </text:p>
        </text:list-item>
        <text:list-item>
          <text:p text:style-name="P122"><text:span text:style-name="Teletype">ERROR: remoteWorkerThread_%d: Could not generate DDL archive tracker %s - %s</text:span></text:p>
          <text:p text:style-name="P122">Apparently the DDL script couldn't be written to a log shipping file... </text:p>
        </text:list-item>
        <text:list-item>
          <text:p text:style-name="P122"><text:span text:style-name="Teletype">ERROR: remoteWorkerThread_%d: Could not submit DDL script %s - %s</text:span></text:p>
          <text:p text:style-name="P122">Couldn't write the script to a log shipping file.</text:p>
        </text:list-item>
        <text:list-item>
          <text:p text:style-name="P122"><text:span text:style-name="Teletype">ERROR: remoteWorkerThread_%d: Could not close DDL script %s - %s</text:span></text:p>
          <text:p text:style-name="P122">Couldn't close a log shipping file for a DDL script.</text:p>
        </text:list-item>
        <text:list-item>
          <text:p text:style-name="P122"><text:span text:style-name="Teletype">ERROR: Slony-I ddlScript_prepare(): set % not found</text:span></text:p>
          <text:p text:style-name="P122">Set wasn't found on this node; you probably gave the wrong ID number... </text:p>
        </text:list-item>
        <text:list-item>
          <text:p text:style-name="P122"><text:span text:style-name="Teletype">ERROR: Slony-I ddlScript_prepare_int(): set % not found</text:span></text:p>
          <text:p text:style-name="P122">Set wasn't found on this node; you probably gave the wrong ID number... </text:p>
        </text:list-item>
        <text:list-item>
          <text:p text:style-name="P122"><text:span text:style-name="Teletype">ERROR: Slony-I: alterTableForReplication(): Table with id % not found</text:span></text:p>
          <text:p text:style-name="P122">Apparently the table wasn't found; could the schema be messed up? </text:p>
        </text:list-item>
        <text:list-item>
          <text:p text:style-name="P122"><text:span text:style-name="Teletype">ERROR: Slony-I: alterTableForReplication(): Table % is already in altered state</text:span></text:p>
          <text:p text:style-name="P122">Curious... We're trying to set a table up for replication a <text:span text:style-name="T1">second</text:span> time? </text:p>
        </text:list-item>
        <text:list-item>
          <text:p text:style-name="P122"><text:span text:style-name="Teletype">ERROR: Slony-I: alterTableRestore(): Table with id % not found</text:span></text:p>
          <text:p text:style-name="P122">This runs when a table is being restored to "non-replicated" state; apparently the replicated table wasn't found.</text:p>
        </text:list-item>
        <text:list-item>
          <text:p text:style-name="P122"><text:span text:style-name="Teletype">ERROR: Slony-I: alterTableRestore(): Table % is not in altered state</text:span></text:p>
          <text:p text:style-name="P122">Hmm. The table isn't in altered replicated state. That shouldn't be, if replication had been working properly...</text:p>
        </text:list-item>
        <text:list-item>
          <text:p text:style-name="P122"><text:span text:style-name="Teletype">NOTICE: Slony-I: alterTableForReplication(): multiple instances of trigger % on table %'',</text:span></text:p>
          <text:p text:style-name="P122">This normally happens if you have a table that had a trigger attached to it that replication hid due to this being a subscriber node, and then you added a trigger by the same name back to replication. Now, when trying to "fix up" triggers, those two triggers conflict. </text:p>
          <text:p text:style-name="P122"><text:soft-page-break/>The DDL script will keep running and rerunning, or the UNINSTALL NODE will keep failing, until you drop the "visible" trigger, by hand, much as you must have added it, by hand, earlier. </text:p>
        </text:list-item>
        <text:list-item>
          <text:p text:style-name="P122"><text:span text:style-name="Teletype">ERROR: Slony-I: Unable to disable triggers</text:span></text:p>
          <text:p text:style-name="P122">This is the error that follows the "multiple triggers" problem. </text:p>
        </text:list-item>
      </text:list>
      <text:h text:style-name="Heading_20_3" text:outline-level="3"><text:bookmark text:name="AEN5743"/>26.6.3. Threading Issues</text:h>
      <text:p text:style-name="Text_20_body">There should not be any "user-serviceable" aspects to the Slony-I threading model; each <text:a xlink:type="simple" xlink:href="http://slony.info/documentation/1.2/slon.html">slon</text:a> creates a quite well-specified set of helper threads to manage the various database connections that it requires. The only way that anything should break on the threading side is if you have not compiled PostgreSQL libraries to "play well" with threading, in which case you will be unable to compile Slony-I in the first place. </text:p>
      <text:list xml:id="list2043506612" text:style-name="L116">
        <text:list-item>
          <text:p text:style-name="P123"><text:span text:style-name="Teletype">FATAL: remoteWorkerThread_%d: pthread_create() - %s</text:span></text:p>
          <text:p text:style-name="P123">Couldn't create a new remote worker thread. </text:p>
        </text:list-item>
        <text:list-item>
          <text:p text:style-name="P123"><text:span text:style-name="Teletype">DEBUG1 remoteWorkerThread_%d: helper thread for provider %d created</text:span></text:p>
          <text:p text:style-name="P123">This normally happens when the <text:a xlink:type="simple" xlink:href="http://slony.info/documentation/1.2/slon.html">slon</text:a> starts: a thread is created for each node to which the local node should be listening for events.</text:p>
        </text:list-item>
        <text:list-item>
          <text:p text:style-name="P123"><text:span text:style-name="Teletype">DEBUG1: remoteWorkerThread_%d: helper thread for provider %d terminated </text:span></text:p>
          <text:p text:style-name="P123">If subscriptions reshape such that a node no longer provides a subscription, then the thread that works on that node can be dropped. </text:p>
        </text:list-item>
        <text:list-item>
          <text:p text:style-name="P123"><text:span text:style-name="Teletype">DEBUG1: remoteWorkerThread_%d: disconnecting from data provider %d </text:span></text:p>
          <text:p text:style-name="P123">A no-longer-used data provider may be dropped; if connection information is changed, the <text:a xlink:type="simple" xlink:href="http://slony.info/documentation/1.2/slon.html">slon</text:a> needs to disconnect and reconnect. </text:p>
        </text:list-item>
        <text:list-item>
          <text:p text:style-name="P123"><text:span text:style-name="Teletype">DEBUG2: remoteWorkerThread_%d: ignore new events due to shutdown</text:span></text:p>
          <text:p text:style-name="P123">If the <text:a xlink:type="simple" xlink:href="http://slony.info/documentation/1.2/slon.html">slon</text:a> is shutting down, it is futile to process more events</text:p>
        </text:list-item>
        <text:list-item>
          <text:p text:style-name="P123"><text:span text:style-name="Teletype">DEBUG1: remoteWorkerThread_%d: node %d - no worker thread</text:span></text:p>
          <text:p text:style-name="P123">Curious: we can't wake up the worker thread; there probably should already be one... </text:p>
        </text:list-item>
      </text:list>
      <text:h text:style-name="Heading_20_3" text:outline-level="3"><text:bookmark text:name="LOGSUBTIME"/>26.6.4. Log Entries At Subscription Time</text:h>
      <text:p text:style-name="Text_20_body">Subscription time is quite a special time in Slony-I. If you have a large amount of data to be copied to subscribers, this may take a considerable period of time. Slony-I logs a fairly considerable amount of information about its progress, which is sure to be useful to the gentle reader. In particular, it generates log output every time it starts and finishes copying data for a given table as well as when it completes reindexing the table. That may not make a 28 hour subscription go any faster, but at least helps you have some idea of how it is progressing. </text:p>
      <text:list xml:id="list1572808982" text:style-name="L117">
        <text:list-item>
          <text:p text:style-name="P124"><text:span text:style-name="Teletype">DEBUG1: copy_set %d</text:span></text:p>
          <text:p text:style-name="P124">This indicates the beginning of copying data for a new subscription. </text:p>
        </text:list-item>
        <text:list-item>
          <text:p text:style-name="P124"><text:span text:style-name="Teletype">ERROR: remoteWorkerThread_%d: set %d not found in runtime </text:span><text:soft-page-break/><text:span text:style-name="Teletype">configuration </text:span></text:p>
          <text:p text:style-name="P124"><text:a xlink:type="simple" xlink:href="http://slony.info/documentation/1.2/slon.html">slon</text:a> tried starting up a subscription; it couldn't find conninfo for the data source. Perhaps paths are not properly propagated?</text:p>
        </text:list-item>
        <text:list-item>
          <text:p text:style-name="P124"><text:span text:style-name="Teletype">ERROR: remoteWorkerThread_%d: node %d has no pa_conninfo </text:span></text:p>
          <text:p text:style-name="P124">Apparently the conninfo configuration was <text:span text:style-name="T1">wrong</text:span>...</text:p>
        </text:list-item>
        <text:list-item>
          <text:p text:style-name="P124"><text:span text:style-name="Teletype">ERROR: copy set %d cannot connect to provider DB node %d </text:span></text:p>
          <text:p text:style-name="P124"><text:a xlink:type="simple" xlink:href="http://slony.info/documentation/1.2/slon.html">slon</text:a> couldn't connect to the provider. Is the conninfo wrong? Or perhaps authentication is misconfigured? Or perhaps the database is down?</text:p>
        </text:list-item>
        <text:list-item>
          <text:p text:style-name="P124"><text:span text:style-name="Teletype">DEBUG1: remoteWorkerThread_%d: connected to provider DB </text:span></text:p>
          <text:p text:style-name="P124">Excellent: the copy set has a connection to its provider</text:p>
        </text:list-item>
        <text:list-item>
          <text:p text:style-name="P124"><text:span text:style-name="Teletype">ERROR: Slony-I: sequenceSetValue(): sequence % not found</text:span></text:p>
          <text:p text:style-name="P124">Curious; the sequence object is missing. Could someone have dropped it from the schema by hand (<text:span text:style-name="T1">e.g.</text:span> - not using <text:a xlink:type="simple" xlink:href="http://slony.info/documentation/1.2/stmtddlscript.html">SLONIK EXECUTE SCRIPT</text:a>)?</text:p>
        </text:list-item>
        <text:list-item>
          <text:p text:style-name="P124"><text:span text:style-name="Teletype">ERROR: Slony-I: subscribeSet() must be called on provider</text:span></text:p>
          <text:p text:style-name="P124">This function should only get called on the provider node. <text:a xlink:type="simple" xlink:href="http://slony.info/documentation/1.2/slonik.html">slonik</text:a> normally handles this right, unless one had wrong DSNs in a <text:a xlink:type="simple" xlink:href="http://slony.info/documentation/1.2/slonik.html">slonik</text:a> script...</text:p>
        </text:list-item>
        <text:list-item>
          <text:p text:style-name="P124"><text:span text:style-name="Teletype">ERROR: Slony-I: subscribeSet(): set % not found</text:span></text:p>
          <text:p text:style-name="P124">Hmm. The provider node isn't aware of this set. Wrong parms to a <text:a xlink:type="simple" xlink:href="http://slony.info/documentation/1.2/slonik.html">slonik</text:a> script?</text:p>
        </text:list-item>
        <text:list-item>
          <text:p text:style-name="P124"><text:span text:style-name="Teletype">ERROR: Slony-I: subscribeSet(): set origin and receiver cannot be identical</text:span></text:p>
          <text:p text:style-name="P124">Duh, an origin node can't subscribe to itself.</text:p>
        </text:list-item>
        <text:list-item>
          <text:p text:style-name="P124"><text:span text:style-name="Teletype">ERROR: Slony-I: subscribeSet(): set provider and receiver cannot be identical</text:span></text:p>
          <text:p text:style-name="P124">A receiver must subscribe to a <text:span text:style-name="T1">different</text:span> node...</text:p>
        </text:list-item>
        <text:list-item>
          <text:p text:style-name="P124"><text:span text:style-name="Teletype">Slony-I: subscribeSet(): provider % is not an active forwarding node for replication set %</text:span></text:p>
          <text:p text:style-name="P124">You can only use a live, active, forwarding provider as a data source. </text:p>
        </text:list-item>
        <text:list-item>
          <text:p text:style-name="P124">Slony-I: subscribeSet_int(): set % is not active, cannot change provider</text:p>
          <text:p text:style-name="P124">You can't change the provider just yet...</text:p>
        </text:list-item>
        <text:list-item>
          <text:p text:style-name="P124"><text:span text:style-name="Teletype">Slony-I: subscribeSet_int(): set % not found</text:span></text:p>
          <text:p text:style-name="P124">This node isn't aware of the set... Perhaps you submitted wrong parms?</text:p>
        </text:list-item>
        <text:list-item>
          <text:p text:style-name="P124"><text:span text:style-name="Teletype">Slony-I: unsubscribeSet() must be called on receiver</text:span></text:p>
          <text:p text:style-name="P124">Seems obvious... This probably indicates a bad <text:a xlink:type="simple" xlink:href="http://slony.info/documentation/1.2/slonik.html">slonik</text:a> admin DSN...</text:p>
        </text:list-item>
        <text:list-item>
          <text:p text:style-name="P124"><text:span text:style-name="Teletype">Slony-I: Cannot unsubscribe set % while being provider</text:span></text:p>
          <text:p text:style-name="P124">This should seem obvious; <text:a xlink:type="simple" xlink:href="http://slony.info/documentation/1.2/stmtunsubscribeset.html">SLONIK UNSUBSCRIBE SET</text:a> will fail if a node has dependent subscribers for which it is the provider </text:p>
        </text:list-item>
        <text:list-item>
          <text:p text:style-name="P124"><text:span text:style-name="Teletype">Slony-I: cleanupEvent(): Single node - deleting events &lt; %</text:span></text:p>
          <text:p text:style-name="P124">If there's only one node, the cleanup event will delete old events so that you don't get "build-<text:soft-page-break/>up of crud."</text:p>
        </text:list-item>
        <text:list-item>
          <text:p text:style-name="P124"><text:span text:style-name="Teletype">Slony-I: tableAddKey(): table % not found</text:span></text:p>
          <text:p text:style-name="P124">Perhaps you didn't copy the schema over properly?</text:p>
        </text:list-item>
        <text:list-item>
          <text:p text:style-name="P124"><text:span text:style-name="Teletype">Slony-I: tableDropKey(): table with ID% not found</text:span></text:p>
          <text:p text:style-name="P124">Seems curious; you were presumably replicating to this table, so for this to be gone seems rather odd...</text:p>
        </text:list-item>
        <text:list-item>
          <text:p text:style-name="P124"><text:span text:style-name="Teletype">Slony-I: determineIdxnameUnique(): table % not found</text:span></text:p>
          <text:p text:style-name="P124">Did you properly copy over the schema to a new node???</text:p>
        </text:list-item>
        <text:list-item>
          <text:p text:style-name="P124"><text:span text:style-name="Teletype">Slony-I: table % has no primary key</text:span></text:p>
          <text:p text:style-name="P124">This likely signifies a bad loading of schema...</text:p>
        </text:list-item>
        <text:list-item>
          <text:p text:style-name="P124"><text:span text:style-name="Teletype">Slony-I: table % has no unique index %</text:span></text:p>
          <text:p text:style-name="P124">This likely signifies a bad loading of schema...</text:p>
        </text:list-item>
        <text:list-item>
          <text:p text:style-name="P124"><text:span text:style-name="Teletype">WARN: remoteWorkerThread_%d: transactions earlier than XID %s are still in progress</text:span></text:p>
          <text:p text:style-name="P124">This indicates that some old transaction is in progress from before the earliest available <text:span text:style-name="Teletype">SYNC</text:span> on the provider. Slony-I cannot start replicating until that transaction completes. This will repeat until thetransaction completes...</text:p>
        </text:list-item>
        <text:list-item>
          <text:p text:style-name="P124"><text:span text:style-name="Teletype">DEBUG2: remoteWorkerThread_%d: prepare to copy table %s </text:span></text:p>
          <text:p text:style-name="P124">This indicates that <text:a xlink:type="simple" xlink:href="http://slony.info/documentation/1.2/slon.html">slon</text:a> is beginning preparations to set up subscription for a table.</text:p>
        </text:list-item>
        <text:list-item>
          <text:p text:style-name="P124"><text:span text:style-name="Teletype">DEBUG1: remoteWorkerThread_%d: table %s will require Slony-I serial key</text:span></text:p>
          <text:p text:style-name="P124">Evidently this is a table defined with <text:a xlink:type="simple" xlink:href="http://slony.info/documentation/1.2/stmttableaddkey.html">SLONIK TABLE ADD KEY</text:a> where Slony-I has to add a surrogate primary key.</text:p>
        </text:list-item>
        <text:list-item>
          <text:p text:style-name="P124"><text:span text:style-name="Teletype">ERROR: remoteWorkerThread_%d: Could not lock table %s on subscriber</text:span></text:p>
          <text:p text:style-name="P124">For whatever reason, the table could not be locked, so the subscription needs to be restarted. If the problem was something like a deadlock, retrying may help. If the problem was otherwise, you may need to intervene...</text:p>
        </text:list-item>
        <text:list-item>
          <text:p text:style-name="P124"><text:span text:style-name="Teletype">DEBUG2: remoteWorkerThread_%d: all tables for set %d found on subscriber</text:span></text:p>
          <text:p text:style-name="P124">An informational message indicating that the first pass through the tables found no problems... </text:p>
        </text:list-item>
        <text:list-item>
          <text:p text:style-name="P124"><text:span text:style-name="Teletype">DEBUG2: remoteWorkerThread_%d: copy sequence %s</text:span></text:p>
          <text:p text:style-name="P124">Processing some sequence... </text:p>
        </text:list-item>
        <text:list-item>
          <text:p text:style-name="P124"><text:span text:style-name="Teletype">DEBUG2: remoteWorkerThread_%d: copy table %s</text:span></text:p>
          <text:p text:style-name="P124"><text:a xlink:type="simple" xlink:href="http://slony.info/documentation/1.2/slon.html">slon</text:a> is starting to copy a table... </text:p>
        </text:list-item>
        <text:list-item>
          <text:p text:style-name="P124"><text:span text:style-name="Teletype">DEBUG3: remoteWorkerThread_%d: table %s Slony-I serial key added local</text:span></text:p>
          <text:p text:style-name="P124">Just added new column to the table to provide surrogate primary key.</text:p>
        </text:list-item>
        <text:list-item>
          <text:p text:style-name="P124"><text:soft-page-break/><text:span text:style-name="Teletype">DEBUG3: remoteWorkerThread_%d: local table %s already has Slony-I serial key</text:span></text:p>
          <text:p text:style-name="P124">Did not need to add serial key; apparently it was already there.</text:p>
        </text:list-item>
        <text:list-item>
          <text:p text:style-name="P124"><text:span text:style-name="Teletype">DEBUG3: remoteWorkerThread_%d: table %s does not require Slony-I serial key</text:span></text:p>
          <text:p text:style-name="P124">Apparently this table didn't require a special serial key... </text:p>
        </text:list-item>
        <text:list-item>
          <text:p text:style-name="P124"><text:span text:style-name="Teletype">DEBUG3: remoteWorkerThread_%d: table %s Slony-I serial key added local</text:span></text:p>
        </text:list-item>
        <text:list-item>
          <text:p text:style-name="P124"><text:span text:style-name="Teletype">DEBUG2: remoteWorkerThread_%d: Begin COPY of table %s</text:span></text:p>
          <text:p text:style-name="P124"><text:a xlink:type="simple" xlink:href="http://slony.info/documentation/1.2/slon.html">slon</text:a> is about to start the COPY on both sides to copy a table... </text:p>
        </text:list-item>
        <text:list-item>
          <text:p text:style-name="P124"><text:span text:style-name="Teletype">ERROR: remoteWorkerThread_%d: Could not generate copy_set request for %s - %s</text:span></text:p>
          <text:p text:style-name="P124">This indicates that the <text:span text:style-name="Teletype">delete/copy</text:span> requests failed on the subscriber. The <text:a xlink:type="simple" xlink:href="http://slony.info/documentation/1.2/slon.html">slon</text:a> will repeat the <text:span text:style-name="Teletype">COPY_SET</text:span> attempt; it will probably continue to fail.. </text:p>
        </text:list-item>
        <text:list-item>
          <text:p text:style-name="P124"><text:span text:style-name="Teletype">ERROR: remoteWorkerThread_%d: copy to stdout on provider - %s %s</text:span></text:p>
          <text:p text:style-name="P124">Evidently something about the COPY to <text:span text:style-name="Teletype">stdout</text:span> on the provider node broke... The event will be retried... </text:p>
        </text:list-item>
        <text:list-item>
          <text:p text:style-name="P124"><text:span text:style-name="Teletype">ERROR: remoteWorkerThread_%d: copy from stdin on local node - %s %s</text:span></text:p>
          <text:p text:style-name="P124">Evidently something about the COPY into the table on the subscriber node broke... The event will be retried... </text:p>
        </text:list-item>
        <text:list-item>
          <text:p text:style-name="P124"><text:span text:style-name="Teletype">DEBUG2: remoteWorkerThread_%d: %d bytes copied for table %s</text:span></text:p>
          <text:p text:style-name="P124">This message indicates that the COPY of the table has completed. This is followed by running <text:span text:style-name="Teletype">ANALYZE</text:span> and reindexing the table on the subscriber.</text:p>
        </text:list-item>
        <text:list-item>
          <text:p text:style-name="P124"><text:span text:style-name="Teletype">DEBUG2: remoteWorkerThread_%d: %.3f seconds to copy table %s</text:span></text:p>
          <text:p text:style-name="P124">After this message, copying and reindexing and analyzing the table on the subscriber is complete.</text:p>
        </text:list-item>
        <text:list-item>
          <text:p text:style-name="P124"><text:span text:style-name="Teletype">DEBUG2: remoteWorkerThread_%d: set last_value of sequence %s (%s) to %s</text:span></text:p>
          <text:p text:style-name="P124">As should be no surprise, this indicates that a sequence has been processed on the subscriber.</text:p>
        </text:list-item>
        <text:list-item>
          <text:p text:style-name="P124"><text:span text:style-name="Teletype">DEBUG2: remoteWorkerThread_%d: %.3 seconds to copy sequences</text:span></text:p>
          <text:p text:style-name="P124">Summarizing the time spent processing sequences in the <text:span text:style-name="Teletype">COPY_SET</text:span> event. </text:p>
        </text:list-item>
        <text:list-item>
          <text:p text:style-name="P124"><text:span text:style-name="Teletype">ERROR: remoteWorkerThread_%d: query %s did not return a result </text:span></text:p>
          <text:p text:style-name="P124">This indicates that the query, as part of final processing of <text:span text:style-name="Teletype">COPY_SET</text:span>, failed. The copy will restart... </text:p>
        </text:list-item>
        <text:list-item>
          <text:p text:style-name="P124"><text:span text:style-name="Teletype">DEBUG2: remoteWorkerThread_%d: copy_set no previous SYNC found, use enable event</text:span></text:p>
          <text:p text:style-name="P124">This takes place if no past SYNC event was found; the current event gets set to the event <text:soft-page-break/>point of the <text:span text:style-name="Teletype">ENABLE_SUBSCRIPTION</text:span> event.</text:p>
        </text:list-item>
        <text:list-item>
          <text:p text:style-name="P124"><text:span text:style-name="Teletype">DEBUG2: remoteWorkerThread_%d: copy_set SYNC found, use event seqno %s</text:span></text:p>
          <text:p text:style-name="P124">This takes place if a SYNC event was found; the current event gets set as shown. </text:p>
        </text:list-item>
        <text:list-item>
          <text:p text:style-name="P124"><text:span text:style-name="Teletype">ERROR: remoteWorkerThread_%d: sl_setsync entry for set %d not found on provider</text:span></text:p>
          <text:p text:style-name="P124">SYNC synchronization information was expected to be drawn from an existing subscriber, but wasn't found. Something replication-breakingly-bad has probably happened... </text:p>
        </text:list-item>
        <text:list-item>
          <text:p text:style-name="P124"><text:span text:style-name="Teletype">DEBUG1: remoteWorkerThread_%d: could not insert to sl_setsync_offline</text:span></text:p>
          <text:p text:style-name="P124">Oh, dear. After setting up a subscriber, and getting pretty well everything ready, some writes to a log shipping file failed. Perhaps disk filled up... </text:p>
        </text:list-item>
        <text:list-item>
          <text:p text:style-name="P124"><text:span text:style-name="Teletype">DEBUG1: remoteWorkerThread_%d: %.3f seconds to build initial setsync status</text:span></text:p>
          <text:p text:style-name="P124">Indicates the total time required to get the copy_set event finalized...</text:p>
        </text:list-item>
        <text:list-item>
          <text:p text:style-name="P124"><text:span text:style-name="Teletype">DEBUG1: remoteWorkerThread_%d: disconnected from provider DB</text:span></text:p>
          <text:p text:style-name="P124">At the end of a subscribe set event, the subscriber's <text:a xlink:type="simple" xlink:href="http://slony.info/documentation/1.2/slon.html">slon</text:a> will disconnect from the provider, clearing out connections... </text:p>
        </text:list-item>
        <text:list-item>
          <text:p text:style-name="P124"><text:span text:style-name="Teletype">DEBUG1: remoteWorkerThread_%d: copy_set %d done in %.3f seconds</text:span></text:p>
          <text:p text:style-name="P124">Indicates the total time required to complete copy_set... This indicates a successful subscription!</text:p>
        </text:list-item>
        <text:list-item>
          <text:p text:style-name="P124"><text:span text:style-name="Teletype">DEBUG1: remoteWorkerThread_%d: copy_set %d done in %.3f seconds</text:span></text:p>
          <text:p text:style-name="P124">Indicates the total time required to complete copy_set... This indicates a successful subscription!</text:p>
        </text:list-item>
      </text:list>
      <text:h text:style-name="Heading_20_3" text:outline-level="3"><text:bookmark text:name="LOGMERGESET"/>26.6.5. Log Entries Associated with MERGE SET</text:h>
      <text:p text:style-name="Text_20_body">These various exceptions cause <text:a xlink:type="simple" xlink:href="http://slony.info/documentation/1.2/stmtmergeset.html">SLONIK MERGE SET</text:a> to be rejected; something ought to be corrected before submitting the request again. </text:p>
      <text:list xml:id="list223354019" text:style-name="L118">
        <text:list-item>
          <text:p text:style-name="P125"><text:span text:style-name="Teletype">ERROR: Slony-I: merged set ids cannot be identical</text:span></text:p>
          <text:p text:style-name="P125">It is illogical to try to merge a set with itself. </text:p>
        </text:list-item>
        <text:list-item>
          <text:p text:style-name="P125"><text:span text:style-name="Teletype">ERROR: Slony-I: set % not found </text:span></text:p>
          <text:p text:style-name="P125">A missing set cannot be merged. </text:p>
        </text:list-item>
        <text:list-item>
          <text:p text:style-name="P125"><text:span text:style-name="Teletype">ERROR: Slony-I: set % does not originate on local node</text:span></text:p>
          <text:p text:style-name="P125">The <text:a xlink:type="simple" xlink:href="http://slony.info/documentation/1.2/stmtmergeset.html">SLONIK MERGE SET</text:a> request must be submitted to the origin node for the sets that are to be merged. </text:p>
        </text:list-item>
        <text:list-item>
          <text:p text:style-name="P125"><text:span text:style-name="Teletype">ERROR: Slony-I: subscriber lists of set % and % are different</text:span></text:p>
          <text:p text:style-name="P125">Sets can only be merged if they have identical subscriber lists. </text:p>
        </text:list-item>
        <text:list-item>
          <text:p text:style-name="P125"><text:span text:style-name="Teletype">ERROR: Slony-I: set % has subscriptions in progress - cannot </text:span><text:soft-page-break/><text:span text:style-name="Teletype">merge</text:span></text:p>
          <text:p text:style-name="P125"><text:a xlink:type="simple" xlink:href="http://slony.info/documentation/1.2/stmtmergeset.html">SLONIK MERGE SET</text:a> cannot proceed until all subscriptions have completed processing. If this message arises, that indicates that the subscriber lists <text:span text:style-name="T1">are</text:span> the same, but that one or more of the nodes has not yet completed setting up its subscription. It may be that waiting a short while will permit resubmitting the <text:a xlink:type="simple" xlink:href="http://slony.info/documentation/1.2/stmtmergeset.html">SLONIK MERGE SET</text:a> request.</text:p>
        </text:list-item>
      </text:list>
      <text:h text:style-name="Heading_20_3" text:outline-level="3"><text:bookmark text:name="LOGNORMALSYNC"/>26.6.6. Log Entries Associated With Normal SYNC activity</text:h>
      <text:p text:style-name="Text_20_body">Some of these messages indicate exceptions, but the "normal" stuff represents what you should expect to see most of the time when replication is just plain working.</text:p>
      <text:list xml:id="list389222003" text:style-name="L119">
        <text:list-item>
          <text:p text:style-name="P126"><text:span text:style-name="Teletype">DEBUG2: remoteWorkerThread_%d: forward confirm %d,%s received by %d</text:span></text:p>
          <text:p text:style-name="P126">These events should occur frequently and routinely as nodes report confirations of the events they receive. </text:p>
        </text:list-item>
        <text:list-item>
          <text:p text:style-name="P126"><text:span text:style-name="Teletype">DEBUG1: remoteWorkerThread_%d: SYNC %d processing</text:span></text:p>
          <text:p text:style-name="P126">This indicates the start of processing of a <text:span text:style-name="Teletype">SYNC</text:span> </text:p>
        </text:list-item>
        <text:list-item>
          <text:p text:style-name="P126"><text:span text:style-name="Teletype">ERROR: remoteWorkerThread_%d: No pa_conninfo for data provider %d</text:span></text:p>
          <text:p text:style-name="P126">Oh dear, we haven't connection information to connect to the data provider. That shouldn't be possible, normally...</text:p>
        </text:list-item>
        <text:list-item>
          <text:p text:style-name="P126"><text:span text:style-name="Teletype">ERROR: remoteListenThread_%d: timeout for event selection</text:span></text:p>
          <text:p text:style-name="P126">This means that the listener thread (<text:span text:style-name="Teletype">src/slon/remote_listener.c</text:span>) timed out when trying to determine what events were outstanding for it.</text:p>
          <text:p text:style-name="P126">This could occur because network connections broke, in which case restarting the <text:a xlink:type="simple" xlink:href="http://slony.info/documentation/1.2/slon.html">slon</text:a> might help. </text:p>
          <text:p text:style-name="P126">Alternatively, this might occur because the <text:a xlink:type="simple" xlink:href="http://slony.info/documentation/1.2/slon.html">slon</text:a> for this node has been broken for a long time, and there are an enormous number of entries in <text:span text:style-name="Teletype">sl_event</text:span> on this or other nodes for the node to work through, and it is taking more than <text:a xlink:type="simple" xlink:href="http://slony.info/documentation/1.2/slon-config-interval.html#SLON-CONFIG-REMOTE-LISTEN-TIMEOUT">slon_conf_remote_listen_timeout</text:a> seconds to run the query. In older versions of Slony-I, that configuration parameter did not exist; the timeout was fixed at 300 seconds. In newer versions, you might increase that timeout in the <text:a xlink:type="simple" xlink:href="http://slony.info/documentation/1.2/slon.html">slon</text:a> config file to a larger value so that it can continue to completion. And then investigate why nobody was monitoring things such that replication broke for such a long time... </text:p>
        </text:list-item>
        <text:list-item>
          <text:p text:style-name="P126"><text:span text:style-name="Teletype">ERROR: remoteWorkerThread_%d: cannot connect to data provider %d on 'dsn'</text:span></text:p>
          <text:p text:style-name="P126">Oh dear, we haven't got <text:span text:style-name="T1">correct</text:span> connection information to connect to the data provider.</text:p>
        </text:list-item>
        <text:list-item>
          <text:p text:style-name="P126"><text:span text:style-name="Teletype">DEBUG1: remoteWorkerThread_%d: connected to data provider %d on 'dsn'</text:span></text:p>
          <text:p text:style-name="P126">Excellent; the <text:a xlink:type="simple" xlink:href="http://slony.info/documentation/1.2/slon.html">slon</text:a> has connected to the provider. </text:p>
        </text:list-item>
        <text:list-item>
          <text:p text:style-name="P126"><text:span text:style-name="Teletype">WARN: remoteWorkerThread_%d: don't know what ev_seqno node %d confirmed for ev_origin %d</text:span></text:p>
          <text:p text:style-name="P126">There's no confirmation information available for this node's provider; need to abort the <text:span text:style-name="Teletype">SYNC</text:span> and wait a bit in hopes that that information will emerge soon...</text:p>
        </text:list-item>
        <text:list-item>
          <text:p text:style-name="P126"><text:span text:style-name="Teletype">DEBUG1: remoteWorkerThread_%d: data provider %d only </text:span><text:soft-page-break/><text:span text:style-name="Teletype">confirmed up to ev_seqno %d for ev_origin %d </text:span></text:p>
          <text:p text:style-name="P126">The provider for this node is a subscriber, and apparently that subscriber is a bit behind. The <text:a xlink:type="simple" xlink:href="http://slony.info/documentation/1.2/slon.html">slon</text:a> will need to wait for the provider to catch up until it has <text:span text:style-name="T1">new</text:span> data. </text:p>
        </text:list-item>
        <text:list-item>
          <text:p text:style-name="P126"><text:span text:style-name="Teletype">DEBUG2: remoteWorkerThread_%d: data provider %d confirmed up to ev_seqno %s for ev_origin %d - OK</text:span></text:p>
          <text:p text:style-name="P126">All's well; the provider should have the data that the subscriber needs...</text:p>
        </text:list-item>
        <text:list-item>
          <text:p text:style-name="P126"><text:span text:style-name="Teletype">DEBUG2: remoteWorkerThread_%d: syncing set %d with %d table(s) from provider %d</text:span></text:p>
          <text:p text:style-name="P126">This is declaring the plans for a <text:span text:style-name="Teletype">SYNC</text:span>: we have a set with some tables to process.</text:p>
        </text:list-item>
        <text:list-item>
          <text:p text:style-name="P126"><text:span text:style-name="Teletype">DEBUG2: remoteWorkerThread_%d: ssy_action_list value: %s length: %d</text:span></text:p>
          <text:p text:style-name="P126">This portion of the query to collect log data to be applied has been known to "bloat up"; this shows how it has gotten compressed... </text:p>
        </text:list-item>
        <text:list-item>
          <text:p text:style-name="P126"><text:span text:style-name="Teletype">DEBUG2: remoteWorkerThread_%d: Didn't add OR to provider</text:span></text:p>
          <text:p text:style-name="P126">This indicates that there wasn't anything in a "provider" clause in the query to collect log data to be applied, which shouldn't be. Things are quite likely to go bad at this point... </text:p>
        </text:list-item>
        <text:list-item>
          <text:p text:style-name="P126"><text:span text:style-name="Teletype">DEBUG2: remoteWorkerThread_%d: no sets need syncing for this event</text:span></text:p>
          <text:p text:style-name="P126">This will be the case for all <text:span text:style-name="Teletype">SYNC</text:span> events generated on nodes that are not originating replication sets. You can expect to see these messages reasonably frequently. </text:p>
        </text:list-item>
        <text:list-item>
          <text:p text:style-name="P126"><text:span text:style-name="Teletype">DEBUG3: remoteWorkerThread_%d: activate helper %d</text:span></text:p>
          <text:p text:style-name="P126">We're about to kick off a thread to help process <text:span text:style-name="Teletype">SYNC</text:span> data...</text:p>
        </text:list-item>
        <text:list-item>
          <text:p text:style-name="P126"><text:span text:style-name="Teletype">DEBUG4: remoteWorkerThread_%d: waiting for log data</text:span></text:p>
          <text:p text:style-name="P126">The thread is waiting to get data to consume (e.g. - apply to the replica).</text:p>
        </text:list-item>
        <text:list-item>
          <text:p text:style-name="P126"><text:span text:style-name="Teletype">ERROR: remoteWorkerThread_%d: %s %s - qualification was %s </text:span></text:p>
          <text:p text:style-name="P126">Apparently an application of replication data to the subscriber failed... This quite likely indicates some sort of serious corruption.</text:p>
        </text:list-item>
        <text:list-item>
          <text:p text:style-name="P126"><text:span text:style-name="Teletype">ERROR: remoteWorkerThread_%d: replication query did not affect one row (cmdTuples = %s) - query was: %s qualification was: %s</text:span></text:p>
          <text:p text:style-name="P126">If <text:span text:style-name="Teletype">SLON_CHECK_CMDTUPLES</text:span> is set, <text:a xlink:type="simple" xlink:href="http://slony.info/documentation/1.2/slon.html">slon</text:a> applies changes one tuple at a time, and verifies that each change affects exactly one tuple. Apparently that wasn't the case here, which suggests a corruption of replication. That's a rather bad thing...</text:p>
        </text:list-item>
        <text:list-item>
          <text:p text:style-name="P126"><text:span text:style-name="Teletype">ERROR: remoteWorkerThread_%d: SYNC aborted</text:span></text:p>
          <text:p text:style-name="P126">The <text:span text:style-name="Teletype">SYNC</text:span> has been aborted. The <text:a xlink:type="simple" xlink:href="http://slony.info/documentation/1.2/slon.html">slon</text:a> will likely retry this <text:span text:style-name="Teletype">SYNC</text:span> some time soon. If the <text:span text:style-name="Teletype">SYNC</text:span> continues to fail, there is some continuing problem, and replication will likely never catch up without intervention. It may be necessary to unsubscribe/resubscribe the affected slave set, or, if there is only one set on the slave node, it may be simpler to drop and recreate the slave node. If application connections may be shifted over to the master during this time, application downtime may not be necessary. </text:p>
        </text:list-item>
        <text:list-item>
          <text:p text:style-name="P126"><text:span text:style-name="Teletype">DEBUG2: remoteWorkerThread_%d: new sl_rowid_seq value: %s</text:span></text:p>
          <text:p text:style-name="P126"><text:soft-page-break/>This marks the progression of this internal Slony-I sequence. </text:p>
        </text:list-item>
        <text:list-item>
          <text:p text:style-name="P126"><text:span text:style-name="Teletype">DEBUG2: remoteWorkerThread_%d: SYNC %d done in %.3f seconds</text:span></text:p>
          <text:p text:style-name="P126">This indicates the successful completion of a <text:span text:style-name="Teletype">SYNC</text:span>. Hurray!</text:p>
        </text:list-item>
        <text:list-item>
          <text:p text:style-name="P126"><text:span text:style-name="Teletype">DEBUG1: remoteWorkerThread_%d_d:%.3f seconds delay for first row </text:span></text:p>
          <text:p text:style-name="P126">This indicates how long it took to get the first row from the LOG cursor that pulls in data from the sl_log tables.</text:p>
        </text:list-item>
        <text:list-item>
          <text:p text:style-name="P126"><text:span text:style-name="Teletype">ERROR: remoteWorkerThread_%d_d: large log_cmddata for actionseq %s not found</text:span></text:p>
          <text:p text:style-name="P126"><text:a xlink:type="simple" xlink:href="http://slony.info/documentation/1.2/slon.html">slon</text:a> could not find the data for one of the "very large" sl_log table tuples that are pulled individually. This shouldn't happen.</text:p>
        </text:list-item>
        <text:list-item>
          <text:p text:style-name="P126"><text:span text:style-name="Teletype">DEBUG2: remoteWorkerThread_%d_d:%.3f seconds until close cursor </text:span></text:p>
          <text:p text:style-name="P126">This indicates how long it took to complete reading data from the LOG cursor that pulls in data from the sl_log tables.</text:p>
        </text:list-item>
        <text:list-item>
          <text:p text:style-name="P126"><text:span text:style-name="Teletype">DEBUG2: remoteWorkerThread_%d_d: inserts=%d updates=%d deletes=%d </text:span></text:p>
          <text:p text:style-name="P126">This reports how much activity was recorded in the current <text:span text:style-name="Teletype">SYNC</text:span> set. </text:p>
        </text:list-item>
        <text:list-item>
          <text:p text:style-name="P126"><text:span text:style-name="Teletype">DEBUG3: remoteWorkerThread_%d: compress_actionseq(list,subquery) Action list: %s</text:span></text:p>
          <text:p text:style-name="P126">This indicates a portion of the LOG cursor query that is about to be compressed. (In some cases, this could grow to <text:span text:style-name="T1">enormous</text:span> size, blowing up the query parser...) </text:p>
        </text:list-item>
        <text:list-item>
          <text:p text:style-name="P126"><text:span text:style-name="Teletype">DEBUG3: remoteWorkerThread_%d: compressed actionseq subquery %s</text:span></text:p>
          <text:p text:style-name="P126">This indicates what that subquery compressed into. </text:p>
        </text:list-item>
      </text:list>
      <text:h text:style-name="Heading_20_3" text:outline-level="3"><text:bookmark text:name="LOGADDOBJECTS"/>26.6.7. Log Entries - Adding Objects to Sets</text:h>
      <text:p text:style-name="Text_20_body">These entries will be seen on an origin node's logs at the time you are configuring a replication set; some of them will be seen on subscribers at subscription time. </text:p>
      <text:list xml:id="list2070224661" text:style-name="L120">
        <text:list-item>
          <text:p text:style-name="P127"><text:span text:style-name="Teletype">ERROR: Slony-I: setAddTable_int(): table % has no index %</text:span></text:p>
          <text:p text:style-name="P127">Apparently a PK index was specified that is absent on this node...</text:p>
        </text:list-item>
        <text:list-item>
          <text:p text:style-name="P127"><text:span text:style-name="Teletype">ERROR: Slony-I setAddTable_int(): table % not found</text:span></text:p>
          <text:p text:style-name="P127">Table wasn't found on this node; did you load the schema in properly?. </text:p>
        </text:list-item>
        <text:list-item>
          <text:p text:style-name="P127"><text:span text:style-name="Teletype">ERROR: Slony-I setAddTable_int(): table % is not a regular table</text:span></text:p>
          <text:p text:style-name="P127">You tried to replicate something that isn't a table; you can't do that! </text:p>
        </text:list-item>
        <text:list-item>
          <text:p text:style-name="P127"><text:span text:style-name="Teletype">NOTICE: Slony-I setAddTable_int(): table % PK column % nullable</text:span></text:p>
          <text:p text:style-name="P127">You tried to replicate a table where one of the columns in the would-be primary key is allowed to be null. All PK columns must be <text:span text:style-name="Teletype">NOT NULL.</text:span> This request is about to fail. </text:p>
          <text:p text:style-name="P127"><text:soft-page-break/>A check for this condition was introduced in Slony-I version 1.2. If you have a 1.1 replica, it will continue to function after upgrading to 1.2, but you will experience this complaint when you try to add new subscribers. </text:p>
          <text:p text:style-name="P127">You can look for table/index combinations on an existing node that have NULLABLE columns in the primary key via the following query: </text:p>
          <text:p text:style-name="P170">select c.relname as table_name, ic.relname as index_name, att.attname, att2.attnotnull</text:p>
          <text:p text:style-name="P170">from _cluster.sl_table t, pg_catalog.pg_class c, pg_index i, pg_catalog.pg_class ic, pg_catalog.pg_attribute att, pg_catalog.pg_attribute att2</text:p>
          <text:p text:style-name="P170">where t.tab_reloid = c.oid </text:p>
          <text:p text:style-name="P170"><text:s text:c="4"/>and t.tab_idxname = ic.relname </text:p>
          <text:p text:style-name="P170"><text:s text:c="4"/>and <text:s/>ic.oid = i.indexrelid</text:p>
          <text:p text:style-name="P170"><text:s text:c="4"/>and att.attrelid = i.indexrelid</text:p>
          <text:p text:style-name="P170"><text:s text:c="4"/>and att2.attname = att.attname</text:p>
          <text:p text:style-name="P170"><text:s text:c="4"/>and att2.attrelid = c.oid</text:p>
          <text:p text:style-name="P185"><text:s text:c="4"/>and att2.attnotnull = 'f';</text:p>
          <text:p text:style-name="P127">These may be rectified via submitting, for each one, a query of the form: <text:span text:style-name="Teletype">alter table mytable alter column nullablecol set not null; </text:span>Running this against a subscriber where the table is empty will complete very quickly. It will take longer to apply this change to a table that already contains a great deal of data, as the alteration will scan the table to verify that there are no tuples where the column is NULL.</text:p>
        </text:list-item>
        <text:list-item>
          <text:p text:style-name="P127"><text:span text:style-name="Teletype">ERROR: Slony-I setAddTable_int(): table % not replicable!</text:span></text:p>
          <text:p text:style-name="P127">This happens because of the NULLable PK column. </text:p>
        </text:list-item>
        <text:list-item>
          <text:p text:style-name="P127"><text:span text:style-name="Teletype">ERROR: Slony-I setAddTable_int(): table id % has already been assigned!</text:span></text:p>
          <text:p text:style-name="P127">The table ID value needs to be assigned uniquely in <text:a xlink:type="simple" xlink:href="http://slony.info/documentation/1.2/stmtsetaddtable.html">SLONIK SET ADD TABLE</text:a>; apparently you requested a value already in use.</text:p>
        </text:list-item>
        <text:list-item>
          <text:p text:style-name="P127"><text:span text:style-name="Teletype">ERROR: Slony-I setAddSequence(): set % not found</text:span></text:p>
          <text:p text:style-name="P127">Apparently the set you requested is not available...</text:p>
        </text:list-item>
        <text:list-item>
          <text:p text:style-name="P127"><text:span text:style-name="Teletype">ERROR: Slony-I setAddSequence(): set % has remote origin</text:span></text:p>
          <text:p text:style-name="P127">You may only add things at the origin node.</text:p>
        </text:list-item>
        <text:list-item>
          <text:p text:style-name="P127"><text:span text:style-name="Teletype">ERROR: Slony-I setAddSequence(): cannot add sequence to currently subscribed set %</text:span></text:p>
          <text:p text:style-name="P127">Apparently the set you requested has already been subscribed. You cannot add tables/sequences to an already-subscribed set. You will need to create a new set, add the objects to that new set, and set up subscriptions to that.</text:p>
        </text:list-item>
        <text:list-item>
          <text:p text:style-name="P127"><text:span text:style-name="Teletype">ERROR: Slony-I setAddSequence_int(): set % not found</text:span></text:p>
          <text:p text:style-name="P127">Apparently the set you requested is not available...</text:p>
        </text:list-item>
        <text:list-item>
          <text:p text:style-name="P127"><text:span text:style-name="Teletype">ERROR: Slony-I setAddSequence_int(): sequence % not found</text:span></text:p>
          <text:p text:style-name="P127">Apparently the sequence you requested is not available on this node. How did you set up the schemas on the subscribers???</text:p>
        </text:list-item>
        <text:list-item>
          <text:p text:style-name="P127"><text:span text:style-name="Teletype">ERROR: Slony-I setAddSequence_int(): % is not a sequence</text:span></text:p>
          <text:p text:style-name="P127">Seems pretty obvious :-).</text:p>
        </text:list-item>
        <text:list-item>
          <text:p text:style-name="P127"><text:soft-page-break/><text:span text:style-name="Teletype">ERROR: Slony-I setAddSequence_int(): sequence ID % has already been assigned</text:span></text:p>
          <text:p text:style-name="P127">Each sequence ID added must be unique; apparently you have reused an ID.</text:p>
        </text:list-item>
      </text:list>
      <text:h text:style-name="Heading_20_3" text:outline-level="3"><text:bookmark text:name="AEN6243"/>26.6.8. Logging When Moving Objects Between Sets</text:h>
      <text:list xml:id="list831487651" text:style-name="L121">
        <text:list-item>
          <text:p text:style-name="P128"><text:span text:style-name="Teletype">ERROR: Slony-I setMoveTable_int(): table % not found</text:span></text:p>
          <text:p text:style-name="P128">Table wasn't found on this node; you probably gave the wrong ID number... </text:p>
        </text:list-item>
        <text:list-item>
          <text:p text:style-name="P128"><text:span text:style-name="Teletype">ERROR: Slony-I setMoveTable_int(): set ids cannot be identical</text:span></text:p>
          <text:p text:style-name="P128">Does it make sense to move a table from a set into the very same set? </text:p>
        </text:list-item>
        <text:list-item>
          <text:p text:style-name="P128"><text:span text:style-name="Teletype">ERROR: Slony-I setMoveTable_int(): set % not found</text:span></text:p>
          <text:p text:style-name="P128">Set wasn't found on this node; you probably gave the wrong ID number... </text:p>
        </text:list-item>
        <text:list-item>
          <text:p text:style-name="P128"><text:span text:style-name="Teletype">ERROR: Slony-I setMoveTable_int(): set % does not originate on local node</text:span></text:p>
          <text:p text:style-name="P128">Set wasn't found to have origin on this node; you probably gave the wrong EVENT NODE... </text:p>
        </text:list-item>
        <text:list-item>
          <text:p text:style-name="P128"><text:span text:style-name="Teletype">ERROR: Slony-I setMoveTable_int(): subscriber lists of set % and % are different</text:span></text:p>
          <text:p text:style-name="P128">You can only move objects between sets that have identical subscriber lists. </text:p>
        </text:list-item>
        <text:list-item>
          <text:p text:style-name="P128"><text:span text:style-name="Teletype">ERROR: Slony-I setMoveSequence_int(): sequence % not found</text:span></text:p>
          <text:p text:style-name="P128">Sequence wasn't found on this node; you probably gave the wrong ID number... </text:p>
        </text:list-item>
        <text:list-item>
          <text:p text:style-name="P128"><text:span text:style-name="Teletype">ERROR: Slony-I setMoveSequence_int(): set ids cannot be identical</text:span></text:p>
          <text:p text:style-name="P128">Does it make sense to move a sequence from a set into the very same set? </text:p>
        </text:list-item>
        <text:list-item>
          <text:p text:style-name="P128"><text:span text:style-name="Teletype">ERROR: Slony-I setMoveSequence_int(): set % not found</text:span></text:p>
          <text:p text:style-name="P128">Set wasn't found on this node; you probably gave the wrong ID number... </text:p>
        </text:list-item>
        <text:list-item>
          <text:p text:style-name="P128"><text:span text:style-name="Teletype">ERROR: Slony-I setMoveSequence_int(): set % does not originate on local node</text:span></text:p>
          <text:p text:style-name="P128">Set wasn't found to have origin on this node; you probably gave the wrong EVENT NODE... </text:p>
        </text:list-item>
        <text:list-item>
          <text:p text:style-name="P128"><text:span text:style-name="Teletype">ERROR: Slony-I setMoveSequence_int(): subscriber lists of set % and % are different</text:span></text:p>
          <text:p text:style-name="P128">You can only move objects between sets that have identical subscriber lists. </text:p>
        </text:list-item>
      </text:list>
      <text:h text:style-name="Heading_20_3" text:outline-level="3"><text:bookmark text:name="AEN6286"/>26.6.9. Issues with Dropping Objects</text:h>
      <text:list xml:id="list1521113799" text:style-name="L122">
        <text:list-item>
          <text:p text:style-name="P129"><text:span text:style-name="Teletype">ERROR: Slony-I setDropTable(): table % not found</text:span></text:p>
          <text:p text:style-name="P129">Table wasn't found on this node; are you sure you had the ID right? </text:p>
        </text:list-item>
        <text:list-item>
          <text:p text:style-name="P129"><text:span text:style-name="Teletype">ERROR: Slony-I setDropTable(): set % not found</text:span></text:p>
          <text:p text:style-name="P129">The replication set wasn't found on this node; are you sure you had the ID right? </text:p>
        </text:list-item>
        <text:list-item>
          <text:p text:style-name="P129"><text:span text:style-name="Teletype">ERROR: Slony-I setDropTable(): set % has remote origin</text:span></text:p>
          <text:p text:style-name="P129"><text:soft-page-break/>The replication set doesn't originate on this node; you probably need to specify an <text:span text:style-name="Teletype">EVENT NODE</text:span> in the <text:a xlink:type="simple" xlink:href="http://slony.info/documentation/1.2/stmtsetdroptable.html">SLONIK SET DROP TABLE</text:a> command. </text:p>
        </text:list-item>
        <text:list-item>
          <text:p text:style-name="P129"><text:span text:style-name="Teletype">ERROR: Slony-I setDropSequence_int(): sequence % not found</text:span></text:p>
          <text:p text:style-name="P129">Could this sequence be in another set?</text:p>
        </text:list-item>
        <text:list-item>
          <text:p text:style-name="P129"><text:span text:style-name="Teletype">ERROR: Slony-I setDropSequence_int(): set % not found</text:span></text:p>
          <text:p text:style-name="P129">Could you have gotten the set ID wrong?</text:p>
        </text:list-item>
        <text:list-item>
          <text:p text:style-name="P129"><text:span text:style-name="Teletype">ERROR: Slony-I setDropSequence_int(): set % has origin at another node - submit this to that node</text:span></text:p>
          <text:p text:style-name="P129">This message seems fairly self-explanatory...</text:p>
        </text:list-item>
      </text:list>
      <text:h text:style-name="Heading_20_3" text:outline-level="3"><text:bookmark text:name="AEN6315"/>26.6.10. Issues with MOVE SET, FAILOVER, DROP NODE</text:h>
      <text:p text:style-name="Text_20_body">Many of these errors will occur if you submit a <text:a xlink:type="simple" xlink:href="http://slony.info/documentation/1.2/slonik.html">slonik</text:a> script that describes a reconfiguration incompatible with your cluster's current configuration. Those will lead to the feeling: "Whew, I'm glad <text:a xlink:type="simple" xlink:href="http://slony.info/documentation/1.2/slonik.html">slonik</text:a> caught that for me!" </text:p>
      <text:p text:style-name="Text_20_body">Some of the others lead to a <text:a xlink:type="simple" xlink:href="http://slony.info/documentation/1.2/slon.html">slon</text:a> telling itself to fall over; all <text:span text:style-name="T1">should</text:span> be well when you restart it, as it will read in the revised, newly-correct configuration when it starts up.</text:p>
      <text:p text:style-name="Text_20_body">Alas, a few indicate that "something bad happened," for which the resolution may not necessarily be easy. Nobody said that replication was easy, alas...</text:p>
      <text:list xml:id="list1211588303" text:style-name="L123">
        <text:list-item>
          <text:p text:style-name="P130"><text:span text:style-name="Teletype">ERROR: Slony-I: DROP_NODE cannot initiate on the dropped node</text:span></text:p>
          <text:p text:style-name="P130">You need to have an EVENT NODE other than the node that is to be dropped.... </text:p>
        </text:list-item>
        <text:list-item>
          <text:p text:style-name="P130"><text:span text:style-name="Teletype">ERROR: Slony-I: Node % is still configured as a data provider</text:span></text:p>
          <text:p text:style-name="P130">You cannot drop a node that is in use as a data provider; you need to reshape subscriptions so no nodes are dependent on it first. </text:p>
        </text:list-item>
        <text:list-item>
          <text:p text:style-name="P130"><text:span text:style-name="Teletype">ERROR: Slony-I: Node % is still origin of one or more sets</text:span></text:p>
          <text:p text:style-name="P130">You can't drop a node if it is the origin for a set! Use <text:a xlink:type="simple" xlink:href="http://slony.info/documentation/1.2/stmtmoveset.html">SLONIK MOVE SET</text:a> or <text:a xlink:type="simple" xlink:href="http://slony.info/documentation/1.2/stmtfailover.html">SLONIK FAILOVER</text:a> first. </text:p>
        </text:list-item>
        <text:list-item>
          <text:p text:style-name="P130"><text:span text:style-name="Teletype">ERROR: Slony-I: cannot failover - node % has no path to the backup node</text:span></text:p>
          <text:p text:style-name="P130">You cannot failover to a node that isn't connected to all the subscribers, at least indirectly. </text:p>
        </text:list-item>
        <text:list-item>
          <text:p text:style-name="P130"><text:span text:style-name="Teletype">ERROR: Slony-I: cannot failover - node % is not subscribed to set %</text:span></text:p>
          <text:p text:style-name="P130">You can't failover to a node that doesn't subscribe to all the relevant sets. </text:p>
        </text:list-item>
        <text:list-item>
          <text:p text:style-name="P130"><text:span text:style-name="Teletype">ERROR: Slony-I: cannot failover - subscription for set % is not active</text:span></text:p>
          <text:p text:style-name="P130">If the subscription has been set up, but isn't yet active, that's still no good.</text:p>
        </text:list-item>
        <text:list-item>
          <text:p text:style-name="P130"><text:span text:style-name="Teletype">ERROR: Slony-I: cannot failover - node % is not a forwarder of set %</text:span></text:p>
          <text:p text:style-name="P130">You can only failover or move a set to a node that has forwarding turned on. </text:p>
        </text:list-item>
        <text:list-item>
          <text:p text:style-name="P130"><text:span text:style-name="Teletype">NOTICE: failedNode: set % has no other direct receivers - move now</text:span></text:p>
          <text:p text:style-name="P130"><text:soft-page-break/>If the backup node is the only direct subscriber, then life is a bit simplified... No need to reshape any subscriptions!</text:p>
        </text:list-item>
        <text:list-item>
          <text:p text:style-name="P130"><text:span text:style-name="Teletype">NOTICE: failedNode set % has other direct receivers - change providers only</text:span></text:p>
          <text:p text:style-name="P130">In this case, all direct subscribers are pointed to the backup node, and the backup node is pointed to receive from another node so it can get caught up.</text:p>
        </text:list-item>
        <text:list-item>
          <text:p text:style-name="P130"><text:span text:style-name="Teletype">NOTICE: Slony-I: Please drop schema _@CLUSTERNAME@</text:span></text:p>
          <text:p text:style-name="P130">A node has been uninstalled; you may need to drop the schema... </text:p>
        </text:list-item>
      </text:list>
      <text:h text:style-name="Heading_20_3" text:outline-level="3"><text:bookmark text:name="AEN6369"/>26.6.11. Log Switching</text:h>
      <text:p text:style-name="Text_20_body">These messages relate to the new-in-1.2 facility whereby Slony-I periodically switches back and forth between storing data in <text:span text:style-name="Teletype">sl_log_1</text:span> and <text:span text:style-name="Teletype">sl_log_2</text:span>.</text:p>
      <text:list xml:id="list123822482" text:style-name="L124">
        <text:list-item>
          <text:p text:style-name="P131"><text:span text:style-name="Teletype">Slony-I: Logswitch to sl_log_2 initiated'</text:span></text:p>
          <text:p text:style-name="P131">Indicates that <text:a xlink:type="simple" xlink:href="http://slony.info/documentation/1.2/slon.html">slon</text:a> is in the process of switching over to this log table.</text:p>
        </text:list-item>
        <text:list-item>
          <text:p text:style-name="P131"><text:span text:style-name="Teletype">Slony-I: Logswitch to sl_log_1 initiated'</text:span></text:p>
          <text:p text:style-name="P131">Indicates that <text:a xlink:type="simple" xlink:href="http://slony.info/documentation/1.2/slon.html">slon</text:a> is in the process of switching over to this log table.</text:p>
        </text:list-item>
        <text:list-item>
          <text:p text:style-name="P131"><text:span text:style-name="Teletype">Previous logswitch still in progress</text:span></text:p>
          <text:p text:style-name="P131">An attempt was made to do a log switch while one was in progress...</text:p>
        </text:list-item>
        <text:list-item>
          <text:p text:style-name="P131"><text:span text:style-name="Teletype">ERROR: remoteWorkerThread_%d: cannot determine current log status</text:span></text:p>
          <text:p text:style-name="P131">The attempt to read from sl_log_status, which determines whether we're working on <text:span text:style-name="Teletype">sl_log_1</text:span> or <text:span text:style-name="Teletype">sl_log_2</text:span> got no results; that can't be a good thing, as there certainly should be data here... Replication is likely about to halt...</text:p>
        </text:list-item>
        <text:list-item>
          <text:p text:style-name="P131"><text:span text:style-name="Teletype">DEBUG2: remoteWorkerThread_%d: current local log_status is %d</text:span></text:p>
          <text:p text:style-name="P131">This indicates which of <text:span text:style-name="Teletype">sl_log_1</text:span> and <text:span text:style-name="Teletype">sl_log_2</text:span> are being used to store replication data. </text:p>
        </text:list-item>
      </text:list>
      <text:h text:style-name="Heading_20_3" text:outline-level="3"><text:bookmark text:name="AEN6402"/>26.6.12. Miscellanea</text:h>
      <text:p text:style-name="Text_20_body">Perhaps these messages should be categorized further; that remains a task for the documentors.</text:p>
      <text:list xml:id="list1570077942" text:style-name="L125">
        <text:list-item>
          <text:p text:style-name="P132"><text:span text:style-name="Teletype">ERROR: Slonik version: @MODULEVERSION@ != Slony-I version in PG build %</text:span></text:p>
          <text:p text:style-name="P132">This is raised in <text:span text:style-name="Source_20_Text">checkmoduleversion()</text:span> if there is a mismatch between the version of Slony-I as reported by <text:a xlink:type="simple" xlink:href="http://slony.info/documentation/1.2/slonik.html">slonik</text:a> versus what the PostgreSQL build has.</text:p>
        </text:list-item>
        <text:list-item>
          <text:p text:style-name="P132"><text:span text:style-name="Teletype">ERROR: Slony-I: registry key % is not an int4 value</text:span></text:p>
          <text:p text:style-name="P132">Raised in <text:span text:style-name="Source_20_Text">registry_get_int4()</text:span>, this complains if a requested value turns out to be NULL.</text:p>
        </text:list-item>
        <text:list-item>
          <text:p text:style-name="P132"><text:span text:style-name="Teletype">ERROR: registry key % is not a text value</text:span></text:p>
          <text:p text:style-name="P132">Raised in <text:span text:style-name="Source_20_Text">registry_get_text()</text:span>, this complains if a requested value turns out to be NULL.</text:p>
        </text:list-item>
        <text:list-item>
          <text:p text:style-name="P132"><text:span text:style-name="Teletype">ERROR: registry key % is not a timestamp value</text:span></text:p>
          <text:p text:style-name="P132">Raised in <text:span text:style-name="Source_20_Text">registry_get_timestamp()</text:span>, this complains if a requested value turns out <text:soft-page-break/>to be NULL.</text:p>
        </text:list-item>
        <text:list-item>
          <text:p text:style-name="P132"><text:span text:style-name="Teletype">NOTICE: Slony-I: cleanup stale sl_nodelock entry for pid=%</text:span></text:p>
          <text:p text:style-name="P132">This will occur when a <text:a xlink:type="simple" xlink:href="http://slony.info/documentation/1.2/slon.html">slon</text:a> starts up after another has crashed; this is routine cleanup.</text:p>
        </text:list-item>
        <text:list-item>
          <text:p text:style-name="P132"><text:span text:style-name="Teletype">ERROR: Slony-I: This node is already initialized</text:span></text:p>
          <text:p text:style-name="P132">This would typically happen if you submit <text:a xlink:type="simple" xlink:href="http://slony.info/documentation/1.2/stmtstorenode.html">SLONIK STORE NODE</text:a> gainst a node that has already been set up with the Slony-I schema. </text:p>
        </text:list-item>
        <text:list-item>
          <text:p text:style-name="P132"><text:span text:style-name="Teletype">ERROR: Slony-I: node % not found</text:span></text:p>
          <text:p text:style-name="P132">An attempt to mark a node not listed locally as enabled should fail...</text:p>
        </text:list-item>
        <text:list-item>
          <text:p text:style-name="P132"><text:span text:style-name="Teletype">ERROR: Slony-I: node % is already active</text:span></text:p>
          <text:p text:style-name="P132">An attempt to mark a node already marked as active as active should fail...</text:p>
        </text:list-item>
        <text:list-item>
          <text:p text:style-name="P132"><text:span text:style-name="Teletype">DEBUG4: remoteWorkerThread_%d: added active set %d to provider %d</text:span></text:p>
          <text:p text:style-name="P132">Indicates that this set is being provided by this provider.</text:p>
        </text:list-item>
        <text:list-item>
          <text:p text:style-name="P132"><text:span text:style-name="Teletype">DEBUG2: remoteWorkerThread_%d: event %d ignored - unknown origin</text:span></text:p>
          <text:p text:style-name="P132">Probably happens if events arrive before the <text:span text:style-name="Teletype">STORE_NODE</text:span> event that tells that the new node now exists... </text:p>
        </text:list-item>
        <text:list-item>
          <text:p text:style-name="P132"><text:span text:style-name="Teletype">WARN: remoteWorkerThread_%d: event %d ignored - origin inactive</text:span></text:p>
          <text:p text:style-name="P132">This shouldn't occur now (2007) as we don't support the notion of deactivating a node... </text:p>
        </text:list-item>
        <text:list-item>
          <text:p text:style-name="P132"><text:span text:style-name="Teletype">DEBUG2: remoteWorkerThread_%d: event %d ignored - duplicate </text:span></text:p>
          <text:p text:style-name="P132">This might be expected to happen if the event notification comes in concurrently from two sources... </text:p>
        </text:list-item>
        <text:list-item>
          <text:p text:style-name="P132"><text:span text:style-name="Teletype">DEBUG2: remoteWorkerThread_%d: unknown node %d</text:span></text:p>
          <text:p text:style-name="P132">Happens if the <text:a xlink:type="simple" xlink:href="http://slony.info/documentation/1.2/slon.html">slon</text:a> is unaware of this node; probably a sign of <text:span text:style-name="Teletype">STORE_NODE</text:span> requests not propagating... </text:p>
        </text:list-item>
        <text:list-item>
          <text:p text:style-name="P132"><text:span text:style-name="Teletype">insert or update on table "sl_path" violates foreign key constraint "pa_client-no_id-ref". DETAIL: Key (pa_client)=(2) is not present on table "s1_node</text:span></text:p>
          <text:p text:style-name="P132">This happens if you try to do <text:a xlink:type="simple" xlink:href="http://slony.info/documentation/1.2/stmtsubscribeset.html">SLONIK SUBSCRIBE SET</text:a> when the node unaware of a would-be new node; probably a sign of <text:span text:style-name="Teletype">STORE_NODE</text:span> and <text:span text:style-name="Teletype">STORE_PATH</text:span> requests not propagating... </text:p>
        </text:list-item>
      </text:list>
      <text:p text:style-name="Standard"/>
      <text:h text:style-name="P194" text:outline-level="1"><text:bookmark text:name="HELP"/>27. More Slony-I Help</text:h>
      <text:p text:style-name="Text_20_body"><text:bookmark text:name="AEN6481"/>If you are having problems with Slony-I, you have several options for help: </text:p>
      <text:list xml:id="list1042120967" text:style-name="L126">
        <text:list-item>
          <text:p text:style-name="P133">Before submitting questions to any public forum as to why "something mysterious" has happened to your replication cluster, be sure to run the <text:a xlink:type="simple" xlink:href="http://slony.info/documentation/1.2/monitoring.html#TESTSLONYSTATE">Section 5.1</text:a> tool and be prepared to provide its output. It may give some clues as to what is wrong, and the results are likely to be of some assistance in analyzing the problem. </text:p>
        </text:list-item>
        <text:list-item>
          <text:p text:style-name="P133"><text:a xlink:type="simple" xlink:href="http://slony.info/" office:target-frame-name="_top" xlink:show="replace">http://slony.info/</text:a> - the official "home" of Slony-I</text:p>
        </text:list-item>
        <text:list-item>
          <text:p text:style-name="P133">Documentation on the Slony-I Site- Check the documentation on the Slony website: <text:a xlink:type="simple" xlink:href="http://slony.info/documentation" office:target-frame-name="_top" xlink:show="replace">Howto</text:a></text:p>
        </text:list-item>
        <text:list-item>
          <text:p text:style-name="P133">A copy of this documentation lives at <text:a xlink:type="simple" xlink:href="http://linuxdatabases.info/info/slony.html" office:target-frame-name="_top" xlink:show="replace">Christopher Browne's Web Site </text:a>.</text:p>
        </text:list-item>
        <text:list-item>
          <text:p text:style-name="P133">Other Documentation - There are several articles here <text:a xlink:type="simple" xlink:href="http://www.varlena.com/varlena/GeneralBits/Tidbits/index.php#Replication" office:target-frame-name="_top" xlink:show="replace">Varlena GeneralBits </text:a>that may be helpful.</text:p>
        </text:list-item>
        <text:list-item>
          <text:p text:style-name="P133">IRC - There are usually some people on #slony on irc.freenode.net who may be able to answer some of your questions. There is also a bot named "rtfm_please" that you may want to chat with.</text:p>
        </text:list-item>
        <text:list-item>
          <text:p text:style-name="P133">Mailing lists - The answer to your problem may exist in the Slony1-general mailing list archives, or you may choose to ask your question on the Slony1-general mailing list. The mailing list archives, and instructions for joining the list may be found <text:a xlink:type="simple" xlink:href="http://lists.slony.info/mailman/listinfo/slony1-general" office:target-frame-name="_top" xlink:show="replace">here. </text:a></text:p>
        </text:list-item>
        <text:list-item>
          <text:p text:style-name="P133">If your Russian is much better than your English, then <text:a xlink:type="simple" xlink:href="http://kirov.lug.ru/wiki/Slony" office:target-frame-name="_top" xlink:show="replace">KirovOpenSourceCommunity: Slony</text:a> may be the place to go.</text:p>
        </text:list-item>
        <text:list-item>
          <text:p text:style-name="P133"><text:a xlink:type="simple" xlink:href="http://pgpool.projects.postgresql.org/" office:target-frame-name="_top" xlink:show="replace">pgpool </text:a></text:p>
          <text:p text:style-name="P133">pgpool is a connection pool server for PostgreSQL; it allows an application to connect to it as if it were a standard PostgreSQL server. It caches connections, which reduces the overhead involved in establishing them. It supports a "scheduled switchover" feature, which would allow dynamically switching over from one server to another. That would be very useful when doing a <text:a xlink:type="simple" xlink:href="http://slony.info/documentation/1.2/stmtmoveset.html">SLONIK MOVE SET</text:a>, as it would allow applications to be switched to point to the new origin without needing to update their configuration. </text:p>
        </text:list-item>
      </text:list>
      <text:h text:style-name="Heading_20_2" text:outline-level="2"><text:bookmark text:name="AEN6523"/>27.1. Other Information Sources</text:h>
      <text:list xml:id="list300222379" text:style-name="L127">
        <text:list-item>
          <text:p text:style-name="P134"><text:a xlink:type="simple" xlink:href="http://comstar.dotgeek.org/postgres/slony-config/" office:target-frame-name="_top" xlink:show="replace">slony-config</text:a> - A Perl tool for configuring Slony nodes using config files in an XML-based format that the tool transforms into a Slonik script</text:p>
        </text:list-item>
        <text:list-item>
          <text:p text:style-name="P134"><text:a xlink:type="simple" xlink:href="http://freshmeat.net/projects/slonyi/" office:target-frame-name="_top" xlink:show="replace">Freshmeat on Slony-I </text:a></text:p>
        </text:list-item>
      </text:list>
      <text:p text:style-name="P1"/>
      <text:h text:style-name="P195" text:outline-level="1"><text:bookmark text:name="SUPPORTEDPLATFORMS"/>28. Slony-I Supported Platforms</text:h>
      <text:p text:style-name="Text_20_body"><text:bookmark text:name="AEN6536"/>Slony-I has been verified by to work on the platforms which are listed below. Slony-I can be successfully built, installed and run on these platforms.</text:p>
      <text:p text:style-name="Text_20_body">Last updated: May 3, 2010</text:p>
      <text:p text:style-name="Text_20_body">If you experience problems in these platforms, please subscribe to <text:a xlink:type="simple" xlink:href="http://lists.slony.info/mailman/listinfo/slony1-general" office:target-frame-name="_top" xlink:show="replace">Slony-I Mailing List</text:a> and ask your questions.</text:p>
      <text:p text:style-name="P64"><text:bookmark text:name="PLATFORM-TABLE"/>Table 2. Supported Platform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header-rows>
          <table:table-row>
            <table:table-cell table:style-name="Tabela12.A1" office:value-type="string">
              <text:p text:style-name="Table_20_Heading">OS</text:p>
            </table:table-cell>
            <table:table-cell table:style-name="Tabela12.A1" office:value-type="string">
              <text:p text:style-name="Table_20_Heading">Version</text:p>
            </table:table-cell>
            <table:table-cell table:style-name="Tabela12.A1" office:value-type="string">
              <text:p text:style-name="Table_20_Heading">Processor series</text:p>
            </table:table-cell>
            <table:table-cell table:style-name="Tabela12.A1" office:value-type="string">
              <text:p text:style-name="Table_20_Heading">Date last reported</text:p>
            </table:table-cell>
            <table:table-cell table:style-name="Tabela12.A1" office:value-type="string">
              <text:p text:style-name="Table_20_Heading">Reported by</text:p>
            </table:table-cell>
            <table:table-cell table:style-name="Tabela12.F1" office:value-type="string">
              <text:p text:style-name="Table_20_Heading">Remarks</text:p>
            </table:table-cell>
          </table:table-row>
        </table:table-header-rows>
        <table:table-row>
          <table:table-cell table:style-name="Tabela12.A2" office:value-type="string">
            <text:p text:style-name="Table_20_Contents">Fedora</text:p>
          </table:table-cell>
          <table:table-cell table:style-name="Tabela12.A2" office:value-type="string">
            <text:p text:style-name="Table_20_Contents">9,10,11,12</text:p>
          </table:table-cell>
          <table:table-cell table:style-name="Tabela12.A2" office:value-type="string">
            <text:p text:style-name="Table_20_Contents">Intel - 32 bit, 64 bit</text:p>
          </table:table-cell>
          <table:table-cell table:style-name="Tabela12.A2" office:value-type="string">
            <text:p text:style-name="Table_20_Contents">Aug 9, 2009</text:p>
          </table:table-cell>
          <table:table-cell table:style-name="Tabela12.A2" office:value-type="string">
            <text:p text:style-name="Table_20_Contents">devrim at gunduz dot org</text:p>
          </table:table-cell>
          <table:table-cell table:style-name="Tabela12.F2" office:value-type="string">
            <text:p text:style-name="Table_20_Contents">PostgreSQL Version: 8.4.3,8.3.7</text:p>
          </table:table-cell>
        </table:table-row>
        <table:table-row>
          <table:table-cell table:style-name="Tabela12.A2" office:value-type="string">
            <text:p text:style-name="Table_20_Contents">Red Hat Enterprise Linux</text:p>
          </table:table-cell>
          <table:table-cell table:style-name="Tabela12.A2" office:value-type="string">
            <text:p text:style-name="Table_20_Contents">5</text:p>
          </table:table-cell>
          <table:table-cell table:style-name="Tabela12.A2" office:value-type="string">
            <text:p text:style-name="Table_20_Contents">x86 and x86_64</text:p>
          </table:table-cell>
          <table:table-cell table:style-name="Tabela12.A2" office:value-type="string">
            <text:p text:style-name="Table_20_Contents">Mon May 3, 2010</text:p>
          </table:table-cell>
          <table:table-cell table:style-name="Tabela12.A2" office:value-type="string">
            <text:p text:style-name="Table_20_Contents">devrim at gunduz dot org</text:p>
          </table:table-cell>
          <table:table-cell table:style-name="Tabela12.F2" office:value-type="string">
            <text:p text:style-name="Table_20_Contents">PostgreSQL Version: 8.4.3, 8.3.10</text:p>
          </table:table-cell>
        </table:table-row>
        <table:table-row>
          <table:table-cell table:style-name="Tabela12.A2" office:value-type="string">
            <text:p text:style-name="Table_20_Contents">Debian GNU/Linux</text:p>
          </table:table-cell>
          <table:table-cell table:style-name="Tabela12.A2" office:value-type="string">
            <text:p text:style-name="Table_20_Contents">Lenny</text:p>
          </table:table-cell>
          <table:table-cell table:style-name="Tabela12.A2" office:value-type="string">
            <text:p text:style-name="Table_20_Contents">x86 x86_64</text:p>
          </table:table-cell>
          <table:table-cell table:style-name="Tabela12.A2" office:value-type="string">
            <text:p text:style-name="Table_20_Contents">May 3, 2010</text:p>
          </table:table-cell>
          <table:table-cell table:style-name="Tabela12.A2" office:value-type="string">
            <text:p text:style-name="Table_20_Contents">devrim @ gunduz dot org</text:p>
          </table:table-cell>
          <table:table-cell table:style-name="Tabela12.F2" office:value-type="string">
            <text:p text:style-name="Table_20_Contents">PostgreSQL Version: 8.4,3, 8.3.7</text:p>
          </table:table-cell>
        </table:table-row>
        <table:table-row>
          <table:table-cell table:style-name="Tabela12.A2" office:value-type="string">
            <text:p text:style-name="Table_20_Contents">Debian GNU/Linux</text:p>
          </table:table-cell>
          <table:table-cell table:style-name="Tabela12.A2" office:value-type="string">
            <text:p text:style-name="Table_20_Contents">Sid</text:p>
          </table:table-cell>
          <table:table-cell table:style-name="Tabela12.A2" office:value-type="string">
            <text:p text:style-name="Table_20_Contents">x86</text:p>
          </table:table-cell>
          <table:table-cell table:style-name="Tabela12.A2" office:value-type="string">
            <text:p text:style-name="Table_20_Contents">Jun 22, 2005</text:p>
          </table:table-cell>
          <table:table-cell table:style-name="Tabela12.A2" office:value-type="string">
            <text:p text:style-name="Table_20_Contents">cbbrowne at ca.afilias.info</text:p>
          </table:table-cell>
          <table:table-cell table:style-name="Tabela12.F2" office:value-type="string">
            <text:p text:style-name="Table_20_Contents">PostgreSQL Version: 7.4.8</text:p>
          </table:table-cell>
        </table:table-row>
        <table:table-row>
          <table:table-cell table:style-name="Tabela12.A2" office:value-type="string">
            <text:p text:style-name="Table_20_Contents">Debian GNU/Linux</text:p>
          </table:table-cell>
          <table:table-cell table:style-name="Tabela12.A2" office:value-type="string">
            <text:p text:style-name="Table_20_Contents">Sid</text:p>
          </table:table-cell>
          <table:table-cell table:style-name="Tabela12.A2" office:value-type="string">
            <text:p text:style-name="Table_20_Contents">x86</text:p>
          </table:table-cell>
          <table:table-cell table:style-name="Tabela12.A2" office:value-type="string">
            <text:p text:style-name="Table_20_Contents">Jun 22, 2005</text:p>
          </table:table-cell>
          <table:table-cell table:style-name="Tabela12.A2" office:value-type="string">
            <text:p text:style-name="Table_20_Contents">cbbrowne at ca.afilias.info</text:p>
          </table:table-cell>
          <table:table-cell table:style-name="Tabela12.F2" office:value-type="string">
            <text:p text:style-name="Table_20_Contents">PostgreSQL Version: 8.0.2</text:p>
          </table:table-cell>
        </table:table-row>
        <table:table-row>
          <table:table-cell table:style-name="Tabela12.A2" office:value-type="string">
            <text:p text:style-name="Table_20_Contents">Debian GNU/Linux</text:p>
          </table:table-cell>
          <table:table-cell table:style-name="Tabela12.A2" office:value-type="string">
            <text:p text:style-name="Table_20_Contents">Sid</text:p>
          </table:table-cell>
          <table:table-cell table:style-name="Tabela12.A2" office:value-type="string">
            <text:p text:style-name="Table_20_Contents">x86</text:p>
          </table:table-cell>
          <table:table-cell table:style-name="Tabela12.A2" office:value-type="string">
            <text:p text:style-name="Table_20_Contents">Jun 22, 2005</text:p>
          </table:table-cell>
          <table:table-cell table:style-name="Tabela12.A2" office:value-type="string">
            <text:p text:style-name="Table_20_Contents">cbbrowne at ca.afilias.info</text:p>
          </table:table-cell>
          <table:table-cell table:style-name="Tabela12.F2" office:value-type="string">
            <text:p text:style-name="Table_20_Contents">PostgreSQL Version: 7.3.9</text:p>
          </table:table-cell>
        </table:table-row>
        <table:table-row>
          <table:table-cell table:style-name="Tabela12.A2" office:value-type="string">
            <text:p text:style-name="Table_20_Contents">AIX</text:p>
          </table:table-cell>
          <table:table-cell table:style-name="Tabela12.A2" office:value-type="string">
            <text:p text:style-name="Table_20_Contents">5.1</text:p>
          </table:table-cell>
          <table:table-cell table:style-name="Tabela12.A2" office:value-type="string">
            <text:p text:style-name="Table_20_Contents">PPC</text:p>
          </table:table-cell>
          <table:table-cell table:style-name="Tabela12.A2" office:value-type="string">
            <text:p text:style-name="Table_20_Contents">Jun 22, 2005</text:p>
          </table:table-cell>
          <table:table-cell table:style-name="Tabela12.A2" office:value-type="string">
            <text:p text:style-name="Table_20_Contents">cbbrowne at ca.afilias.info</text:p>
          </table:table-cell>
          <table:table-cell table:style-name="Tabela12.F2" office:value-type="string">
            <text:p text:style-name="Table_20_Contents">PostgreSQL Version: 7.4.8</text:p>
          </table:table-cell>
        </table:table-row>
        <table:table-row>
          <table:table-cell table:style-name="Tabela12.A2" office:value-type="string">
            <text:p text:style-name="Table_20_Contents">SunOS (a.k.a. Solaris8)</text:p>
          </table:table-cell>
          <table:table-cell table:style-name="Tabela12.A2" office:value-type="string">
            <text:p text:style-name="Table_20_Contents">5.8</text:p>
          </table:table-cell>
          <table:table-cell table:style-name="Tabela12.A2" office:value-type="string">
            <text:p text:style-name="Table_20_Contents">x86</text:p>
          </table:table-cell>
          <table:table-cell table:style-name="Tabela12.A2" office:value-type="string">
            <text:p text:style-name="Table_20_Contents">Jun 22, 2005</text:p>
          </table:table-cell>
          <table:table-cell table:style-name="Tabela12.A2" office:value-type="string">
            <text:p text:style-name="Table_20_Contents">cbbrowne at ca.afilias.info</text:p>
          </table:table-cell>
          <table:table-cell table:style-name="Tabela12.F2" office:value-type="string">
            <text:p text:style-name="Table_20_Contents">PostgreSQL Version: 7.4.8</text:p>
          </table:table-cell>
        </table:table-row>
        <table:table-row>
          <table:table-cell table:style-name="Tabela12.A2" office:value-type="string">
            <text:p text:style-name="Table_20_Contents">Red Hat Enterprise Linux Enterprise Server</text:p>
          </table:table-cell>
          <table:table-cell table:style-name="Tabela12.A2" office:value-type="string">
            <text:p text:style-name="Table_20_Contents">3.0</text:p>
          </table:table-cell>
          <table:table-cell table:style-name="Tabela12.A2" office:value-type="string">
            <text:p text:style-name="Table_20_Contents">x86</text:p>
          </table:table-cell>
          <table:table-cell table:style-name="Tabela12.A2" office:value-type="string">
            <text:p text:style-name="Table_20_Contents">Jun 22, 2005</text:p>
          </table:table-cell>
          <table:table-cell table:style-name="Tabela12.A2" office:value-type="string">
            <text:p text:style-name="Table_20_Contents">devrim at gunduz.org</text:p>
          </table:table-cell>
          <table:table-cell table:style-name="Tabela12.F2" office:value-type="string">
            <text:p text:style-name="Table_20_Contents">PostgreSQL Version: 8.0.3 , docs fail to build, NAMELEN value must be increased from 44 to 100 to build the docs, or use community RPMs</text:p>
          </table:table-cell>
        </table:table-row>
        <table:table-row>
          <table:table-cell table:style-name="Tabela12.A2" office:value-type="string">
            <text:p text:style-name="Table_20_Contents">Red Hat Enterprise Linux Enterprise Server</text:p>
          </table:table-cell>
          <table:table-cell table:style-name="Tabela12.A2" office:value-type="string">
            <text:p text:style-name="Table_20_Contents">4</text:p>
          </table:table-cell>
          <table:table-cell table:style-name="Tabela12.A2" office:value-type="string">
            <text:p text:style-name="Table_20_Contents">x86</text:p>
          </table:table-cell>
          <table:table-cell table:style-name="Tabela12.A2" office:value-type="string">
            <text:p text:style-name="Table_20_Contents">Jun 22, 2005</text:p>
          </table:table-cell>
          <table:table-cell table:style-name="Tabela12.A2" office:value-type="string">
            <text:p text:style-name="Table_20_Contents">devrim at gunduz.org</text:p>
          </table:table-cell>
          <table:table-cell table:style-name="Tabela12.F2" office:value-type="string">
            <text:p text:style-name="Table_20_Contents">PostgreSQL Version: 8.0.3 , docs fail to build, NAMELEN value must be increased from 44 to 100 to build the docs, or use community RPMs</text:p>
          </table:table-cell>
        </table:table-row>
        <table:table-row>
          <table:table-cell table:style-name="Tabela12.A2" office:value-type="string">
            <text:p text:style-name="Table_20_Contents">Fedora Core</text:p>
          </table:table-cell>
          <table:table-cell table:style-name="Tabela12.A2" office:value-type="string">
            <text:p text:style-name="Table_20_Contents">3</text:p>
          </table:table-cell>
          <table:table-cell table:style-name="Tabela12.A2" office:value-type="string">
            <text:p text:style-name="Table_20_Contents">x86</text:p>
          </table:table-cell>
          <table:table-cell table:style-name="Tabela12.A2" office:value-type="string">
            <text:p text:style-name="Table_20_Contents">Jun 22, 2005</text:p>
          </table:table-cell>
          <table:table-cell table:style-name="Tabela12.A2" office:value-type="string">
            <text:p text:style-name="Table_20_Contents">devrim at gunduz.org</text:p>
          </table:table-cell>
          <table:table-cell table:style-name="Tabela12.F2" office:value-type="string">
            <text:p text:style-name="Table_20_Contents">PostgreSQL Version: 8.0.3 , docs fail to build, NAMELEN value must be increased from 44 to 100 to build the docs, or use <text:soft-page-break/>community RPMs</text:p>
          </table:table-cell>
        </table:table-row>
        <table:table-row>
          <table:table-cell table:style-name="Tabela12.A2" office:value-type="string">
            <text:p text:style-name="Table_20_Contents">Fedora Core</text:p>
          </table:table-cell>
          <table:table-cell table:style-name="Tabela12.A2" office:value-type="string">
            <text:p text:style-name="Table_20_Contents">4</text:p>
          </table:table-cell>
          <table:table-cell table:style-name="Tabela12.A2" office:value-type="string">
            <text:p text:style-name="Table_20_Contents">x86</text:p>
          </table:table-cell>
          <table:table-cell table:style-name="Tabela12.A2" office:value-type="string">
            <text:p text:style-name="Table_20_Contents">Jun 22, 2005</text:p>
          </table:table-cell>
          <table:table-cell table:style-name="Tabela12.A2" office:value-type="string">
            <text:p text:style-name="Table_20_Contents">devrim at gunduz.org</text:p>
          </table:table-cell>
          <table:table-cell table:style-name="Tabela12.F2" office:value-type="string">
            <text:p text:style-name="Table_20_Contents">PostgreSQL Version: 8.0.3 , docs fail to build, NAMELEN value must be increased from 44 to 100 to build the docs, or use community RPMs</text:p>
          </table:table-cell>
        </table:table-row>
        <table:table-row>
          <table:table-cell table:style-name="Tabela12.A2" office:value-type="string">
            <text:p text:style-name="Table_20_Contents">Red Hat Linux</text:p>
          </table:table-cell>
          <table:table-cell table:style-name="Tabela12.A2" office:value-type="string">
            <text:p text:style-name="Table_20_Contents">9</text:p>
          </table:table-cell>
          <table:table-cell table:style-name="Tabela12.A2" office:value-type="string">
            <text:p text:style-name="Table_20_Contents">x86</text:p>
          </table:table-cell>
          <table:table-cell table:style-name="Tabela12.A2" office:value-type="string">
            <text:p text:style-name="Table_20_Contents">Jul 14, 2005</text:p>
          </table:table-cell>
          <table:table-cell table:style-name="Tabela12.A2" office:value-type="string">
            <text:p text:style-name="Table_20_Contents">devrim at gunduz.org</text:p>
          </table:table-cell>
          <table:table-cell table:style-name="Tabela12.F2" office:value-type="string">
            <text:p text:style-name="Table_20_Contents">PostgreSQL Version: 8.0.3 , docs fail to build, NAMELEN value must be increased from 44 to 100 to build the docs, or use community RPMs</text:p>
          </table:table-cell>
        </table:table-row>
        <table:table-row>
          <table:table-cell table:style-name="Tabela12.A2" office:value-type="string">
            <text:p text:style-name="Table_20_Contents">FreeBSD</text:p>
          </table:table-cell>
          <table:table-cell table:style-name="Tabela12.A2" office:value-type="string">
            <text:p text:style-name="Table_20_Contents">5.X</text:p>
          </table:table-cell>
          <table:table-cell table:style-name="Tabela12.A2" office:value-type="string">
            <text:p text:style-name="Table_20_Contents">AMD64</text:p>
          </table:table-cell>
          <table:table-cell table:style-name="Tabela12.A2" office:value-type="string">
            <text:p text:style-name="Table_20_Contents">Jul 01, 2005</text:p>
          </table:table-cell>
          <table:table-cell table:style-name="Tabela12.A2" office:value-type="string">
            <text:p text:style-name="Table_20_Contents">stefan at kaltenbrunner.cc </text:p>
          </table:table-cell>
          <table:table-cell table:style-name="Tabela12.F2" office:value-type="string">
            <text:p text:style-name="Table_20_Contents">PostgreSQL Version: 8.0.3</text:p>
          </table:table-cell>
        </table:table-row>
        <table:table-row>
          <table:table-cell table:style-name="Tabela12.A2" office:value-type="string">
            <text:p text:style-name="Table_20_Contents">OpenBSD</text:p>
          </table:table-cell>
          <table:table-cell table:style-name="Tabela12.A2" office:value-type="string">
            <text:p text:style-name="Table_20_Contents">3.7</text:p>
          </table:table-cell>
          <table:table-cell table:style-name="Tabela12.A2" office:value-type="string">
            <text:p text:style-name="Table_20_Contents">Sparc64</text:p>
          </table:table-cell>
          <table:table-cell table:style-name="Tabela12.A2" office:value-type="string">
            <text:p text:style-name="Table_20_Contents">Jul 01, 2005</text:p>
          </table:table-cell>
          <table:table-cell table:style-name="Tabela12.A2" office:value-type="string">
            <text:p text:style-name="Table_20_Contents">stefan at kaltenbrunner.cc </text:p>
          </table:table-cell>
          <table:table-cell table:style-name="Tabela12.F2" office:value-type="string">
            <text:p text:style-name="Table_20_Contents">PostgreSQL Version: 8.0.3</text:p>
          </table:table-cell>
        </table:table-row>
        <table:table-row>
          <table:table-cell table:style-name="Tabela12.A2" office:value-type="string">
            <text:p text:style-name="Table_20_Contents">OpenBSD</text:p>
          </table:table-cell>
          <table:table-cell table:style-name="Tabela12.A2" office:value-type="string">
            <text:p text:style-name="Table_20_Contents">3.7</text:p>
          </table:table-cell>
          <table:table-cell table:style-name="Tabela12.A2" office:value-type="string">
            <text:p text:style-name="Table_20_Contents">x86</text:p>
          </table:table-cell>
          <table:table-cell table:style-name="Tabela12.A2" office:value-type="string">
            <text:p text:style-name="Table_20_Contents">Jul 01, 2005</text:p>
          </table:table-cell>
          <table:table-cell table:style-name="Tabela12.A2" office:value-type="string">
            <text:p text:style-name="Table_20_Contents">stefan at kaltenbrunner.cc </text:p>
          </table:table-cell>
          <table:table-cell table:style-name="Tabela12.F2" office:value-type="string">
            <text:p text:style-name="Table_20_Contents">PostgreSQL Version: 8.0.3</text:p>
          </table:table-cell>
        </table:table-row>
        <table:table-row>
          <table:table-cell table:style-name="Tabela12.A2" office:value-type="string">
            <text:p text:style-name="Table_20_Contents">Windows™</text:p>
          </table:table-cell>
          <table:table-cell table:style-name="Tabela12.A2" office:value-type="string">
            <text:p text:style-name="Table_20_Contents">2000/XP/2003</text:p>
          </table:table-cell>
          <table:table-cell table:style-name="Tabela12.A2" office:value-type="string">
            <text:p text:style-name="Table_20_Contents">x86</text:p>
          </table:table-cell>
          <table:table-cell table:style-name="Tabela12.A2" office:value-type="string">
            <text:p text:style-name="Table_20_Contents">Sept 21, 2006</text:p>
          </table:table-cell>
          <table:table-cell table:style-name="Tabela12.A2" office:value-type="string">
            <text:p text:style-name="Table_20_Contents">dpage at postgresql.org </text:p>
          </table:table-cell>
          <table:table-cell table:style-name="Tabela12.F2" office:value-type="string">
            <text:p text:style-name="Table_20_Contents">PostgreSQL Version: 8.1, 8.2</text:p>
          </table:table-cell>
        </table:table-row>
      </table:table>
      <text:p text:style-name="P1"/>
      <text:h text:style-name="P193" text:outline-level="1"><text:bookmark text:name="RELEASECHECKLIST"/>29. Release Checklist</text:h>
      <text:p text:style-name="Text_20_body"><text:bookmark text:name="AEN6693"/>Here are things that should be done whenever a release is prepared:</text:p>
      <text:list xml:id="list693725576" text:style-name="L128">
        <text:list-item>
          <text:p text:style-name="P135">Positive build reports for each supported platform - although it is arguably less necessary for a comprehensive list if we are releasing a minor upgrade </text:p>
        </text:list-item>
        <text:list-item>
          <text:p text:style-name="P135">Some kind of Standard Test Plan</text:p>
        </text:list-item>
        <text:list-item>
          <text:p text:style-name="P135">If the release modified the set of version-specific SQL files in <text:span text:style-name="Teletype">src/backend</text:span> (<text:span text:style-name="T1">e.g.</text:span> - it added a new <text:span text:style-name="Teletype">slony1_base.v83.sql</text:span> or <text:span text:style-name="Teletype">slony1_funcs.v83.sql</text:span>), or if we have other changes to the shape of PostgreSQL version support, the function <text:span text:style-name="Source_20_Text">load_slony_functions() </text:span>in <text:span text:style-name="Teletype">src/slonik/slonik.c</text:span> needs to be revised to reflect the new shape of things.</text:p>
        </text:list-item>
        <text:list-item>
          <text:p text:style-name="P135">The new release needs to be added to function <text:span text:style-name="Source_20_Text">upgradeSchema(text)</text:span> in <text:span text:style-name="Teletype">src/backend/slony1_funcs.sql</text:span>. </text:p>
          <text:p text:style-name="P135">This takes place in a "cross-branch" fashion; if we add version 1.1.9, in the 1.1 branch, then version 1.1.9 needs to be added to the 1.2 branch as well as to later branches (<text:span text:style-name="T1">e.g.</text:span> - 1.3, 1.4, HEAD). Earlier branches will normally not need to be made aware of versions added to later branches... </text:p>
        </text:list-item>
        <text:list-item>
          <text:p text:style-name="P135">Binary RPM packages</text:p>
        </text:list-item>
        <text:list-item>
          <text:p text:style-name="P135">If the release is a ".0" one, we need to open a new STABLE branch</text:p>
          <text:p text:style-name="P135"><text:span text:style-name="Teletype">cvs tag -b REL_1_2_STABLE</text:span></text:p>
        </text:list-item>
        <text:list-item>
          <text:p text:style-name="P135"><text:soft-page-break/>Tag the with the release ID. For version 1.1.2, this would be <text:span text:style-name="Teletype">REL_1_1_2 </text:span></text:p>
          <text:p text:style-name="P135"><text:span text:style-name="Teletype">cvs tag REL_1_1_2 </text:span></text:p>
        </text:list-item>
        <text:list-item>
          <text:p text:style-name="P135">Check out a copy via <text:span text:style-name="Teletype">cvs export -rREL_1_1_2</text:span> </text:p>
        </text:list-item>
        <text:list-item>
          <text:p text:style-name="P135">Run autoconf so as to regenerate <text:span text:style-name="Teletype">configure</text:span> from <text:span text:style-name="Teletype">configure.ac</text:span></text:p>
        </text:list-item>
        <text:list-item>
          <text:p text:style-name="P135">Purge directory <text:span text:style-name="Teletype">autom4te.cache</text:span> so it is not included in the build </text:p>
          <text:p text:style-name="P135">Does not need to be done by hand - the later <text:span text:style-name="Teletype">make distclean </text:span>step does this for you. </text:p>
        </text:list-item>
        <text:list-item>
          <text:p text:style-name="P135">Purge out .cvsignore files; this can be done with the command <text:span text:style-name="Teletype">find . -name .cvsignore | xargs rm </text:span></text:p>
          <text:p text:style-name="P135">Does not need to be done by hand - the later <text:span text:style-name="Teletype">make distclean </text:span>step does this for you. </text:p>
        </text:list-item>
        <text:list-item>
          <text:p text:style-name="P135">Run <text:span text:style-name="Teletype">tools/release_checklist.sh</text:span> </text:p>
          <text:p text:style-name="P135">This does a bunch of consistency checks to make sure that various files that are supposed to contain version numbers contain consistent values.</text:p>
        </text:list-item>
        <text:list-item>
          <text:p text:style-name="P135">For instance, configure should contain, for release 1.1.2:</text:p>
        </text:list-item>
        <text:list-item>
          <text:p text:style-name="P135">PACKAGE_VERSION=REL_1_1_2</text:p>
        </text:list-item>
        <text:list-item>
          <text:p text:style-name="P135">PACKAGE_STRING=slony1 REL_1_1_2</text:p>
        </text:list-item>
      </text:list>
      <text:list xml:id="list1600749692" text:style-name="L129">
        <text:list-item>
          <text:p text:style-name="P136"><text:span text:style-name="Teletype">config.h.in </text:span>needs to contain the version number in two forms; the definitions for <text:span text:style-name="Teletype">SLONY_I_VERSION_STRING</text:span> and <text:span text:style-name="Teletype">SLONY_I_VERSION_STRING_DEC</text:span> both need to be updated. </text:p>
        </text:list-item>
        <text:list-item>
          <text:p text:style-name="P136"><text:span text:style-name="Teletype">src/backend/slony1_funcs.sql</text:span> has major/minor/patch versions in functions <text:span text:style-name="Source_20_Text">slonyVersionMajor()</text:span>, <text:span text:style-name="Source_20_Text">slonyVersionMinor()</text:span>, and <text:span text:style-name="Source_20_Text">slonyVersionPatchlevel()</text:span>. These need to be assigned "by hand" at this point.</text:p>
        </text:list-item>
        <text:list-item>
          <text:p text:style-name="P136">It sure would be nice if more of these could be assigned automatically, somehow.</text:p>
          <text:p text:style-name="P136"><text:span text:style-name="T1">Don't</text:span> commit the new <text:span text:style-name="Teletype">configure</text:span>; we shouldn't be tracking this in CVS.</text:p>
        </text:list-item>
        <text:list-item>
          <text:p text:style-name="P136">make sure that the generated files from .l and .y are created, for example <text:span text:style-name="Teletype">slony/conf-file.[ch]</text:span> </text:p>
          <text:p text:style-name="P136">Currently this is best done by issuing <text:span text:style-name="Teletype">./configure &amp;&amp; make all &amp;&amp; make clean</text:span> but that is a somewhat ugly approach.</text:p>
          <text:p text:style-name="P136">Slightly better may be <text:span text:style-name="Teletype">./configure &amp;&amp; make src/slon/conf-file.c src/slonik/parser.c src/slonik/scan.c </text:span></text:p>
        </text:list-item>
        <text:list-item>
          <text:p text:style-name="P136">Make sure that generated Makefiles and such from the previous step(s) are removed.</text:p>
          <text:p text:style-name="P136"><text:span text:style-name="Teletype">make distclean</text:span> will do that... </text:p>
          <text:p text:style-name="P136">Note that <text:span text:style-name="Teletype">make distclean</text:span> also clears out <text:span text:style-name="Teletype">.cvsignore</text:span> files and <text:span text:style-name="Teletype">autom4te.cache</text:span>, thus obsoleting some former steps that suggested that it was needful to delete them. </text:p>
        </text:list-item>
        <text:list-item>
          <text:p text:style-name="P136">Generate HTML tarball, and RTF/PDF, if possible... Note that the HTML version should include *.html (duh!), *.jpg, *.png, as well as *.css </text:p>
        </text:list-item>
        <text:list-item>
          <text:p text:style-name="P136">Run <text:span text:style-name="Teletype">make clean</text:span> in <text:span text:style-name="Teletype">doc/adminguide</text:span> before generating the tarball in order that <text:span text:style-name="Teletype">bookindex.sgml</text:span> is NOT part of the tarball </text:p>
        </text:list-item>
        <text:list-item>
          <text:p text:style-name="P136">Alternatively, delete <text:span text:style-name="Teletype">doc/adminguide/bookindex.sgml </text:span></text:p>
        </text:list-item>
        <text:list-item>
          <text:p text:style-name="P136">Rename the directory (<text:span text:style-name="T1">e.g.</text:span> - <text:span text:style-name="Teletype">slony1-engine</text:span>) to a name based on the release, <text:span text:style-name="T1">e.g.</text:span> - <text:soft-page-break/><text:span text:style-name="Teletype">slony1-1.1.2</text:span></text:p>
        </text:list-item>
        <text:list-item>
          <text:p text:style-name="P136">Generate a tarball - <text:span text:style-name="Teletype">tar tfvj slony1-1.1.2.tar.bz2 slony1-1.1.2 </text:span></text:p>
        </text:list-item>
        <text:list-item>
          <text:p text:style-name="P136">Build the administrative documentation, and build a tarball as <text:span text:style-name="Teletype">slony1-1.1.2-html.tar.bz2</text:span></text:p>
          <text:p text:style-name="P136">Make sure that the docs are inside a subdir in the tarball.</text:p>
        </text:list-item>
        <text:list-item>
          <text:p text:style-name="P136">Put these tarballs in a temporary area, and notify everyone that they should test them out ASAP based on the Standard Test Plan. </text:p>
        </text:list-item>
      </text:list>
      <text:p text:style-name="P1"/>
      <text:p text:style-name="P1"/>
      <text:h text:style-name="P193" text:outline-level="1"><text:bookmark text:name="FAQ"/>Slony-I FAQ</text:h>
      <text:h text:style-name="Heading_20_3" text:outline-level="3">The Slony Global Development Group</text:h>
      <text:h text:style-name="Heading_20_3" text:outline-level="3"><text:bookmark text:name="AEN6819"/>Christopher Browne</text:h>
      <text:p text:style-name="Horizontal_20_Line"/>
      <text:p text:style-name="Text_20_body">Not all of these are, strictly speaking, "frequently asked;" some represent <text:span text:style-name="T1">trouble found that seemed worth documenting</text:span>.</text:p>
      <text:p text:style-name="List_20_Heading">1. <text:a xlink:type="simple" xlink:href="http://slony.info/documentation/1.2/faq.html#FAQCOMPILING">Slony-I FAQ: Building and Installing Slony-I </text:a></text:p>
      <text:p text:style-name="P155">1.1. <text:a xlink:type="simple" xlink:href="http://slony.info/documentation/1.2/faq.html#AEN6834">I am using Frotznik Freenix 4.5, with its </text:a><text:a xlink:type="simple" xlink:href="http://slony.info/documentation/1.2/faq.html#AEN6834"><text:span text:style-name="ACRONYM">FFPM</text:span></text:a><text:a xlink:type="simple" xlink:href="http://slony.info/documentation/1.2/faq.html#AEN6834"> (Frotznik Freenix Package Manager) package management system. It comes with </text:a><text:a xlink:type="simple" xlink:href="http://slony.info/documentation/1.2/faq.html#AEN6834"><text:span text:style-name="ACRONYM">FFPM</text:span></text:a><text:a xlink:type="simple" xlink:href="http://slony.info/documentation/1.2/faq.html#AEN6834"> packages for PostgreSQL 7.4.7, which are what I am using for my databases, but they don't include Slony-I in the packaging. How do I add Slony-I to this? </text:a></text:p>
      <text:p text:style-name="P156">1.2. <text:a xlink:type="simple" xlink:href="http://slony.info/documentation/1.2/faq.html#AEN6899">I tried building Slony-I 1.1 and got the following error message: </text:a></text:p>
      <text:p text:style-name="P188"><text:a xlink:type="simple" xlink:href="http://slony.info/documentation/1.2/faq.html#AEN6899">configure: error: Headers for libpqserver are not found in the includeserverdir.</text:a></text:p>
      <text:p text:style-name="P188"><text:a xlink:type="simple" xlink:href="http://slony.info/documentation/1.2/faq.html#AEN6899"><text:s text:c="3"/>This is the path to postgres.h. Please specify the includeserverdir with</text:a></text:p>
      <text:p text:style-name="P189"><text:a xlink:type="simple" xlink:href="http://slony.info/documentation/1.2/faq.html#AEN6899"><text:s text:c="3"/>--with-pgincludeserverdir=&lt;dir&gt;</text:a></text:p>
      <text:p text:style-name="P155">1.3. <text:a xlink:type="simple" xlink:href="http://slony.info/documentation/1.2/faq.html#AEN6912">Slony-I seemed to compile fine; now, when I run a </text:a><text:a xlink:type="simple" xlink:href="http://slony.info/documentation/1.2/slon.html">slon</text:a>, some events are moving around, but no replication is taking place.</text:p>
      <text:p text:style-name="P155">1.4. <text:a xlink:type="simple" xlink:href="http://slony.info/documentation/1.2/faq.html#AEN6947">I'm trying to upgrade to a newer version of Slony-I and am running into a problem with </text:a><text:a xlink:type="simple" xlink:href="http://slony.info/documentation/1.2/stmtupdatefunctions.html">SLONIK UPDATE FUNCTIONS</text:a>. When I run <text:a xlink:type="simple" xlink:href="http://slony.info/documentation/1.2/stmtupdatefunctions.html">SLONIK UPDATE FUNCTIONS</text:a>, my postmaster falls over with a Signal 11. There aren't any seeming errors in the log files, aside from the PostgreSQL logs indicating that, yes indeed, the postmaster fell over.</text:p>
      <text:p text:style-name="P155">1.5. <text:a xlink:type="simple" xlink:href="http://slony.info/documentation/1.2/faq.html#AEN7017">Problem building on Fedora/x86-64 </text:a></text:p>
      <text:p text:style-name="List_20_Heading">2. <text:a xlink:type="simple" xlink:href="http://slony.info/documentation/1.2/faq.html#FAQHOWTO">Slony-I FAQ: How Do I? </text:a></text:p>
      <text:p text:style-name="P155">2.1. <text:a xlink:type="simple" xlink:href="http://slony.info/documentation/1.2/faq.html#AEN7046">I need to dump a database </text:a><text:a xlink:type="simple" xlink:href="http://slony.info/documentation/1.2/faq.html#AEN7046"><text:span text:style-name="T1">without</text:span></text:a><text:a xlink:type="simple" xlink:href="http://slony.info/documentation/1.2/faq.html#AEN7046"> getting Slony-I configuration (</text:a><text:a xlink:type="simple" xlink:href="http://slony.info/documentation/1.2/faq.html#AEN7046"><text:span text:style-name="T1">e.g.</text:span></text:a><text:a xlink:type="simple" xlink:href="http://slony.info/documentation/1.2/faq.html#AEN7046"> - triggers, functions, and such). </text:a></text:p>
      <text:p text:style-name="P155">2.2. <text:a xlink:type="simple" xlink:href="http://slony.info/documentation/1.2/faq.html#AEN7093">I'd like to renumber the node numbers in my cluster. How can I renumber nodes? </text:a></text:p>
      <text:p text:style-name="List_20_Heading">3. <text:a xlink:type="simple" xlink:href="http://slony.info/documentation/1.2/faq.html#FAQIMPOSSIBILITIES">Slony-I FAQ: Impossible Things People Try </text:a></text:p>
      <text:p text:style-name="P155">3.1. <text:a xlink:type="simple" xlink:href="http://slony.info/documentation/1.2/faq.html#AEN7110">Can I use Slony-I to replicate changes back and forth on my database between my two offices? </text:a></text:p>
      <text:p text:style-name="P155">3.2. <text:a xlink:type="simple" xlink:href="http://slony.info/documentation/1.2/faq.html#AEN7122">I want to replicate all of the databases for a shared-database system I am managing. There are multiple databases, being used by my customers. </text:a></text:p>
      <text:p text:style-name="P155">3.3. <text:a xlink:type="simple" xlink:href="http://slony.info/documentation/1.2/faq.html#AEN7133">I want to be able to make DDL changes, and have them replicated automatically. </text:a></text:p>
      <text:p text:style-name="P155"><text:soft-page-break/>3.4. <text:a xlink:type="simple" xlink:href="http://slony.info/documentation/1.2/faq.html#AEN7145">I want to split my cluster into disjoint partitions that are not aware of one another. Slony-I keeps generating </text:a><text:a xlink:type="simple" xlink:href="http://slony.info/documentation/1.2/listenpaths.html">Section 9</text:a> that link those partitions together. </text:p>
      <text:p text:style-name="P155">3.5. <text:a xlink:type="simple" xlink:href="http://slony.info/documentation/1.2/faq.html#AEN7153">I want to change some of my node numbers. How do I "rename" a node to have a different node number? </text:a></text:p>
      <text:p text:style-name="P155">3.6. <text:a xlink:type="simple" xlink:href="http://slony.info/documentation/1.2/faq.html#AEN7160">My application uses OID attributes; is it possible to replicate tables like this? </text:a></text:p>
      <text:p text:style-name="List_20_Heading">4. <text:a xlink:type="simple" xlink:href="http://slony.info/documentation/1.2/faq.html#FAQCONNECTIONS">Slony-I FAQ: Connection Issues </text:a></text:p>
      <text:p text:style-name="P155">4.1. <text:a xlink:type="simple" xlink:href="http://slony.info/documentation/1.2/faq.html#AEN7180">I looked for the </text:a><text:a xlink:type="simple" xlink:href="http://slony.info/documentation/1.2/faq.html#AEN7180"><text:span text:style-name="Teletype">_clustername</text:span></text:a><text:a xlink:type="simple" xlink:href="http://slony.info/documentation/1.2/faq.html#AEN7180"> namespace, and it wasn't there.</text:a></text:p>
      <text:p text:style-name="P155">4.2. <text:a xlink:type="simple" xlink:href="http://slony.info/documentation/1.2/faq.html#AEN7191">I created a "superuser" account, </text:a><text:a xlink:type="simple" xlink:href="http://slony.info/documentation/1.2/faq.html#AEN7191"><text:span text:style-name="Teletype">slony</text:span></text:a><text:a xlink:type="simple" xlink:href="http://slony.info/documentation/1.2/faq.html#AEN7191">, to run replication activities. As suggested, I set it up as a superuser, via the following query: </text:a><text:a xlink:type="simple" xlink:href="http://slony.info/documentation/1.2/faq.html#AEN7191"><text:span text:style-name="Teletype">update pg_shadow set usesuper = 't' where usename in ('slony', 'molly', 'dumpy');</text:span></text:a><text:a xlink:type="simple" xlink:href="http://slony.info/documentation/1.2/faq.html#AEN7191"> (that command also deals with other users I set up to run vacuums and backups).</text:a></text:p>
      <text:p text:style-name="P156">4.3. <text:a xlink:type="simple" xlink:href="http://slony.info/documentation/1.2/faq.html#AEN7212">I'm trying to get a slave subscribed, and get the following messages in the logs: </text:a></text:p>
      <text:p text:style-name="P188"><text:a xlink:type="simple" xlink:href="http://slony.info/documentation/1.2/faq.html#AEN7212">DEBUG1 copy_set 1</text:a></text:p>
      <text:p text:style-name="P188"><text:a xlink:type="simple" xlink:href="http://slony.info/documentation/1.2/faq.html#AEN7212">DEBUG1 remoteWorkerThread_1: connected to provider DB</text:a></text:p>
      <text:p text:style-name="P188"><text:a xlink:type="simple" xlink:href="http://slony.info/documentation/1.2/faq.html#AEN7212">WARN <text:s text:c="3"/>remoteWorkerThread_1: transactions earlier than XID 127314958 are still in progress</text:a></text:p>
      <text:p text:style-name="P189"><text:a xlink:type="simple" xlink:href="http://slony.info/documentation/1.2/faq.html#AEN7212">WARN <text:s text:c="3"/>remoteWorkerThread_1: data copy for set 1 failed - sleep 60 seconds</text:a></text:p>
      <text:p text:style-name="P155">4.4. <text:a xlink:type="simple" xlink:href="http://slony.info/documentation/1.2/faq.html#AEN7229">Same as the above. What I forgot to mention, as well, was that I was trying to add </text:a><text:a xlink:type="simple" xlink:href="http://slony.info/documentation/1.2/faq.html#AEN7229"><text:span text:style-name="T1">TWO</text:span></text:a><text:a xlink:type="simple" xlink:href="http://slony.info/documentation/1.2/faq.html#AEN7229"> subscribers, concurrently.</text:a></text:p>
      <text:p text:style-name="P155">4.5. <text:a xlink:type="simple" xlink:href="http://slony.info/documentation/1.2/faq.html#AEN7243">We got bitten by something we didn't foresee when completely uninstalling a slony replication cluster from the master and slave...</text:a></text:p>
      <text:p text:style-name="P155">4.6. <text:a xlink:type="simple" xlink:href="http://slony.info/documentation/1.2/faq.html#AEN7268">I upgraded my cluster to Slony-I version 1.2. I'm now getting the following notice in the logs:</text:a></text:p>
      <text:p text:style-name="P155">4.7. <text:a xlink:type="simple" xlink:href="http://slony.info/documentation/1.2/faq.html#AEN7284">I pointed a subscribing node to a different provider and it stopped replicating</text:a></text:p>
      <text:p text:style-name="P155">4.8. <text:a xlink:type="simple" xlink:href="http://slony.info/documentation/1.2/faq.html#AEN7318">I was starting a </text:a><text:a xlink:type="simple" xlink:href="http://slony.info/documentation/1.2/slon.html">slon</text:a>, and got the following "FATAL" messages in its logs. What's up??? </text:p>
      <text:p text:style-name="P155">4.9. <text:a xlink:type="simple" xlink:href="http://slony.info/documentation/1.2/faq.html#AEN7350">When can I shut down </text:a><text:a xlink:type="simple" xlink:href="http://slony.info/documentation/1.2/slon.html">slon</text:a> processes?</text:p>
      <text:p text:style-name="P155">4.10. <text:a xlink:type="simple" xlink:href="http://slony.info/documentation/1.2/faq.html#AEN7387">Are there risks to doing so? How about benefits?</text:a></text:p>
      <text:p text:style-name="List_20_Heading">5. <text:a xlink:type="simple" xlink:href="http://slony.info/documentation/1.2/faq.html#FAQCONFIGURATION">Slony-I FAQ: Configuration Issues </text:a></text:p>
      <text:p text:style-name="P155">5.1. <text:a xlink:type="simple" xlink:href="http://slony.info/documentation/1.2/faq.html#AEN7399">Slonik fails - cannot load PostgreSQL library - </text:a><text:a xlink:type="simple" xlink:href="http://slony.info/documentation/1.2/faq.html#AEN7399"><text:span text:style-name="Teletype">PGRES_FATAL_ERROR load '$libdir/xxid';</text:span></text:a></text:p>
      <text:p text:style-name="P155">5.2. <text:a xlink:type="simple" xlink:href="http://slony.info/documentation/1.2/faq.html#AEN7432">I tried creating a CLUSTER NAME with a "-" in it. That didn't work.</text:a></text:p>
      <text:p text:style-name="P155">5.3. <text:a xlink:type="simple" xlink:href="http://slony.info/documentation/1.2/faq.html#AEN7441">ps finds passwords on command line</text:a></text:p>
      <text:p text:style-name="P156">5.4. <text:a xlink:type="simple" xlink:href="http://slony.info/documentation/1.2/faq.html#AEN7449">Table indexes with FQ namespace names </text:a></text:p>
      <text:p text:style-name="P188"><text:a xlink:type="simple" xlink:href="http://slony.info/documentation/1.2/faq.html#AEN7449">set add table (set id = 1, origin = 1, id = 27, </text:a></text:p>
      <text:p text:style-name="P188"><text:a xlink:type="simple" xlink:href="http://slony.info/documentation/1.2/faq.html#AEN7449"><text:s text:c="15"/>full qualified name = 'nspace.some_table', </text:a></text:p>
      <text:p text:style-name="P188"><text:a xlink:type="simple" xlink:href="http://slony.info/documentation/1.2/faq.html#AEN7449"><text:s text:c="15"/>key = 'key_on_whatever', </text:a></text:p>
      <text:p text:style-name="P189"><text:a xlink:type="simple" xlink:href="http://slony.info/documentation/1.2/faq.html#AEN7449"><text:s text:c="15"/>comment = 'Table some_table in namespace nspace with a candidate primary key');</text:a></text:p>
      <text:p text:style-name="P155">5.5. <text:a xlink:type="simple" xlink:href="http://slony.info/documentation/1.2/faq.html#AEN7457">Replication has fallen behind, and it appears that the queries to draw data from </text:a><text:a xlink:type="simple" xlink:href="http://slony.info/documentation/1.2/table.sl-log-1.html">sl_log_1</text:a>/<text:a xlink:type="simple" xlink:href="http://slony.info/documentation/1.2/table.sl-log-2.html">sl_log_2</text:a> are taking a long time to pull just a few <text:span text:style-name="Teletype">SYNC</text:span>s. </text:p>
      <text:p text:style-name="P155">5.6. <text:a xlink:type="simple" xlink:href="http://slony.info/documentation/1.2/faq.html#AEN7469">I need to rename a column that is in the primary key for one of my replicated tables. That seems pretty dangerous, doesn't it? I have to drop the table out of replication and recreate it, right?</text:a></text:p>
      <text:p text:style-name="P155">5.7. <text:a xlink:type="simple" xlink:href="http://slony.info/documentation/1.2/faq.html#AEN7489">I have a PostgreSQL 7.2-based system that I </text:a><text:a xlink:type="simple" xlink:href="http://slony.info/documentation/1.2/faq.html#AEN7489"><text:span text:style-name="T1">really, really</text:span></text:a><text:a xlink:type="simple" xlink:href="http://slony.info/documentation/1.2/faq.html#AEN7489"> want to use Slony-I to help me upgrade it to 8.0. What is involved in getting Slony-I to work for that?</text:a></text:p>
      <text:p text:style-name="P155">5.8. <text:a xlink:type="simple" xlink:href="http://slony.info/documentation/1.2/faq.html#AEN7523">I had a network "glitch" that led to my using </text:a><text:a xlink:type="simple" xlink:href="http://slony.info/documentation/1.2/stmtfailover.html">SLONIK FAILOVER</text:a> to fail over to an alternate node. The failure wasn't a disk problem that would corrupt databases; why do I need to rebuild the failed node from scratch? </text:p>
      <text:p text:style-name="P155">5.9. <text:a xlink:type="simple" xlink:href="http://slony.info/documentation/1.2/faq.html#AEN7543">After notification of a subscription on </text:a><text:a xlink:type="simple" xlink:href="http://slony.info/documentation/1.2/faq.html#AEN7543"><text:span text:style-name="T1">another</text:span></text:a><text:a xlink:type="simple" xlink:href="http://slony.info/documentation/1.2/faq.html#AEN7543"> node, replication falls over on one of the subscribers, with the following error message:</text:a></text:p>
      <text:p text:style-name="P155"><text:soft-page-break/>5.10. <text:a xlink:type="simple" xlink:href="http://slony.info/documentation/1.2/faq.html#AEN7562">I just used </text:a><text:a xlink:type="simple" xlink:href="http://slony.info/documentation/1.2/stmtmoveset.html">SLONIK MOVE SET</text:a> to move the origin to a new node. Unfortunately, some subscribers are still pointing to the former origin node, so I can't take it out of service for maintenance without stopping them from getting updates. What do I do? </text:p>
      <text:p text:style-name="P155">5.11. <text:a xlink:type="simple" xlink:href="http://slony.info/documentation/1.2/faq.html#AEN7574">After notification of a subscription on </text:a><text:a xlink:type="simple" xlink:href="http://slony.info/documentation/1.2/faq.html#AEN7574"><text:span text:style-name="T1">another</text:span></text:a><text:a xlink:type="simple" xlink:href="http://slony.info/documentation/1.2/faq.html#AEN7574"> node, replication falls over, starting with the following error message:</text:a></text:p>
      <text:p text:style-name="P155">5.12. <text:a xlink:type="simple" xlink:href="http://slony.info/documentation/1.2/faq.html#AEN7593">Is the ordering of tables in a set significant?</text:a></text:p>
      <text:p text:style-name="P155">5.13. <text:a xlink:type="simple" xlink:href="http://slony.info/documentation/1.2/faq.html#AEN7610">If you have a </text:a><text:a xlink:type="simple" xlink:href="http://slony.info/documentation/1.2/slonik.html">slonik</text:a> script something like this, it will hang on you and never complete, because you can't have <text:span text:style-name="Teletype">wait for event</text:span> inside a <text:span text:style-name="Teletype">try</text:span> block. A <text:span text:style-name="Teletype">try</text:span> block is executed as one transaction, and the event that you are waiting for can never arrive inside the scope of the transaction.</text:p>
      <text:p text:style-name="P155">5.14. <text:a xlink:type="simple" xlink:href="http://slony.info/documentation/1.2/faq.html#AEN7622">Slony-I: cannot add table to currently subscribed set 1</text:a></text:p>
      <text:p text:style-name="P155">5.15. <text:a xlink:type="simple" xlink:href="http://slony.info/documentation/1.2/faq.html#AEN7631">ERROR: duplicate key violates unique constraint "sl_table-pkey"</text:a></text:p>
      <text:p text:style-name="P155">5.16. <text:a xlink:type="simple" xlink:href="http://slony.info/documentation/1.2/faq.html#AEN7640">One of my nodes fell over (</text:a><text:a xlink:type="simple" xlink:href="http://slony.info/documentation/1.2/slon.html">slon</text:a> / postmaster was down) and nobody noticed for several days. Now, when the <text:a xlink:type="simple" xlink:href="http://slony.info/documentation/1.2/slon.html">slon</text:a> for that node starts up, it runs for about five minutes, then terminates, with the error message: <text:span text:style-name="Teletype">ERROR: remoteListenThread_%d: timeout for event selection</text:span> What's wrong, and what do I do? </text:p>
      <text:p text:style-name="List_20_Heading">6. <text:a xlink:type="simple" xlink:href="http://slony.info/documentation/1.2/faq.html#FAQPERFORMANCE">Slony-I FAQ: Performance Issues </text:a></text:p>
      <text:p text:style-name="P155">6.1. <text:a xlink:type="simple" xlink:href="http://slony.info/documentation/1.2/faq.html#AEN7665">Replication has been slowing down, I'm seeing </text:a><text:a xlink:type="simple" xlink:href="http://slony.info/documentation/1.2/faq.html#AEN7665"><text:span text:style-name="Teletype">FETCH 100 FROM LOG </text:span></text:a><text:a xlink:type="simple" xlink:href="http://slony.info/documentation/1.2/faq.html#AEN7665">queries running for a long time, </text:a><text:a xlink:type="simple" xlink:href="http://slony.info/documentation/1.2/table.sl-log-1.html">sl_log_1</text:a>/<text:a xlink:type="simple" xlink:href="http://slony.info/documentation/1.2/table.sl-log-2.html">sl_log_2</text:a> is growing, and performance is, well, generally getting steadily worse. </text:p>
      <text:p text:style-name="P155">6.2. <text:a xlink:type="simple" xlink:href="http://slony.info/documentation/1.2/faq.html#AEN7709">After dropping a node, </text:a><text:a xlink:type="simple" xlink:href="http://slony.info/documentation/1.2/table.sl-log-1.html">sl_log_1</text:a>/<text:a xlink:type="simple" xlink:href="http://slony.info/documentation/1.2/table.sl-log-2.html">sl_log_2</text:a> aren't getting purged out anymore.</text:p>
      <text:p text:style-name="P155">6.3. <text:a xlink:type="simple" xlink:href="http://slony.info/documentation/1.2/faq.html#AEN7749">The slon spent the weekend out of commission [for some reason], and it's taking a long time to get a sync through.</text:a></text:p>
      <text:p text:style-name="P155">6.4. <text:a xlink:type="simple" xlink:href="http://slony.info/documentation/1.2/faq.html#AEN7773">Some nodes start consistently falling behind</text:a></text:p>
      <text:p text:style-name="P155">6.5. <text:a xlink:type="simple" xlink:href="http://slony.info/documentation/1.2/faq.html#AEN7797">I have submitted a </text:a><text:a xlink:type="simple" xlink:href="http://slony.info/documentation/1.2/stmtmoveset.html">SLONIK MOVE SET</text:a> / <text:a xlink:type="simple" xlink:href="http://slony.info/documentation/1.2/stmtddlscript.html">SLONIK EXECUTE SCRIPT</text:a> request, and it seems to be stuck on one of my nodes. Slony-I logs aren't displaying any errors or warnings </text:p>
      <text:p text:style-name="P155">6.6. <text:a xlink:type="simple" xlink:href="http://slony.info/documentation/1.2/faq.html#AEN7812">I'm noticing in the logs that a </text:a><text:a xlink:type="simple" xlink:href="http://slony.info/documentation/1.2/slon.html">slon</text:a> is frequently switching in and out of "polling" mode as it is frequently reporting "LISTEN - switch from polling mode to use LISTEN" and "UNLISTEN - switch into polling mode". </text:p>
      <text:p text:style-name="List_20_Heading">7. <text:a xlink:type="simple" xlink:href="http://slony.info/documentation/1.2/faq.html#FAQBUGS">Slony-I FAQ: Slony-I Bugs in Elder Versions </text:a></text:p>
      <text:p text:style-name="P155">7.1. <text:a xlink:type="simple" xlink:href="http://slony.info/documentation/1.2/faq.html#AEN7829">The </text:a><text:a xlink:type="simple" xlink:href="http://slony.info/documentation/1.2/slon.html">slon</text:a> processes servicing my subscribers are growing to enormous size, challenging system resources both in terms of swap space as well as moving towards breaking past the 2GB maximum process size on my system. </text:p>
      <text:p text:style-name="P155">7.2. <text:a xlink:type="simple" xlink:href="http://slony.info/documentation/1.2/faq.html#AEN7866">I am trying to replicate </text:a><text:a xlink:type="simple" xlink:href="http://slony.info/documentation/1.2/faq.html#AEN7866"><text:span text:style-name="Teletype">UNICODE</text:span></text:a><text:a xlink:type="simple" xlink:href="http://slony.info/documentation/1.2/faq.html#AEN7866"> data from PostgreSQL 8.0 to PostgreSQL 8.1, and am experiencing problems. </text:a></text:p>
      <text:p text:style-name="P155">7.3. <text:a xlink:type="simple" xlink:href="http://slony.info/documentation/1.2/faq.html#AEN7890">I am running Slony-I 1.1 and have a 4+ node setup where there are two subscription sets, 1 and 2, that do not share any nodes. I am discovering that confirmations for set 1 never get to the nodes subscribing to set 2, and that confirmations for set 2 never get to nodes subscribing to set 1. As a result, </text:a><text:a xlink:type="simple" xlink:href="http://slony.info/documentation/1.2/table.sl-log-1.html">sl_log_1</text:a>/<text:a xlink:type="simple" xlink:href="http://slony.info/documentation/1.2/table.sl-log-2.html">sl_log_2</text:a> grow and grow, and are never purged. This was reported as Slony-I <text:a xlink:type="simple" xlink:href="http://gborg.postgresql.org/project/slony1/bugs/bugupdate.php?1485" office:target-frame-name="_top" xlink:show="replace">bug 1485 </text:a>.</text:p>
      <text:p text:style-name="P155">7.4. <text:a xlink:type="simple" xlink:href="http://slony.info/documentation/1.2/faq.html#AEN7909">I am finding some multibyte columns (Unicode, Big5) are being truncated a bit, clipping off the last character. Why?</text:a></text:p>
      <text:p text:style-name="P155">7.5. <text:a xlink:type="simple" xlink:href="http://gborg.postgresql.org/project/slony1/bugs/bugupdate.php?1226" office:target-frame-name="_top" xlink:show="replace">Bug #1226 </text:a>indicates an error condition that can come up if you have a replication set that consists solely of sequences. </text:p>
      <text:p text:style-name="P155">7.6. <text:a xlink:type="simple" xlink:href="http://slony.info/documentation/1.2/faq.html#AEN7933">I need to drop a table from a replication set</text:a></text:p>
      <text:p text:style-name="P155">7.7. <text:a xlink:type="simple" xlink:href="http://slony.info/documentation/1.2/faq.html#AEN7956">I need to drop a sequence from a replication set</text:a></text:p>
      <text:p text:style-name="P155">7.8. <text:a xlink:type="simple" xlink:href="http://slony.info/documentation/1.2/faq.html#AEN7980">I set up my cluster using pgAdminIII, with cluster name "MY-CLUSTER". Time has passed, and I tried using Slonik to make a configuration change, and this is failing with the following error message:</text:a></text:p>
      <text:p text:style-name="List_20_Heading">8. <text:a xlink:type="simple" xlink:href="http://slony.info/documentation/1.2/faq.html#FAQOBSOLETE">Slony-I FAQ: Hopefully Obsolete Issues </text:a></text:p>
      <text:p text:style-name="P155">8.1. <text:a xlink:type="simple" xlink:href="http://slony.info/documentation/1.2/slon.html">slon</text:a> does not restart after crash</text:p>
      <text:p text:style-name="P155">8.2. <text:a xlink:type="simple" xlink:href="http://slony.info/documentation/1.2/faq.html#AEN8037">I tried the following query which did not work:</text:a></text:p>
      <text:p text:style-name="P155"><text:soft-page-break/>8.3. <text:a xlink:type="simple" xlink:href="http://slony.info/documentation/1.2/faq.html#AEN8065">I can do a </text:a><text:a xlink:type="simple" xlink:href="http://slony.info/documentation/1.2/faq.html#AEN8065"><text:span text:style-name="Teletype">pg_dump</text:span></text:a><text:a xlink:type="simple" xlink:href="http://slony.info/documentation/1.2/faq.html#AEN8065"> and load the data back in much faster than the </text:a><text:a xlink:type="simple" xlink:href="http://slony.info/documentation/1.2/faq.html#AEN8065"><text:span text:style-name="Teletype">SUBSCRIBE SET</text:span></text:a><text:a xlink:type="simple" xlink:href="http://slony.info/documentation/1.2/faq.html#AEN8065"> runs. Why is that? </text:a></text:p>
      <text:p text:style-name="P155">8.4. <text:a xlink:type="simple" xlink:href="http://slony.info/documentation/1.2/faq.html#AEN8090">Replication Fails - Unique Constraint Violation</text:a></text:p>
      <text:p text:style-name="P155">8.5. <text:a xlink:type="simple" xlink:href="http://slony.info/documentation/1.2/faq.html#AEN8127">I started doing a backup using pg_dump, and suddenly Slony stops</text:a></text:p>
      <text:p text:style-name="List_20_Heading">9. <text:a xlink:type="simple" xlink:href="http://slony.info/documentation/1.2/faq.html#FAQODDITIES">Slony-I FAQ: Oddities and Heavy Slony-I Hacking </text:a></text:p>
      <text:p text:style-name="P155">9.1. <text:a xlink:type="simple" xlink:href="http://slony.info/documentation/1.2/faq.html#AEN8176">What happens with rules and triggers on Slony-I-replicated tables?</text:a></text:p>
      <text:p text:style-name="P155">9.2. <text:a xlink:type="simple" xlink:href="http://slony.info/documentation/1.2/faq.html#AEN8219">I was trying to request </text:a><text:a xlink:type="simple" xlink:href="http://slony.info/documentation/1.2/stmtddlscript.html">SLONIK EXECUTE SCRIPT</text:a> or <text:a xlink:type="simple" xlink:href="http://slony.info/documentation/1.2/stmtmoveset.html">SLONIK MOVE SET</text:a>, and found messages as follows on one of the subscribers:</text:p>
      <text:p text:style-name="P155">9.3. <text:a xlink:type="simple" xlink:href="http://slony.info/documentation/1.2/faq.html#AEN8249">Behaviour - all the subscriber nodes start to fall behind the origin, and all the logs on the subscriber nodes have the following error message repeating in them (when I encountered it, there was a nice long SQL statement above each entry):</text:a></text:p>
      <text:p text:style-name="P155">9.4. <text:a xlink:type="simple" xlink:href="http://slony.info/documentation/1.2/faq.html#AEN8272">Node #1 was dropped via </text:a><text:a xlink:type="simple" xlink:href="http://slony.info/documentation/1.2/stmtdropnode.html">SLONIK DROP NODE</text:a>, and the <text:a xlink:type="simple" xlink:href="http://slony.info/documentation/1.2/slon.html">slon</text:a> one of the other nodes is repeatedly failing with the error message:</text:p>
      <text:p text:style-name="P156">9.5. <text:a xlink:type="simple" xlink:href="http://slony.info/documentation/1.2/faq.html#AEN8297">I have a database where we have been encountering the following error message in our application: </text:a></text:p>
      <text:h text:style-name="Heading_20_3" text:outline-level="3"><text:bookmark text:name="AEN6826"/><text:bookmark text:name="FAQCOMPILING"/>1. Slony-I FAQ: Building and Installing Slony-I </text:h>
      <text:p text:style-name="Text_20_body"><text:bookmark text:name="AEN6834"/><text:span text:style-name="T2">1.1. </text:span>I am using Frotznik Freenix 4.5, with its <text:span text:style-name="ACRONYM">FFPM</text:span> (Frotznik Freenix Package Manager) package management system. It comes with <text:span text:style-name="ACRONYM">FFPM</text:span> packages for PostgreSQL 7.4.7, which are what I am using for my databases, but they don't include Slony-I in the packaging. How do I add Slony-I to this? </text:p>
      <text:p text:style-name="Text_20_body">Frotznik Freenix is new to me, so it's a bit dangerous to give really hard-and-fast definitive answers. </text:p>
      <text:p text:style-name="Text_20_body">The answers differ somewhat between the various combinations of PostgreSQL and Slony-I versions; the newer versions generally somewhat easier to cope with than are the older versions. In general, you almost certainly need to compile Slony-I from sources; depending on versioning of both Slony-I and PostgreSQL, you <text:span text:style-name="T1">may</text:span> need to compile PostgreSQL from scratch. (Whether you need to <text:span text:style-name="T1">use </text:span>the PostgreSQL compile is another matter; you probably don't...) </text:p>
      <text:list xml:id="list536232468" text:style-name="L130">
        <text:list-item>
          <text:p text:style-name="P137">Slony-I version 1.0.5 and earlier require having a fully configured copy of PostgreSQL sources available when you compile Slony-I.</text:p>
          <text:p text:style-name="P137"><text:span text:style-name="T1">Hopefully</text:span> you can make the configuration this closely match against the configuration in use by the packaged version of PostgreSQL by checking the configuration using the command <text:span text:style-name="Teletype">pg_config --configure</text:span>. </text:p>
        </text:list-item>
        <text:list-item>
          <text:p text:style-name="P137">Slony-I version 1.1 simplifies this considerably; it does not require the full copy of PostgreSQL sources, but can, instead, refer to the various locations where PostgreSQL libraries, binaries, configuration, and <text:span text:style-name="Teletype">#include </text:span>files are located. </text:p>
        </text:list-item>
        <text:list-item>
          <text:p text:style-name="P137">PostgreSQL 8.0 and higher is generally easier to deal with in that a "default" installation includes all of the <text:span text:style-name="Teletype">#include </text:span>files. </text:p>
          <text:p text:style-name="P137">If you are using an earlier version of PostgreSQL, you may find it necessary to resort to a source installation if the packaged version did not install the "server <text:span text:style-name="Teletype">#include</text:span>" files, which are installed by the command <text:span text:style-name="Teletype">make install-all-headers </text:span>.</text:p>
        </text:list-item>
      </text:list>
      <text:p text:style-name="Text_20_body">In effect, the "worst case" scenario takes place if you are using a version of Slony-I earlier than 1.1 with an "elderly" version of PostgreSQL, in which case you can expect to need to compile PostgreSQL from scratch in order to have everything that the Slony-I compile needs even though you are using a "packaged" version of PostgreSQL.</text:p>
      <text:p text:style-name="Text_20_body">If you are running a recent PostgreSQL and a recent Slony-I, then the codependencies can be fairly small, and you may not need extra PostgreSQL sources. These improvements should ease the production of Slony-I packages so that you might soon even be able to hope to avoid compiling <text:soft-page-break/>Slony-I.</text:p>
      <text:p text:style-name="Text_20_body"><text:bookmark text:name="AEN6899"/><text:span text:style-name="T2">1.2. </text:span>I tried building Slony-I 1.1 and got the following error message: </text:p>
      <text:p text:style-name="Preformatted_20_Text">configure: error: Headers for libpqserver are not found in the includeserverdir.</text:p>
      <text:p text:style-name="Preformatted_20_Text"><text:s text:c="3"/>This is the path to postgres.h. Please specify the includeserverdir with</text:p>
      <text:p text:style-name="P173"><text:s text:c="3"/>--with-pgincludeserverdir=&lt;dir&gt;</text:p>
      <text:p text:style-name="Text_20_body">You are almost certainly running version PostgreSQL 7.4 or earlier, where server headers are not installed by default if you just do a <text:span text:style-name="Teletype">make install</text:span> of PostgreSQL.</text:p>
      <text:p text:style-name="Text_20_body">You need to install server headers when you install PostgreSQL via the command <text:span text:style-name="Teletype">make install-all-headers</text:span>. </text:p>
      <text:p text:style-name="Text_20_body"><text:bookmark text:name="AEN6912"/><text:span text:style-name="T2">1.3. </text:span>Slony-I seemed to compile fine; now, when I run a <text:a xlink:type="simple" xlink:href="http://slony.info/documentation/1.2/slon.html">slon</text:a>, some events are moving around, but no replication is taking place.</text:p>
      <text:p text:style-name="Text_20_body">Slony logs might look like the following: </text:p>
      <text:p text:style-name="Preformatted_20_Text">DEBUG1 remoteListenThread_1: connected to 'host=host004 dbname=pgbenchrep user=postgres port=5432'</text:p>
      <text:p text:style-name="Preformatted_20_Text">ERROR <text:s/>remoteListenThread_1: "select ev_origin, ev_seqno, ev_timestamp,</text:p>
      <text:p text:style-name="Preformatted_20_Text"><text:s text:c="18"/>ev_minxid, ev_maxxid, ev_xip,</text:p>
      <text:p text:style-name="Preformatted_20_Text"><text:s text:c="18"/>ev_type,</text:p>
      <text:p text:style-name="Preformatted_20_Text"><text:s text:c="18"/>ev_data1, ev_data2,</text:p>
      <text:p text:style-name="Preformatted_20_Text"><text:s text:c="18"/>ev_data3, ev_data4,</text:p>
      <text:p text:style-name="Preformatted_20_Text"><text:s text:c="18"/>ev_data5, ev_data6,</text:p>
      <text:p text:style-name="Preformatted_20_Text"><text:s text:c="18"/>ev_data7, ev_data8 from "_pgbenchtest".sl_event e </text:p>
      <text:p text:style-name="P173">where (e.ev_origin = '1' and e.ev_seqno &gt; '1') order by e.ev_origin, e.ev_seqno" - could not receive data from server: Operation now in progress</text:p>
      <text:p text:style-name="Text_20_body">Alternatively, it may appear like... </text:p>
      <text:p text:style-name="Preformatted_20_Text">ERROR <text:s/>remoteListenThread_2: "select ev_origin, ev_seqno, ev_timestamp,</text:p>
      <text:p text:style-name="Preformatted_20_Text">ev_minxid, ev_maxxid, ev_xip, <text:s text:c="7"/>ev_type, <text:s text:c="7"/>ev_data1, ev_data2,</text:p>
      <text:p text:style-name="Preformatted_20_Text">ev_data3, ev_data4, <text:s text:c="7"/>ev_data5, ev_data6, <text:s text:c="7"/>ev_data7, ev_data8</text:p>
      <text:p text:style-name="Preformatted_20_Text">from "_sl_p2t2".sl_event e where (e.ev_origin = '2' and e.ev_seqno &gt;</text:p>
      <text:p text:style-name="Preformatted_20_Text">'0') order by e.ev_origin, e.ev_seqno" - could not receive data from</text:p>
      <text:p text:style-name="P173">server: Error 0</text:p>
      <text:p text:style-name="Text_20_body">On AIX and Solaris (and possibly elsewhere), both Slony-I <text:span text:style-name="T1">and PostgreSQL</text:span> must be compiled with the <text:span text:style-name="Teletype">--enable-thread-safety</text:span> option. The above results when PostgreSQL isn't so compiled.</text:p>
      <text:p text:style-name="Text_20_body">What breaks here is that the libc (threadsafe) and libpq (non-threadsafe) use different memory locations for errno, thereby leading to the request failing.</text:p>
      <text:p text:style-name="Text_20_body">Problems like this crop up with disadmirable regularity on AIX and Solaris; it may take something of an "object code audit" to make sure that <text:span text:style-name="T1">ALL</text:span> of the necessary components have been compiled and linked with <text:span text:style-name="Teletype">--enable-thread-safety</text:span>.</text:p>
      <text:p text:style-name="Text_20_body">For instance, I ran into the problem one that <text:span text:style-name="Teletype">LD_LIBRARY_PATH</text:span> had been set, on Solaris, to point to libraries from an old PostgreSQL compile. That meant that even though the database <text:span text:style-name="T1">had</text:span> been compiled with <text:span text:style-name="Teletype">--enable-thread-safety</text:span>, and slon had been compiled against that, slon was being dynamically linked to the "bad old thread-unsafe version," so slon didn't work. It wasn't clear that this was the case until I ran <text:span text:style-name="Teletype">ldd</text:span> against slon.</text:p>
      <text:p text:style-name="Text_20_body">Note that with libpq version 7.4.2, on Solaris, a further <text:a xlink:type="simple" xlink:href="http://slony.info/documentation/1.2/installation.html#THREADPATCH">thread patch </text:a>was required; similar is also required for PostgreSQL version 8.0.</text:p>
      <text:p text:style-name="Text_20_body"><text:bookmark text:name="AEN6947"/><text:span text:style-name="T2">1.4. </text:span>I'm trying to upgrade to a newer version of Slony-I and am running into a problem with <text:a xlink:type="simple" xlink:href="http://slony.info/documentation/1.2/stmtupdatefunctions.html">SLONIK UPDATE FUNCTIONS</text:a>. When I run <text:a xlink:type="simple" xlink:href="http://slony.info/documentation/1.2/stmtupdatefunctions.html">SLONIK UPDATE FUNCTIONS</text:a>, my postmaster falls over with a Signal 11. There aren't any seeming errors in the log files, aside from the <text:soft-page-break/>PostgreSQL logs indicating that, yes indeed, the postmaster fell over.</text:p>
      <text:p text:style-name="Text_20_body">I connected a debugger to the core file, and it indicates that it was trying to commit a transaction at the time of the failure. </text:p>
      <text:p text:style-name="Text_20_body">By the way I'm on PostgreSQL 8.1.[0-3]. </text:p>
      <text:p text:style-name="Text_20_body">Unfortunately, early releases of PostgreSQL 8.1 had a problem where if you redefined a function (such as, say, <text:span text:style-name="Source_20_Text">upgradeSchema(text)</text:span>), and then, in the same transaction, ran that function, the postmaster would fall over, and the transaction would fail to commit. </text:p>
      <text:p text:style-name="Text_20_body">The <text:a xlink:type="simple" xlink:href="http://slony.info/documentation/1.2/slonik.html">slonik</text:a> command <text:a xlink:type="simple" xlink:href="http://slony.info/documentation/1.2/stmtupdatefunctions.html">SLONIK UPDATE FUNCTIONS</text:a> functions like that; it, in one transaction, tries to: </text:p>
      <text:list xml:id="list1679288620" text:style-name="L131">
        <text:list-item>
          <text:p text:style-name="P138">Load the new functions (from <text:span text:style-name="Teletype">slony1_funcs.sql</text:span>), notably including <text:span text:style-name="Source_20_Text">upgradeSchema(text)</text:span>. </text:p>
        </text:list-item>
        <text:list-item>
          <text:p text:style-name="P138">Run <text:span text:style-name="Source_20_Text">upgradeSchema(text)</text:span> to do any necessary upgrades to the database schema. </text:p>
        </text:list-item>
        <text:list-item>
          <text:p text:style-name="P138">Notify <text:a xlink:type="simple" xlink:href="http://slony.info/documentation/1.2/slon.html">slon</text:a> processes of a change of configuration.</text:p>
        </text:list-item>
      </text:list>
      <text:p text:style-name="Text_20_body">Unfortunately, on PostgreSQL 8.1.0, 8.1.1, 8.1.2, and 8.1.3, this conflicts with a bug where using and modifying a plpgsql function in the same transaction leads to a crash. </text:p>
      <text:p text:style-name="Text_20_body">Several workarounds are available. </text:p>
      <text:p text:style-name="Text_20_body">The preferred answer would be to upgrade PostgreSQL to 8.1.4 or some later version. Changes between minor versions do not require rebuilding databases; it should merely require copying a suitable 8.1.x build into place, and restarting the postmaster with the new version. </text:p>
      <text:p text:style-name="Text_20_body">If that is unsuitable, it would be possible to perform the upgrade via a series of transactions, performing the equivalent of what <text:a xlink:type="simple" xlink:href="http://slony.info/documentation/1.2/slonik.html">slonik</text:a> does "by hand": </text:p>
      <text:list xml:id="list1484012939" text:style-name="L132">
        <text:list-item>
          <text:p text:style-name="P139">Take <text:span text:style-name="Teletype">slony1_funcs.sql</text:span> and do three replacements within it: </text:p>
          <text:list>
            <text:list-item>
              <text:p text:style-name="P139">Replace "@CLUSTERNAME@" with the name of the cluster </text:p>
            </text:list-item>
            <text:list-item>
              <text:p text:style-name="P139">Replace "@MODULEVERSION@" with the Slony-I version string, such as "1.2.10" </text:p>
            </text:list-item>
            <text:list-item>
              <text:p text:style-name="P139">Replace "@NAMESPACE@" with the "double-quoted" name of the cluster namespace, such as "_MyCluster" </text:p>
            </text:list-item>
          </text:list>
        </text:list-item>
        <text:list-item>
          <text:p text:style-name="P139">Load that "remapped" set of functions into the database.</text:p>
        </text:list-item>
        <text:list-item>
          <text:p text:style-name="P139">Run the stored function via <text:span text:style-name="Teletype">select </text:span><text:span text:style-name="Teletype"><text:span text:style-name="Source_20_Text">upgradeSchema('1.2.7')</text:span></text:span><text:span text:style-name="Teletype">; </text:span>, assuming that the previous version of Slony-I in use was version 1.2.7. </text:p>
        </text:list-item>
        <text:list-item>
          <text:p text:style-name="P139">Restarting all <text:a xlink:type="simple" xlink:href="http://slony.info/documentation/1.2/slon.html">slon</text:a> processes would probably be a wise move with this sort of "surgery." </text:p>
        </text:list-item>
      </text:list>
      <text:p text:style-name="Text_20_body"><text:bookmark text:name="AEN7017"/><text:span text:style-name="T2">1.5. </text:span>Problem building on Fedora/x86-64 </text:p>
      <text:p text:style-name="Text_20_body">When trying to configure Slony-I on a Fedora x86-64 system, where yum was used to install the package <text:span text:style-name="Teletype">postgresql-libs.x86_64</text:span>, the following complaint comes up: </text:p>
      <text:p text:style-name="Preformatted_20_Text">configure: error: Your version of libpq doesn't have PQunescapeBytea</text:p>
      <text:p text:style-name="Preformatted_20_Text"><text:s/>this means that your version of PostgreSQL is lower than 7.3</text:p>
      <text:p text:style-name="P173"><text:s/>and thus not supported by Slony-I.</text:p>
      <text:p text:style-name="Text_20_body">This happened with PostgreSQL 8.2.5, which is certainly rather newer than 7.3. </text:p>
      <text:p text:style-name="Text_20_body">configure is looking for that symbol by compiling a little program that calls for it, and checking if the compile succeeds. On the <text:span text:style-name="Teletype">gcc</text:span> command line it uses <text:span text:style-name="Teletype">-lpq</text:span> to search for the library. </text:p>
      <text:p text:style-name="Text_20_body">Unfortunately, that package is missing a symlink, from <text:span text:style-name="Teletype">/usr/lib64/libpq.so</text:span> to <text:span text:style-name="Teletype">libpq.so.5.0</text:span>; that is why it fails to link to libpq. The <text:span text:style-name="T1">true</text:span> problem is that the compiler failed to <text:soft-page-break/>find a library to link to, not that libpq lacked the function call.</text:p>
      <text:p text:style-name="Text_20_body">Eventually, this should be addressed by those that manage the <text:span text:style-name="Teletype">postgresql-libs.x86_64</text:span> package. </text:p>
      <text:p text:style-name="Text_20_body">Note that this same symptom can be the indication of similar classes of system configuration problems. Bad symlinks, bad permissions, bad behaviour on the part of your C compiler, all may potentially lead to this same error message. </text:p>
      <text:p text:style-name="Text_20_body">Thus, if you see this error, you need to look in the log file that is generated, <text:span text:style-name="Teletype">config.log</text:span>. Search down to near the end, and see what the <text:span text:style-name="T1">actual</text:span> complaint was. That will be helpful in tracking down the true root cause of the problem.</text:p>
      <text:h text:style-name="Heading_20_3" text:outline-level="3"><text:bookmark text:name="FAQHOWTO"/>2. Slony-I FAQ: How Do I? </text:h>
      <text:p text:style-name="Text_20_body"><text:bookmark text:name="AEN7046"/><text:span text:style-name="T2">2.1. </text:span>I need to dump a database <text:span text:style-name="T1">without</text:span> getting Slony-I configuration (<text:span text:style-name="T1">e.g.</text:span> - triggers, functions, and such). </text:p>
      <text:p text:style-name="Text_20_body">Up to version 1.2, this is fairly nontrivial, requiring careful choice of nodes, and some moderately heavy "procedure". One methodology is as follows:</text:p>
      <text:list xml:id="list1294452547" text:style-name="L133">
        <text:list-item>
          <text:p text:style-name="P140">First, dump the schema from the node that has the "master" role. That is the only place, pre-2.0, where you can readily dump the schema using pg_dump and have a consistent schema. You may use the Slony-I tool <text:a xlink:type="simple" xlink:href="http://slony.info/documentation/1.2/adminscripts.html#EXTRACTSCHEMA">Section 21.5</text:a> to do this. </text:p>
        </text:list-item>
        <text:list-item>
          <text:p text:style-name="P140">Take the resulting schema, which will <text:span text:style-name="T1">not</text:span> include the Slony-I-specific bits, and split it into two pieces:</text:p>
          <text:list>
            <text:list-item>
              <text:p text:style-name="P140">Firstly, the portion comprising all of the creations of tables in the schema. </text:p>
            </text:list-item>
            <text:list-item>
              <text:p text:style-name="P140">Secondly, the portion consisting of creations of indices, constraints, and triggers. </text:p>
            </text:list-item>
          </text:list>
        </text:list-item>
        <text:list-item>
          <text:p text:style-name="P140">Pull a data dump, using <text:span text:style-name="Teletype">pg_dump --data-only</text:span>, of some node of your choice. It doesn't need to be for the "master" node. This dump will include the contents of the Slony-I-specific tables; you can discard that, or ignore it. Since the schema dump didn't contain table definitions for the Slony-I tables, they won't be loaded. </text:p>
        </text:list-item>
        <text:list-item>
          <text:p text:style-name="P140">Finally, load the three components in proper order: </text:p>
          <text:list>
            <text:list-item>
              <text:p text:style-name="P140">Schema (tables) </text:p>
            </text:list-item>
            <text:list-item>
              <text:p text:style-name="P140">Data dump </text:p>
            </text:list-item>
            <text:list-item>
              <text:p text:style-name="P140">Remainder of the schema </text:p>
            </text:list-item>
          </text:list>
        </text:list-item>
      </text:list>
      <text:p text:style-name="Text_20_body">In Slony-I 2.0, the answer becomes simpler: Just take a <text:span text:style-name="Teletype">pg_dump --exclude-schema=_Cluster</text:span> against <text:span text:style-name="T1">any</text:span> node. In 2.0, the schemas are no longer "clobbered" on subscribers, so a straight pg_dump will do what you want.</text:p>
      <text:p text:style-name="Text_20_body"><text:bookmark text:name="AEN7093"/><text:span text:style-name="T2">2.2. </text:span>I'd like to renumber the node numbers in my cluster. How can I renumber nodes? </text:p>
      <text:p text:style-name="Text_20_body">The first answer is "you can't do that" - Slony-I node numbers are quite "immutable." Node numbers are deeply woven into the fibres of the schema, by virtue of being written into virtually every table in the system, but much more importantly by virtue of being used as the basis for event propagation. The only time that it might be "OK" to modify a node number is at some time where we know that it is not in use, and we would need to do updates against each node in the cluster in an organized fashion.</text:p>
      <text:p text:style-name="Text_20_body">To do this in an automated fashion seems like a <text:span text:style-name="T1">huge</text:span> challenge, as it changes the structure of the very event propagation system that already needs to be working in order for such a change to propagate.</text:p>
      <text:p text:style-name="Text_20_body"><text:soft-page-break/>If it is <text:span text:style-name="T1">enormously necessary</text:span> to renumber nodes, this might be accomplished by dropping and re-adding nodes to get rid of the node formerly using the node ID that needs to be held by another node.</text:p>
      <text:h text:style-name="Heading_20_3" text:outline-level="3"><text:bookmark text:name="FAQIMPOSSIBILITIES"/>3. Slony-I FAQ: Impossible Things People Try </text:h>
      <text:p text:style-name="Text_20_body"><text:bookmark text:name="AEN7110"/><text:span text:style-name="T2">3.1. </text:span>Can I use Slony-I to replicate changes back and forth on my database between my two offices? </text:p>
      <text:p text:style-name="Text_20_body">At one level, it is <text:span text:style-name="T1">theoretically possible</text:span> to do something like that, if you design your application so that each office has its own distinct set of tables, and you then have some system for consolidating the data to give them some common view. However, this requires a great deal of design work to create an application that performs this consolidation. </text:p>
      <text:p text:style-name="Text_20_body">In practice, the term for that is "multimaster replication," and Slony-I does not support "multimaster replication." </text:p>
      <text:p text:style-name="Text_20_body"><text:bookmark text:name="AEN7122"/><text:span text:style-name="T2">3.2. </text:span>I want to replicate all of the databases for a shared-database system I am managing. There are multiple databases, being used by my customers. </text:p>
      <text:p text:style-name="Text_20_body">For this purpose, something like PostgreSQL PITR (Point In Time Recovery) is likely to be much more suitable. Slony-I requires a slon process (and multiple connections) for each identifiable database, and if you have a PostgreSQL cluster hosting 50 or 100 databases, this will require hundreds of database connections. Typically, in "shared hosting" situations, DML is being managed by customers, who can change anything they like whenever <text:span text:style-name="T1">they</text:span> want. Slony-I does not work out well when not used in a disciplined manner. </text:p>
      <text:p text:style-name="Text_20_body"><text:bookmark text:name="AEN7133"/><text:span text:style-name="T2">3.3. </text:span>I want to be able to make DDL changes, and have them replicated automatically. </text:p>
      <text:p text:style-name="Text_20_body">Slony-I requires that <text:a xlink:type="simple" xlink:href="http://slony.info/documentation/1.2/ddlchanges.html">Section 17</text:a> be planned for explicitly and carefully. Slony-I captures changes using triggers, and PostgreSQL does not provide a way to use triggers to capture DDL changes.</text:p>
      <text:p text:style-name="Quotations"><text:span text:style-name="T2">Note: </text:span>There has been quite a bit of discussion, off and on, about how PostgreSQL might capture DDL changes in a way that would make triggers useful; nothing concrete has emerged after several years of discussion. </text:p>
      <text:p text:style-name="Text_20_body"><text:bookmark text:name="AEN7145"/><text:span text:style-name="T2">3.4. </text:span>I want to split my cluster into disjoint partitions that are not aware of one another. Slony-I keeps generating <text:a xlink:type="simple" xlink:href="http://slony.info/documentation/1.2/listenpaths.html">Section 9</text:a> that link those partitions together. </text:p>
      <text:p text:style-name="Text_20_body">The notion that all nodes are aware of one another is deeply imbedded in the design of Slony-I. For instance, its handling of cleanup of obsolete data depends on being aware of whether any of the nodes are behind, and thus might still depend on older data.</text:p>
      <text:p text:style-name="Text_20_body"><text:bookmark text:name="AEN7153"/><text:span text:style-name="T2">3.5. </text:span>I want to change some of my node numbers. How do I "rename" a node to have a different node number? </text:p>
      <text:p text:style-name="Text_20_body">You don't. The node number is used to coordinate inter-node communications, and changing the node ID number "on the fly" would make it essentially impossible to keep node configuration coordinated. </text:p>
      <text:p text:style-name="Text_20_body"><text:bookmark text:name="AEN7160"/><text:span text:style-name="T2">3.6. </text:span>My application uses OID attributes; is it possible to replicate tables like this? </text:p>
      <text:p text:style-name="Text_20_body">It is worth noting that oids, as a regular table attribute, have been deprecated since PostgreSQL version 8.1, back in 2005. Slony-I has <text:span text:style-name="T1">never</text:span> collected oids to replicate them, and, with that functionality being deprecated, the developers do not intend to add this functionality. </text:p>
      <text:p text:style-name="Text_20_body">PostgreSQL implemented oids as a way to link its internal system tables together; to use them with application tables is considered <text:span text:style-name="T1">poor practice</text:span>, and it is recommended that you use sequences to populate your own ID column on application tables. </text:p>
      <text:p text:style-name="Text_20_body">Of course, nothing prevents you from creating a table <text:span text:style-name="T1">without</text:span> oids, and then add in your own <text:soft-page-break/>application column called <text:span text:style-name="Teletype">oid</text:span>, preferably with type information <text:span text:style-name="Teletype">SERIAL NOT NULL UNIQUE</text:span>, which <text:span text:style-name="T1">can</text:span> be replicated, and which is likely to be suitable as a candidate primary key for the table. </text:p>
      <text:h text:style-name="Heading_20_3" text:outline-level="3"><text:bookmark text:name="FAQCONNECTIONS"/>4. Slony-I FAQ: Connection Issues </text:h>
      <text:p text:style-name="Text_20_body"><text:bookmark text:name="AEN7180"/><text:span text:style-name="T2">4.1. </text:span>I looked for the <text:span text:style-name="Teletype">_clustername</text:span> namespace, and it wasn't there.</text:p>
      <text:p text:style-name="Text_20_body">If the DSNs are wrong, then <text:a xlink:type="simple" xlink:href="http://slony.info/documentation/1.2/slon.html">slon</text:a> instances can't connect to the nodes.</text:p>
      <text:p text:style-name="Text_20_body">This will generally lead to nodes remaining entirely untouched.</text:p>
      <text:p text:style-name="Text_20_body">Recheck the connection configuration. By the way, since <text:a xlink:type="simple" xlink:href="http://slony.info/documentation/1.2/slon.html">slon</text:a> links to libpq, you could have password information stored in <text:span text:style-name="Teletype">$HOME/.pgpass</text:span>, partially filling in right/wrong authentication information there.</text:p>
      <text:p text:style-name="Text_20_body"><text:bookmark text:name="AEN7191"/><text:span text:style-name="T2">4.2. </text:span>I created a "superuser" account, <text:span text:style-name="Teletype">slony</text:span>, to run replication activities. As suggested, I set it up as a superuser, via the following query: <text:span text:style-name="Teletype">update pg_shadow set usesuper = 't' where usename in ('slony', 'molly', 'dumpy');</text:span> (that command also deals with other users I set up to run vacuums and backups).</text:p>
      <text:p text:style-name="Text_20_body">Unfortunately, I ran into a problem the next time I subscribed to a new set.</text:p>
      <text:p text:style-name="Preformatted_20_Text">DEBUG1 copy_set 28661</text:p>
      <text:p text:style-name="Preformatted_20_Text">DEBUG1 remoteWorkerThread_1: connected to provider DB</text:p>
      <text:p text:style-name="Preformatted_20_Text">DEBUG2 remoteWorkerThread_78: forward confirm 1,594436 received by 78</text:p>
      <text:p text:style-name="Preformatted_20_Text">DEBUG2 remoteWorkerThread_1: copy table public.billing_discount</text:p>
      <text:p text:style-name="Preformatted_20_Text">ERROR <text:s/>remoteWorkerThread_1: "select "_mycluster".setAddTable_int(28661, 51, 'public.billing_discount', 'billing_discount_pkey', 'Table public.billing_discount with candidate primary key billing_discount_pkey'); " PGRES_FATAL_ERROR ERROR: <text:s/>permission denied for relation pg_class</text:p>
      <text:p text:style-name="Preformatted_20_Text">CONTEXT: <text:s/>PL/pgSQL function "altertableforreplication" line 23 at select into variables</text:p>
      <text:p text:style-name="Preformatted_20_Text">PL/pgSQL function "setaddtable_int" line 76 at perform</text:p>
      <text:p text:style-name="P173">WARN <text:s text:c="2"/>remoteWorkerThread_1: data copy for set 28661 failed - sleep 60 seconds</text:p>
      <text:p text:style-name="Text_20_body">This continues to fail, over and over, until I restarted the slon to connect as <text:span text:style-name="Teletype">postgres</text:span> instead.</text:p>
      <text:p text:style-name="Text_20_body">The problem is fairly self-evident; permission is being denied on the system table, <text:span text:style-name="Teletype">pg_class</text:span>.</text:p>
      <text:p text:style-name="Text_20_body">The "fix" is thus:</text:p>
      <text:p text:style-name="P173">update pg_shadow set usesuper = 't', usecatupd='t' where usename = 'slony';</text:p>
      <text:p text:style-name="Text_20_body">In version 8.1 and higher, you may also need the following:</text:p>
      <text:p text:style-name="P173">update pg_authid set rolcatupdate = 't', rolsuper='t' where rolname = 'slony';</text:p>
      <text:p text:style-name="Text_20_body"><text:bookmark text:name="AEN7212"/><text:span text:style-name="T2">4.3. </text:span>I'm trying to get a slave subscribed, and get the following messages in the logs: </text:p>
      <text:p text:style-name="Preformatted_20_Text">DEBUG1 copy_set 1</text:p>
      <text:p text:style-name="Preformatted_20_Text">DEBUG1 remoteWorkerThread_1: connected to provider DB</text:p>
      <text:p text:style-name="Preformatted_20_Text">WARN <text:s text:c="3"/>remoteWorkerThread_1: transactions earlier than XID 127314958 are still in progress</text:p>
      <text:p text:style-name="P173">WARN <text:s text:c="3"/>remoteWorkerThread_1: data copy for set 1 failed - sleep 60 seconds</text:p>
      <text:p text:style-name="Text_20_body">There is evidently some reasonably old outstanding transaction blocking Slony-I from processing the sync. You might want to take a look at pg_locks to see what's up:</text:p>
      <text:p text:style-name="Preformatted_20_Text">sampledb=# select * from pg_locks where transaction is not null order by transaction;</text:p>
      <text:p text:style-name="Preformatted_20_Text"><text:s/>relation | database | transaction | <text:s/>pid <text:s text:c="3"/>| <text:s text:c="4"/>mode <text:s text:c="5"/>| granted </text:p>
      <text:p text:style-name="Preformatted_20_Text">----------+----------+-------------+---------+---------------+---------</text:p>
      <text:p text:style-name="Preformatted_20_Text"><text:s text:c="10"/>| <text:s text:c="9"/>| <text:s text:c="2"/>127314921 | 2605100 | ExclusiveLock | t</text:p>
      <text:p text:style-name="Preformatted_20_Text"><text:soft-page-break/><text:s text:c="10"/>| <text:s text:c="9"/>| <text:s text:c="2"/>127326504 | 5660904 | ExclusiveLock | t</text:p>
      <text:p text:style-name="P173">(2 rows)</text:p>
      <text:p text:style-name="Text_20_body">See? 127314921 is indeed older than 127314958, and it's still running.</text:p>
      <text:p text:style-name="Text_20_body">A long running G/L report, a runaway RT3 query, a pg_dump, all will open up transactions that may run for substantial periods of time. Until they complete, or are interrupted, you will continue to see the message " data copy for set 1 failed - sleep 60 seconds ".</text:p>
      <text:p text:style-name="Text_20_body">By the way, if there is more than one database on the PostgreSQL cluster, and activity is taking place on the OTHER database, that will lead to there being "transactions earlier than XID whatever" being found to be still in progress. The fact that it's a separate database on the cluster is irrelevant; Slony-I will wait until those old transactions terminate.</text:p>
      <text:p text:style-name="Text_20_body"><text:bookmark text:name="AEN7229"/><text:span text:style-name="T2">4.4. </text:span>Same as the above. What I forgot to mention, as well, was that I was trying to add <text:span text:style-name="T1">TWO</text:span> subscribers, concurrently.</text:p>
      <text:p text:style-name="Text_20_body">That doesn't work out: Slony-I can't work on the <text:span text:style-name="Teletype">COPY</text:span> commands concurrently. See <text:span text:style-name="Teletype">src/slon/remote_worker.c</text:span>, function <text:span text:style-name="Source_20_Text">copy_set()</text:span></text:p>
      <text:p text:style-name="Preformatted_20_Text">$ ps -aef | egrep '[2]605100'</text:p>
      <text:p text:style-name="P173">postgres 2605100 <text:s/>205018 <text:s text:c="7"/>0 18:53:43 <text:s/>pts/3 <text:s/>3:13 postgres: postgres sampledb localhost COPY </text:p>
      <text:p text:style-name="Text_20_body">This happens to be a <text:span text:style-name="Teletype">COPY</text:span> transaction involved in setting up the subscription for one of the nodes. All is well; the system is busy setting up the first subscriber; it won't start on the second one until the first one has completed subscribing. That represents one possible cause.</text:p>
      <text:p text:style-name="Text_20_body">This has the (perhaps unfortunate) implication that you cannot populate two slaves concurrently from a single provider. You have to subscribe one to the set, and only once it has completed setting up the subscription (copying table contents and such) can the second subscriber start setting up the subscription.</text:p>
      <text:p text:style-name="Text_20_body"><text:bookmark text:name="AEN7243"/><text:span text:style-name="T2">4.5. </text:span>We got bitten by something we didn't foresee when completely uninstalling a slony replication cluster from the master and slave...</text:p>
      <table:table table:name="Tabela13" table:style-name="Tabela13">
        <table:table-column table:style-name="Tabela13.A"/>
        <table:table-row>
          <table:table-cell table:style-name="Tabela13.A1" office:value-type="string">
            <text:p text:style-name="P190">Warning</text:p>
          </table:table-cell>
        </table:table-row>
        <table:table-row>
          <table:table-cell table:style-name="Tabela13.A2" office:value-type="string">
            <text:p text:style-name="P191"><text:span text:style-name="T1">MAKE SURE YOU STOP YOUR APPLICATION RUNNING AGAINST YOUR MASTER DATABASE WHEN REMOVING THE WHOLE SLONY CLUSTER</text:span>, or at least re-cycle all your open connections after the event! </text:p>
          </table:table-cell>
        </table:table-row>
      </table:table>
      <text:p text:style-name="Text_20_body">The connections "remember" or refer to OIDs which are removed by the uninstall node script. And you will get lots of errors as a result...</text:p>
      <text:p text:style-name="Text_20_body">There are two notable areas of PostgreSQL that cache query plans and OIDs:</text:p>
      <text:list xml:id="list492753923" text:style-name="L134">
        <text:list-item>
          <text:p text:style-name="P141">Prepared statements</text:p>
        </text:list-item>
        <text:list-item>
          <text:p text:style-name="P141">pl/pgSQL functions</text:p>
        </text:list-item>
      </text:list>
      <text:p text:style-name="Text_20_body">The problem isn't particularly a Slony-I one; it would occur any time such significant changes are made to the database schema. It shouldn't be expected to lead to data loss, but you'll see a wide range of OID-related errors.</text:p>
      <text:p text:style-name="Text_20_body">The problem occurs when you are using some sort of "connection pool" that keeps recycling old connections. If you restart the application after this, the new connections will create <text:span text:style-name="T1">new</text:span> query plans, and the errors will go away. If your connection pool drops the connections, and creates new ones, the new ones will have <text:span text:style-name="T1">new</text:span> query plans, and the errors will go away. </text:p>
      <text:p text:style-name="Text_20_body">In our code we drop the connection on any error we cannot map to an expected condition. This <text:soft-page-break/>would eventually recycle all connections on such unexpected problems after just one error per connection. Of course if the error surfaces as a constraint violation which is a recognized condition, this won't help either, and if the problem is persistent, the connections will keep recycling which will drop the effect of the pooling, in the latter case the pooling code could also announce an admin to take a look... </text:p>
      <text:p text:style-name="Text_20_body"><text:bookmark text:name="AEN7268"/><text:span text:style-name="T2">4.6. </text:span>I upgraded my cluster to Slony-I version 1.2. I'm now getting the following notice in the logs:</text:p>
      <text:p text:style-name="P173">NOTICE: <text:s/>Slony-I: log switch to sl_log_2 still in progress - sl_log_1 not truncated</text:p>
      <text:p text:style-name="Text_20_body">Both <text:span text:style-name="Teletype">sl_log_1</text:span> and <text:span text:style-name="Teletype">sl_log_2</text:span> are continuing to grow, and <text:span text:style-name="Teletype">sl_log_1</text:span> is never getting truncated. What's wrong?</text:p>
      <text:p text:style-name="Text_20_body">This is symptomatic of the same issue as above with dropping replication: if there are still old connections lingering that are using old query plans that reference the old stored functions, resulting in the inserts to <text:span text:style-name="Teletype">sl_log_1</text:span> </text:p>
      <text:p text:style-name="Text_20_body">Closing those connections and opening new ones will resolve the issue. </text:p>
      <text:p text:style-name="Text_20_body">In the longer term, there is an item on the PostgreSQL TODO list to implement dependancy checking that would flush cached query plans when dependent objects change. </text:p>
      <text:p text:style-name="Text_20_body"><text:bookmark text:name="AEN7284"/><text:span text:style-name="T2">4.7. </text:span>I pointed a subscribing node to a different provider and it stopped replicating</text:p>
      <text:p text:style-name="Text_20_body">We noticed this happening when we wanted to re-initialize a node, where we had configuration thus: </text:p>
      <text:list xml:id="list1686272425" text:style-name="L135">
        <text:list-item>
          <text:p text:style-name="P142">Node 1 - provider</text:p>
        </text:list-item>
        <text:list-item>
          <text:p text:style-name="P142">Node 2 - subscriber to node 1 - the node we're reinitializing</text:p>
        </text:list-item>
        <text:list-item>
          <text:p text:style-name="P142">Node 3 - subscriber to node 3 - node that should keep replicating</text:p>
        </text:list-item>
      </text:list>
      <text:p text:style-name="Text_20_body">The subscription for node 3 was changed to have node 1 as provider, and we did <text:a xlink:type="simple" xlink:href="http://slony.info/documentation/1.2/stmtdropset.html">SLONIK DROP SET</text:a> /<text:a xlink:type="simple" xlink:href="http://slony.info/documentation/1.2/stmtsubscribeset.html">SLONIK SUBSCRIBE SET</text:a> for node 2 to get it repopulating.</text:p>
      <text:p text:style-name="Text_20_body">Unfortunately, replication suddenly stopped to node 3.</text:p>
      <text:p text:style-name="Text_20_body">The problem was that there was not a suitable set of "listener paths" in <text:a xlink:type="simple" xlink:href="http://slony.info/documentation/1.2/table.sl-listen.html">sl_listen</text:a> to allow the events from node 1 to propagate to node 3. The events were going through node 2, and blocking behind the <text:a xlink:type="simple" xlink:href="http://slony.info/documentation/1.2/stmtsubscribeset.html">SLONIK SUBSCRIBE SET</text:a> event that node 2 was working on.</text:p>
      <text:p text:style-name="Text_20_body">The following slonik script dropped out the listen paths where node 3 had to go through node 2, and added in direct listens between nodes 1 and 3. </text:p>
      <text:p text:style-name="Preformatted_20_Text">cluster name = oxrslive;</text:p>
      <text:p text:style-name="Preformatted_20_Text"><text:s/>node 1 admin conninfo='host=32.85.68.220 dbname=oxrslive user=postgres port=5432';</text:p>
      <text:p text:style-name="Preformatted_20_Text"><text:s/>node 2 admin conninfo='host=32.85.68.216 dbname=oxrslive user=postgres port=5432';</text:p>
      <text:p text:style-name="Preformatted_20_Text"><text:s/>node 3 admin conninfo='host=32.85.68.244 dbname=oxrslive user=postgres port=5432';</text:p>
      <text:p text:style-name="Preformatted_20_Text"><text:s/>node 4 admin conninfo='host=10.28.103.132 dbname=oxrslive user=postgres port=5432';</text:p>
      <text:p text:style-name="Preformatted_20_Text">try {</text:p>
      <text:p text:style-name="Preformatted_20_Text"><text:s text:c="2"/>store listen (origin = 1, receiver = 3, provider = 1);</text:p>
      <text:p text:style-name="Preformatted_20_Text"><text:s text:c="2"/>store listen (origin = 3, receiver = 1, provider = 3);</text:p>
      <text:p text:style-name="Preformatted_20_Text"><text:s text:c="2"/>drop listen (origin = 1, receiver = 3, provider = 2);</text:p>
      <text:p text:style-name="Preformatted_20_Text"><text:s text:c="2"/>drop listen (origin = 3, receiver = 1, provider = 2);</text:p>
      <text:p text:style-name="P173">}</text:p>
      <text:p text:style-name="Text_20_body">Immediately after this script was run, <text:span text:style-name="Teletype">SYNC</text:span> events started propagating again to node 3. This points <text:soft-page-break/>out two principles: </text:p>
      <text:list xml:id="list1443746192" text:style-name="L136">
        <text:list-item>
          <text:p text:style-name="P143">If you have multiple nodes, and cascaded subscribers, you need to be quite careful in populating the <text:a xlink:type="simple" xlink:href="http://slony.info/documentation/1.2/stmtstorelisten.html">SLONIK STORE LISTEN</text:a> entries, and in modifying them if the structure of the replication "tree" changes.</text:p>
        </text:list-item>
        <text:list-item>
          <text:p text:style-name="P143">Version 1.1 provides better tools to help manage this.</text:p>
        </text:list-item>
      </text:list>
      <text:p text:style-name="Text_20_body">The issues of "listener paths" are discussed further at <text:a xlink:type="simple" xlink:href="http://slony.info/documentation/1.2/listenpaths.html">Section 9</text:a> </text:p>
      <text:p text:style-name="Text_20_body"><text:bookmark text:name="AEN7318"/><text:span text:style-name="T2">4.8. </text:span>I was starting a <text:a xlink:type="simple" xlink:href="http://slony.info/documentation/1.2/slon.html">slon</text:a>, and got the following "FATAL" messages in its logs. What's up??? </text:p>
      <text:p text:style-name="Preformatted_20_Text">2006-03-29 16:01:34 UTC CONFIG main: slon version 1.2.0 starting up</text:p>
      <text:p text:style-name="Preformatted_20_Text">2006-03-29 16:01:34 UTC DEBUG2 slon: watchdog process started</text:p>
      <text:p text:style-name="Preformatted_20_Text">2006-03-29 16:01:34 UTC DEBUG2 slon: watchdog ready - pid = 28326</text:p>
      <text:p text:style-name="Preformatted_20_Text">2006-03-29 16:01:34 UTC DEBUG2 slon: worker process created - pid = 28327</text:p>
      <text:p text:style-name="Preformatted_20_Text">2006-03-29 16:01:34 UTC CONFIG main: local node id = 1</text:p>
      <text:p text:style-name="Preformatted_20_Text">2006-03-29 16:01:34 UTC DEBUG2 main: main process started</text:p>
      <text:p text:style-name="Preformatted_20_Text">2006-03-29 16:01:34 UTC CONFIG main: launching sched_start_mainloop</text:p>
      <text:p text:style-name="Preformatted_20_Text">2006-03-29 16:01:34 UTC CONFIG main: loading current cluster configuration</text:p>
      <text:p text:style-name="Preformatted_20_Text">2006-03-29 16:01:34 UTC CONFIG storeSet: set_id=1 set_origin=1 set_comment='test set'</text:p>
      <text:p text:style-name="Preformatted_20_Text">2006-03-29 16:01:34 UTC DEBUG2 sched_wakeup_node(): no_id=1 (0 threads + worker signaled)</text:p>
      <text:p text:style-name="Preformatted_20_Text">2006-03-29 16:01:34 UTC DEBUG2 main: last local event sequence = 7</text:p>
      <text:p text:style-name="Preformatted_20_Text">2006-03-29 16:01:34 UTC CONFIG main: configuration complete - starting threads</text:p>
      <text:p text:style-name="Preformatted_20_Text">2006-03-29 16:01:34 UTC DEBUG1 localListenThread: thread starts</text:p>
      <text:p text:style-name="Preformatted_20_Text">2006-03-29 16:01:34 UTC FATAL <text:s/>localListenThread: "select "_test1538".cleanupNodelock(); insert into "_test1538".sl_nodelock values ( <text:s text:c="3"/>1, 0, "pg_catalog".pg_backend_pid()); " - ERROR: <text:s/>duplicate key violates unique constraint "sl_nodelock-pkey"</text:p>
      <text:p text:style-name="Preformatted_20_Text"/>
      <text:p text:style-name="Preformatted_20_Text">2006-03-29 16:01:34 UTC FATAL <text:s/>Do you already have a slon running against this node?</text:p>
      <text:p text:style-name="P173">2006-03-29 16:01:34 UTC FATAL <text:s/>Or perhaps a residual idle backend connection from a dead slon?</text:p>
      <text:p text:style-name="Text_20_body">The table <text:span text:style-name="Teletype">sl_nodelock</text:span> is used as an "interlock" to prevent two <text:a xlink:type="simple" xlink:href="http://slony.info/documentation/1.2/slon.html">slon</text:a> processes from trying to manage the same node at the same time. The <text:a xlink:type="simple" xlink:href="http://slony.info/documentation/1.2/slon.html">slon</text:a> tries inserting a record into the table; it can only succeed if it is the only node manager. </text:p>
      <text:p text:style-name="Text_20_body">This error message is typically a sign that you have started up a second <text:a xlink:type="simple" xlink:href="http://slony.info/documentation/1.2/slon.html">slon</text:a> process for a given node. The <text:a xlink:type="simple" xlink:href="http://slony.info/documentation/1.2/slon.html">slon</text:a> asks the obvious question: "Do you already have a slon running against this node?" </text:p>
      <text:p text:style-name="Text_20_body">Supposing you experience some sort of network outage, the connection between <text:a xlink:type="simple" xlink:href="http://slony.info/documentation/1.2/slon.html">slon</text:a> and database may fail, and the <text:a xlink:type="simple" xlink:href="http://slony.info/documentation/1.2/slon.html">slon</text:a> may figure this out long before the PostgreSQL instance it was connected to does. The result is that there will be some number of idle connections left on the database server, which won't be closed out until TCP/IP timeouts complete, which seems to normally take about two hours. For that two hour period, the <text:a xlink:type="simple" xlink:href="http://slony.info/documentation/1.2/slon.html">slon</text:a> will try to connect, over and over, and will get the above fatal message, over and over. </text:p>
      <text:p text:style-name="Text_20_body">An administrator may clean this out by logging onto the server and issuing <text:span text:style-name="Teletype">kill -2</text:span> to any of the offending connections. Unfortunately, since the problem took place within the networking layer, neither PostgreSQL nor Slony-I have a direct way of detecting this. </text:p>
      <text:p text:style-name="Text_20_body">You can <text:span text:style-name="T1">mostly</text:span> avoid this by making sure that <text:a xlink:type="simple" xlink:href="http://slony.info/documentation/1.2/slon.html">slon</text:a> processes always run somewhere nearby the server that each one manages. If the <text:a xlink:type="simple" xlink:href="http://slony.info/documentation/1.2/slon.html">slon</text:a> runs on the same server as the database it manages, any "networking failure" that could interrupt local connections would be likely to be serious enough to threaten the entire server. </text:p>
      <text:p text:style-name="Text_20_body"><text:bookmark text:name="AEN7350"/><text:span text:style-name="T2">4.9. </text:span>When can I shut down <text:a xlink:type="simple" xlink:href="http://slony.info/documentation/1.2/slon.html">slon</text:a> processes?</text:p>
      <text:p text:style-name="Text_20_body"><text:soft-page-break/>Generally, it's no big deal to shut down a <text:a xlink:type="simple" xlink:href="http://slony.info/documentation/1.2/slon.html">slon</text:a> process. Each one is "merely" a PostgreSQL client, managing one node, which spawns threads to manage receiving events from other nodes. </text:p>
      <text:p text:style-name="Text_20_body">The "event listening" threads are no big deal; they are doing nothing fancier than periodically checking remote nodes to see if they have work to be done on this node. If you kill off the <text:a xlink:type="simple" xlink:href="http://slony.info/documentation/1.2/slon.html">slon</text:a> these threads will be closed, which should have little or no impact on much of anything. Events generated while the <text:a xlink:type="simple" xlink:href="http://slony.info/documentation/1.2/slon.html">slon</text:a> is down will be picked up when it is restarted.</text:p>
      <text:p text:style-name="Text_20_body">The "node managing" thread is a bit more interesting; most of the time, you can expect, on a subscriber, for this thread to be processing <text:span text:style-name="Teletype">SYNC</text:span> events. If you shut off the <text:a xlink:type="simple" xlink:href="http://slony.info/documentation/1.2/slon.html">slon</text:a> during an event, the transaction will fail, and be rolled back, so that when the <text:a xlink:type="simple" xlink:href="http://slony.info/documentation/1.2/slon.html">slon</text:a> restarts, it will have to go back and reprocess the event.</text:p>
      <text:p text:style-name="Text_20_body">The only situation where this will cause <text:span text:style-name="T1">particular</text:span> "heartburn" is if the event being processed was one which takes a long time to process, such as <text:span text:style-name="Teletype">COPY_SET</text:span> for a large replication set. </text:p>
      <text:p text:style-name="Text_20_body">The other thing that <text:span text:style-name="T1">might</text:span> cause trouble is if the <text:a xlink:type="simple" xlink:href="http://slony.info/documentation/1.2/slon.html">slon</text:a> runs fairly distant from nodes that it connects to; you could discover that database connections are left <text:span text:style-name="Teletype">idle in transaction</text:span>. This would normally only occur if the network connection is destroyed without either <text:a xlink:type="simple" xlink:href="http://slony.info/documentation/1.2/slon.html">slon</text:a> or database being made aware of it. In that case, you may discover that "zombied" connections are left around for as long as two hours if you don't go in by hand and kill off the PostgreSQL backends.</text:p>
      <text:p text:style-name="Text_20_body">There is one other case that could cause trouble; when the <text:a xlink:type="simple" xlink:href="http://slony.info/documentation/1.2/slon.html">slon</text:a> managing the origin node is not running, no <text:span text:style-name="Teletype">SYNC</text:span> events run against that node. If the <text:a xlink:type="simple" xlink:href="http://slony.info/documentation/1.2/slon.html">slon</text:a> stays down for an extended period of time, and something like <text:a xlink:type="simple" xlink:href="http://slony.info/documentation/1.2/maintenance.html#GENSYNC">Section 6.3</text:a> isn't running, you could be left with <text:span text:style-name="T1">one big </text:span><text:span text:style-name="Teletype"><text:span text:style-name="T1">SYNC</text:span></text:span> to process when it comes back up. But that is only a concern if that <text:a xlink:type="simple" xlink:href="http://slony.info/documentation/1.2/slon.html">slon</text:a> is down for an extended period of time; shutting it down for a few seconds shouldn't cause any great problem. </text:p>
      <text:p text:style-name="Text_20_body"><text:bookmark text:name="AEN7387"/><text:span text:style-name="T2">4.10. </text:span>Are there risks to doing so? How about benefits?</text:p>
      <text:p text:style-name="Text_20_body">In short, if you don't have something like an 18 hour <text:span text:style-name="Teletype">COPY_SET</text:span> under way, it's normally not at all a big deal to take a <text:a xlink:type="simple" xlink:href="http://slony.info/documentation/1.2/slon.html">slon</text:a> down for a little while, or perhaps even cycle <text:span text:style-name="T1">all</text:span> the <text:a xlink:type="simple" xlink:href="http://slony.info/documentation/1.2/slon.html">slon</text:a>s. </text:p>
      <text:h text:style-name="Heading_20_3" text:outline-level="3"><text:bookmark text:name="FAQCONFIGURATION"/>5. Slony-I FAQ: Configuration Issues </text:h>
      <text:p text:style-name="Text_20_body"><text:bookmark text:name="AEN7399"/><text:span text:style-name="T2">5.1. </text:span>Slonik fails - cannot load PostgreSQL library - <text:span text:style-name="Teletype">PGRES_FATAL_ERROR load '$libdir/xxid';</text:span></text:p>
      <text:p text:style-name="Text_20_body">When I run the sample setup script I get an error message similar to: <text:span text:style-name="Teletype">stdin:64: PGRES_FATAL_ERROR load '$libdir/xxid'; - ERROR: LOAD: could not open file '$libdir/xxid': No such file or directory</text:span></text:p>
      <text:p text:style-name="Text_20_body">Evidently, you haven't got the <text:span text:style-name="Teletype">xxid.so</text:span> library in the <text:span text:style-name="Teletype">$libdir</text:span> directory that the PostgreSQL instance is using. Note that the Slony-I components need to be installed in the PostgreSQL software installation for <text:span text:style-name="T1">each and every one</text:span> of the nodes, not just on the origin node.</text:p>
      <text:p text:style-name="Text_20_body">This may also point to there being some other mismatch between the PostgreSQL binary instance and the Slony-I instance. If you compiled Slony-I yourself, on a machine that may have multiple PostgreSQL builds "lying around," it's possible that the slon or slonik binaries are asking to load something that isn't actually in the library directory for the PostgreSQL database cluster that it's hitting.</text:p>
      <text:p text:style-name="Text_20_body">Long and short: This points to a need to "audit" what installations of PostgreSQL and Slony-I you have in place on the machine(s). Unfortunately, just about any mismatch will cause things not to link up quite right. See also <text:a xlink:type="simple" xlink:href="http://slony.info/documentation/1.2/faq.html#THREADSAFETY">thread safety </text:a>concerning threading issues on Solaris ...</text:p>
      <text:p text:style-name="Text_20_body">Life is simplest if you only have one set of PostgreSQL binaries on a given server; in that case, there isn't a "wrong place" in which Slony-I components might get installed. If you have several software installs, you'll have to verify that the right versions of Slony-I components are associated <text:soft-page-break/>with the right PostgreSQL binaries. </text:p>
      <text:p text:style-name="Text_20_body"><text:bookmark text:name="AEN7432"/><text:span text:style-name="T2">5.2. </text:span>I tried creating a CLUSTER NAME with a "-" in it. That didn't work.</text:p>
      <text:p text:style-name="Text_20_body">Slony-I uses the same rules for unquoted identifiers as the PostgreSQL main parser, so no, you probably shouldn't put a "-" in your identifier name.</text:p>
      <text:p text:style-name="Text_20_body">You may be able to defeat this by putting "quotes" around identifier names, but it's still liable to bite you some, so this is something that is probably not worth working around.</text:p>
      <text:p text:style-name="Text_20_body"><text:bookmark text:name="AEN7441"/><text:span text:style-name="T2">5.3. </text:span>ps finds passwords on command line</text:p>
      <text:p text:style-name="Text_20_body">If I run a <text:span text:style-name="Teletype">ps</text:span> command, I, and everyone else, can see passwords on the command line.</text:p>
      <text:p text:style-name="Text_20_body">Take the passwords out of the Slony configuration, and put them into <text:span text:style-name="Teletype">$(HOME)/.pgpass.</text:span></text:p>
      <text:p text:style-name="Text_20_body"><text:bookmark text:name="AEN7449"/><text:span text:style-name="T2">5.4. </text:span>Table indexes with FQ namespace names </text:p>
      <text:p text:style-name="Preformatted_20_Text">set add table (set id = 1, origin = 1, id = 27, </text:p>
      <text:p text:style-name="Preformatted_20_Text"><text:s text:c="15"/>full qualified name = 'nspace.some_table', </text:p>
      <text:p text:style-name="Preformatted_20_Text"><text:s text:c="15"/>key = 'key_on_whatever', </text:p>
      <text:p text:style-name="P173"><text:s text:c="15"/>comment = 'Table some_table in namespace nspace with a candidate primary key');</text:p>
      <text:p text:style-name="Text_20_body">If you have <text:span text:style-name="Teletype">key = 'nspace.key_on_whatever'</text:span> the request will <text:span text:style-name="T1">FAIL</text:span>.</text:p>
      <text:p text:style-name="Text_20_body"><text:bookmark text:name="AEN7457"/><text:span text:style-name="T2">5.5. </text:span>Replication has fallen behind, and it appears that the queries to draw data from <text:a xlink:type="simple" xlink:href="http://slony.info/documentation/1.2/table.sl-log-1.html">sl_log_1</text:a>/<text:a xlink:type="simple" xlink:href="http://slony.info/documentation/1.2/table.sl-log-2.html">sl_log_2</text:a> are taking a long time to pull just a few <text:span text:style-name="Teletype">SYNC</text:span>s. </text:p>
      <text:p text:style-name="Text_20_body">Until version 1.1.1, there was only one index on <text:a xlink:type="simple" xlink:href="http://slony.info/documentation/1.2/table.sl-log-1.html">sl_log_1</text:a>/<text:a xlink:type="simple" xlink:href="http://slony.info/documentation/1.2/table.sl-log-2.html">sl_log_2</text:a>, and if there were multiple replication sets, some of the columns on the index would not provide meaningful selectivity. If there is no index on column <text:span text:style-name="Source_20_Text">log_xid</text:span>, consider adding it. See <text:span text:style-name="Teletype">slony1_base.sql</text:span> for an example of how to create the index.</text:p>
      <text:p text:style-name="Text_20_body"><text:bookmark text:name="AEN7469"/><text:span text:style-name="T2">5.6. </text:span>I need to rename a column that is in the primary key for one of my replicated tables. That seems pretty dangerous, doesn't it? I have to drop the table out of replication and recreate it, right?</text:p>
      <text:p text:style-name="Text_20_body">Actually, this is a scenario which works out remarkably cleanly. Slony-I does indeed make intense use of the primary key columns, but actually does so in a manner that allows this sort of change to be made very nearly transparently.</text:p>
      <text:p text:style-name="Text_20_body">Suppose you revise a column name, as with the SQL DDL <text:span text:style-name="Teletype">alter table accounts alter column aid rename to cid; </text:span>This revises the names of the columns in the table; it <text:span text:style-name="T1">simultaneously</text:span> renames the names of the columns in the primary key index. The result is that the normal course of things is that altering a column name affects both aspects simultaneously on a given node.</text:p>
      <text:p text:style-name="Text_20_body">The <text:span text:style-name="T1">ideal</text:span> and proper handling of this change would involve using <text:a xlink:type="simple" xlink:href="http://slony.info/documentation/1.2/stmtddlscript.html">SLONIK EXECUTE SCRIPT</text:a> to deploy the alteration, which ensures it is applied at exactly the right point in the transaction stream on each node.</text:p>
      <text:p text:style-name="Text_20_body">Interestingly, that isn't forcibly necessary. As long as the alteration is applied on the replication set's origin before application on subscribers, things won't break irrepairably. Some <text:span text:style-name="Teletype">SYNC</text:span> events that do not include changes to the altered table can make it through without any difficulty... At the point that the first update to the table is drawn in by a subscriber, <text:span text:style-name="T1">that</text:span> is the point at which <text:span text:style-name="Teletype">SYNC</text:span> events will start to fail, as the provider will indicate the "new" set of columns whilst the subscriber still has the "old" ones. If you then apply the alteration to the subscriber, it can retry the <text:span text:style-name="Teletype">SYNC</text:span>, at which point it will, finding the "new" column names, work just fine.</text:p>
      <text:p text:style-name="Text_20_body"><text:bookmark text:name="AEN7489"/><text:span text:style-name="T2">5.7. </text:span>I have a PostgreSQL 7.2-based system that I <text:span text:style-name="T1">really, really</text:span> want to use Slony-I to help me upgrade it to 8.0. What is involved in getting Slony-I to work for that?</text:p>
      <text:p text:style-name="Text_20_body"><text:soft-page-break/>Rod Taylor has reported the following...</text:p>
      <text:p text:style-name="Text_20_body">This is approximately what you need to do:</text:p>
      <text:list xml:id="list1602938000" text:style-name="L137">
        <text:list-item>
          <text:p text:style-name="P144">Take the 7.3 templates and copy them to 7.2 -- or otherwise hardcode the version your using to pick up the 7.3 templates </text:p>
        </text:list-item>
        <text:list-item>
          <text:p text:style-name="P144">Remove all traces of schemas from the code and sql templates. I basically changed the "." to an "_". </text:p>
        </text:list-item>
        <text:list-item>
          <text:p text:style-name="P144">Bunch of work related to the XID datatype and functions. For example, Slony creates CASTs for the xid to xxid and back -- but 7.2 cannot create new casts that way so you need to edit system tables by hand. I recall creating an Operator Class and editing several functions as well. </text:p>
        </text:list-item>
        <text:list-item>
          <text:p text:style-name="P144">sl_log_1 will have severe performance problems with any kind of data volume. This required a number of index and query changes to optimize for 7.2. 7.3 and above are quite a bit smarter in terms of optimizations they can apply. </text:p>
        </text:list-item>
        <text:list-item>
          <text:p text:style-name="P144">Don't bother trying to make sequences work. Do them by hand after the upgrade using pg_dump and grep. </text:p>
        </text:list-item>
      </text:list>
      <text:p text:style-name="Text_20_body">Of course, now that you have done all of the above, it's not compatible with standard Slony now. So you either need to implement 7.2 in a less hackish way, or you can also hack up slony to work without schemas on newer versions of PostgreSQL so they can talk to each other.</text:p>
      <text:p text:style-name="Text_20_body">Almost immediately after getting the DB upgraded from 7.2 to 7.4, we deinstalled the hacked up Slony (by hand for the most part), and started a migration from 7.4 to 7.4 on a different machine using the regular Slony. This was primarily to ensure we didn't keep our system catalogues which had been manually fiddled with.</text:p>
      <text:p text:style-name="Text_20_body">All that said, we upgraded a few hundred GB from 7.2 to 7.4 with about 30 minutes actual downtime (versus 48 hours for a dump / restore cycle) and no data loss.</text:p>
      <text:p text:style-name="Text_20_body">That represents a sufficiently ugly set of "hackery" that the developers are exceedingly reluctant to let it anywhere near to the production code. If someone were interested in "productionizing" this, it would probably make sense to do so based on the Slony-I 1.0 branch, with the express plan of <text:span text:style-name="T1">not</text:span> trying to keep much in the way of forwards compatibility or long term maintainability of replicas.</text:p>
      <text:p text:style-name="Text_20_body">You should only head down this road if you are sufficiently comfortable with PostgreSQL and Slony-I that you are prepared to hack pretty heavily with the code. </text:p>
      <text:p text:style-name="Text_20_body"><text:bookmark text:name="AEN7523"/><text:span text:style-name="T2">5.8. </text:span>I had a network "glitch" that led to my using <text:a xlink:type="simple" xlink:href="http://slony.info/documentation/1.2/stmtfailover.html">SLONIK FAILOVER</text:a> to fail over to an alternate node. The failure wasn't a disk problem that would corrupt databases; why do I need to rebuild the failed node from scratch? </text:p>
      <text:p text:style-name="Text_20_body">The action of <text:a xlink:type="simple" xlink:href="http://slony.info/documentation/1.2/stmtfailover.html">SLONIK FAILOVER</text:a> is to <text:span text:style-name="T1">abandon</text:span> the failed node so that no more Slony-I activity goes to or from that node. As soon as that takes place, the failed node will progressively fall further and further out of sync.</text:p>
      <text:p text:style-name="Text_20_body">The <text:span text:style-name="T1">big</text:span> problem with trying to recover the failed node is that it may contain updates that never made it out of the origin. If they get retried, on the new origin, you may find that you have conflicting updates. In any case, you do have a sort of "logical" corruption of the data even if there never was a disk failure making it "physical."</text:p>
      <text:p text:style-name="Text_20_body">As discusssed in <text:a xlink:type="simple" xlink:href="http://slony.info/documentation/1.2/failover.html">Section 8</text:a>, using <text:a xlink:type="simple" xlink:href="http://slony.info/documentation/1.2/stmtfailover.html">SLONIK FAILOVER</text:a> should be considered a <text:span text:style-name="T1">last resort</text:span> as it implies that you are abandoning the origin node as being corrupted. </text:p>
      <text:p text:style-name="Text_20_body"><text:bookmark text:name="AEN7543"/><text:span text:style-name="T2">5.9. </text:span>After notification of a subscription on <text:span text:style-name="T1">another</text:span> node, replication falls over on one of the subscribers, with the following error message:</text:p>
      <text:p text:style-name="Preformatted_20_Text">ERROR <text:s/>remoteWorkerThread_1: "begin transaction; set transaction isolation level <text:soft-page-break/>serializable; lock table "_livesystem".sl_config_lock; select "_livesystem".enableSubscription(25506, 1, 501); notify "_livesystem_Event"; notify "_livesystem_Confirm"; insert into "_livesystem".sl_event <text:s text:c="4"/>(ev_origin, ev_seqno, ev_timestamp, <text:s text:c="5"/>ev_minxid, ev_maxxid, ev_xip, ev_type , ev_data1, ev_data2, ev_data3, ev_data4 <text:s text:c="3"/>) values ('1', '4896546', '2005-01-23 16:08:55.037395', '1745281261', '1745281262', '', 'ENABLE_SUBSCRIPTION', '25506', '1', '501', 't'); insert into "_livesystem".sl_confirm <text:s text:c="5"/>(con_origin, con_received, con_seqno, con_timestamp) <text:s text:c="3"/>values (1, 4, '4896546', CURRENT_TIMESTAMP); commit transaction;" PGRES_FATAL_ERROR ERROR: <text:s/>insert or update on table "sl_subscribe" violates foreign key constraint "sl_subscribe-sl_path-ref"</text:p>
      <text:p text:style-name="P173">DETAIL: <text:s/>Key (sub_provider,sub_receiver)=(1,501) is not present in table "sl_path".</text:p>
      <text:p text:style-name="Text_20_body">This is then followed by a series of failed syncs as the <text:a xlink:type="simple" xlink:href="http://slony.info/documentation/1.2/slon.html">slon</text:a> shuts down:</text:p>
      <text:p text:style-name="Preformatted_20_Text">DEBUG2 remoteListenThread_1: queue event 1,4897517 SYNC</text:p>
      <text:p text:style-name="Preformatted_20_Text">DEBUG2 remoteListenThread_1: queue event 1,4897518 SYNC</text:p>
      <text:p text:style-name="Preformatted_20_Text">DEBUG2 remoteListenThread_1: queue event 1,4897519 SYNC</text:p>
      <text:p text:style-name="Preformatted_20_Text">DEBUG2 remoteListenThread_1: queue event 1,4897520 SYNC</text:p>
      <text:p text:style-name="Preformatted_20_Text">DEBUG2 remoteWorker_event: ignore new events due to shutdown</text:p>
      <text:p text:style-name="Preformatted_20_Text">DEBUG2 remoteListenThread_1: queue event 1,4897521 SYNC</text:p>
      <text:p text:style-name="Preformatted_20_Text">DEBUG2 remoteWorker_event: ignore new events due to shutdown</text:p>
      <text:p text:style-name="Preformatted_20_Text">DEBUG2 remoteListenThread_1: queue event 1,4897522 SYNC</text:p>
      <text:p text:style-name="Preformatted_20_Text">DEBUG2 remoteWorker_event: ignore new events due to shutdown</text:p>
      <text:p text:style-name="P173">DEBUG2 remoteListenThread_1: queue event 1,4897523 SYNC</text:p>
      <text:p text:style-name="Text_20_body">If you see a <text:a xlink:type="simple" xlink:href="http://slony.info/documentation/1.2/slon.html">slon</text:a> shutting down with <text:span text:style-name="T1">ignore new events due to shutdown</text:span> log entries, you typically need to step back in the log to <text:span text:style-name="T1">before</text:span> they started failing to see indication of the root cause of the problem. </text:p>
      <text:p text:style-name="Text_20_body">In this particular case, the problem was that some of the <text:a xlink:type="simple" xlink:href="http://slony.info/documentation/1.2/stmtstorepath.html">SLONIK STORE PATH</text:a> commands had not yet made it to node 4 before the <text:a xlink:type="simple" xlink:href="http://slony.info/documentation/1.2/stmtsubscribeset.html">SLONIK SUBSCRIBE SET</text:a> command propagated. </text:p>
      <text:p text:style-name="Text_20_body">This demonstrates yet another example of the need to not do things in a rush; you need to be sure things are working right <text:span text:style-name="T1">before</text:span> making further configuration changes.</text:p>
      <text:p text:style-name="Text_20_body"><text:bookmark text:name="AEN7562"/><text:span text:style-name="T2">5.10. </text:span>I just used <text:a xlink:type="simple" xlink:href="http://slony.info/documentation/1.2/stmtmoveset.html">SLONIK MOVE SET</text:a> to move the origin to a new node. Unfortunately, some subscribers are still pointing to the former origin node, so I can't take it out of service for maintenance without stopping them from getting updates. What do I do? </text:p>
      <text:p text:style-name="Text_20_body">You need to use <text:a xlink:type="simple" xlink:href="http://slony.info/documentation/1.2/stmtsubscribeset.html">SLONIK SUBSCRIBE SET</text:a> to alter the subscriptions for those nodes to have them subscribe to a provider that <text:span text:style-name="T1">will</text:span> be sticking around during the maintenance.</text:p>
      <table:table table:name="Tabela14" table:style-name="Tabela14">
        <table:table-column table:style-name="Tabela14.A"/>
        <table:table-row>
          <table:table-cell table:style-name="Tabela14.A1" office:value-type="string">
            <text:p text:style-name="P190">Warning</text:p>
          </table:table-cell>
        </table:table-row>
        <table:table-row>
          <table:table-cell table:style-name="Tabela14.A2" office:value-type="string">
            <text:p text:style-name="P191">What you <text:span text:style-name="T1">don't</text:span> do is to <text:a xlink:type="simple" xlink:href="http://slony.info/documentation/1.2/stmtunsubscribeset.html">SLONIK UNSUBSCRIBE SET</text:a>; that would require reloading all data for the nodes from scratch later. </text:p>
          </table:table-cell>
        </table:table-row>
      </table:table>
      <text:p text:style-name="Text_20_body"><text:bookmark text:name="AEN7574"/><text:span text:style-name="T2">5.11. </text:span>After notification of a subscription on <text:span text:style-name="T1">another</text:span> node, replication falls over, starting with the following error message:</text:p>
      <text:p text:style-name="Preformatted_20_Text">ERROR <text:s/>remoteWorkerThread_1: "begin transaction; set transaction isolation level serializable; lock table "_livesystem".sl_config_lock; select "_livesystem".enableSubscription(25506, 1, 501); notify "_livesystem_Event"; notify "_livesystem_Confirm"; insert into "_livesystem".sl_event <text:s text:c="4"/>(ev_origin, ev_seqno, ev_timestamp, <text:s text:c="5"/>ev_minxid, ev_maxxid, ev_xip, ev_type , ev_data1, ev_data2, ev_data3, ev_data4 <text:s text:c="3"/>) values ('1', '4896546', '2005-01-23 16:08:55.037395', '1745281261', '1745281262', '', 'ENABLE_SUBSCRIPTION', '25506', '1', '501', 't'); insert into "_livesystem".sl_confirm <text:s text:c="5"/>(con_origin, con_received, con_seqno, con_timestamp) <text:s text:c="3"/>values (1, 4, '4896546', <text:soft-page-break/>CURRENT_TIMESTAMP); commit transaction;" PGRES_FATAL_ERROR ERROR: <text:s/>insert or update on table "sl_subscribe" violates foreign key constraint "sl_subscribe-sl_path-ref"</text:p>
      <text:p text:style-name="P173">DETAIL: <text:s/>Key (sub_provider,sub_receiver)=(1,501) is not present in table "sl_path".</text:p>
      <text:p text:style-name="Text_20_body">This is then followed by a series of failed syncs as the <text:a xlink:type="simple" xlink:href="http://slony.info/documentation/1.2/slon.html">slon</text:a> shuts down: </text:p>
      <text:p text:style-name="Preformatted_20_Text">DEBUG2 remoteListenThread_1: queue event 1,4897517 SYNC</text:p>
      <text:p text:style-name="Preformatted_20_Text">DEBUG2 remoteListenThread_1: queue event 1,4897518 SYNC</text:p>
      <text:p text:style-name="Preformatted_20_Text">DEBUG2 remoteListenThread_1: queue event 1,4897519 SYNC</text:p>
      <text:p text:style-name="Preformatted_20_Text">DEBUG2 remoteListenThread_1: queue event 1,4897520 SYNC</text:p>
      <text:p text:style-name="Preformatted_20_Text">DEBUG2 remoteWorker_event: ignore new events due to shutdown</text:p>
      <text:p text:style-name="Preformatted_20_Text">DEBUG2 remoteListenThread_1: queue event 1,4897521 SYNC</text:p>
      <text:p text:style-name="Preformatted_20_Text">DEBUG2 remoteWorker_event: ignore new events due to shutdown</text:p>
      <text:p text:style-name="Preformatted_20_Text">DEBUG2 remoteListenThread_1: queue event 1,4897522 SYNC</text:p>
      <text:p text:style-name="Preformatted_20_Text">DEBUG2 remoteWorker_event: ignore new events due to shutdown</text:p>
      <text:p text:style-name="P173">DEBUG2 remoteListenThread_1: queue event 1,4897523 SYNC</text:p>
      <text:p text:style-name="Text_20_body">If you see a <text:a xlink:type="simple" xlink:href="http://slony.info/documentation/1.2/slon.html">slon</text:a> shutting down with <text:span text:style-name="T1">ignore new events due to shutdown</text:span> log entries, you'll typically have to step back to <text:span text:style-name="T1">before</text:span> they started failing to see indication of the root cause of the problem. </text:p>
      <text:p text:style-name="Text_20_body">In this particular case, the problem was that some of the <text:a xlink:type="simple" xlink:href="http://slony.info/documentation/1.2/stmtstorepath.html">SLONIK STORE PATH</text:a> commands had not yet made it to node 4 before the <text:a xlink:type="simple" xlink:href="http://slony.info/documentation/1.2/stmtsubscribeset.html">SLONIK SUBSCRIBE SET</text:a> command propagated. </text:p>
      <text:p text:style-name="Text_20_body">This is yet another example of the need to not do things too terribly quickly; you need to be sure things are working right <text:span text:style-name="T1">before</text:span> making further configuration changes.</text:p>
      <text:p text:style-name="Text_20_body"><text:bookmark text:name="AEN7593"/><text:span text:style-name="T2">5.12. </text:span>Is the ordering of tables in a set significant?</text:p>
      <text:p text:style-name="Text_20_body">Most of the time, it isn't. You might imagine it of some value to order the tables in some particular way in order that "parent" entries would make it in before their "children" in some foreign key relationship; that <text:span text:style-name="T1">isn't</text:span> the case since foreign key constraint triggers are turned off on subscriber nodes.</text:p>
      <text:p text:style-name="Text_20_body">(Jan Wieck comments:) The order of table ID's is only significant during a <text:a xlink:type="simple" xlink:href="http://slony.info/documentation/1.2/stmtlockset.html">SLONIK LOCK SET</text:a> in preparation of switchover. If that order is different from the order in which an application is acquiring its locks, it can lead to deadlocks that abort either the application or slon.</text:p>
      <text:p text:style-name="Text_20_body">(David Parker) I ran into one other case where the ordering of tables in the set was significant: in the presence of inherited tables. If a child table appears before its parent in a set, then the initial subscription will end up deleting that child table after it has possibly already received data, because the <text:span text:style-name="Teletype">copy_set</text:span> logic does a <text:span text:style-name="Teletype">delete</text:span>, not a <text:span text:style-name="Teletype">delete only</text:span>, so the delete of the parent will delete the new rows in the child as well.</text:p>
      <text:p text:style-name="Text_20_body"><text:bookmark text:name="AEN7610"/><text:span text:style-name="T2">5.13. </text:span>If you have a <text:a xlink:type="simple" xlink:href="http://slony.info/documentation/1.2/slonik.html">slonik</text:a> script something like this, it will hang on you and never complete, because you can't have <text:span text:style-name="Teletype">wait for event</text:span> inside a <text:span text:style-name="Teletype">try</text:span> block. A <text:span text:style-name="Teletype">try</text:span> block is executed as one transaction, and the event that you are waiting for can never arrive inside the scope of the transaction.</text:p>
      <text:p text:style-name="Preformatted_20_Text">try {</text:p>
      <text:p text:style-name="Preformatted_20_Text"><text:s text:c="6"/>echo 'Moving set 1 to node 3';</text:p>
      <text:p text:style-name="Preformatted_20_Text"><text:s text:c="6"/>lock set (id=1, origin=1);</text:p>
      <text:p text:style-name="Preformatted_20_Text"><text:s text:c="6"/>echo 'Set locked';</text:p>
      <text:p text:style-name="Preformatted_20_Text"><text:s text:c="6"/>wait for event (origin = 1, confirmed = 3);</text:p>
      <text:p text:style-name="Preformatted_20_Text"><text:s text:c="6"/>echo 'Moving set';</text:p>
      <text:p text:style-name="Preformatted_20_Text"><text:s text:c="6"/>move set (id=1, old origin=1, new origin=3);</text:p>
      <text:p text:style-name="Preformatted_20_Text"><text:s text:c="6"/>echo 'Set moved - waiting for event to be confirmed by node 3';</text:p>
      <text:p text:style-name="Preformatted_20_Text"><text:s text:c="6"/>wait for event (origin = 1, confirmed = 3);</text:p>
      <text:p text:style-name="Preformatted_20_Text"><text:s text:c="6"/>echo 'Confirmed';</text:p>
      <text:p text:style-name="Preformatted_20_Text">} on error {</text:p>
      <text:p text:style-name="Preformatted_20_Text"><text:soft-page-break/><text:s text:c="6"/>echo 'Could not move set for cluster foo';</text:p>
      <text:p text:style-name="Preformatted_20_Text"><text:s text:c="6"/>unlock set (id=1, origin=1);</text:p>
      <text:p text:style-name="Preformatted_20_Text"><text:s text:c="6"/>exit -1;</text:p>
      <text:p text:style-name="P173">}</text:p>
      <text:p text:style-name="Text_20_body">You must not invoke <text:a xlink:type="simple" xlink:href="http://slony.info/documentation/1.2/stmtwaitevent.html">SLONIK WAIT FOR EVENT</text:a> inside a "try" block.</text:p>
      <text:p text:style-name="Text_20_body"><text:bookmark text:name="AEN7622"/><text:span text:style-name="T2">5.14. </text:span>Slony-I: cannot add table to currently subscribed set 1</text:p>
      <text:p text:style-name="Text_20_body">I tried to add a table to a set, and got the following message: </text:p>
      <text:p text:style-name="P173"><text:s text:c="8"/>Slony-I: cannot add table to currently subscribed set 1</text:p>
      <text:p text:style-name="Text_20_body">You cannot add tables to sets that already have subscribers.</text:p>
      <text:p text:style-name="Text_20_body">The workaround to this is to create <text:span text:style-name="T1">ANOTHER</text:span> set, add the new tables to that new set, subscribe the same nodes subscribing to "set 1" to the new set, and then merge the sets together.</text:p>
      <text:p text:style-name="Text_20_body"><text:bookmark text:name="AEN7631"/><text:span text:style-name="T2">5.15. </text:span>ERROR: duplicate key violates unique constraint "sl_table-pkey"</text:p>
      <text:p text:style-name="Text_20_body">I tried setting up a second replication set, and got the following error: </text:p>
      <text:p text:style-name="Preformatted_20_Text">stdin:9: Could not create subscription set 2 for oxrslive!</text:p>
      <text:p text:style-name="Preformatted_20_Text">stdin:11: PGRES_FATAL_ERROR select "_oxrslive".setAddTable(2, 1, 'public.replic_test', 'replic_test__Slony-I_oxrslive_rowID_key', 'Table public.replic_test without primary key'); <text:s/>- ERROR: <text:s/>duplicate key violates unique constraint "sl_table-pkey"</text:p>
      <text:p text:style-name="P173">CONTEXT: <text:s/>PL/pgSQL function "setaddtable_int" line 71 at SQL statement</text:p>
      <text:p text:style-name="Text_20_body">The table IDs used in <text:a xlink:type="simple" xlink:href="http://slony.info/documentation/1.2/stmtsetaddtable.html">SLONIK SET ADD TABLE</text:a> are required to be unique <text:span text:style-name="T1">ACROSS ALL SETS</text:span>. Thus, you can't restart numbering at 1 for a second set; if you are numbering them consecutively, a subsequent set has to start with IDs after where the previous set(s) left off.</text:p>
      <text:p text:style-name="Text_20_body"><text:bookmark text:name="AEN7640"/><text:span text:style-name="T2">5.16. </text:span>One of my nodes fell over (<text:a xlink:type="simple" xlink:href="http://slony.info/documentation/1.2/slon.html">slon</text:a> / postmaster was down) and nobody noticed for several days. Now, when the <text:a xlink:type="simple" xlink:href="http://slony.info/documentation/1.2/slon.html">slon</text:a> for that node starts up, it runs for about five minutes, then terminates, with the error message: <text:span text:style-name="Teletype">ERROR: remoteListenThread_%d: timeout for event selection</text:span> What's wrong, and what do I do? </text:p>
      <text:p text:style-name="Text_20_body">The problem is that the listener thread (in <text:span text:style-name="Teletype">src/slon/remote_listener.c</text:span>) timed out when trying to determine what events were outstanding for that node. By default, the query will run for five minutes; if there were many days worth of outstanding events, this might take too long. </text:p>
      <text:p text:style-name="Text_20_body">On versions of Slony-I before 1.1.7, 1.2.7, and 1.3, one answer would be to increase the timeout in <text:span text:style-name="Teletype">src/slon/remote_listener.c</text:span>, recompile <text:a xlink:type="simple" xlink:href="http://slony.info/documentation/1.2/slon.html">slon</text:a>, and retry. </text:p>
      <text:p text:style-name="Text_20_body">Another would be to treat the node as having failed, and use the <text:a xlink:type="simple" xlink:href="http://slony.info/documentation/1.2/slonik.html">slonik</text:a> command <text:a xlink:type="simple" xlink:href="http://slony.info/documentation/1.2/stmtdropnode.html">SLONIK DROP NODE</text:a> to drop the node, and recreate it. If the database is heavily updated, it may well be cheaper to do this than it is to find a way to let it catch up. </text:p>
      <text:p text:style-name="Text_20_body">In newer versions of Slony-I, there is a new configuration parameter called <text:a xlink:type="simple" xlink:href="http://slony.info/documentation/1.2/slon-config-interval.html#SLON-CONFIG-REMOTE-LISTEN-TIMEOUT">slon_conf_remote_listen_timeout</text:a>; you'd alter the config file to increase the timeout, and try again. Of course, as mentioned above, it could be faster to drop the node and recreate it than to let it catch up across a week's worth of updates... </text:p>
      <text:h text:style-name="Heading_20_3" text:outline-level="3"><text:bookmark text:name="FAQPERFORMANCE"/>6. Slony-I FAQ: Performance Issues </text:h>
      <text:p text:style-name="Text_20_body"><text:bookmark text:name="AEN7665"/><text:span text:style-name="T2">6.1. </text:span>Replication has been slowing down, I'm seeing <text:span text:style-name="Teletype">FETCH 100 FROM LOG </text:span>queries running for a long time, <text:a xlink:type="simple" xlink:href="http://slony.info/documentation/1.2/table.sl-log-1.html">sl_log_1</text:a>/<text:a xlink:type="simple" xlink:href="http://slony.info/documentation/1.2/table.sl-log-2.html">sl_log_2</text:a> is growing, and performance is, well, generally getting steadily worse. </text:p>
      <text:p text:style-name="Text_20_body">There are actually a number of possible causes for this sort of thing. There is a question involving <text:soft-page-break/>similar pathology where the problem is that <text:a xlink:type="simple" xlink:href="http://slony.info/documentation/1.2/faq.html#PGLISTENERFULL"><text:span text:style-name="Teletype">pg_listener</text:span></text:a><text:a xlink:type="simple" xlink:href="http://slony.info/documentation/1.2/faq.html#PGLISTENERFULL"> grows because it is not vacuumed. </text:a></text:p>
      <text:p text:style-name="Text_20_body">Another " proximate cause " for this growth is for there to be a connection connected to the node that sits <text:span text:style-name="Teletype">IDLE IN TRANSACTION </text:span>for a very long time. </text:p>
      <text:p text:style-name="Text_20_body">That open transaction will have multiple negative effects, all of which will adversely affect performance:</text:p>
      <text:list xml:id="list634160858" text:style-name="L138">
        <text:list-item>
          <text:p text:style-name="P145">Vacuums on all tables, including <text:span text:style-name="Teletype">pg_listener</text:span>, will not clear out dead tuples from before the start of the idle transaction. </text:p>
        </text:list-item>
        <text:list-item>
          <text:p text:style-name="P145">The cleanup thread will be unable to clean out entries in <text:a xlink:type="simple" xlink:href="http://slony.info/documentation/1.2/table.sl-log-1.html">sl_log_1</text:a>, <text:a xlink:type="simple" xlink:href="http://slony.info/documentation/1.2/table.sl-log-2.html">sl_log_2</text:a>, and <text:a xlink:type="simple" xlink:href="http://slony.info/documentation/1.2/table.sl-seqlog.html">sl_seqlog</text:a>, with the result that these tables will grow, ceaselessly, until the transaction is closed. </text:p>
        </text:list-item>
      </text:list>
      <text:p text:style-name="Text_20_body">You can monitor for this condition inside the database only if the PostgreSQL <text:span text:style-name="Teletype">postgresql.conf </text:span>parameter <text:span text:style-name="Teletype">stats_command_string</text:span> is set to true. If that is set, then you may submit the query <text:span text:style-name="Teletype">select * from pg_stat_activity where current_query like '%IDLE% in transaction';</text:span> which will find relevant activity. </text:p>
      <text:p text:style-name="Text_20_body">You should also be able to search for " idle in transaction " in the process table to find processes that are thus holding on to an ancient transaction. </text:p>
      <text:p text:style-name="Text_20_body">It is also possible (though rarer) for the problem to be a transaction that is, for some other reason, being held open for a very long time. The <text:span text:style-name="Teletype">query_start </text:span>time in <text:span text:style-name="Teletype">pg_stat_activity </text:span>may show you some query that has been running way too long. </text:p>
      <text:p text:style-name="Text_20_body">There are plans for PostgreSQL to have a timeout parameter, <text:span text:style-name="Teletype">open_idle_transaction_timeout </text:span>, which would cause old transactions to time out after some period of disuse. Buggy connection pool logic is a common culprit for this sort of thing. There are plans for <text:a xlink:type="simple" xlink:href="http://slony.info/documentation/1.2/help.html#PGPOOL">pgpool</text:a> to provide a better alternative, eventually, where connections would be shared inside a connection pool implemented in C. You may have some more or less buggy connection pool in your Java or PHP application; if a small set of <text:span text:style-name="T1">real </text:span>connections are held in pgpool, that will hide from the database the fact that the application imagines that numerous of them are left idle in transaction for hours at a time.</text:p>
      <text:p text:style-name="Text_20_body"><text:bookmark text:name="AEN7709"/><text:span text:style-name="T2">6.2. </text:span>After dropping a node, <text:a xlink:type="simple" xlink:href="http://slony.info/documentation/1.2/table.sl-log-1.html">sl_log_1</text:a>/<text:a xlink:type="simple" xlink:href="http://slony.info/documentation/1.2/table.sl-log-2.html">sl_log_2</text:a> aren't getting purged out anymore.</text:p>
      <text:p text:style-name="Text_20_body">This is a common scenario in versions before 1.0.5, as the "clean up" that takes place when purging the node does not include purging out old entries from the Slony-I table, <text:a xlink:type="simple" xlink:href="http://slony.info/documentation/1.2/table.sl-confirm.html">sl_confirm</text:a>, for the recently departed node.</text:p>
      <text:p text:style-name="Text_20_body">The node is no longer around to update confirmations of what syncs have been applied on it, and therefore the cleanup thread that purges log entries thinks that it can't safely delete entries newer than the final <text:a xlink:type="simple" xlink:href="http://slony.info/documentation/1.2/table.sl-confirm.html">sl_confirm</text:a> entry, which rather curtails the ability to purge out old logs.</text:p>
      <text:p text:style-name="Text_20_body">Diagnosis: Run the following query to see if there are any "phantom/obsolete/blocking" <text:a xlink:type="simple" xlink:href="http://slony.info/documentation/1.2/table.sl-confirm.html">sl_confirm</text:a> entries: </text:p>
      <text:p text:style-name="Preformatted_20_Text">oxrsbar=# select * from _oxrsbar.sl_confirm where con_origin not in (select no_id from _oxrsbar.sl_node) or con_received not in (select no_id from _oxrsbar.sl_node);</text:p>
      <text:p text:style-name="Preformatted_20_Text"><text:s/>con_origin | con_received | con_seqno | <text:s text:c="7"/>con_timestamp <text:s text:c="17"/></text:p>
      <text:p text:style-name="Preformatted_20_Text">------------+--------------+-----------+----------------------------</text:p>
      <text:p text:style-name="Preformatted_20_Text"><text:s text:c="10"/>4 | <text:s text:c="9"/>501 | <text:s text:c="4"/>83999 | 2004-11-09 19:57:08.195969</text:p>
      <text:p text:style-name="Preformatted_20_Text"><text:s text:c="10"/>1 | <text:s text:c="11"/>2 | <text:s text:c="2"/>3345790 | 2004-11-14 10:33:43.850265</text:p>
      <text:p text:style-name="Preformatted_20_Text"><text:s text:c="10"/>2 | <text:s text:c="9"/>501 | <text:s text:c="3"/>102718 | 2004-11-14 10:33:47.702086</text:p>
      <text:p text:style-name="Preformatted_20_Text"><text:s text:c="8"/>501 | <text:s text:c="11"/>2 | <text:s text:c="5"/>6577 | 2004-11-14 10:34:45.717003</text:p>
      <text:p text:style-name="Preformatted_20_Text"><text:s text:c="10"/>4 | <text:s text:c="11"/>5 | <text:s text:c="4"/>83999 | 2004-11-14 21:11:11.111686</text:p>
      <text:p text:style-name="Preformatted_20_Text"><text:s text:c="10"/>4 | <text:s text:c="11"/>3 | <text:s text:c="4"/>83999 | 2004-11-24 16:32:39.020194</text:p>
      <text:p text:style-name="P173">(6 rows)</text:p>
      <text:p text:style-name="Text_20_body"><text:soft-page-break/>In version 1.0.5, the <text:a xlink:type="simple" xlink:href="http://slony.info/documentation/1.2/stmtdropnode.html">SLONIK DROP NODE</text:a> function purges out entries in <text:a xlink:type="simple" xlink:href="http://slony.info/documentation/1.2/table.sl-confirm.html">sl_confirm</text:a> for the departing node. In earlier versions, this needs to be done manually. Supposing the node number is 3, then the query would be: </text:p>
      <text:p text:style-name="P173">delete from _namespace.sl_confirm where con_origin = 3 or con_received = 3;</text:p>
      <text:p text:style-name="Text_20_body">Alternatively, to go after "all phantoms," you could use </text:p>
      <text:p text:style-name="Preformatted_20_Text">oxrsbar=# delete from _oxrsbar.sl_confirm where con_origin not in (select no_id from _oxrsbar.sl_node) or con_received not in (select no_id from _oxrsbar.sl_node);</text:p>
      <text:p text:style-name="P173">DELETE 6</text:p>
      <text:p text:style-name="Text_20_body">General "due diligence" dictates starting with a <text:span text:style-name="Teletype">BEGIN</text:span>, looking at the contents of <text:a xlink:type="simple" xlink:href="http://slony.info/documentation/1.2/table.sl-confirm.html">sl_confirm</text:a> before, ensuring that only the expected records are purged, and then, only after that, confirming the change with a <text:span text:style-name="Teletype">COMMIT</text:span>. If you delete confirm entries for the wrong node, that could ruin your whole day.</text:p>
      <text:p text:style-name="Text_20_body">You'll need to run this on each node that remains...</text:p>
      <text:p text:style-name="Text_20_body">Note that as of 1.0.5, this is no longer an issue at all, as it purges unneeded entries from <text:a xlink:type="simple" xlink:href="http://slony.info/documentation/1.2/table.sl-confirm.html">sl_confirm</text:a> in two places: </text:p>
      <text:list xml:id="list1331719129" text:style-name="L139">
        <text:list-item>
          <text:p text:style-name="P146">At the time a node is dropped</text:p>
        </text:list-item>
        <text:list-item>
          <text:p text:style-name="P146">At the start of each <text:span text:style-name="Source_20_Text">cleanupEvent</text:span> run, which is the event in which old data is purged from <text:a xlink:type="simple" xlink:href="http://slony.info/documentation/1.2/table.sl-log-1.html">sl_log_1</text:a>, <text:a xlink:type="simple" xlink:href="http://slony.info/documentation/1.2/table.sl-log-2.html">sl_log_2</text:a>, and <text:a xlink:type="simple" xlink:href="http://slony.info/documentation/1.2/table.sl-seqlog.html">sl_seqlog</text:a></text:p>
        </text:list-item>
      </text:list>
      <text:p text:style-name="Text_20_body"><text:bookmark text:name="AEN7749"/><text:span text:style-name="T2">6.3. </text:span>The slon spent the weekend out of commission [for some reason], and it's taking a long time to get a sync through.</text:p>
      <text:p text:style-name="Text_20_body">You might want to take a look at the tables <text:a xlink:type="simple" xlink:href="http://slony.info/documentation/1.2/table.sl-log-1.html">sl_log_1</text:a> and <text:a xlink:type="simple" xlink:href="http://slony.info/documentation/1.2/table.sl-log-2.html">sl_log_2</text:a> and do a summary to see if there are any really enormous Slony-I transactions in there. Up until at least 1.0.2, there needs to be a <text:a xlink:type="simple" xlink:href="http://slony.info/documentation/1.2/slon.html">slon</text:a> connected to the origin in order for <text:span text:style-name="Teletype">SYNC</text:span> events to be generated.</text:p>
      <text:p text:style-name="Quotations"><text:span text:style-name="T2">Note: </text:span>As of 1.0.2, function <text:span text:style-name="Source_20_Text">generate_sync_event()</text:span> provides an alternative as backup...</text:p>
      <text:p text:style-name="Text_20_body">If none are being generated, then all of the updates until the next one is generated will collect into one rather enormous Slony-I transaction.</text:p>
      <text:p text:style-name="Text_20_body">Conclusion: Even if there is not going to be a subscriber around, you <text:span text:style-name="T1">really</text:span> want to have a slon running to service the origin node.</text:p>
      <text:p text:style-name="Text_20_body">Slony-I 1.1 provides a stored procedure that allows <text:span text:style-name="Teletype">SYNC</text:span> counts to be updated on the origin based on a cron job even if there is no <text:a xlink:type="simple" xlink:href="http://slony.info/documentation/1.2/slon.html">slon</text:a> daemon running.</text:p>
      <text:p text:style-name="Text_20_body"><text:bookmark text:name="AEN7773"/><text:span text:style-name="T2">6.4. </text:span>Some nodes start consistently falling behind</text:p>
      <text:p text:style-name="Text_20_body">I have been running Slony-I on a node for a while, and am seeing system performance suffering.</text:p>
      <text:p text:style-name="Text_20_body">I'm seeing long running queries of the form: </text:p>
      <text:p text:style-name="P173"><text:s text:c="8"/>fetch 100 from LOG;</text:p>
      <text:p text:style-name="Text_20_body">This can be characteristic of <text:span text:style-name="Teletype">pg_listener</text:span> (which is the table containing <text:span text:style-name="Teletype">NOTIFY</text:span> data) having plenty of dead tuples in it. That makes <text:span text:style-name="Teletype">NOTIFY</text:span> events take a long time, and causes the affected node to gradually fall further and further behind.</text:p>
      <text:p text:style-name="Text_20_body">You quite likely need to do a <text:span text:style-name="Teletype">VACUUM FULL</text:span> on <text:span text:style-name="Teletype">pg_listener</text:span>, to vigorously clean it out, and need to vacuum <text:span text:style-name="Teletype">pg_listener</text:span> really frequently. Once every five minutes would likely be AOK.</text:p>
      <text:p text:style-name="Text_20_body"><text:soft-page-break/>Slon daemons already vacuum a bunch of tables, and <text:span text:style-name="Teletype">cleanup_thread.c</text:span> contains a list of tables that are frequently vacuumed automatically. In Slony-I 1.0.2, <text:span text:style-name="Teletype">pg_listener</text:span> is not included. In 1.0.5 and later, it is regularly vacuumed, so this should cease to be a direct issue. In version 1.2, <text:span text:style-name="Teletype">pg_listener</text:span> will only be used when a node is only receiving events periodically, which means that the issue should mostly go away even in the presence of evil long running transactions...</text:p>
      <text:p text:style-name="Text_20_body">There is, however, still a scenario where this will still "bite." Under MVCC, vacuums cannot delete tuples that were made "obsolete" at any time after the start time of the eldest transaction that is still open. Long running transactions will cause trouble, and should be avoided, even on subscriber nodes.</text:p>
      <text:p text:style-name="Text_20_body"><text:bookmark text:name="AEN7797"/><text:span text:style-name="T2">6.5. </text:span>I have submitted a <text:a xlink:type="simple" xlink:href="http://slony.info/documentation/1.2/stmtmoveset.html">SLONIK MOVE SET</text:a> / <text:a xlink:type="simple" xlink:href="http://slony.info/documentation/1.2/stmtddlscript.html">SLONIK EXECUTE SCRIPT</text:a> request, and it seems to be stuck on one of my nodes. Slony-I logs aren't displaying any errors or warnings </text:p>
      <text:p text:style-name="Text_20_body">Is it possible that you are running pg_autovacuum, and it has taken out locks on some tables in the replication set? That would somewhat-invisibly block Slony-I from performing operations that require <text:a xlink:type="simple" xlink:href="http://slony.info/documentation/1.2/locking.html">acquisition of exclusive locks. </text:a></text:p>
      <text:p text:style-name="Text_20_body">You might check for these sorts of locks using the following query: <text:span text:style-name="Teletype">select l.*, c.relname from pg_locks l, pg_class c where c.oid = l.relation ; </text:span>A <text:span text:style-name="Teletype">ShareUpdateExclusiveLock</text:span> lock will block the Slony-I operations that need their own exclusive locks, which are likely queued up, marked as not being granted. </text:p>
      <text:p text:style-name="Text_20_body"><text:bookmark text:name="AEN7812"/><text:span text:style-name="T2">6.6. </text:span>I'm noticing in the logs that a <text:a xlink:type="simple" xlink:href="http://slony.info/documentation/1.2/slon.html">slon</text:a> is frequently switching in and out of "polling" mode as it is frequently reporting "LISTEN - switch from polling mode to use LISTEN" and "UNLISTEN - switch into polling mode". </text:p>
      <text:p text:style-name="Text_20_body">The thresholds for switching between these modes are controlled by the configuration parameters <text:a xlink:type="simple" xlink:href="http://slony.info/documentation/1.2/slon-config-interval.html#SLON-CONFIG-SYNC-INTERVAL">slon_conf_sync_interval</text:a> and <text:a xlink:type="simple" xlink:href="http://slony.info/documentation/1.2/slon-config-interval.html#SLON-CONFIG-SYNC-INTERVAL-TIMEOUT">slon_conf_sync_interval_timeout</text:a>; if the timeout value (which defaults to 10000, implying 10s) is kept low, that makes it easy for the <text:a xlink:type="simple" xlink:href="http://slony.info/documentation/1.2/slon.html">slon</text:a> to decide to return to "listening" mode. You may want to increase the value of the timeout parameter. </text:p>
      <text:h text:style-name="Heading_20_3" text:outline-level="3"><text:bookmark text:name="FAQBUGS"/>7. Slony-I FAQ: Slony-I Bugs in Elder Versions </text:h>
      <text:p text:style-name="Text_20_body"><text:bookmark text:name="AEN7829"/><text:span text:style-name="T2">7.1. </text:span>The <text:a xlink:type="simple" xlink:href="http://slony.info/documentation/1.2/slon.html">slon</text:a> processes servicing my subscribers are growing to enormous size, challenging system resources both in terms of swap space as well as moving towards breaking past the 2GB maximum process size on my system. </text:p>
      <text:p text:style-name="Text_20_body">By the way, the data that I am replicating includes some rather large records. We have records that are tens of megabytes in size. Perhaps that is somehow relevant? </text:p>
      <text:p text:style-name="Text_20_body">Yes, those very large records are at the root of the problem. The problem is that <text:a xlink:type="simple" xlink:href="http://slony.info/documentation/1.2/slon.html">slon</text:a> normally draws in about 100 records at a time when a subscriber is processing the query which loads data from the provider. Thus, if the average record size is 10MB, this will draw in 1000MB of data which is then transformed into <text:span text:style-name="Teletype">INSERT</text:span> or <text:span text:style-name="Teletype">UPDATE</text:span> statements, in the <text:a xlink:type="simple" xlink:href="http://slony.info/documentation/1.2/slon.html">slon</text:a> process' memory.</text:p>
      <text:p text:style-name="Text_20_body">That obviously leads to <text:a xlink:type="simple" xlink:href="http://slony.info/documentation/1.2/slon.html">slon</text:a> growing to a fairly tremendous size. </text:p>
      <text:p text:style-name="Text_20_body">The number of records that are fetched is controlled by the value <text:span text:style-name="Teletype">SLON_DATA_FETCH_SIZE </text:span>, which is defined in the file <text:span text:style-name="Teletype">src/slon/slon.h</text:span>. The relevant extract of this is shown below. </text:p>
      <text:p text:style-name="Preformatted_20_Text">#ifdef <text:s/>SLON_CHECK_CMDTUPLES</text:p>
      <text:p text:style-name="Preformatted_20_Text">#define SLON_COMMANDS_PER_LINE <text:s text:c="9"/>1</text:p>
      <text:p text:style-name="Preformatted_20_Text">#define SLON_DATA_FETCH_SIZE <text:s text:c="11"/>100</text:p>
      <text:p text:style-name="Preformatted_20_Text">#define SLON_WORKLINES_PER_HELPER <text:s text:c="6"/>(SLON_DATA_FETCH_SIZE * 4)</text:p>
      <text:p text:style-name="Preformatted_20_Text">#else</text:p>
      <text:p text:style-name="Preformatted_20_Text">#define SLON_COMMANDS_PER_LINE <text:s text:c="9"/>10</text:p>
      <text:p text:style-name="Preformatted_20_Text">#define SLON_DATA_FETCH_SIZE <text:s text:c="11"/>10</text:p>
      <text:p text:style-name="Preformatted_20_Text">#define SLON_WORKLINES_PER_HELPER <text:s text:c="6"/>(SLON_DATA_FETCH_SIZE * 50)</text:p>
      <text:p text:style-name="P173"><text:soft-page-break/>#endif</text:p>
      <text:p text:style-name="Text_20_body">If you are experiencing this problem, you might modify the definition of <text:span text:style-name="Teletype">SLON_DATA_FETCH_SIZE </text:span>, perhaps reducing by a factor of 10, and recompile <text:a xlink:type="simple" xlink:href="http://slony.info/documentation/1.2/slon.html">slon</text:a>. There are two definitions as <text:span text:style-name="Teletype">SLON_CHECK_CMDTUPLES</text:span> allows doing some extra monitoring to ensure that subscribers have not fallen out of SYNC with the provider. By default, this option is turned off, so the default modification to make is to change the second definition of <text:span text:style-name="Teletype">SLON_DATA_FETCH_SIZE </text:span>from 10 to 1. </text:p>
      <text:p text:style-name="Text_20_body">In version 1.2, configuration values <text:a xlink:type="simple" xlink:href="http://slony.info/documentation/1.2/slon-config-interval.html#SLON-CONFIG-MAX-ROWSIZE">sync_max_rowsize</text:a> and <text:a xlink:type="simple" xlink:href="http://slony.info/documentation/1.2/slon-config-interval.html#SLON-CONFIG-MAX-LARGEMEM">sync_max_largemem</text:a> are associated with a new algorithm that changes the logic as follows. Rather than fetching 100 rows worth of data at a time:</text:p>
      <text:list xml:id="list55491401" text:style-name="L140">
        <text:list-item>
          <text:p text:style-name="P147">The <text:span text:style-name="Teletype">fetch from LOG</text:span> query will draw in 500 rows at a time where the size of the attributes does not exceed <text:a xlink:type="simple" xlink:href="http://slony.info/documentation/1.2/slon-config-interval.html#SLON-CONFIG-MAX-ROWSIZE">sync_max_rowsize</text:a>. With default values, this restricts this aspect of memory consumption to about 8MB. </text:p>
        </text:list-item>
        <text:list-item>
          <text:p text:style-name="P147">Tuples with larger attributes are loaded until aggregate size exceeds the parameter <text:a xlink:type="simple" xlink:href="http://slony.info/documentation/1.2/slon-config-interval.html#SLON-CONFIG-MAX-LARGEMEM">sync_max_largemem</text:a>. By default, this restricts consumption of this sort to about 5MB. This value is not a strict upper bound; if you have a tuple with attributes 50MB in size, it forcibly <text:span text:style-name="T1">must</text:span> be loaded into memory. There is no way around that. But <text:a xlink:type="simple" xlink:href="http://slony.info/documentation/1.2/slon.html">slon</text:a> at least won't be trying to load in 100 such records at a time, chewing up 10GB of memory by the time it's done. </text:p>
        </text:list-item>
      </text:list>
      <text:p text:style-name="Text_20_body">This should alleviate problems people have been experiencing when they sporadically have series' of very large tuples. </text:p>
      <text:p text:style-name="Text_20_body"><text:bookmark text:name="AEN7866"/><text:span text:style-name="T2">7.2. </text:span>I am trying to replicate <text:span text:style-name="Teletype">UNICODE</text:span> data from PostgreSQL 8.0 to PostgreSQL 8.1, and am experiencing problems. </text:p>
      <text:p text:style-name="Text_20_body">PostgreSQL 8.1 is quite a lot more strict about what UTF-8 mappings of Unicode characters it accepts as compared to version 8.0.</text:p>
      <text:p text:style-name="Text_20_body">If you intend to use Slony-I to update an older database to 8.1, and might have invalid UTF-8 values, you may be for an unpleasant surprise.</text:p>
      <text:p text:style-name="Text_20_body">Let us suppose we have a database running 8.0, encoding in UTF-8. That database will accept the sequence <text:span text:style-name="Teletype">'\060\242'</text:span> as UTF-8 compliant, even though it is really not. </text:p>
      <text:p text:style-name="Text_20_body">If you replicate into a PostgreSQL 8.1 instance, it will complain about this, either at subscribe time, where Slony-I will complain about detecting an invalid Unicode sequence during the COPY of the data, which will prevent the subscription from proceeding, or, upon adding data, later, where this will hang up replication fairly much irretrievably. (You could hack on the contents of sl_log_1, but that quickly gets <text:span text:style-name="T1">really</text:span> unattractive...)</text:p>
      <text:p text:style-name="Text_20_body">There have been discussions as to what might be done about this. No compelling strategy has yet emerged, as all are unattractive. </text:p>
      <text:p text:style-name="Text_20_body">If you are using Unicode with PostgreSQL 8.0, you run a considerable risk of corrupting data. </text:p>
      <text:p text:style-name="Text_20_body">If you use replication for a one-time conversion, there is a risk of failure due to the issues mentioned earlier; if that happens, it appears likely that the best answer is to fix the data on the 8.0 system, and retry. </text:p>
      <text:p text:style-name="Text_20_body">In view of the risks, running replication between versions seems to be something you should not keep running any longer than is necessary to migrate to 8.1. </text:p>
      <text:p text:style-name="Text_20_body">For more details, see the <text:a xlink:type="simple" xlink:href="http://archives.postgresql.org/pgsql-hackers/2005-12/msg00181.php" office:target-frame-name="_top" xlink:show="replace">discussion on postgresql-hackers mailing list. </text:a>. </text:p>
      <text:p text:style-name="Text_20_body"><text:bookmark text:name="AEN7890"/><text:span text:style-name="T2">7.3. </text:span>I am running Slony-I 1.1 and have a 4+ node setup where there are two subscription sets, 1 and 2, that do not share any nodes. I am discovering that confirmations for set 1 never get to the nodes subscribing to set 2, and that confirmations for set 2 never get to nodes subscribing to set 1. As a <text:soft-page-break/>result, <text:a xlink:type="simple" xlink:href="http://slony.info/documentation/1.2/table.sl-log-1.html">sl_log_1</text:a>/<text:a xlink:type="simple" xlink:href="http://slony.info/documentation/1.2/table.sl-log-2.html">sl_log_2</text:a> grow and grow, and are never purged. This was reported as Slony-I <text:a xlink:type="simple" xlink:href="http://gborg.postgresql.org/project/slony1/bugs/bugupdate.php?1485" office:target-frame-name="_top" xlink:show="replace">bug 1485 </text:a>.</text:p>
      <text:p text:style-name="Text_20_body">Apparently the code for <text:span text:style-name="Source_20_Text">RebuildListenEntries()</text:span> does not suffice for this case.</text:p>
      <text:p text:style-name="Text_20_body"><text:span text:style-name="Source_20_Text">RebuildListenEntries()</text:span> will be replaced in Slony-I version 1.2 with an algorithm that covers this case. </text:p>
      <text:p text:style-name="Text_20_body">In the interim, you'll want to manually add some <text:a xlink:type="simple" xlink:href="http://slony.info/documentation/1.2/table.sl-listen.html">sl_listen</text:a> entries using <text:a xlink:type="simple" xlink:href="http://slony.info/documentation/1.2/stmtstorelisten.html">SLONIK STORE LISTEN</text:a> or <text:span text:style-name="Source_20_Text">storeListen()</text:span>, based on the (apparently not as obsolete as we thought) principles described in <text:a xlink:type="simple" xlink:href="http://slony.info/documentation/1.2/listenpaths.html">Section 9</text:a>. </text:p>
      <text:p text:style-name="Text_20_body"><text:bookmark text:name="AEN7909"/><text:span text:style-name="T2">7.4. </text:span>I am finding some multibyte columns (Unicode, Big5) are being truncated a bit, clipping off the last character. Why?</text:p>
      <text:p text:style-name="Text_20_body">This was a bug present until a little after Slony-I version 1.1.0; the way in which columns were being captured by the <text:span text:style-name="Source_20_Text">logtrigger()</text:span> function could clip off the last byte of a column represented in a multibyte format. Check to see that your version of <text:span text:style-name="Teletype">src/backend/slony1_funcs.c</text:span> is 1.34 or better; the patch was introduced in CVS version 1.34 of that file. </text:p>
      <text:p text:style-name="Text_20_body"><text:bookmark text:name="AEN7917"/><text:span text:style-name="T2">7.5. </text:span><text:a xlink:type="simple" xlink:href="http://gborg.postgresql.org/project/slony1/bugs/bugupdate.php?1226" office:target-frame-name="_top" xlink:show="replace">Bug #1226 </text:a>indicates an error condition that can come up if you have a replication set that consists solely of sequences. </text:p>
      <text:p text:style-name="Text_20_body">The short answer is that having a replication set consisting only of sequences is not a <text:a xlink:type="simple" xlink:href="http://slony.info/documentation/1.2/slonyadmin.html#BESTPRACTICES">best practice.</text:a> </text:p>
      <text:p text:style-name="Text_20_body">The problem with a sequence-only set comes up only if you have a case where the only subscriptions that are active for a particular subscriber to a particular provider are for "sequence-only" sets. If a node gets into that state, replication will fail, as the query that looks for data from <text:a xlink:type="simple" xlink:href="http://slony.info/documentation/1.2/table.sl-log-1.html">sl_log_1</text:a>/<text:a xlink:type="simple" xlink:href="http://slony.info/documentation/1.2/table.sl-log-2.html">sl_log_2</text:a> has no tables to find, and the query will be malformed, and fail. If a replication set <text:span text:style-name="T1">with</text:span> tables is added back to the mix, everything will work out fine; it just <text:span text:style-name="T1">seems</text:span> scary.</text:p>
      <text:p text:style-name="Text_20_body">This problem should be resolved some time after Slony-I 1.1.0.</text:p>
      <text:p text:style-name="Text_20_body"><text:bookmark text:name="AEN7933"/><text:span text:style-name="T2">7.6. </text:span>I need to drop a table from a replication set</text:p>
      <text:p text:style-name="Text_20_body">This can be accomplished several ways, not all equally desirable ;-). </text:p>
      <text:list xml:id="list1786249243" text:style-name="L141">
        <text:list-item>
          <text:p text:style-name="P148">You could drop the whole replication set, and recreate it with just the tables that you need. Alas, that means recopying a whole lot of data, and kills the usability of the cluster on the rest of the set while that's happening.</text:p>
        </text:list-item>
        <text:list-item>
          <text:p text:style-name="P148">If you are running 1.0.5 or later, there is the command SET DROP TABLE, which will "do the trick."</text:p>
        </text:list-item>
        <text:list-item>
          <text:p text:style-name="P148">If you are still using 1.0.1 or 1.0.2, the <text:span text:style-name="T1">essential functionality of </text:span><text:a xlink:type="simple" xlink:href="http://slony.info/documentation/1.2/stmtsetdroptable.html"><text:span text:style-name="T1">SLONIK SET DROP TABLE</text:span></text:a><text:span text:style-name="T1"> involves the functionality in </text:span><text:span text:style-name="Source_20_Text"><text:span text:style-name="T1">droptable_int()</text:span></text:span><text:span text:style-name="T1">. You can fiddle this by hand by finding the table ID for the table you want to get rid of, which you can find in </text:span><text:a xlink:type="simple" xlink:href="http://slony.info/documentation/1.2/table.sl-table.html"><text:span text:style-name="T1">sl_table</text:span></text:a><text:span text:style-name="T1">, and then run the following three queries, on each host:</text:span> </text:p>
          <text:p text:style-name="P171"><text:s text:c="2"/>select _slonyschema.alterTableRestore(40);</text:p>
          <text:p text:style-name="P171"><text:s text:c="2"/>select _slonyschema.tableDropKey(40);</text:p>
          <text:p text:style-name="P186"><text:s text:c="2"/>delete from _slonyschema.sl_table where tab_id = 40;</text:p>
          <text:p text:style-name="P148">The schema will obviously depend on how you defined the Slony-I cluster. The table ID, in this case, 40, will need to change to the ID of the table you want to have go away.</text:p>
          <text:p text:style-name="P148">You'll have to run these three queries on all of the nodes, preferably firstly on the origin node, so that the dropping of this propagates properly. Implementing this via a <text:a xlink:type="simple" xlink:href="http://slony.info/documentation/1.2/slonik.html">slonik</text:a> statement with a new Slony-I event would do that. Submitting the three queries using <text:a xlink:type="simple" xlink:href="http://slony.info/documentation/1.2/stmtddlscript.html">SLONIK EXECUTE SCRIPT</text:a> could do that. Also possible would be to connect to each <text:soft-page-break/>database and submit the queries by hand.</text:p>
        </text:list-item>
      </text:list>
      <text:p text:style-name="Text_20_body"><text:bookmark text:name="AEN7956"/><text:span text:style-name="T2">7.7. </text:span>I need to drop a sequence from a replication set</text:p>
      <text:p text:style-name="Text_20_body">If you are running 1.0.5 or later, there is a <text:a xlink:type="simple" xlink:href="http://slony.info/documentation/1.2/stmtsetdropsequence.html">SLONIK SET DROP SEQUENCE</text:a> command in Slonik to allow you to do this, parallelling <text:a xlink:type="simple" xlink:href="http://slony.info/documentation/1.2/stmtsetdroptable.html">SLONIK SET DROP TABLE</text:a>.</text:p>
      <text:p text:style-name="Text_20_body">If you are running 1.0.2 or earlier, the process is a bit more manual.</text:p>
      <text:p text:style-name="Text_20_body">Supposing I want to get rid of the two sequences listed below, <text:span text:style-name="Teletype">whois_cachemgmt_seq</text:span> and <text:span text:style-name="Teletype">epp_whoi_cach_seq_</text:span>, we start by needing the <text:span text:style-name="Teletype">seq_id</text:span> values. </text:p>
      <text:p text:style-name="Preformatted_20_Text">oxrsorg=# select * from _oxrsorg.sl_sequence <text:s/>where seq_id in (93,59);</text:p>
      <text:p text:style-name="Preformatted_20_Text"><text:s/>seq_id | seq_reloid | seq_set | <text:s text:c="6"/>seq_comment <text:s text:c="30"/></text:p>
      <text:p text:style-name="Preformatted_20_Text">--------+------------+---------+-------------------------------------</text:p>
      <text:p text:style-name="Preformatted_20_Text"><text:s text:c="5"/>93 | <text:s/>107451516 | <text:s text:c="6"/>1 | Sequence public.whois_cachemgmt_seq</text:p>
      <text:p text:style-name="Preformatted_20_Text"><text:s text:c="5"/>59 | <text:s/>107451860 | <text:s text:c="6"/>1 | Sequence public.epp_whoi_cach_seq_</text:p>
      <text:p text:style-name="P173">(2 rows)</text:p>
      <text:p text:style-name="Text_20_body">The data that needs to be deleted to stop Slony from continuing to replicate these are thus: </text:p>
      <text:p text:style-name="Preformatted_20_Text">delete from _oxrsorg.sl_seqlog where seql_seqid in (93, 59);</text:p>
      <text:p text:style-name="P173">delete from _oxrsorg.sl_sequence where seq_id in (93,59);</text:p>
      <text:p text:style-name="Text_20_body">Those two queries could be submitted to all of the nodes via <text:a xlink:type="simple" xlink:href="http://slony.info/documentation/1.2/function.ddlscript-complete-integer-text-integer.html">schemadocddlscript_complete( integer, text, integer )</text:a> / <text:a xlink:type="simple" xlink:href="http://slony.info/documentation/1.2/stmtddlscript.html">SLONIK EXECUTE SCRIPT</text:a>, thus eliminating the sequence everywhere "at once." Or they may be applied by hand to each of the nodes.</text:p>
      <text:p text:style-name="Text_20_body">Similarly to <text:a xlink:type="simple" xlink:href="http://slony.info/documentation/1.2/stmtsetdroptable.html">SLONIK SET DROP TABLE</text:a>, this is implemented Slony-I version 1.0.5 as <text:a xlink:type="simple" xlink:href="http://slony.info/documentation/1.2/stmtsetdropsequence.html">SLONIK SET DROP SEQUENCE</text:a>.</text:p>
      <text:p text:style-name="Text_20_body"><text:bookmark text:name="AEN7980"/><text:span text:style-name="T2">7.8. </text:span>I set up my cluster using pgAdminIII, with cluster name "MY-CLUSTER". Time has passed, and I tried using Slonik to make a configuration change, and this is failing with the following error message:</text:p>
      <text:p text:style-name="P173">ERROR: syntax error at or near -</text:p>
      <text:p text:style-name="Text_20_body">The problem here is that Slony-I expects cluster names to be valid <text:a xlink:type="simple" xlink:href="http://www.postgresql.org/docs/8.3/static/sql-syntax-lexical.html" office:target-frame-name="_top" xlink:show="replace">SQL Identifiers</text:a>, and <text:a xlink:type="simple" xlink:href="http://slony.info/documentation/1.2/slonik.html">slonik</text:a> enforces this. Unfortunately, pgAdminIII did not do so, and allowed using a cluster name that now causes <text:span text:style-name="T1">a problem.</text:span> </text:p>
      <text:p text:style-name="Text_20_body">If you have gotten into this spot, it's a problem that we mayn't be help resolve, terribly much. </text:p>
      <text:p text:style-name="Text_20_body">It's <text:span text:style-name="T1">conceivably possible</text:span> that running the SQL command <text:span text:style-name="Teletype">alter namespace "_My-Bad-Clustername" rename to "_BetterClusterName";</text:span> against each database may work. That shouldn't particularly <text:span text:style-name="T1">damage</text:span> things!</text:p>
      <text:p text:style-name="Text_20_body">On the other hand, when the problem has been experienced, users have found they needed to drop replication and rebuild the cluster.</text:p>
      <text:p text:style-name="Text_20_body">A change in version 2.0.2 is that a function runs as part of loading functions into the database which checks the validity of the cluster name. If you try to use an invalid cluster name, loading the functions will fail, with a suitable error message, which should prevent things from going wrong even if you're using tools other than <text:a xlink:type="simple" xlink:href="http://slony.info/documentation/1.2/slonik.html">slonik</text:a> to manage setting up the cluster. </text:p>
      <text:h text:style-name="Heading_20_3" text:outline-level="3"><text:bookmark text:name="FAQOBSOLETE"/>8. Slony-I FAQ: Hopefully Obsolete Issues </text:h>
      <text:p text:style-name="Text_20_body"><text:bookmark text:name="AEN8005"/><text:span text:style-name="T2">8.1. </text:span><text:a xlink:type="simple" xlink:href="http://slony.info/documentation/1.2/slon.html">slon</text:a> does not restart after crash</text:p>
      <text:p text:style-name="Text_20_body">After an immediate stop of PostgreSQL (simulation of system crash) in <text:span text:style-name="Teletype">pg_listener</text:span> a tuple with <text:span text:style-name="Teletype">relname='_${cluster_name}_Restart'</text:span> exists. slon doesn't start because it thinks another process is serving the cluster on this node. What can I do? The tuples can't be dropped from <text:soft-page-break/>this relation.</text:p>
      <text:p text:style-name="Text_20_body">The logs claim that <text:bookmark text:name="AEN8013"/></text:p>
      <text:p text:style-name="Quotations">Another slon daemon is serving this node already</text:p>
      <text:p text:style-name="Text_20_body">The problem is that the system table <text:span text:style-name="Teletype">pg_listener</text:span>, used by PostgreSQL to manage event notifications, contains some entries that are pointing to backends that no longer exist. The new <text:a xlink:type="simple" xlink:href="http://slony.info/documentation/1.2/slon.html">slon</text:a> instance connects to the database, and is convinced, by the presence of these entries, that an old slon is still servicing this Slony-I node.</text:p>
      <text:p text:style-name="Text_20_body">The "trash" in that table needs to be thrown away.</text:p>
      <text:p text:style-name="Text_20_body">It's handy to keep a slonik script similar to the following to run in such cases: </text:p>
      <text:p text:style-name="Preformatted_20_Text">twcsds004[/opt/twcsds004/OXRS/slony-scripts]$ cat restart_org.slonik </text:p>
      <text:p text:style-name="Preformatted_20_Text">cluster name = oxrsorg ;</text:p>
      <text:p text:style-name="Preformatted_20_Text">node 1 admin conninfo = 'host=32.85.68.220 dbname=oxrsorg user=postgres port=5532';</text:p>
      <text:p text:style-name="Preformatted_20_Text">node 2 admin conninfo = 'host=32.85.68.216 dbname=oxrsorg user=postgres port=5532';</text:p>
      <text:p text:style-name="Preformatted_20_Text">node 3 admin conninfo = 'host=32.85.68.244 dbname=oxrsorg user=postgres port=5532';</text:p>
      <text:p text:style-name="Preformatted_20_Text">node 4 admin conninfo = 'host=10.28.103.132 dbname=oxrsorg user=postgres port=5532';</text:p>
      <text:p text:style-name="Preformatted_20_Text">restart node 1;</text:p>
      <text:p text:style-name="Preformatted_20_Text">restart node 2;</text:p>
      <text:p text:style-name="Preformatted_20_Text">restart node 3;</text:p>
      <text:p text:style-name="P173">restart node 4;</text:p>
      <text:p text:style-name="Text_20_body"><text:a xlink:type="simple" xlink:href="http://slony.info/documentation/1.2/stmtrestartnode.html">SLONIK RESTART NODE</text:a> cleans up dead notifications so that you can restart the node.</text:p>
      <text:p text:style-name="Text_20_body">As of version 1.0.5, the startup process of slon looks for this condition, and automatically cleans it up.</text:p>
      <text:p text:style-name="Text_20_body">As of version 8.1 of PostgreSQL, the functions that manipulate <text:span text:style-name="Teletype">pg_listener</text:span> do not support this usage, so for Slony-I versions after 1.1.2 (<text:span text:style-name="T1">e.g. - </text:span>1.1.5), this "interlock" behaviour is handled via a new table, and the issue should be transparently "gone." </text:p>
      <text:p text:style-name="Text_20_body"><text:bookmark text:name="AEN8037"/><text:span text:style-name="T2">8.2. </text:span>I tried the following query which did not work:</text:p>
      <text:p text:style-name="Preformatted_20_Text">sdb=# explain select query_start, current_query from pg_locks join</text:p>
      <text:p text:style-name="Preformatted_20_Text">pg_stat_activity on pid = procpid where granted = true and transaction</text:p>
      <text:p text:style-name="Preformatted_20_Text">in (select transaction from pg_locks where granted = false); </text:p>
      <text:p text:style-name="Preformatted_20_Text"/>
      <text:p text:style-name="P173">ERROR: could not find hash function for hash operator 716373</text:p>
      <text:p text:style-name="Text_20_body">It appears the Slony-I <text:span text:style-name="Source_20_Text">xxid</text:span> functions are claiming to be capable of hashing, but cannot actually do so.</text:p>
      <text:p text:style-name="Text_20_body">What's up? </text:p>
      <text:p text:style-name="Text_20_body">Slony-I defined an XXID data type and operators on that type in order to allow manipulation of transaction IDs that are used to group together updates that are associated with the same transaction.</text:p>
      <text:p text:style-name="Text_20_body">Operators were not available for PostgreSQL 7.3 and earlier versions; in order to support version 7.3, custom functions had to be added. The <text:span text:style-name="Source_20_Text">=</text:span> operator was marked as supporting hashing, but for that to work properly, the join operator must appear in a hash index operator class. That was not defined, and as a result, queries (like the one above) that decide to use hash joins will fail. </text:p>
      <text:p text:style-name="Text_20_body">This has <text:span text:style-name="T1">not </text:span>been considered a "release-critical" bug, as Slony-I does not internally generate queries likely to use hash joins. This problem shouldn't injure Slony-I's ability to continue replicating. </text:p>
      <text:p text:style-name="Text_20_body"><text:soft-page-break/>Future releases of Slony-I (<text:span text:style-name="T1">e.g.</text:span> 1.0.6, 1.1) will omit the <text:span text:style-name="Teletype">HASHES</text:span> indicator, so that</text:p>
      <text:p text:style-name="Text_20_body">Supposing you wish to repair an existing instance, so that your own queries will not run afoul of this problem, you may do so as follows: </text:p>
      <text:p text:style-name="Preformatted_20_Text">/* cbbrowne@[local]/dba2 slony_test1=*/ \x <text:s text:c="4"/></text:p>
      <text:p text:style-name="Preformatted_20_Text">Expanded display is on.</text:p>
      <text:p text:style-name="Preformatted_20_Text">/* cbbrowne@[local]/dba2 slony_test1=*/ select * from pg_operator where oprname = '=' </text:p>
      <text:p text:style-name="Preformatted_20_Text">and oprnamespace = (select oid from pg_namespace where nspname = 'public');</text:p>
      <text:p text:style-name="Preformatted_20_Text">-[ RECORD 1 ]+-------------</text:p>
      <text:p text:style-name="Preformatted_20_Text">oprname <text:s text:c="5"/>| =</text:p>
      <text:p text:style-name="Preformatted_20_Text">oprnamespace | 2200</text:p>
      <text:p text:style-name="Preformatted_20_Text">oprowner <text:s text:c="4"/>| 1</text:p>
      <text:p text:style-name="Preformatted_20_Text">oprkind <text:s text:c="5"/>| b</text:p>
      <text:p text:style-name="Preformatted_20_Text">oprcanhash <text:s text:c="2"/>| t</text:p>
      <text:p text:style-name="Preformatted_20_Text">oprleft <text:s text:c="5"/>| 82122344</text:p>
      <text:p text:style-name="Preformatted_20_Text">oprright <text:s text:c="4"/>| 82122344</text:p>
      <text:p text:style-name="Preformatted_20_Text">oprresult <text:s text:c="3"/>| 16</text:p>
      <text:p text:style-name="Preformatted_20_Text">oprcom <text:s text:c="6"/>| 82122365</text:p>
      <text:p text:style-name="Preformatted_20_Text">oprnegate <text:s text:c="3"/>| 82122363</text:p>
      <text:p text:style-name="Preformatted_20_Text">oprlsortop <text:s text:c="2"/>| 82122362</text:p>
      <text:p text:style-name="Preformatted_20_Text">oprrsortop <text:s text:c="2"/>| 82122362</text:p>
      <text:p text:style-name="Preformatted_20_Text">oprltcmpop <text:s text:c="2"/>| 82122362</text:p>
      <text:p text:style-name="Preformatted_20_Text">oprgtcmpop <text:s text:c="2"/>| 82122360</text:p>
      <text:p text:style-name="Preformatted_20_Text">oprcode <text:s text:c="5"/>| "_T1".xxideq</text:p>
      <text:p text:style-name="Preformatted_20_Text">oprrest <text:s text:c="5"/>| eqsel</text:p>
      <text:p text:style-name="Preformatted_20_Text">oprjoin <text:s text:c="5"/>| eqjoinsel</text:p>
      <text:p text:style-name="Preformatted_20_Text"/>
      <text:p text:style-name="Preformatted_20_Text">/* cbbrowne@[local]/dba2 slony_test1=*/ update pg_operator set oprcanhash = 'f' where </text:p>
      <text:p text:style-name="Preformatted_20_Text">oprname = '=' and oprnamespace = 2200 ;</text:p>
      <text:p text:style-name="P173">UPDATE 1</text:p>
      <text:p text:style-name="Text_20_body"><text:bookmark text:name="AEN8065"/><text:span text:style-name="T2">8.3. </text:span>I can do a <text:span text:style-name="Teletype">pg_dump</text:span> and load the data back in much faster than the <text:span text:style-name="Teletype">SUBSCRIBE SET</text:span> runs. Why is that? </text:p>
      <text:p text:style-name="Text_20_body">Slony-I depends on there being an already existant index on the primary key, and leaves all indexes alone whilst using the PostgreSQL <text:span text:style-name="Teletype">COPY</text:span> command to load the data. Further hurting performance, the <text:span text:style-name="Teletype">COPY SET</text:span> event (an event that the subscription process generates) starts by deleting the contents of tables, which leaves the table full of dead tuples.</text:p>
      <text:p text:style-name="Text_20_body">When you use <text:span text:style-name="Teletype">pg_dump</text:span> to dump the contents of a database, and then load that, creation of indexes is deferred until the very end. It is <text:span text:style-name="T1">much</text:span> more efficient to create indexes against the entire table, at the end, than it is to build up the index incrementally as each row is added to the table.</text:p>
      <text:p text:style-name="Text_20_body">If you can drop unnecessary indices while the <text:span text:style-name="Teletype">COPY</text:span> takes place, that will improve performance quite a bit. If you can <text:span text:style-name="Teletype">TRUNCATE</text:span> tables that contain data that is about to be eliminated, that will improve performance <text:span text:style-name="T1">a lot.</text:span> </text:p>
      <text:p text:style-name="Text_20_body">Slony-I version 1.1.5 and later versions should handle this automatically; it "thumps" on the indexes in the PostgreSQL catalog to hide them, in much the same way triggers are hidden, and then "fixes" the index pointers and reindexes the table. </text:p>
      <text:p text:style-name="Text_20_body"><text:bookmark text:name="AEN8090"/><text:span text:style-name="T2">8.4. </text:span>Replication Fails - Unique Constraint Violation</text:p>
      <text:p text:style-name="Text_20_body">Replication has been running for a while, successfully, when a node encounters a "glitch," and replication logs are filled with repetitions of the following: </text:p>
      <text:p text:style-name="Preformatted_20_Text">DEBUG2 remoteWorkerThread_1: syncing set 2 with 5 table(s) from provider 1</text:p>
      <text:p text:style-name="Preformatted_20_Text">DEBUG2 remoteWorkerThread_1: syncing set 1 with 41 table(s) from provider 1</text:p>
      <text:p text:style-name="Preformatted_20_Text">DEBUG2 remoteWorkerThread_1: syncing set 5 with 1 table(s) from provider 1</text:p>
      <text:p text:style-name="Preformatted_20_Text"><text:soft-page-break/>DEBUG2 remoteWorkerThread_1: syncing set 3 with 1 table(s) from provider 1</text:p>
      <text:p text:style-name="Preformatted_20_Text">DEBUG2 remoteHelperThread_1_1: 0.135 seconds delay for first row</text:p>
      <text:p text:style-name="Preformatted_20_Text">DEBUG2 remoteHelperThread_1_1: 0.343 seconds until close cursor</text:p>
      <text:p text:style-name="Preformatted_20_Text">ERROR <text:s/>remoteWorkerThread_1: "insert into "_oxrsapp".sl_log_1 <text:s text:c="9"/>(log_origin, log_xid, log_tableid, <text:s text:c="15"/>log_actionseq, log_cmdtype, <text:s text:c="11"/>log_cmddata) values <text:s text:c="6"/>('1', '919151224', '34', '35090538', 'D', '_rserv_ts=''9275244''');</text:p>
      <text:p text:style-name="Preformatted_20_Text">delete from only public.epp_domain_host where _rserv_ts='9275244';insert into "_oxrsapp".sl_log_1 <text:s text:c="8"/>(log_origin, log_xid, log_tableid, <text:s text:c="11"/>log_actionseq, log_cmdtype, <text:s text:c="12"/>log_cmddata) values <text:s text:c="6"/>('1', '919151224', '34', '35090539', 'D', '_rserv_ts=''9275245''');</text:p>
      <text:p text:style-name="Preformatted_20_Text">delete from only public.epp_domain_host where _rserv_ts='9275245';insert into "_oxrsapp".sl_log_1 <text:s text:c="8"/>(log_origin, log_xid, log_tableid, <text:s text:c="11"/>log_actionseq, log_cmdtype, <text:s text:c="12"/>log_cmddata) values <text:s text:c="6"/>('1', '919151224', '26', '35090540', 'D', '_rserv_ts=''24240590''');</text:p>
      <text:p text:style-name="Preformatted_20_Text">delete from only public.epp_domain_contact where _rserv_ts='24240590';insert into "_oxrsapp".sl_log_1 <text:s text:c="4"/>(log_origin, log_xid, log_tableid, <text:s text:c="11"/>log_actionseq, log_cmdtype, <text:s text:c="12"/>log_cmddata) values <text:s text:c="6"/>('1', '919151224', '26', '35090541', 'D', '_rserv_ts=''24240591''');</text:p>
      <text:p text:style-name="Preformatted_20_Text">delete from only public.epp_domain_contact where _rserv_ts='24240591';insert into "_oxrsapp".sl_log_1 <text:s text:c="4"/>(log_origin, log_xid, log_tableid, <text:s text:c="11"/>log_actionseq, log_cmdtype, <text:s text:c="12"/>log_cmddata) values <text:s text:c="6"/>('1', '919151224', '26', '35090542', 'D', '_rserv_ts=''24240589''');</text:p>
      <text:p text:style-name="Preformatted_20_Text">delete from only public.epp_domain_contact where _rserv_ts='24240589';insert into "_oxrsapp".sl_log_1 <text:s text:c="4"/>(log_origin, log_xid, log_tableid, <text:s text:c="11"/>log_actionseq, log_cmdtype, <text:s text:c="12"/>log_cmddata) values <text:s text:c="6"/>('1', '919151224', '11', '35090543', 'D', '_rserv_ts=''36968002''');</text:p>
      <text:p text:style-name="Preformatted_20_Text">delete from only public.epp_domain_status where _rserv_ts='36968002';insert into "_oxrsapp".sl_log_1 <text:s text:c="5"/>(log_origin, log_xid, log_tableid, <text:s text:c="11"/>log_actionseq, log_cmdtype, <text:s text:c="12"/>log_cmddata) values <text:s text:c="6"/>('1', '919151224', '11', '35090544', 'D', '_rserv_ts=''36968003''');</text:p>
      <text:p text:style-name="Preformatted_20_Text">delete from only public.epp_domain_status where _rserv_ts='36968003';insert into "_oxrsapp".sl_log_1 <text:s text:c="5"/>(log_origin, log_xid, log_tableid, <text:s text:c="11"/>log_actionseq, log_cmdtype, <text:s text:c="12"/>log_cmddata) values <text:s text:c="6"/>('1', '919151224', '24', '35090549', 'I', '(contact_id,status,reason,_rserv_ts) values (''6972897'',''64'','''',''31044208'')');</text:p>
      <text:p text:style-name="Preformatted_20_Text">insert into public.contact_status (contact_id,status,reason,_rserv_ts) values ('6972897','64','','31044208');insert into "_oxrsapp".sl_log_1 <text:s text:c="5"/>(log_origin, log_xid, log_tableid, <text:s text:c="11"/>log_actionseq, log_cmdtype, <text:s text:c="12"/>log_cmddata) values <text:s text:c="6"/>('1', '919151224', '24', '35090550', 'D', '_rserv_ts=''18139332''');</text:p>
      <text:p text:style-name="Preformatted_20_Text">delete from only public.contact_status where _rserv_ts='18139332';insert into "_oxrsapp".sl_log_1 <text:s text:c="8"/>(log_origin, log_xid, log_tableid, <text:s text:c="11"/>log_actionseq, log_cmdtype, <text:s text:c="12"/>log_cmddata) values <text:s text:c="6"/>('1', '919151224', '24', '35090551', 'D', '_rserv_ts=''18139333''');</text:p>
      <text:p text:style-name="Preformatted_20_Text">delete from only public.contact_status where _rserv_ts='18139333';" ERROR: <text:s/>duplicate key violates unique constraint "contact_status_pkey"</text:p>
      <text:p text:style-name="Preformatted_20_Text"><text:s/>- qualification was: </text:p>
      <text:p text:style-name="P173">ERROR <text:s/>remoteWorkerThread_1: SYNC aborted</text:p>
      <text:p text:style-name="Text_20_body">The transaction rolls back, and Slony-I tries again, and again, and again. The problem is with one of the <text:span text:style-name="T1">last</text:span> SQL statements, the one with <text:span text:style-name="Teletype">log_cmdtype = 'I'</text:span>. That isn't quite obvious; what takes place is that Slony-I groups 10 update queries together to diminish the number of network round trips.</text:p>
      <text:p text:style-name="Text_20_body">A <text:span text:style-name="T1">certain</text:span> cause for this has been difficult to arrive at.</text:p>
      <text:p text:style-name="Text_20_body">By the time we notice that there is a problem, the seemingly missed delete transaction has been cleaned out of <text:a xlink:type="simple" xlink:href="http://slony.info/documentation/1.2/table.sl-log-1.html">sl_log_1</text:a>, so there appears to be no recovery possible. What has seemed necessary, at this point, is to drop the replication set (or even the node), and restart replication from scratch on that node.</text:p>
      <text:p text:style-name="Text_20_body"><text:soft-page-break/>In Slony-I 1.0.5, the handling of purges of <text:a xlink:type="simple" xlink:href="http://slony.info/documentation/1.2/table.sl-log-1.html">sl_log_1</text:a> became more conservative, refusing to purge entries that haven't been successfully synced for at least 10 minutes on all nodes. It was not certain that that would prevent the "glitch" from taking place, but it seemed plausible that it might leave enough <text:a xlink:type="simple" xlink:href="http://slony.info/documentation/1.2/table.sl-log-1.html">sl_log_1</text:a> data to be able to do something about recovering from the condition or at least diagnosing it more exactly. And perhaps the problem was that <text:a xlink:type="simple" xlink:href="http://slony.info/documentation/1.2/table.sl-log-1.html">sl_log_1</text:a> was being purged too aggressively, and this would resolve the issue completely.</text:p>
      <text:p text:style-name="Text_20_body">It is a shame to have to reconstruct a large replication node for this; if you discover that this problem recurs, it may be an idea to break replication down into multiple sets in order to diminish the work involved in restarting replication. If only one set has broken, you may only need to unsubscribe/drop and resubscribe the one set.</text:p>
      <text:p text:style-name="Text_20_body">In one case we found two lines in the SQL error message in the log file that contained <text:span text:style-name="T1">identical </text:span>insertions into <text:a xlink:type="simple" xlink:href="http://slony.info/documentation/1.2/table.sl-log-1.html">sl_log_1</text:a>. This <text:span text:style-name="T1">ought </text:span>to be impossible as is a primary key on <text:a xlink:type="simple" xlink:href="http://slony.info/documentation/1.2/table.sl-log-1.html">sl_log_1</text:a>. The latest (somewhat) punctured theory that comes from <text:span text:style-name="T1">that</text:span> was that perhaps this PK index has been corrupted (representing a PostgreSQL bug), and that perhaps the problem might be alleviated by running the query:</text:p>
      <text:p text:style-name="P173"># reindex table _slonyschema.sl_log_1;</text:p>
      <text:p text:style-name="Text_20_body">On at least one occasion, this has resolved the problem, so it is worth trying this.</text:p>
      <text:p text:style-name="Text_20_body">This problem has been found to represent a PostgreSQL bug as opposed to one in Slony-I. Version 7.4.8 was released with two resolutions to race conditions that should resolve the issue. Thus, if you are running a version of PostgreSQL earlier than 7.4.8, you should consider upgrading to resolve this.</text:p>
      <text:p text:style-name="Text_20_body"><text:bookmark text:name="AEN8127"/><text:span text:style-name="T2">8.5. </text:span>I started doing a backup using pg_dump, and suddenly Slony stops</text:p>
      <text:p text:style-name="Text_20_body">Ouch. What happens here is a conflict between: </text:p>
      <text:list xml:id="list234663563" text:style-name="L142">
        <text:list-item>
          <text:p text:style-name="P149">pg_dump, which has taken out an <text:span text:style-name="Teletype">AccessShareLock</text:span> on all of the tables in the database, including the Slony-I ones, and</text:p>
        </text:list-item>
        <text:list-item>
          <text:p text:style-name="P149">A Slony-I sync event, which wants to grab a <text:span text:style-name="Teletype">AccessExclusiveLock</text:span> on the table <text:a xlink:type="simple" xlink:href="http://slony.info/documentation/1.2/table.sl-event.html">sl_event</text:a>.</text:p>
        </text:list-item>
      </text:list>
      <text:p text:style-name="Text_20_body">The initial query that will be blocked is thus: </text:p>
      <text:p text:style-name="P173">select "_slonyschema".createEvent('_slonyschema, 'SYNC', NULL); <text:s text:c="2"/></text:p>
      <text:p text:style-name="Text_20_body">(You can see this in <text:span text:style-name="Teletype">pg_stat_activity</text:span>, if you have query display turned on in <text:span text:style-name="Teletype">postgresql.conf</text:span>)</text:p>
      <text:p text:style-name="Text_20_body">The actual query combination that is causing the lock is from the function <text:span text:style-name="Source_20_Text">Slony_I_ClusterStatus()</text:span>, found in <text:span text:style-name="Teletype">slony1_funcs.c</text:span>, and is localized in the code that does: </text:p>
      <text:p text:style-name="Preformatted_20_Text"><text:s text:c="2"/>LOCK TABLE %s.sl_event;</text:p>
      <text:p text:style-name="Preformatted_20_Text"><text:s text:c="2"/>INSERT INTO %s.sl_event (...stuff...)</text:p>
      <text:p text:style-name="P173"><text:s text:c="2"/>SELECT currval('%s.sl_event_seq');</text:p>
      <text:p text:style-name="Text_20_body">The <text:span text:style-name="Teletype">LOCK</text:span> statement will sit there and wait until <text:span text:style-name="Teletype">pg_dump</text:span> (or whatever else has pretty much any kind of access lock on <text:a xlink:type="simple" xlink:href="http://slony.info/documentation/1.2/table.sl-event.html">sl_event</text:a>) completes.</text:p>
      <text:p text:style-name="Text_20_body">Every subsequent query submitted that touches <text:a xlink:type="simple" xlink:href="http://slony.info/documentation/1.2/table.sl-event.html">sl_event</text:a> will block behind the <text:span text:style-name="Source_20_Text">createEvent</text:span> call.</text:p>
      <text:p text:style-name="Text_20_body">There are a number of possible answers to this: </text:p>
      <text:list xml:id="list1371897821" text:style-name="L143">
        <text:list-item>
          <text:p text:style-name="P150">Have pg_dump specify the schema dumped using <text:span text:style-name="Teletype">--schema=whatever</text:span>, and don't try dumping the cluster's schema.</text:p>
        </text:list-item>
        <text:list-item>
          <text:p text:style-name="P150"><text:soft-page-break/>It would be nice to add an <text:span text:style-name="Teletype">--exclude-schema</text:span> option to pg_dump to exclude the Slony-I cluster schema. Maybe in 8.2...</text:p>
        </text:list-item>
        <text:list-item>
          <text:p text:style-name="P150">Note that 1.0.5 uses a more precise lock that is less exclusive that alleviates this problem.</text:p>
        </text:list-item>
      </text:list>
      <text:h text:style-name="Heading_20_3" text:outline-level="3"><text:bookmark text:name="FAQODDITIES"/>9. Slony-I FAQ: Oddities and Heavy Slony-I Hacking </text:h>
      <text:p text:style-name="Text_20_body"><text:bookmark text:name="AEN8176"/><text:span text:style-name="T2">9.1. </text:span>What happens with rules and triggers on Slony-I-replicated tables?</text:p>
      <text:p text:style-name="Text_20_body">Firstly, let's look at how it is handled <text:span text:style-name="T1">absent</text:span> of the special handling of the <text:a xlink:type="simple" xlink:href="http://slony.info/documentation/1.2/stmtstoretrigger.html">SLONIK STORE TRIGGER</text:a> Slonik command. </text:p>
      <text:p text:style-name="Text_20_body">The function <text:a xlink:type="simple" xlink:href="http://slony.info/documentation/1.2/function.altertableforreplication-integer.html">schemadocaltertableforreplication( integer )</text:a> prepares each table for replication.</text:p>
      <text:list xml:id="list1886560137" text:style-name="L144">
        <text:list-item>
          <text:p text:style-name="P151">On the origin node, this involves adding a trigger that uses the <text:a xlink:type="simple" xlink:href="http://slony.info/documentation/1.2/function.logtrigger.html">schemadoc.logtrigger( )</text:a> function to the table.</text:p>
          <text:p text:style-name="P151">That trigger initiates the action of logging all updates to the table to Slony-I <text:a xlink:type="simple" xlink:href="http://slony.info/documentation/1.2/table.sl-log-1.html">sl_log_1</text:a>/<text:a xlink:type="simple" xlink:href="http://slony.info/documentation/1.2/table.sl-log-2.html">sl_log_2</text:a> tables.</text:p>
        </text:list-item>
        <text:list-item>
          <text:p text:style-name="P151">On a subscriber node, this involves disabling triggers and rules, then adding in the trigger that denies write access using the <text:span text:style-name="Source_20_Text">denyAccess()</text:span> function to replicated tables.</text:p>
          <text:p text:style-name="P151">Up until 1.1 (and perhaps onwards), the "disabling" is done by modifying the <text:span text:style-name="Teletype">pg_trigger</text:span> or <text:span text:style-name="Teletype">pg_rewrite</text:span> <text:span text:style-name="Teletype">tgrelid</text:span> to point to the OID of the "primary key" index on the table rather than to the table itself.</text:p>
        </text:list-item>
      </text:list>
      <text:p text:style-name="Text_20_body">A somewhat unfortunate side-effect is that this handling of the rules and triggers somewhat "tramples" on them. The rules and triggers are still there, but are no longer properly tied to their tables. If you do a <text:span text:style-name="Teletype">pg_dump</text:span> on the "subscriber" node, it won't find the rules and triggers because it does not expect them to be associated with an index.</text:p>
      <text:p text:style-name="Text_20_body">Now, consider how <text:a xlink:type="simple" xlink:href="http://slony.info/documentation/1.2/stmtstoretrigger.html">SLONIK STORE TRIGGER</text:a> enters into things.</text:p>
      <text:p text:style-name="Text_20_body">Simply put, this command causes Slony-I to restore the trigger using <text:span text:style-name="Source_20_Text">alterTableRestore(table id)</text:span>, which restores the table's OID into the <text:span text:style-name="Teletype">pg_trigger</text:span> or <text:span text:style-name="Teletype">pg_rewrite</text:span> <text:span text:style-name="Teletype">tgrelid</text:span> column on the affected node.</text:p>
      <text:p text:style-name="Text_20_body">This implies that if you plan to draw backups from a subscriber node, you will need to draw the schema from the origin node. It is straightforward to do this: </text:p>
      <text:p text:style-name="Preformatted_20_Text">% pg_dump -h originnode.example.info -p 5432 --schema-only --schema=public ourdb &gt; schema_backup.sql</text:p>
      <text:p text:style-name="P173">% pg_dump -h subscribernode.example.info -p 5432 --data-only --schema=public ourdb &gt; data_backup.sql</text:p>
      <text:p text:style-name="Text_20_body"><text:bookmark text:name="AEN8219"/><text:span text:style-name="T2">9.2. </text:span>I was trying to request <text:a xlink:type="simple" xlink:href="http://slony.info/documentation/1.2/stmtddlscript.html">SLONIK EXECUTE SCRIPT</text:a> or <text:a xlink:type="simple" xlink:href="http://slony.info/documentation/1.2/stmtmoveset.html">SLONIK MOVE SET</text:a>, and found messages as follows on one of the subscribers:</text:p>
      <text:p text:style-name="Preformatted_20_Text">NOTICE: Slony-I: multiple instances of trigger defrazzle on table frobozz</text:p>
      <text:p text:style-name="Preformatted_20_Text">NOTICE: Slony-I: multiple instances of trigger derez on table tron</text:p>
      <text:p text:style-name="P173">ERROR: Slony-I: Unable to disable triggers</text:p>
      <text:p text:style-name="Text_20_body">The trouble would seem to be that you have added triggers on tables whose names conflict with triggers that were hidden by Slony-I. </text:p>
      <text:p text:style-name="Text_20_body">Slony-I hides triggers (save for those "unhidden" via <text:a xlink:type="simple" xlink:href="http://slony.info/documentation/1.2/stmtstoretrigger.html">SLONIK STORE TRIGGER</text:a>) by repointing them to the primary key of the table. In the case of foreign key triggers, or other triggers used to do data validation, it should be quite unnecessary to run them on a subscriber, as equivalent triggers should have been invoked on the origin node. In contrast, triggers that do some form of "cache invalidation" are ones you might want to have run on a subscriber.</text:p>
      <text:p text:style-name="Text_20_body"><text:soft-page-break/>The <text:span text:style-name="T1">Right Way</text:span> to handle such triggers is normally to use <text:a xlink:type="simple" xlink:href="http://slony.info/documentation/1.2/stmtstoretrigger.html">SLONIK STORE TRIGGER</text:a>, which tells Slony-I that a trigger should not get deactivated. </text:p>
      <text:p text:style-name="Text_20_body">But some intrepid DBA might take matters into their own hands and install a trigger by hand on a subscriber, and the above condition generally has that as the cause. What to do? What to do?</text:p>
      <text:p text:style-name="Text_20_body">The answer is normally fairly simple: Drop out the "extra" trigger on the subscriber before the event that tries to restore them runs. Ideally, if the DBA is particularly intrepid, and aware of this issue, that should take place <text:span text:style-name="T1">before</text:span> there is ever a chance for the error message to appear. </text:p>
      <text:p text:style-name="Text_20_body">If the DBA is not that intrepid, the answer is to connect to the offending node and drop the "visible" version of the trigger using the <text:span text:style-name="ACRONYM">SQL</text:span> <text:span text:style-name="Teletype">DROP TRIGGER</text:span> command. That should allow the event to proceed. If the event was <text:a xlink:type="simple" xlink:href="http://slony.info/documentation/1.2/stmtddlscript.html">SLONIK EXECUTE SCRIPT</text:a>, then the "not-so-intrepid" DBA may need to add the trigger back, by hand, or, if they are wise, they should consider activating it using <text:a xlink:type="simple" xlink:href="http://slony.info/documentation/1.2/stmtstoretrigger.html">SLONIK STORE TRIGGER</text:a>.</text:p>
      <text:p text:style-name="Text_20_body"><text:bookmark text:name="AEN8249"/><text:span text:style-name="T2">9.3. </text:span>Behaviour - all the subscriber nodes start to fall behind the origin, and all the logs on the subscriber nodes have the following error message repeating in them (when I encountered it, there was a nice long SQL statement above each entry):</text:p>
      <text:p text:style-name="Preformatted_20_Text">ERROR remoteWorkerThread_1: helper 1 finished with error</text:p>
      <text:p text:style-name="P173">ERROR remoteWorkerThread_1: SYNC aborted</text:p>
      <text:p text:style-name="Text_20_body">Cause: you have likely issued <text:span text:style-name="Teletype">alter table</text:span> statements directly on the databases instead of using the slonik <text:a xlink:type="simple" xlink:href="http://slony.info/documentation/1.2/stmtddlscript.html">SLONIK EXECUTE SCRIPT</text:a> command.</text:p>
      <text:p text:style-name="Text_20_body">The solution is to rebuild the trigger on the affected table and fix the entries in <text:a xlink:type="simple" xlink:href="http://slony.info/documentation/1.2/table.sl-log-1.html">sl_log_1</text:a>/<text:a xlink:type="simple" xlink:href="http://slony.info/documentation/1.2/table.sl-log-2.html">sl_log_2</text:a> by hand.</text:p>
      <text:list xml:id="list1754200483" text:style-name="L145">
        <text:list-item>
          <text:p text:style-name="P152">You'll need to identify from either the slon logs, or the PostgreSQL database logs exactly which statement it is that is causing the error.</text:p>
        </text:list-item>
        <text:list-item>
          <text:p text:style-name="P152">You need to fix the Slony-defined triggers on the table in question. This is done with the following procedure.</text:p>
          <text:p text:style-name="P172">BEGIN;</text:p>
          <text:p text:style-name="P172">LOCK TABLE table_name;</text:p>
          <text:p text:style-name="P172">SELECT _oxrsorg.altertablerestore(tab_id);--tab_id is _slony_schema.sl_table.tab_id</text:p>
          <text:p text:style-name="P172">SELECT _oxrsorg.altertableforreplication(tab_id);--tab_id is _slony_schema.sl_table.tab_id</text:p>
          <text:p text:style-name="P187">COMMIT;</text:p>
          <text:p text:style-name="P152">You then need to find the rows in <text:a xlink:type="simple" xlink:href="http://slony.info/documentation/1.2/table.sl-log-1.html">sl_log_1</text:a>/<text:a xlink:type="simple" xlink:href="http://slony.info/documentation/1.2/table.sl-log-2.html">sl_log_2</text:a> that have bad entries and fix them. You may want to take down the slon daemons for all nodes except the master; that way, if you make a mistake, it won't immediately propagate through to the subscribers.</text:p>
          <text:p text:style-name="P152">Here is an example:</text:p>
          <text:p text:style-name="P172">BEGIN;</text:p>
          <text:p text:style-name="P172"/>
          <text:p text:style-name="P172">LOCK TABLE customer_account;</text:p>
          <text:p text:style-name="P172"/>
          <text:p text:style-name="P172">SELECT _app1.altertablerestore(31);</text:p>
          <text:p text:style-name="P172">SELECT _app1.altertableforreplication(31);</text:p>
          <text:p text:style-name="P172">COMMIT;</text:p>
          <text:p text:style-name="P172"/>
          <text:p text:style-name="P172">BEGIN;</text:p>
          <text:p text:style-name="P172">LOCK TABLE txn_log;</text:p>
          <text:p text:style-name="P172"/>
          <text:p text:style-name="P172">SELECT _app1.altertablerestore(41);</text:p>
          <text:p text:style-name="P172">SELECT _app1.altertableforreplication(41);</text:p>
          <text:p text:style-name="P172"><text:soft-page-break/></text:p>
          <text:p text:style-name="P172">COMMIT;</text:p>
          <text:p text:style-name="P172"/>
          <text:p text:style-name="P172">--fixing customer_account, which had an attempt to insert a "" into a timestamp with timezone.</text:p>
          <text:p text:style-name="P172">BEGIN;</text:p>
          <text:p text:style-name="P172"/>
          <text:p text:style-name="P172">update _app1.sl_log_1 SET log_cmddata = 'balance=''60684.00'' where pkey=''49''' where log_actionseq = '67796036';</text:p>
          <text:p text:style-name="P172">update _app1.sl_log_1 SET log_cmddata = 'balance=''60690.00'' where pkey=''49''' where log_actionseq = '67796194';</text:p>
          <text:p text:style-name="P172">update _app1.sl_log_1 SET log_cmddata = 'balance=''60684.00'' where pkey=''49''' where log_actionseq = '67795881';</text:p>
          <text:p text:style-name="P172">update _app1.sl_log_1 SET log_cmddata = 'balance=''1852.00'' where pkey=''57''' where log_actionseq = '67796403';</text:p>
          <text:p text:style-name="P172">update _app1.sl_log_1 SET log_cmddata = 'balance=''87906.00'' where pkey=''8''' where log_actionseq = '68352967';</text:p>
          <text:p text:style-name="P172">update _app1.sl_log_1 SET log_cmddata = 'balance=''125180.00'' where pkey=''60''' where log_actionseq = '68386951';</text:p>
          <text:p text:style-name="P172">update _app1.sl_log_1 SET log_cmddata = 'balance=''125198.00'' where pkey=''60''' where log_actionseq = '68387055';</text:p>
          <text:p text:style-name="P172">update _app1.sl_log_1 SET log_cmddata = 'balance=''125174.00'' where pkey=''60''' where log_actionseq = '68386682';</text:p>
          <text:p text:style-name="P172">update _app1.sl_log_1 SET log_cmddata = 'balance=''125186.00'' where pkey=''60''' where log_actionseq = '68386992';</text:p>
          <text:p text:style-name="P187">update _app1.sl_log_1 SET log_cmddata = 'balance=''125192.00'' where pkey=''60''' where log_actionseq = '68387029';</text:p>
        </text:list-item>
      </text:list>
      <text:p text:style-name="Text_20_body"><text:bookmark text:name="AEN8272"/><text:span text:style-name="T2">9.4. </text:span>Node #1 was dropped via <text:a xlink:type="simple" xlink:href="http://slony.info/documentation/1.2/stmtdropnode.html">SLONIK DROP NODE</text:a>, and the <text:a xlink:type="simple" xlink:href="http://slony.info/documentation/1.2/slon.html">slon</text:a> one of the other nodes is repeatedly failing with the error message:</text:p>
      <text:p text:style-name="Preformatted_20_Text">ERROR <text:s/>remoteWorkerThread_3: "begin transaction; set transaction isolation level</text:p>
      <text:p text:style-name="Preformatted_20_Text"><text:s/>serializable; lock table "_mailermailer".sl_config_lock; select "_mailermailer"</text:p>
      <text:p text:style-name="Preformatted_20_Text">.storeListen_int(2, 1, 3); notify "_mailermailer_Event"; notify "_mailermailer_C</text:p>
      <text:p text:style-name="Preformatted_20_Text">onfirm"; insert into "_mailermailer".sl_event <text:s text:c="4"/>(ev_origin, ev_seqno, ev_times</text:p>
      <text:p text:style-name="Preformatted_20_Text">tamp, <text:s text:c="5"/>ev_minxid, ev_maxxid, ev_xip, ev_type , ev_data1, ev_data2, ev_data3</text:p>
      <text:p text:style-name="Preformatted_20_Text"><text:s text:c="3"/>) values ('3', '2215', '2005-02-18 10:30:42.529048', '3286814', '3286815', ''</text:p>
      <text:p text:style-name="Preformatted_20_Text">, 'STORE_LISTEN', '2', '1', '3'); insert into "_mailermailer".sl_confirm</text:p>
      <text:p text:style-name="Preformatted_20_Text">(con_origin, con_received, con_seqno, con_timestamp) <text:s text:c="3"/>values (3, 2, '2215', CU</text:p>
      <text:p text:style-name="Preformatted_20_Text">RRENT_TIMESTAMP); commit transaction;" PGRES_FATAL_ERROR ERROR: <text:s/>insert or updat</text:p>
      <text:p text:style-name="Preformatted_20_Text">e on table "sl_listen" violates foreign key constraint "sl_listen-sl_path-ref"</text:p>
      <text:p text:style-name="Preformatted_20_Text">DETAIL: <text:s/>Key (li_provider,li_receiver)=(1,3) is not present in table "sl_path".</text:p>
      <text:p text:style-name="P173">DEBUG1 syncThread: thread done</text:p>
      <text:p text:style-name="Text_20_body">Evidently, a <text:a xlink:type="simple" xlink:href="http://slony.info/documentation/1.2/stmtstorelisten.html">SLONIK STORE LISTEN</text:a> request hadn't propagated yet before node 1 was dropped. </text:p>
      <text:p text:style-name="Text_20_body">This points to a case where you'll need to do "event surgery" on one or more of the nodes. A <text:span text:style-name="Teletype">STORE_LISTEN</text:span> event remains outstanding that wants to add a listen path that <text:span text:style-name="T1">cannot</text:span> be created because node 1 and all paths pointing to node 1 have gone away.</text:p>
      <text:p text:style-name="Text_20_body">Let's assume, for exposition purposes, that the remaining nodes are #2 and #3, and that the above error is being reported on node #3.</text:p>
      <text:p text:style-name="Text_20_body">That implies that the event is stored on node #2, as it wouldn't be on node #3 if it had not already been processed successfully. The easiest way to cope with this situation is to delete the offending <text:a xlink:type="simple" xlink:href="http://slony.info/documentation/1.2/table.sl-event.html">sl_event</text:a> entry on node #2. You'll connect to node #2's database, and search for the <text:span text:style-name="Teletype">STORE_LISTEN</text:span> event:</text:p>
      <text:p text:style-name="Text_20_body"><text:span text:style-name="Teletype">select * from sl_event where ev_type = 'STORE_LISTEN';</text:span></text:p>
      <text:p text:style-name="Text_20_body">There may be several entries, only some of which need to be purged. </text:p>
      <text:p text:style-name="Preformatted_20_Text"><text:soft-page-break/><text:s/></text:p>
      <text:p text:style-name="Preformatted_20_Text">-# begin; <text:s/>-- Don't straight delete them; open a transaction so you can respond to OOPS</text:p>
      <text:p text:style-name="Preformatted_20_Text">BEGIN;</text:p>
      <text:p text:style-name="Preformatted_20_Text">-# delete from sl_event where ev_type = 'STORE_LISTEN' and</text:p>
      <text:p text:style-name="Preformatted_20_Text">-# <text:s/>(ev_data1 = '1' or ev_data2 = '1' or ev_data3 = '1');</text:p>
      <text:p text:style-name="Preformatted_20_Text">DELETE 3</text:p>
      <text:p text:style-name="Preformatted_20_Text">-# -- Seems OK...</text:p>
      <text:p text:style-name="Preformatted_20_Text">-# commit;</text:p>
      <text:p text:style-name="P173">COMMIT</text:p>
      <text:p text:style-name="Text_20_body">The next time the slon for node 3 starts up, it will no longer find the "offensive" <text:span text:style-name="Teletype">STORE_LISTEN</text:span> events, and replication can continue. (You may then run into some other problem where an old stored event is referring to no-longer-existant configuration...) </text:p>
      <text:p text:style-name="Text_20_body"><text:bookmark text:name="AEN8297"/><text:span text:style-name="T2">9.5. </text:span>I have a database where we have been encountering the following error message in our application: </text:p>
      <text:p text:style-name="P173"><text:s/>permission denied for sequence sl_action_seq </text:p>
      <text:p text:style-name="Text_20_body">When we traced it back, it was due to the application calling <text:span text:style-name="Source_20_Text">lastval() </text:span>to capture the most recent sequence update, which happened to catch the last update to a Slony-I internal sequence. </text:p>
      <text:p text:style-name="Text_20_body">Slony-I uses sequences to provide primary key values for log entries, and therefore this kind of behaviour may (perhaps regrettably!) be expected. </text:p>
      <text:p text:style-name="Text_20_body">Calling <text:span text:style-name="Source_20_Text">lastval()</text:span>, to "anonymously" get "the most recently updated sequence value", rather than using <text:span text:style-name="Source_20_Text">currval('sequence_name')</text:span> is an unsafe thing to do in general, as anything you might add in that uses DBMS features for logging, archiving, or replication can throw in an extra sequence update that you weren't expecting. </text:p>
      <text:p text:style-name="Text_20_body">In general, use of <text:span text:style-name="Source_20_Text">lastval()</text:span> doesn't seem terribly safe; using it when Slony-I (or any similar trigger-based replication system such as Londiste or Bucardo) can lead to capturing unexpected sequence updates. </text:p>
      <text:p text:style-name="P1"/>
      <text:p text:style-name="P1"/>
      <text:h text:style-name="P193" text:outline-level="1">I. Core Slony-I Programs</text:h>
      <text:p text:style-name="P153">Table of Contents</text:p>
      <text:p text:style-name="List_20_Heading"><text:a xlink:type="simple" xlink:href="http://slony.info/documentation/1.2/slon.html">slon</text:a> --  Slony-I daemon </text:p>
      <text:p text:style-name="P155">1. <text:a xlink:type="simple" xlink:href="http://slony.info/documentation/1.2/runtime-config.html#SLON-CONFIG-LOGGING">Logging</text:a></text:p>
      <text:p text:style-name="P155">2. <text:a xlink:type="simple" xlink:href="http://slony.info/documentation/1.2/slon-config-connection.html">Connection settings</text:a></text:p>
      <text:p text:style-name="P155">3. <text:a xlink:type="simple" xlink:href="http://slony.info/documentation/1.2/slon-archive-logging.html">Archive Logging Options</text:a></text:p>
      <text:p text:style-name="P155">4. <text:a xlink:type="simple" xlink:href="http://slony.info/documentation/1.2/slon-config-interval.html">Event Tuning</text:a></text:p>
      <text:p text:style-name="List_20_Heading"><text:a xlink:type="simple" xlink:href="http://slony.info/documentation/1.2/slonik.html">slonik</text:a> --  Slony-I command processor </text:p>
      <text:p text:style-name="P155">1. <text:a xlink:type="simple" xlink:href="http://slony.info/documentation/1.2/slonikref.html#AEN8997">Introduction</text:a></text:p>
      <text:p text:style-name="List_20_Heading">I. <text:a xlink:type="simple" xlink:href="http://slony.info/documentation/1.2/metacmds.html">Slonik Meta Commands</text:a></text:p>
      <text:p text:style-name="P155"><text:a xlink:type="simple" xlink:href="http://slony.info/documentation/1.2/stmtinclude.html">SLONIK INCLUDE</text:a> --  pulling in slonik code from another file </text:p>
      <text:p text:style-name="P155"><text:a xlink:type="simple" xlink:href="http://slony.info/documentation/1.2/stmtdefine.html">SLONIK DEFINE</text:a> --  Defining a named symbol </text:p>
      <text:p text:style-name="List_20_Heading">II. <text:a xlink:type="simple" xlink:href="http://slony.info/documentation/1.2/hdrcmds.html">Slonik Preamble Commands</text:a></text:p>
      <text:p text:style-name="P155"><text:a xlink:type="simple" xlink:href="http://slony.info/documentation/1.2/clustername.html">SLONIK CLUSTER NAME</text:a> --  preamble - identifying Slony-I cluster </text:p>
      <text:p text:style-name="P155"><text:a xlink:type="simple" xlink:href="http://slony.info/documentation/1.2/admconninfo.html">SLONIK ADMIN CONNINFO</text:a> --  preamble - identifying PostgreSQL database </text:p>
      <text:p text:style-name="List_20_Heading">III. <text:a xlink:type="simple" xlink:href="http://slony.info/documentation/1.2/cmds.html">Configuration and Action commmands</text:a></text:p>
      <text:p text:style-name="P155"><text:a xlink:type="simple" xlink:href="http://slony.info/documentation/1.2/stmtecho.html">SLONIK ECHO</text:a> --  Generic output tool </text:p>
      <text:p text:style-name="P155"><text:a xlink:type="simple" xlink:href="http://slony.info/documentation/1.2/stmtexit.html">SLONIK EXIT</text:a> --  Terminate Slonik script with signal </text:p>
      <text:p text:style-name="P155"><text:soft-page-break/><text:a xlink:type="simple" xlink:href="http://slony.info/documentation/1.2/stmtinitcluster.html">SLONIK INIT CLUSTER</text:a> -- Initialize Slony-I cluster</text:p>
      <text:p text:style-name="P155"><text:a xlink:type="simple" xlink:href="http://slony.info/documentation/1.2/stmtstorenode.html">SLONIK STORE NODE</text:a> --  Initialize Slony-I node </text:p>
      <text:p text:style-name="P155"><text:a xlink:type="simple" xlink:href="http://slony.info/documentation/1.2/stmtdropnode.html">SLONIK DROP NODE</text:a> --  Remove the node from participating in the replication </text:p>
      <text:p text:style-name="P155"><text:a xlink:type="simple" xlink:href="http://slony.info/documentation/1.2/stmtuninstallnode.html">SLONIK UNINSTALL NODE</text:a> --  Decommission Slony-I node </text:p>
      <text:p text:style-name="P155"><text:a xlink:type="simple" xlink:href="http://slony.info/documentation/1.2/stmtrestartnode.html">SLONIK RESTART NODE</text:a> --  Restart Slony-I node </text:p>
      <text:p text:style-name="P155"><text:a xlink:type="simple" xlink:href="http://slony.info/documentation/1.2/stmtstorepath.html">SLONIK STORE PATH</text:a> --  Configure Slony-I node connection </text:p>
      <text:p text:style-name="P155"><text:a xlink:type="simple" xlink:href="http://slony.info/documentation/1.2/stmtdroppath.html">SLONIK DROP PATH</text:a> --  Delete Slony-I connection information </text:p>
      <text:p text:style-name="P155"><text:a xlink:type="simple" xlink:href="http://slony.info/documentation/1.2/stmtstorelisten.html">SLONIK STORE LISTEN</text:a> --  Configure Slony-I node to indicate where to listen for events </text:p>
      <text:p text:style-name="P155"><text:a xlink:type="simple" xlink:href="http://slony.info/documentation/1.2/stmtdroplisten.html">SLONIK DROP LISTEN</text:a> --  Eliminate configuration indicating how Slony-I node listens for events </text:p>
      <text:p text:style-name="P155"><text:a xlink:type="simple" xlink:href="http://slony.info/documentation/1.2/stmttableaddkey.html">SLONIK TABLE ADD KEY</text:a> --  Add primary key for use by Slony-I for a table with no suitable key </text:p>
      <text:p text:style-name="P155"><text:a xlink:type="simple" xlink:href="http://slony.info/documentation/1.2/stmtcreateset.html">SLONIK CREATE SET</text:a> --  Create Slony-I replication set </text:p>
      <text:p text:style-name="P155"><text:a xlink:type="simple" xlink:href="http://slony.info/documentation/1.2/stmtdropset.html">SLONIK DROP SET</text:a> --  Discard Slony-I replication set </text:p>
      <text:p text:style-name="P155"><text:a xlink:type="simple" xlink:href="http://slony.info/documentation/1.2/stmtmergeset.html">SLONIK MERGE SET</text:a> --  Merge Slony-I replication sets together </text:p>
      <text:p text:style-name="P155"><text:a xlink:type="simple" xlink:href="http://slony.info/documentation/1.2/stmtsetaddtable.html">SLONIK SET ADD TABLE</text:a> --  Add a table to a Slony-I replication set </text:p>
      <text:p text:style-name="P155"><text:a xlink:type="simple" xlink:href="http://slony.info/documentation/1.2/stmtsetaddsequence.html">SLONIK SET ADD SEQUENCE</text:a> --  Add a sequence to a Slony-I replication set </text:p>
      <text:p text:style-name="P155"><text:a xlink:type="simple" xlink:href="http://slony.info/documentation/1.2/stmtsetdroptable.html">SLONIK SET DROP TABLE</text:a> --  Remove a table from a Slony-I replication set </text:p>
      <text:p text:style-name="P155"><text:a xlink:type="simple" xlink:href="http://slony.info/documentation/1.2/stmtsetdropsequence.html">SLONIK SET DROP SEQUENCE</text:a> --  Remove a sequence from a Slony-I replication set </text:p>
      <text:p text:style-name="P155"><text:a xlink:type="simple" xlink:href="http://slony.info/documentation/1.2/stmtsetmovetable.html">SLONIK SET MOVE TABLE</text:a> --  Move a table from one Slony-I replication set to another </text:p>
      <text:p text:style-name="P155"><text:a xlink:type="simple" xlink:href="http://slony.info/documentation/1.2/stmtsetmovesequence.html">SLONIK SET MOVE SEQUENCE</text:a> --  Move a sequence from one Slony-I replication set to another </text:p>
      <text:p text:style-name="P155"><text:a xlink:type="simple" xlink:href="http://slony.info/documentation/1.2/stmtstoretrigger.html">SLONIK STORE TRIGGER</text:a> --  Indicate that a trigger should not be disabled by Slony-I on a subscriber node </text:p>
      <text:p text:style-name="P155"><text:a xlink:type="simple" xlink:href="http://slony.info/documentation/1.2/stmtdroptrigger.html">SLONIK DROP TRIGGER</text:a> --  Return a trigger to default behavior, where it will not fire on subscriber nodes </text:p>
      <text:p text:style-name="P155"><text:a xlink:type="simple" xlink:href="http://slony.info/documentation/1.2/stmtsubscribeset.html">SLONIK SUBSCRIBE SET</text:a> --  Start replication of Slony-I set </text:p>
      <text:p text:style-name="P155"><text:a xlink:type="simple" xlink:href="http://slony.info/documentation/1.2/stmtunsubscribeset.html">SLONIK UNSUBSCRIBE SET</text:a> --  End replication of Slony-I set </text:p>
      <text:p text:style-name="P155"><text:a xlink:type="simple" xlink:href="http://slony.info/documentation/1.2/stmtlockset.html">SLONIK LOCK SET</text:a> --  Guard Slony-I replication set to prepare for <text:span text:style-name="Teletype">MOVE SET</text:span> </text:p>
      <text:p text:style-name="P155"><text:a xlink:type="simple" xlink:href="http://slony.info/documentation/1.2/stmtunlockset.html">SLONIK UNLOCK SET</text:a> --  Unlock a Slony-I set that was locked </text:p>
      <text:p text:style-name="P155"><text:a xlink:type="simple" xlink:href="http://slony.info/documentation/1.2/stmtmoveset.html">SLONIK MOVE SET</text:a> --  Change origin of a Slony-I replication set </text:p>
      <text:p text:style-name="P155"><text:a xlink:type="simple" xlink:href="http://slony.info/documentation/1.2/stmtfailover.html">SLONIK FAILOVER</text:a> --  Fail a broken replication set over to a backup node </text:p>
      <text:p text:style-name="P155"><text:a xlink:type="simple" xlink:href="http://slony.info/documentation/1.2/stmtddlscript.html">SLONIK EXECUTE SCRIPT</text:a> --  Execute SQL/DDL script </text:p>
      <text:p text:style-name="P155"><text:a xlink:type="simple" xlink:href="http://slony.info/documentation/1.2/stmtupdatefunctions.html">SLONIK UPDATE FUNCTIONS</text:a> --  Reload stored functions </text:p>
      <text:p text:style-name="P155"><text:a xlink:type="simple" xlink:href="http://slony.info/documentation/1.2/stmtwaitevent.html">SLONIK WAIT FOR EVENT</text:a> --  Have Slonik script wait for previous event to complete </text:p>
      <text:p text:style-name="P155"><text:a xlink:type="simple" xlink:href="http://slony.info/documentation/1.2/stmtrepairconfig.html">SLONIK REPAIR CONFIG</text:a> --  Resets the name-to-oid mapping of tables in a replication set, useful for restoring a node after a pg_dump. </text:p>
      <text:p text:style-name="P155"><text:a xlink:type="simple" xlink:href="http://slony.info/documentation/1.2/stmtsync.html">SLONIK SYNC</text:a> --  Generate an ordinary SYNC event </text:p>
      <text:p text:style-name="P155"><text:a xlink:type="simple" xlink:href="http://slony.info/documentation/1.2/stmtsleep.html">SLONIK SLEEP</text:a> --  Sleep using system <text:span text:style-name="Source_20_Text">sleep()</text:span> </text:p>
      <text:p text:style-name="P155"><text:a xlink:type="simple" xlink:href="http://slony.info/documentation/1.2/stmtcloneprepare.html">SLONIK CLONE PREPARE</text:a> --  Prepare for cloning a node. </text:p>
      <text:p text:style-name="P156"><text:a xlink:type="simple" xlink:href="http://slony.info/documentation/1.2/stmtclonefinish.html">SLONIK CLONE FINISH</text:a> --  Complete cloning a node. </text:p>
      <text:p text:style-name="P1"/>
      <text:h text:style-name="P195" text:outline-level="1">slon</text:h>
      <text:h text:style-name="Heading_20_2" text:outline-level="2"><text:bookmark text:name="AEN8325"/>Name</text:h>
      <text:p text:style-name="P7">slon --  Slony-I daemon </text:p>
      <text:h text:style-name="Heading_20_2" text:outline-level="2"><text:bookmark text:name="AEN8330"/><text:bookmark text:name="AEN8332"/>Synopsis</text:h>
      <text:p text:style-name="Text_20_body"><text:span text:style-name="Teletype">slon</text:span> [<text:span text:style-name="Teletype"><text:span text:style-name="T1">option</text:span></text:span>...] [<text:span text:style-name="Teletype"><text:span text:style-name="T1">clustername</text:span></text:span>] [<text:span text:style-name="Teletype"><text:span text:style-name="T1">conninfo</text:span></text:span>]</text:p>
      <text:h text:style-name="Heading_20_2" text:outline-level="2"><text:bookmark text:name="AEN8341"/>Description</text:h>
      <text:p text:style-name="Text_20_body">slon is the daemon application that "runs" Slony-I replication. A slon instance must be run for each node in a Slony-I cluster. </text:p>
      <text:h text:style-name="Heading_20_2" text:outline-level="2"><text:bookmark text:name="R1-APP-SLON-3"/>Options</text:h>
      <text:p text:style-name="P154"><text:span text:style-name="Teletype">-d </text:span><text:span text:style-name="Teletype"><text:span text:style-name="T1">log_level</text:span></text:span></text:p>
      <text:p text:style-name="P157">The <text:span text:style-name="Teletype">log_level</text:span> specifies which levels of debugging messages slon should display when logging its activity. </text:p>
      <text:p text:style-name="P157">The nine levels of logging are: </text:p>
      <text:list xml:id="list1491246796" text:style-name="L146">
        <text:list-item>
          <text:p text:style-name="P158">Fatal</text:p>
        </text:list-item>
        <text:list-item>
          <text:p text:style-name="P158">Error</text:p>
        </text:list-item>
        <text:list-item>
          <text:p text:style-name="P158">Warn</text:p>
        </text:list-item>
        <text:list-item>
          <text:p text:style-name="P158">Config</text:p>
        </text:list-item>
        <text:list-item>
          <text:p text:style-name="P158">Info</text:p>
        </text:list-item>
        <text:list-item>
          <text:p text:style-name="P158">Debug1</text:p>
        </text:list-item>
        <text:list-item>
          <text:p text:style-name="P158">Debug2</text:p>
        </text:list-item>
        <text:list-item>
          <text:p text:style-name="P158">Debug3</text:p>
        </text:list-item>
        <text:list-item>
          <text:p text:style-name="P158">Debug4</text:p>
        </text:list-item>
      </text:list>
      <text:p text:style-name="P157">The first five non-debugging log levels (from Fatal to Info) are <text:span text:style-name="T1">always</text:span> displayed in the logs. In early versions of Slony-I, the "suggested" <text:span text:style-name="Teletype">log_level</text:span> value was 2, which would list output at all levels down to debugging level 2. In Slony-I version 2, it is recommended to set <text:span text:style-name="Teletype">log_level</text:span> to 0; most of the consistently interesting log information is generated at levels higher than that. </text:p>
      <text:p text:style-name="P154"><text:soft-page-break/><text:span text:style-name="Teletype">-s </text:span><text:span text:style-name="Teletype"><text:span text:style-name="T1">SYNC check interval</text:span></text:span></text:p>
      <text:p text:style-name="P157">The <text:span text:style-name="Teletype">sync_interval</text:span>, measured in milliseconds, indicates how often slon should check to see if a <text:span text:style-name="Teletype">SYNC</text:span> should be introduced. Default is 2000 ms. The main loop in <text:span text:style-name="Source_20_Text">sync_Thread_main()</text:span> sleeps for intervals of <text:span text:style-name="Teletype">sync_interval</text:span> milliseconds between iterations. </text:p>
      <text:p text:style-name="P157">Short sync check intervals keep the origin on a "short leash", updating its subscribers more frequently. If you have replicated sequences that are frequently updated <text:span text:style-name="T1">without</text:span> there being tables that are affected, this keeps there from being times when only sequences are updated, and therefore <text:span text:style-name="T1">no</text:span> syncs take place </text:p>
      <text:p text:style-name="P157">If the node is not an origin for any replication set, so no updates are coming in, it is somewhat wasteful for this value to be much less the <text:span text:style-name="Teletype">sync_interval_timeout</text:span> value. </text:p>
      <text:p text:style-name="P154"><text:span text:style-name="Teletype">-t </text:span><text:span text:style-name="Teletype"><text:span text:style-name="T1">SYNC interval timeout</text:span></text:span></text:p>
      <text:p text:style-name="P157">At the end of each <text:span text:style-name="Teletype">sync_interval_timeout</text:span> timeout period, a <text:span text:style-name="Teletype">SYNC</text:span> will be generated on the "local" node even if there has been no replicable data updated that would have caused a <text:span text:style-name="Teletype">SYNC</text:span> to be generated. </text:p>
      <text:p text:style-name="P157">If application activity ceases, whether because the application is shut down, or because human users have gone home and stopped introducing updates, the <text:a xlink:type="simple" xlink:href="http://slony.info/documentation/1.2/slon.html">slon</text:a> will iterate away, waking up every <text:span text:style-name="Teletype">sync_interval</text:span> milliseconds, and, as no updates are being made, no <text:span text:style-name="Teletype">SYNC</text:span> events would be generated. Without this timeout parameter, <text:span text:style-name="T1">no</text:span> <text:span text:style-name="Teletype">SYNC</text:span> events would be generated, and it would appear that replication was falling behind. </text:p>
      <text:p text:style-name="P157">The <text:span text:style-name="Teletype">sync_interval_timeout</text:span> value will lead to eventually generating a <text:span text:style-name="Teletype">SYNC</text:span>, even though there was no real replication work to be done. The lower that this parameter is set, the more frequently <text:a xlink:type="simple" xlink:href="http://slony.info/documentation/1.2/slon.html">slon</text:a> will generate <text:span text:style-name="Teletype">SYNC</text:span> events when the application is not generating replicable activity; this will have two effects:</text:p>
      <text:list xml:id="list412145984" text:style-name="L147">
        <text:list-item>
          <text:p text:style-name="P159">The system will do more replication work.</text:p>
          <text:p text:style-name="P159">(Of course, since there is no application load on the database, and no data to replicate, this load will be very easy to handle. </text:p>
        </text:list-item>
        <text:list-item>
          <text:p text:style-name="P159">Replication will appear to be kept more "up to date."</text:p>
          <text:p text:style-name="P159">(Of course, since there is no replicable activity going on, being "more up to date" is something of a mirage.) </text:p>
        </text:list-item>
      </text:list>
      <text:p text:style-name="P157">Default is 10000 ms and maximum is 120000 ms. By default, you can expect each node to "report in" with a <text:span text:style-name="Teletype">SYNC</text:span> every 10 seconds. </text:p>
      <text:p text:style-name="P157">Note that <text:span text:style-name="Teletype">SYNC</text:span> events are also generated on subscriber nodes. Since they are not actually generating any data to replicate to other nodes, these <text:span text:style-name="Teletype">SYNC</text:span> events are of not terribly much value. </text:p>
      <text:p text:style-name="P154"><text:span text:style-name="Teletype">-g </text:span><text:span text:style-name="Teletype"><text:span text:style-name="T1">group size</text:span></text:span></text:p>
      <text:p text:style-name="P157"><text:soft-page-break/>This controls the maximum <text:span text:style-name="Teletype">SYNC</text:span> group size, <text:span text:style-name="Teletype">sync_group_maxsize</text:span>; defaults to 6. Thus, if a particular node is behind by 200 <text:span text:style-name="Teletype">SYNC</text:span>s, it will try to group them together into groups of a maximum size of <text:span text:style-name="Teletype">sync_group_maxsize</text:span>. This can be expected to reduce transaction overhead due to having fewer transactions to <text:span text:style-name="Teletype">COMMIT</text:span>. </text:p>
      <text:p text:style-name="P157">The default of 6 is probably suitable for small systems that can devote only very limited bits of memory to slon. If you have plenty of memory, it would be reasonable to increase this, as it will increase the amount of work done in each transaction, and will allow a subscriber that is behind by a lot to catch up more quickly. </text:p>
      <text:p text:style-name="P157">Slon processes usually stay pretty small; even with large value for this option, slon would be expected to only grow to a few MB in size. </text:p>
      <text:p text:style-name="P157">The big advantage in increasing this parameter comes from cutting down on the number of transaction <text:span text:style-name="Teletype">COMMIT</text:span>s; moving from 1 to 2 will provide considerable benefit, but the benefits will progressively fall off once the transactions being processed get to be reasonably large. There isn't likely to be a material difference in performance between 80 and 90; at that point, whether "bigger is better" will depend on whether the bigger set of <text:span text:style-name="Teletype">SYNC</text:span>s makes the <text:span text:style-name="Teletype">LOG</text:span> cursor behave badly due to consuming more memory and requiring more time to sortt. </text:p>
      <text:p text:style-name="P157">In Slony-I version 1.0, slon will always attempt to group <text:span text:style-name="Teletype">SYNC</text:span>s together to this maximum, which <text:span text:style-name="T1">won't</text:span> be ideal if replication has been somewhat destabilized by there being very large updates (<text:span text:style-name="T1">e.g.</text:span> - a single transaction that updates hundreds of thousands of rows) or by <text:span text:style-name="Teletype">SYNC</text:span>s being disrupted on an origin node with the result that there are a few <text:span text:style-name="Teletype">SYNC</text:span>s that are very large. You might run into the problem that grouping together some very large <text:span text:style-name="Teletype">SYNC</text:span>s knocks over a slon process. When it picks up again, it will try to process the same large grouped set of <text:span text:style-name="Teletype">SYNC</text:span>s, and run into the same problem over and over until an administrator interrupts this and changes the <text:span text:style-name="Teletype">-g</text:span> value to break this "deadlock." </text:p>
      <text:p text:style-name="P157">In Slony-I version 1.1 and later versions, the slon instead adaptively "ramps up" from doing 1 <text:span text:style-name="Teletype">SYNC</text:span> at a time towards the maximum group size. As a result, if there are a couple of <text:span text:style-name="Teletype">SYNC</text:span>s that cause problems, the slon will (with any relevant watchdog assistance) always be able to get to the point where it processes the troublesome <text:span text:style-name="Teletype">SYNC</text:span>s one by one, hopefully making operator assistance unnecessary. </text:p>
      <text:p text:style-name="P154"><text:span text:style-name="Teletype">-o </text:span><text:span text:style-name="Teletype"><text:span text:style-name="T1">desired sync time</text:span></text:span></text:p>
      <text:p text:style-name="P157">A "maximum" time planned for grouped <text:span text:style-name="Teletype">SYNC</text:span>s.</text:p>
      <text:p text:style-name="P157">If replication is running behind, slon will gradually increase the numbers of <text:span text:style-name="Teletype">SYNC</text:span>s grouped together, targetting that (based on the time taken for the <text:span text:style-name="T1">last</text:span> group of <text:span text:style-name="Teletype">SYNC</text:span>s) they shouldn't take more than the specified <text:span text:style-name="Teletype">desired_sync_time</text:span> value.</text:p>
      <text:p text:style-name="P157">The default value for <text:span text:style-name="Teletype">desired_sync_time</text:span> is 60000ms, equal to one minute. </text:p>
      <text:p text:style-name="P157">That way, you can expect (or at least hope!) that you'll get a <text:span text:style-name="Teletype">COMMIT</text:span> roughly once per minute. </text:p>
      <text:p text:style-name="P157">It isn't <text:span text:style-name="T1">totally</text:span> predictable, as it is entirely possible for someone to request a <text:span text:style-name="T1">very large update,</text:span> all as one transaction, that can "blow up" the length of the resulting <text:span text:style-name="Teletype">SYNC</text:span> to be nearly arbitrarily long. In such a case, the heuristic will back off for the <text:span text:style-name="T1">next</text:span> group.</text:p>
      <text:p text:style-name="P157"><text:soft-page-break/>The overall effect is to improve Slony-I's ability to cope with variations in traffic. By starting with 1 <text:span text:style-name="Teletype">SYNC</text:span>, and gradually moving to more, even if there turn out to be variations large enough to cause PostgreSQL backends to crash, Slony-I will back off down to start with one sync at a time, if need be, so that if it is at all possible for replication to progress, it will.</text:p>
      <text:p text:style-name="P154"><text:span text:style-name="Teletype">-c </text:span><text:span text:style-name="Teletype"><text:span text:style-name="T1">cleanup cycles</text:span></text:span></text:p>
      <text:p text:style-name="P157">The value <text:span text:style-name="Teletype">vac_frequency</text:span> indicates how often to <text:span text:style-name="Teletype">VACUUM</text:span> in cleanup cycles. </text:p>
      <text:p text:style-name="P157">Set this to zero to disable slon-initiated vacuuming. If you are using something like pg_autovacuum to initiate vacuums, you may not need for slon to initiate vacuums itself. If you are not, there are some tables Slony-I uses that collect a <text:span text:style-name="T1">lot</text:span> of dead tuples that should be vacuumed frequently, notably <text:span text:style-name="Teletype">pg_listener</text:span>. </text:p>
      <text:p text:style-name="P157">In Slony-I version 1.1, this changes a little; the cleanup thread tracks, from iteration to iteration, the earliest transaction ID still active in the system. If this doesn't change, from one iteration to the next, then an old transaction is still active, and therefore a <text:span text:style-name="Teletype">VACUUM</text:span> will do no good. The cleanup thread instead merely does an <text:span text:style-name="Teletype">ANALYZE</text:span> on these tables to update the statistics in <text:span text:style-name="Teletype">pg_statistics</text:span>. </text:p>
      <text:p text:style-name="P154"><text:span text:style-name="Teletype">-p </text:span><text:span text:style-name="Teletype"><text:span text:style-name="T1">PID filename</text:span></text:span></text:p>
      <text:p text:style-name="P157"><text:span text:style-name="Teletype">pid_file</text:span> contains the filename in which the PID (process ID) of the slon is stored. </text:p>
      <text:p text:style-name="P157">This may make it easier to construct scripts to monitor multiple slon processes running on a single host. </text:p>
      <text:p text:style-name="P154"><text:span text:style-name="Teletype">-f </text:span><text:span text:style-name="Teletype"><text:span text:style-name="T1">config file</text:span></text:span></text:p>
      <text:p text:style-name="P157">File from which to read slon configuration. </text:p>
      <text:p text:style-name="P157">This configuration is discussed further in <text:a xlink:type="simple" xlink:href="http://slony.info/documentation/1.2/runtime-config.html">Slon Run-time Configuration</text:a>. If there are to be a complex set of configuration parameters, or if there are parameters you do not wish to be visible in the process environment variables (such as passwords), it may be convenient to draw many or all parameters from a configuration file. You might either put common parameters for all slon processes in a commonly-used configuration file, allowing the command line to specify little other than the connection info. Alternatively, you might create a configuration file for each node.</text:p>
      <text:p text:style-name="P154"><text:span text:style-name="Teletype">-a </text:span><text:span text:style-name="Teletype"><text:span text:style-name="T1">archive directory</text:span></text:span></text:p>
      <text:p text:style-name="P157"><text:span text:style-name="Teletype">archive_dir</text:span> indicates a directory in which to place a sequence of <text:span text:style-name="Teletype">SYNC</text:span> archive files for use in <text:a xlink:type="simple" xlink:href="http://slony.info/documentation/1.2/logshipping.html">log shipping</text:a> mode. </text:p>
      <text:p text:style-name="P154"><text:span text:style-name="Teletype">-x </text:span><text:span text:style-name="Teletype"><text:span text:style-name="T1">command to run on log archive</text:span></text:span></text:p>
      <text:p text:style-name="P157"><text:span text:style-name="Teletype">command_on_logarchive</text:span> indicates a command to be run each time a SYNC file is successfully generated. </text:p>
      <text:p text:style-name="P157">See more details on <text:a xlink:type="simple" xlink:href="http://slony.info/documentation/1.2/slon-archive-logging.html#SLON-CONFIG-COMMAND-ON-LOGARCHIVE">slon_conf_command_on_log_archive</text:a>.</text:p>
      <text:p text:style-name="P154"><text:span text:style-name="Teletype">-q </text:span><text:span text:style-name="Teletype"><text:span text:style-name="T1">quit based on SYNC provider </text:span></text:span></text:p>
      <text:p text:style-name="P157"><text:soft-page-break/><text:span text:style-name="Teletype">quit_sync_provider</text:span> indicates which provider's worker thread should be watched in order to terminate after a certain event. This must be used in conjunction with the <text:span text:style-name="Teletype">-r</text:span> option below... </text:p>
      <text:p text:style-name="P157">This allows you to have a slon stop replicating after a certain point. </text:p>
      <text:p text:style-name="P154"><text:span text:style-name="Teletype">-r </text:span><text:span text:style-name="Teletype"><text:span text:style-name="T1">quit at event number </text:span></text:span></text:p>
      <text:p text:style-name="P157"><text:span text:style-name="Teletype">quit_sync_finalsync</text:span> indicates the event number after which the remote worker thread for the provider above should terminate. This must be used in conjunction with the <text:span text:style-name="Teletype">-q</text:span> option above... </text:p>
      <text:p text:style-name="P154"><text:span text:style-name="Teletype">-l </text:span><text:span text:style-name="Teletype"><text:span text:style-name="T1">lag interval </text:span></text:span></text:p>
      <text:p text:style-name="P157"><text:span text:style-name="Teletype">lag_interval</text:span> indicates an interval value such as <text:span text:style-name="Teletype">3 minutes </text:span>or <text:span text:style-name="Teletype">4 hours </text:span>or <text:span text:style-name="Teletype">2 days </text:span>that indicates that this node is to lag its providers by the specified interval of time. This causes events to be ignored until they reach the age corresponding to the interval. </text:p>
      <table:table table:name="Tabela15" table:style-name="Tabela15">
        <table:table-column table:style-name="Tabela15.A"/>
        <table:table-row>
          <table:table-cell table:style-name="Tabela15.A1" office:value-type="string">
            <text:p text:style-name="P190">Warning</text:p>
          </table:table-cell>
        </table:table-row>
        <table:table-row>
          <table:table-cell table:style-name="Tabela15.A2" office:value-type="string">
            <text:p text:style-name="P191">There is a concommittant downside to this lag; events that require all nodes to synchronize, as typically happens with <text:a xlink:type="simple" xlink:href="http://slony.info/documentation/1.2/stmtfailover.html">SLONIK FAILOVER</text:a> and <text:a xlink:type="simple" xlink:href="http://slony.info/documentation/1.2/stmtmoveset.html">SLONIK MOVE SET</text:a>, will have to wait for this lagging node. </text:p>
            <text:p text:style-name="P191">That might not be ideal behaviour at failover time, or at the time when you want to run <text:a xlink:type="simple" xlink:href="http://slony.info/documentation/1.2/stmtddlscript.html">SLONIK EXECUTE SCRIPT</text:a>. </text:p>
          </table:table-cell>
        </table:table-row>
      </table:table>
      <text:h text:style-name="Heading_20_2" text:outline-level="2"><text:bookmark text:name="AEN8599"/>Exit Status</text:h>
      <text:p text:style-name="Text_20_body">slon returns 0 to the shell if it finished normally. It returns via <text:span text:style-name="Source_20_Text">exit(-1)</text:span> (which will likely provide a return value of either 127 or 255, depending on your system) if it encounters any fatal erro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ACRONYM" style:family="text"/>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bamar FS</meta:initial-creator>
    <meta:creation-date>2011-04-29T11:33:27</meta:creation-date>
    <dc:date>2011-04-29T11:42:36</dc:date>
    <dc:creator>Ribamar FS</dc:creator>
    <meta:editing-duration>PT00H09M10S</meta:editing-duration>
    <meta:editing-cycles>14</meta:editing-cycles>
    <meta:generator>BrOffice.org/3.2$Linux OpenOffice.org_project/320m12$Build-9483</meta:generator>
    <meta:document-statistic meta:table-count="15" meta:image-count="2" meta:object-count="0" meta:page-count="162" meta:paragraph-count="3723" meta:word-count="69109" meta:character-count="422174"/>
  </office:meta>
</office:document-meta>
</file>